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quot;docs-Calibri&quot;" svg:font-family="&quot;docs-Calibri&quot;"/>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26pt"/>
    </style:style>
    <style:style style:name="co2" style:family="table-column">
      <style:table-column-properties fo:break-before="auto" style:column-width="424.54pt"/>
    </style:style>
    <style:style style:name="co3" style:family="table-column">
      <style:table-column-properties fo:break-before="auto" style:column-width="75pt"/>
    </style:style>
    <style:style style:name="co4" style:family="table-column">
      <style:table-column-properties fo:break-before="auto" style:column-width="54.06pt"/>
    </style:style>
    <style:style style:name="co5" style:family="table-column">
      <style:table-column-properties fo:break-before="auto" style:column-width="59.05pt"/>
    </style:style>
    <style:style style:name="co6" style:family="table-column">
      <style:table-column-properties fo:break-before="auto" style:column-width="82.2pt"/>
    </style:style>
    <style:style style:name="co7" style:family="table-column">
      <style:table-column-properties fo:break-before="auto" style:column-width="147.06pt"/>
    </style:style>
    <style:style style:name="co8" style:family="table-column">
      <style:table-column-properties fo:break-before="auto" style:column-width="75.71pt"/>
    </style:style>
    <style:style style:name="co9" style:family="table-column">
      <style:table-column-properties fo:break-before="auto" style:column-width="43.94pt"/>
    </style:style>
    <style:style style:name="co10" style:family="table-column">
      <style:table-column-properties fo:break-before="auto" style:column-width="72.79pt"/>
    </style:style>
    <style:style style:name="co11" style:family="table-column">
      <style:table-column-properties fo:break-before="auto" style:column-width="24.49pt"/>
    </style:style>
    <style:style style:name="co12" style:family="table-column">
      <style:table-column-properties fo:break-before="auto" style:column-width="180.14pt"/>
    </style:style>
    <style:style style:name="co13" style:family="table-column">
      <style:table-column-properties fo:break-before="auto" style:column-width="261.64pt"/>
    </style:style>
    <style:style style:name="co14" style:family="table-column">
      <style:table-column-properties fo:break-before="auto" style:column-width="169.34pt"/>
    </style:style>
    <style:style style:name="co15" style:family="table-column">
      <style:table-column-properties fo:break-before="auto" style:column-width="366.8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2">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PageStyle_5f_Sheet4">
      <style:table-properties table:display="true" style:writing-mode="lr-tb"/>
    </style:style>
    <style:style style:name="ta4" style:family="table" style:master-page-name="PageStyle_5f_actual_5f_data">
      <style:table-properties table:display="true" style:writing-mode="lr-tb"/>
    </style:style>
    <style:style style:name="ta5" style:family="table" style:master-page-name="PageStyle_5f_data_5f_descp">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8"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8" table:default-cell-style-name="Default"/>
        <table:table-column table:style-name="co10" table:number-columns-repeated="998" table:default-cell-style-name="Default"/>
        <table:table-row table:style-name="ro1">
          <table:table-cell table:style-name="ce1" office:value-type="string" calcext:value-type="string">
            <text:p>ID</text:p>
          </table:table-cell>
          <table:table-cell table:style-name="ce3" office:value-type="string" calcext:value-type="string">
            <text:p>Text</text:p>
          </table:table-cell>
          <table:table-cell table:style-name="ce1" office:value-type="string" calcext:value-type="string">
            <text:p>ContainsCode</text:p>
          </table:table-cell>
          <table:table-cell table:style-name="ce1" office:value-type="string" calcext:value-type="string">
            <text:p>CodeList</text:p>
          </table:table-cell>
          <table:table-cell table:style-name="ce1" office:value-type="string" calcext:value-type="string">
            <text:p>Keywords</text:p>
          </table:table-cell>
          <table:table-cell table:style-name="ce1" office:value-type="string" calcext:value-type="string">
            <text:p>LLM_ContainsCode</text:p>
          </table:table-cell>
          <table:table-cell table:style-name="ce1" office:value-type="string" calcext:value-type="string">
            <text:p>LLM_CodeList</text:p>
          </table:table-cell>
          <table:table-cell table:number-columns-repeated="1017"/>
        </table:table-row>
        <table:table-row table:style-name="ro1">
          <table:table-cell table:style-name="ce2" office:value-type="float" office:value="1" calcext:value-type="float">
            <text:p>1</text:p>
          </table:table-cell>
          <table:table-cell table:style-name="ce4" office:value-type="string" calcext:value-type="string">
            <text:p>Test-driven development (TDD) is a software development approach where tests are written before the actual code. This approach ensures that the software behaves as expected, reducing the number of bugs and improving the quality of the software. A typical TDD cycle involves writing a failing test, writing code to make the test pass, and then refactoring the code to improve its structure. Here's a simple example of TDD in Java. @Test public void testAdd() { Calculator calculator = new Calculator(); int result = calculator.add(2, 3); assertEquals(5, result);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5" office:value-type="string" calcext:value-type="string">
            <text:p>@Test public void testAdd() { Calculator calculator = new Calculator(); int result = calculator.add(2, 3); assertEquals(5, result); }</text:p>
          </table:table-cell>
          <table:table-cell table:number-columns-repeated="1017"/>
        </table:table-row>
        <table:table-row table:style-name="ro1">
          <table:table-cell table:style-name="ce2" office:value-type="float" office:value="2" calcext:value-type="float">
            <text:p>2</text:p>
          </table:table-cell>
          <table:table-cell table:style-name="ce4" office:value-type="string" calcext:value-type="string">
            <text:p>Software development is an exciting field that is constantly evolving and growing. It is a process of designing, specifying, programming, testing, and bug fixing involved in creating and maintaining applications, frameworks, and other software components. Software development involves numerous steps and processes, all of which are aimed at the successful completion of a particular software product.</text:p>
            <text:p>Software development methodologies are important as they help structure the development process. For example, the Agile methodology is a popular approach, allowing for changes to be made and new features to be added throughout the development process. This approach breaks the product into small incremental builds, which are provided in iter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 calcext:value-type="float">
            <text:p>3</text:p>
          </table:table-cell>
          <table:table-cell table:style-name="ce4" office:value-type="string" calcext:value-type="string">
            <text:p>The development process often starts with a concept, then moves to a specific set of requirements. Then there's the coding phase where the software is actually written. This phase often involves a lot of debugging and testing. For example, in Java we might use a simple loop to iterate through an array and print out each element. Consider the following example:</text:p>
            <text:p>for(int i = 0 i &lt; arr.length i++) System.out.println(arr[i]);</text:p>
            <text:p>The code above will print each element in an array to the console. After the coding phase, there's typically a testing phase to ensure everything is working correctl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5" office:value-type="string" calcext:value-type="string">
            <text:p>for(int i = 0 i &lt; arr.length i++) System.out.println(arr[i]);</text:p>
          </table:table-cell>
          <table:table-cell table:number-columns-repeated="1017"/>
        </table:table-row>
        <table:table-row table:style-name="ro1">
          <table:table-cell table:style-name="ce2" office:value-type="float" office:value="5" calcext:value-type="float">
            <text:p>5</text:p>
          </table:table-cell>
          <table:table-cell table:style-name="ce4" office:value-type="string" calcext:value-type="string">
            <text:p>In the world of software development, languages such as Python have gained popularity due to their simplicity and versatility. Python is a high-level programming language, with applications in numerous areas, including web development, machine learning, data analysis, and artificial intelligence.</text:p>
            <text:p>Python has a simple, easy-to-learn syntax which emphasizes readability and therefore reduces the cost of program maintenance. Python also supports modules and packages, encouraging program modularity and code reu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 calcext:value-type="float">
            <text:p>6</text:p>
          </table:table-cell>
          <table:table-cell table:style-name="ce4" office:value-type="string" calcext:value-type="string">
            <text:p>There are many tools and frameworks available to software developers that can make the development process more efficient and enjoyable. For example, frameworks like React.js in JavaScript allow developers to build complex user interfaces with reusable components.</text:p>
            <text:p>In React.js, we might create a simple component like this:</text:p>
            <text:p>class App extends React.Component render() return &lt;h1&gt;Hello, world!&lt;/h1&gt;;</text:p>
            <text:p>This code defines a new React component called App, which renders a single &lt;h1&gt; element with the text '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5" office:value-type="string" calcext:value-type="string">
            <text:p>class App extends React.Component render() return &lt;h1&gt;Hello, world!&lt;/h1&gt;;</text:p>
          </table:table-cell>
          <table:table-cell table:number-columns-repeated="1017"/>
        </table:table-row>
        <table:table-row table:style-name="ro1">
          <table:table-cell table:style-name="ce2" office:value-type="float" office:value="7" calcext:value-type="float">
            <text:p>7</text:p>
          </table:table-cell>
          <table:table-cell table:style-name="ce4" office:value-type="string" calcext:value-type="string">
            <text:p>In the world of software development, the most crucial aspect is problem-solving. You see, when you're developing a software, you're essentially providing a solution to a problem. Whether it's creating a new feature for an app, fixing a bug, or improving the efficiency of a system, you're solving a problem. However, problem-solving is easier said than done. It requires a solid understanding of the problem, a clear vision of the solution, and an effective strategy to get from the problem to the solution. </text:p>
            <text:p/>
            <text:p>Now, let's take a look at an example of problem-solving in action. Let's say you're working on a web app and you need to implement a feature that allows users to upload their photos. You could use JavaScript for this. Here, let me show you how you could code this in JavaScript. var input = document.createElement('input'); input.type = 'file'; input.onchange = e =&gt; { let file = e.target.files[0]; }; document.body.appendChild(input); </text:p>
            <text:p/>
            <text:p>To solve the problem, you first need to understand what the user needs. They want to upload their photos, so you need to provide them with a way to do that. Then, you need to figure out how to implement this feature. In this case, you need to create an input element of type 'file' and add an 'onchange' event listener to it. When the user selects a file, this event listener will be triggered and the selected file will be stored in the 'file' variable. Finally, you append the input element to the body of the document. And there you have it, a simple solution to a common problem in web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5" office:value-type="string" calcext:value-type="string">
            <text:p>var input = document.createElement('input');</text:p>
            <text:p>input.type = 'file';</text:p>
            <text:p>input.onchange = e =&gt; {</text:p>
            <text:p>    let file = e.target.files[0];</text:p>
            <text:p>};</text:p>
            <text:p>document.body.appendChild(input);</text:p>
          </table:table-cell>
          <table:table-cell table:number-columns-repeated="1017"/>
        </table:table-row>
        <table:table-row table:style-name="ro1">
          <table:table-cell table:style-name="ce2" office:value-type="float" office:value="8" calcext:value-type="float">
            <text:p>8</text:p>
          </table:table-cell>
          <table:table-cell table:style-name="ce4" office:value-type="string" calcext:value-type="string">
            <text:p>Software development is an intricate process that involves various stages including planning, design, coding, testing, and maintenance. Each stage plays a crucial role in ensuring that the final product meets the requirements and expectations. The coding stage, in particular, is where the actual creation of the software occurs. This is where a programmer, using a programming language, writes the instructions that tell the computer what to do. With so many programming languages out there, it's crucial for a developer to choose the right one for the task at hand. </text:p>
            <text:p/>
            <text:p>One of the most popular and widely used programming languages is Python. Python is known for its simplicity and readability, making it a great choice for beginners. But don't let its simplicity fool you. Python is a powerful language that's used in a wide range of applications, from web development to data analysis and machine learning. So, whether you're a seasoned developer or just starting out, Python is definitely a language worth consider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 calcext:value-type="float">
            <text:p>10</text:p>
          </table:table-cell>
          <table:table-cell table:style-name="ce4" office:value-type="string" calcext:value-type="string">
            <text:p>In the realm of software development, one often overlooked but incredibly important aspect is code readability. Readable code is easier to maintain, debug and understand. This not only helps the developer who wrote the code but also other developers who may work on the project in the future. </text:p>
            <text:p/>
            <text:p>One way to improve code readability is by properly organizing and structuring your code. This can be done by following certain coding conventions and standards, using meaningful variable and function names, commenting your code, and so on. Another way to improve readability is by using a programming language that naturally promotes readability, like Python. Python's syntax is designed to be clear and intuitive, making it a great choice for writing readable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 calcext:value-type="float">
            <text:p>13</text:p>
          </table:table-cell>
          <table:table-cell table:style-name="ce4" office:value-type="string" calcext:value-type="string">
            <text:p>There are many different ways to approach software development. Some developers prefer to work in a structured, waterfall-like process, where every phase of the project is carefully planned out before any code is written. Others prefer a more agile approach, where the project is divided into smaller, manageable tasks that can be completed in a shorter time fr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 calcext:value-type="float">
            <text:p>14</text:p>
          </table:table-cell>
          <table:table-cell table:style-name="ce4" office:value-type="string" calcext:value-type="string">
            <text:p>In the world of software development, testing is a crucial step that shouldn't be overlooked. It's important to ensure that your code works as expected and doesn't contain any bugs. One way to do this is by writing unit tests. Here's an example of a simple unit test in Python. </text:p>
            <text:p>def test_add():</text:p>
            <text:p>assert add(2, 3) == 5</text:p>
            <text:p>This test checks if the add function returns the correct result when adding 2 and 3.</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test_add():</text:p>
            <text:p>    assert add(2, 3) == 5</text:p>
          </table:table-cell>
          <table:table-cell table:number-columns-repeated="1017"/>
        </table:table-row>
        <table:table-row table:style-name="ro1">
          <table:table-cell table:style-name="ce2" office:value-type="float" office:value="15" calcext:value-type="float">
            <text:p>15</text:p>
          </table:table-cell>
          <table:table-cell table:style-name="ce4" office:value-type="string" calcext:value-type="string">
            <text:p>One of the most important aspects of software development is problem-solving. When faced with a challenging problem, it's crucial to break it down into smaller, manageable tasks. This approach, known as divide and conquer, can make complex problems much easier to hand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 calcext:value-type="float">
            <text:p>18</text:p>
          </table:table-cell>
          <table:table-cell table:style-name="ce4" office:value-type="string" calcext:value-type="string">
            <text:p>Agile methodology is a type of project management process, mainly used for software development, where demands and solutions evolve through the collaborative effort of self-organizing and cross-functional teams. The Agile Manifesto introduces the concept of 'Responding to change over following a plan'. </text:p>
            <text:p/>
            <text:p>One way to respond to change is to write tests that ensure the software continues to work as expected as it changes. For example, in Python, one might write a test like this: def test_add(): assert add(2, 3) == 5 </text:p>
            <text:p/>
            <text:p>This test would check that an 'add' function correctly adds two numb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test_add():</text:p>
            <text:p>    assert add(2, 3) == 5</text:p>
          </table:table-cell>
          <table:table-cell table:number-columns-repeated="1017"/>
        </table:table-row>
        <table:table-row table:style-name="ro1">
          <table:table-cell table:style-name="ce2" office:value-type="float" office:value="19" calcext:value-type="float">
            <text:p>19</text:p>
          </table:table-cell>
          <table:table-cell table:style-name="ce4" office:value-type="string" calcext:value-type="string">
            <text:p>Software developers use different types of databases according to their requirements. SQL databases are traditional databases that use structured query language for defining and manipulating the data. On the other hand, NoSQL databases are a modern approach that can store and retrieve data as key-value pairs, wide-column, graph, or document data. </text:p>
            <text:p/>
            <text:p>In software development, it's crucial to choose the right database type based on the application's requirements, the data structure, and the scale of data to be manag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 calcext:value-type="float">
            <text:p>21</text:p>
          </table:table-cell>
          <table:table-cell table:style-name="ce4" office:value-type="string" calcext:value-type="string">
            <text:p>Software Development is a process that involves multiple stages. The first stage often involves designing the software, which could be done using a flowchart or a UML diagram. The second stage is coding, which is done using a suitable programming language. </text:p>
            <text:p/>
            <text:p>One such language is Java, where you might see code like this: public class HelloWorld { public static void main(String[] args) { System.out.println('Hello, World'); } } </text:p>
            <text:p/>
            <text:p>The final stages often include testing, deployment, and mainten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22" calcext:value-type="float">
            <text:p>22</text:p>
          </table:table-cell>
          <table:table-cell table:style-name="ce4" office:value-type="string" calcext:value-type="string">
            <text:p>APIs, or Application Programming Interfaces, are sets of rules and protocols that allow one software application to interact with another. They enable software applications to communicate and share data with each other. </text:p>
            <text:p/>
            <text:p>For instance, a developer might use the Fetch API to retrieve data from a server. They could write something like this in JavaScript: fetch('https://api.example.com/data') .then(response =&gt; response.json()) .then(data =&gt; console.log(data)); </text:p>
            <text:p/>
            <text:p>This code retrieves data from 'https://api.example.com/data' and logs it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etch('https://api.example.com/data')</text:p>
            <text:p>  .then(response =&gt; response.json())</text:p>
            <text:p>  .then(data =&gt; console.log(data));</text:p>
          </table:table-cell>
          <table:table-cell table:number-columns-repeated="1017"/>
        </table:table-row>
        <table:table-row table:style-name="ro1">
          <table:table-cell table:style-name="ce2" office:value-type="float" office:value="23" calcext:value-type="float">
            <text:p>23</text:p>
          </table:table-cell>
          <table:table-cell table:style-name="ce4" office:value-type="string" calcext:value-type="string">
            <text:p>Software testing is a critical stage in the software development process. It involves executing a program or application with the intent of finding software bugs. It can also verify that the software functions as expected. </text:p>
            <text:p/>
            <text:p>There are two main types of testing: manual testing and automated testing. Manual testing is performed by a human sitting in front of a computer, carefully executing the test steps. Automated Testing, on the other hand, uses automation tools to execute the test case suit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5" calcext:value-type="float">
            <text:p>25</text:p>
          </table:table-cell>
          <table:table-cell table:style-name="ce4" office:value-type="string" calcext:value-type="string">
            <text:p>In software development, debugging is the routine process of locating and removing computer program bugs, errors, or abnormalities. Debugging tactics can involve interactive debugging, control flow analysis, unit testing, integration testing, log file analysis, and monitoring at the application or system level. </text:p>
            <text:p/>
            <text:p>Debugging is crucial for ensuring that the software doesn't have any issues that would affect the user's experience or the software's functiona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7" calcext:value-type="float">
            <text:p>27</text:p>
          </table:table-cell>
          <table:table-cell table:style-name="ce4" office:value-type="string" calcext:value-type="string">
            <text:p>Continuous integration (CI) is a coding philosophy and set of practices that drive development teams to implement small changes and check in code to version control repositories frequently. Because most modern applications require developing code in different platforms and tools, the team needs a mechanism to integrate and validate its changes. </text:p>
            <text:p/>
            <text:p>The technical goal of CI is to establish a consistent and automated way to build, package, and test applications. With consistency in the integration process in place, teams are more likely to commit code changes more frequently, which leads to better collaboration and software qua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8" calcext:value-type="float">
            <text:p>28</text:p>
          </table:table-cell>
          <table:table-cell table:style-name="ce4" office:value-type="string" calcext:value-type="string">
            <text:p>DevOps is a set of practices that combines software development (Dev) and IT operations (Ops). It aims to shorten the systems development life cycle and provide continuous delivery with high software quality. </text:p>
            <text:p/>
            <text:p>DevOps is complementary with Agile software development; several DevOps aspects came from the Agile methodology. </text:p>
            <text:p/>
            <text:p>One practice in DevOps is infrastructure as code, where infrastructure is provisioned and managed using code and software development techniques, such as version control and continuous integration. For example, in YAML, a Docker compose file might look like this: version: '3' services: web: build: . ports: - '5000:500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ersion: '3'</text:p>
            <text:p>services:</text:p>
            <text:p>  web:</text:p>
            <text:p>    build: .</text:p>
            <text:p>    ports:</text:p>
            <text:p>      - '5000:5000'</text:p>
          </table:table-cell>
          <table:table-cell table:number-columns-repeated="1017"/>
        </table:table-row>
        <table:table-row table:style-name="ro1">
          <table:table-cell table:style-name="ce2" office:value-type="float" office:value="29" calcext:value-type="float">
            <text:p>29</text:p>
          </table:table-cell>
          <table:table-cell table:style-name="ce4" office:value-type="string" calcext:value-type="string">
            <text:p>Code reviews are a crucial part of the software development process. They involve having another developer review your code to find errors, improve code quality, and share knowledge with the team. </text:p>
            <text:p/>
            <text:p>For example, a developer might submit a pull request in GitHub with their changes. The other team members can then go through the changes and provide comments and suggestions. </text:p>
            <text:p/>
            <text:p>Code reviews can help catch bugs before they're released into production, improve the overall quality of the code, and help everyone on the team learn from each o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0" calcext:value-type="float">
            <text:p>30</text:p>
          </table:table-cell>
          <table:table-cell table:style-name="ce4" office:value-type="string" calcext:value-type="string">
            <text:p>Front-end development is the practice of converting data to a graphical interface, through the use of HTML, CSS, and JavaScript, so that users can view and interact with that data. </text:p>
            <text:p/>
            <text:p>For example, a developer might use HTML to create the structure of a webpage, CSS to style it, and JavaScript to add interactivity. </text:p>
            <text:p/>
            <text:p>In HTML, you might have a structure like this: &lt;!DOCTYPE html&gt; &lt;html&gt; &lt;head&gt; &lt;title&gt;Page Title&lt;/title&gt; &lt;/head&gt; &lt;body&gt; &lt;h1&gt;This is a Heading&lt;/h1&gt; &lt;p&gt;This is a paragraph.&lt;/p&gt; &lt;/body&gt; &lt;/html&g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DOCTYPE html&gt;</text:p>
            <text:p>&lt;html&gt;</text:p>
            <text:p>&lt;head&gt;</text:p>
            <text:p>  &lt;title&gt;Page Title&lt;/title&gt;</text:p>
            <text:p>&lt;/head&gt;</text:p>
            <text:p>&lt;body&gt;</text:p>
            <text:p>  &lt;h1&gt;This is a Heading&lt;/h1&gt;</text:p>
            <text:p>  &lt;p&gt;This is a paragraph.&lt;/p&gt;</text:p>
            <text:p>&lt;/body&gt;</text:p>
            <text:p>&lt;/html&gt;</text:p>
          </table:table-cell>
          <table:table-cell table:number-columns-repeated="1017"/>
        </table:table-row>
        <table:table-row table:style-name="ro1">
          <table:table-cell table:style-name="ce2" office:value-type="float" office:value="31" calcext:value-type="float">
            <text:p>31</text:p>
          </table:table-cell>
          <table:table-cell table:style-name="ce4" office:value-type="string" calcext:value-type="string">
            <text:p>In software development, the term 'full-stack' refers to a developer who can work on both the front-end and back-end parts of an application. The front-end is the part that users interact with and the back-end is the part that handles the logic, database interactions, user authentication, server configuration, and more. </text:p>
            <text:p/>
            <text:p>Full-stack developers need to be proficient in multiple programming languages, as well as HTML and CSS. They also need to understand server, network, and hosting environments; databases and ORMs; and how to interact with API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3" calcext:value-type="float">
            <text:p>33</text:p>
          </table:table-cell>
          <table:table-cell table:style-name="ce4" office:value-type="string" calcext:value-type="string">
            <text:p>Software development is not just about writing code, it also involves understanding the problem you are trying to solve and how your application can solve that problem. </text:p>
            <text:p/>
            <text:p>The process involves several stages, starting from understanding the requirements, designing the software, coding the software, testing the software, and finally deploying the software. Each stage requires a different set of skills, but all are necessary for a successful softwar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 calcext:value-type="float">
            <text:p>34</text:p>
          </table:table-cell>
          <table:table-cell table:style-name="ce4" office:value-type="string" calcext:value-type="string">
            <text:p>Software development is a complex and often complicated process. It involves planning, designing, coding, testing, and finally launching. Oftentimes, developers use languages like Java for their applications. For instance, a basic 'Hello, World!' program in Java would look like public class HelloWorld { public static void main(String[] args) { System.out.println('Hello, World!'); } }.</text:p>
            <text:p/>
            <text:p>Developers must also be proficient in troubleshooting and debugging their code, as there are often bugs and errors that crop up during the development proces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35" calcext:value-type="float">
            <text:p>35</text:p>
          </table:table-cell>
          <table:table-cell table:style-name="ce4" office:value-type="string" calcext:value-type="string">
            <text:p>Software development is a fascinating field. It's a field where one can literally transform an idea into reality with just a computer and some coding knowledge. For instance, in JavaScript, a basic function to add two numbers would look like function add(a, b) { return a + b; }.</text:p>
            <text:p/>
            <text:p>The joy of watching your code come to life and do what it's supposed to do can be immensely satisfying. It's a field that is not only intellectually stimulating but also offers a high degree of flexibility and freedo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36" calcext:value-type="float">
            <text:p>36</text:p>
          </table:table-cell>
          <table:table-cell table:style-name="ce4" office:value-type="string" calcext:value-type="string">
            <text:p>Software development is a complex process that involves various stages such as requirement gathering, software design, programming, testing, and maintenance. These stages are collectively known as the software development life cycle (SDLC).</text:p>
            <text:p/>
            <text:p>The SDLC is not a rigid set of rules, but rather a guideline for how to develop software in a systematic, organized way. The goal is to produce high-quality software that meets or exceeds customer expectations, reaches completion within times and cost estimates, and is maintain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 calcext:value-type="float">
            <text:p>37</text:p>
          </table:table-cell>
          <table:table-cell table:style-name="ce4" office:value-type="string" calcext:value-type="string">
            <text:p>Software development is a process of writing and maintaining source code, but it involves much more than that. It includes the process of creating the conceptual framework for a software project, writing the actual code, testing the software, and making sure that it runs as efficiently as possible.</text:p>
            <text:p/>
            <text:p>In C++, we could write a simple 'Hello, World!' program like this, #include &lt;iostream&gt; using namespace std; int main() { cout &lt;&lt; 'Hello, World!';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
            <text:p>int main() {</text:p>
            <text:p>    cout &lt;&lt; 'Hello, World!';</text:p>
            <text:p>    return 0;</text:p>
            <text:p>}</text:p>
          </table:table-cell>
          <table:table-cell table:number-columns-repeated="1017"/>
        </table:table-row>
        <table:table-row table:style-name="ro1">
          <table:table-cell table:style-name="ce2" office:value-type="float" office:value="38" calcext:value-type="float">
            <text:p>38</text:p>
          </table:table-cell>
          <table:table-cell table:style-name="ce4" office:value-type="string" calcext:value-type="string">
            <text:p>Software development is a creative process. It's about creating something from nothing, or from a simple idea. It's about problem-solving, about figuring out how to make things work, how to make them efficient, and how to make them user-friendly.</text:p>
            <text:p/>
            <text:p>It's about understanding the needs of the user, and designing software to meet those needs. It's about planning, testing, and refining. And it's about working as part of a team to create something that's greater than the sum of its par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 calcext:value-type="float">
            <text:p>40</text:p>
          </table:table-cell>
          <table:table-cell table:style-name="ce4" office:value-type="string" calcext:value-type="string">
            <text:p>In software development, it's critical to identify the problem you're trying to solve before you start coding. The first step in any software development project should be to gather requirements. This involves talking to stakeholders, understanding their needs, and documenting what the software needs to do.</text:p>
            <text:p/>
            <text:p>Once you have a clear understanding of the requirements, you can start designing the software. This involves creating a detailed plan of how the software will work, what features it will have, and how the user will interact with i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2" calcext:value-type="float">
            <text:p>42</text:p>
          </table:table-cell>
          <table:table-cell table:style-name="ce4" office:value-type="string" calcext:value-type="string">
            <text:p>Software development is a dynamic field. New and exciting technologies, languages, and frameworks are constantly being released, and the job of a developer does not stop at just knowing how to program. A good software developer must be able to learn new technologies quickly, solve complex problems, and work well in teams.</text:p>
            <text:p/>
            <text:p>The work of a software developer does not stop at writing code. They also need to understand the business or user requirements, design the software to meet these requirements, test the software thoroughly, and then release it to the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4" calcext:value-type="float">
            <text:p>44</text:p>
          </table:table-cell>
          <table:table-cell table:style-name="ce4" office:value-type="string" calcext:value-type="string">
            <text:p>Software development is an iterative process often characterized by the phrase 'release early, release often.' Rapid releases can help improve software quality by adding new features more quickly, identifying and fixing bugs more quickly, and responding to user feedback more swiftly.</text:p>
            <text:p/>
            <text:p>Following the principles of agile development can help ensure a more productive and efficient software development process. Agile development emphasizes flexibility, collaboration, and customer satisfa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6" calcext:value-type="float">
            <text:p>46</text:p>
          </table:table-cell>
          <table:table-cell table:style-name="ce4" office:value-type="string" calcext:value-type="string">
            <text:p>Software development involves a series of steps to create software applications. These steps can include brainstorming and planning, analysis of requirements, designing the solution, coding, testing, and maintenance.</text:p>
            <text:p/>
            <text:p>Throughout the development process, developers must keep the needs of the user in mind. This means designing software that is easy to use, meets the needs of the user, and provides a positive user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8" calcext:value-type="float">
            <text:p>48</text:p>
          </table:table-cell>
          <table:table-cell table:style-name="ce4" office:value-type="string" calcext:value-type="string">
            <text:p>There's a lot more to software development than just writing code, though. It's also about understanding the problem you're trying to solve, designing a solution that meets the needs of the user, and testing that solution to ensure it works as expected. This process is often iterative, with developers refining their code based on feedback and testing results. It's not uncommon for a piece of software to go through multiple iterations before it's released. Even then, it's likely to be updated and improved over time. This is one of the things that makes software development such a dynamic and interesting field to work 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0" calcext:value-type="float">
            <text:p>50</text:p>
          </table:table-cell>
          <table:table-cell table:style-name="ce4" office:value-type="string" calcext:value-type="string">
            <text:p>In software development, it's not just about what you do, but how you do it. The methodologies and practices you adopt can have a significant impact on the quality of your code and the efficiency of your development process. One popular approach is Agile, which promotes iterative development and encourages flexibility and adaptability. Another is Test-Driven Development (TDD), where developers write tests for their code before they write the code itself. This helps to ensure that the code is correct and performs as expec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 calcext:value-type="float">
            <text:p>51</text:p>
          </table:table-cell>
          <table:table-cell table:style-name="ce4" office:value-type="string" calcext:value-type="string">
            <text:p>The world of software development is vast and varied, with many different languages, tools, and techniques to choose from. Some developers prefer to use Python for its simplicity and readability, while others might prefer Java for its robustness and versatility. For example, a simple Python program to print 'Hello, world!' would be print Hello, world!. Regardless of the language you choose, the most important thing is to understand the principles of good software development and to constantly strive to improve your skills and knowled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52" calcext:value-type="float">
            <text:p>52</text:p>
          </table:table-cell>
          <table:table-cell table:style-name="ce4" office:value-type="string" calcext:value-type="string">
            <text:p>Software development is a constantly evolving field, with new technologies and techniques being introduced all the time. This makes it an exciting area to work in, but it can also be challenging to keep up with the rapid pace of change. One way to stay current is to continuously learn and explore new things. This might involve attending conferences, reading blogs, or taking online courses. It's also important to practice what you learn, as this is often the best way to solidify your understan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 calcext:value-type="float">
            <text:p>53</text:p>
          </table:table-cell>
          <table:table-cell table:style-name="ce4" office:value-type="string" calcext:value-type="string">
            <text:p>In recent years, there's been a trend towards more efficient and streamlined development processes. This has been driven by the need for faster delivery times and higher-quality software. One way this is being achieved is through the use of Continuous Integration/Continuous Deployment (CI/CD) pipelines. These are automated processes that build, test, and deploy software whenever changes are made. For example, a basic pipeline configuration in YAML might look like pipeline, stages, build, test, deploy. This approach helps to catch issues early and reduce the time it takes to get software into the hands of us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54" calcext:value-type="float">
            <text:p>54</text:p>
          </table:table-cell>
          <table:table-cell table:style-name="ce4" office:value-type="string" calcext:value-type="string">
            <text:p>Software development is not just about writing code. It's also about solving problems, and to do that effectively, you need to understand the problem you're trying to solve. This involves gathering requirements, analyzing the problem, and designing a solution. It also involves understanding the user and their needs, as they're ultimately the ones who will be using the software. This understanding is crucial in ensuring that the software is usable and meets the user's nee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 calcext:value-type="float">
            <text:p>56</text:p>
          </table:table-cell>
          <table:table-cell table:style-name="ce4" office:value-type="string" calcext:value-type="string">
            <text:p>A key aspect of software development is debugging. This is the process of finding and fixing errors in your code. These errors, or bugs, can cause your program to behave in unexpected ways, or to crash entirely. Debugging can be a challenging process, but it's also a crucial one. It's through debugging that you learn to write better, more reliable code. There are many tools and techniques available to help with debugging, from simple print statements to more sophisticated debugging too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 calcext:value-type="float">
            <text:p>57</text:p>
          </table:table-cell>
          <table:table-cell table:style-name="ce4" office:value-type="string" calcext:value-type="string">
            <text:p>Software development is a wide-ranging field, encompassing everything from web development to game development, from system software to application software. Each area has its own unique challenges and requirements, and requires a different set of skills and tools. For example, developing a web application might require knowledge of HTML, CSS, and JavaScript, while developing a mobile application might require knowledge of Java or Swift. But regardless of the specific area, the fundamental principles of good software development remain the s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9" calcext:value-type="float">
            <text:p>59</text:p>
          </table:table-cell>
          <table:table-cell table:style-name="ce4" office:value-type="string" calcext:value-type="string">
            <text:p>When it comes to software development, one of the most important things is to write clean, understandable code. This makes it easier for other developers to understand and maintain your code, and it makes it easier for you to understand your own code when you come back to it later on. There are many ways to achieve this, from using meaningful variable names to writing clear and concise comments. It's also important to follow the conventions and best practices of the language you're using. This not only makes your code easier to understand, but it also helps to prevent bugs and err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 calcext:value-type="float">
            <text:p>60</text:p>
          </table:table-cell>
          <table:table-cell table:style-name="ce4" office:value-type="string" calcext:value-type="string">
            <text:p>As software developers, we're always looking for ways to improve our skills and become better at what we do. One of the ways we can do this is by learning from others. This could involve reading code written by other developers, participating in code reviews, or contributing to open-source projects. There's always something new to learn, and there's always room for improvement. For instance, in Rust, a simple 'Hello, world!' program might be written as fn main, println Hello, world!. Even though this is a simple example, it demonstrates some of the key features of Rust, such as its safety guarantees and its focus on perform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61" calcext:value-type="float">
            <text:p>61</text:p>
          </table:table-cell>
          <table:table-cell table:style-name="ce4" office:value-type="string" calcext:value-type="string">
            <text:p>Software development is a rewarding field, but it can also be challenging. There are always new problems to solve, new technologies to learn, and new techniques to master. But with these challenges come opportunities for growth and learning. Every problem you solve, every bug you fix, and every project you complete is an opportunity to learn and improve. And at the end of the day, there's nothing quite like the satisfaction of seeing your code come to life and knowing that you've created something usefu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3" calcext:value-type="float">
            <text:p>63</text:p>
          </table:table-cell>
          <table:table-cell table:style-name="ce4" office:value-type="string" calcext:value-type="string">
            <text:p>The software development process can be complex and multi-faceted. It typically starts with a concept or idea, then moves into the design phase, followed by coding, testing, and finally deployment. </text:p>
            <text:p/>
            <text:p>There's a lot that goes into each step. For example, in the design phase, developers often use UML diagrams to plan out the system architecture before they begin coding. </text:p>
            <text:p/>
            <text:p>There's no one-size-fits-all approach to software development, and different teams and projects may require different methodologies, like Agile or Waterfal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 calcext:value-type="float">
            <text:p>65</text:p>
          </table:table-cell>
          <table:table-cell table:style-name="ce4" office:value-type="string" calcext:value-type="string">
            <text:p>Understanding the user's needs is a fundamental part of software development. Developers need to be able to translate user requirements into functional software. </text:p>
            <text:p/>
            <text:p>In addition to writing code, developers also need to be skilled at debugging and troubleshooting. When a bug is found, developers need to be able to quickly and efficiently identify the source of the problem and implement a solution. </text:p>
            <text:p/>
            <text:p>Bugs can originate from many different sources, including logic errors in the code, unexpected user input, or even hardware failures. Regardless of the source, developers must be equipped to handle these issues promptly and professional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 calcext:value-type="float">
            <text:p>66</text:p>
          </table:table-cell>
          <table:table-cell table:style-name="ce4" office:value-type="string" calcext:value-type="string">
            <text:p>Software development is often a collaborative effort. Developers frequently work in teams, and effective communication is essential for the success of a project. </text:p>
            <text:p/>
            <text:p>Developers may need to coordinate with other teams, such as marketing or customer service, to gather user requirements or to address bugs and other issues. </text:p>
            <text:p/>
            <text:p>In addition to their technical skills, developers also need to be proficient in soft skills such as communication, teamwork, and problem-solving. These skills can be just as important as technical expertise in the success of a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 calcext:value-type="float">
            <text:p>67</text:p>
          </table:table-cell>
          <table:table-cell table:style-name="ce4" office:value-type="string" calcext:value-type="string">
            <text:p>In the world of software development, continuous learning is key. The field is constantly evolving, with new technologies, languages, and methodologies emerging all the time. </text:p>
            <text:p/>
            <text:p>Developers need to stay up-to-date with these trends to remain competitive. This may involve learning new programming languages, studying new development methodologies, or experimenting with new tools and technologies. </text:p>
            <text:p/>
            <text:p>For example, a developer might decide to learn Kotlin, a statically typed programming language for modern multiplatform applications. A basic Hello World program in Kotlin might look like this: fun main() { </text:p>
            <text:p> println("Hello, World!") </text:p>
            <text:p>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 { </text:p>
            <text:p>    println("Hello, World!") </text:p>
            <text:p>}</text:p>
          </table:table-cell>
          <table:table-cell table:number-columns-repeated="1017"/>
        </table:table-row>
        <table:table-row table:style-name="ro1">
          <table:table-cell table:style-name="ce2" office:value-type="float" office:value="68" calcext:value-type="float">
            <text:p>68</text:p>
          </table:table-cell>
          <table:table-cell table:style-name="ce4" office:value-type="string" calcext:value-type="string">
            <text:p>One of the most exciting aspects of software development is the potential for innovation. Developers often have the freedom to experiment with new ideas and technologies, and this can lead to the creation of new and exciting software solutions. </text:p>
            <text:p/>
            <text:p>In addition to creating new software, developers also often work on improving existing software. This can involve optimizing code, adding new features, or fixing bugs. </text:p>
            <text:p/>
            <text:p>Regardless of the specific task at hand, developers often find their work to be rewarding and intellectually stimula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9" calcext:value-type="float">
            <text:p>69</text:p>
          </table:table-cell>
          <table:table-cell table:style-name="ce4" office:value-type="string" calcext:value-type="string">
            <text:p>Developing software is a complex process that involves many different steps. From initial concept to final deployment, each stage of the process requires careful planning and execution. </text:p>
            <text:p/>
            <text:p>One of the first steps in the development process is requirements gathering. This involves meeting with stakeholders to determine what the software needs to do. </text:p>
            <text:p/>
            <text:p>Once the requirements have been established, the development team can begin designing the software. This often involves creating diagrams and models to help visualize the software's architec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0" calcext:value-type="float">
            <text:p>70</text:p>
          </table:table-cell>
          <table:table-cell table:style-name="ce4" office:value-type="string" calcext:value-type="string">
            <text:p>Coding is, of course, a major part of software development. This is when developers translate the software's design into actual code. </text:p>
            <text:p/>
            <text:p>The specific language or languages used will depend on the requirements of the project. For example, if the software is a web application, the developers might use JavaScript or TypeScript. </text:p>
            <text:p/>
            <text:p>A simple JavaScript function to add two numbers might look like this: function add(a, b) { </text:p>
            <text:p> return a + b; </text:p>
            <text:p> } </text:p>
            <text:p/>
            <text:p>Once the coding phase is complete, the software is typically tested to ensure it functions as expec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 </text:p>
            <text:p>  return a + b; </text:p>
            <text:p>}</text:p>
          </table:table-cell>
          <table:table-cell table:number-columns-repeated="1017"/>
        </table:table-row>
        <table:table-row table:style-name="ro1">
          <table:table-cell table:style-name="ce2" office:value-type="float" office:value="71" calcext:value-type="float">
            <text:p>71</text:p>
          </table:table-cell>
          <table:table-cell table:style-name="ce4" office:value-type="string" calcext:value-type="string">
            <text:p>Testing is a crucial part of the software development process. It's how developers ensure that the software works as intended and that it doesn't contain any bugs or errors. </text:p>
            <text:p/>
            <text:p>There are many different types of software testing, including unit testing, integration testing, and system testing. Each type of testing serves a different purpose and helps to ensure that the software is reliable and user-friendly. </text:p>
            <text:p/>
            <text:p>After testing, the software is usually reviewed and refined before it is finally deployed and released to the publi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 calcext:value-type="float">
            <text:p>72</text:p>
          </table:table-cell>
          <table:table-cell table:style-name="ce4" office:value-type="string" calcext:value-type="string">
            <text:p>In addition to the technical aspects of software development, developers also need to consider the user experience. This involves designing the software in a way that is intuitive and easy to use. </text:p>
            <text:p/>
            <text:p>This can involve things like designing a user-friendly interface, ensuring that the software is responsive, and making sure that it meets the needs of the user. </text:p>
            <text:p/>
            <text:p>For example, if a developer is designing a mobile app, they might use Swift to create a user interface that is intuitive and responsive. They might use a line of code like this: let greeting = "Hello, World!" </text:p>
            <text:p> print(greet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greeting = "Hello, World!"</text:p>
            <text:p>print(greeting)</text:p>
          </table:table-cell>
          <table:table-cell table:number-columns-repeated="1017"/>
        </table:table-row>
        <table:table-row table:style-name="ro1">
          <table:table-cell table:style-name="ce2" office:value-type="float" office:value="73" calcext:value-type="float">
            <text:p>73</text:p>
          </table:table-cell>
          <table:table-cell table:style-name="ce4" office:value-type="string" calcext:value-type="string">
            <text:p>Software development is a field that requires a wide range of skills. In addition to technical skills like coding and debugging, developers also need to have a good understanding of business and user needs. </text:p>
            <text:p/>
            <text:p>Developers often need to work closely with other teams within a company, such as marketing, sales, and customer service. This requires strong communication skills and the ability to work well in a team. </text:p>
            <text:p/>
            <text:p>In addition, developers need to be able to think critically and solve complex problems. This often involves thinking outside the box and coming up with innovative solu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4" calcext:value-type="float">
            <text:p>74</text:p>
          </table:table-cell>
          <table:table-cell table:style-name="ce4" office:value-type="string" calcext:value-type="string">
            <text:p>Software development is a creative process. While it may involve a lot of technical work, it also requires a lot of imagination. Developers often need to come up with innovative solutions to complex problems. </text:p>
            <text:p/>
            <text:p>For example, if a developer is tasked with creating an algorithm to sort a list of numbers, they might use a language like C++ and create a function like this: void sort(int arr[], int n) { </text:p>
            <text:p> for (int i = 0; i &lt; n; i++) </text:p>
            <text:p> for (int j = 0; j &lt; n-i-1; j++) </text:p>
            <text:p> if (arr[j] &gt; arr[j+1]) </text:p>
            <text:p> swap(&amp;arr[j], &amp;arr[j+1]); </text:p>
            <text:p> } </text:p>
            <text:p/>
            <text:p>This is a simple example of a bubble sort algorithm, which is used to sort a list of numbers in ascending ord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oid sort(int arr[], int n) { </text:p>
            <text:p>  for (int i = 0; i &lt; n; i++) </text:p>
            <text:p>    for (int j = 0; j &lt; n-i-1; j++) </text:p>
            <text:p>      if (arr[j] &gt; arr[j+1]) </text:p>
            <text:p>        swap(&amp;arr[j], &amp;arr[j+1]); </text:p>
            <text:p>}</text:p>
          </table:table-cell>
          <table:table-cell table:number-columns-repeated="1017"/>
        </table:table-row>
        <table:table-row table:style-name="ro1">
          <table:table-cell table:style-name="ce2" office:value-type="float" office:value="75" calcext:value-type="float">
            <text:p>75</text:p>
          </table:table-cell>
          <table:table-cell table:style-name="ce4" office:value-type="string" calcext:value-type="string">
            <text:p>Software development is a dynamic field, with new technologies and techniques constantly emerging. This means that developers need to be lifelong learners, constantly updating their skills and knowledge. </text:p>
            <text:p/>
            <text:p>For example, many developers are now learning about cloud computing, which allows for the delivery of computing services over the internet. This allows developers to build, test, and deploy applications on a global network. </text:p>
            <text:p/>
            <text:p>In addition, many developers are learning about machine learning and artificial intelligence, which are transforming the way we interact with technolog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 calcext:value-type="float">
            <text:p>78</text:p>
          </table:table-cell>
          <table:table-cell table:style-name="ce4" office:value-type="string" calcext:value-type="string">
            <text:p>The software development cycle is a series of steps that a software project goes through from initial concept to deployment. It includes stages like planning, analysis, design, implementation, testing, and maintenance. The objective is to deliver a high-quality software product that meets or exceeds customer expectations.</text:p>
            <text:p>In the implementation phase, the developers start writing the code according to the design plan. If we think about Java, it is a statically typed, class-based, and object-oriented programming language. It is designed to have as few implementation dependencies as possible, which makes it a popular choice for building enterprise-scale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 calcext:value-type="float">
            <text:p>80</text:p>
          </table:table-cell>
          <table:table-cell table:style-name="ce4" office:value-type="string" calcext:value-type="string">
            <text:p>Software development is a fascinating field. It's a world where creativity meets logic, where abstract ideas can be transformed into tangible products. From applications that simplify our daily tasks to systems that run entire businesses, software developers are the architects of the digital world.</text:p>
            <text:p/>
            <text:p>The heart of software development lies in problem-solving. You're given a problem, and your task is to find a solution. And not just any solution - the best one. This requires a deep understanding of programming principles and the ability to think critically and logically.</text:p>
            <text:p/>
            <text:p>In the world of programming, there are many languages to choose from. One of the most popular is C#. Here's a simple example of a C# program: class Program { static void Main(string[] args) { Console.WriteLine('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 </text:p>
            <text:p>  static void Main(string[] args) { </text:p>
            <text:p>    Console.WriteLine('Hello, world!'); </text:p>
            <text:p>  } </text:p>
            <text:p>}</text:p>
          </table:table-cell>
          <table:table-cell table:number-columns-repeated="1017"/>
        </table:table-row>
        <table:table-row table:style-name="ro1">
          <table:table-cell table:style-name="ce2" office:value-type="float" office:value="81" calcext:value-type="float">
            <text:p>81</text:p>
          </table:table-cell>
          <table:table-cell table:style-name="ce4" office:value-type="string" calcext:value-type="string">
            <text:p>Software developers are in high demand these days. With the digital world constantly expanding, there's always a need for more programmers. Whether it's developing websites, creating mobile applications, or programming AI technology, the opportunities are endless.</text:p>
            <text:p/>
            <text:p>But becoming a software developer isn't easy. It requires a lot of hard work, dedication, and continual learning. The technology world is always changing, and to stay relevant, you need to keep up with the latest trends and advancements.</text:p>
            <text:p/>
            <text:p>One of the best ways to keep your skills sharp is to participate in coding challenges or hackathons. These events can be a fun way to learn new things, meet other developers, and even win priz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3" calcext:value-type="float">
            <text:p>83</text:p>
          </table:table-cell>
          <table:table-cell table:style-name="ce4" office:value-type="string" calcext:value-type="string">
            <text:p>In the world of software development, there's always something new to learn. From emerging programming languages to innovative software tools, staying up-to-date with the latest trends is crucial for success.</text:p>
            <text:p/>
            <text:p>One of the recent trends in software development is the use of Python for data analysis. Python is an easy-to-learn language with a clean syntax, making it a great choice for beginners. It also has a rich ecosystem of libraries, such as NumPy and Pandas, which make it a powerful tool for data analysis.</text:p>
            <text:p/>
            <text:p>Here's a simple Python script that prints the numbers from 1 to 10: for i in range(1, 11): print(i)</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 11):</text:p>
            <text:p>    print(i)</text:p>
          </table:table-cell>
          <table:table-cell table:number-columns-repeated="1017"/>
        </table:table-row>
        <table:table-row table:style-name="ro1">
          <table:table-cell table:style-name="ce2" office:value-type="float" office:value="84" calcext:value-type="float">
            <text:p>84</text:p>
          </table:table-cell>
          <table:table-cell table:style-name="ce4" office:value-type="string" calcext:value-type="string">
            <text:p>Software development is a field that is constantly evolving. With new technologies, methodologies, and tools being introduced regularly, it's a field that requires continuous learning and adaptation.</text:p>
            <text:p/>
            <text:p>One of the key aspects of software development is mastering a programming language. While there are many languages to choose from, the best one for you depends on your goals, the type of software you're developing, and your personal preference.</text:p>
            <text:p/>
            <text:p>For instance, if you're developing a mobile application for Android, you might use Kotlin. Or if you're developing a desktop application, you might choose C++. Ultimately, the choice is you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 calcext:value-type="float">
            <text:p>85</text:p>
          </table:table-cell>
          <table:table-cell table:style-name="ce4" office:value-type="string" calcext:value-type="string">
            <text:p>Software development is a dynamic field. It's a realm where the only constant is change. This constant evolution is what makes it so exciting, but it can also make it challenging to keep up with the latest trends and technologies.</text:p>
            <text:p/>
            <text:p>One such trend is the rise of functional programming. This paradigm emphasizes immutability and the use of pure functions, which can make code easier to reason about and test. Languages like Haskell and Elixir are renowned for their functional capabilities, but even more mainstream languages like JavaScript and Python have functional features.</text:p>
            <text:p/>
            <text:p>Consider this JavaScript example: const numbers = [1, 2, 3, 4]; const doubled = numbers.map(n =&gt; n * 2);</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t numbers = [1, 2, 3, 4];</text:p>
            <text:p>const doubled = numbers.map(n =&gt; n * 2);</text:p>
          </table:table-cell>
          <table:table-cell table:number-columns-repeated="1017"/>
        </table:table-row>
        <table:table-row table:style-name="ro1">
          <table:table-cell table:style-name="ce2" office:value-type="float" office:value="86" calcext:value-type="float">
            <text:p>86</text:p>
          </table:table-cell>
          <table:table-cell table:style-name="ce4" office:value-type="string" calcext:value-type="string">
            <text:p>Software development is a field that requires a lot of persistence. Problems can often be complex, and finding solutions requires a deep understanding of programming concepts, a keen eye for detail, and a lot of patience.</text:p>
            <text:p/>
            <text:p>One of the most challenging aspects of software development is debugging. This is the process of identifying and resolving issues in your code. It can be a frustrating process, but it's also one of the most critical skills for any developer.</text:p>
            <text:p/>
            <text:p>For example, if you're writing a Java program, you might encounter a NullPointerException. This error occurs when you try to perform an operation on an object that is null. Understanding and fixing such errors is a key part of the debugging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9" calcext:value-type="float">
            <text:p>89</text:p>
          </table:table-cell>
          <table:table-cell table:style-name="ce4" office:value-type="string" calcext:value-type="string">
            <text:p>The world of software development is ever-evolving. With the rapid advancement in technology, new programming languages, frameworks, and tools are being introduced on a regular basis. As a software developer, you need to constantly learn and adapt to stay relevant in this dynamic field.</text:p>
            <text:p/>
            <text:p>Software development isn’t just about writing code. It involves a series of steps including problem definition, planning, designing, coding, testing, and maintenance. Each of these steps requires a different set of skills and a different mindset.</text:p>
            <text:p/>
            <text:p>Regardless of the programming language you use, the basic principles of software development remain the same. It’s all about finding the best solution to a problem and implementing it in the most efficient way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 calcext:value-type="float">
            <text:p>90</text:p>
          </table:table-cell>
          <table:table-cell table:style-name="ce4" office:value-type="string" calcext:value-type="string">
            <text:p>Software development is a vast field with an array of languages, tools, and technologies. One of the key aspects is understanding how data structures and algorithms work. These form the foundation of efficient programming and are essential for solving complex problems.</text:p>
            <text:p/>
            <text:p>For instance, arrays are a fundamental data structure in most programming languages. They are used to store multiple values in a single variable. Here is a simple example of how to declare an array in Java: int[] numbers = new int[5];</text:p>
            <text:p/>
            <text:p>Algorithms, on the other hand, are step-by-step procedures for solving problems or accomplishing tasks. They are a crucial part of programming and can drastically affect the performance of your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numbers = new int[5];</text:p>
          </table:table-cell>
          <table:table-cell table:number-columns-repeated="1017"/>
        </table:table-row>
        <table:table-row table:style-name="ro1">
          <table:table-cell table:style-name="ce2" office:value-type="float" office:value="91" calcext:value-type="float">
            <text:p>91</text:p>
          </table:table-cell>
          <table:table-cell table:style-name="ce4" office:value-type="string" calcext:value-type="string">
            <text:p>Software development is an exciting and rewarding career. It's a field where you can continually learn, solve challenging problems, and see the direct impact of your work. However, it's not without its challenges.</text:p>
            <text:p/>
            <text:p>One of the main challenges in software development is staying updated with the constant changes in technology. The pace of change in the tech industry is rapid, and what's considered a best practice today might be outdated tomorrow.</text:p>
            <text:p/>
            <text:p>Another challenge is the complexity of the problems you'll encounter. Software development is not just about writing code - it's about understanding complex systems, identifying problems, and finding the most effective and efficient solu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 calcext:value-type="float">
            <text:p>92</text:p>
          </table:table-cell>
          <table:table-cell table:style-name="ce4" office:value-type="string" calcext:value-type="string">
            <text:p>In software development, one of the most important concepts to grasp is abstraction. It's the idea of breaking down complex systems into smaller, more manageable parts. By understanding and applying the principles of abstraction, developers can create more efficient and maintainable code.</text:p>
            <text:p/>
            <text:p>Let's take C++ as an example. In C++, abstraction can be achieved using classes and objects. A class is a blueprint for creating objects (a particular data structure), providing initial values for state (member variables), and implementations of behavior (member functions or methods). Here's a simple example of a class in C++: class Rectangle { int width, height; public: void set_values (int,int); int area() {return width*height;}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Rectangle {</text:p>
            <text:p>  int width, height;</text:p>
            <text:p>public:</text:p>
            <text:p>  void set_values (int,int);</text:p>
            <text:p>  int area() { return width * height; }</text:p>
            <text:p>};</text:p>
          </table:table-cell>
          <table:table-cell table:number-columns-repeated="1017"/>
        </table:table-row>
        <table:table-row table:style-name="ro1">
          <table:table-cell table:style-name="ce2" office:value-type="float" office:value="94" calcext:value-type="float">
            <text:p>94</text:p>
          </table:table-cell>
          <table:table-cell table:style-name="ce4" office:value-type="string" calcext:value-type="string">
            <text:p>In the realm of software development, understanding the basics of a programming language is just the tip of the iceberg. To become a proficient developer, it's important to understand software architecture, data structures, algorithms, and problem-solving techniques.</text:p>
            <text:p/>
            <text:p>A crucial aspect of software development is the ability to write clean, efficient, and maintainable code. This means writing code that not only performs well but is also easy to understand, modify, and debug.</text:p>
            <text:p/>
            <text:p>One of the ways to write cleaner code is to follow the DRY (Don't Repeat Yourself) principle. This principle emphasizes the idea of reusing code as much as possible to avoid redundancy. By adhering to this principle, you can make your code more efficient and easier to man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 calcext:value-type="float">
            <text:p>96</text:p>
          </table:table-cell>
          <table:table-cell table:style-name="ce4" office:value-type="string" calcext:value-type="string">
            <text:p>The field of software development is vast and covers a wide range of technologies. Each technology has its own unique set of challenges and benefits, and developers often specialize in one or two areas. Some might focus on front-end development, working with JavaScript and CSS to create user-friendly interfaces. Others might focus on back-end development, working with languages like Java or C# to create the logic that powers a software application.</text:p>
            <text:p/>
            <text:p>Many developers also work with databases, writing SQL queries to retrieve or manipulate data. No matter what area of software development a person specializes in, it's important to keep learning and growing, as the field is always evol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8" calcext:value-type="float">
            <text:p>98</text:p>
          </table:table-cell>
          <table:table-cell table:style-name="ce4" office:value-type="string" calcext:value-type="string">
            <text:p>One of the most important aspects of software development is testing. Without proper testing, bugs can go unnoticed and cause problems down the line. There are many types of testing that developers can use, including unit testing, integration testing, and system testing.</text:p>
            <text:p/>
            <text:p>Unit testing involves testing individual components of a program, while integration testing checks how well different parts of a program work together. System testing, on the other hand, tests the entire system as a whole. Each type of testing has its own benefits and drawbacks, and it's often useful to use a combination of different testing metho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 calcext:value-type="float">
            <text:p>100</text:p>
          </table:table-cell>
          <table:table-cell table:style-name="ce4" office:value-type="string" calcext:value-type="string">
            <text:p>Software development is a field that requires continuous learning. As technology evolves, so do the tools and techniques used by developers. It's important for developers to stay up-to-date with these changes and to constantly seek out new knowledge.</text:p>
            <text:p/>
            <text:p>This doesn't mean that developers have to know everything about every technology. Instead, it's more about having a solid foundation of knowledge and being able to learn new things quickly. This can be achieved through a combination of formal education, self-study, and practical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1" calcext:value-type="float">
            <text:p>101</text:p>
          </table:table-cell>
          <table:table-cell table:style-name="ce4" office:value-type="string" calcext:value-type="string">
            <text:p>In software development, problem-solving is a critical skill. Developers are often faced with complex issues that require creative solutions. This is where a good understanding of algorithms and data structures can come in handy.</text:p>
            <text:p/>
            <text:p>For instance, consider a problem where you need to find the largest number in an array of integers. Here's a simple C++ function that does this: int findMax(int arr[], int n) { int max = arr[0]; for (int i = 1; i &lt; n; i++) if (arr[i] &gt; max) max = arr[i]; return max; } This function iterates over the array and keeps track of the largest number it finds. It's a simple solution, but it's effectiv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indMax(int arr[], int n) {</text:p>
            <text:p>  int max = arr[0];</text:p>
            <text:p>  for (int i = 1; i &lt; n; i++)</text:p>
            <text:p>    if (arr[i] &gt; max)</text:p>
            <text:p>      max = arr[i];</text:p>
            <text:p>  return max;</text:p>
            <text:p>}</text:p>
          </table:table-cell>
          <table:table-cell table:number-columns-repeated="1017"/>
        </table:table-row>
        <table:table-row table:style-name="ro1">
          <table:table-cell table:style-name="ce2" office:value-type="float" office:value="102" calcext:value-type="float">
            <text:p>102</text:p>
          </table:table-cell>
          <table:table-cell table:style-name="ce4" office:value-type="string" calcext:value-type="string">
            <text:p>The software development process requires careful planning and organization. Developers often use techniques like Agile or Scrum to manage their projects and ensure that they're working efficiently. These methodologies emphasize collaboration, flexibility, and continuous improvement.</text:p>
            <text:p/>
            <text:p>In addition to these methodologies, developers also use tools like Trello or JIRA to manage their tasks and track their progress. These tools can help teams stay organized and communicate effectively, which is crucial for successful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3" calcext:value-type="float">
            <text:p>103</text:p>
          </table:table-cell>
          <table:table-cell table:style-name="ce4" office:value-type="string" calcext:value-type="string">
            <text:p>The design phase is an important part of the software development process. It's where developers plan out the structure of their program and decide how different components will interact with each other.</text:p>
            <text:p/>
            <text:p>One tool that's often used in this phase is UML (Unified Modeling Language). UML diagrams can help developers visualize their program and make sure that all parts of it work together smoothly. Although it's not a programming language, UML is a powerful tool for planning and designing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5" calcext:value-type="float">
            <text:p>105</text:p>
          </table:table-cell>
          <table:table-cell table:style-name="ce4" office:value-type="string" calcext:value-type="string">
            <text:p>Documentation is an often overlooked, but incredibly important part of software development. Good documentation can make it much easier for other developers to understand and work with your code. It can also be a valuable resource for troubleshooting and debugging.</text:p>
            <text:p/>
            <text:p>There are many styles and formats for documentation, but the key is to be clear, concise, and thorough. Whether you're writing comments in your code, creating a README file, or designing a user manual, it's important to communicate effectively so that others can understand and use your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7" calcext:value-type="float">
            <text:p>107</text:p>
          </table:table-cell>
          <table:table-cell table:style-name="ce4" office:value-type="string" calcext:value-type="string">
            <text:p>Debugging is an essential skill for any software developer. It involves finding and fixing errors, or 'bugs', in a program. Debugging can be a challenging process, but it's also a crucial part of ensuring that a program works correctly.</text:p>
            <text:p/>
            <text:p>Developers use a variety of tools and techniques to debug their programs. These can range from simple print statements to sophisticated debugging tools that allow developers to step through their code and examine the state of their program at each step.</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 calcext:value-type="float">
            <text:p>108</text:p>
          </table:table-cell>
          <table:table-cell table:style-name="ce4" office:value-type="string" calcext:value-type="string">
            <text:p>Software development is a field that involves a lot of collaboration. Developers often work in teams, and it's important to be able to communicate effectively with your teammates.</text:p>
            <text:p/>
            <text:p>One tool that can help with this is Git, a version control system that allows multiple developers to work on the same codebase without stepping on each other's toes. Here's an example of a Git command that merges changes from one branch into another: git merge feature-branch This command merges the changes from 'feature-branch' into the currently checked out branc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merge feature-branch</text:p>
          </table:table-cell>
          <table:table-cell table:number-columns-repeated="1017"/>
        </table:table-row>
        <table:table-row table:style-name="ro1">
          <table:table-cell table:style-name="ce2" office:value-type="float" office:value="109" calcext:value-type="float">
            <text:p>109</text:p>
          </table:table-cell>
          <table:table-cell table:style-name="ce4" office:value-type="string" calcext:value-type="string">
            <text:p>In software development, design patterns are reusable solutions to common problems. These patterns aren't code snippets that can be copied and pasted, but rather general strategies that can be adapted to fit specific situations.</text:p>
            <text:p/>
            <text:p>One common design pattern is the singleton pattern, which ensures that a class has only one instance and provides a global point of access to it. Here's an example of a singleton in C#: public class Singleton { private static Singleton instance; private Singleton() {} public static Singleton Instance { get { if (instance == null) { instance = new Singleton(); } return instance; } } } This code creates a Singleton class that only allows one instance of itself to be crea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Singleton {</text:p>
            <text:p>    private static Singleton instance;</text:p>
            <text:p>    private Singleton() { }</text:p>
            <text:p/>
            <text:p>    public static Singleton Instance {</text:p>
            <text:p>        get {</text:p>
            <text:p>            if (instance == null) {</text:p>
            <text:p>                instance = new Singleton();</text:p>
            <text:p>            }</text:p>
            <text:p>            return instance;</text:p>
            <text:p>        }</text:p>
            <text:p>    }</text:p>
            <text:p>}</text:p>
          </table:table-cell>
          <table:table-cell table:number-columns-repeated="1017"/>
        </table:table-row>
        <table:table-row table:style-name="ro1">
          <table:table-cell table:style-name="ce2" office:value-type="float" office:value="110" calcext:value-type="float">
            <text:p>110</text:p>
          </table:table-cell>
          <table:table-cell table:style-name="ce4" office:value-type="string" calcext:value-type="string">
            <text:p>Software development is a fascinating field. It requires constant learning and adaptation to new technologies and methodologies. In the world of software development, one of the most popular languages is Python. It is known for its easy syntax and versatility. For instance, to print a simple message, you would type print('Hello, World!'). The simplicity of the language makes it a favorite among beginners and experts alike.</text:p>
            <text:p/>
            <text:p>Python is not only used in web development, but also in data analysis, artificial intelligence, and machine learning. It's a tool that can open many doors in the tech indust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12" calcext:value-type="float">
            <text:p>112</text:p>
          </table:table-cell>
          <table:table-cell table:style-name="ce4" office:value-type="string" calcext:value-type="string">
            <text:p>Software development is a process of writing and maintaining the source code. It includes everything from the initial concept, to the final product. In the world of software development, there are many types of software such as system software, application software, embedded software, web applications, artificial intelligence. </text:p>
            <text:p/>
            <text:p>The process of software development includes many stages such as requirement gathering, system design, coding, testing, maintenance and more. Each stage requires a different set of skills and knowledge. This is why a team of developers often includes people with different specialt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3" calcext:value-type="float">
            <text:p>113</text:p>
          </table:table-cell>
          <table:table-cell table:style-name="ce4" office:value-type="string" calcext:value-type="string">
            <text:p>In the realm of software development, JavaScript is another language that holds significant importance. Originally developed for the web, it has now found its way into various other environments thanks to Node.js.</text:p>
            <text:p/>
            <text:p>In JavaScript, a simple function to add two numbers could look like this: function addNumbers(a, b) { return a + b; }. This function takes two parameters, 'a' and 'b', and returns their sum. This is a simple demonstration of how JavaScript functions work. They can be a lot more complex and powerful, depending on the needs of the applica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Numbers(a, b) { return a + b; }</text:p>
          </table:table-cell>
          <table:table-cell table:number-columns-repeated="1017"/>
        </table:table-row>
        <table:table-row table:style-name="ro1">
          <table:table-cell table:style-name="ce2" office:value-type="float" office:value="114" calcext:value-type="float">
            <text:p>114</text:p>
          </table:table-cell>
          <table:table-cell table:style-name="ce4" office:value-type="string" calcext:value-type="string">
            <text:p>Software development is a complex process that requires a wide range of skills. One of these skills is the ability to write efficient and maintainable code. This is where the knowledge of a powerful language like Java comes into play.</text:p>
            <text:p/>
            <text:p>Java is a high-level, class-based, object-oriented programming language that is designed to have as few implementation dependencies as possible. It is a general-purpose programming language intended to let application developers write once, run anywhere (WORA), meaning that compiled Java code can run on all platforms that support Java without the need for recompil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6" calcext:value-type="float">
            <text:p>116</text:p>
          </table:table-cell>
          <table:table-cell table:style-name="ce4" office:value-type="string" calcext:value-type="string">
            <text:p>Software development is not just about writing code. It involves numerous stages including planning, designing, coding, testing, and maintenance. Each stage is crucial to the development process and requires different skills and expertise.</text:p>
            <text:p/>
            <text:p>In addition to these, a good understanding of the tools and technologies used in the field is also important. These include programming languages, development methodologies, databases, version control systems, and testing tools. Continuous learning and staying updated with the latest trends is the key to being successful in this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9" calcext:value-type="float">
            <text:p>119</text:p>
          </table:table-cell>
          <table:table-cell table:style-name="ce4" office:value-type="string" calcext:value-type="string">
            <text:p>Software development is a dynamic field, with new technologies and trends emerging regularly. To stay relevant, developers need to continuously learn and adapt. Whether it's learning a new programming language, understanding a new framework, or getting familiar with a new tool, there's always something new to learn.</text:p>
            <text:p/>
            <text:p>Regardless of the language or technology you're working with, the fundamentals of software development remain the same. Good problem-solving skills, a strong understanding of algorithms and data structures, and a knack for logical thinking are all essenti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 calcext:value-type="float">
            <text:p>120</text:p>
          </table:table-cell>
          <table:table-cell table:style-name="ce4" office:value-type="string" calcext:value-type="string">
            <text:p>Software development involves a lot of problem-solving. This is where a good understanding of algorithms and data structures comes in. They form the basis of writing efficient and scalable code.</text:p>
            <text:p/>
            <text:p>For example, in Python, you can use the built-in data structure 'list' to store and manipulate a collection of items. Here is a simple code snippet that demonstrates how to use a list in Python: my_list = []</text:p>
            <text:p>my_list.append('Hello')</text:p>
            <text:p>my_list.append('World')</text:p>
            <text:p>print(my_lis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my_list = []</text:p>
            <text:p>my_list.append('Hello')</text:p>
            <text:p>my_list.append('World')</text:p>
            <text:p>print(my_list)</text:p>
          </table:table-cell>
          <table:table-cell table:number-columns-repeated="1017"/>
        </table:table-row>
        <table:table-row table:style-name="ro1">
          <table:table-cell table:style-name="ce2" office:value-type="float" office:value="121" calcext:value-type="float">
            <text:p>121</text:p>
          </table:table-cell>
          <table:table-cell table:style-name="ce4" office:value-type="string" calcext:value-type="string">
            <text:p>In the world of software development, JavaScript is a versatile language widely used for both client-side and server-side development. It lies at the heart of dynamic web content and has revolutionized the way we interact with websites.</text:p>
            <text:p/>
            <text:p>For instance, a simple JavaScript function to calculate the factorial of a number could look like this: function factorial(n) {</text:p>
            <text:p>if (n === 0) {</text:p>
            <text:p>return 1;</text:p>
            <text:p>} else {</text:p>
            <text:p>return n * factorial(n - 1);</text:p>
            <text:p>}</text:p>
            <text:p>}. This recursive function multiplies the number by the factorial of the number minus one, until it reaches zero, at which point it returns 1.</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factorial(n) {</text:p>
            <text:p>    if (n === 0) {</text:p>
            <text:p>        return 1;</text:p>
            <text:p>    } else {</text:p>
            <text:p>        return n * factorial(n - 1);</text:p>
            <text:p>    }</text:p>
            <text:p>}</text:p>
          </table:table-cell>
          <table:table-cell table:number-columns-repeated="1017"/>
        </table:table-row>
        <table:table-row table:style-name="ro1">
          <table:table-cell table:style-name="ce2" office:value-type="float" office:value="122" calcext:value-type="float">
            <text:p>122</text:p>
          </table:table-cell>
          <table:table-cell table:style-name="ce4" office:value-type="string" calcext:value-type="string">
            <text:p>The field of software development is constantly evolving. New languages, frameworks, and tools are regularly introduced. Developers need to keep up with these changes to stay relevant and competitive.</text:p>
            <text:p/>
            <text:p>Some of the newest languages that have gained popularity in the recent years include Go and Rust. They are designed to solve some of the issues present in older languages, and offer better performance and safety features. Whether you're a beginner or an experienced developer, learning a new language can always open up new opportunit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4" calcext:value-type="float">
            <text:p>124</text:p>
          </table:table-cell>
          <table:table-cell table:style-name="ce4" office:value-type="string" calcext:value-type="string">
            <text:p>In software development, Rust is a language that has been rapidly gaining popularity. Developed by Mozilla, Rust is designed to be safe, concurrent, and practical. It is a systems programming language that runs blazingly fast, prevents segfaults, and guarantees thread safety.</text:p>
            <text:p/>
            <text:p>For example, a simple 'Hello, World!' program in Rust could be written as: fn main() {</text:p>
            <text:p>println!('Hello, World!');</text:p>
            <text:p>}. Rust's syntax is influenced by C++, but it aims to provide better memory safety while maintaining high perform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26" calcext:value-type="float">
            <text:p>126</text:p>
          </table:table-cell>
          <table:table-cell table:style-name="ce4" office:value-type="string" calcext:value-type="string">
            <text:p>One of the most remarkable things about software development is the variety of programming languages available. While Python is favored for its simplicity and readability, JavaScript is renowned for its versatility and ubiquity in web development. While there is no single 'best' language, it's crucial to choose the right tool for the job. The C# language, for instance, is often used in enterprise applications. Console.WriteLine('Hello, World!'); is the most basic C# command, outputting a greeting to the us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WriteLine('Hello, World!');</text:p>
          </table:table-cell>
          <table:table-cell table:number-columns-repeated="1017"/>
        </table:table-row>
        <table:table-row table:style-name="ro1">
          <table:table-cell table:style-name="ce2" office:value-type="float" office:value="127" calcext:value-type="float">
            <text:p>127</text:p>
          </table:table-cell>
          <table:table-cell table:style-name="ce4" office:value-type="string" calcext:value-type="string">
            <text:p>In software development, understanding data structures and algorithms is crucial. These concepts form the basis for writing efficient code. For instance, a binary search algorithm, implemented in Python, can find a target value in a sorted array in O(log n) time. This is significantly faster than a linear search, which has a worst-case time complexity of 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 calcext:value-type="float">
            <text:p>128</text:p>
          </table:table-cell>
          <table:table-cell table:style-name="ce4" office:value-type="string" calcext:value-type="string">
            <text:p>Software development methodologies play a significant role in the successful completion of a project. Agile, one of the most popular methodologies, emphasizes iterative development, customer collaboration, and responding to change. On the other hand, the waterfall model is a linear approach, where each stage follows sequentially from the previous one. Choosing the right methodology depends on the nature and requirement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9" calcext:value-type="float">
            <text:p>129</text:p>
          </table:table-cell>
          <table:table-cell table:style-name="ce4" office:value-type="string" calcext:value-type="string">
            <text:p>Software testing is an integral part of the development process. It helps to ensure that the software behaves as expected and identifies any bugs or issues. Unit testing, in particular, is a method where individual components of the software are tested. The following is a simple unit test written in JavaScript using the Jest testing framework. test('adds 1 + 2 to equal 3', () =&gt; { expect(sum(1, 2)).toBe(3); }); This test checks if the sum function correctly adds 1 and 2 to give 3.</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est('adds 1 + 2 to equal 3', () =&gt; {</text:p>
            <text:p>  expect(sum(1, 2)).toBe(3);</text:p>
            <text:p>});</text:p>
          </table:table-cell>
          <table:table-cell table:number-columns-repeated="1017"/>
        </table:table-row>
        <table:table-row table:style-name="ro1">
          <table:table-cell table:style-name="ce2" office:value-type="float" office:value="130" calcext:value-type="float">
            <text:p>130</text:p>
          </table:table-cell>
          <table:table-cell table:style-name="ce4" office:value-type="string" calcext:value-type="string">
            <text:p>Software development is a fascinating field. It's an ever-evolving, dynamic landscape that requires continuous learning and improvement. It's not just about writing code; it's about creating solutions to problems. </text:p>
            <text:p/>
            <text:p>Take the Java programming language for instance. A basic Hello World application in Java might look like this: public class HelloWorld {public static void main(String[] args) {System.out.println('Hello, World!');}} </text:p>
            <text:p/>
            <text:p>It's a simple, yet powerful statement that prints out the greeting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31" calcext:value-type="float">
            <text:p>131</text:p>
          </table:table-cell>
          <table:table-cell table:style-name="ce4" office:value-type="string" calcext:value-type="string">
            <text:p>Developers often use version control systems like Git to track changes in their code over time. This allows them to roll back changes if something goes wrong, or to branch off and try new things without affecting the main codebase. </text:p>
            <text:p/>
            <text:p>It's a crucial tool in any developer's toolbox, and one that can make a significant difference in the quality and stability of a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 calcext:value-type="float">
            <text:p>133</text:p>
          </table:table-cell>
          <table:table-cell table:style-name="ce4" office:value-type="string" calcext:value-type="string">
            <text:p>In the world of web development, JavaScript reigns supreme. It's the language of the web, powering everything from simple form validation to complex single-page applications. </text:p>
            <text:p/>
            <text:p>JavaScript can be quirky and frustrating, but it's also incredibly flexible and capable. It's an essential part of any web developer's skill se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4" calcext:value-type="float">
            <text:p>134</text:p>
          </table:table-cell>
          <table:table-cell table:style-name="ce4" office:value-type="string" calcext:value-type="string">
            <text:p>PowerShell is a powerful scripting language and shell developed by Microsoft. It's primarily used for automating administrative tasks and managing configuration of systems. </text:p>
            <text:p/>
            <text:p> A simple PowerShell script to list all files in a directory might look something like this: Get-ChildItem -Path C:\ -Recurse </text:p>
            <text:p/>
            <text:p> PowerShell is a crucial tool in any Windows administrator's toolbox.</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et-ChildItem -Path C:\ -Recurse</text:p>
          </table:table-cell>
          <table:table-cell table:number-columns-repeated="1017"/>
        </table:table-row>
        <table:table-row table:style-name="ro1">
          <table:table-cell table:style-name="ce2" office:value-type="float" office:value="135" calcext:value-type="float">
            <text:p>135</text:p>
          </table:table-cell>
          <table:table-cell table:style-name="ce4" office:value-type="string" calcext:value-type="string">
            <text:p>Software development is an intricate process that involves multiple stages. It starts with the conception of an idea for a software application, followed by the design, coding, testing, and deployment. The coding stage is where the magic happens. For instance, in Python, a simple function to add two numbers would look like def addTwoNumbers(a, b): return a + b. This function takes two parameters and returns their sum. It's the beauty of coding, where complex tasks can be simplified into a few lines of code. After coding, the software goes through rigorous testing to ensure it's free of bugs and performs as expected.</text:p>
            <text:p/>
            <text:p>The final stage is deployment, where the software is made available for users. This stage also involves continuous monitoring and updates to ensure the software remains relevant and effectiv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TwoNumbers(a, b):</text:p>
            <text:p>    return a + b</text:p>
          </table:table-cell>
          <table:table-cell table:number-columns-repeated="1017"/>
        </table:table-row>
        <table:table-row table:style-name="ro1">
          <table:table-cell table:style-name="ce2" office:value-type="float" office:value="137" calcext:value-type="float">
            <text:p>137</text:p>
          </table:table-cell>
          <table:table-cell table:style-name="ce4" office:value-type="string" calcext:value-type="string">
            <text:p>Software development is not just about writing code, it's about solving problems. Developers are problem solvers who use code as a tool to provide solutions. This is why it's crucial for a developer to understand the problem thoroughly before jumping into coding. A clear understanding of the problem helps in designing an effective solution.</text:p>
            <text:p/>
            <text:p>Once the problem is understood, the next step is to design a solution. This involves brainstorming, researching, and planning. The goal is to come up with a solution that is efficient, scalable, and maintainable. After the design phase, the developer can start coding. This is where the solution is translated into a language a computer can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 calcext:value-type="float">
            <text:p>138</text:p>
          </table:table-cell>
          <table:table-cell table:style-name="ce4" office:value-type="string" calcext:value-type="string">
            <text:p>There is no one-size-fits-all approach in software development. Different projects require different methodologies. Some projects may benefit from a traditional waterfall approach, where each phase of development follows sequentially from initial conception to production. Others may be better suited for an agile approach, where requirements and solutions evolve through collaborative effort.</text:p>
            <text:p/>
            <text:p>For instance, the agile approach is often preferred for projects where the requirements are likely to change over time. This is because agile allows for flexibility and continuous improvement. On the other hand, the waterfall approach is suitable for projects with clearly defined requirements and no expected changes. The choice of methodology depends on the nature of the project and the team's preferen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9" calcext:value-type="float">
            <text:p>139</text:p>
          </table:table-cell>
          <table:table-cell table:style-name="ce4" office:value-type="string" calcext:value-type="string">
            <text:p>In software development, collaboration is key. Developers often work in teams, and each team member has a unique role to play. From the project manager who oversees the entire project, to the developers who write the code, and the testers who ensure the software is bug-free, everyone's contribution is essential.</text:p>
            <text:p/>
            <text:p>Good communication within the team is crucial for success. This includes not just verbal communication, but also code readability. Code should be written in a way that it's easy for other developers to understand. For example, in Java, a function to calculate the factorial of a number could be written as: public static int factorial(int n) { if (n == 0) return 1; else return n * factorial(n-1); }. This code is easy to read and understand, which makes it easier for other developers to work wit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atic int factorial(int n) {</text:p>
            <text:p>    if (n == 0) return 1;</text:p>
            <text:p>    else return n * factorial(n-1);</text:p>
            <text:p>}</text:p>
          </table:table-cell>
          <table:table-cell table:number-columns-repeated="1017"/>
        </table:table-row>
        <table:table-row table:style-name="ro1">
          <table:table-cell table:style-name="ce2" office:value-type="float" office:value="140" calcext:value-type="float">
            <text:p>140</text:p>
          </table:table-cell>
          <table:table-cell table:style-name="ce4" office:value-type="string" calcext:value-type="string">
            <text:p>Software development is a dynamic field, with new technologies and frameworks emerging regularly. This demands developers to be lifelong learners, always staying on top of the latest trends and technologies. This constant learning is one of the things that makes software development exciting, but it can also be challenging.</text:p>
            <text:p/>
            <text:p>For instance, consider the shift from monolithic architectures to microservices. This shift requires developers to learn new techniques and tools, but it also offers many benefits. Microservices allow for more flexibility and scalability, making them a popular choice for many modern applications. However, they also come with their own set of challenges, such as managing inter-service communication and data consistenc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 calcext:value-type="float">
            <text:p>141</text:p>
          </table:table-cell>
          <table:table-cell table:style-name="ce4" office:value-type="string" calcext:value-type="string">
            <text:p>Quality assurance is a critical aspect of software development. It ensures that the software meets the required standards and performs as expected. This involves various testing methods, such as unit testing, integration testing, and system testing.</text:p>
            <text:p/>
            <text:p>Unit tests are small, isolated tests that verify the functionality of a single part of the software. They are typically written by developers as they write the code. For example, a unit test for a function that adds two numbers in C++ could look like: #include &lt;cassert&gt; void testAdd() { assert(add(2, 3) == 5); } This test asserts that the function add returns 5 when given the arguments 2 and 3. If the function does not behave as expected, the test will fail, alerting the developer to the probl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cassert&gt;</text:p>
            <text:p>void testAdd() {</text:p>
            <text:p>    assert(add(2, 3) == 5);</text:p>
            <text:p>}</text:p>
          </table:table-cell>
          <table:table-cell table:number-columns-repeated="1017"/>
        </table:table-row>
        <table:table-row table:style-name="ro1">
          <table:table-cell table:style-name="ce2" office:value-type="float" office:value="142" calcext:value-type="float">
            <text:p>142</text:p>
          </table:table-cell>
          <table:table-cell table:style-name="ce4" office:value-type="string" calcext:value-type="string">
            <text:p>Software development process is not linear. It's an iterative process, and each iteration involves planning, designing, coding, testing, and reviewing. The goal is to continuously improve the software and adapt to changing requirements.</text:p>
            <text:p/>
            <text:p>In the planning stage, the team decides what needs to be done, who will do it, and when it should be completed. This stage often involves discussions and brainstorming sessions. The design stage involves creating a blueprint for the software, detailing how it will work and what it will look like. The coding stage is where the software is actually built, and the testing stage involves checking the software for errors and bugs. The review stage involves evaluating the work done and looking for ways to improve in the next iter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 calcext:value-type="float">
            <text:p>143</text:p>
          </table:table-cell>
          <table:table-cell table:style-name="ce4" office:value-type="string" calcext:value-type="string">
            <text:p>One of the exciting aspects of software development is the diversity of projects one can work on. From building a simple website to creating a complex artificial intelligence system, the possibilities are endless. Each project comes with its unique challenges and learning opportunities.</text:p>
            <text:p/>
            <text:p>For instance, building a website might require knowledge of HTML, CSS, and JavaScript. JavaScript is often used to make the website interactive. A simple JavaScript function to change the background color of a webpage could look like: function changeBackgroundColor(color) { document.body.style.background = color; } This function changes the background color of the webpage to the color specified as the argu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changeBackgroundColor(color) {</text:p>
            <text:p>    document.body.style.background = color;</text:p>
            <text:p>}</text:p>
          </table:table-cell>
          <table:table-cell table:number-columns-repeated="1017"/>
        </table:table-row>
        <table:table-row table:style-name="ro1">
          <table:table-cell table:style-name="ce2" office:value-type="float" office:value="144" calcext:value-type="float">
            <text:p>144</text:p>
          </table:table-cell>
          <table:table-cell table:style-name="ce4" office:value-type="string" calcext:value-type="string">
            <text:p>A significant part of software development involves debugging. Debugging is the process of finding and fixing errors in the code. These errors, also known as bugs, can cause the software to behave unexpectedly or crash. Debugging can often be a challenging and time-consuming task, but it's essential for creating reliable software.</text:p>
            <text:p/>
            <text:p>There are various debugging techniques and tools available to help developers find and fix bugs. For example, many integrated development environments (IDEs) provide debugging features, such as breakpoints and step-through execution. These tools allow developers to pause the execution of the code and inspect the values of variables, which can help in identifying the cause of a bu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 calcext:value-type="float">
            <text:p>147</text:p>
          </table:table-cell>
          <table:table-cell table:style-name="ce4" office:value-type="string" calcext:value-type="string">
            <text:p>The nature of software development requires a strong understanding of algorithms. Algorithms are step-by-step procedures for accomplishing a task or solving a problem. They form the backbone of any non-trivial software application. A deep understanding of algorithms enables software developers to create efficient and effective solutions.</text:p>
            <text:p/>
            <text:p>To illustrate, consider the problem of sorting a list of numbers in ascending order. A simple algorithm to do this is the bubble sort algorithm. This algorithm works by repeatedly swapping adjacent elements if they are in the wrong order. While it's not the most efficient sorting algorithm, it's simple and easy to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 calcext:value-type="float">
            <text:p>148</text:p>
          </table:table-cell>
          <table:table-cell table:style-name="ce4" office:value-type="string" calcext:value-type="string">
            <text:p>Software development is a process that requires careful planning, design, coding, testing, and maintenance. Each stage of this process requires different skills and knowledge, but they all contribute to the creation of high-quality software.</text:p>
            <text:p/>
            <text:p>Coding is a critical part of software development. It involves writing instructions for a computer to follow using a programming language. For example, in JavaScript, you can write a function to calculate the sum of an array of numbers like this: function sumArray(array) { var sum = 0; for (var i = 0; i &lt; array.length; i++) { sum += array[i]; } return sum; } This function works by initializing a variable, sum, to 0 and then looping over the array, adding each element to sum. Finally, it returns the su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umArray(array) {</text:p>
            <text:p>    var sum = 0;</text:p>
            <text:p>    for (var i = 0; i &lt; array.length; i++) {</text:p>
            <text:p>        sum += array[i];</text:p>
            <text:p>    }</text:p>
            <text:p>    return sum;</text:p>
            <text:p>}</text:p>
          </table:table-cell>
          <table:table-cell table:number-columns-repeated="1017"/>
        </table:table-row>
        <table:table-row table:style-name="ro1">
          <table:table-cell table:style-name="ce2" office:value-type="float" office:value="149" calcext:value-type="float">
            <text:p>149</text:p>
          </table:table-cell>
          <table:table-cell table:style-name="ce4" office:value-type="string" calcext:value-type="string">
            <text:p>Software development is a field that combines creativity, problem-solving, and technical skills. It's about creating software applications that are efficient, user-friendly, and meet the needs of the user or client. A major part of software development is coding, where developers write code to create the functionality of the software.</text:p>
            <text:p/>
            <text:p>But software development isn't just about coding. It also involves other processes such as design, testing, and maintenance. Design involves planning how the software will work and what it will look like. Testing is about checking the software for bugs and issues. And maintenance involves updating the software to keep it current and to add new features or fix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0" calcext:value-type="float">
            <text:p>150</text:p>
          </table:table-cell>
          <table:table-cell table:style-name="ce4" office:value-type="string" calcext:value-type="string">
            <text:p>There's always the thrill of solving a difficult problem in software development, the satisfaction that comes from making something work. It's a process of continuous learning, digging deeper into the way computers and systems function. </text:p>
            <text:p> The best developers are not just coders, they are problem solvers. They look at the big picture, understanding the underlying principles that drive the system as a whole.</text:p>
            <text:p> Software development is not just about writing code. It's about creating solutions that make life easier for people, making complex processes simpler and more effici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2" calcext:value-type="float">
            <text:p>152</text:p>
          </table:table-cell>
          <table:table-cell table:style-name="ce4" office:value-type="string" calcext:value-type="string">
            <text:p>Coding is an art, a craft that requires patience, time, and a lot of practice. Whether you're working with C, C++, Java, or Python, the principles remain the same. It's about learning to think logically, breaking down problems into manageable parts, and then using the tools at your disposal to solve them. </text:p>
            <text:p> The best coders are always learning, always improving. They're not afraid to ask for help, and they're always ready to lend a hand to a fellow developer. After all, software development is a team spor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3" calcext:value-type="float">
            <text:p>153</text:p>
          </table:table-cell>
          <table:table-cell table:style-name="ce4" office:value-type="string" calcext:value-type="string">
            <text:p>In software development, it's not just about what you can do, but also how you do it. Good coding practices, like writing clear, readable code, using version control, and testing your code regularly, can make a big difference in the long run. </text:p>
            <text:p> For example, in JavaScript, it's considered good practice to use 'use strict' at the beginning of your scripts. This directive helps catch common coding mistakes and 'unsafe' actions such as using undeclared variabl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54" calcext:value-type="float">
            <text:p>154</text:p>
          </table:table-cell>
          <table:table-cell table:style-name="ce4" office:value-type="string" calcext:value-type="string">
            <text:p>The beauty of software development lies in its endless possibilities. With the right skills and tools, you can create anything from a simple calculator to a complex machine learning algorithm. The only limit is your imagination. </text:p>
            <text:p> But with great power comes great responsibility. As developers, we have a duty to ensure that our code is clean, efficient, and secure. We should always strive to improve our skills and stay up-to-date with the latest technologies and best practi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 calcext:value-type="float">
            <text:p>155</text:p>
          </table:table-cell>
          <table:table-cell table:style-name="ce4" office:value-type="string" calcext:value-type="string">
            <text:p>In Java, the 'main' function is where the program starts. It's the entry point of any Java code. The 'public' keyword is an access modifier which represents visibility, it means it is visible to all. The 'static' is a keyword which indicates that the main method is a class method. The 'void' keyword is used to indicate that the main method doesn't return any value. 'main' represents start of the program. 'String args[]' is used for command line arguments. Here's an example: </text:p>
            <text:p> public static void main(String args[]){</text:p>
            <text:p> // code block</text:p>
            <text:p>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atic void main(String args[]) {</text:p>
            <text:p>    // code block</text:p>
            <text:p>}</text:p>
          </table:table-cell>
          <table:table-cell table:number-columns-repeated="1017"/>
        </table:table-row>
        <table:table-row table:style-name="ro1">
          <table:table-cell table:style-name="ce2" office:value-type="float" office:value="156" calcext:value-type="float">
            <text:p>156</text:p>
          </table:table-cell>
          <table:table-cell table:style-name="ce4" office:value-type="string" calcext:value-type="string">
            <text:p>Software development is a process of writing and maintaining the source code. But it includes much more than that. It includes the conception of the desired software, to the final manifestation of the software, ideally in a planned and structured manner. </text:p>
            <text:p> It's not just about the coding, it's about understanding the problem you're trying to solve, and then designing a software solution that solves that problem in the most efficient way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7" calcext:value-type="float">
            <text:p>157</text:p>
          </table:table-cell>
          <table:table-cell table:style-name="ce4" office:value-type="string" calcext:value-type="string">
            <text:p>In software development, it's important to follow good coding practices. One of them is to avoid hard-coding values in your code. Instead, you should use constants or configuration files. In C#, you can define a constant as follows: </text:p>
            <text:p> public const int MaxItems = 100; </text:p>
            <text:p> This way, if the value needs to be changed, you can do it in one place, and the change will be reflected everywhere the constant is us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onst int MaxItems = 100;</text:p>
          </table:table-cell>
          <table:table-cell table:number-columns-repeated="1017"/>
        </table:table-row>
        <table:table-row table:style-name="ro1">
          <table:table-cell table:style-name="ce2" office:value-type="float" office:value="158" calcext:value-type="float">
            <text:p>158</text:p>
          </table:table-cell>
          <table:table-cell table:style-name="ce4" office:value-type="string" calcext:value-type="string">
            <text:p>There's a saying in software development: 'Always code as if the guy who ends up maintaining your code will be a violent psychopath who knows where you live.' This saying underlines the importance of writing clean, readable code. </text:p>
            <text:p> Coding is a form of communication. Not just between you and the computer, but also between you and other developers who might have to work with your code in the future. So it's important to write your code in a way that others can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 calcext:value-type="float">
            <text:p>159</text:p>
          </table:table-cell>
          <table:table-cell table:style-name="ce4" office:value-type="string" calcext:value-type="string">
            <text:p>When it comes to software development, problem-solving skills are a must. Developers are often faced with challenges that require them to think outside the box, to come up with creative solutions. </text:p>
            <text:p> For instance, in Python, you might come across a scenario where you need to swap the values of two variables. You could do it like this: </text:p>
            <text:p> a, b = b, a </text:p>
            <text:p> This line of code swaps the values of 'a' and 'b' with each other. It's a simple solution to a common problem, and it's just one example of the kind of creative problem-solving that software development requir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 b = b, a</text:p>
          </table:table-cell>
          <table:table-cell table:number-columns-repeated="1017"/>
        </table:table-row>
        <table:table-row table:style-name="ro1">
          <table:table-cell table:style-name="ce2" office:value-type="float" office:value="160" calcext:value-type="float">
            <text:p>160</text:p>
          </table:table-cell>
          <table:table-cell table:style-name="ce4" office:value-type="string" calcext:value-type="string">
            <text:p>Software development is a journey, a process of discovery. It's about learning how to solve problems, how to work with others, and how to create something that makes a difference. </text:p>
            <text:p> It's a field that's constantly evolving, with new languages, technologies, and techniques emerging all the time. As a developer, it's important to stay curious, to keep learning, and to always be open to new idea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2" calcext:value-type="float">
            <text:p>162</text:p>
          </table:table-cell>
          <table:table-cell table:style-name="ce4" office:value-type="string" calcext:value-type="string">
            <text:p>Software development is a creative process, a way of transforming ideas into reality. It's about creating something out of nothing, using nothing but your skills, your imagination, and a computer. </text:p>
            <text:p> It's not just about typing code into a computer. It's about understanding the problem, designing a solution, and then implementing that solution in the most efficient way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4" calcext:value-type="float">
            <text:p>164</text:p>
          </table:table-cell>
          <table:table-cell table:style-name="ce4" office:value-type="string" calcext:value-type="string">
            <text:p>At the heart of software development is problem-solving. It's about looking at a problem and figuring out the best way to solve it using code. </text:p>
            <text:p> It's not just about knowing how to code, but also understanding how to break down complex problems into smaller, more manageable parts. This is a skill that takes time and practice to develop, but it's one of the most important skills a software developer can ha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5" calcext:value-type="float">
            <text:p>165</text:p>
          </table:table-cell>
          <table:table-cell table:style-name="ce4" office:value-type="string" calcext:value-type="string">
            <text:p>Software development is a complex process involving multiple stages. It starts with requirement gathering, where developers understand what the client needs. Then comes the design phase, where developers outline how the software will look and function. The actual coding phase comes next, where the software is developed. This is usually followed by testing and maintenance phases. Here's a simple Java code for Hello World.</text:p>
            <text:p> public class HelloWorld {</text:p>
            <text:p> public static void main(String[] args) {</text:p>
            <text:p> System.out.println("Hello, World!");</text:p>
            <text:p>}</text:p>
            <text:p>}</text:p>
            <text:p> This is the most basic Java program, simply printing a greeting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66" calcext:value-type="float">
            <text:p>166</text:p>
          </table:table-cell>
          <table:table-cell table:style-name="ce4" office:value-type="string" calcext:value-type="string">
            <text:p>Software development methodologies play a crucial role in the development process. The waterfall model is a traditional approach where each stage of the software development process is completed before the next one starts. On the other hand, Agile methodology is a more flexible approach where requirements and solutions evolve through the collaborative effort of cross-functional te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 calcext:value-type="float">
            <text:p>168</text:p>
          </table:table-cell>
          <table:table-cell table:style-name="ce4" office:value-type="string" calcext:value-type="string">
            <text:p>In software development, it's important to write clean and understandable code. This not only makes the code easier to read and understand, but also makes it easier for other developers to work on it. This is particularly important in large projects where multiple developers are working on the same codeb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9" calcext:value-type="float">
            <text:p>169</text:p>
          </table:table-cell>
          <table:table-cell table:style-name="ce4" office:value-type="string" calcext:value-type="string">
            <text:p>Software development often relies on frameworks, which are code libraries that provide a basic structure for a software application. Developers can use these frameworks to build their applications, rather than starting from scratch. For example, the Django framework in Python provides a lot of built-in features for web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 calcext:value-type="float">
            <text:p>170</text:p>
          </table:table-cell>
          <table:table-cell table:style-name="ce4" office:value-type="string" calcext:value-type="string">
            <text:p>Version control is a system that records changes to a file or set of files over time so that you can recall specific versions later. It allows you to revert files back to a previous state, revert the entire project back to a previous state, compare changes over time, see who last modified something that might be causing a problem, and more. A common version control system used in software development is Git. Here's an example of a Git command to clone a repository.</text:p>
            <text:p> git clone https://github.com/user/repository.git</text:p>
            <text:p> This command will clone the repository at the given URL to your local machi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sitory.git</text:p>
          </table:table-cell>
          <table:table-cell table:number-columns-repeated="1017"/>
        </table:table-row>
        <table:table-row table:style-name="ro1">
          <table:table-cell table:style-name="ce2" office:value-type="float" office:value="171" calcext:value-type="float">
            <text:p>171</text:p>
          </table:table-cell>
          <table:table-cell table:style-name="ce4" office:value-type="string" calcext:value-type="string">
            <text:p>Software development involves a lot of problem-solving. Developers often have to think critically and come up with solutions to complex problems. This can involve a lot of trial and error, as well as research and learning new technologies or techniqu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 calcext:value-type="float">
            <text:p>172</text:p>
          </table:table-cell>
          <table:table-cell table:style-name="ce4" office:value-type="string" calcext:value-type="string">
            <text:p>Software development is a constantly evolving field. New technologies, frameworks, and methodologies are constantly emerging, and developers need to keep up to date with these changes. This often involves continuous learning and professional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 calcext:value-type="float">
            <text:p>174</text:p>
          </table:table-cell>
          <table:table-cell table:style-name="ce4" office:value-type="string" calcext:value-type="string">
            <text:p>In software development, debugging is the process of detecting and removing existing and potential errors (also known as 'bugs') in a software code that can cause it to behave unexpectedly or crash. Debugging is a crucial part of the development process, as it helps to ensure the software runs smoothly and effici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 calcext:value-type="float">
            <text:p>175</text:p>
          </table:table-cell>
          <table:table-cell table:style-name="ce4" office:value-type="string" calcext:value-type="string">
            <text:p>In software development, refactoring is the process of restructuring existing computer code without changing its external behavior. The goal of refactoring is to improve the design, structure, or implementation of the software, while preserving its functionality. Here's an example of a refactoring technique in Python called 'Extract Method'.</text:p>
            <text:p> def print_details(self):</text:p>
            <text:p> print(f'Name: {self.name}')</text:p>
            <text:p> print(f'Age: {self.age}')</text:p>
            <text:p> This method extracts the printing details into a separate method, making the code cleaner and more modula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print_details(self):</text:p>
            <text:p>    print(f'Name: {self.name}')</text:p>
            <text:p>    print(f'Age: {self.age}')</text:p>
          </table:table-cell>
          <table:table-cell table:number-columns-repeated="1017"/>
        </table:table-row>
        <table:table-row table:style-name="ro1">
          <table:table-cell table:style-name="ce2" office:value-type="float" office:value="176" calcext:value-type="float">
            <text:p>176</text:p>
          </table:table-cell>
          <table:table-cell table:style-name="ce4" office:value-type="string" calcext:value-type="string">
            <text:p>Software development often involves working with data. Developers need to be able to store, retrieve, and manipulate data in various ways. This often involves working with databases, which are organized collections of data. There are many types of databases, such as relational databases, document databases, and graph databases, each with their own strengths and weaknes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 calcext:value-type="float">
            <text:p>177</text:p>
          </table:table-cell>
          <table:table-cell table:style-name="ce4" office:value-type="string" calcext:value-type="string">
            <text:p>Software development is often a collaborative effort. Developers often work in teams, and good communication and teamwork skills are crucial. Developers need to be able to effectively communicate their ideas and listen to others. They also need to be able to work well in a team, as they often need to collaborate with other developers, designers, and other members of the project tea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 calcext:value-type="float">
            <text:p>178</text:p>
          </table:table-cell>
          <table:table-cell table:style-name="ce4" office:value-type="string" calcext:value-type="string">
            <text:p>Software development requires a good understanding of algorithms and data structures. These are fundamental concepts that every developer should be familiar with. Algorithms are sets of instructions for solving a problem or achieving a goal, while data structures are ways of organizing and storing data. Here's a simple example of a sorting algorithm in JavaScript.</text:p>
            <text:p> function bubbleSort(arr) {</text:p>
            <text:p> for(let i = 0; i &lt; arr.length; i++) {</text:p>
            <text:p> for(let j = 0; j &lt; arr.length - i - 1; j++) {</text:p>
            <text:p> if(arr[j] &gt; arr[j + 1]) {</text:p>
            <text:p> let temp = arr[j];</text:p>
            <text:p> arr[j] = arr[j + 1];</text:p>
            <text:p> arr[j + 1] = temp;</text:p>
            <text:p> }</text:p>
            <text:p> }</text:p>
            <text:p> }</text:p>
            <text:p> return arr;</text:p>
            <text:p> }</text:p>
            <text:p> This is a bubble sort algorithm, which sorts an array in ascending ord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bubbleSort(arr) {</text:p>
            <text:p>    for (let i = 0; i &lt; arr.length; i++) {</text:p>
            <text:p>        for (let j = 0; j &lt; arr.length - i - 1; j++) {</text:p>
            <text:p>            if (arr[j] &gt; arr[j + 1]) {</text:p>
            <text:p>                let temp = arr[j];</text:p>
            <text:p>                arr[j] = arr[j + 1];</text:p>
            <text:p>                arr[j + 1] = temp;</text:p>
            <text:p>            }</text:p>
            <text:p>        }</text:p>
            <text:p>    }</text:p>
            <text:p>    return arr;</text:p>
            <text:p>}</text:p>
          </table:table-cell>
          <table:table-cell table:number-columns-repeated="1017"/>
        </table:table-row>
        <table:table-row table:style-name="ro1">
          <table:table-cell table:style-name="ce2" office:value-type="float" office:value="181" calcext:value-type="float">
            <text:p>181</text:p>
          </table:table-cell>
          <table:table-cell table:style-name="ce4" office:value-type="string" calcext:value-type="string">
            <text:p>The world of software development is vast and ever-evolving. There are so many languages to choose from, each with its own strengths. But what's truly remarkable is how these languages interact with each other. For instance, JavaScript can be used in conjunction with HTML and CSS to create interactive web pages. The JavaScript function document.getElementById('demo').innerHTML = 'Hello JavaScript'; changes the content of an element with id 'demo'. It's truly remarkable how seamlessly these languages work togeth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ument.getElementById('demo').innerHTML = 'Hello JavaScript';</text:p>
          </table:table-cell>
          <table:table-cell table:number-columns-repeated="1017"/>
        </table:table-row>
        <table:table-row table:style-name="ro1">
          <table:table-cell table:style-name="ce2" office:value-type="float" office:value="182" calcext:value-type="float">
            <text:p>182</text:p>
          </table:table-cell>
          <table:table-cell table:style-name="ce4" office:value-type="string" calcext:value-type="string">
            <text:p>Software development is a captivating journey. It begins with an idea, transforms into lines of code, goes through rigorous testing, and finally, a fully functional software comes into existence. One of the most crucial stages in this journey is coding. This is where the developers need to write efficient and clean code to ensure the software runs smoothly. Over the years, several programming languages have emerged, each with their own specialties. From Python's simplicity to C++'s performance, developers have a wide range of options to choose fro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 calcext:value-type="float">
            <text:p>183</text:p>
          </table:table-cell>
          <table:table-cell table:style-name="ce4" office:value-type="string" calcext:value-type="string">
            <text:p>Developing software is like crafting a masterpiece. It requires a deep understanding of the programming languages, creativity, logical thinking, and, most importantly, patience. Among the plethora of programming languages, Java has always been a popular choice. The simplicity and robustness of Java make it a great choice for developing scalable applications. For instance, the classic HelloWorld in Java, public class Main {public static void main(String[] args) {System.out.println('Hello, World!');}}, demonstrates the simplicity of coding in this langu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Main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84" calcext:value-type="float">
            <text:p>184</text:p>
          </table:table-cell>
          <table:table-cell table:style-name="ce4" office:value-type="string" calcext:value-type="string">
            <text:p>Software development is a fascinating journey that starts with a simple idea and ends with a fully functioning product. This journey is filled with numerous challenges and obstacles, but the final product makes it all worth it. The heart of software development is coding. Writing clean, efficient and maintainable code is key to the successful completion of the project. While the choice of programming language depends on the project requirements, it's important to be proficient in multiple languages to be a versatil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7" calcext:value-type="float">
            <text:p>187</text:p>
          </table:table-cell>
          <table:table-cell table:style-name="ce4" office:value-type="string" calcext:value-type="string">
            <text:p>Software development is an exciting field that brings together creative problem solving and technical skills. It's a field that's constantly evolving, with new technologies, languages, and methodologies being introduced all the time. It's a field where the learning never stops. While coding is a crucial part of software development, it's also important to have a solid understanding of software architecture, algorithms, data structures, and design patterns. Each of these elements plays a crucial role in the development of high-quality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8" calcext:value-type="float">
            <text:p>188</text:p>
          </table:table-cell>
          <table:table-cell table:style-name="ce4" office:value-type="string" calcext:value-type="string">
            <text:p>Software development is a field that's as creative as it is technical. It's not just about writing code, but also about understanding the problem and coming up with a solution that's efficient and scalable. One of the most popular languages for software development is JavaScript. This language is highly versatile and can be used for both front-end and back-end development. A simple JavaScript function could look like this: function greet(name) {return 'Hello, ' + name;}. Despite its simplicity, JavaScript is a powerful tool in the hands of a skilled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text:p>
            <text:p>}</text:p>
          </table:table-cell>
          <table:table-cell table:number-columns-repeated="1017"/>
        </table:table-row>
        <table:table-row table:style-name="ro1">
          <table:table-cell table:style-name="ce2" office:value-type="float" office:value="190" calcext:value-type="float">
            <text:p>190</text:p>
          </table:table-cell>
          <table:table-cell table:style-name="ce4" office:value-type="string" calcext:value-type="string">
            <text:p>Software development is a field that's constantly evolving. New technologies, languages, and methodologies are introduced regularly, making it a field that's always fresh and interesting. While coding is a significant part of software development, it's important not to overlook the other aspects such as design, architecture, and testing. These aspects are equally important and contribute significantly to the success of a software project. It's also crucial to keep up with the latest trends and technologies in the field to stay relevant and competiti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2" calcext:value-type="float">
            <text:p>192</text:p>
          </table:table-cell>
          <table:table-cell table:style-name="ce4" office:value-type="string" calcext:value-type="string">
            <text:p>Software development is a fascinating field. It's a world where the abstract ideas turn into tangible applications. The process of software development is quite intricate. It encompasses various phases including planning, analysis, design, development, testing, and maintenance. Each phase has its own significance and plays a crucial role in the successful development of the software. This iterative process is what makes software development a highly dynamic and reward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4" calcext:value-type="float">
            <text:p>194</text:p>
          </table:table-cell>
          <table:table-cell table:style-name="ce4" office:value-type="string" calcext:value-type="string">
            <text:p>Software development is a field that requires a unique blend of creativity and technical skills. It's not just about writing code, but also about understanding the problem, designing a solution, and then implementing that solution in the most efficient way possible. The heart of software development is coding. This is where the developers bring their designs to life. While there are many programming languages available, the choice of language depends on the requirements of the project and the preferences of th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6" calcext:value-type="float">
            <text:p>196</text:p>
          </table:table-cell>
          <table:table-cell table:style-name="ce4" office:value-type="string" calcext:value-type="string">
            <text:p>In software development, it's crucial to understand the principles of clean code. The code should be easy to read and understand, and it should be simple and clear. There should be no unnecessary complexity. This is important because it makes it easier for other developers to understand your code and work with it.</text:p>
            <text:p/>
            <text:p>In addition, developers should follow best practices when it comes to coding. This includes using meaningful names for variables and functions, and organizing code into small, manageable functions. These practices make the code easier to read and mainta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7" calcext:value-type="float">
            <text:p>197</text:p>
          </table:table-cell>
          <table:table-cell table:style-name="ce4" office:value-type="string" calcext:value-type="string">
            <text:p>Version control is a system that records changes to a file or set of files over time so that you can recall specific versions later. It allows you to revert selected files back to a previous state, revert the entire project back to a previous state, compare changes over time, see who last modified something that might be causing a problem, who introduced an issue and when, and more.</text:p>
            <text:p/>
            <text:p>Using a VCS also generally means that if you screw things up or lose files, you can easily recover. In addition, you get all this for very little overhead. Git is a free and open source distributed version control system designed to handle everything from small to very large projects with speed and efficiency. Here is a common Git command: git init. This command initializes a new Git repository and begins tracking an existing directory. It adds a hidden subfolder within the existing directory that houses the internal data structure required for version contro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198" calcext:value-type="float">
            <text:p>198</text:p>
          </table:table-cell>
          <table:table-cell table:style-name="ce4" office:value-type="string" calcext:value-type="string">
            <text:p>Software testing is an integral part of the software development process. It is the process of executing a program or application with the intent of finding software bugs. It involves the execution of a software component or system component to evaluate one or more properties of interest.</text:p>
            <text:p/>
            <text:p>There are different types of software testing, including functional testing, integration testing, system testing, and acceptance testing. Each of these tests has a specific purpose and is important in ensuring that the software is working as expec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9" calcext:value-type="float">
            <text:p>199</text:p>
          </table:table-cell>
          <table:table-cell table:style-name="ce4" office:value-type="string" calcext:value-type="string">
            <text:p>In software development, the term 'stack' refers to a collection of software products and programming languages used to complete a project. The stack includes both front-end and back-end components.</text:p>
            <text:p/>
            <text:p>A popular JavaScript-based stack is the MEAN stack, which stands for MongoDB, Express.js, Angular.js, and Node.js. Here is a simple Node.js command: var http = require('http'); http.createServer(function (req, res) { res.writeHead(200, {'Content-Type': 'text/html'}); res.end('Hello World!'); }).listen(8080);. This command creates a simple server that returns 'Hello World!' when access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http = require('http');</text:p>
            <text:p>http.createServer(function (req, res) {</text:p>
            <text:p> res.writeHead(200, {'Content-Type': 'text/html'});</text:p>
            <text:p> res.end('Hello World!');</text:p>
            <text:p>}).listen(8080);</text:p>
          </table:table-cell>
          <table:table-cell table:number-columns-repeated="1017"/>
        </table:table-row>
        <table:table-row table:style-name="ro1">
          <table:table-cell table:style-name="ce2" office:value-type="float" office:value="201" calcext:value-type="float">
            <text:p>201</text:p>
          </table:table-cell>
          <table:table-cell table:style-name="ce4" office:value-type="string" calcext:value-type="string">
            <text:p>The world of software development is varied and constantly evolving. New technologies and frameworks are introduced regularly, sometimes making it difficult to keep pace with the changes. However, one thing that has remained constant is the importance of understanding and applying fundamental concepts. </text:p>
            <text:p/>
            <text:p>These include understanding the software development lifecycle, object-oriented programming, data structures, algorithms, and more. These foundational skills allow software developers to adapt to new technologies quickly and effectively.</text:p>
            <text:p/>
            <text:p>For software developers, it's not just about knowing how to code. It's about solving problems, thinking critically, and being able to learn and adapt in a fast-paced industry. This is what makes software development such a rewarding and challeng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02" calcext:value-type="float">
            <text:p>202</text:p>
          </table:table-cell>
          <table:table-cell table:style-name="ce4" office:value-type="string" calcext:value-type="string">
            <text:p>In the world of software development, there are several methodologies that guide the development process. These include the waterfall model, agile development, extreme programming, and more. Each methodology has its own strengths and weaknesses, and is suited to different kinds of projects. </text:p>
            <text:p/>
            <text:p>For instance, the waterfall model is a linear sequential flow. It's often used when the requirements are very well known, and changes are unlikely or less frequent. This type of development methodology is used when the risk is manageable.</text:p>
            <text:p/>
            <text:p>On the other hand, agile development is a type of iterative model for development. It promotes continuous iteration of development and testing throughout the software development lifecycle of the project. Here is a basic example of a YAML file used in an agile development process:</text:p>
            <text:p/>
            <text:p>start</text:p>
            <text:p>version: '3'</text:p>
            <text:p>services:</text:p>
            <text:p>  web:</text:p>
            <text:p>    build: .</text:p>
            <text:p>    ports:</text:p>
            <text:p>     - '5000:5000'</text:p>
            <text:p>end</text:p>
            <text:p/>
            <text:p>This file is used to configure a Docker container, an essential tool in many agile development environmen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ersion: '3'</text:p>
            <text:p>services:</text:p>
            <text:p>  web:</text:p>
            <text:p>    build: .</text:p>
            <text:p>    ports:</text:p>
            <text:p>     - '5000:5000'</text:p>
          </table:table-cell>
          <table:table-cell table:number-columns-repeated="1017"/>
        </table:table-row>
        <table:table-row table:style-name="ro1">
          <table:table-cell table:style-name="ce2" office:value-type="float" office:value="203" calcext:value-type="float">
            <text:p>203</text:p>
          </table:table-cell>
          <table:table-cell table:style-name="ce4" office:value-type="string" calcext:value-type="string">
            <text:p>Software development is a creative process that involves designing, coding, testing, debugging, and maintaining the source code of computer programs. This source code is written in a programming language, and the purpose of programming is to create a set of instructions that computers can use to perform specific operations or to exhibit desired behaviors.</text:p>
            <text:p/>
            <text:p>The process of software development involves several stages, including requirements analysis, software design, programming, testing, and maintenance. Throughout this process, developers must consider the goals of the software, the environment in which it operates, and the people who will be using it.</text:p>
            <text:p/>
            <text:p>Software development is a critical part of today's world, powering everything from the internet to smartphones to life-saving medical devices. It's a field that offers endless opportunities for learning and growth, making it an exciting and rewarding career choi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05" calcext:value-type="float">
            <text:p>205</text:p>
          </table:table-cell>
          <table:table-cell table:style-name="ce4" office:value-type="string" calcext:value-type="string">
            <text:p>C# is another popular language. It's mainly used for developing Windows applications. The language is statically typed, which means the type of variable is checked at compile time.</text:p>
            <text:p/>
            <text:p>The .NET framework, on which C# runs, provides a large number of libraries. This makes the development process easier. The language has a strong support for object-oriented programm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07" calcext:value-type="float">
            <text:p>207</text:p>
          </table:table-cell>
          <table:table-cell table:style-name="ce4" office:value-type="string" calcext:value-type="string">
            <text:p>Java is a statically typed language. It's known for its 'write once, run anywhere' philosophy. The Java Virtual Machine (JVM) allows Java programs to run on any device that has a JVM.</text:p>
            <text:p/>
            <text:p>Java is an object-oriented language. It supports inheritance, encapsulation, abstraction, and polymorphism. These features make Java a powerful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09" calcext:value-type="float">
            <text:p>209</text:p>
          </table:table-cell>
          <table:table-cell table:style-name="ce4" office:value-type="string" calcext:value-type="string">
            <text:p>Go, or Golang, is a statically typed language developed at Google. It's known for its simplicity and efficiency. The language is designed to handle high-performance applications.</text:p>
            <text:p/>
            <text:p>Go has a garbage collector, which automatically frees up memory. This makes the language safer to use than languages like C and 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0" calcext:value-type="float">
            <text:p>210</text:p>
          </table:table-cell>
          <table:table-cell table:style-name="ce4" office:value-type="string" calcext:value-type="string">
            <text:p>Swift is a language developed by Apple. It's used for developing iOS, macOS, watchOS, and tvOS apps. Swift is designed to be easy to learn and use.</text:p>
            <text:p/>
            <text:p>The language is type-safe and has a modern syntax. print('Hello, World!') This line of code prints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211" calcext:value-type="float">
            <text:p>211</text:p>
          </table:table-cell>
          <table:table-cell table:style-name="ce4" office:value-type="string" calcext:value-type="string">
            <text:p>Rust is a language that aims to provide memory safety without sacrificing performance. It's used for system programming and game development.</text:p>
            <text:p/>
            <text:p>Rust has a unique ownership system. This system eliminates common programming errors, like null reference exceptions and dangling point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2" calcext:value-type="float">
            <text:p>212</text:p>
          </table:table-cell>
          <table:table-cell table:style-name="ce4" office:value-type="string" calcext:value-type="string">
            <text:p>Kotlin is a statically typed language developed by JetBrains. It's fully interoperable with Java and is designed to be safer and more concise.</text:p>
            <text:p/>
            <text:p>Kotlin has null safety built into the language. This helps to eliminate the dreaded null pointer exception. println('Hello, World!') This line of code prints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ln('Hello, World!')</text:p>
          </table:table-cell>
          <table:table-cell table:number-columns-repeated="1017"/>
        </table:table-row>
        <table:table-row table:style-name="ro1">
          <table:table-cell table:style-name="ce2" office:value-type="float" office:value="213" calcext:value-type="float">
            <text:p>213</text:p>
          </table:table-cell>
          <table:table-cell table:style-name="ce4" office:value-type="string" calcext:value-type="string">
            <text:p>TypeScript is a superset of JavaScript. It adds static types to the language. This makes the language safer to use and easier to refactor.</text:p>
            <text:p/>
            <text:p>TypeScript is transpiled to JavaScript. This means that TypeScript code can run anywhere that JavaScript code can ru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5" calcext:value-type="float">
            <text:p>215</text:p>
          </table:table-cell>
          <table:table-cell table:style-name="ce4" office:value-type="string" calcext:value-type="string">
            <text:p>Bash is a command line interface for Unix-based operating systems. It's used for scripting and automation tasks.</text:p>
            <text:p/>
            <text:p>Bash scripts can be used to automate repetitive tasks. This saves time and reduces the risk of err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6" calcext:value-type="float">
            <text:p>216</text:p>
          </table:table-cell>
          <table:table-cell table:style-name="ce4" office:value-type="string" calcext:value-type="string">
            <text:p>PowerShell is a scripting language developed by Microsoft. It's used for task automation and configuration management.</text:p>
            <text:p/>
            <text:p>PowerShell uses cmdlets, which are .NET classes. These cmdlets perform an action and return a .NET ob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18" calcext:value-type="float">
            <text:p>218</text:p>
          </table:table-cell>
          <table:table-cell table:style-name="ce4" office:value-type="string" calcext:value-type="string">
            <text:p>YAML, or 'YAML Ain't Markup Language', is a human-readable data serialization language. It's used for configuration files and data exchange between languages with different data structures.</text:p>
            <text:p/>
            <text:p>YAML is often used with Ansible, a configuration management tool. Ansible uses YAML to define provisioning details for different environ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20" calcext:value-type="float">
            <text:p>220</text:p>
          </table:table-cell>
          <table:table-cell table:style-name="ce4" office:value-type="string" calcext:value-type="string">
            <text:p>The world of software development is vast and complex. It's a world where creativity meets logic, where abstract ideas become tangible products. It's a world that's constantly evolving, with new languages, tools, and techniques emerging all the time. </text:p>
            <text:p/>
            <text:p>One of the most important skills a software developer can have is problem-solving. Whether it's figuring out how to implement a feature, debugging a tricky error, or optimizing code for performance, problem-solving is at the heart of what developers do. It's a skill that requires patience, perseverance, and a lot of coffee. </text:p>
            <text:p/>
            <text:p>Another crucial skill is communication. Developers don't work in a vacuum. They're often part of a team, working together to build something bigger than themselves. Being able to effectively communicate ideas and problems is key to successful team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21" calcext:value-type="float">
            <text:p>221</text:p>
          </table:table-cell>
          <table:table-cell table:style-name="ce4" office:value-type="string" calcext:value-type="string">
            <text:p>Diving into software development without a plan is like going on a road trip without a map. You might eventually get where you're going, but it's going to take a lot longer and be a lot more stressful. That's why one of the first steps in software development is planning. </text:p>
            <text:p/>
            <text:p>During the planning phase, developers define the scope of the project, identify the required resources, and create a timeline. They outline the features the software will have and the technologies they'll use to build it. They also identify potential challenges and plan for how to overcome them. </text:p>
            <text:p/>
            <text:p>Once the planning is done, it's time for the fun part: coding. This is where developers get to roll up their sleeves and start building. It's a process that's both creative and logical, requiring a unique blend of skills. And while it can be challenging, it's also incredibly rewar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23" calcext:value-type="float">
            <text:p>223</text:p>
          </table:table-cell>
          <table:table-cell table:style-name="ce4" office:value-type="string" calcext:value-type="string">
            <text:p>Software development is a fascinating field, combining elements of creativity, problem-solving, and technical skill. It's a field that's constantly evolving, with new tools and technologies emerging all the time. </text:p>
            <text:p/>
            <text:p>One of the most exciting things about software development is the ability to create something from nothing. With just a computer and some code, you can build a website, a mobile app, a video game, or any number of other digital products. </text:p>
            <text:p/>
            <text:p>But software development isn't just about writing code. It's also about understanding the problem you're trying to solve and designing a solution that meets the needs of the users. It's about testing and refining your product until it's as good as it can be. And it's about staying up-to-date with the latest technologies and trends to ensure that your skills are always releva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24" calcext:value-type="float">
            <text:p>224</text:p>
          </table:table-cell>
          <table:table-cell table:style-name="ce4" office:value-type="string" calcext:value-type="string">
            <text:p>Software development is a complex process encompassing a variety of steps. The initial phase involves requirements gathering, where the client's needs are thoroughly understood. After this, the system design phase begins, where architecture and software design are formulated. This is followed by the implementation phase, where the actual coding begins. In this phase, developers translate the design into code. In the language of Python for instance, the developers might write a simple function as def hello(): print('Hello, World!'). The next phase is testing, where the software is tested for errors and bug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 </text:p>
            <text:p>    print('Hello, World!')</text:p>
          </table:table-cell>
          <table:table-cell table:number-columns-repeated="1017"/>
        </table:table-row>
        <table:table-row table:style-name="ro1">
          <table:table-cell table:style-name="ce2" office:value-type="float" office:value="225" calcext:value-type="float">
            <text:p>225</text:p>
          </table:table-cell>
          <table:table-cell table:style-name="ce4" office:value-type="string" calcext:value-type="string">
            <text:p>In the world of software development, Java is a well-known language. It is used in a variety of applications, from mobile apps to web applications to enterprise systems. Java is known for its 'Write Once, Run Anywhere' (WORA) capability, meaning that compiled Java code can run on all platforms that support Java without the need for recompiling. A simple Java code might look like this: public class HelloWorld { public static void main(String[] args) { System.out.println('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226" calcext:value-type="float">
            <text:p>226</text:p>
          </table:table-cell>
          <table:table-cell table:style-name="ce4" office:value-type="string" calcext:value-type="string">
            <text:p>The software development life cycle (SDLC) is a framework for the process of developing, deploying, and maintaining software applications. It ensures that high-quality software is delivered according to a schedule. The SDLC process can be divided into six phases: requirements gathering, system design, implementation, testing, deployment, and maintenance. Each phase has its own process and deliverables that feed into the next ph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29" calcext:value-type="float">
            <text:p>229</text:p>
          </table:table-cell>
          <table:table-cell table:style-name="ce4" office:value-type="string" calcext:value-type="string">
            <text:p>Software testing is a critical phase of software development. It is the process of executing a program or application with the intent of finding software bugs. There are several types of testing, such as Functional Testing, Performance Testing, Usability Testing, Security Testing, Compatibility Testing, etc. Each type of testing has its own purpose and benefits, and the type of testing to be conducted depends on the requirement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30" calcext:value-type="float">
            <text:p>230</text:p>
          </table:table-cell>
          <table:table-cell table:style-name="ce4" office:value-type="string" calcext:value-type="string">
            <text:p>Software development methodologies play a crucial role in developing software. Different methodologies include Waterfall, Iterative, Agile, Scrum, etc. These methodologies have their own strengths and weaknesses, and the choice depends on the nature of the project, team size, complexity of the project, and other factors. For instance, Agile is a methodology that emphasizes collaboration, customer feedback, and small, rapid relea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31" calcext:value-type="float">
            <text:p>231</text:p>
          </table:table-cell>
          <table:table-cell table:style-name="ce4" office:value-type="string" calcext:value-type="string">
            <text:p>In the field of software development, C++ is a powerful, high-level programming language known for its performance and flexibility. C++ supports both procedural and object-oriented programming, making it a hybrid language. Here is how a simple 'Hello, World!' program would look like in C++: #include &lt;iostream&gt; int main() { std::cout &lt;&lt; 'Hello, World!';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232" calcext:value-type="float">
            <text:p>232</text:p>
          </table:table-cell>
          <table:table-cell table:style-name="ce4" office:value-type="string" calcext:value-type="string">
            <text:p>JavaScript is one of the three core technologies of the World Wide Web, along with HTML and CSS. JavaScript enables interactive web pages and is an essential part of web applications. A JavaScript function to calculate the sum of two numbers could be written as: function sum(a, b) { return a + b;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um(a, b) {</text:p>
            <text:p>    return a + b;</text:p>
            <text:p>}</text:p>
          </table:table-cell>
          <table:table-cell table:number-columns-repeated="1017"/>
        </table:table-row>
        <table:table-row table:style-name="ro1">
          <table:table-cell table:style-name="ce2" office:value-type="float" office:value="233" calcext:value-type="float">
            <text:p>233</text:p>
          </table:table-cell>
          <table:table-cell table:style-name="ce4" office:value-type="string" calcext:value-type="string">
            <text:p>Python is a high-level, interpreted, and general-purpose dynamic programming language. Its design philosophy emphasizes code readability, and its syntax allows programmers to express concepts in fewer lines of code. Python supports multiple programming paradigms, including object-oriented, imperative and functional programming or procedural styles. It is also a popular language for data analysis and machine learn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34" calcext:value-type="float">
            <text:p>234</text:p>
          </table:table-cell>
          <table:table-cell table:style-name="ce4" office:value-type="string" calcext:value-type="string">
            <text:p>Software development involves many stages, from initial requirements gathering and planning, through design and coding, to testing, deployment, and maintenance. Each stage has its own importance and plays a crucial role in the successful completion of the project. The code is a critical part of the process, and it's important to write clean, efficient code. For example, a simple for loop in C# might look like: for(int i = 0; i &lt; 10; i++) { Console.WriteLine(i);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nt i = 0; i &lt; 10; i++) {</text:p>
            <text:p>    Console.WriteLine(i);</text:p>
            <text:p>}</text:p>
          </table:table-cell>
          <table:table-cell table:number-columns-repeated="1017"/>
        </table:table-row>
        <table:table-row table:style-name="ro1">
          <table:table-cell table:style-name="ce2" office:value-type="float" office:value="235" calcext:value-type="float">
            <text:p>235</text:p>
          </table:table-cell>
          <table:table-cell table:style-name="ce4" office:value-type="string" calcext:value-type="string">
            <text:p>Agile software development refers to a group of software development methodologies based on iterative development, where requirements and solutions evolve through collaboration between self-organizing, cross-functional teams. The Agile Manifesto introduced the term in 2001. Scrum is one of the implementations of agile methodology. In Scrum, iterations are called 'sprints' and are time-boxed to between one week and one month.</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36" calcext:value-type="float">
            <text:p>236</text:p>
          </table:table-cell>
          <table:table-cell table:style-name="ce4" office:value-type="string" calcext:value-type="string">
            <text:p>A key part of software development is debugging. This is the process of detecting and removing existing and potential errors in a software code that can cause it to behave unexpectedly or crash. Debugging is a necessary process in almost every type of programming and can be quite challenging, particularly for complex code. For example, in Java, you'd use the System.out.println() method to debug your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text:p>
          </table:table-cell>
          <table:table-cell table:number-columns-repeated="1017"/>
        </table:table-row>
        <table:table-row table:style-name="ro1">
          <table:table-cell table:style-name="ce2" office:value-type="float" office:value="237" calcext:value-type="float">
            <text:p>237</text:p>
          </table:table-cell>
          <table:table-cell table:style-name="ce4" office:value-type="string" calcext:value-type="string">
            <text:p>DevOps is a set of practices that combines software development and IT operations. It aims to shorten the system development life cycle and provide continuous delivery with high software quality. DevOps is complementary with Agile software development; several DevOps aspects came from Agile methodolog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38" calcext:value-type="float">
            <text:p>238</text:p>
          </table:table-cell>
          <table:table-cell table:style-name="ce4" office:value-type="string" calcext:value-type="string">
            <text:p>In software development, languages like C++ and Java are commonly used. These languages are known for their efficiency and flexibility. On the other hand, languages like Python are known for their simplicity and readability. A simple if-else condition in C++ might look like this: int x = 10; if (x &gt; 0) { cout &lt;&lt; 'Positive number'; } else { cout &lt;&lt; 'Negative number';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x = 10;</text:p>
            <text:p>if (x &gt; 0) {</text:p>
            <text:p>    cout &lt;&lt; "Positive number";</text:p>
            <text:p>} else {</text:p>
            <text:p>    cout &lt;&lt; "Negative number";</text:p>
            <text:p>}</text:p>
          </table:table-cell>
          <table:table-cell table:number-columns-repeated="1017"/>
        </table:table-row>
        <table:table-row table:style-name="ro1">
          <table:table-cell table:style-name="ce2" office:value-type="float" office:value="240" calcext:value-type="float">
            <text:p>240</text:p>
          </table:table-cell>
          <table:table-cell table:style-name="ce4" office:value-type="string" calcext:value-type="string">
            <text:p>When it comes to software development, there are several methodologies that can be used, each with its own set of pros and cons. For example, the Agile methodology is quite popular due to its flexibility and focus on continuous improvement. This methodology encourages frequent communication and collaboration among team members, which can greatly improve the development process.</text:p>
            <text:p/>
            <text:p>On the other hand, the Waterfall methodology is more structured and sequential. Each phase of the project is completed before the next one begins, which can make it easier to manage and control. This methodology is particularly suitable for large, complex projects with clearly defined requirements.</text:p>
            <text:p/>
            <text:p>Choosing the right methodology can significantly impact the success of a software development project. Therefore, it's essential for software developers to carefully consider their project's specific needs and circumstances before deciding on a methodolog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43" calcext:value-type="float">
            <text:p>243</text:p>
          </table:table-cell>
          <table:table-cell table:style-name="ce4" office:value-type="string" calcext:value-type="string">
            <text:p>Software development is not just about writing code. It also involves a lot of planning, design, and collaboration. Before writing a single line of code, developers often spend a significant amount of time designing the architecture of the software, planning its features, and discussing their ideas with the rest of the team.</text:p>
            <text:p/>
            <text:p>Once the planning stage is completed, developers start writing code. They usually work on small portions of the software at a time, gradually building up the whole system. This process involves a lot of problem-solving and creativity. For instance, developers may need to come up with innovative solutions to meet specific requirements or overcome technical challenges.</text:p>
            <text:p/>
            <text:p>After the code is written, it needs to be tested thoroughly to ensure that it works correctly and doesn't have any bugs. This is a crucial step in the software development process, as even a small bug can cause major problems in the final product.</text:p>
            <text:p/>
            <text:p>In conclusion, software development is a complex process that requires a wide range of skills and knowledge. It's not just about coding, but also about planning, problem-solving, and team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44" calcext:value-type="float">
            <text:p>244</text:p>
          </table:table-cell>
          <table:table-cell table:style-name="ce4" office:value-type="string" calcext:value-type="string">
            <text:p>The software development life cycle (SDLC) is a framework that describes the stages involved in the development of a software product. It begins with the requirement analysis phase, where the needs of the client are assessed, and the objectives and scope of the software are defined.</text:p>
            <text:p/>
            <text:p>The next phase is the design phase, where the software architecture is planned and the user interface is designed. Here, developers might use a tool like XAML for creating the UI. For instance, a simple button in XAML might look like this: </text:p>
            <text:p/>
            <text:p>Button Content='Click me' Width=100 Height=50</text:p>
            <text:p/>
            <text:p>This defines a button with the text 'Click me' and a width and height of 100 and 50 units, respectively.</text:p>
            <text:p/>
            <text:p>Following the design phase, the implementation phase begins. This is where the actual coding happens. After the code is written, it goes through testing to find and fix any bugs. Finally, the software is deployed and maintained.</text:p>
            <text:p/>
            <text:p>In conclusion, the SDLC provides a structured approach to software development, ensuring that all important aspects are considered and that the final product meets the client's requiremen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Button Content='Click me' Width=100 Height=50</text:p>
          </table:table-cell>
          <table:table-cell table:number-columns-repeated="1017"/>
        </table:table-row>
        <table:table-row table:style-name="ro1">
          <table:table-cell table:style-name="ce2" office:value-type="float" office:value="246" calcext:value-type="float">
            <text:p>246</text:p>
          </table:table-cell>
          <table:table-cell table:style-name="ce4" office:value-type="string" calcext:value-type="string">
            <text:p>Software development projects involve a variety of tasks, including requirements gathering, design, coding, testing, and deployment. To manage these tasks effectively, developers often use project management tools, such as Jira or Trello. These tools help keep track of tasks, deadlines, and progress, making it easier to manage the project and meet deadlines.</text:p>
            <text:p/>
            <text:p>In addition to project management tools, developers also use tools for version control, such as Git. Version control systems allow multiple developers to work on the same codebase without conflicts. They also keep a history of changes, making it easy to revert to a previous version if needed.</text:p>
            <text:p/>
            <text:p>When it comes to writing code, developers use a variety of programming languages, each with its own strengths and weaknesses. Some languages, like Java or C#, are great for building complex enterprise applications, while others, like Python or JavaScript, are often used for web development or data analysis. Choosing the right language for a project can greatly impact its success.</text:p>
            <text:p/>
            <text:p>In conclusion, software development involves a wide range of tasks and tools. By leveraging these tools effectively, developers can manage their projects more efficiently and produce high-quality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47" calcext:value-type="float">
            <text:p>247</text:p>
          </table:table-cell>
          <table:table-cell table:style-name="ce4" office:value-type="string" calcext:value-type="string">
            <text:p>In software development, choosing the right data structure is key to solving problems efficiently. Data structures are the building blocks of software, and developers use them to organize and store data in their programs.</text:p>
            <text:p/>
            <text:p>For example, arrays are one of the most commonly used data structures. They are used to store multiple items of the same type in a contiguous block of memory. Here's an example of how to declare an array in C++:</text:p>
            <text:p/>
            <text:p>int arr[5] = {1, 2, 3, 4, 5};</text:p>
            <text:p/>
            <text:p>This code declares an array of integers with five elements. The elements are initialized with the values 1, 2, 3, 4, and 5.</text:p>
            <text:p/>
            <text:p>Other common data structures include linked lists, which are used to store items in a non-contiguous block of memory, and trees, which are used to represent hierarchical relationships between items. Each data structure has its own advantages and disadvantages, and choosing the right one can greatly impact the performance of a program.</text:p>
            <text:p/>
            <text:p>In conclusion, data structures play a crucial role in software development. They allow developers to organize and manipulate data in a way that aligns with the problem they are trying to solv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arr[5] = {1, 2, 3, 4, 5};</text:p>
          </table:table-cell>
          <table:table-cell table:number-columns-repeated="1017"/>
        </table:table-row>
        <table:table-row table:style-name="ro1">
          <table:table-cell table:style-name="ce2" office:value-type="float" office:value="248" calcext:value-type="float">
            <text:p>248</text:p>
          </table:table-cell>
          <table:table-cell table:style-name="ce4" office:value-type="string" calcext:value-type="string">
            <text:p>In today's fast-paced world, software development methodologies have evolved to deliver products faster and more efficiently. One of the most popular methodologies is Agile, which emphasizes cross-functional collaboration, customer feedback, and rapid iteration.</text:p>
            <text:p/>
            <text:p>Within Agile, there are several specific frameworks, such as Scrum and Kanban. Scrum uses fixed-length iterations called sprints, with predefined goals, while Kanban focuses on continuous delivery and maximizing efficiency.</text:p>
            <text:p/>
            <text:p>Another methodology is DevOps, which aims to bridge the gap between development and operations teams. DevOps practices often include continuous integration and delivery (CI/CD), infrastructure as code, and automated testing.</text:p>
            <text:p/>
            <text:p>These methodologies are not mutually exclusive and can be combined to suit the specific needs of a project. By adopting these methodologies, companies can better respond to changing requirements, reduce time to market, and improve product quality.</text:p>
            <text:p/>
            <text:p>In conclusion, modern software development methodologies are designed to adapt to changing environments and deliver high-quality software efficiently. By understanding and adopting these methodologies, developers can significantly improve their productivity and the quality of their 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50" calcext:value-type="float">
            <text:p>250</text:p>
          </table:table-cell>
          <table:table-cell table:style-name="ce4" office:value-type="string" calcext:value-type="string">
            <text:p>Security is a critical concern in software development. With the increasing number of cyber threats, it's crucial for developers to write secure code and protect their applications from attacks.</text:p>
            <text:p/>
            <text:p>There are many practices developers can adopt to improve the security of their code. One of the most important is input validation. This involves checking the data provided by users to ensure it's in the correct format and doesn't contain malicious content. For example, if you're expecting a number as input, you should check that the input is indeed a number before using it.</text:p>
            <text:p/>
            <text:p>Another important practice is to encrypt sensitive data. Encryption transforms data into a format that can only be read by someone who has the decryption key. This is particularly important for data like passwords or credit card numbers.</text:p>
            <text:p/>
            <text:p>In conclusion, security should always be a priority in software development. By adopting good security practices, developers can protect their applications and their users from cyber threa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52" calcext:value-type="float">
            <text:p>252</text:p>
          </table:table-cell>
          <table:table-cell table:style-name="ce4" office:value-type="string" calcext:value-type="string">
            <text:p>Software development is a complex process that requires careful planning, design, and execution. One of the most important aspects of this process is the design of the software architecture. This involves making decisions about how the software will be structured and how its components will interact with each other.</text:p>
            <text:p/>
            <text:p>There are several architectural patterns that developers can use as a guide when designing their software. One of the most common is the Model-View-Controller (MVC) pattern. This pattern separates the software into three interconnected parts: the model, which represents the data and the business logic; the view, which displays the data to the user; and the controller, which handles user input and updates the model and view accordingly.</text:p>
            <text:p/>
            <text:p>Another common architectural pattern is the Service-Oriented Architecture (SOA). This pattern structures the software as a collection of services, which are independent components that communicate with each other.</text:p>
            <text:p/>
            <text:p>In conclusion, the design of the software architecture is a crucial step in the software development process. It sets the foundation for the entire project and can greatly impact the quality and maintainability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54" calcext:value-type="float">
            <text:p>254</text:p>
          </table:table-cell>
          <table:table-cell table:style-name="ce4" office:value-type="string" calcext:value-type="string">
            <text:p>Software development is a creative process that involves designing, coding, and testing computer software. The process includes several stages, such as gathering and analyzing requirements, designing the system architecture, writing the code, testing the software, and maintaining the system.</text:p>
            <text:p/>
            <text:p>Software developers use a variety of programming languages, depending on the type of software they're creating. For example, they might use Java or C# to create complex business applications, or they might use JavaScript or Python for web development.</text:p>
            <text:p/>
            <text:p>Here's an example of a simple Java program that prints 'Hello, World!' to the console:</text:p>
            <text:p/>
            <text:p>public class HelloWorld {</text:p>
            <text:p>public static void main(String[] args) {</text:p>
            <text:p>System.out.println('Hello, World!');</text:p>
            <text:p>}</text:p>
            <text:p>}</text:p>
            <text:p/>
            <text:p>In this program, 'HelloWorld' is the name of the class, 'main' is the method that gets executed when the program runs, and 'System.out.println('Hello, World!');' is the line of code that prints the message to the console.</text:p>
            <text:p/>
            <text:p>In conclusion, software development is a complex, multi-step process that requires a wide range of skills, including problem-solving, logical thinking, and a good understanding of programming languag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255" calcext:value-type="float">
            <text:p>255</text:p>
          </table:table-cell>
          <table:table-cell table:style-name="ce4" office:value-type="string" calcext:value-type="string">
            <text:p>Software development is an exciting field. It's a world where you can take your ideas and bring them to life. One of the most popular languages used in this field is Java. For instance, if you want to print a simple line in Java, you would use System.out.println('Hello, World!');. You can see how simple and straightforward it is. The potential with this language is vast and it's widely used in the industry due to its scalability and reliability. Furthermore, it is a language that is easy to learn and understand, making it a great choice for beginn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Hello, World!');</text:p>
          </table:table-cell>
          <table:table-cell table:number-columns-repeated="1017"/>
        </table:table-row>
        <table:table-row table:style-name="ro1">
          <table:table-cell table:style-name="ce2" office:value-type="float" office:value="256" calcext:value-type="float">
            <text:p>256</text:p>
          </table:table-cell>
          <table:table-cell table:style-name="ce4" office:value-type="string" calcext:value-type="string">
            <text:p>Software development is a constantly evolving field. Developers need to keep updating their skills and learning new technologies to stay relevant. One of the key aspects of software development is problem-solving. You are often faced with complex problems and you need to come up with efficient and effective solutions. This requires a good understanding of algorithms and data structures. This is a field where continuous learning and adaptation are the keys to suc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59" calcext:value-type="float">
            <text:p>259</text:p>
          </table:table-cell>
          <table:table-cell table:style-name="ce4" office:value-type="string" calcext:value-type="string">
            <text:p>Software development requires a strong foundation in logic and mathematics. It's a field where you need to be able to think critically and solve problems effectively. One of the ways developers do this is by using algorithms. An algorithm is a step-by-step procedure to solve a problem. Understanding and using algorithms effectively is a key skill i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60" calcext:value-type="float">
            <text:p>260</text:p>
          </table:table-cell>
          <table:table-cell table:style-name="ce4" office:value-type="string" calcext:value-type="string">
            <text:p>In software development, choosing the right tool for the job is crucial. Different languages and technologies have different strengths and weaknesses. For instance, if you're developing a high-performance system, you might want to use a language like C++. int main() { std::cout &lt;&lt; 'Hello, World!' &lt;&lt; std::endl; return 0; } is a simple C++ program. It's a powerful language that gives you a lot of control, but it's also more complex and has a steeper learning curve than some other languag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ain() {</text:p>
            <text:p>    std::cout &lt;&lt; 'Hello, World!' &lt;&lt; std::endl;</text:p>
            <text:p>    return 0;</text:p>
            <text:p>}</text:p>
          </table:table-cell>
          <table:table-cell table:number-columns-repeated="1017"/>
        </table:table-row>
        <table:table-row table:style-name="ro1">
          <table:table-cell table:style-name="ce2" office:value-type="float" office:value="261" calcext:value-type="float">
            <text:p>261</text:p>
          </table:table-cell>
          <table:table-cell table:style-name="ce4" office:value-type="string" calcext:value-type="string">
            <text:p>Software development is a collaborative process. Developers often work in teams and use tools like version control systems to collaborate effectively. One popular version control system is Git. It allows multiple developers to work on a project simultaneously without overwriting each other's changes. Understanding how to use tools like Git is a crucial skill in moder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63" calcext:value-type="float">
            <text:p>263</text:p>
          </table:table-cell>
          <table:table-cell table:style-name="ce4" office:value-type="string" calcext:value-type="string">
            <text:p>In the world of software development, efficiency is key. The faster you can get your software to run, the better. This is where languages like Go come in handy. Go is a statically typed, compiled language that is known for its simplicity and efficiency. For example, a simple Go program to print a line would be: package main import 'fmt' func main() { fmt.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
            <text:p>import 'fmt'</text:p>
            <text:p/>
            <text:p>func main() {</text:p>
            <text:p>    fmt.Println('Hello, World!')</text:p>
            <text:p>}</text:p>
          </table:table-cell>
          <table:table-cell table:number-columns-repeated="1017"/>
        </table:table-row>
        <table:table-row table:style-name="ro1">
          <table:table-cell table:style-name="ce2" office:value-type="float" office:value="264" calcext:value-type="float">
            <text:p>264</text:p>
          </table:table-cell>
          <table:table-cell table:style-name="ce4" office:value-type="string" calcext:value-type="string">
            <text:p>Software development is not just about writing code. It's also about understanding the needs of the user and creating software that meets those needs. This requires good communication skills and the ability to work well in a team. It's also important to keep up with the latest trends and technologies in the field. The world of software development is always changing, and to be successful, you need to be able to adapt and learn new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65" calcext:value-type="float">
            <text:p>265</text:p>
          </table:table-cell>
          <table:table-cell table:style-name="ce4" office:value-type="string" calcext:value-type="string">
            <text:p>Web development is a major part of software development. It involves creating websites or web applications. JavaScript is a key language used in web development. For example, to change the content of a HTML element, you could use: document.getElementById('myId').innerHTML = 'Hello, World!';. Understanding JavaScript and its frameworks is essential for any web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ument.getElementById('myId').innerHTML = 'Hello, World!';</text:p>
          </table:table-cell>
          <table:table-cell table:number-columns-repeated="1017"/>
        </table:table-row>
        <table:table-row table:style-name="ro1">
          <table:table-cell table:style-name="ce2" office:value-type="float" office:value="266" calcext:value-type="float">
            <text:p>266</text:p>
          </table:table-cell>
          <table:table-cell table:style-name="ce4" office:value-type="string" calcext:value-type="string">
            <text:p>Software development often involves dealing with databases. This requires knowledge of SQL, a language used to interact with databases. With SQL, you can create, read, update, and delete data in a database. Understanding how to use SQL effectively is a valuable skill i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67" calcext:value-type="float">
            <text:p>267</text:p>
          </table:table-cell>
          <table:table-cell table:style-name="ce4" office:value-type="string" calcext:value-type="string">
            <text:p>When it comes to software development, one crucial aspect is writing efficient code. This doesn't only mean code that runs fast, but also code that is easy to understand and modify. A popular language that advocates this principle is Python. Let's consider the following code snippet: def greet(name): return f'Hello, {name}!'. As you can see, Python's syntax is clean and easy to read, making the development process more effici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text:p>
            <text:p>    return f'Hello, {name}!'</text:p>
          </table:table-cell>
          <table:table-cell table:number-columns-repeated="1017"/>
        </table:table-row>
        <table:table-row table:style-name="ro1">
          <table:table-cell table:style-name="ce2" office:value-type="float" office:value="268" calcext:value-type="float">
            <text:p>268</text:p>
          </table:table-cell>
          <table:table-cell table:style-name="ce4" office:value-type="string" calcext:value-type="string">
            <text:p>In software development, it's important to follow best practices. This includes writing clean and readable code, using version control, writing tests, and following the principles of software design. Following these practices not only makes your code better, but also makes it easier for others to understand and maintain your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69" calcext:value-type="float">
            <text:p>269</text:p>
          </table:table-cell>
          <table:table-cell table:style-name="ce4" office:value-type="string" calcext:value-type="string">
            <text:p>Mobile app development is a fast-growing field in software development. Kotlin is a statically-typed programming language that is fully interoperable with Java and is now the preferred language for Android app development. For example, to print a line in Kotlin, you would write: fun main() { println('Hello, World!') }. Kotlin combines object-oriented and functional programming features and is designed to be concise and saf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 {</text:p>
            <text:p>    println('Hello, World!')</text:p>
            <text:p>}</text:p>
          </table:table-cell>
          <table:table-cell table:number-columns-repeated="1017"/>
        </table:table-row>
        <table:table-row table:style-name="ro1">
          <table:table-cell table:style-name="ce2" office:value-type="float" office:value="270" calcext:value-type="float">
            <text:p>270</text:p>
          </table:table-cell>
          <table:table-cell table:style-name="ce4" office:value-type="string" calcext:value-type="string">
            <text:p>Software development is a fascinating field, filled with challenges and opportunities. There's a constant need to learn and adapt, as new technologies and methodologies are always emerging. The job doesn't end with writing code; it involves understanding problems, designing solutions, and testing them rigorously. A software developer's work is a blend of creative and analytical thinking. A great example is developing a simple Java program to print 'Hello, World!'. The code would be public class HelloWorld {public static void main(String[] args) {System.out.println('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271" calcext:value-type="float">
            <text:p>271</text:p>
          </table:table-cell>
          <table:table-cell table:style-name="ce4" office:value-type="string" calcext:value-type="string">
            <text:p>In software development, developers often have to work with multiple programming languages. One such language is Python. Python is an interpreted, high-level, general-purpose programming language. Created by Guido van Rossum and first released in 1991, Python's design philosophy emphasizes code readability with its notable use of significant whitespace. Python is widely used in bigger organizations because of its multiple programming paradigms. Usually, they involve imperative and object-oriented functional programm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72" calcext:value-type="float">
            <text:p>272</text:p>
          </table:table-cell>
          <table:table-cell table:style-name="ce4" office:value-type="string" calcext:value-type="string">
            <text:p>One important aspect of software development is debugging. This involves identifying and removing errors from the code. It's a crucial step in the development process and requires a keen eye for detail. A common debugging tool in C++ is the debugger in the Visual Studio. For example, a simple C++ code to print 'Hello, World!' would be #include &lt;iostream&gt; using namespace std; int main() {cout &lt;&lt; 'Hello, World!'; return 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
            <text:p>int main() {</text:p>
            <text:p>    cout &lt;&lt; 'Hello, World!';</text:p>
            <text:p>    return 0;</text:p>
            <text:p>}</text:p>
          </table:table-cell>
          <table:table-cell table:number-columns-repeated="1017"/>
        </table:table-row>
        <table:table-row table:style-name="ro1">
          <table:table-cell table:style-name="ce2" office:value-type="float" office:value="273" calcext:value-type="float">
            <text:p>273</text:p>
          </table:table-cell>
          <table:table-cell table:style-name="ce4" office:value-type="string" calcext:value-type="string">
            <text:p>Software development is not just about writing code. It involves a lot of planning and collaboration. Developers work together to solve problems and create software solutions. They use various methodologies like Agile, Scrum, and Waterfall to manage their work. These methodologies provide a structured approach to software development and help teams stay organized and focus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74" calcext:value-type="float">
            <text:p>274</text:p>
          </table:table-cell>
          <table:table-cell table:style-name="ce4" office:value-type="string" calcext:value-type="string">
            <text:p>In software development, code review is a common practice. It is a phase in the development process where developers check each other's code for mistakes and improvements. This practice improves code quality and helps maintain a consistent coding style across the project. A simple JavaScript function might look like this: function greet() {console.log('Hello, World!');} which can be improved by adding a parameter to the function for customiza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 {</text:p>
            <text:p>  console.log('Hello, World!');</text:p>
            <text:p>}</text:p>
          </table:table-cell>
          <table:table-cell table:number-columns-repeated="1017"/>
        </table:table-row>
        <table:table-row table:style-name="ro1">
          <table:table-cell table:style-name="ce2" office:value-type="float" office:value="275" calcext:value-type="float">
            <text:p>275</text:p>
          </table:table-cell>
          <table:table-cell table:style-name="ce4" office:value-type="string" calcext:value-type="string">
            <text:p>In software development, it's important to use Version Control Systems (VCS). These tools help developers track changes to the codebase and facilitate collaboration. One of the most popular VCS is Git. It's a distributed version control system that allows multiple developers to work on a project without overwriting each other's chan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76" calcext:value-type="float">
            <text:p>276</text:p>
          </table:table-cell>
          <table:table-cell table:style-name="ce4" office:value-type="string" calcext:value-type="string">
            <text:p>In software development, testing is a critical step that helps ensure the quality of the code. There are various types of testing, including unit testing, integration testing, and functional testing. A common tool for unit testing in C# is NUnit. For instance, a simple C# code to add two numbers might look like this: public class Calculator {public int Add(int a, int b) {return a + b;}}</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Calculator {</text:p>
            <text:p>    public int Add(int a, int b) {</text:p>
            <text:p>        return a + b;</text:p>
            <text:p>    }</text:p>
            <text:p>}</text:p>
          </table:table-cell>
          <table:table-cell table:number-columns-repeated="1017"/>
        </table:table-row>
        <table:table-row table:style-name="ro1">
          <table:table-cell table:style-name="ce2" office:value-type="float" office:value="277" calcext:value-type="float">
            <text:p>277</text:p>
          </table:table-cell>
          <table:table-cell table:style-name="ce4" office:value-type="string" calcext:value-type="string">
            <text:p>Software developers often have to work with databases. They need to design, implement, and manage databases to store and retrieve data. SQL is a popular language used for managing data in relational database management systems. It's used for querying and editing information stored in a certain database management syst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79" calcext:value-type="float">
            <text:p>279</text:p>
          </table:table-cell>
          <table:table-cell table:style-name="ce4" office:value-type="string" calcext:value-type="string">
            <text:p>Software development involves a lot of problem-solving. Developers often have to think about the best way to implement a feature or fix a bug. This involves understanding the problem, coming up with a solution, and then coding it. Critical thinking and problem-solving skills are crucial for software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81" calcext:value-type="float">
            <text:p>281</text:p>
          </table:table-cell>
          <table:table-cell table:style-name="ce4" office:value-type="string" calcext:value-type="string">
            <text:p>In software development, it's important to keep the code clean and organized. This makes it easier to read and understand the code. It also makes it easier to maintain and debug the code. There are various guidelines and best practices for writing clean code. Following these can significantly improve the quality of the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82" calcext:value-type="float">
            <text:p>282</text:p>
          </table:table-cell>
          <table:table-cell table:style-name="ce4" office:value-type="string" calcext:value-type="string">
            <text:p>Software development involves several stages. It starts with requirement analysis, where developers understand the needs of the user. Then comes designing, where they plan how the software will work. Then, they write the code. For instance, if you are developing a simple Go program to print 'Hello, World!', you would write package main import 'fmt' func main() {fmt.Println('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import 'fmt'</text:p>
            <text:p>func main() {</text:p>
            <text:p>    fmt.Println('Hello, World!')</text:p>
            <text:p>}</text:p>
          </table:table-cell>
          <table:table-cell table:number-columns-repeated="1017"/>
        </table:table-row>
        <table:table-row table:style-name="ro1">
          <table:table-cell table:style-name="ce2" office:value-type="float" office:value="283" calcext:value-type="float">
            <text:p>283</text:p>
          </table:table-cell>
          <table:table-cell table:style-name="ce4" office:value-type="string" calcext:value-type="string">
            <text:p>In software development, it's important to follow industry standards and best practices. This helps ensure the quality of the code and makes it easier for other developers to understand and work with the code. There are various standards for different aspects of software development, including coding standards, design principles, and architectural patter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87" calcext:value-type="float">
            <text:p>287</text:p>
          </table:table-cell>
          <table:table-cell table:style-name="ce4" office:value-type="string" calcext:value-type="string">
            <text:p>Software testing is an important part of the software development process. It involves running software to identify any bugs or issues. There are different types of software testing, including functional testing, integration testing, and system testing. Each type of testing has its own purpose and is used at different stages of the softwar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88" calcext:value-type="float">
            <text:p>288</text:p>
          </table:table-cell>
          <table:table-cell table:style-name="ce4" office:value-type="string" calcext:value-type="string">
            <text:p>JavaScript is a programming language that's primarily used for web development. It's used to add interactivity to websites and create rich web applications. Here's how you would define a function in JavaScript: function greet(name) { alert('Hello, ' + name + '!'); } JavaScript is a versatile language that's used in many different areas of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alert('Hello, ' + name + '!');</text:p>
            <text:p>}</text:p>
          </table:table-cell>
          <table:table-cell table:number-columns-repeated="1017"/>
        </table:table-row>
        <table:table-row table:style-name="ro1">
          <table:table-cell table:style-name="ce2" office:value-type="float" office:value="291" calcext:value-type="float">
            <text:p>291</text:p>
          </table:table-cell>
          <table:table-cell table:style-name="ce4" office:value-type="string" calcext:value-type="string">
            <text:p>The development of software starts with identifying a need. Once the need is identified, the software's design process begins. This design process includes planning, architectural design, and detailed design. After that, the software is implemented and tested. It's important to note that testing is an integral part of software development. It helps to ensure that the software is functioning as expec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92" calcext:value-type="float">
            <text:p>292</text:p>
          </table:table-cell>
          <table:table-cell table:style-name="ce4" office:value-type="string" calcext:value-type="string">
            <text:p>Software development is a fascinating field. It's all about solving problems and making lives easier. One of the popular languages used in software development is JavaScript. It's used mainly for enhancing web pages to provide for a more user-friendly experience. For instance, to display a message box, you can use the following command: alert('This is a message box!').</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lert('This is a message box!');</text:p>
          </table:table-cell>
          <table:table-cell table:number-columns-repeated="1017"/>
        </table:table-row>
        <table:table-row table:style-name="ro1">
          <table:table-cell table:style-name="ce2" office:value-type="float" office:value="293" calcext:value-type="float">
            <text:p>293</text:p>
          </table:table-cell>
          <table:table-cell table:style-name="ce4" office:value-type="string" calcext:value-type="string">
            <text:p>In software development, it's crucial to understand the requirements of the user. It's the first step in developing software. The requirements are then translated into a design. The design is then coded into a language that the computer can understand. Finally, the software is tested, and if any defects are found, they are fixed, and the software is retes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94" calcext:value-type="float">
            <text:p>294</text:p>
          </table:table-cell>
          <table:table-cell table:style-name="ce4" office:value-type="string" calcext:value-type="string">
            <text:p>If you're into web development, you've probably heard of HTML and CSS. These are the building blocks of any website. But to make the website interactive, we need JavaScript. A typical JavaScript function to add two numbers would look like this: function add(a, b) { return a + b; }. As you can see, JavaScript is a powerful language that can enhance the functionality of a websit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295" calcext:value-type="float">
            <text:p>295</text:p>
          </table:table-cell>
          <table:table-cell table:style-name="ce4" office:value-type="string" calcext:value-type="string">
            <text:p>Software development is not just about coding. It's about understanding the problem and coming up with a solution that not only solves the problem but also provides a great user experience. It involves a lot of planning, designing, coding, testing, and maintaining the software. It's a continuous process of learning and impro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97" calcext:value-type="float">
            <text:p>297</text:p>
          </table:table-cell>
          <table:table-cell table:style-name="ce4" office:value-type="string" calcext:value-type="string">
            <text:p>Software development is an iterative process. It starts with gathering and analyzing requirements. Then the design and architecture of the software are planned. After that, the coding begins. Once the coding is done, the software is tested for bugs. If bugs are found, they are fixed, and the software is tested again. This cycle continues until the software is bug-free and ready to be deploy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298" calcext:value-type="float">
            <text:p>298</text:p>
          </table:table-cell>
          <table:table-cell table:style-name="ce4" office:value-type="string" calcext:value-type="string">
            <text:p>Software development involves several stages. It starts with conceiving an idea and defining the requirements. Then, the software is designed based on the requirements. After that, the software is coded. For example, in C++, a simple program to print 'Hello, World!' looks like this: #include &lt;iostream&gt; int main() { std::cout &lt;&lt; 'Hello, World!'; return 0; }. Once the software is coded, it's tested for bugs and errors. If any bugs are found, they are fixed, and the software is tested agai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299" calcext:value-type="float">
            <text:p>299</text:p>
          </table:table-cell>
          <table:table-cell table:style-name="ce4" office:value-type="string" calcext:value-type="string">
            <text:p>In the world of software development, one of the key skills to have is problem-solving. It's not just about knowing how to code. It's about understanding the problem and coming up with a solution that works. This involves a lot of thinking and designing. Once the design is ready, it's translated into code. The code is then tested to make sure it works as expec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01" calcext:value-type="float">
            <text:p>301</text:p>
          </table:table-cell>
          <table:table-cell table:style-name="ce4" office:value-type="string" calcext:value-type="string">
            <text:p>The process of software development involves several steps. It starts with gathering and analyzing the requirements. This is followed by designing the software architecture. Then, the actual coding begins. After the coding is done, the software is tested for bugs and errors. If any bugs are found, they are fixed, and the software is tested again. Finally, the software is ready to be deploy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02" calcext:value-type="float">
            <text:p>302</text:p>
          </table:table-cell>
          <table:table-cell table:style-name="ce4" office:value-type="string" calcext:value-type="string">
            <text:p>In software development, understanding the problem is key. Once the problem is understood, the next step is to design a solution for it. This solution is then coded into a computer program. For example, in C, if we want to print 'Hello, World!', we would use the following code: #include &lt;stdio.h&gt; int main() { printf('Hello, World!');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stdio.h&gt;</text:p>
            <text:p>int main() {</text:p>
            <text:p>  printf('Hello, World!');</text:p>
            <text:p>  return 0;</text:p>
            <text:p>}</text:p>
          </table:table-cell>
          <table:table-cell table:number-columns-repeated="1017"/>
        </table:table-row>
        <table:table-row table:style-name="ro1">
          <table:table-cell table:style-name="ce2" office:value-type="float" office:value="303" calcext:value-type="float">
            <text:p>303</text:p>
          </table:table-cell>
          <table:table-cell table:style-name="ce4" office:value-type="string" calcext:value-type="string">
            <text:p>Software development is a process that involves several steps. It starts with requirement analysis where the needs of the software are identified. This is followed by designing the software based on the requirements. After that, the software is coded. Once the coding is done, the software is tested for bugs. If any bugs are found, they are fixed, and the software is retested. Finally, the software is ready to be deploy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04" calcext:value-type="float">
            <text:p>304</text:p>
          </table:table-cell>
          <table:table-cell table:style-name="ce4" office:value-type="string" calcext:value-type="string">
            <text:p>A key aspect of software development is problem-solving. It's about understanding the problem and coming up with a solution. This solution is then coded into a computer program. For example, if you're working in Python, and you want to print 'Hello, World!', you would write: print('Hello, World!'). After the coding phase, the software is tested for any bugs or errors. If any are found, they're fixed, and the software is tested agai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305" calcext:value-type="float">
            <text:p>305</text:p>
          </table:table-cell>
          <table:table-cell table:style-name="ce4" office:value-type="string" calcext:value-type="string">
            <text:p>Software development is a complex, intricate craft that requires a deep understanding of various programming languages. For instance, one of the most commonly used languages in software development today is Java, a powerful tool that is versatile and efficient. Consider the following function that calculates the Fibonacci sequence: public int fibonacci(int n) {if (n &lt;= 1) return n; else return fibonacci(n-1) + fibonacci(n-2);}. This function demonstrates the recursive nature of Java, showcasing its ability to handle complex tasks with a few lines of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int fibonacci(int n) {</text:p>
            <text:p>    if (n &lt;= 1)</text:p>
            <text:p>        return n;</text:p>
            <text:p>    else</text:p>
            <text:p>        return fibonacci(n-1) + fibonacci(n-2);</text:p>
            <text:p>}</text:p>
          </table:table-cell>
          <table:table-cell table:number-columns-repeated="1017"/>
        </table:table-row>
        <table:table-row table:style-name="ro1">
          <table:table-cell table:style-name="ce2" office:value-type="float" office:value="306" calcext:value-type="float">
            <text:p>306</text:p>
          </table:table-cell>
          <table:table-cell table:style-name="ce4" office:value-type="string" calcext:value-type="string">
            <text:p>The world of software development is vast and diverse, with a multitude of languages and tools to choose from. Each language has its own strengths and weaknesses, making the choice of which to use dependent on the task at hand. One popular language is Python, known for its simplicity and readability. Python is a high-level language, meaning it's easier to understand and write than lower-level languages. It's widely used in areas like data analysis, machine learning, and web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07" calcext:value-type="float">
            <text:p>307</text:p>
          </table:table-cell>
          <table:table-cell table:style-name="ce4" office:value-type="string" calcext:value-type="string">
            <text:p>Software development is often a collaborative effort, with teams of engineers working together to build complex systems. These teams often use version control systems like Git to manage their code. Consider the following Git command: git checkout -b new_branch_name. This command allows developers to create a new branch and switch to it in a single step. It's a common part of the workflow in many development team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heckout -b new_branch_name</text:p>
          </table:table-cell>
          <table:table-cell table:number-columns-repeated="1017"/>
        </table:table-row>
        <table:table-row table:style-name="ro1">
          <table:table-cell table:style-name="ce2" office:value-type="float" office:value="309" calcext:value-type="float">
            <text:p>309</text:p>
          </table:table-cell>
          <table:table-cell table:style-name="ce4" office:value-type="string" calcext:value-type="string">
            <text:p>C++ is a powerful, efficient language that is widely used in software development. It is known for its performance and flexibility, making it a popular choice for a wide range of applications. However, it is also a complex language with many features, and learning it can be a significant undertaking. Despite this, many developers find the power and flexibility of C++ to be worth the effor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1" calcext:value-type="float">
            <text:p>311</text:p>
          </table:table-cell>
          <table:table-cell table:style-name="ce4" office:value-type="string" calcext:value-type="string">
            <text:p>Software development methodologies are a key aspect of creating efficient and reliable software. Agile development is often chosen due to its flexibility and focus on collaboration. It emphasizes iterative progress, team collaboration, and customer satisfaction. This process is a far cry from traditional methods, like Waterfall, which can be rigid and stifl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2" calcext:value-type="float">
            <text:p>312</text:p>
          </table:table-cell>
          <table:table-cell table:style-name="ce4" office:value-type="string" calcext:value-type="string">
            <text:p>In the realm of mobile application development, Swift is a powerful and intuitive programming language for iOS, macOS, watchOS, and tvOS. Swift code is interactive and the syntax is concise yet expressive. Swift includes modern features developers love. It's designed to be safe, meaning it's designed to eliminate entire categories of common programming err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3" calcext:value-type="float">
            <text:p>313</text:p>
          </table:table-cell>
          <table:table-cell table:style-name="ce4" office:value-type="string" calcext:value-type="string">
            <text:p>Software development is a process of writing and maintaining the source code for computer programs. This process involves creating complex algorithms that can perform various tasks. For example, the following code snippet in C++ calculates the factorial of a number: int factorial(int n) {if(n &gt; 1) return n * factorial(n - 1); else return 1;}. This is a simple example of a recursive func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actorial(int n) {</text:p>
            <text:p>    if (n &gt; 1) return n * factorial(n - 1);</text:p>
            <text:p>    else return 1;</text:p>
            <text:p>}</text:p>
          </table:table-cell>
          <table:table-cell table:number-columns-repeated="1017"/>
        </table:table-row>
        <table:table-row table:style-name="ro1">
          <table:table-cell table:style-name="ce2" office:value-type="float" office:value="314" calcext:value-type="float">
            <text:p>314</text:p>
          </table:table-cell>
          <table:table-cell table:style-name="ce4" office:value-type="string" calcext:value-type="string">
            <text:p>One key aspect of software development is debugging, the process of finding and resolving defects or problems within a computer program. Debugging is a crucial part of the development process, as it allows developers to ensure that their code is working as expected. It can be a time-consuming and complex task, but it's an essential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5" calcext:value-type="float">
            <text:p>315</text:p>
          </table:table-cell>
          <table:table-cell table:style-name="ce4" office:value-type="string" calcext:value-type="string">
            <text:p>In the world of web development, JavaScript is a powerhouse. It's the main language of the web, and it's used in virtually every modern website. For example, consider the following code snippet: document.getElementById('myElement').innerHTML = 'Hello, World!';. This line of JavaScript code is used to change the content of an HTML element with the id 'myElement' to the string '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ument.getElementById('myElement').innerHTML = 'Hello, World!';</text:p>
          </table:table-cell>
          <table:table-cell table:number-columns-repeated="1017"/>
        </table:table-row>
        <table:table-row table:style-name="ro1">
          <table:table-cell table:style-name="ce2" office:value-type="float" office:value="316" calcext:value-type="float">
            <text:p>316</text:p>
          </table:table-cell>
          <table:table-cell table:style-name="ce4" office:value-type="string" calcext:value-type="string">
            <text:p>In software development, Ruby is a language prioritized for simplicity and productivity. It has an elegant syntax that is natural to read and easy to write. Ruby's primary focus is on simplicity and productivity. It has an elegant syntax that is pleasing to read and easy to write, without sacrificing the power and flexibility that developers ne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7" calcext:value-type="float">
            <text:p>317</text:p>
          </table:table-cell>
          <table:table-cell table:style-name="ce4" office:value-type="string" calcext:value-type="string">
            <text:p>Software development is not just about coding. It's a process that includes stages like requirements analysis, designing, coding, testing, and maintenance. Each of these stages requires a different set of skills and knowledge. For instance, during the design stage, developers might work with UML diagrams to plan out the structure of the software before they start to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19" calcext:value-type="float">
            <text:p>319</text:p>
          </table:table-cell>
          <table:table-cell table:style-name="ce4" office:value-type="string" calcext:value-type="string">
            <text:p>Kotlin is a statically typed programming language that runs on the Java virtual machine and can be compiled to JavaScript source code. It's developed by JetBrains, the company behind the IntelliJ Java IDE. Kotlin is a modern, expressive language with powerful features, and it's interoperable with Java, which means it can be used along with Java in the sam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20" calcext:value-type="float">
            <text:p>320</text:p>
          </table:table-cell>
          <table:table-cell table:style-name="ce4" office:value-type="string" calcext:value-type="string">
            <text:p>Software development is an art, a craft that requires a blend of creativity, technical knowledge, and problem-solving skills. It's a field where learning never stops. For instance, you might find yourself in a situation where you're required to sort an array in JavaScript. One way to do this is by using the sort() function. Let's say you have an array called 'myArray', you can sort it by running myArray.sort().</text:p>
            <text:p/>
            <text:p>The technology stack that you choose to work with can make a huge difference in your development process. Some developers enjoy using Python for its simplicity and readability. For example, if you want to print 'Hello, World!' in Python, you'd simply write prin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321" calcext:value-type="float">
            <text:p>321</text:p>
          </table:table-cell>
          <table:table-cell table:style-name="ce4" office:value-type="string" calcext:value-type="string">
            <text:p>The software development life cycle (SDLC) is a series of steps that a software project goes through, from initial conception to deployment. It typically involves stages like requirements gathering, design, implementation, testing, and maintenance. This process is key to ensuring that a software product meets its requirements and is delivered on time and within budget.</text:p>
            <text:p/>
            <text:p>One of the most prevalent SDLC models is the Agile model. Agile fosters flexibility and collaboration, with an emphasis on delivering small, working pieces of software frequently. This approach contrasts with the traditional waterfall model, where each phase must be completed before moving on to the nex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22" calcext:value-type="float">
            <text:p>322</text:p>
          </table:table-cell>
          <table:table-cell table:style-name="ce4" office:value-type="string" calcext:value-type="string">
            <text:p>In software development, understanding the problem you're trying to solve is arguably the most crucial step. Before you write a single line of code, you should have a clear understanding of the problem and how your software solution will address it. For instance, if you're writing a function in C++ to calculate the factorial of a number, you'd first need to understand what a factorial is and how it's calculated.</text:p>
            <text:p/>
            <text:p>Once you understand the problem, the next step is to design your solution. This might involve flowcharts, pseudocode, or even just plain English descriptions of what your code will do. For the factorial problem, you might write a function like this: int factorial(int n) { if(n &gt; 1) return n * factorial(n - 1); else return 1;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actorial(int n) {</text:p>
            <text:p>    if (n &gt; 1)</text:p>
            <text:p>        return n * factorial(n - 1);</text:p>
            <text:p>    else</text:p>
            <text:p>        return 1;</text:p>
            <text:p>}</text:p>
          </table:table-cell>
          <table:table-cell table:number-columns-repeated="1017"/>
        </table:table-row>
        <table:table-row table:style-name="ro1">
          <table:table-cell table:style-name="ce2" office:value-type="float" office:value="323" calcext:value-type="float">
            <text:p>323</text:p>
          </table:table-cell>
          <table:table-cell table:style-name="ce4" office:value-type="string" calcext:value-type="string">
            <text:p>Choosing the right data structures and algorithms is vital in software development. These two elements play a significant role in determining the efficiency and effectiveness of your software solution. For instance, knowing when to use a hash map or a tree can be the difference between a solution that runs in linear time or one that runs in logarithmic time.</text:p>
            <text:p/>
            <text:p>Moreover, mastering a particular programming language doesn't necessarily make one a proficient software developer. It's more about how you apply the fundamentals of computer science, such as data structures and algorithms, to solve real-world problems. Therefore, investing time in learning these fundamentals can be quite benefici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24" calcext:value-type="float">
            <text:p>324</text:p>
          </table:table-cell>
          <table:table-cell table:style-name="ce4" office:value-type="string" calcext:value-type="string">
            <text:p>Debugging is an integral part of software development. It's the process of identifying and fixing bugs or errors in your code. The process can sometimes be time-consuming and frustrating, but it's an essential skill that every developer must possess. For example, in Java, you might use the System.out.println() function to print out variable values and track where things are going wrong.</text:p>
            <text:p/>
            <text:p>Even the most experienced developers make mistakes, and that's okay. What's important is learning from those mistakes and continually striving to improve. Remember, every bug you squash is a step towards becoming a better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text:p>
          </table:table-cell>
          <table:table-cell table:number-columns-repeated="1017"/>
        </table:table-row>
        <table:table-row table:style-name="ro1">
          <table:table-cell table:style-name="ce2" office:value-type="float" office:value="326" calcext:value-type="float">
            <text:p>326</text:p>
          </table:table-cell>
          <table:table-cell table:style-name="ce4" office:value-type="string" calcext:value-type="string">
            <text:p>In the world of software development, change is constant. New technologies emerge regularly and old ones become obsolete. It's a continuous cycle of learning, adapting, and evolving. One cannot simply stick to a single programming language or framework. Agile software development methodologies have become popular in recent years, promoting adaptive planning, evolutionary development, early delivery, and continuous improvement. These methodologies encourage flexible responses to change, making it easier to accommodate the constant evolution of the software industr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28" calcext:value-type="float">
            <text:p>328</text:p>
          </table:table-cell>
          <table:table-cell table:style-name="ce4" office:value-type="string" calcext:value-type="string">
            <text:p>The software development lifecycle (SDLC) is a framework that defines the tasks performed at each step in the software development process. It consists of various stages including requirements gathering, system design, coding, testing, deployment and maintenance. Each stage is critically important and skipping any one of them can lead to project failure. For example, let's consider JavaScript, a popular language for web development. A simple JavaScript function to calculate the factorial of a number can be written as: function factorial(n){ if(n == 0){ return 1; } else { return n * factorial(n-1);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factorial(n) {</text:p>
            <text:p>  if (n === 0) {</text:p>
            <text:p>    return 1;</text:p>
            <text:p>  } else {</text:p>
            <text:p>    return n * factorial(n - 1);</text:p>
            <text:p>  }</text:p>
            <text:p>}</text:p>
          </table:table-cell>
          <table:table-cell table:number-columns-repeated="1017"/>
        </table:table-row>
        <table:table-row table:style-name="ro1">
          <table:table-cell table:style-name="ce2" office:value-type="float" office:value="329" calcext:value-type="float">
            <text:p>329</text:p>
          </table:table-cell>
          <table:table-cell table:style-name="ce4" office:value-type="string" calcext:value-type="string">
            <text:p>In software development, it's important to follow best practices to ensure the quality and reliability of your code. Code readability, maintainability, and efficiency are crucial. A code that is difficult to understand or maintain can lead to errors and inefficiencies. It's also important to follow a consistent coding style and to use descriptive variable and function names. Furthermore, it's crucial to write comprehensive tests for your code to ensure that it behaves as expected. This helps identify and fix bugs early in the development process, leading to more reliable and robust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30" calcext:value-type="float">
            <text:p>330</text:p>
          </table:table-cell>
          <table:table-cell table:style-name="ce4" office:value-type="string" calcext:value-type="string">
            <text:p>The world of software development is vast and ever-evolving. New technologies, languages, and methodologies spring up like mushrooms after a rain. As a developer, staying current can sometimes feel like trying to drink from a firehose.</text:p>
            <text:p/>
            <text:p>In the realm of web development, JavaScript is still king. But TypeScript, a statically typed superset of JavaScript, is quickly gaining ground. TypeScript offers type safety, which can catch many errors at compile time that would otherwise go unnoticed until runtime in a regular JavaScript code. It's easy to get started with TypeScript; if you know JavaScript, you're already most of the way the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33" calcext:value-type="float">
            <text:p>333</text:p>
          </table:table-cell>
          <table:table-cell table:style-name="ce4" office:value-type="string" calcext:value-type="string">
            <text:p>Test-driven development (TDD) is a software development methodology where requirements are turned into specific test cases before the software is fully developed. The goal of TDD is to make the code clearer, simpler, and bug-free. The process is often summarized as 'Red, Green, Refactor'.</text:p>
            <text:p/>
            <text:p>In Python, a common tool for TDD is the built-in unittest module. Here's a simple example: import unittest class TestStringMethods(unittest.TestCase): def test_upper(self): self.assertEqual('foo'.upper(), 'FOO') if __name__ == '__main__': unittest.main() This code defines a test case that checks if the upper method for a string works correctl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tringMethods(unittest.TestCase):</text:p>
            <text:p>    def test_upper(self):</text:p>
            <text:p>        self.assertEqual('foo'.upper(), 'FOO')</text:p>
            <text:p/>
            <text:p>if __name__ == '__main__':</text:p>
            <text:p>    unittest.main()</text:p>
          </table:table-cell>
          <table:table-cell table:number-columns-repeated="1017"/>
        </table:table-row>
        <table:table-row table:style-name="ro1">
          <table:table-cell table:style-name="ce2" office:value-type="float" office:value="334" calcext:value-type="float">
            <text:p>334</text:p>
          </table:table-cell>
          <table:table-cell table:style-name="ce4" office:value-type="string" calcext:value-type="string">
            <text:p>Agile software development refers to a group of software development methodologies based on iterative development, where requirements and solutions evolve through the collaborative effort of self-organizing and cross-functional teams. Agile promotes adaptive planning, evolutionary development, early delivery, and continuous improvement, and it encourages rapid and flexible response to change.</text:p>
            <text:p/>
            <text:p>Scrum and Kanban are popular frameworks for implementing Agile. Scrum is characterized by cycles of work called sprints, while Kanban is characterized by a continuous flow of work. Both have their strengths and weaknesses, and the choice between the two often depends on the team and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35" calcext:value-type="float">
            <text:p>335</text:p>
          </table:table-cell>
          <table:table-cell table:style-name="ce4" office:value-type="string" calcext:value-type="string">
            <text:p>Web development is a broad field, encompassing everything from front-end (the user-facing part of a website) to back-end (the server-side logic and database interaction) development. Languages like HTML, CSS, and JavaScript are used in the front-end, while languages like Python, Ruby, and PHP can be used in the back-end.</text:p>
            <text:p/>
            <text:p>Let's take a look at a simple HTML document structure: &lt;!DOCTYPE html&gt; &lt;html&gt; &lt;head&gt; &lt;title&gt;Page Title&lt;/title&gt; &lt;/head&gt; &lt;body&gt; &lt;h1&gt;My First Heading&lt;/h1&gt; &lt;p&gt;My first paragraph.&lt;/p&gt; &lt;/body&gt; &lt;/html&gt; This is the basic structure of an HTML document. The &lt;head&gt; section contains meta-information about the document, and the &lt;body&gt; section contains the actual cont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DOCTYPE html&gt;</text:p>
            <text:p>&lt;html&gt;</text:p>
            <text:p>&lt;head&gt;</text:p>
            <text:p>    &lt;title&gt;Page Title&lt;/title&gt;</text:p>
            <text:p>&lt;/head&gt;</text:p>
            <text:p>&lt;body&gt;</text:p>
            <text:p>    &lt;h1&gt;My First Heading&lt;/h1&gt;</text:p>
            <text:p>    &lt;p&gt;My first paragraph.&lt;/p&gt;</text:p>
            <text:p>&lt;/body&gt;</text:p>
            <text:p>&lt;/html&gt;</text:p>
          </table:table-cell>
          <table:table-cell table:number-columns-repeated="1017"/>
        </table:table-row>
        <table:table-row table:style-name="ro1">
          <table:table-cell table:style-name="ce2" office:value-type="float" office:value="338" calcext:value-type="float">
            <text:p>338</text:p>
          </table:table-cell>
          <table:table-cell table:style-name="ce4" office:value-type="string" calcext:value-type="string">
            <text:p>In software development, debugging is the process of finding and resolving defects or problems within a computer program that prevent it from functioning correctly. Debugging tactics can involve interactive debugging, control flow analysis, unit testing, integration testing, log file analysis, and monitoring at the application or system level.</text:p>
            <text:p/>
            <text:p>In Python, the built-in pdb module provides a powerful interactive debugger. Here's how you might use it in your code: import pdb def buggy_function(a, b): pdb.set_trace() return a / b This code will pause at the pdb.set_trace() line, allowing you to inspect the values of a and b before the division happe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pdb</text:p>
            <text:p/>
            <text:p>def buggy_function(a, b):</text:p>
            <text:p>    pdb.set_trace()</text:p>
            <text:p>    return a / b</text:p>
          </table:table-cell>
          <table:table-cell table:number-columns-repeated="1017"/>
        </table:table-row>
        <table:table-row table:style-name="ro1">
          <table:table-cell table:style-name="ce2" office:value-type="float" office:value="339" calcext:value-type="float">
            <text:p>339</text:p>
          </table:table-cell>
          <table:table-cell table:style-name="ce4" office:value-type="string" calcext:value-type="string">
            <text:p>The principles of clean code are a set of practices used in software engineering for writing code that is easy to understand, easy to change, and behaves reliably. The principles were introduced by Robert C. Martin and are widely used in the industry.</text:p>
            <text:p/>
            <text:p>One principle is the Single Responsibility Principle (SRP), which states that a class should have only one reason to change. This means that a class should only do one thing. If a class has more than one responsibility, it becomes coupled and can lead to a fragile system where a single change can affect unrelated parts of the syst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0" calcext:value-type="float">
            <text:p>340</text:p>
          </table:table-cell>
          <table:table-cell table:style-name="ce4" office:value-type="string" calcext:value-type="string">
            <text:p>Software testing is an integral part of the software development lifecycle (SDLC). The purpose of testing is to ensure that the software behaves as expected, to find and fix bugs before the product reaches the end user, and to ensure that the product is ready for use.</text:p>
            <text:p/>
            <text:p>JUnit is a widely used testing tool for Java programming. A simple JUnit test case might look like this: import org.junit.*; public class SimpleTest { @Test public void testAddition() { int a = 3; int b = 4; int result = a + b; Assert.assertEquals(7, result); } } This simple test case checks whether the addition of two numbers gives the expected resul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org.junit.*;</text:p>
            <text:p>public class SimpleTest {</text:p>
            <text:p>    @Test</text:p>
            <text:p>    public void testAddition() {</text:p>
            <text:p>        int a = 3;</text:p>
            <text:p>        int b = 4;</text:p>
            <text:p>        int result = a + b;</text:p>
            <text:p>        Assert.assertEquals(7, result);</text:p>
            <text:p>    }</text:p>
            <text:p>}</text:p>
          </table:table-cell>
          <table:table-cell table:number-columns-repeated="1017"/>
        </table:table-row>
        <table:table-row table:style-name="ro1">
          <table:table-cell table:style-name="ce2" office:value-type="float" office:value="341" calcext:value-type="float">
            <text:p>341</text:p>
          </table:table-cell>
          <table:table-cell table:style-name="ce4" office:value-type="string" calcext:value-type="string">
            <text:p>Continuous Integration/Continuous Delivery (CI/CD) is a method to frequently deliver apps to customers by introducing automation into the stages of app development. The main concepts attributed to CI/CD are continuous integration, continuous delivery, and continuous deployment.</text:p>
            <text:p/>
            <text:p>A simple CI/CD pipeline could involve the following steps: Once a developer commits code to the repository, the CI server automatically builds the system and runs unit and integration tests. If these tests pass, the CI server will then run the next stages in the pipeline. If any step fails, the pipeline is broken and teams are notified immediate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2" calcext:value-type="float">
            <text:p>342</text:p>
          </table:table-cell>
          <table:table-cell table:style-name="ce4" office:value-type="string" calcext:value-type="string">
            <text:p>Software development is often a collaborative process involving many team members, each with their own roles and responsibilities. Communication and coordination are key to ensuring that everyone is working towards the same goal and that the project is moving forward as planned.</text:p>
            <text:p/>
            <text:p>A common tool used in software development for project management and collaboration is Jira. Developed by Atlassian, Jira allows teams to create, assign, and track user stories and issues. It integrates well with other tools such as Git and CI/CD pipelines, making it a popular choice for many software development te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4" calcext:value-type="float">
            <text:p>344</text:p>
          </table:table-cell>
          <table:table-cell table:style-name="ce4" office:value-type="string" calcext:value-type="string">
            <text:p>Software architecture refers to the high level structures of a software system and the discipline of creating such structures and systems. Each structure comprises software elements, relations among them, and properties of both elements and relations.</text:p>
            <text:p/>
            <text:p>In the MVC (Model-View-Controller) architectural pattern, for example, the Model represents the application data and business rules, the View represents the user interface and visualization of the data, and the Controller handles the communication between the Model and the Vie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6" calcext:value-type="float">
            <text:p>346</text:p>
          </table:table-cell>
          <table:table-cell table:style-name="ce4" office:value-type="string" calcext:value-type="string">
            <text:p>Software development involves constant learning. In order to stay competitive in the industry, it's important to always be familiarizing yourself with the latest technologies and programming languages.</text:p>
            <text:p/>
            <text:p>One such language that's been gaining popularity recently is Go, or Golang. Developed at Google, Go is known for its simplicity and efficiency. It's often used in backend development, and is especially suited for concurrent programming and cloud servi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47" calcext:value-type="float">
            <text:p>347</text:p>
          </table:table-cell>
          <table:table-cell table:style-name="ce4" office:value-type="string" calcext:value-type="string">
            <text:p>Java is another language that's widely used in software development. It's an object-oriented programming language, which means it's particularly good for large, complex projects. It also has a vast library of pre-built classes and functions, which can significantly speed up development time.</text:p>
            <text:p/>
            <text:p>Here's an example of a simple Java program:</text:p>
            <text:p/>
            <text:p> public class HelloWorld {</text:p>
            <text:p> public static void main(String[] args) {</text:p>
            <text:p> System.out.println('Hello, World!');</text:p>
            <text:p> }</text:p>
            <text:p> } </text:p>
            <text:p/>
            <text:p>When run, this program will print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348" calcext:value-type="float">
            <text:p>348</text:p>
          </table:table-cell>
          <table:table-cell table:style-name="ce4" office:value-type="string" calcext:value-type="string">
            <text:p>Software development is not just about writing code. It's also about problem-solving, critical thinking, and understanding the needs of the end-user. Good developers don't just build software - they build solutions.</text:p>
            <text:p/>
            <text:p>This is why it's important to always keep the end-user in mind when developing software. What problem are they trying to solve? How can your software help them solve it? These are the questions that should guide your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51" calcext:value-type="float">
            <text:p>351</text:p>
          </table:table-cell>
          <table:table-cell table:style-name="ce4" office:value-type="string" calcext:value-type="string">
            <text:p>Python is a high-level programming language that is widely used in web development, automation, data analysis, and artificial intelligence. Python's syntax is designed to be readable and straightforward, which makes it a great language for beginners to learn.</text:p>
            <text:p/>
            <text:p>Python has a large standard library that includes areas like internet protocols, string operations, web services tools and operating systems interfaces. Many high use programming tasks are already scripted into the standard library which reduces length of code to be written significa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53" calcext:value-type="float">
            <text:p>353</text:p>
          </table:table-cell>
          <table:table-cell table:style-name="ce4" office:value-type="string" calcext:value-type="string">
            <text:p>Bash (Bourne Again Shell) is a shell programming language. It is widely used in operating systems like Linux and macOS. Bash is not only a command line shell, but a scripting language that allows for automation of tasks.</text:p>
            <text:p/>
            <text:p>For example, you can create a Bash script to automate the process of updating your system. The script could look something like this:</text:p>
            <text:p/>
            <text:p>#!/bin/bash</text:p>
            <text:p/>
            <text:p># Update the system</text:p>
            <text:p>sudo apt-get update -y</text:p>
            <text:p>sudo apt-get upgrade -y</text:p>
            <text:p/>
            <text:p>This script will automatically update and upgrade your syst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bin/bash</text:p>
            <text:p/>
            <text:p># Update the system</text:p>
            <text:p>sudo apt-get update -y</text:p>
            <text:p>sudo apt-get upgrade -y</text:p>
          </table:table-cell>
          <table:table-cell table:number-columns-repeated="1017"/>
        </table:table-row>
        <table:table-row table:style-name="ro1">
          <table:table-cell table:style-name="ce2" office:value-type="float" office:value="354" calcext:value-type="float">
            <text:p>354</text:p>
          </table:table-cell>
          <table:table-cell table:style-name="ce4" office:value-type="string" calcext:value-type="string">
            <text:p>C# (pronounced C Sharp) is a multi-paradigm programming language developed by Microsoft as part of their .NET initiative. It is used in a wide range of applications, including web services, mobile apps, and game development.</text:p>
            <text:p/>
            <text:p>C# is an object-oriented language, which means that it organizes code into classes and objects. This makes it easier to manage and maintain complex code ba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55" calcext:value-type="float">
            <text:p>355</text:p>
          </table:table-cell>
          <table:table-cell table:style-name="ce4" office:value-type="string" calcext:value-type="string">
            <text:p>C++ is a general-purpose programming language. It has imperative, object-oriented and generic programming features, while also providing facilities for low-level memory manipulation.</text:p>
            <text:p/>
            <text:p>It is considered one of the most powerful languages, and is commonly used for system/software development, game development, and complex business applications.</text:p>
            <text:p/>
            <text:p>Here is a simple example of a C++ program:</text:p>
            <text:p/>
            <text:p>#include&lt;iostream&gt;</text:p>
            <text:p>int main() {</text:p>
            <text:p>    std::cout &lt;&lt; 'Hello, World!';</text:p>
            <text:p>    return 0;</text:p>
            <text:p>}</text:p>
            <text:p/>
            <text:p>This code will print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356" calcext:value-type="float">
            <text:p>356</text:p>
          </table:table-cell>
          <table:table-cell table:style-name="ce4" office:value-type="string" calcext:value-type="string">
            <text:p>Ruby is a dynamic, open source programming language with a focus on simplicity and productivity. It has an elegant syntax that is natural to read and easy to write.</text:p>
            <text:p/>
            <text:p>Ruby supports multiple programming paradigms, including procedural, object-oriented, and functional programming. It also has a dynamic type system and automatic memory management.</text:p>
            <text:p/>
            <text:p>One of the most popular uses of Ruby is for web development, with the Ruby on Rails framework being a prime examp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57" calcext:value-type="float">
            <text:p>357</text:p>
          </table:table-cell>
          <table:table-cell table:style-name="ce4" office:value-type="string" calcext:value-type="string">
            <text:p>Swift is a powerful and intuitive programming language developed by Apple for iOS, Mac, Apple TV, and Apple Watch. It’s designed to give developers more freedom than ever. Swift is easy to use and open source, so anyone with an idea can create something incredible.</text:p>
            <text:p/>
            <text:p>Here is a simple Swift code snippet:</text:p>
            <text:p/>
            <text:p>func greet(name: String) {</text:p>
            <text:p>    print('Hello, \(name)')</text:p>
            <text:p>}</text:p>
            <text:p/>
            <text:p>This function will print a greeting to the console when called with a name as its argu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greet(name: String) {</text:p>
            <text:p>    print("Hello, \(name)")</text:p>
            <text:p>}</text:p>
          </table:table-cell>
          <table:table-cell table:number-columns-repeated="1017"/>
        </table:table-row>
        <table:table-row table:style-name="ro1">
          <table:table-cell table:style-name="ce2" office:value-type="float" office:value="358" calcext:value-type="float">
            <text:p>358</text:p>
          </table:table-cell>
          <table:table-cell table:style-name="ce4" office:value-type="string" calcext:value-type="string">
            <text:p>Kotlin is a statically typed programming language developed by JetBrains. It is designed to interoperate fully with Java, and the JVM version of Kotlin's standard library depends on the Java Class Library, but type inference allows its syntax to be more concise.</text:p>
            <text:p/>
            <text:p>Kotlin mainly targets the JVM, but also compiles to JavaScript (e.g., for frontend web development) or native code (via LLVM); e.g., for native iOS apps sharing business logic with Android app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59" calcext:value-type="float">
            <text:p>359</text:p>
          </table:table-cell>
          <table:table-cell table:style-name="ce4" office:value-type="string" calcext:value-type="string">
            <text:p>XAML (Extensible Application Markup Language) is a declarative XML-based language developed by Microsoft. It is used for initializing structured values and objects. It is available under Microsoft's Open Specification Promise.</text:p>
            <text:p/>
            <text:p>In a XAML file, you can declare objects and set their properties in a way that is very similar to how you would do it in procedural code. For example, you could declare a Button object with a certain width and height like this:</text:p>
            <text:p/>
            <text:p>&lt;Button Width='75' Height='25' Content='Click me' /&gt;</text:p>
            <text:p/>
            <text:p>This code creates a button with a width of 75 units, a height of 25 units, and the text 'Click me' on 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Button Width='75' Height='25' Content='Click me' /&gt;</text:p>
          </table:table-cell>
          <table:table-cell table:number-columns-repeated="1017"/>
        </table:table-row>
        <table:table-row table:style-name="ro1">
          <table:table-cell table:style-name="ce2" office:value-type="float" office:value="360" calcext:value-type="float">
            <text:p>360</text:p>
          </table:table-cell>
          <table:table-cell table:style-name="ce4" office:value-type="string" calcext:value-type="string">
            <text:p>Go, also known as Golang, is a statically typed, compiled language designed at Google. Go is syntactically similar to C, but with the added benefits of memory safety, garbage collection, structural typing, and CSP-style concurrency.</text:p>
            <text:p/>
            <text:p>Go has a robust ecosystem and great community support. It is often used in high-performance applications like network servers or big data manipulation. This is due to its efficiency and ability to handle multiple tasks at the same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62" calcext:value-type="float">
            <text:p>362</text:p>
          </table:table-cell>
          <table:table-cell table:style-name="ce4" office:value-type="string" calcext:value-type="string">
            <text:p>Rust is a multi-paradigm programming language designed for performance and safety, especially safe concurrency. Rust is syntactically similar to C++, but is designed to provide better memory safety while maintaining high performance.</text:p>
            <text:p/>
            <text:p>Rust was originally designed by Graydon Hoare at Mozilla Research, with contributions from Dave Herman, Brendan Eich, and others. The designers refined the language while writing the Servo layout or browser engine, and the Rust compil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63" calcext:value-type="float">
            <text:p>363</text:p>
          </table:table-cell>
          <table:table-cell table:style-name="ce4" office:value-type="string" calcext:value-type="string">
            <text:p>PowerShell is a task automation and configuration management framework from Microsoft, consisting of a command-line shell and the associated scripting language. Initially a Windows component only, known as Windows PowerShell, it was made open-source and cross-platform on 18 August 2016.</text:p>
            <text:p/>
            <text:p>Here is a simple PowerShell command that lists all the processes running on your system:</text:p>
            <text:p/>
            <text:p>Get-Process</text:p>
            <text:p/>
            <text:p>This command will return a list of all the processes, along with their status and other informa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et-Process</text:p>
          </table:table-cell>
          <table:table-cell table:number-columns-repeated="1017"/>
        </table:table-row>
        <table:table-row table:style-name="ro1">
          <table:table-cell table:style-name="ce2" office:value-type="float" office:value="364" calcext:value-type="float">
            <text:p>364</text:p>
          </table:table-cell>
          <table:table-cell table:style-name="ce4" office:value-type="string" calcext:value-type="string">
            <text:p>YAML (YAML Ain't Markup Language) is a human-readable data serialization language. It is commonly used for configuration files, but could be used in many applications where data is being stored or transmitted.</text:p>
            <text:p/>
            <text:p>YAML targets many of the same communications applications as XML but has a minimal syntax which intentionally breaks compatibility with SGML. YAML 1.2 is a superset of JSON, another minimalist data serialization format where braces and brackets are used instead of indent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65" calcext:value-type="float">
            <text:p>365</text:p>
          </table:table-cell>
          <table:table-cell table:style-name="ce4" office:value-type="string" calcext:value-type="string">
            <text:p>Software development is an incredibly complex field. It requires immense technical knowledge and the ability to solve problems in unique ways. As a software developer, you must be able to think creatively and analytically. One of the most commonly used languages in software development is Python. The syntax of Python is designed to be easy to understand and write. For example, if you wanted to print 'Hello, World!' in Python, you would simply write print('Hello, World!'). This is one of the reasons why Python is often recommended for beginners in programming. It also has a wide range of applications from web development to data analysi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366" calcext:value-type="float">
            <text:p>366</text:p>
          </table:table-cell>
          <table:table-cell table:style-name="ce4" office:value-type="string" calcext:value-type="string">
            <text:p>Another important aspect of software development is understanding databases. This involves knowing how to structure and store data effectively. The SQL language is often used for this purpose. However, there are other databases like MongoDB that use JavaScript-like syntax. For example, if you wanted to find all documents in a collection in MongoDB, you would write db.collection.find(). This is a significant shift from traditional SQL databases and offers developers greater flexibility and scalabilit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b.collection.find()</text:p>
          </table:table-cell>
          <table:table-cell table:number-columns-repeated="1017"/>
        </table:table-row>
        <table:table-row table:style-name="ro1">
          <table:table-cell table:style-name="ce2" office:value-type="float" office:value="367" calcext:value-type="float">
            <text:p>367</text:p>
          </table:table-cell>
          <table:table-cell table:style-name="ce4" office:value-type="string" calcext:value-type="string">
            <text:p>Software development is not all about coding. It also involves a lot of planning and designing. This is where software architecture comes into play. A well-designed architecture can make a software system easier to understand, easier to develop, and easier to maintain. It can also prevent many common development issues from occurring in the first place. For this reason, software architecture is a crucial aspect of software development that should not be overlook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68" calcext:value-type="float">
            <text:p>368</text:p>
          </table:table-cell>
          <table:table-cell table:style-name="ce4" office:value-type="string" calcext:value-type="string">
            <text:p>Software development methodologies are frameworks that are used to structure, plan, and control the process of developing information systems. There are several methodologies, including Agile, Scrum, and Waterfall. For instance, Agile is an iterative approach where projects are divided into small parts called sprints. At the end of each sprint, the team meets to evaluate their progress and plan their next step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1" calcext:value-type="float">
            <text:p>371</text:p>
          </table:table-cell>
          <table:table-cell table:style-name="ce4" office:value-type="string" calcext:value-type="string">
            <text:p>Software development is an ongoing learning process. New technologies emerge, existing ones evolve, and old ones may become obsolete. Therefore, continuous learning and adaptation are key to staying relevant in the industry. Apart from technical skills, it's also vital to develop soft skills like communication, problem-solving, and teamwork, as software development often involves collabor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3" calcext:value-type="float">
            <text:p>373</text:p>
          </table:table-cell>
          <table:table-cell table:style-name="ce4" office:value-type="string" calcext:value-type="string">
            <text:p>Another significant part of software development is maintaining the software after it's been delivered. This could involve fixing bugs, improving functionality, or updating the software to keep up with changes in the operating system or hardware. All these tasks require a deep understanding of the software and the system it's running 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4" calcext:value-type="float">
            <text:p>374</text:p>
          </table:table-cell>
          <table:table-cell table:style-name="ce4" office:value-type="string" calcext:value-type="string">
            <text:p>In software development, one of the most popular languages is JavaScript. JavaScript is primarily used for enhancing the interaction of a user with the webpage. In other words, it's the language that enables the web pages to react to events, exhibit special effects, accept variable text, validate data, create cookies, detect a user’s browser, and much more. For instance, a simple JavaScript code to display a message box saying 'Hello, World!' would be: aler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lert('Hello, World!');</text:p>
          </table:table-cell>
          <table:table-cell table:number-columns-repeated="1017"/>
        </table:table-row>
        <table:table-row table:style-name="ro1">
          <table:table-cell table:style-name="ce2" office:value-type="float" office:value="376" calcext:value-type="float">
            <text:p>376</text:p>
          </table:table-cell>
          <table:table-cell table:style-name="ce4" office:value-type="string" calcext:value-type="string">
            <text:p>Software development also involves a great deal of problem-solving. This often requires breaking down complex problems into smaller, more manageable parts. This process, known as decomposition, is a fundamental aspect of computational thinking, a crucial skill for software developers. It involves the use of critical thinking and logical reasoning to solve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7" calcext:value-type="float">
            <text:p>377</text:p>
          </table:table-cell>
          <table:table-cell table:style-name="ce4" office:value-type="string" calcext:value-type="string">
            <text:p>In software development, one of the most popular languages is C++. Known for its efficiency and control over system resources, C++ is widely used in high-performance software such as game engines or real-time systems. For example, to print out 'Hello, World!' in C++, you would write: #include &lt;iostream&gt; int main() { std::cout &lt;&lt; 'Hello, World!' &lt;&lt; std::endl;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 &lt;&lt; std::endl;</text:p>
            <text:p>    return 0;</text:p>
            <text:p>}</text:p>
          </table:table-cell>
          <table:table-cell table:number-columns-repeated="1017"/>
        </table:table-row>
        <table:table-row table:style-name="ro1">
          <table:table-cell table:style-name="ce2" office:value-type="float" office:value="378" calcext:value-type="float">
            <text:p>378</text:p>
          </table:table-cell>
          <table:table-cell table:style-name="ce4" office:value-type="string" calcext:value-type="string">
            <text:p>Software development involves a lot of debugging. Debugging is the process of identifying and removing errors from software. This is an essential step in the development process, as it ensures that the software is functioning as intended. Debugging can be a challenging task, but with practice and patience, it can be master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79" calcext:value-type="float">
            <text:p>379</text:p>
          </table:table-cell>
          <table:table-cell table:style-name="ce4" office:value-type="string" calcext:value-type="string">
            <text:p>In software development, one of the most popular languages is Java. Known for its 'write once, run anywhere' capability, Java is widely used for building enterprise-scale applications. For example, to print out 'Hello, World!' in Java, you would write: public class Main { public static void main(String[] args) { System.out.println('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Main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380" calcext:value-type="float">
            <text:p>380</text:p>
          </table:table-cell>
          <table:table-cell table:style-name="ce4" office:value-type="string" calcext:value-type="string">
            <text:p>Software development is a fascinating field. It's about creating systems, solving complex problems, and making lives easier. Whether it's designing a user-friendly interface or optimizing back-end processes, there's a place for everyone. For example, in Python, an elegant language known for its readability, we could create a simple function to print a greeting. def greet(name): <text:s text:c="3"/>print(f'Hello, {name}!') This function would display a personalized greeting to the us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text:p>
            <text:p>    print(f'Hello, {name}!')</text:p>
          </table:table-cell>
          <table:table-cell table:number-columns-repeated="1017"/>
        </table:table-row>
        <table:table-row table:style-name="ro1">
          <table:table-cell table:style-name="ce2" office:value-type="float" office:value="381" calcext:value-type="float">
            <text:p>381</text:p>
          </table:table-cell>
          <table:table-cell table:style-name="ce4" office:value-type="string" calcext:value-type="string">
            <text:p>In the world of software development, there are a multitude of languages to choose from. Each has its strengths and weaknesses, and the best choice often depends on the specific task at hand. C#, for instance, is a powerful language for Windows development, while JavaScript is widely used for web development. A developer must be versatile and ready to learn new languages as need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82" calcext:value-type="float">
            <text:p>382</text:p>
          </table:table-cell>
          <table:table-cell table:style-name="ce4" office:value-type="string" calcext:value-type="string">
            <text:p>Software development is not just about writing code, but also about understanding problems and finding the best solution. Sometimes, the best solution is not the most complex. A simple JavaScript function like the following could suffice: function greet(name) { <text:s text:c="3"/>console.log(`Hello, ${name}!`);} This function logs a greeting to the console, demonstrating how simple functions can be used to accomplish tasks in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console.log(`Hello, ${name}!`);</text:p>
            <text:p>}</text:p>
          </table:table-cell>
          <table:table-cell table:number-columns-repeated="1017"/>
        </table:table-row>
        <table:table-row table:style-name="ro1">
          <table:table-cell table:style-name="ce2" office:value-type="float" office:value="383" calcext:value-type="float">
            <text:p>383</text:p>
          </table:table-cell>
          <table:table-cell table:style-name="ce4" office:value-type="string" calcext:value-type="string">
            <text:p>The art of software development is in the creation of functional, efficient, and reliable software. It requires not only technical skills, but also creativity and a keen sense of problem-solving. It is a discipline that constantly evolves, with new languages, tools, and methodologies being developed all the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85" calcext:value-type="float">
            <text:p>385</text:p>
          </table:table-cell>
          <table:table-cell table:style-name="ce4" office:value-type="string" calcext:value-type="string">
            <text:p>In the realm of software development, C++ is a powerful tool. It's a language that offers a high level of control over system resources, making it ideal for performance-critical applications. However, it also has a steep learning curve and requires a good understanding of computer science concep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87" calcext:value-type="float">
            <text:p>387</text:p>
          </table:table-cell>
          <table:table-cell table:style-name="ce4" office:value-type="string" calcext:value-type="string">
            <text:p>Software development involves designing, coding, testing, and maintaining applications, frameworks, or other software components. It's a process that can be complex and time-consuming, but the end result can be incredibly rewarding. Seeing something you've created being used by others is an experience unlike any o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88" calcext:value-type="float">
            <text:p>388</text:p>
          </table:table-cell>
          <table:table-cell table:style-name="ce4" office:value-type="string" calcext:value-type="string">
            <text:p>Software development is a vast field, with a plethora of programming languages to choose from. Each language has its own set of strengths and weaknesses, making the choice of language heavily dependent on the project requirements. For example, if we were to create a small web application, JavaScript might be a suitable choice. Consider the following code snippet: var greeting = function(name) { <text:s text:c="3"/>return 'Hello, ' + name + '!';}; This JavaScript function returns a greeting message, demonstrating a basic functionality of the langu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greeting = function(name) {</text:p>
            <text:p>    return 'Hello, ' + name + '!';</text:p>
            <text:p>};</text:p>
          </table:table-cell>
          <table:table-cell table:number-columns-repeated="1017"/>
        </table:table-row>
        <table:table-row table:style-name="ro1">
          <table:table-cell table:style-name="ce2" office:value-type="float" office:value="389" calcext:value-type="float">
            <text:p>389</text:p>
          </table:table-cell>
          <table:table-cell table:style-name="ce4" office:value-type="string" calcext:value-type="string">
            <text:p>The field of software development is constantly evolving, with new technologies, tools, and practices emerging all the time. It's an exciting field to be in, full of opportunities for learning and growth. It requires a blend of technical skills, creativity, and problem-solving abilities, making it a challenging yet rewarding care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91" calcext:value-type="float">
            <text:p>391</text:p>
          </table:table-cell>
          <table:table-cell table:style-name="ce4" office:value-type="string" calcext:value-type="string">
            <text:p>Software development is all about solving problems. It's about understanding a problem and designing a solution that not only solves the problem but also does so in an efficient and user-friendly way. It involves a lot of creativity, logical thinking, and technical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92" calcext:value-type="float">
            <text:p>392</text:p>
          </table:table-cell>
          <table:table-cell table:style-name="ce4" office:value-type="string" calcext:value-type="string">
            <text:p>In software development, sometimes you need to script actions in the operating system's command-line shell. Bash is a common shell used on Unix-like systems, and PowerShell is used on Windows systems. Here is an example of a PowerShell script that writes a greeting to the console: function Greet($name) { <text:s text:c="3"/>Write-Host "Hello, $name!"} This script defines a function that prints a greeting in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Write-Host "Hello, $name!"</text:p>
            <text:p>}</text:p>
          </table:table-cell>
          <table:table-cell table:number-columns-repeated="1017"/>
        </table:table-row>
        <table:table-row table:style-name="ro1">
          <table:table-cell table:style-name="ce2" office:value-type="float" office:value="393" calcext:value-type="float">
            <text:p>393</text:p>
          </table:table-cell>
          <table:table-cell table:style-name="ce4" office:value-type="string" calcext:value-type="string">
            <text:p>Software development is a process that involves many stages, from planning and design to coding and testing. It's a field that requires a good understanding of both the technical and business aspects of a project. It's also a field that's constantly evolving, with new tools and technologies being introduced all the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94" calcext:value-type="float">
            <text:p>394</text:p>
          </table:table-cell>
          <table:table-cell table:style-name="ce4" office:value-type="string" calcext:value-type="string">
            <text:p>Kotlin is a modern language that's gaining popularity in the world of software development. It's known for its concise syntax and interoperability with Java. For instance, the following Kotlin code creates a function that prints a greeting: fun greet(name: String) { <text:s text:c="3"/>println("Hello, $name!")} This function demonstrates the simplicity and readability of Kotli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greet(name: String) {</text:p>
            <text:p>    println("Hello, $name!")</text:p>
            <text:p>}</text:p>
          </table:table-cell>
          <table:table-cell table:number-columns-repeated="1017"/>
        </table:table-row>
        <table:table-row table:style-name="ro1">
          <table:table-cell table:style-name="ce2" office:value-type="float" office:value="395" calcext:value-type="float">
            <text:p>395</text:p>
          </table:table-cell>
          <table:table-cell table:style-name="ce4" office:value-type="string" calcext:value-type="string">
            <text:p>Software development is a fascinating field. It's a world where creativity meets logic, where abstract ideas can be turned into concrete realities with the right combination of code and creativity. A world which is constantly evolving, with new languages, frameworks, and technologies emerging all the time, offering endless opportunities for learning and growth. </text:p>
            <text:p/>
            <text:p>One of the key aspects of software development is problem-solving. This involves understanding the problem, designing a solution, and then implementing this solution using code. It's a process that requires a lot of patience, persistence, and attention to detai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97" calcext:value-type="float">
            <text:p>397</text:p>
          </table:table-cell>
          <table:table-cell table:style-name="ce4" office:value-type="string" calcext:value-type="string">
            <text:p>In software development, understanding the problem is the first step towards crafting a solution. Developers must be able to analyze the requirements, translate them into a set of features, and then design an architecture that can accommodate these features. </text:p>
            <text:p/>
            <text:p>The next step, implementation, involves writing code. This is where knowledge of programming languages and frameworks comes into play. The choice of language and framework depends on the nature of the project and the team's experti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398" calcext:value-type="float">
            <text:p>398</text:p>
          </table:table-cell>
          <table:table-cell table:style-name="ce4" office:value-type="string" calcext:value-type="string">
            <text:p>Software development involves several stages, from requirement analysis and design to coding and testing. Each stage has its own challenges and requires a different set of skills. </text:p>
            <text:p/>
            <text:p>For example, the coding stage requires knowledge of a programming language. Let's consider a basic C++ program. #include&lt;iostream&gt; int main(){std::cout &lt;&lt; "Hello World"; return 0;} This program prints out 'Hello World' when ru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lt;iostream&gt;</text:p>
            <text:p>int main() {</text:p>
            <text:p>    std::cout &lt;&lt; "Hello World";</text:p>
            <text:p>    return 0;</text:p>
            <text:p>}</text:p>
          </table:table-cell>
          <table:table-cell table:number-columns-repeated="1017"/>
        </table:table-row>
        <table:table-row table:style-name="ro1">
          <table:table-cell table:style-name="ce2" office:value-type="float" office:value="400" calcext:value-type="float">
            <text:p>400</text:p>
          </table:table-cell>
          <table:table-cell table:style-name="ce4" office:value-type="string" calcext:value-type="string">
            <text:p>In the world of software development, testing is crucial. It ensures the quality of the software by uncovering bugs and issues before the software is released. There are various types of testing, such as unit testing, integration testing, and system testing. </text:p>
            <text:p/>
            <text:p>Unit testing focuses on individual units of software. A unit could be a single function or method. The goal is to verify that each unit works as expec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2" calcext:value-type="float">
            <text:p>402</text:p>
          </table:table-cell>
          <table:table-cell table:style-name="ce4" office:value-type="string" calcext:value-type="string">
            <text:p>The field of software development is continually evolving. It's a field where new languages, frameworks, and technologies are emerging all the time. Staying up-to-date with these changes is one of the challenges of being a software developer. </text:p>
            <text:p/>
            <text:p>Whether you're a seasoned pro or a beginner, there's always something new to learn. This constant learning and growth is one of the things that makes software development so exci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3" calcext:value-type="float">
            <text:p>403</text:p>
          </table:table-cell>
          <table:table-cell table:style-name="ce4" office:value-type="string" calcext:value-type="string">
            <text:p>Software development can be a complex process. It involves a series of steps, from analyzing the requirements and designing a solution to implementing it and testing it. </text:p>
            <text:p/>
            <text:p>One of the key things to remember is to write clean, efficient code. For example, in Java, we could write a simple program to print 'Hello, World!'. public class HelloWorld {public static void main(String[] args) {System.out.println("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404" calcext:value-type="float">
            <text:p>404</text:p>
          </table:table-cell>
          <table:table-cell table:style-name="ce4" office:value-type="string" calcext:value-type="string">
            <text:p>In the world of software development, problem-solving is key. Developers are often faced with complex problems that require creative solutions. </text:p>
            <text:p/>
            <text:p>One of the tools that can help with this is a programming language. Programming languages are tools that developers use to instruct computers to perform specific task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5" calcext:value-type="float">
            <text:p>405</text:p>
          </table:table-cell>
          <table:table-cell table:style-name="ce4" office:value-type="string" calcext:value-type="string">
            <text:p>Software development is a fascinating field, filled with challenges and opportunities. It's a field where creativity and logic come together to create software that can make a difference. </text:p>
            <text:p/>
            <text:p>A basic understanding of a programming language is essential for software development. For instance, consider the following Ruby code: def hello_world puts 'Hello, World!' end This code defines a function named 'hello_world' that prints 'Hello, World!' when call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_world</text:p>
            <text:p>  puts 'Hello, World!'</text:p>
            <text:p>end</text:p>
          </table:table-cell>
          <table:table-cell table:number-columns-repeated="1017"/>
        </table:table-row>
        <table:table-row table:style-name="ro1">
          <table:table-cell table:style-name="ce2" office:value-type="float" office:value="406" calcext:value-type="float">
            <text:p>406</text:p>
          </table:table-cell>
          <table:table-cell table:style-name="ce4" office:value-type="string" calcext:value-type="string">
            <text:p>Software development is a process of problem-solving. It's about understanding the problem, designing a solution, and implementing that solution using code. </text:p>
            <text:p/>
            <text:p>The code is what brings the solution to life. It's what makes the software do what it's supposed to do. And it's the part of the process where a developer's skills and creativity really come into pla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7" calcext:value-type="float">
            <text:p>407</text:p>
          </table:table-cell>
          <table:table-cell table:style-name="ce4" office:value-type="string" calcext:value-type="string">
            <text:p>The software development process involves several stages, including requirement analysis, design, coding, testing, and maintenance. Each of these stages requires a specific set of skills and knowledge. </text:p>
            <text:p/>
            <text:p>For example, let's consider a simple program written in C. #include&lt;stdio.h&gt; int main(){printf("Hello, World!"); return 0;} This program will print the string 'Hello, World!' when ru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stdio.h&gt;</text:p>
            <text:p/>
            <text:p>int main() {</text:p>
            <text:p>    printf("Hello, World!");</text:p>
            <text:p>    return 0;</text:p>
            <text:p>}</text:p>
          </table:table-cell>
          <table:table-cell table:number-columns-repeated="1017"/>
        </table:table-row>
        <table:table-row table:style-name="ro1">
          <table:table-cell table:style-name="ce2" office:value-type="float" office:value="408" calcext:value-type="float">
            <text:p>408</text:p>
          </table:table-cell>
          <table:table-cell table:style-name="ce4" office:value-type="string" calcext:value-type="string">
            <text:p>Software development is a process of creating software applications. It involves several stages, from requirement analysis and design to coding and testing. </text:p>
            <text:p/>
            <text:p>Throughout the process, developers need to be mindful of best practices, such as writing clean, readable code and thoroughly testing each component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09" calcext:value-type="float">
            <text:p>409</text:p>
          </table:table-cell>
          <table:table-cell table:style-name="ce4" office:value-type="string" calcext:value-type="string">
            <text:p>Software development is a complex process that involves understanding the problem, designing a solution, implementing the solution using code, and testing the software to ensure it meets the requirements. </text:p>
            <text:p/>
            <text:p>For example, let's consider a simple Kotlin function. fun greet(name: String): String {return "Hello, $name!"} This function takes a name as input and returns a greeting mess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greet(name: String): String {</text:p>
            <text:p>    return "Hello, $name!"</text:p>
            <text:p>}</text:p>
          </table:table-cell>
          <table:table-cell table:number-columns-repeated="1017"/>
        </table:table-row>
        <table:table-row table:style-name="ro1">
          <table:table-cell table:style-name="ce2" office:value-type="float" office:value="411" calcext:value-type="float">
            <text:p>411</text:p>
          </table:table-cell>
          <table:table-cell table:style-name="ce4" office:value-type="string" calcext:value-type="string">
            <text:p>Software development requires a keen understanding of problem-solving. It's about breaking down complex problems into smaller manageable pieces. This is especially evident when working with algorithms. A good example is the binary search algorithm, a time-efficient method used in searching sorted arrays.</text:p>
            <text:p/>
            <text:p>The binary search algorithm is not included here but it's one of the key algorithms that every software developer should kno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12" calcext:value-type="float">
            <text:p>412</text:p>
          </table:table-cell>
          <table:table-cell table:style-name="ce4" office:value-type="string" calcext:value-type="string">
            <text:p>Software development has changed significantly over the years. Nowadays, it's common to use high-level programming languages like JavaScript, which are more developer-friendly. A simple JavaScript code to display a message in the console would be:</text:p>
            <text:p/>
            <text:p>console.log('Hello, World!');</text:p>
            <text:p/>
            <text:p>Despite their simplicity, high-level languages are powerful tools for creating complex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Hello, World!');</text:p>
          </table:table-cell>
          <table:table-cell table:number-columns-repeated="1017"/>
        </table:table-row>
        <table:table-row table:style-name="ro1">
          <table:table-cell table:style-name="ce2" office:value-type="float" office:value="413" calcext:value-type="float">
            <text:p>413</text:p>
          </table:table-cell>
          <table:table-cell table:style-name="ce4" office:value-type="string" calcext:value-type="string">
            <text:p>Software development methodologies play a crucial role in how developers approach their tasks. Agile methodology, for example, emphasizes flexibility and customer satisfaction over rigid plans.</text:p>
            <text:p/>
            <text:p>The process of software development doesn't involve coding alone. Developers also need to understand their users' needs, design user-friendly interfaces, and test their codes rigorously to ensure they are bug-fre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15" calcext:value-type="float">
            <text:p>415</text:p>
          </table:table-cell>
          <table:table-cell table:style-name="ce4" office:value-type="string" calcext:value-type="string">
            <text:p>Software development is not just about writing codes. It's a blend of technical skills, creativity, and problem-solving abilities. Developers need to think critically, break down complex problems, and come up with efficient solutions.</text:p>
            <text:p/>
            <text:p>Coding is the fundamental skill in software development, but it's not the only one. Developers also need to understand software architecture, design patterns, and testing techniques to build robust and efficient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16" calcext:value-type="float">
            <text:p>416</text:p>
          </table:table-cell>
          <table:table-cell table:style-name="ce4" office:value-type="string" calcext:value-type="string">
            <text:p>Software development is often seen as a solitary activity, but it's actually a team effort. Collaboration is key in software development. For instance, developers often use version control systems like Git to manage their code. Here's how you can create a new Git repository.</text:p>
            <text:p/>
            <text:p>git init</text:p>
            <text:p/>
            <text:p>This command initializes a new Git repository in the current directo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417" calcext:value-type="float">
            <text:p>417</text:p>
          </table:table-cell>
          <table:table-cell table:style-name="ce4" office:value-type="string" calcext:value-type="string">
            <text:p>Software development is a constantly evolving field. New programming languages, tools, and methodologies are being introduced at a rapid pace. That's why it's important for developers to keep learning and stay updated with the latest trends.</text:p>
            <text:p/>
            <text:p>Whether it's mastering a new programming language, learning about a new software architecture, or understanding how to use a new tool, continual learning is a key part of being a successful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19" calcext:value-type="float">
            <text:p>419</text:p>
          </table:table-cell>
          <table:table-cell table:style-name="ce4" office:value-type="string" calcext:value-type="string">
            <text:p>Software development requires a mix of technical skills and soft skills. While technical skills involve understanding programming languages, algorithms, and data structures, soft skills involve communication, teamwork, and problem-solving.</text:p>
            <text:p/>
            <text:p>Developers often need to explain complex technical concepts in simple terms to non-technical team members, stakeholders, and clients. They also need to work collaboratively with other team members, including other developers, designers, testers, and project manag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21" calcext:value-type="float">
            <text:p>421</text:p>
          </table:table-cell>
          <table:table-cell table:style-name="ce4" office:value-type="string" calcext:value-type="string">
            <text:p>Software development is a field that requires a deep understanding of technology and its application. Understanding how computers work, how networks communicate, and how databases store information is crucial to building robust and efficient software applications.</text:p>
            <text:p/>
            <text:p>At the same time, developers need to understand the business or domain they are working in. They need to understand the needs of their users, the problems their software is trying to solve, and the business goals of their organiz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23" calcext:value-type="float">
            <text:p>423</text:p>
          </table:table-cell>
          <table:table-cell table:style-name="ce4" office:value-type="string" calcext:value-type="string">
            <text:p>Software development is both an art and a science. It requires a deep understanding of computer science principles and programming languages. But it also requires creativity and innovation to design user-friendly interfaces, come up with efficient algorithms, and solve complex problems.</text:p>
            <text:p/>
            <text:p>Whether you're developing a mobile app, a web application, or a complex enterprise software, the principles of software development remain the s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25" calcext:value-type="float">
            <text:p>425</text:p>
          </table:table-cell>
          <table:table-cell table:style-name="ce4" office:value-type="string" calcext:value-type="string">
            <text:p>Software development is a fascinating field, where ideas are transformed into working applications. The process involves various stages, starting with requirements gathering, moving on to design, then implementation, testing, and finally, deployment.</text:p>
            <text:p>One of the most popular languages used today in software development is Python. Take the following piece of code for instance, a simple function to calculate the factorial of a number:</text:p>
            <text:p/>
            <text:p>def factorial(n):</text:p>
            <text:p>if n == 0:</text:p>
            <text:p>return 1</text:p>
            <text:p>else:</text:p>
            <text:p>return n * factorial(n-1)</text:p>
            <text:p/>
            <text:p>The beauty of software development lies in its ability to solve complex problems with elegant solu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if n == 0:</text:p>
            <text:p>        return 1</text:p>
            <text:p>    else:</text:p>
            <text:p>        return n * factorial(n-1)</text:p>
          </table:table-cell>
          <table:table-cell table:number-columns-repeated="1017"/>
        </table:table-row>
        <table:table-row table:style-name="ro1">
          <table:table-cell table:style-name="ce2" office:value-type="float" office:value="427" calcext:value-type="float">
            <text:p>427</text:p>
          </table:table-cell>
          <table:table-cell table:style-name="ce4" office:value-type="string" calcext:value-type="string">
            <text:p>Software development is a highly creative process that involves designing, coding, testing, and maintaining applications, frameworks, or other software components. Developers must be skilled in programming languages, problem-solving, and software testing to ensure that applications function as intended.</text:p>
            <text:p>This field is continuously evolving, with new programming languages, tools, and technologies being introduced regularly. Developers must stay updated with these changes to remain competiti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28" calcext:value-type="float">
            <text:p>428</text:p>
          </table:table-cell>
          <table:table-cell table:style-name="ce4" office:value-type="string" calcext:value-type="string">
            <text:p>In software development, one of the most used languages is Java. This is because Java is a robust, object-oriented language that allows for the development of versatile applications. </text:p>
            <text:p>Look at the following code for example:</text:p>
            <text:p/>
            <text:p>public class HelloWorld {</text:p>
            <text:p>public static void main(String[] args) {</text:p>
            <text:p>System.out.println("Hello, World!"); </text:p>
            <text:p>}</text:p>
            <text:p>}</text:p>
            <text:p/>
            <text:p>This simple Java program prints 'Hello, World!' to the console. It illustrates the basic structure of a Java program, including a class definition, a main method, and a print state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429" calcext:value-type="float">
            <text:p>429</text:p>
          </table:table-cell>
          <table:table-cell table:style-name="ce4" office:value-type="string" calcext:value-type="string">
            <text:p>Software development is not just about writing code. It's about solving problems, and often, these problems are complex and require a deep understanding of various tools and technologies. Good software developers are problem solvers first, and coders second. </text:p>
            <text:p>They are also lifelong learners, always staying updated with the latest trends and technologies in the field. With the rapid pace of technological advancement, this is more important than e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0" calcext:value-type="float">
            <text:p>430</text:p>
          </table:table-cell>
          <table:table-cell table:style-name="ce4" office:value-type="string" calcext:value-type="string">
            <text:p>Software development is a process of writing and maintaining the source code. It involves many stages including conceiving, specifying, designing, programming, documenting, testing, and bug fixing. Let's take a simple example of Python code that calculates the factorial of a number. def factorial(n): if n == 1: return 1 else: return n * factorial(n-1) This function recursively calculates the factorial. The quality of the code is important. It should be clean, efficient, and maintainab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if n == 1:</text:p>
            <text:p>        return 1</text:p>
            <text:p>    else:</text:p>
            <text:p>        return n * factorial(n-1)</text:p>
          </table:table-cell>
          <table:table-cell table:number-columns-repeated="1017"/>
        </table:table-row>
        <table:table-row table:style-name="ro1">
          <table:table-cell table:style-name="ce2" office:value-type="float" office:value="431" calcext:value-type="float">
            <text:p>431</text:p>
          </table:table-cell>
          <table:table-cell table:style-name="ce4" office:value-type="string" calcext:value-type="string">
            <text:p>In the realm of software development, it's important to understand the value of version control systems. They allow us to track and manage changes to our code over time. Git is a popular version control system used widely in the industry. When working with Git, certain conventions are followed. For example, when making a commit, a descriptive message should be provided to explain the changes that were ma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2" calcext:value-type="float">
            <text:p>432</text:p>
          </table:table-cell>
          <table:table-cell table:style-name="ce4" office:value-type="string" calcext:value-type="string">
            <text:p>The agile methodology is a popular approach in software development. It encourages flexibility, customer collaboration, and delivering working software frequently. In agile, developers work in sprints which are typically 2 weeks long. During a sprint, the team aims to deliver a potentially shippable product increment. This is in contrast to the traditional waterfall methodology where each phase of the project is completed before moving on to the next. Agile has proven to be successful in many projects and is widely adopted in the industr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3" calcext:value-type="float">
            <text:p>433</text:p>
          </table:table-cell>
          <table:table-cell table:style-name="ce4" office:value-type="string" calcext:value-type="string">
            <text:p>JavaScript is a high-level, interpreted programming language that is primarily used for building web interfaces. It is an essential part of web development along with HTML and CSS. A simple JavaScript function that calculates the sum of an array of numbers is: function sumArray(arr) { let sum = 0; for(let i = 0; i &lt; arr.length; i++) { sum += arr[i]; } return sum; } This function iterates over the array and adds each number to the sum. JavaScript is a versatile language that can be used both on the client-side and server-si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umArray(arr) {</text:p>
            <text:p>    let sum = 0;</text:p>
            <text:p>    for (let i = 0; i &lt; arr.length; i++) {</text:p>
            <text:p>        sum += arr[i];</text:p>
            <text:p>    }</text:p>
            <text:p>    return sum;</text:p>
            <text:p>}</text:p>
          </table:table-cell>
          <table:table-cell table:number-columns-repeated="1017"/>
        </table:table-row>
        <table:table-row table:style-name="ro1">
          <table:table-cell table:style-name="ce2" office:value-type="float" office:value="434" calcext:value-type="float">
            <text:p>434</text:p>
          </table:table-cell>
          <table:table-cell table:style-name="ce4" office:value-type="string" calcext:value-type="string">
            <text:p>Software testing is an integral part of software development. It is the process of evaluating a system or its components with the intent to find whether it satisfies the specified requirements. There are different types of testing such as unit testing, integration testing, system testing, and acceptance testing. Each type of testing has its own purpose and is used at different stages of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5" calcext:value-type="float">
            <text:p>435</text:p>
          </table:table-cell>
          <table:table-cell table:style-name="ce4" office:value-type="string" calcext:value-type="string">
            <text:p>Software architecture refers to the high level structures of a software system. It's the process of defining a structured solution that meets all of the technical and operational requirements. One of the popular architectural pattern in Java is the Model-View-Controller (MVC) pattern. Here's a simple example of a Model class in Java: public class User { private String name; private String email; public User(String name, String email) { this.name = name; this.email = email; } public String getName() { return name; } public String getEmail() { return email; } } This class represents a User with name and emai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User {</text:p>
            <text:p>    private String name;</text:p>
            <text:p>    private String email;</text:p>
            <text:p/>
            <text:p>    public User(String name, String email) {</text:p>
            <text:p>        this.name = name;</text:p>
            <text:p>        this.email = email;</text:p>
            <text:p>    }</text:p>
            <text:p/>
            <text:p>    public String getName() {</text:p>
            <text:p>        return name;</text:p>
            <text:p>    }</text:p>
            <text:p/>
            <text:p>    public String getEmail() {</text:p>
            <text:p>        return email;</text:p>
            <text:p>    }</text:p>
            <text:p>}</text:p>
          </table:table-cell>
          <table:table-cell table:number-columns-repeated="1017"/>
        </table:table-row>
        <table:table-row table:style-name="ro1">
          <table:table-cell table:style-name="ce2" office:value-type="float" office:value="436" calcext:value-type="float">
            <text:p>436</text:p>
          </table:table-cell>
          <table:table-cell table:style-name="ce4" office:value-type="string" calcext:value-type="string">
            <text:p>In software development, a database is an organized collection of data. It can be used to store, retrieve, update and delete data. There are different types of databases such as relational databases, NoSQL databases, and in-memory databases. Each type of database is suited for different kinds of applications and data formats. Developers use SQL or Structured Query Language to interact with databa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8" calcext:value-type="float">
            <text:p>438</text:p>
          </table:table-cell>
          <table:table-cell table:style-name="ce4" office:value-type="string" calcext:value-type="string">
            <text:p>In the context of software development, an API or Application Programming Interface, is a set of rules that allows programs to talk to each other. It's essentially a way for software applications to interact and share data with each other. APIs often form a part of backend development along with servers, databases, and server-side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39" calcext:value-type="float">
            <text:p>439</text:p>
          </table:table-cell>
          <table:table-cell table:style-name="ce4" office:value-type="string" calcext:value-type="string">
            <text:p>Web development is a broad term for the work involved in developing a web site for the Internet or an intranet. It can range from developing a simple single static page of plain text to complex web-based internet applications, electronic businesses, and social network services. Web development commonly includes web design, web content development, client-side/server-side scripting, and network security configuration. It's a constantly evolving field with new technologies and frameworks coming up regular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41" calcext:value-type="float">
            <text:p>441</text:p>
          </table:table-cell>
          <table:table-cell table:style-name="ce4" office:value-type="string" calcext:value-type="string">
            <text:p>Mobile application development is the set of processes and procedures involved in writing software for small, wireless computing devices such as smartphones or tablets. Android and iOS are the two main platforms for mobile app development. While Java and Kotlin are commonly used for Android development, Swift and Objective-C are used for iOS development. Mobile apps are becoming increasingly important for businesses as more and more users are switching to mobile devices for their digital nee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42" calcext:value-type="float">
            <text:p>442</text:p>
          </table:table-cell>
          <table:table-cell table:style-name="ce4" office:value-type="string" calcext:value-type="string">
            <text:p>In software development, debugging is the process of finding and resolving bugs or defects that prevent correct operation of computer software or a system. Debugging tactics can involve interactive debugging, control flow analysis, unit testing, integration testing, log file analysis, monitoring at the application or system level, memory dumps, and profiling. Debugging is a crucial part of the software development process and requires a deep understanding of the codeb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44" calcext:value-type="float">
            <text:p>444</text:p>
          </table:table-cell>
          <table:table-cell table:style-name="ce4" office:value-type="string" calcext:value-type="string">
            <text:p>Software development methodologies play a crucial role in developing the software. Different methodologies such as Agile, RAD (Rapid Application Development), Lean, Waterfall, and Scrum have different approaches and are suitable for different types of projects. The selection of the right software development methodology is a crucial step i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46" calcext:value-type="float">
            <text:p>446</text:p>
          </table:table-cell>
          <table:table-cell table:style-name="ce4" office:value-type="string" calcext:value-type="string">
            <text:p>Software development is an ever-changing field. It requires a constant learning and adaptation to new languages, tools, and technologies. One of the most popular and versatile languages in use today is JavaScript. JavaScript is used on both client-side and server-side, providing a unified language for web development. With frameworks like Node.js, developers can write server-side code in JavaScript. Express is a popular web application framework for Node.js. To create a simple server with Express, you would do something like this: const express = require('express'); const app = express(); app.listen(3000).</text:p>
            <text:p/>
            <text:p>Another critical aspect of software development is databases. Databases store and retrieve data for applications. SQL and NoSQL are two major types of databases. SQL databases, like MySQL and PostgreSQL, store data in tables. On the other hand, NoSQL databases, like MongoDB, store data in a more flexible, JSON-like format. Both have their uses, and a good developer knows when to use whic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t express = require('express');</text:p>
            <text:p>const app = express();</text:p>
            <text:p>app.listen(3000);</text:p>
          </table:table-cell>
          <table:table-cell table:number-columns-repeated="1017"/>
        </table:table-row>
        <table:table-row table:style-name="ro1">
          <table:table-cell table:style-name="ce2" office:value-type="float" office:value="448" calcext:value-type="float">
            <text:p>448</text:p>
          </table:table-cell>
          <table:table-cell table:style-name="ce4" office:value-type="string" calcext:value-type="string">
            <text:p>Software development is a field marked by constant learning and adaptation. To stay relevant, developers must keep up with the latest languages, tools, and technologies. JavaScript, a high-level, interpreted programming language, is one of the key languages in the world of web development. It is primarily used for enhancing web pages to provide for a more user-friendly experience. JavaScript can be used both on the client-side and server-side, allowing for a more streamlined development process.</text:p>
            <text:p/>
            <text:p>Another important part of software development is understanding and utilizing databases. Databases, like SQL and NoSQL, are used to store and retrieve data for applications. SQL databases, such as MySQL and PostgreSQL, store data in tables and use SQL (Structured Query Language) for database access. In contrast, NoSQL databases, like MongoDB, store data in a flexible, JSON-like format, making them a good choice for data that doesn't fit neatly into a t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50" calcext:value-type="float">
            <text:p>450</text:p>
          </table:table-cell>
          <table:table-cell table:style-name="ce4" office:value-type="string" calcext:value-type="string">
            <text:p>In the realm of software development, understanding the basics of coding is just the beginning. Developers must also understand the tools and practices that make for efficient, reliable, and maintainable code. One of these practices is version control, a way of tracking and managing changes to your code. Git is a popular version control system, and it's a standard tool in most developers' toolkits. Working with Git typically involves creating a new repository, making changes, staging those changes, and then committing them. And of course, all of this is done from the command line.</text:p>
            <text:p/>
            <text:p>Another crucial practice in software development is testing. There are many types of testing that a developer can use, including unit testing, integration testing, and system testing. These testing methods help developers to catch bugs early, and they also help to ensure that the code is working as expected. Python's unittest module, for example, is a powerful tool for writing and running tes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53" calcext:value-type="float">
            <text:p>453</text:p>
          </table:table-cell>
          <table:table-cell table:style-name="ce4" office:value-type="string" calcext:value-type="string">
            <text:p>Software development is a field that requires a combination of technical knowledge, creativity, and problem-solving skills. It involves designing, writing, testing, and maintaining computer software. There are many different programming languages that are used in software development, including Python, Java, C++, and JavaScript. Each language has its own strengths and is suited to different types of projects. For example, Python is often used for data analysis and machine learning, while JavaScript is primarily used for web development.</text:p>
            <text:p/>
            <text:p>In addition to programming languages, there are also many tools and technologies that are used in software development. For instance, databases are used to store and manage data. There are many types of databases, including relational databases like MySQL and PostgreSQL, and NoSQL databases like MongoDB. These databases can be used to store a wide range of data, from user information to large datase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54" calcext:value-type="float">
            <text:p>454</text:p>
          </table:table-cell>
          <table:table-cell table:style-name="ce4" office:value-type="string" calcext:value-type="string">
            <text:p>Software development is a rich and varied field, with many different areas to explore. One of the most important areas is web development, which involves creating websites or web applications. JavaScript is the primary language of the web, and it's used to make websites interactive. It can be used on both the client-side and the server-side, which makes it a versatile choice for web developers. For example, to change the content of a paragraph in JavaScript, you might use a line of code like this: document.getElementById('myParagraph').textContent = 'New text';.</text:p>
            <text:p/>
            <text:p>In addition to web development, there's also mobile development, which involves creating apps for mobile devices. This can be done using a variety of languages and frameworks, including Java for Android development and Swift for iOS development. Like with any type of development, it's important to test your apps thoroughly to ensure they work as expected on all devices and screen siz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ument.getElementById('myParagraph').textContent = 'New text';</text:p>
          </table:table-cell>
          <table:table-cell table:number-columns-repeated="1017"/>
        </table:table-row>
        <table:table-row table:style-name="ro1">
          <table:table-cell table:style-name="ce2" office:value-type="float" office:value="455" calcext:value-type="float">
            <text:p>455</text:p>
          </table:table-cell>
          <table:table-cell table:style-name="ce4" office:value-type="string" calcext:value-type="string">
            <text:p>In the world of software development, knowledge of programming languages is just the beginning. Developers must also understand and be able to use a variety of development tools and methodologies. One such tool is Git, a distributed version control system that helps manage changes to a project without overwriting any part of that project. Git is a command-line tool, and learning it requires some comfort with the command-line interface. For instance, to create a new Git repository, you would use the git init command.</text:p>
            <text:p/>
            <text:p>Another important aspect of software development is writing efficient and error-free code. This involves not only understanding a programming language but also knowing how to write clean and maintainable code. Debugging tools are an essential part of this process. In Python, for example, you can use the pdb module (Python Debugger) for debugging your applications. It has a number of functionalities, including setting breakpoints, stepping through the code, inspecting stack frames, and so 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457" calcext:value-type="float">
            <text:p>457</text:p>
          </table:table-cell>
          <table:table-cell table:style-name="ce4" office:value-type="string" calcext:value-type="string">
            <text:p>Software development requires a deep understanding of various programming languages, tools, and methodologies. One of the most widely used programming languages today is Python. Python's syntax is simple and easy to learn, making it a popular choice for beginners. It's also versatile and powerful, making it suitable for a wide range of tasks, from web development to data analysis. For example, to define a function in Python, you use the def keyword. Here's an example of a function that greets a user: def greet(name): return 'Hello, ' + name.</text:p>
            <text:p/>
            <text:p>In addition to programming languages, developers also need to be familiar with databases. Databases are used to store data in a structured manner. There are two main types of databases: SQL and NoSQL. SQL databases, like MySQL and PostgreSQL, are structured and use SQL (Structured Query Language) for data manipulation. NoSQL databases, like MongoDB, are more flexible and store data in a JSON-like forma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text:p>
            <text:p>    return 'Hello, ' + name</text:p>
          </table:table-cell>
          <table:table-cell table:number-columns-repeated="1017"/>
        </table:table-row>
        <table:table-row table:style-name="ro1">
          <table:table-cell table:style-name="ce2" office:value-type="float" office:value="458" calcext:value-type="float">
            <text:p>458</text:p>
          </table:table-cell>
          <table:table-cell table:style-name="ce4" office:value-type="string" calcext:value-type="string">
            <text:p>Software development is a complex and varied field, requiring proficiency in multiple programming languages, familiarity with various development tools, and a deep understanding of software architecture. One of the most commonly used languages in the field is Java, known for its 'write once, run anywhere' philosophy. Java is a statically-typed, object-oriented language that runs on a virtual machine, making it highly portable. A typical Java program often starts with a public class declaration, followed by a public static void main(String[] args) method where the program's execution begins.</text:p>
            <text:p/>
            <text:p>On the other hand, databases play a crucial role in most software applications, enabling persistent storage and retrieval of data. Relational databases, such as MySQL and PostgreSQL, are commonly used, particularly for applications with structured data and relationships between entities. These databases use SQL (Structured Query Language) to manipulate and fetch data. For example, to fetch all records from a 'Users' table, one would use the command SELECT * FROM Us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LECT * FROM Users.</text:p>
          </table:table-cell>
          <table:table-cell table:number-columns-repeated="1017"/>
        </table:table-row>
        <table:table-row table:style-name="ro1">
          <table:table-cell table:style-name="ce2" office:value-type="float" office:value="459" calcext:value-type="float">
            <text:p>459</text:p>
          </table:table-cell>
          <table:table-cell table:style-name="ce4" office:value-type="string" calcext:value-type="string">
            <text:p>Software development is a wide field encompassing various skills, including proficiency in programming languages, understanding of databases, and familiarity with development tools. Python, a high-level, interpreted programming language, is widely used in a variety of applications, from web development to data analysis. Its simple syntax and comprehensive standard library make it a popular choice among developers. For instance, to define a function that adds two numbers in Python, we simply write: def add(a, b): return a + b.</text:p>
            <text:p/>
            <text:p>Database management forms a significant part of software development. SQL databases, like MySQL and PostgreSQL, are commonly used for storing and manipulating data. These databases use SQL (Structured Query Language) for querying and updating data. For example, to insert a new record into a 'Users' table, the SQL command would be something like: INSERT INTO Users (Username, Password) VALUES ('user', 'passwor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a, b):</text:p>
            <text:p>  return a + b</text:p>
            <text:p>INSERT INTO Users (Username, Password) VALUES ('user', 'password')</text:p>
          </table:table-cell>
          <table:table-cell table:number-columns-repeated="1017"/>
        </table:table-row>
        <table:table-row table:style-name="ro1">
          <table:table-cell table:style-name="ce2" office:value-type="float" office:value="460" calcext:value-type="float">
            <text:p>460</text:p>
          </table:table-cell>
          <table:table-cell table:style-name="ce4" office:value-type="string" calcext:value-type="string">
            <text:p>Software development is a complex process that involves various stages. It begins with the conception of an idea and ends with the delivery of a product. The challenges faced during software development are multifaceted. They may range from managing dependencies to ensuring that the software performs as expected across different platforms. One key challenge is writing efficient code. This is where the choice of programming language plays a vital role. A popular language amongst developers is Python. Python is simple, yet effective. Here's a basic code snippet that prints the Fibonacci sequence. For instance, def fibonacci(n): a, b = 0, 1 while a &lt; n: print(a, end=' ') a, b = b, a+b. This code is elegant and easy to understand, making Python a favorite amongst beginners and experienced developers alik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ibonacci(n):</text:p>
            <text:p>  a, b = 0, 1</text:p>
            <text:p>  while a &lt; n:</text:p>
            <text:p>    print(a, end=' ')</text:p>
            <text:p>    a, b = b, a+b</text:p>
          </table:table-cell>
          <table:table-cell table:number-columns-repeated="1017"/>
        </table:table-row>
        <table:table-row table:style-name="ro1">
          <table:table-cell table:style-name="ce2" office:value-type="float" office:value="461" calcext:value-type="float">
            <text:p>461</text:p>
          </table:table-cell>
          <table:table-cell table:style-name="ce4" office:value-type="string" calcext:value-type="string">
            <text:p>In software development, one of the most important stages is testing. This is the stage where developers check if the software functions as it should. There are various types of testing, including unit, integration, system, and acceptance testing. Each serves a specific purpose and is critical to the development process. Unit testing, for instance, checks individual components of the software for proper functionality. Integration testing checks how these components interact. System testing checks the software as a whole, while acceptance testing checks if the software meets the needs of the end us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62" calcext:value-type="float">
            <text:p>462</text:p>
          </table:table-cell>
          <table:table-cell table:style-name="ce4" office:value-type="string" calcext:value-type="string">
            <text:p>The choice of the right development tools can greatly affect the success of a software project. These tools, also known as Integrated Development Environments (IDEs), offer features like code completion, syntax highlighting, and debugging tools. One of the most widely used IDEs is Visual Studio. It supports a variety of programming languages, including C#. Here is a simple C# code snippet that displays 'Hello, World!' on the console. class Program { static void Main() { Console.WriteLine('Hello, World!'); } } This code demonstrates the basic structure of a C# progra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text:p>
            <text:p>  static void Main() {</text:p>
            <text:p>    Console.WriteLine("Hello, World!");</text:p>
            <text:p>  }</text:p>
            <text:p>}</text:p>
          </table:table-cell>
          <table:table-cell table:number-columns-repeated="1017"/>
        </table:table-row>
        <table:table-row table:style-name="ro1">
          <table:table-cell table:style-name="ce2" office:value-type="float" office:value="463" calcext:value-type="float">
            <text:p>463</text:p>
          </table:table-cell>
          <table:table-cell table:style-name="ce4" office:value-type="string" calcext:value-type="string">
            <text:p>Software development methodologies play a crucial role in guiding teams through the development process. There are various methodologies available, each with its own strengths and weaknesses. The Waterfall model, for instance, is a linear approach that is simple to understand and use. However, it lacks flexibility. Agile, on the other hand, is highly flexible and promotes iterative development, but requires a high level of customer involvement. Choosing the right methodology can greatly influence the success of a softwar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64" calcext:value-type="float">
            <text:p>464</text:p>
          </table:table-cell>
          <table:table-cell table:style-name="ce4" office:value-type="string" calcext:value-type="string">
            <text:p>In addition to choosing the right development tools and methodologies, it is also important for developers to follow good programming practices. These practices not only ensure that the code is readable and maintainable, but also reduce the likelihood of bugs. While these practices may vary from one language to another, certain principles are universally applicable. For instance, always initialize your variables, avoid using magic numbers, and keep your functions small and focused. For example, in JavaScript you might initialize a variable like this: var x = 0; This ensures that the variable has a defined value and can prevent unexpected behavio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 0;</text:p>
          </table:table-cell>
          <table:table-cell table:number-columns-repeated="1017"/>
        </table:table-row>
        <table:table-row table:style-name="ro1">
          <table:table-cell table:style-name="ce2" office:value-type="float" office:value="465" calcext:value-type="float">
            <text:p>465</text:p>
          </table:table-cell>
          <table:table-cell table:style-name="ce4" office:value-type="string" calcext:value-type="string">
            <text:p>Software development is a complex process that involves various activities, such as planning, designing, coding, testing, and maintenance. The development process can be classified into different life cycle models, such as the waterfall model, spiral model, and agile model. Each model has its own strengths and weaknesses, and it's important to choose the right one based on the project's requirements and constraints. </text:p>
            <text:p/>
            <text:p>For instance, the waterfall model is a linear sequential design approach wherein each stage is completed before the next one starts. This model is easy to understand and use, but it's not suitable for projects where requirements are expected to change frequ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67" calcext:value-type="float">
            <text:p>467</text:p>
          </table:table-cell>
          <table:table-cell table:style-name="ce4" office:value-type="string" calcext:value-type="string">
            <text:p>When working with databases in software development, SQL is a common language used to manipulate and retrieve data. SQL stands for Structured Query Language and is used to communicate with a database. Common operations include SELECT to retrieve data, UPDATE to update data, and DELETE to delete data. </text:p>
            <text:p/>
            <text:p>However, keep in mind that using these commands improperly can lead to loss of data, so always be sure to backup your data and test your commands before applying them to the live datab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68" calcext:value-type="float">
            <text:p>468</text:p>
          </table:table-cell>
          <table:table-cell table:style-name="ce4" office:value-type="string" calcext:value-type="string">
            <text:p>JavaScript is a powerful language that is mainly used for enhancing the interaction of a user with the webpage. In other words, it helps make a webpage more lively and interactive. JavaScript also provides the ability to create dynamic HTML content. </text:p>
            <text:p/>
            <text:p>A simple JS function could be function add(a, b) { return a + b; }. This function takes two parameters, a and b, and returns their sum. Functions in JavaScript are first-class objects. This means they can have properties and methods, can be assigned to variables, can be passed as arguments to other functions, and can be returned as values from other func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469" calcext:value-type="float">
            <text:p>469</text:p>
          </table:table-cell>
          <table:table-cell table:style-name="ce4" office:value-type="string" calcext:value-type="string">
            <text:p>Python is a high-level, interpreted, interactive and object-oriented scripting language. Python is designed to be highly readable. It uses English keywords frequently where as other languages use punctuation, and it has fewer syntactical constructions than other languages. </text:p>
            <text:p/>
            <text:p>Python provides various options for developing graphical user interfaces (GUIs). Most important are listed below: </text:p>
            <text:p>Tkinter: Tkinter is the Python interface to the Tk GUI toolkit shipped with Python. </text:p>
            <text:p>wxPython: This is an open-source Python interface for wxWidgets. </text:p>
            <text:p>JPython: JPython is a Python port for Java which gives Python scripts seamless access to Java class libraries on the local machin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70" calcext:value-type="float">
            <text:p>470</text:p>
          </table:table-cell>
          <table:table-cell table:style-name="ce4" office:value-type="string" calcext:value-type="string">
            <text:p>One of the major features of Java is its ability to create multithreaded programs. Multithreading in Java contains two or more parts that can run concurrently. Each part of such a program is called a thread, and each thread defines a separate path of execution. </text:p>
            <text:p/>
            <text:p>The Java Thread class, defined in java.lang package, encapsulates a thread of execution. To create a new thread, your program will either extend Thread or implement the Runnable interface. Here is an example of a simple Thread: </text:p>
            <text:p/>
            <text:p>public class MyThread extends Thread { </text:p>
            <text:p>  public void run(){ </text:p>
            <text:p>    System.out.println('Thread is running...'); </text:p>
            <text:p>  } </text:p>
            <text:p>} </text:p>
            <text:p/>
            <text:p>MyThread t1=new MyThread(); </text:p>
            <text:p>t1.star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MyThread extends Thread {</text:p>
            <text:p>  public void run() {</text:p>
            <text:p>    System.out.println("Thread is running...");</text:p>
            <text:p>  }</text:p>
            <text:p>}</text:p>
            <text:p/>
            <text:p>MyThread t1 = new MyThread();</text:p>
            <text:p>t1.start();</text:p>
          </table:table-cell>
          <table:table-cell table:number-columns-repeated="1017"/>
        </table:table-row>
        <table:table-row table:style-name="ro1">
          <table:table-cell table:style-name="ce2" office:value-type="float" office:value="471" calcext:value-type="float">
            <text:p>471</text:p>
          </table:table-cell>
          <table:table-cell table:style-name="ce4" office:value-type="string" calcext:value-type="string">
            <text:p>In the software development world, Agile methodology refers to a project management approach, based on iterative development. The requirements and solutions in this approach evolve through the cooperative effort of self-organizing and cross-functional teams. </text:p>
            <text:p/>
            <text:p>Agile allows for changes to be made after the initial planning. Revisions can be discussed and features can be newly effected or removed based on feedback. This effectively gives the customer the finished software they want or need and prevents wasting time and effort on features that nobody will use or wa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72" calcext:value-type="float">
            <text:p>472</text:p>
          </table:table-cell>
          <table:table-cell table:style-name="ce4" office:value-type="string" calcext:value-type="string">
            <text:p>JavaScript Object Notation (JSON) is a standard text-based format for representing structured data based on JavaScript object syntax. It is commonly used for transmitting data in web applications. </text:p>
            <text:p/>
            <text:p>JSON objects are surrounded by curly braces {}. JSON objects are written in key/value pairs. Keys must be strings, and values must be a valid JSON data type (string, number, object, array, boolean or null). For example, let's store some data in a variable: </text:p>
            <text:p/>
            <text:p>let person = { </text:p>
            <text:p>  'name': 'John', </text:p>
            <text:p>  'age': 30, </text:p>
            <text:p>  'city': 'New York'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person = {</text:p>
            <text:p>  'name': 'John',</text:p>
            <text:p>  'age': 30,</text:p>
            <text:p>  'city': 'New York'</text:p>
            <text:p>};</text:p>
          </table:table-cell>
          <table:table-cell table:number-columns-repeated="1017"/>
        </table:table-row>
        <table:table-row table:style-name="ro1">
          <table:table-cell table:style-name="ce2" office:value-type="float" office:value="473" calcext:value-type="float">
            <text:p>473</text:p>
          </table:table-cell>
          <table:table-cell table:style-name="ce4" office:value-type="string" calcext:value-type="string">
            <text:p>Software testing is a critical aspect of software development that involves the execution of a software component or system component to evaluate one or more properties of interest. It helps to identify any bugs or errors in the software. </text:p>
            <text:p/>
            <text:p>Different types of testing include unit testing, integration testing, functional testing, system testing, stress testing, performance testing, usability testing, etc. Each of these testing types is designed to find specific types of err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74" calcext:value-type="float">
            <text:p>474</text:p>
          </table:table-cell>
          <table:table-cell table:style-name="ce4" office:value-type="string" calcext:value-type="string">
            <text:p>In C++, the standard template library (STL) is a powerful set of C++ template classes to provide general-purpose classes and functions with templates that implement many popular and commonly used algorithms and data structures like vectors, lists, queues, etc. </text:p>
            <text:p/>
            <text:p>Here is an example of using vector in C++: </text:p>
            <text:p/>
            <text:p>#include &lt;vector&gt; </text:p>
            <text:p/>
            <text:p>int main() { </text:p>
            <text:p>  std::vector&lt;int&gt; myVector; </text:p>
            <text:p>  myVector.push_back(1); </text:p>
            <text:p>  myVector.push_back(2); </text:p>
            <text:p>  myVector.push_back(3); </text:p>
            <text:p>  return 0;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vector&gt;</text:p>
            <text:p/>
            <text:p>int main() {</text:p>
            <text:p>  std::vector&lt;int&gt; myVector;</text:p>
            <text:p>  myVector.push_back(1);</text:p>
            <text:p>  myVector.push_back(2);</text:p>
            <text:p>  myVector.push_back(3);</text:p>
            <text:p>  return 0;</text:p>
            <text:p>}</text:p>
          </table:table-cell>
          <table:table-cell table:number-columns-repeated="1017"/>
        </table:table-row>
        <table:table-row table:style-name="ro1">
          <table:table-cell table:style-name="ce2" office:value-type="float" office:value="475" calcext:value-type="float">
            <text:p>475</text:p>
          </table:table-cell>
          <table:table-cell table:style-name="ce4" office:value-type="string" calcext:value-type="string">
            <text:p>Code refactoring is a process of restructuring existing computer code—changing the factoring—without changing its external behavior. Refactoring is intended to improve the design, structure, or implementation of the software, while preserving its functionality. </text:p>
            <text:p/>
            <text:p>Potential advantages of refactoring may include improved code readability and reduced complexity to improve the maintainability of the source code, as well as a more expressive internal architecture or object model to improve extensibi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76" calcext:value-type="float">
            <text:p>476</text:p>
          </table:table-cell>
          <table:table-cell table:style-name="ce4" office:value-type="string" calcext:value-type="string">
            <text:p>In Python, list comprehensions provide a concise way to create lists. It consists of brackets containing an expression followed by a for statement, then zero or more for or if clauses. The expressions can be anything, meaning you can put in all kinds of objects in lists. </text:p>
            <text:p/>
            <text:p>Here is a simple list comprehension example: </text:p>
            <text:p/>
            <text:p>squares = [x**2 for x in range(10)] </text:p>
            <text:p/>
            <text:p>This will create a list of squares for the numbers 0 to 9.</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quares = [x**2 for x in range(10)]</text:p>
          </table:table-cell>
          <table:table-cell table:number-columns-repeated="1017"/>
        </table:table-row>
        <table:table-row table:style-name="ro1">
          <table:table-cell table:style-name="ce2" office:value-type="float" office:value="477" calcext:value-type="float">
            <text:p>477</text:p>
          </table:table-cell>
          <table:table-cell table:style-name="ce4" office:value-type="string" calcext:value-type="string">
            <text:p>The Go programming language, also known as Golang, is a statically-typed language with syntax similar to that of C. It provides garbage collection, type safety, dynamic-typing capability, many advanced built-in types such as variable length arrays and key-value maps. </text:p>
            <text:p/>
            <text:p>One of Go's key design purposes was to make it possible to easily build complex software that performs well on multi-core processors. Here is a simple 'Hello, World!' program in Go: </text:p>
            <text:p/>
            <text:p>package main </text:p>
            <text:p/>
            <text:p>import 'fmt' </text:p>
            <text:p/>
            <text:p>func main() { </text:p>
            <text:p>  fmt.Println('Hello, World!')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
            <text:p>import "fmt"</text:p>
            <text:p/>
            <text:p>func main() {</text:p>
            <text:p>  fmt.Println("Hello, World!")</text:p>
            <text:p>}</text:p>
          </table:table-cell>
          <table:table-cell table:number-columns-repeated="1017"/>
        </table:table-row>
        <table:table-row table:style-name="ro1">
          <table:table-cell table:style-name="ce2" office:value-type="float" office:value="478" calcext:value-type="float">
            <text:p>478</text:p>
          </table:table-cell>
          <table:table-cell table:style-name="ce4" office:value-type="string" calcext:value-type="string">
            <text:p>Ruby on Rails, or Rails, is a server-side web application framework written in Ruby. Rails is a model-view-controller (MVC) framework, providing default structures for a database, a web service, and web pages. </text:p>
            <text:p/>
            <text:p>A Rails web application is generally built around resources, and a resource is a term used for a collection of similar objects, such as articles, people, etc. A Rails application is usually RESTful. This means that the application can be made to respond to user requests using REST principles, which are based around the idea of resour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79" calcext:value-type="float">
            <text:p>479</text:p>
          </table:table-cell>
          <table:table-cell table:style-name="ce4" office:value-type="string" calcext:value-type="string">
            <text:p>Swift is a powerful and intuitive programming language for macOS, iOS, watchOS, and tvOS. It’s designed to give developers more freedom than ever. Swift is easy to use and open source, so anyone with an idea can create something incredible. </text:p>
            <text:p/>
            <text:p>Here is a simple Swift code snippet: </text:p>
            <text:p/>
            <text:p>var myString = 'Hello, World!' </text:p>
            <text:p/>
            <text:p>if myString.isEmpty { </text:p>
            <text:p>  print('String is empty') </text:p>
            <text:p>} else { </text:p>
            <text:p>  print(myString)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myString = "Hello, World!"</text:p>
            <text:p/>
            <text:p>if myString.isEmpty {</text:p>
            <text:p>  print("String is empty")</text:p>
            <text:p>} else {</text:p>
            <text:p>  print(myString)</text:p>
            <text:p>}</text:p>
          </table:table-cell>
          <table:table-cell table:number-columns-repeated="1017"/>
        </table:table-row>
        <table:table-row table:style-name="ro1">
          <table:table-cell table:style-name="ce2" office:value-type="float" office:value="481" calcext:value-type="float">
            <text:p>481</text:p>
          </table:table-cell>
          <table:table-cell table:style-name="ce4" office:value-type="string" calcext:value-type="string">
            <text:p>Developing software is not merely about writing code. It is about solving problems. This requires a deep understanding of the problem at hand and the ability to devise a solution. One must also have an excellent grasp of the programming language they are using.</text:p>
            <text:p/>
            <text:p>In addition to problem-solving skills, a developer must also be familiar with different development methodologies. These methodologies guide the software development process, ensuring that the final product meets the desired standar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83" calcext:value-type="float">
            <text:p>483</text:p>
          </table:table-cell>
          <table:table-cell table:style-name="ce4" office:value-type="string" calcext:value-type="string">
            <text:p>Software development is a continually evolving field. With the advent of new technologies, developers need to stay updated with the latest trends. One such trend is the use of Rust for system programming.</text:p>
            <text:p/>
            <text:p>Rust is a systems programming language that aims to provide memory safety, concurrency, and performance with a focus on zero-cost abstractions. It prevents segfaults, and guarantees thread safety. For instance, to print 'Hello, world!' in Rust, you would write fn main() { 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484" calcext:value-type="float">
            <text:p>484</text:p>
          </table:table-cell>
          <table:table-cell table:style-name="ce4" office:value-type="string" calcext:value-type="string">
            <text:p>In software development, it's essential to understand the importance of comments in your code. Comments are not just for you but for anyone else who will be reading your code. They describe what the code does, why it is written in a particular way, and can even provide a high-level overview of the code's function.</text:p>
            <text:p/>
            <text:p>However, it's also important to remember that too many comments can clutter your code and make it hard to read. Striking the right balance between code and comments is a skill that every developer should aim to mast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85" calcext:value-type="float">
            <text:p>485</text:p>
          </table:table-cell>
          <table:table-cell table:style-name="ce4" office:value-type="string" calcext:value-type="string">
            <text:p>Software development often requires the use of various tools for different tasks. Some tools are used for writing code, others for version control, and some for debugging. </text:p>
            <text:p/>
            <text:p>For instance, Git is a distributed version control system that lets you manage and keep track of your source code history. It's a command-line tool, but the community has produced convenient GUI tools and plugins. To clone a repository using Git, you would write git clone https://github.com/user/repo.g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486" calcext:value-type="float">
            <text:p>486</text:p>
          </table:table-cell>
          <table:table-cell table:style-name="ce4" office:value-type="string" calcext:value-type="string">
            <text:p>In the field of software development, documentation is crucial. It serves as a guide for the use and maintenance of the software. It contains all the necessary information a user or developer might need to understand the software's functionality.</text:p>
            <text:p/>
            <text:p>Good documentation should be clear, concise, and easy to understand. It should describe the software's features, how to use them, and provide solutions to common problems. It can also include tutorials, examples, and technical details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87" calcext:value-type="float">
            <text:p>487</text:p>
          </table:table-cell>
          <table:table-cell table:style-name="ce4" office:value-type="string" calcext:value-type="string">
            <text:p>Software testing is an integral part of software development. It is the process of evaluating a system or its components with the intent to find whether it satisfies the specified requirements. It is also used to identify any bugs or defects.</text:p>
            <text:p/>
            <text:p>There are different types of software testing, including unit testing, integration testing, system testing, and acceptance testing. Each type of testing has its own purpose and is essential in different stages of the development process. For example, in Python, a simple unit test can be written as import unittest class TestStringMethods(unittest.TestCase): def test_upper(self): self.assertEqual('foo'.upper(), 'FOO')</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tringMethods(unittest.TestCase):</text:p>
            <text:p>    def test_upper(self):</text:p>
            <text:p>        self.assertEqual('foo'.upper(), 'FOO')</text:p>
          </table:table-cell>
          <table:table-cell table:number-columns-repeated="1017"/>
        </table:table-row>
        <table:table-row table:style-name="ro1">
          <table:table-cell table:style-name="ce2" office:value-type="float" office:value="488" calcext:value-type="float">
            <text:p>488</text:p>
          </table:table-cell>
          <table:table-cell table:style-name="ce4" office:value-type="string" calcext:value-type="string">
            <text:p>JavaScript is commonly used in web development. It enables interactive web pages and is an essential part of web applications. With JavaScript, developers can create dynamic and interactive web applications.</text:p>
            <text:p/>
            <text:p>JavaScript is easy to learn and use. For instance, to display a simple alert box with a message, you would write: window.alert('Hello, world!'). This would display a pop-up box with the message 'Hello, world!' when the web page is load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window.alert('Hello, world!');</text:p>
          </table:table-cell>
          <table:table-cell table:number-columns-repeated="1017"/>
        </table:table-row>
        <table:table-row table:style-name="ro1">
          <table:table-cell table:style-name="ce2" office:value-type="float" office:value="489" calcext:value-type="float">
            <text:p>489</text:p>
          </table:table-cell>
          <table:table-cell table:style-name="ce4" office:value-type="string" calcext:value-type="string">
            <text:p>The software development process involves several stages, including planning, design, coding, testing, and maintenance. Each of these stages requires specific skills and knowledge. </text:p>
            <text:p/>
            <text:p>Planning involves understanding the requirements and creating a detailed plan for the development process. Design involves creating a blueprint for the software that will serve as a guide during the coding stage. Coding is the stage where developers write the code for the software. Testing involves checking the software for bugs and errors. Finally, maintenance involves making updates and improvements to the software after its rele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91" calcext:value-type="float">
            <text:p>491</text:p>
          </table:table-cell>
          <table:table-cell table:style-name="ce4" office:value-type="string" calcext:value-type="string">
            <text:p>Software development methodologies play a vital role in the efficient and systematic development of software applications. These methodologies provide a framework for planning and controlling the development process.</text:p>
            <text:p/>
            <text:p>One of the most widely used methodologies is Agile. Agile development is based on the principle of iterative and incremental development, where requirements and solutions evolve through collaboration between self-organizing, cross-functional teams. It encourages flexible responses to chan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93" calcext:value-type="float">
            <text:p>493</text:p>
          </table:table-cell>
          <table:table-cell table:style-name="ce4" office:value-type="string" calcext:value-type="string">
            <text:p>Continuous integration and continuous delivery (CI/CD) are critical practices in modern software development. They involve regularly merging all developer working copies to a shared mainline and delivering the software in short cycles.</text:p>
            <text:p/>
            <text:p>This approach helps to detect and locate errors quickly, and it reduces integration problems, allowing development teams to produce software more rapidly. A common tool used for CI/CD is Jenkins, which is an open-source automation server that enables developers to reliably build, test, and deploy their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94" calcext:value-type="float">
            <text:p>494</text:p>
          </table:table-cell>
          <table:table-cell table:style-name="ce4" office:value-type="string" calcext:value-type="string">
            <text:p>In the world of software development, version control systems are a must. They are tools that keep track of the changes to a project's source code or other information over time. This allows you to revert back to an earlier version if something goes wrong, and track who made changes to what.</text:p>
            <text:p/>
            <text:p>Git is one of the most popular version control systems. It's a distributed version control system, which means that every developer's working copy of the code is also a repository that can contain the full history of all changes. To initialize a new repository in Git, you would write git in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495" calcext:value-type="float">
            <text:p>495</text:p>
          </table:table-cell>
          <table:table-cell table:style-name="ce4" office:value-type="string" calcext:value-type="string">
            <text:p>Software development can be seen as a process of problem solving. It requires creativity, knowledge, and a keen eye for detail. Developers are often tasked with creating solutions for complex problems. </text:p>
            <text:p> In order to effectively solve these problems, developers often rely on a number of tools and methodologies. One such tool is the use of version control systems, such as Git. This allows multiple developers to work on a project simultaneously without overwriting each other's work. git clone https://github.com/user/repo.git </text:p>
            <text:p> Another tool that developers often utilize is an Integrated Development Environment (IDE). These tools provide a cohesive platform for developers to write, test, and debug their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496" calcext:value-type="float">
            <text:p>496</text:p>
          </table:table-cell>
          <table:table-cell table:style-name="ce4" office:value-type="string" calcext:value-type="string">
            <text:p>The Agile methodology is a popular approach to software development. It emphasizes flexibility and customer satisfaction. This approach encourages developers to regularly communicate with stakeholders, ensure that changes can be implemented quickly, and produce working software at each stage of development. </text:p>
            <text:p> One popular Agile methodology is Scrum. This involves organizing work into small, manageable units known as 'sprints'. At the end of each sprint, the team reviews their work and plans for the next sprint. This allows for regular feedback and continuous improve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98" calcext:value-type="float">
            <text:p>498</text:p>
          </table:table-cell>
          <table:table-cell table:style-name="ce4" office:value-type="string" calcext:value-type="string">
            <text:p>Test-driven development (TDD) is an approach to software development where developers first write failing tests and then build functionality to pass those tests. This helps to ensure that all code is thoroughly tested and reduces the likelihood of bugs being introduced into the software. </text:p>
            <text:p> The process of TDD involves writing a failing test, writing the minimum amount of code to pass the test, and then refactoring the code to adhere to the correct design principl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499" calcext:value-type="float">
            <text:p>499</text:p>
          </table:table-cell>
          <table:table-cell table:style-name="ce4" office:value-type="string" calcext:value-type="string">
            <text:p>JavaScript is a versatile language that can be used for both client-side and server-side development. It's widely used for creating interactive web pages. </text:p>
            <text:p> Here's an example of a simple JavaScript function: </text:p>
            <text:p> function greet(name) { </text:p>
            <text:p> return Hello, + name + !; </text:p>
            <text:p>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 + "!";</text:p>
            <text:p>}</text:p>
          </table:table-cell>
          <table:table-cell table:number-columns-repeated="1017"/>
        </table:table-row>
        <table:table-row table:style-name="ro1">
          <table:table-cell table:style-name="ce2" office:value-type="float" office:value="500" calcext:value-type="float">
            <text:p>500</text:p>
          </table:table-cell>
          <table:table-cell table:style-name="ce4" office:value-type="string" calcext:value-type="string">
            <text:p>The field of software development is a testament to human creativity and problem-solving. Each line of code is a brick in the grand architecture of an application. The complexity and versatility of software applications are only limited by the imagination of the developer. </text:p>
            <text:p/>
            <text:p>Sometimes, a simple code snippet can unleash a world of possibilities. Take the following Java code as an example: </text:p>
            <text:p/>
            <text:p>public class HelloWorld { </text:p>
            <text:p> public static void main(String[] args) { </text:p>
            <text:p> System.out.println('Hello, World!'); </text:p>
            <text:p> } </text:p>
            <text:p>}</text:p>
            <text:p/>
            <text:p>This simple program, while rudimentary, is a stepping stone to building more complex applications. The sky is the limit when it comes to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501" calcext:value-type="float">
            <text:p>501</text:p>
          </table:table-cell>
          <table:table-cell table:style-name="ce4" office:value-type="string" calcext:value-type="string">
            <text:p>Software development is an iterative process. It's about coming up with an initial idea, building a prototype, testing it, and then refining it based on feedback. It's also about collaboration. It's about working with others to bring an idea to life. </text:p>
            <text:p/>
            <text:p>Software development is a journey, not a destination. It's about continuous learning and improvement. It's about pushing the boundaries of what's possible with technolog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02" calcext:value-type="float">
            <text:p>502</text:p>
          </table:table-cell>
          <table:table-cell table:style-name="ce4" office:value-type="string" calcext:value-type="string">
            <text:p>In the world of software development, languages like Python have gained popularity due to their simplicity and versatility. </text:p>
            <text:p/>
            <text:p>Consider the following Python code: </text:p>
            <text:p/>
            <text:p>for i in range(10): </text:p>
            <text:p> print(i)</text:p>
            <text:p/>
            <text:p>This simple loop prints the numbers 0 through 9. Python's simplicity allows developers to focus more on problem-solving and less on syntax.</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0):</text:p>
            <text:p>    print(i)</text:p>
          </table:table-cell>
          <table:table-cell table:number-columns-repeated="1017"/>
        </table:table-row>
        <table:table-row table:style-name="ro1">
          <table:table-cell table:style-name="ce2" office:value-type="float" office:value="503" calcext:value-type="float">
            <text:p>503</text:p>
          </table:table-cell>
          <table:table-cell table:style-name="ce4" office:value-type="string" calcext:value-type="string">
            <text:p>In software development, understanding the problem you're trying to solve is crucial. It's not just about writing code. It's about understanding the needs of your users and designing a solution that meets those needs. </text:p>
            <text:p/>
            <text:p>Moreover, it's about testing your solution under different conditions and refining it based on feedback. This is the essence of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05" calcext:value-type="float">
            <text:p>505</text:p>
          </table:table-cell>
          <table:table-cell table:style-name="ce4" office:value-type="string" calcext:value-type="string">
            <text:p>In software development, there's an adage that goes 'always code as if the guy who ends up maintaining your code will be a violent psychopath who knows where you live'. This speaks to the importance of writing clean, readable code. </text:p>
            <text:p/>
            <text:p>Consider the following JavaScript snippet: var x = 10; var y = 20; var z = x + y; console.log(z);. Even a novice developer would easily understand what's happening here. The variables x and y are assigned the values 10 and 20 respectively, and then they're added together to give z. Finally, the value of z is printe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 10;</text:p>
            <text:p>var y = 20;</text:p>
            <text:p>var z = x + y;</text:p>
            <text:p>console.log(z);</text:p>
          </table:table-cell>
          <table:table-cell table:number-columns-repeated="1017"/>
        </table:table-row>
        <table:table-row table:style-name="ro1">
          <table:table-cell table:style-name="ce2" office:value-type="float" office:value="507" calcext:value-type="float">
            <text:p>507</text:p>
          </table:table-cell>
          <table:table-cell table:style-name="ce4" office:value-type="string" calcext:value-type="string">
            <text:p>Software development is more than just writing code. It involves understanding the problem you're trying to solve, planning your approach, and then coding to implement that plan. </text:p>
            <text:p/>
            <text:p>Testing is also a crucial part of the process. Without proper testing, you can't be sure your code works as intended. And in the worst case scenario, bugs could lead to serious security vulnerabilit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0" calcext:value-type="float">
            <text:p>510</text:p>
          </table:table-cell>
          <table:table-cell table:style-name="ce4" office:value-type="string" calcext:value-type="string">
            <text:p>In modern software development, Agile methodologies are often used. These methodologies prioritize flexibility and collaboration. Work is broken down into small, manageable chunks known as 'sprints', and progress is regularly reviewed and adjusted as needed. </text:p>
            <text:p/>
            <text:p>One of the key principles of Agile is 'working software over comprehensive documentation'. This doesn't mean that documentation isn't important, but rather that producing working code should be the first prior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1" calcext:value-type="float">
            <text:p>511</text:p>
          </table:table-cell>
          <table:table-cell table:style-name="ce4" office:value-type="string" calcext:value-type="string">
            <text:p>Object-oriented programming (OOP) is a programming paradigm that uses objects and classes to structure and organize code. </text:p>
            <text:p/>
            <text:p>In Java, for example, you might define a class like this: public class Car { private String color; public Car(String color) { this.color = color; } public String getColor() { return color; } }. This class represents a car, and each car object created from this class will have a color property that can be set when the object is created and retrieved using the getColor metho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Car {</text:p>
            <text:p>    private String color;</text:p>
            <text:p/>
            <text:p>    public Car(String color) {</text:p>
            <text:p>        this.color = color;</text:p>
            <text:p>    }</text:p>
            <text:p/>
            <text:p>    public String getColor() {</text:p>
            <text:p>        return color;</text:p>
            <text:p>    }</text:p>
            <text:p>}</text:p>
          </table:table-cell>
          <table:table-cell table:number-columns-repeated="1017"/>
        </table:table-row>
        <table:table-row table:style-name="ro1">
          <table:table-cell table:style-name="ce2" office:value-type="float" office:value="512" calcext:value-type="float">
            <text:p>512</text:p>
          </table:table-cell>
          <table:table-cell table:style-name="ce4" office:value-type="string" calcext:value-type="string">
            <text:p>In the world of software development, languages come and go, but C remains an enduring classic. It's a low-level language that offers a lot of control over the system, which is why it's often used for system programming. </text:p>
            <text:p/>
            <text:p>Despite its age, C continues to be an important language. Many other languages, like Python and Ruby, are implemented in 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4" calcext:value-type="float">
            <text:p>514</text:p>
          </table:table-cell>
          <table:table-cell table:style-name="ce4" office:value-type="string" calcext:value-type="string">
            <text:p>Software development isn't just about writing code. It's also about solving problems, and to do that effectively, you need to be good at understanding and analyzing problems. </text:p>
            <text:p/>
            <text:p>Problem-solving skills are just as important, if not more so, than technical skills. A good developer can pick up new technologies and languages relatively quickly, but problem-solving is a much harder skill to learn and develop.</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5" calcext:value-type="float">
            <text:p>515</text:p>
          </table:table-cell>
          <table:table-cell table:style-name="ce4" office:value-type="string" calcext:value-type="string">
            <text:p>As a software developer, it's important to stay up-to-date with the latest technologies and trends. The tech field is always evolving, and what's relevant today might be obsolete tomorrow. </text:p>
            <text:p/>
            <text:p>But while the specific technologies might change, the fundamental skills like problem-solving, logical thinking, and understanding of algorithms and data structures remain the same. These skills are the foundation of good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7" calcext:value-type="float">
            <text:p>517</text:p>
          </table:table-cell>
          <table:table-cell table:style-name="ce4" office:value-type="string" calcext:value-type="string">
            <text:p>Software Development Life Cycle (SDLC) is a process used by the software industry to design, develop and test high quality softwares. The SDLC aims to produce a high-quality software that meets or exceeds customer expectations, reaches completion within times and cost estimates. </text:p>
            <text:p/>
            <text:p>SDLC is a framework defining tasks performed at each step in the software development process. It's a structure followed by a development team within the software organization. It consists of a detailed plan describing how to develop, maintain, replace and alter or enhance specific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18" calcext:value-type="float">
            <text:p>518</text:p>
          </table:table-cell>
          <table:table-cell table:style-name="ce4" office:value-type="string" calcext:value-type="string">
            <text:p>In Java, a class is a blueprint for creating objects (a particular data structure), providing initial values for state (member variables or attributes), and implementations of behavior (member functions or methods). The user-defined objects are created using the class keyword. </text:p>
            <text:p/>
            <text:p>For example: public class Box { double width; double height; double depth; } This will create a Box class, which contains three member variables width, height, and depth. You can create an object of this class using new keywor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Box {</text:p>
            <text:p>    double width;</text:p>
            <text:p>    double height;</text:p>
            <text:p>    double depth;</text:p>
            <text:p>}</text:p>
          </table:table-cell>
          <table:table-cell table:number-columns-repeated="1017"/>
        </table:table-row>
        <table:table-row table:style-name="ro1">
          <table:table-cell table:style-name="ce2" office:value-type="float" office:value="519" calcext:value-type="float">
            <text:p>519</text:p>
          </table:table-cell>
          <table:table-cell table:style-name="ce4" office:value-type="string" calcext:value-type="string">
            <text:p>In Kotlin, we can create a function by using the keyword fun followed by a name, a list of zero or more comma-separated parameters, an optional return type, and a body. It is not mandatory to define the return type of a function. It will be inferred by the compiler if you have omitted it. </text:p>
            <text:p/>
            <text:p>Here is a simple example of a function: fun greet() { println('Hello, world!') } To call a function, you simply use the name of the function followed by parenthes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greet() {</text:p>
            <text:p>    println("Hello, world!")</text:p>
            <text:p>}</text:p>
          </table:table-cell>
          <table:table-cell table:number-columns-repeated="1017"/>
        </table:table-row>
        <table:table-row table:style-name="ro1">
          <table:table-cell table:style-name="ce2" office:value-type="float" office:value="520" calcext:value-type="float">
            <text:p>520</text:p>
          </table:table-cell>
          <table:table-cell table:style-name="ce4" office:value-type="string" calcext:value-type="string">
            <text:p>Software development is an interesting field. It involves identifying a need or problem and crafting a solution using technology. The process often starts with a concept and then progresses through design, coding, testing, and maintenance. It's like building a complex puzzle, but the pieces are lines of code.</text:p>
            <text:p/>
            <text:p>In the world of software development, the Java programming language has carved out a significant place. Java is known for its 'write once, run anywhere' capability, which means that Java applications are typically compiled to bytecode and can run on any Java Virtual Machine (JVM) regardless of computer architec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22" calcext:value-type="float">
            <text:p>522</text:p>
          </table:table-cell>
          <table:table-cell table:style-name="ce4" office:value-type="string" calcext:value-type="string">
            <text:p>Software development is a continuously evolving field. With the rise of mobile devices, the demand for mobile app developers has skyrocketed. One of the languages that has emerged in this sector is Swift, Apple's programming language for iOS and macOS applications.</text:p>
            <text:p/>
            <text:p>Swift is known for its simplicity and power. It's a type-safe language, which means the type of a variable is known at compile time. This reduces common programming errors and makes the code more secure and effici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23" calcext:value-type="float">
            <text:p>523</text:p>
          </table:table-cell>
          <table:table-cell table:style-name="ce4" office:value-type="string" calcext:value-type="string">
            <text:p>In the world of web development, JavaScript is a staple. It's a language that's primarily used on the client-side for web applications to make websites interactive.</text:p>
            <text:p/>
            <text:p>Let's say we want to create a simple function in JavaScript that adds two numbers. Here's how we could do it:</text:p>
            <text:p/>
            <text:p>function addNumbers(a, b) {</text:p>
            <text:p>return a + b;</text:p>
            <text:p>}</text:p>
            <text:p/>
            <text:p>This function takes two numbers as parameters and returns their sum. It's a simple example, but it showcases the basic syntax of JavaScrip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Numbers(a, b) {</text:p>
            <text:p>    return a + b;</text:p>
            <text:p>}</text:p>
          </table:table-cell>
          <table:table-cell table:number-columns-repeated="1017"/>
        </table:table-row>
        <table:table-row table:style-name="ro1">
          <table:table-cell table:style-name="ce2" office:value-type="float" office:value="524" calcext:value-type="float">
            <text:p>524</text:p>
          </table:table-cell>
          <table:table-cell table:style-name="ce4" office:value-type="string" calcext:value-type="string">
            <text:p>In the realm of systems programming, C++ is a highly used language. It's an extension of the C programming language, with additional capabilities such as classes and objects, making it a viable option for both procedural and object-oriented programming.</text:p>
            <text:p/>
            <text:p>One common use case for C++ is game development, where its performance and control over system resources make it a powerful tool. However, it's also used in a wide range of other applications, from operating systems to web brow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26" calcext:value-type="float">
            <text:p>526</text:p>
          </table:table-cell>
          <table:table-cell table:style-name="ce4" office:value-type="string" calcext:value-type="string">
            <text:p>Software development is a process of writing and maintaining the source code to create and maintain applications, frameworks, or other software components. This process involves tasks like requirement gathering, designing of software, programming, testing, and bug fixing.</text:p>
            <text:p/>
            <text:p>In the field of software development, languages like C# are heavily used. C# is a modern, general-purpose, object-oriented programming language designed around the Common Language Infrastruc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28" calcext:value-type="float">
            <text:p>528</text:p>
          </table:table-cell>
          <table:table-cell table:style-name="ce4" office:value-type="string" calcext:value-type="string">
            <text:p>Software development is a complex process that requires a deep understanding of both the technology being used and the problem being solved. It's not just about writing code, but about creating solutions that meet the needs of users.</text:p>
            <text:p/>
            <text:p>In software development, the language C++ is often used for system/application software, game development, drivers, client-server applications and embedded firmware. This is due to its efficiency and control over system resour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29" calcext:value-type="float">
            <text:p>529</text:p>
          </table:table-cell>
          <table:table-cell table:style-name="ce4" office:value-type="string" calcext:value-type="string">
            <text:p>In the world of software development, Python has gained popularity due to its simplicity and versatility. It's a high-level, interpreted language that's great for both beginners and experts.</text:p>
            <text:p/>
            <text:p>Here's an example of a Python function that checks if a number is prime:</text:p>
            <text:p/>
            <text:p>def is_prime(n):</text:p>
            <text:p>if n &lt;= 1:</text:p>
            <text:p>return False</text:p>
            <text:p>for i in range(2, n):</text:p>
            <text:p>if n % i == 0:</text:p>
            <text:p>return False</text:p>
            <text:p>return True</text:p>
            <text:p/>
            <text:p>This function takes a number as input and checks if it's a prime number by trying to divide it by all numbers up to itself. If it's divisible by any number other than 1 and itself, it's not a prime numb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is_prime(n):</text:p>
            <text:p>    if n &lt;= 1:</text:p>
            <text:p>        return False</text:p>
            <text:p>    for i in range(2, n):</text:p>
            <text:p>        if n % i == 0:</text:p>
            <text:p>            return False</text:p>
            <text:p>    return True</text:p>
          </table:table-cell>
          <table:table-cell table:number-columns-repeated="1017"/>
        </table:table-row>
        <table:table-row table:style-name="ro1">
          <table:table-cell table:style-name="ce2" office:value-type="float" office:value="530" calcext:value-type="float">
            <text:p>530</text:p>
          </table:table-cell>
          <table:table-cell table:style-name="ce4" office:value-type="string" calcext:value-type="string">
            <text:p>Software development is a fascinating field, combining creativity and technical skill. It involves the process of conceiving, designing, programming, documenting, testing, and bug fixing involved in creating and maintaining applications, frameworks, or other software components.</text:p>
            <text:p/>
            <text:p>One of the popular languages in this field is Java. It's a high-level, class-based, object-oriented language designed to have as few implementation dependencies as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2" calcext:value-type="float">
            <text:p>532</text:p>
          </table:table-cell>
          <table:table-cell table:style-name="ce4" office:value-type="string" calcext:value-type="string">
            <text:p>Software development involves creating, coding, debugging, and maintaining the source code of computer programs. This source code is written in a programming language, and the purpose of programming is to create a set of instructions that computers use to perform specific operations or to exhibit desired behaviors.</text:p>
            <text:p/>
            <text:p>C is one such popular programming language. Despite being almost 50 years old, C still continues to dominate the world of software development due to its simplicity, efficiency, and control over hard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4" calcext:value-type="float">
            <text:p>534</text:p>
          </table:table-cell>
          <table:table-cell table:style-name="ce4" office:value-type="string" calcext:value-type="string">
            <text:p>Software development is a process that involves various stages including requirements analysis, software design, programming, testing, and maintenance. This process aims at producing a software product that meets the requirements of the user.</text:p>
            <text:p/>
            <text:p>In the field of software development, languages like C++ are heavily used. C++ is a general-purpose programming language that supports procedural, object-oriented, and generic programming paradig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5" calcext:value-type="float">
            <text:p>535</text:p>
          </table:table-cell>
          <table:table-cell table:style-name="ce4" office:value-type="string" calcext:value-type="string">
            <text:p>Software development is a complex process that requires a deep understanding of both the problem at hand and the tools used to create solutions. The ability to write clean, efficient code is a fundamental skill for any software developer.</text:p>
            <text:p/>
            <text:p>This process is further complicated by the fact that there is no one-size-fits-all solution. Different problems require different tools and different approaches. For example, a data analysis task might be best solved using Python, while a high-performance game might require C++.</text:p>
            <text:p/>
            <text:p>No matter what the problem or the tool, the goal is always the same: to create software that solves problems effectively and effici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7" calcext:value-type="float">
            <text:p>537</text:p>
          </table:table-cell>
          <table:table-cell table:style-name="ce4" office:value-type="string" calcext:value-type="string">
            <text:p>Software development has many different facets, and one of the most important is testing. Testing is the process of running your code to ensure it behaves as expected. This might involve running unit tests, which test individual units of code, or integration tests, which test how different parts of your system work together.</text:p>
            <text:p/>
            <text:p>No matter the type of test, the goal is to catch and fix bugs before they reach the end user. A well-tested codebase is more reliable and easier to maintain, and testing is a critical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39" calcext:value-type="float">
            <text:p>539</text:p>
          </table:table-cell>
          <table:table-cell table:style-name="ce4" office:value-type="string" calcext:value-type="string">
            <text:p>When developing software, it's important to write code that is easy to understand and maintain. This often involves following certain best practices, such as writing self-documenting code and adhering to a style guide. For example, in JavaScript, it is considered good practice to use camelCase for variable and function names. So instead of my_function_name, you would use myFunctionName.</text:p>
            <text:p/>
            <text:p>These practices may seem minor, but they can make a big difference in the readability and maintainability of your codebas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540" calcext:value-type="float">
            <text:p>540</text:p>
          </table:table-cell>
          <table:table-cell table:style-name="ce4" office:value-type="string" calcext:value-type="string">
            <text:p>Software development is an iterative process. It starts with gathering requirements, followed by designing, coding, testing, and finally, deployment. But the process does not end there. Post-deployment, the software needs to be maintained and updated based on user feedback and changing requirements. This lifecycle is often referred to as the Software Development Lifecycle (SDLC).</text:p>
            <text:p/>
            <text:p>Each stage of the SDLC is critical and skipping any stage can lead to the development of inefficient and ineffectiv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41" calcext:value-type="float">
            <text:p>541</text:p>
          </table:table-cell>
          <table:table-cell table:style-name="ce4" office:value-type="string" calcext:value-type="string">
            <text:p>In any software development project, managing dependencies is a crucial aspect. Dependencies are external code libraries that your project needs to function. In Node.js, these dependencies are managed using the Node Package Manager (npm). Installing a new package is as simple as running npm install package-name.</text:p>
            <text:p/>
            <text:p>Properly managing dependencies can help ensure that your project runs smoothly and that your code remains secu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542" calcext:value-type="float">
            <text:p>542</text:p>
          </table:table-cell>
          <table:table-cell table:style-name="ce4" office:value-type="string" calcext:value-type="string">
            <text:p>In the world of software development, the term 'refactoring' is widely used. Refactoring means to improve the internal structure of the code without changing its external behavior. The main goal of refactoring is to make the code more understandable and easier to maintain. It's like cleaning up the code.</text:p>
            <text:p/>
            <text:p>Refactoring should be a routine part of the software development process, as it allows developers to improve the quality of their codebase continuous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43" calcext:value-type="float">
            <text:p>543</text:p>
          </table:table-cell>
          <table:table-cell table:style-name="ce4" office:value-type="string" calcext:value-type="string">
            <text:p>The concept of Object-Oriented Programming (OOP) is a fundamental part of modern software development. It's a programming paradigm that uses objects - which can contain data and methods that manipulate that data - to design applications and programs. For example, in Java, you could define a class (a blueprint for an object) like so: public class Dog { private String name; public Dog(String name) { this.name = name; } public String getName() { return this.name; } } This would define a Dog class with a single property (name) and a method to get that property (getName()).</text:p>
            <text:p/>
            <text:p>OOP helps developers write code that is easy to understand, maintain, and reus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Dog {</text:p>
            <text:p> private String name;</text:p>
            <text:p> public Dog(String name) {</text:p>
            <text:p>  this.name = name;</text:p>
            <text:p> }</text:p>
            <text:p> public String getName() {</text:p>
            <text:p>  return this.name;</text:p>
            <text:p> }</text:p>
            <text:p>}</text:p>
          </table:table-cell>
          <table:table-cell table:number-columns-repeated="1017"/>
        </table:table-row>
        <table:table-row table:style-name="ro1">
          <table:table-cell table:style-name="ce2" office:value-type="float" office:value="544" calcext:value-type="float">
            <text:p>544</text:p>
          </table:table-cell>
          <table:table-cell table:style-name="ce4" office:value-type="string" calcext:value-type="string">
            <text:p>Debugging is a critical skill for any software developer. It is the process of identifying and fixing errors, or 'bugs', in your code. There are many tools available to help with debugging, from print statements to full-fledged debuggers built into Integrated Development Environments (IDEs).</text:p>
            <text:p/>
            <text:p>The goal of debugging is not just to fix the immediate issue, but also to understand why it occurred in the first place, to prevent similar issues from happening in the fu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45" calcext:value-type="float">
            <text:p>545</text:p>
          </table:table-cell>
          <table:table-cell table:style-name="ce4" office:value-type="string" calcext:value-type="string">
            <text:p>One of the key principles of software development is DRY, or Don't Repeat Yourself. This principle states that each piece of knowledge should have a single, unambiguous representation within a system. For example, consider a function in C++ that calculates the square of a number: int square(int x) { return x * x; } Instead of writing this logic every time you need to square a number, you can just call the square function.</text:p>
            <text:p/>
            <text:p>Following the DRY principle can make your code more maintainable, easier to understand, and less prone to bug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square(int x) { return x * x; }</text:p>
          </table:table-cell>
          <table:table-cell table:number-columns-repeated="1017"/>
        </table:table-row>
        <table:table-row table:style-name="ro1">
          <table:table-cell table:style-name="ce2" office:value-type="float" office:value="546" calcext:value-type="float">
            <text:p>546</text:p>
          </table:table-cell>
          <table:table-cell table:style-name="ce4" office:value-type="string" calcext:value-type="string">
            <text:p>In the field of software development, continuous integration and continuous deployment (CI/CD) have become best practices. CI/CD is a method to frequently deliver apps to customers by introducing automation into the stages of app development. The main concepts attributed to CI/CD are continuous integration, continuous delivery, and continuous deployment.</text:p>
            <text:p/>
            <text:p>CI/CD introduces ongoing automation and continuous monitoring throughout the lifecycle of apps, from integration and testing phases to delivery and deploy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47" calcext:value-type="float">
            <text:p>547</text:p>
          </table:table-cell>
          <table:table-cell table:style-name="ce4" office:value-type="string" calcext:value-type="string">
            <text:p>In JavaScript, promises are a way to handle asynchronous operations, allowing the programmer to write asynchronous code in a more synchronous fashion. Here's an example of a promise: let promise = new Promise(function(resolve, reject) { setTimeout(() =&gt; resolve('done!'), 1000); }); After one second, the promise is resolved with the value 'done!'.</text:p>
            <text:p/>
            <text:p>Promises can make asynchronous code easier to read and understand, and they are a fundamental tool in modern JavaScript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promise = new Promise(function(resolve, reject) { setTimeout(() =&gt; resolve('done!'), 1000); });</text:p>
          </table:table-cell>
          <table:table-cell table:number-columns-repeated="1017"/>
        </table:table-row>
        <table:table-row table:style-name="ro1">
          <table:table-cell table:style-name="ce2" office:value-type="float" office:value="548" calcext:value-type="float">
            <text:p>548</text:p>
          </table:table-cell>
          <table:table-cell table:style-name="ce4" office:value-type="string" calcext:value-type="string">
            <text:p>The software development landscape is constantly changing, with new tools, technologies, and best practices emerging all the time. In order to stay current, it's important for developers to continuously learn and adapt.</text:p>
            <text:p/>
            <text:p>This might involve reading blogs, attending conferences, taking online courses, or contributing to open source projects. By staying up-to-date with the latest trends, developers can ensure they are using the best tools and techniques for the job.</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49" calcext:value-type="float">
            <text:p>549</text:p>
          </table:table-cell>
          <table:table-cell table:style-name="ce4" office:value-type="string" calcext:value-type="string">
            <text:p>The Model-View-Controller (MVC) design pattern is a common architecture used in software development. It separates the application into three interconnected parts. This is done to separate internal representations of information from the ways information is presented to and accepted from the user. For instance, in Ruby on Rails, a controller action to create a new user might look like this: def create @user = User.new(user_params) if @user.save redirect_to @user else render 'new' end end</text:p>
            <text:p/>
            <text:p>By using patterns like MVC, developers can write code that is easier to understand, maintain, and sca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create</text:p>
            <text:p>  @user = User.new(user_params)</text:p>
            <text:p>  if @user.save</text:p>
            <text:p>    redirect_to @user</text:p>
            <text:p>  else</text:p>
            <text:p>    render 'new'</text:p>
            <text:p>  end</text:p>
            <text:p>end</text:p>
          </table:table-cell>
          <table:table-cell table:number-columns-repeated="1017"/>
        </table:table-row>
        <table:table-row table:style-name="ro1">
          <table:table-cell table:style-name="ce2" office:value-type="float" office:value="550" calcext:value-type="float">
            <text:p>550</text:p>
          </table:table-cell>
          <table:table-cell table:style-name="ce4" office:value-type="string" calcext:value-type="string">
            <text:p>Software development is a process of writing and maintaining the source code. In a broader sense, it includes all that is involved between the conception of the desired software through to the final manifestation of the software. It can be as simple as writing a small script to automate some mundane process, or as complex as constructing a large-scale distributed system. The process involves several stages, including requirements analysis, design, coding, testing, and maintenance. It's a never-ending cycle, but the satisfaction it brings when you see your code working is immeasur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53" calcext:value-type="float">
            <text:p>553</text:p>
          </table:table-cell>
          <table:table-cell table:style-name="ce4" office:value-type="string" calcext:value-type="string">
            <text:p>There's a lot of debate in the software development community about the best programming language. Some people swear by the simplicity and elegance of Python, while others prefer the strict typing and performance of C++. Still others prefer the versatility and ubiquity of JavaScript. The reality is, the best programming language depends on the specific task at hand. Each language has its strengths and weaknesses, and the best developers are those who can choose the right tool for the job.</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55" calcext:value-type="float">
            <text:p>555</text:p>
          </table:table-cell>
          <table:table-cell table:style-name="ce4" office:value-type="string" calcext:value-type="string">
            <text:p>Software development methodologies play a key role in the successful delivery of software products. Agile is one widely adopted methodology that focuses on iterative development, where requirements and solutions evolve through collaboration between self-organizing cross-functional teams. The core values and principles of Agile are outlined in the Agile Manifesto, which advocates for things like customer collaboration, responding to change, and individuals and interac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58" calcext:value-type="float">
            <text:p>558</text:p>
          </table:table-cell>
          <table:table-cell table:style-name="ce4" office:value-type="string" calcext:value-type="string">
            <text:p>Unit testing is an important part of software development. It helps to ensure that individual components of your code are working as expected. With unit tests, you can catch bugs early in the development process, making them easier to fix. There are many frameworks available for unit testing in different languages, such as JUnit for Java, NUnit for .NET, and pytest for Pyth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1" calcext:value-type="float">
            <text:p>561</text:p>
          </table:table-cell>
          <table:table-cell table:style-name="ce4" office:value-type="string" calcext:value-type="string">
            <text:p>The software development industry is constantly evolving. Languages, frameworks, and methodologies change over time. This is why it's important for developers to be lifelong learners. Following blogs, reading books, and attending conferences are just a few ways to stay up-to-date. It's also beneficial to contribute to open-source projects. This not only helps the community, but also allows developers to practice their skills in a real-world contex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2" calcext:value-type="float">
            <text:p>562</text:p>
          </table:table-cell>
          <table:table-cell table:style-name="ce4" office:value-type="string" calcext:value-type="string">
            <text:p>Software development is not just about writing code. It also involves understanding the problem you're trying to solve, designing a solution, testing that solution, and maintaining the code once it's written. It's about thinking critically, solving problems, and continually learning and adapting. It's a challenging field, but also incredibly rewarding. You have the opportunity to create something from nothing, to solve real-world problems, and to continually challenge yourself to impro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4" calcext:value-type="float">
            <text:p>564</text:p>
          </table:table-cell>
          <table:table-cell table:style-name="ce4" office:value-type="string" calcext:value-type="string">
            <text:p>The process of developing software is often complex and involves many different stages. From initial planning and design, through to coding, testing, and maintenance, each stage requires careful thought and consideration. It's also important to keep in mind the end user. After all, the goal of software development is to create products that people will find useful and enjoyable to use. This user-centric approach is at the heart of successful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5" calcext:value-type="float">
            <text:p>565</text:p>
          </table:table-cell>
          <table:table-cell table:style-name="ce4" office:value-type="string" calcext:value-type="string">
            <text:p>Software development is a delicate combination of art and science, where developers breathe life into lines of codes. A common practice is to use a loop, a simple way for running the same block of code multiple times. In Python, you would write it as for i in range(10): print(i). This line of code will print numbers from 0 to 9.</text:p>
            <text:p/>
            <text:p>Software development is not just about writing code, it is about solving problems. It involves understanding the problem, designing a solution, implementing the code, and testing it. The whole process is iterative and developers often have to go back and forth until they achieve the desired resul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0):</text:p>
            <text:p>    print(i)</text:p>
          </table:table-cell>
          <table:table-cell table:number-columns-repeated="1017"/>
        </table:table-row>
        <table:table-row table:style-name="ro1">
          <table:table-cell table:style-name="ce2" office:value-type="float" office:value="566" calcext:value-type="float">
            <text:p>566</text:p>
          </table:table-cell>
          <table:table-cell table:style-name="ce4" office:value-type="string" calcext:value-type="string">
            <text:p>Software development is a vast field comprising many different languages, paradigms, and tools. A successful developer is one who is not just knowledgeable about the languages and tools but also has a problem-solving mindset and an ability to learn new technologies. An important concept in programming is object-oriented programming (OOP) which is a programming paradigm that uses 'objects' and their interactions to design applications and progr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68" calcext:value-type="float">
            <text:p>568</text:p>
          </table:table-cell>
          <table:table-cell table:style-name="ce4" office:value-type="string" calcext:value-type="string">
            <text:p>Software development involves a lot of problem-solving. Before writing any code, developers spend a lot of time understanding the problem and designing the solution. It's like creating a blueprint before building a house. Good software development follows a systematic approach, where the problem is broken down into smaller, manageable parts, and then solved step by step.</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0" calcext:value-type="float">
            <text:p>570</text:p>
          </table:table-cell>
          <table:table-cell table:style-name="ce4" office:value-type="string" calcext:value-type="string">
            <text:p>A core component of software development is the use of data structures and algorithms. Developers use data structures to organize and store data, and algorithms to manipulate and process this data. Understanding data structures and algorithms is crucial for writing efficient and scalable code. A simple example is sorting an array of numbers. Numerous algorithms can perform this task, each with its own trade-offs in terms of efficiency and complex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2" calcext:value-type="float">
            <text:p>572</text:p>
          </table:table-cell>
          <table:table-cell table:style-name="ce4" office:value-type="string" calcext:value-type="string">
            <text:p>Software development is a dynamic field. New languages, tools, and technologies are constantly being introduced. It's important for developers to stay up-to-date with the latest trends and advancements. This not only helps in career growth but also in writing efficient and scalable code. Attending seminars, webinars, and conferences, reading technical blogs, and participating in coding challenges are some of the ways to stay current in the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3" calcext:value-type="float">
            <text:p>573</text:p>
          </table:table-cell>
          <table:table-cell table:style-name="ce4" office:value-type="string" calcext:value-type="string">
            <text:p>Kotlin is a statically typed, modern programming language that runs on the Java Virtual Machine (JVM) and can be used to develop all kinds of applications, from desktop to web and mobile. For example, defining a function in Kotlin is as simple as writing fun greet() { println('Hello, World!') }.</text:p>
            <text:p/>
            <text:p>Kotlin aims to be a better Java by addressing many of its shortcomings, such as verbosity and nullability issues. It's gaining popularity, particularly in Android development, where it's now the preferred langu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greet() {</text:p>
            <text:p>    println('Hello, World!')</text:p>
            <text:p>}</text:p>
          </table:table-cell>
          <table:table-cell table:number-columns-repeated="1017"/>
        </table:table-row>
        <table:table-row table:style-name="ro1">
          <table:table-cell table:style-name="ce2" office:value-type="float" office:value="574" calcext:value-type="float">
            <text:p>574</text:p>
          </table:table-cell>
          <table:table-cell table:style-name="ce4" office:value-type="string" calcext:value-type="string">
            <text:p>Software development is not just about coding. It also involves testing, debugging, deploying, and maintaining the software. Developers often work in teams, using version control systems to manage code and collaborate effectively. They also use project management tools to track progress and manage tasks. Good communication skills are crucial in this collaborative environment, as developers need to effectively communicate their ideas and solutions to their team members and other stakehold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5" calcext:value-type="float">
            <text:p>575</text:p>
          </table:table-cell>
          <table:table-cell table:style-name="ce4" office:value-type="string" calcext:value-type="string">
            <text:p>In software development, C++ is a powerful language known for its performance and control over system resources. It's widely used in game development, real-time systems, and high-performance computing. Declaring a variable in C++ is as simple as writing int myVar = 5;</text:p>
            <text:p/>
            <text:p>C++ is a complex language with a steep learning curve, but it's very rewarding to learn due to its versatility and perform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yVar = 5;</text:p>
          </table:table-cell>
          <table:table-cell table:number-columns-repeated="1017"/>
        </table:table-row>
        <table:table-row table:style-name="ro1">
          <table:table-cell table:style-name="ce2" office:value-type="float" office:value="576" calcext:value-type="float">
            <text:p>576</text:p>
          </table:table-cell>
          <table:table-cell table:style-name="ce4" office:value-type="string" calcext:value-type="string">
            <text:p>Software developers often use design patterns, which are general repeatable solutions to common problems in software design. They represent best practices and can speed up the development process by providing proven development paradigms. Design patterns can be classified into three categories: creational, structural, and behavioral patterns. Each pattern has a specific purpose and applies to a certain situ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7" calcext:value-type="float">
            <text:p>577</text:p>
          </table:table-cell>
          <table:table-cell table:style-name="ce4" office:value-type="string" calcext:value-type="string">
            <text:p>Swift is a powerful and intuitive programming language developed by Apple for macOS, iOS, watchOS, and tvOS. It's designed to give developers more freedom than ever. Swift is easy to use and open source, so anyone with an idea can create something incredible. To declare a variable in Swift, you would write var myVar = 5.</text:p>
            <text:p/>
            <text:p>Swift is a fast and efficient language that provides real-time feedback and can be seamlessly incorporated into existing Objective-C code. So developers can write safer, more reliable code, save time, and create richer app experienc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myVar = 5</text:p>
          </table:table-cell>
          <table:table-cell table:number-columns-repeated="1017"/>
        </table:table-row>
        <table:table-row table:style-name="ro1">
          <table:table-cell table:style-name="ce2" office:value-type="float" office:value="578" calcext:value-type="float">
            <text:p>578</text:p>
          </table:table-cell>
          <table:table-cell table:style-name="ce4" office:value-type="string" calcext:value-type="string">
            <text:p>Software developers use various methodologies to manage the development process. One of the popular methodologies is Agile, which emphasizes flexibility, collaboration, and customer satisfaction. In Agile, development is broken down into small, manageable chunks called sprints. At the end of each sprint, a working piece of software is delivered, and feedback is collected. This feedback is then incorporated into the next sprint, making the process iterative and increment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79" calcext:value-type="float">
            <text:p>579</text:p>
          </table:table-cell>
          <table:table-cell table:style-name="ce4" office:value-type="string" calcext:value-type="string">
            <text:p>Java is one of the most popular programming languages in the world. It's a general-purpose, object-oriented language that is designed to have as few implementation dependencies as possible. It's used in a variety of computing platforms, from embedded devices and mobile phones to enterprise servers and supercomputers. For example, declaring a variable in Java is done by writing int myVar = 5;</text:p>
            <text:p/>
            <text:p>Java is known for its 'write once, run anywhere' capability, meaning that compiled Java code can run on all platforms that support Java without the need for recompila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yVar = 5;</text:p>
          </table:table-cell>
          <table:table-cell table:number-columns-repeated="1017"/>
        </table:table-row>
        <table:table-row table:style-name="ro1">
          <table:table-cell table:style-name="ce2" office:value-type="float" office:value="580" calcext:value-type="float">
            <text:p>580</text:p>
          </table:table-cell>
          <table:table-cell table:style-name="ce4" office:value-type="string" calcext:value-type="string">
            <text:p>There are many software development methodologies that guide developers on how to effectively manage projects and deliver high-quality software. One popular method is Agile, which promotes adaptive planning, evolutionary development, early delivery, and continuous improvement. It also encourages flexible responses to change.</text:p>
            <text:p/>
            <text:p>Another commonly used method is the Waterfall model, which is a linear sequential design approach. It's a systematic, sequential approach to software development that starts at the system and progresses through analysis, design, coding, testing, and mainten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82" calcext:value-type="float">
            <text:p>582</text:p>
          </table:table-cell>
          <table:table-cell table:style-name="ce4" office:value-type="string" calcext:value-type="string">
            <text:p>The field of software development is vast and ever-changing. It's crucial to keep up with the latest technologies and programming languages. One such language is Python, revered for its simplicity and versatility. It's perfect for beginners and experienced developers alike.</text:p>
            <text:p/>
            <text:p>In Python, even complex tasks can be executed with a few lines of code. For instance, to print 'Hello, World!', you would use: print('Hello, World!')</text:p>
            <text:p/>
            <text:p>Python also has a vast ecosystem of libraries and frameworks, making it ideal for a plethora of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583" calcext:value-type="float">
            <text:p>583</text:p>
          </table:table-cell>
          <table:table-cell table:style-name="ce4" office:value-type="string" calcext:value-type="string">
            <text:p>In software development, we often come across challenges that require innovative solutions. Problem-solving is at the heart of what we do. From debugging a piece of code to developing complex algorithms, every day brings something new.</text:p>
            <text:p/>
            <text:p>Experience with a variety of programming languages can be beneficial. For instance, if you're working with a web application, knowledge of JavaScript can be invaluable. However, the language of choice ultimately depends on the project require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85" calcext:value-type="float">
            <text:p>585</text:p>
          </table:table-cell>
          <table:table-cell table:style-name="ce4" office:value-type="string" calcext:value-type="string">
            <text:p>In software development, it's important to consider the security of your applications. There are various ways to implement security measures in your code, such as input validation, using prepared statements, and encrypting sensitive data.</text:p>
            <text:p/>
            <text:p>Failure to implement proper security measures can result in serious consequences, including data breaches and loss of trust from users. Therefore, it's important to always consider security during th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87" calcext:value-type="float">
            <text:p>587</text:p>
          </table:table-cell>
          <table:table-cell table:style-name="ce4" office:value-type="string" calcext:value-type="string">
            <text:p>Software development often involves working with databases. Whether it's MySQL, PostgreSQL, or SQLite, understanding how to work with databases is essential. This involves writing queries, designing schemas, and understanding normalization.</text:p>
            <text:p/>
            <text:p>In SQL, you can create a new table like this: CREATE TABLE Employees (ID INT PRIMARY KEY NOT NULL, NAME TEXT NOT NULL, AGE INT NOT NULL, ADDRESS CHAR(50));</text:p>
            <text:p/>
            <text:p>Working with databases is a crucial skill for any software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REATE TABLE Employees (ID INT PRIMARY KEY NOT NULL, NAME TEXT NOT NULL, AGE INT NOT NULL, ADDRESS CHAR(50));</text:p>
          </table:table-cell>
          <table:table-cell table:number-columns-repeated="1017"/>
        </table:table-row>
        <table:table-row table:style-name="ro1">
          <table:table-cell table:style-name="ce2" office:value-type="float" office:value="588" calcext:value-type="float">
            <text:p>588</text:p>
          </table:table-cell>
          <table:table-cell table:style-name="ce4" office:value-type="string" calcext:value-type="string">
            <text:p>Software development is a field where you're always learning. Whether it's a new programming language, a new framework, or a new methodology, there's always something new to learn.</text:p>
            <text:p/>
            <text:p>One of the most popular programming languages today is JavaScript. It's used for both front-end and back-end development, and it's the backbone of many modern web applications.</text:p>
            <text:p/>
            <text:p>It's a dynamic language, and it's constantly evolving. If you're a software developer, chances are you'll encounter JavaScript at some point in your care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89" calcext:value-type="float">
            <text:p>589</text:p>
          </table:table-cell>
          <table:table-cell table:style-name="ce4" office:value-type="string" calcext:value-type="string">
            <text:p>In software development, knowing how to use version control systems is essential. These systems allow you to track changes to your code, collaborate with others, and revert back to older versions of your code if needed.</text:p>
            <text:p/>
            <text:p>Git is one such version control system. To clone a repository in Git, you would use the following command: git clone https://github.com/user/repo.git</text:p>
            <text:p/>
            <text:p>Understanding how to use version control systems effectively can greatly improve your workflow as a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590" calcext:value-type="float">
            <text:p>590</text:p>
          </table:table-cell>
          <table:table-cell table:style-name="ce4" office:value-type="string" calcext:value-type="string">
            <text:p>Software development is more than just writing code. It's about solving problems, creating efficient algorithms, and building software that people want to use.</text:p>
            <text:p/>
            <text:p>One of the most important aspects of software development is problem-solving. This involves breaking down complex problems into smaller, manageable parts, and then solving each part one by one. It's a skill that every software developer needs to develop.</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91" calcext:value-type="float">
            <text:p>591</text:p>
          </table:table-cell>
          <table:table-cell table:style-name="ce4" office:value-type="string" calcext:value-type="string">
            <text:p>In software development, it's important to be proficient in multiple programming languages. This not only makes you more versatile as a developer, but it also gives you a better understanding of how different languages approach problem-solving.</text:p>
            <text:p/>
            <text:p>For example, in Python, you can define a function like this: def hello_world(): print('Hello, world!') </text:p>
            <text:p/>
            <text:p>While in Java, you would do it like this: public static void main(String[] args) { System.out.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_world():</text:p>
            <text:p>    print('Hello, world!')</text:p>
            <text:p>public static void main(String[] args) {</text:p>
            <text:p>    System.out.println('Hello, World!');</text:p>
            <text:p>}</text:p>
          </table:table-cell>
          <table:table-cell table:number-columns-repeated="1017"/>
        </table:table-row>
        <table:table-row table:style-name="ro1">
          <table:table-cell table:style-name="ce2" office:value-type="float" office:value="592" calcext:value-type="float">
            <text:p>592</text:p>
          </table:table-cell>
          <table:table-cell table:style-name="ce4" office:value-type="string" calcext:value-type="string">
            <text:p>Software development requires a lot of planning and organization. Before writing any code, you need to understand the problem you're trying to solve, design a solution, and plan out your code.</text:p>
            <text:p/>
            <text:p>This is where pseudocode comes in. Pseudocode is a way of planning out your code in plain English. It helps you think through your algorithm and structure your code before you start coding. It's a valuable tool in the softwar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93" calcext:value-type="float">
            <text:p>593</text:p>
          </table:table-cell>
          <table:table-cell table:style-name="ce4" office:value-type="string" calcext:value-type="string">
            <text:p>Software development often involves working with APIs. An API, or Application Programming Interface, is a set of rules that allows different software applications to communicate with each other.</text:p>
            <text:p/>
            <text:p>You can use APIs to access the functionality of other software components, like operating systems, libraries, or other services. For instance, in JavaScript, you might use the Fetch API to make HTTP requests. Here's how you would fetch data from a URL: fetch('https://api.example.com/data')</text:p>
            <text:p/>
            <text:p>Working with APIs is a crucial skill for any software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etch('https://api.example.com/data')</text:p>
          </table:table-cell>
          <table:table-cell table:number-columns-repeated="1017"/>
        </table:table-row>
        <table:table-row table:style-name="ro1">
          <table:table-cell table:style-name="ce2" office:value-type="float" office:value="596" calcext:value-type="float">
            <text:p>596</text:p>
          </table:table-cell>
          <table:table-cell table:style-name="ce4" office:value-type="string" calcext:value-type="string">
            <text:p>Software testing is an essential phase of software development. It involves the execution of a software component or system component to evaluate properties of interest. In other words, it's all about finding problems in the software. However, it is important to remember that testing can show the presence of bugs, but not their abs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98" calcext:value-type="float">
            <text:p>598</text:p>
          </table:table-cell>
          <table:table-cell table:style-name="ce4" office:value-type="string" calcext:value-type="string">
            <text:p>In the realm of web development, JavaScript is a fundamental language. It enables interactive web pages and thus, is an essential part of web applications. A majority of websites use it and all major web browsers have a dedicated JavaScript engine to execute i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599" calcext:value-type="float">
            <text:p>599</text:p>
          </table:table-cell>
          <table:table-cell table:style-name="ce4" office:value-type="string" calcext:value-type="string">
            <text:p>Ruby on Rails, or simply Rails, is a server-side web application framework written in Ruby. It provides default structures for a database, a web service, and web pages. For instance, an example of a Ruby code could be</text:p>
            <text:p> def hello </text:p>
            <text:p>puts 'Hello, World!' </text:p>
            <text:p>end </text:p>
            <text:p>hello </text:p>
            <text:p>Rails emphasizes the use of well-known software engineering patterns and paradigm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text:p>
            <text:p>  puts 'Hello, World!'</text:p>
            <text:p>end</text:p>
            <text:p/>
            <text:p>hello</text:p>
          </table:table-cell>
          <table:table-cell table:number-columns-repeated="1017"/>
        </table:table-row>
        <table:table-row table:style-name="ro1">
          <table:table-cell table:style-name="ce2" office:value-type="float" office:value="600" calcext:value-type="float">
            <text:p>600</text:p>
          </table:table-cell>
          <table:table-cell table:style-name="ce4" office:value-type="string" calcext:value-type="string">
            <text:p>Software development methodologies play a crucial role in developing the software. One of the popular methodologies includes Agile, which emphasizes on iterations, collaboration, and customer centricity. It’s very important to choose the right methodology as it has a direct impact on project execution and final deliver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2" calcext:value-type="float">
            <text:p>602</text:p>
          </table:table-cell>
          <table:table-cell table:style-name="ce4" office:value-type="string" calcext:value-type="string">
            <text:p>Python is a high-level programming language for general-purpose programming. It is designed to be easy to read, while still being very powerful, which makes it great for beginners. It’s also widely used in scientific computing, data mining and machine learn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3" calcext:value-type="float">
            <text:p>603</text:p>
          </table:table-cell>
          <table:table-cell table:style-name="ce4" office:value-type="string" calcext:value-type="string">
            <text:p>Software development has evolved a lot over the years. With the advent of new technologies, tools and methodologies, it's becoming more and more sophisticated. With tools like Git for version control, developers can collaborate on a project without the fear of losing their work. A basic git command to clone a repository could be </text:p>
            <text:p>git clone https://github.com/user/repo.git</text:p>
            <text:p> This will clone the repository to your local machine for further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604" calcext:value-type="float">
            <text:p>604</text:p>
          </table:table-cell>
          <table:table-cell table:style-name="ce4" office:value-type="string" calcext:value-type="string">
            <text:p>In software development, it's essential to keep up with the latest technologies and trends. This not only helps in delivering a state-of-the-art product but also in staying competitive in the market. It's always a good idea to join communities, attend webinars, and follow influential people in the industry to stay upda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5" calcext:value-type="float">
            <text:p>605</text:p>
          </table:table-cell>
          <table:table-cell table:style-name="ce4" office:value-type="string" calcext:value-type="string">
            <text:p>In software development, debugging is the routine process of locating and removing computer program bugs, errors or abnormalities. Debugging is a part of the software testing process and is an integral part of the entire software development lifecycle. The simplest way of debugging a Python code could be using the print statement. For example, </text:p>
            <text:p>print('This is a debug message')</text:p>
            <text:p> This will print the message on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This is a debug message')</text:p>
          </table:table-cell>
          <table:table-cell table:number-columns-repeated="1017"/>
        </table:table-row>
        <table:table-row table:style-name="ro1">
          <table:table-cell table:style-name="ce2" office:value-type="float" office:value="606" calcext:value-type="float">
            <text:p>606</text:p>
          </table:table-cell>
          <table:table-cell table:style-name="ce4" office:value-type="string" calcext:value-type="string">
            <text:p>Continuous integration and continuous delivery (CI/CD) is a method to frequently deliver apps to customers by introducing automation into the stages of app development. Ideally, you'll use a version control system to help manage changes to your app code. With CI/CD, the entire process, from code check-in to app delivery, is automa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8" calcext:value-type="float">
            <text:p>608</text:p>
          </table:table-cell>
          <table:table-cell table:style-name="ce4" office:value-type="string" calcext:value-type="string">
            <text:p>Software Documentation is a critical aspect of both software projects and software engineering in general. Quality documentation often separates successful projects from failed ones. It doesn't matter how brilliant your code is, if there's no documentation accompanying it, chances are it's going to be a lot less useful to both you and oth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09" calcext:value-type="float">
            <text:p>609</text:p>
          </table:table-cell>
          <table:table-cell table:style-name="ce4" office:value-type="string" calcext:value-type="string">
            <text:p>The rise of artificial intelligence (AI) and machine learning (ML) technologies is reshaping the software development landscape. Python has emerged as a go-to language for AI and ML thanks to its simplicity and the availability of libraries and frameworks like NumPy and TensorFlow. For instance, you might create a simple Python function like </text:p>
            <text:p>def greet(): </text:p>
            <text:p>return 'Hello, World!' </text:p>
            <text:p>print(greet())</text:p>
            <text:p> to print a greet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text:p>
            <text:p>    return 'Hello, World!'</text:p>
            <text:p/>
            <text:p>print(greet())</text:p>
          </table:table-cell>
          <table:table-cell table:number-columns-repeated="1017"/>
        </table:table-row>
        <table:table-row table:style-name="ro1">
          <table:table-cell table:style-name="ce2" office:value-type="float" office:value="611" calcext:value-type="float">
            <text:p>611</text:p>
          </table:table-cell>
          <table:table-cell table:style-name="ce4" office:value-type="string" calcext:value-type="string">
            <text:p>Another important aspect of software development is testing. It's crucial to ensure that your code works as intended and that it doesn't break anything else. That's where testing frameworks come into play. In Python, you could use unittest to create tests for your code. Here's an example of a simple test case: import unittest class TestStringMethods(unittest.TestCase): def test_upper(self): self.assertEqual('foo'.upper(), 'FOO'). </text:p>
            <text:p/>
            <text:p>Quality assurance is another important aspect of software development. This involves manual testing, automated testing, and even user testing. The goal is to catch bugs before they get to the end-us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tringMethods(unittest.TestCase):</text:p>
            <text:p>    def test_upper(self):</text:p>
            <text:p>        self.assertEqual('foo'.upper(), 'FOO')</text:p>
          </table:table-cell>
          <table:table-cell table:number-columns-repeated="1017"/>
        </table:table-row>
        <table:table-row table:style-name="ro1">
          <table:table-cell table:style-name="ce2" office:value-type="float" office:value="612" calcext:value-type="float">
            <text:p>612</text:p>
          </table:table-cell>
          <table:table-cell table:style-name="ce4" office:value-type="string" calcext:value-type="string">
            <text:p>In programming, efficiency is key. That's why it's important to understand the time and space complexity of your code. This is often referred to as Big O notation. It's a mathematical representation of how the runtime of your code increases as the size of your input increases. It's a key concept in computer science and something every developer should understand. </text:p>
            <text:p/>
            <text:p>Continual learning is also a big part of being a software developer. Technology evolves rapidly, and it's important to stay up-to-date with the latest trends and techniques. This could involve reading blogs, attending conferences, or taking online cour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13" calcext:value-type="float">
            <text:p>613</text:p>
          </table:table-cell>
          <table:table-cell table:style-name="ce4" office:value-type="string" calcext:value-type="string">
            <text:p>Software development is a fascinating field that involves the creation of applications or systems. It's all about problem-solving and creating solutions that can make users' lives easier. Developers need to have a deep understanding of programming languages, which are the tools of their trade, and a creative mind to design and implement new software solutions.</text:p>
            <text:p/>
            <text:p>A common tool used in software development is the Integrated Development Environment (IDE), which assists developers in writing and debugging their code. For instance, PyCharm is a popular IDE for Python. It's feature-rich and offers coding assistance, error highlighting, and code navigation features. For example, PyCharm can highlight syntax errors in your code, making it easier to spot and fix mistak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14" calcext:value-type="float">
            <text:p>614</text:p>
          </table:table-cell>
          <table:table-cell table:style-name="ce4" office:value-type="string" calcext:value-type="string">
            <text:p>In software development, writing clean and efficient code is of utmost importance. This does not only make the code easier to read and understand, but also improves its performance. For instance, in Java, one could use the 'for-each' loop to iterate over a collection, instead of the traditional 'for' loop. This makes the code more readable and less prone to errors.</text:p>
            <text:p/>
            <text:p>Consider an ArrayList of integers. If we wanted to print each element, we could use the following code in Java:</text:p>
            <text:p>List&lt;Integer&gt; numbers = new ArrayList&lt;Integer&gt;();</text:p>
            <text:p>for (Integer number : numbers) {</text:p>
            <text:p>System.out.println(number);</text:p>
            <text:p>}</text:p>
            <text:p/>
            <text:p>This code first creates an ArrayList of integers. It then uses a 'for-each' loop to iterate over each element in the ArrayList and prints it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ist&lt;Integer&gt; numbers = new ArrayList&lt;Integer&gt;();</text:p>
            <text:p>for (Integer number : numbers) {</text:p>
            <text:p>    System.out.println(number);</text:p>
            <text:p>}</text:p>
          </table:table-cell>
          <table:table-cell table:number-columns-repeated="1017"/>
        </table:table-row>
        <table:table-row table:style-name="ro1">
          <table:table-cell table:style-name="ce2" office:value-type="float" office:value="615" calcext:value-type="float">
            <text:p>615</text:p>
          </table:table-cell>
          <table:table-cell table:style-name="ce4" office:value-type="string" calcext:value-type="string">
            <text:p>In the field of software development, understanding different programming paradigms is crucial. These paradigms offer different ways to think about how software should be constructed and organized. For instance, Object-Oriented Programming (OOP) is a paradigm that organizes software design around data, or objects, and the methods that operate on these objects.</text:p>
            <text:p/>
            <text:p>In C++, a basic class definition might look like this:</text:p>
            <text:p>class MyClass {</text:p>
            <text:p>public:</text:p>
            <text:p>int myFunction() {</text:p>
            <text:p>return 0;</text:p>
            <text:p>}</text:p>
            <text:p>};</text:p>
            <text:p/>
            <text:p>In this code snippet, 'MyClass' is a user-defined data type. We can use this data type to create objects of MyClass. 'myFunction' is a method defined inside MyClass. It's a simple function that returns 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MyClass {</text:p>
            <text:p>public:</text:p>
            <text:p>    int myFunction() {</text:p>
            <text:p>        return 0;</text:p>
            <text:p>    }</text:p>
            <text:p>};</text:p>
          </table:table-cell>
          <table:table-cell table:number-columns-repeated="1017"/>
        </table:table-row>
        <table:table-row table:style-name="ro1">
          <table:table-cell table:style-name="ce2" office:value-type="float" office:value="616" calcext:value-type="float">
            <text:p>616</text:p>
          </table:table-cell>
          <table:table-cell table:style-name="ce4" office:value-type="string" calcext:value-type="string">
            <text:p>Software development is a process of writing and maintaining the source code of software applications. It involves several stages, including requirements gathering, software design, coding, testing, and maintenance. Each stage requires a different set of skills and expertise.</text:p>
            <text:p/>
            <text:p>In the coding stage, developers write the source code using a programming language. The choice of language depends on the nature of the project. For web development, languages like HTML, CSS, and JavaScript are commonly used. For system software, languages like C or C++ might be more suit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19" calcext:value-type="float">
            <text:p>619</text:p>
          </table:table-cell>
          <table:table-cell table:style-name="ce4" office:value-type="string" calcext:value-type="string">
            <text:p>Java is a popular language for enterprise-level applications. It is object-oriented, which means it is based around the concept of 'objects' which contain data and methods. </text:p>
            <text:p>For example, a developer might create a 'Car' class in Java with properties like 'color' and 'speed', and methods like 'accelerate' and 'brake'. </text:p>
            <text:p>Java also has a strong emphasis on security and robustness, which makes it a good choice for critical syst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21" calcext:value-type="float">
            <text:p>621</text:p>
          </table:table-cell>
          <table:table-cell table:style-name="ce4" office:value-type="string" calcext:value-type="string">
            <text:p>In software development, it's critical to write clean, maintainable code. This means following best practices for coding style, using descriptive variable names, and commenting your code to explain what it does. </text:p>
            <text:p>It's also important to write efficient code. For example, in a language like C++, you might use a for loop to iterate over an array: for(int i=0; i&lt;arr.length; i++) { /* do something with arr[i] */ } </text:p>
            <text:p>This is more efficient than using a nested loop, which would have a higher time complexit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int i=0; i&lt;arr.length; i++) {</text:p>
            <text:p>    /* do something with arr[i] */</text:p>
            <text:p>}</text:p>
          </table:table-cell>
          <table:table-cell table:number-columns-repeated="1017"/>
        </table:table-row>
        <table:table-row table:style-name="ro1">
          <table:table-cell table:style-name="ce2" office:value-type="float" office:value="622" calcext:value-type="float">
            <text:p>622</text:p>
          </table:table-cell>
          <table:table-cell table:style-name="ce4" office:value-type="string" calcext:value-type="string">
            <text:p>Software development projects often involve working with databases. Whether it's a SQL database like PostgreSQL or a NoSQL database like MongoDB, developers need to understand how to interact with data. </text:p>
            <text:p>This might involve writing queries to retrieve data, or using an ORM (Object-Relational Mapping) tool to interact with the database in a more abstract way. </text:p>
            <text:p>Regardless of the specific technology used, working with data is a crucial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23" calcext:value-type="float">
            <text:p>623</text:p>
          </table:table-cell>
          <table:table-cell table:style-name="ce4" office:value-type="string" calcext:value-type="string">
            <text:p>Software developers often work in teams, and communication is a key part of the job. This might involve discussing the design of a new feature, troubleshooting a bug, or coordinating a release. </text:p>
            <text:p>Developers also need to be able to explain complex technical concepts in a way that non-technical stakeholders can understand. </text:p>
            <text:p>Good communication skills can make the difference between a successful project and a failed on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24" calcext:value-type="float">
            <text:p>624</text:p>
          </table:table-cell>
          <table:table-cell table:style-name="ce4" office:value-type="string" calcext:value-type="string">
            <text:p>Continuous integration and continuous delivery (CI/CD) is a critical part of modern software development. This involves automatically building and testing your code whenever changes are made, and then deploying the code to production if the tests pass. </text:p>
            <text:p>For example, a simple CI/CD pipeline might involve the following steps: git push, then the build server runs npm install and npm test. If the tests pass, the server then runs npm run build and deploys the resulting code to the production serv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push npm install npm test</text:p>
          </table:table-cell>
          <table:table-cell table:number-columns-repeated="1017"/>
        </table:table-row>
        <table:table-row table:style-name="ro1">
          <table:table-cell table:style-name="ce2" office:value-type="float" office:value="625" calcext:value-type="float">
            <text:p>625</text:p>
          </table:table-cell>
          <table:table-cell table:style-name="ce4" office:value-type="string" calcext:value-type="string">
            <text:p>Software development often involves working with APIs (Application Programming Interfaces). These allow different software systems to communicate with each other, and can be used to retrieve data, send data, or perform other actions. </text:p>
            <text:p>For example, a developer might use the Twitter API to retrieve tweets that mention a certain hashtag. Or, they might use the Google Maps API to display a map on a web page. </text:p>
            <text:p>Working with APIs requires a solid understanding of HTTP and JSON, as well as the specific documentation for the API in ques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27" calcext:value-type="float">
            <text:p>627</text:p>
          </table:table-cell>
          <table:table-cell table:style-name="ce4" office:value-type="string" calcext:value-type="string">
            <text:p>Software development is often about solving problems. This might be a bug in the code, a performance issue, or a user experience problem. </text:p>
            <text:p>To solve these problems, developers need to understand the underlying systems and technologies, as well as the specific codebase they are working on. </text:p>
            <text:p>For example, if a web application is slow, the problem might be in the JavaScript code, the server-side code, the database queries, the network latency, or any number of other fact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28" calcext:value-type="float">
            <text:p>628</text:p>
          </table:table-cell>
          <table:table-cell table:style-name="ce4" office:value-type="string" calcext:value-type="string">
            <text:p>Software development is not just about writing code. It also involves understanding the business requirements, designing the software architecture, testing the software, and managing the project. </text:p>
            <text:p>For example, a developer might need to write a SQL query to retrieve data from a database: SELECT * FROM users WHERE age &gt; 18 </text:p>
            <text:p>However, they also need to understand why this data is needed, how it will be used, and what the implications are for the overall syst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LECT * FROM users WHERE age &gt; 18</text:p>
          </table:table-cell>
          <table:table-cell table:number-columns-repeated="1017"/>
        </table:table-row>
        <table:table-row table:style-name="ro1">
          <table:table-cell table:style-name="ce2" office:value-type="float" office:value="629" calcext:value-type="float">
            <text:p>629</text:p>
          </table:table-cell>
          <table:table-cell table:style-name="ce4" office:value-type="string" calcext:value-type="string">
            <text:p>Software testing is a critical part of the development process. This involves checking that the software behaves as expected, and finding and fixing any bugs. </text:p>
            <text:p>There are many different types of testing, including unit testing, integration testing, and end-to-end testing. Each type of testing has its own purpose and techniques. </text:p>
            <text:p>For example, in unit testing, a developer might write a test to check that a function returns the correct output for a given input. This helps ensure that the function works correctly, and makes it easier to find and fix bug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31" calcext:value-type="float">
            <text:p>631</text:p>
          </table:table-cell>
          <table:table-cell table:style-name="ce4" office:value-type="string" calcext:value-type="string">
            <text:p>Software development is a field that is constantly changing and evolving. New technologies and practices are constantly being developed, and it's important for developers to stay up-to-date. </text:p>
            <text:p>For example, many developers are now using cloud platforms like AWS or Google Cloud Platform to host their applications. These platforms provide a range of services, from simple storage to complex machine learning algorithms. </text:p>
            <text:p>By staying current with these new technologies, developers can ensure that they are able to deliver the best possible solutions for their clients and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32" calcext:value-type="float">
            <text:p>632</text:p>
          </table:table-cell>
          <table:table-cell table:style-name="ce4" office:value-type="string" calcext:value-type="string">
            <text:p>Software development is a fascinating field. It's full of challenges and rewards. It's like trying to solve a complex puzzle. One of the most important aspects of software development is understanding the problem that needs to be solved. </text:p>
            <text:p/>
            <text:p>Take for example a simple task of writing a program for a calculator. The task seems simple but it has a lot of intricacies. For instance, how do you handle division by zero or negative numbers? These are things one has to consider when writing a program. In C#, you can use a simple if-else statement to handle these issues. For example:</text:p>
            <text:p/>
            <text:p>if (denominator == 0) </text:p>
            <text:p>{</text:p>
            <text:p>throw new DivideByZeroException();</text:p>
            <text:p>}</text:p>
            <text:p/>
            <text:p>This simple piece of code checks if the denominator is zero and if so, it throws an exception. This is a trivial example, but it highlights the importance of understanding the problem before attempting to solve 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f (denominator == 0) </text:p>
            <text:p>{</text:p>
            <text:p>throw new DivideByZeroException();</text:p>
            <text:p>}</text:p>
          </table:table-cell>
          <table:table-cell table:number-columns-repeated="1017"/>
        </table:table-row>
        <table:table-row table:style-name="ro1">
          <table:table-cell table:style-name="ce2" office:value-type="float" office:value="633" calcext:value-type="float">
            <text:p>633</text:p>
          </table:table-cell>
          <table:table-cell table:style-name="ce4" office:value-type="string" calcext:value-type="string">
            <text:p>Software development is more than just writing code. It's about understanding the problem, designing a solution, implementing it, and then testing it. It's also about working as part of a team, as well as learning and adapting to new technologies. </text:p>
            <text:p/>
            <text:p>In today's world, software developers need to be versatile. They need to know a variety of programming languages and technologies. For example, if you're working on web development, you might need to know HTML, CSS, JavaScript, and a backend language like Python or Ruby. If you're working on mobile development, you might need to know Swift for iOS or Kotlin for Android. </text:p>
            <text:p/>
            <text:p>Software development is a field that is constantly evolving and changing, and it's important for developers to stay up-to-date with the latest trends and technolog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34" calcext:value-type="float">
            <text:p>634</text:p>
          </table:table-cell>
          <table:table-cell table:style-name="ce4" office:value-type="string" calcext:value-type="string">
            <text:p>Software development is an iterative process. You start with an idea, turn it into a prototype, and then refine it based on feedback. This cycle is repeated until the software is ready for release. </text:p>
            <text:p/>
            <text:p>The development process starts with writing code. The code is then tested to ensure it works as expected. If there are any bugs or issues, they are fixed, and the code is tested again. This process continues until the software is bug-free and ready for release. </text:p>
            <text:p/>
            <text:p>For example, in Python, you might start by writing a function to solve a particular problem. Here's a simple example:</text:p>
            <text:p/>
            <text:p>def calculate_sum(a, b):</text:p>
            <text:p>return a + b</text:p>
            <text:p/>
            <text:p>This function takes two numbers as inputs and returns their sum. It's a simple piece of code, but it's a starting point. From here, you would test the function, fix any issues, and then move on to the next part of the development proces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calculate_sum(a, b):</text:p>
            <text:p>return a + b</text:p>
          </table:table-cell>
          <table:table-cell table:number-columns-repeated="1017"/>
        </table:table-row>
        <table:table-row table:style-name="ro1">
          <table:table-cell table:style-name="ce2" office:value-type="float" office:value="635" calcext:value-type="float">
            <text:p>635</text:p>
          </table:table-cell>
          <table:table-cell table:style-name="ce4" office:value-type="string" calcext:value-type="string">
            <text:p>Software development isn't just about writing code. It's about solving problems. It's about taking a complex problem and breaking it down into smaller, more manageable parts. </text:p>
            <text:p/>
            <text:p>Every piece of software starts with a problem that needs to be solved. The first step in the software development process is to understand the problem. Once you understand the problem, you can start to design a solution. </text:p>
            <text:p/>
            <text:p>The next step is to write the code. The code is what implements the solution. The code is where the magic happens. It's where you take your design and turn it into a working piece of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36" calcext:value-type="float">
            <text:p>636</text:p>
          </table:table-cell>
          <table:table-cell table:style-name="ce4" office:value-type="string" calcext:value-type="string">
            <text:p>Software development is a complex process. It involves various stages including requirements gathering, designing, coding, testing, and maintenance. Each stage requires different skills and expertise. </text:p>
            <text:p/>
            <text:p>Consider a simple Java program to print 'Hello, World!'. Here's how it can be done: </text:p>
            <text:p/>
            <text:p>public class HelloWorld {</text:p>
            <text:p>public static void main(String[] args) {</text:p>
            <text:p>System.out.println('Hello, World!');</text:p>
            <text:p>}</text:p>
            <text:p>}</text:p>
            <text:p/>
            <text:p>Once the code is written, it needs to be compiled and tested. If there are any errors, they need to be fixed. Once the software is deemed to be working correctly, it can be deployed. But the work doesn't stop there. Software needs to be maintained and updated to meet user needs and to fix any bugs that might crop u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637" calcext:value-type="float">
            <text:p>637</text:p>
          </table:table-cell>
          <table:table-cell table:style-name="ce4" office:value-type="string" calcext:value-type="string">
            <text:p>In software development, one of the most important things is to write clean, readable code. Code that is easy to read and understand is easier to maintain and less likely to contain bugs. </text:p>
            <text:p/>
            <text:p>One way to ensure that your code is clean and readable is to follow a set of coding standards or guidelines. These guidelines can cover everything from naming conventions to file organization to error handling. </text:p>
            <text:p/>
            <text:p>For example, in JavaScript, you might follow the Airbnb JavaScript Style Guide, which provides guidelines for writing clean and maintainable JavaScript code. Following these guidelines can help you write better code and make your life as a developer easi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0" calcext:value-type="float">
            <text:p>640</text:p>
          </table:table-cell>
          <table:table-cell table:style-name="ce4" office:value-type="string" calcext:value-type="string">
            <text:p>In software development, testing is a crucial phase. It's the phase where the code is checked for errors and bugs. It's not enough that the code runs and produces output, it's essential that the output is correct and as expected. </text:p>
            <text:p/>
            <text:p>There are different types of testing that can be done. Unit testing is where individual pieces of code are tested. Integration testing is where the interaction between different pieces of code is tested. System testing is where the entire system is tested as a whole. </text:p>
            <text:p/>
            <text:p>In addition to manual testing, automated testing tools can also be used. These tools can run test cases automatically and provide reports on the results. This helps in improving the efficiency and effectiveness of the testing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2" calcext:value-type="float">
            <text:p>642</text:p>
          </table:table-cell>
          <table:table-cell table:style-name="ce4" office:value-type="string" calcext:value-type="string">
            <text:p>Software development is a field that is constantly evolving. New technologies, languages, and methodologies are being developed all the time. To stay relevant, it's important for developers to keep learning and expanding their skill sets. </text:p>
            <text:p/>
            <text:p>One of the ways to stay up-to-date with the latest trends in software development is to participate in hackathons and coding competitions. These events provide an opportunity to learn new technologies, collaborate with other developers, and showcase your skills. </text:p>
            <text:p/>
            <text:p>Another way to stay current is to contribute to open-source projects. Open-source projects provide an opportunity to work on real-world projects, collaborate with other developers, and learn from their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4" calcext:value-type="float">
            <text:p>644</text:p>
          </table:table-cell>
          <table:table-cell table:style-name="ce4" office:value-type="string" calcext:value-type="string">
            <text:p>Software development is a team effort. It's not enough to be a good coder. You need to be able to work effectively with others as part of a team. This includes being able to communicate your ideas clearly, being able to listen to and understand the ideas of others, and being able to work collaboratively to solve problems. </text:p>
            <text:p/>
            <text:p>In addition to working well with others, it's also important to be able to work independently. This includes being able to manage your time effectively, being able to solve problems on your own, and being able to stay motivated and focused on your tasks. </text:p>
            <text:p/>
            <text:p>Whether you're working on a small project with a few team members or a large project with dozens of team members, being able to work effectively as part of a team is a crucial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5" calcext:value-type="float">
            <text:p>645</text:p>
          </table:table-cell>
          <table:table-cell table:style-name="ce4" office:value-type="string" calcext:value-type="string">
            <text:p>As a software developer, one of the most important skills you can possess is problem-solving. This involves looking at a complex problem or system, breaking it down into smaller, manageable parts, and then systematically solving each part. </text:p>
            <text:p/>
            <text:p>This problem-solving skill is not only applicable to writing code, but also to debugging and testing your code, as well as to understanding and implementing complex algorithms. </text:p>
            <text:p/>
            <text:p>For example, consider a simple JavaScript function that calculates the factorial of a number. Here's how you might write it:</text:p>
            <text:p/>
            <text:p>function factorial(n) {</text:p>
            <text:p>if (n === 0) {</text:p>
            <text:p>return 1;</text:p>
            <text:p>} else {</text:p>
            <text:p>return n * factorial(n - 1);</text:p>
            <text:p>}</text:p>
            <text:p>}</text:p>
            <text:p/>
            <text:p>In this example, the problem of calculating the factorial of a number is broken down into a base case (where n is 0) and a recursive case (where n is not 0). This is a simple example, but it illustrates the problem-solving approach that is at the heart of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factorial(n) {</text:p>
            <text:p>if (n === 0) {</text:p>
            <text:p>return 1;</text:p>
            <text:p>} else {</text:p>
            <text:p>return n * factorial(n - 1);</text:p>
            <text:p>}</text:p>
            <text:p>}</text:p>
          </table:table-cell>
          <table:table-cell table:number-columns-repeated="1017"/>
        </table:table-row>
        <table:table-row table:style-name="ro1">
          <table:table-cell table:style-name="ce2" office:value-type="float" office:value="646" calcext:value-type="float">
            <text:p>646</text:p>
          </table:table-cell>
          <table:table-cell table:style-name="ce4" office:value-type="string" calcext:value-type="string">
            <text:p>Software development is a rewarding field that offers the opportunity to solve complex problems, create innovative solutions, and make a real impact on the world. </text:p>
            <text:p/>
            <text:p>Whether you're developing a mobile app, creating a web service, or designing an algorithm, the work you do as a software developer has the potential to be used by millions of people around the world. </text:p>
            <text:p/>
            <text:p>But software development is also a challenging field. It requires a deep understanding of programming languages and technologies, a strong problem-solving ability, and a willingness to continually learn and adapt to new trends and techniques. It's a field that demands dedication and passion, but the rewards can be well worth the effor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7" calcext:value-type="float">
            <text:p>647</text:p>
          </table:table-cell>
          <table:table-cell table:style-name="ce4" office:value-type="string" calcext:value-type="string">
            <text:p>Software development is an intricate process, involving multiple stages of design, coding, testing, and maintenance. The initial stage is often conceptualization, where developers brainstorm ideas and map out the software's functionality. </text:p>
            <text:p/>
            <text:p>The next phase is design, where a more detailed plan of the software's architecture is developed. This can involve the creation of flowcharts, diagrams, and other visual representations of the software's structure. </text:p>
            <text:p/>
            <text:p>The third phase, coding, is where the actual software is written. Developers may use a variety of programming languages, depending on the software's requirements and their own expertise. </text:p>
            <text:p/>
            <text:p>Finally, the software is tested for bugs and other issues, and any problems are fixed. Once the software is deemed ready, it is released to the public. However, the development process doesn't end here. The software will likely need to be updated and maintained over time to respond to user feedback and changing environ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49" calcext:value-type="float">
            <text:p>649</text:p>
          </table:table-cell>
          <table:table-cell table:style-name="ce4" office:value-type="string" calcext:value-type="string">
            <text:p>In the software development world, the concept of 'Agile' has become increasingly popular. Agile is a methodology that emphasizes flexibility, collaboration, and customer satisfaction. </text:p>
            <text:p/>
            <text:p>The Agile Manifesto, created in 2001, outlines four key values: </text:p>
            <text:p/>
            <text:p>1. Individuals and interactions over processes and tools </text:p>
            <text:p>2. Working software over comprehensive documentation </text:p>
            <text:p>3. Customer collaboration over contract negotiation </text:p>
            <text:p>4. Responding to change over following a plan </text:p>
            <text:p/>
            <text:p>These values serve as a guide for software developers and teams, encouraging them to prioritize effective communication, continuous improvement, and customer satisfaction. The Agile approach is often contrasted with the 'Waterfall' model, which is more linear and rigi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0" calcext:value-type="float">
            <text:p>650</text:p>
          </table:table-cell>
          <table:table-cell table:style-name="ce4" office:value-type="string" calcext:value-type="string">
            <text:p>Writing clean, efficient code is a key skill for any software developer. This not only makes the code easier to read and understand, but it can also improve the performance of the software. </text:p>
            <text:p/>
            <text:p>One common way to optimize code is through the use of loops. For example, in a Java program, you might use a for loop to iterate over an array: </text:p>
            <text:p/>
            <text:p>int[] numbers = {1, 2, 3, 4, 5};</text:p>
            <text:p/>
            <text:p>for (int i = 0; i &lt; numbers.length; i++) {</text:p>
            <text:p>    System.out.println(numbers[i]);</text:p>
            <text:p>}</text:p>
            <text:p/>
            <text:p>This will print each number in the array to the console. By using a loop, you can avoid having to write separate print statements for each element in the array. This can save a lot of time and effort, especially when dealing with large array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numbers = {1, 2, 3, 4, 5};</text:p>
            <text:p/>
            <text:p>for (int i = 0; i &lt; numbers.length; i++) {</text:p>
            <text:p>    System.out.println(numbers[i]);</text:p>
            <text:p>}</text:p>
          </table:table-cell>
          <table:table-cell table:number-columns-repeated="1017"/>
        </table:table-row>
        <table:table-row table:style-name="ro1">
          <table:table-cell table:style-name="ce2" office:value-type="float" office:value="651" calcext:value-type="float">
            <text:p>651</text:p>
          </table:table-cell>
          <table:table-cell table:style-name="ce4" office:value-type="string" calcext:value-type="string">
            <text:p>Software testing is a crucial part of the development process. It involves checking the software for bugs and other issues, and verifying that it functions as expected. </text:p>
            <text:p/>
            <text:p>There are many different types of software testing, including unit testing, integration testing, system testing, and acceptance testing. Each type of testing serves a different purpose and is used at a different stage of the development process. </text:p>
            <text:p/>
            <text:p>For example, unit testing involves testing individual components of the software in isolation, while integration testing involves testing how these components interact with each other. System testing checks the software as a whole, and acceptance testing verifies that the software meets the customer's requirements. </text:p>
            <text:p/>
            <text:p>A thorough testing process can help to ensure that the final product is of high quality and free from issu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2" calcext:value-type="float">
            <text:p>652</text:p>
          </table:table-cell>
          <table:table-cell table:style-name="ce4" office:value-type="string" calcext:value-type="string">
            <text:p>Software development is a process of writing and maintaining the source code, but it includes everything from the conception of the desired software through to the final manifestation of the software, ideally in a planned and structured process. As a developer, you must be proficient in at least one programming language. If you choose Python, for example, you might write a simple program to calculate the sum of two numbers. </text:p>
            <text:p>def add_two_numbers(num1, num2):</text:p>
            <text:p>return num1 + num2</text:p>
            <text:p>In the world of software development, the importance of testing cannot be overstated. A software that is not tested can lead to many problems in the futu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_two_numbers(num1, num2):</text:p>
            <text:p>    return num1 + num2</text:p>
          </table:table-cell>
          <table:table-cell table:number-columns-repeated="1017"/>
        </table:table-row>
        <table:table-row table:style-name="ro1">
          <table:table-cell table:style-name="ce2" office:value-type="float" office:value="653" calcext:value-type="float">
            <text:p>653</text:p>
          </table:table-cell>
          <table:table-cell table:style-name="ce4" office:value-type="string" calcext:value-type="string">
            <text:p>The software development process is an intricate one, often involving numerous stages such as planning, designing, coding, testing, and deployment. These stages are followed by maintenance, which is a crucial phase to ensure the software continues to function as expected. During the coding phase, a developer might write a function in JavaScript to calculate the factorial of a number. </text:p>
            <text:p>function factorial(n) {</text:p>
            <text:p>if (n === 0) {</text:p>
            <text:p>return 1;</text:p>
            <text:p>}</text:p>
            <text:p>else {</text:p>
            <text:p>return n * factorial(n - 1);</text:p>
            <text:p>}</text:p>
            <text:p>}</text:p>
            <text:p>A software developer must have a deep understanding of the principles of software engineering to create functional and efficient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factorial(n) {</text:p>
            <text:p>    if (n === 0) {</text:p>
            <text:p>        return 1;</text:p>
            <text:p>    }</text:p>
            <text:p>    else {</text:p>
            <text:p>        return n * factorial(n - 1);</text:p>
            <text:p>    }</text:p>
            <text:p>}</text:p>
          </table:table-cell>
          <table:table-cell table:number-columns-repeated="1017"/>
        </table:table-row>
        <table:table-row table:style-name="ro1">
          <table:table-cell table:style-name="ce2" office:value-type="float" office:value="654" calcext:value-type="float">
            <text:p>654</text:p>
          </table:table-cell>
          <table:table-cell table:style-name="ce4" office:value-type="string" calcext:value-type="string">
            <text:p>Creating a piece of software is a complex task. It requires a deep understanding of both the problem you are trying to solve and the tools you are using to solve it. One of these tools is the programming language. As a developer, you need to understand the syntax and semantics of the language. This includes understanding how to declare variables, how to use control structures like loops and if statements, and how to define and use functions. In addition, you also need to understand how to use the standard library and any other libraries or frameworks that you are us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5" calcext:value-type="float">
            <text:p>655</text:p>
          </table:table-cell>
          <table:table-cell table:style-name="ce4" office:value-type="string" calcext:value-type="string">
            <text:p>Software development is a multifaceted discipline that involves creating, testing, and maintaining software applications. These applications can range from simple command-line utilities to complex distributed systems. A key aspect of software development is writing code, which is typically done in a high-level programming language. For example, in Java, one might write a method to reverse a string. </text:p>
            <text:p>public String reverseString(String str) {</text:p>
            <text:p>String reversed = "";</text:p>
            <text:p>for (int i = str.length() - 1; i &gt;= 0; i--) {</text:p>
            <text:p>reversed += str.charAt(i);</text:p>
            <text:p>}</text:p>
            <text:p>return reversed;</text:p>
            <text:p>}</text:p>
            <text:p> This code takes a string as input and returns a new string that is the reverse of the inpu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ring reverseString(String str) {</text:p>
            <text:p>    String reversed = "";</text:p>
            <text:p>    for (int i = str.length() - 1; i &gt;= 0; i--) {</text:p>
            <text:p>        reversed += str.charAt(i);</text:p>
            <text:p>    }</text:p>
            <text:p>    return reversed;</text:p>
            <text:p>}</text:p>
          </table:table-cell>
          <table:table-cell table:number-columns-repeated="1017"/>
        </table:table-row>
        <table:table-row table:style-name="ro1">
          <table:table-cell table:style-name="ce2" office:value-type="float" office:value="656" calcext:value-type="float">
            <text:p>656</text:p>
          </table:table-cell>
          <table:table-cell table:style-name="ce4" office:value-type="string" calcext:value-type="string">
            <text:p>Software development is a multifaceted discipline that involves a variety of tasks, including writing source code, debugging, and testing software applications. An application's source code is the fundamental component that defines how it works. Software developers spend most of their time writing and optimizing this code. For instance, in C, a programmer might write a function to compute the square of a number like this: </text:p>
            <text:p>int square(int num) {</text:p>
            <text:p>return num * num;</text:p>
            <text:p>}</text:p>
            <text:p> In addition to writing code, developers also spend a significant amount of their time debugging, which involves identifying and fixing problems in the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square(int num) {</text:p>
            <text:p>    return num * num;</text:p>
            <text:p>}</text:p>
          </table:table-cell>
          <table:table-cell table:number-columns-repeated="1017"/>
        </table:table-row>
        <table:table-row table:style-name="ro1">
          <table:table-cell table:style-name="ce2" office:value-type="float" office:value="657" calcext:value-type="float">
            <text:p>657</text:p>
          </table:table-cell>
          <table:table-cell table:style-name="ce4" office:value-type="string" calcext:value-type="string">
            <text:p>Software development is a complex process involving many steps. It starts with understanding the problem, followed by designing a solution, implementing the solution in code, testing the code, and finally deploying the code to production. Along the way, developers must also consider factors such as performance, security, and maintainability. This process is often iterative, with each iteration resulting in a better understanding of the problem and a better solution. While it's not always easy, the satisfaction of solving complex problems and creating something new is what drives many software developers. </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8" calcext:value-type="float">
            <text:p>658</text:p>
          </table:table-cell>
          <table:table-cell table:style-name="ce4" office:value-type="string" calcext:value-type="string">
            <text:p>Software developers often work in teams, and collaboration is a key part of the job. This includes not only working together to design and implement solutions, but also communicating effectively about code. This can involve explaining your code to others, understanding someone else's code, or working together to debug a problem. Good communication skills are therefore just as important as technical skills for a software developer. </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59" calcext:value-type="float">
            <text:p>659</text:p>
          </table:table-cell>
          <table:table-cell table:style-name="ce4" office:value-type="string" calcext:value-type="string">
            <text:p>Testing is a critical part of software development. It helps ensure that your code works as expected and helps prevent bugs from making it into production. There are many types of testing, including unit testing, integration testing, and system testing. Each type of testing has its own purpose and is used at different stages of the development process. A good testing strategy can save time and effort in the long run and lead to higher quality software. </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0" calcext:value-type="float">
            <text:p>660</text:p>
          </table:table-cell>
          <table:table-cell table:style-name="ce4" office:value-type="string" calcext:value-type="string">
            <text:p>Software development is a fascinating process, combining the creativity of problem-solving with the technical skills of coding. This process can be broken down into several stages, including requirements gathering, designing, coding, testing, and maintenance. </text:p>
            <text:p/>
            <text:p>In the coding stage, the developer translates the design into a programming language. For instance, in Python, a simple hello world program can be written as print('Hello, World!'). This statement instructs the computer to print the string 'Hello, World!' to the screen. </text:p>
            <text:p/>
            <text:p>The developer must ensure that all codes are written in a clean, organized, and efficient manner. This helps in the testing and maintenance stages, where bugs are identified and corrected, and the software is updated to meet changing requirements or to improve its perform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661" calcext:value-type="float">
            <text:p>661</text:p>
          </table:table-cell>
          <table:table-cell table:style-name="ce4" office:value-type="string" calcext:value-type="string">
            <text:p>The field of software development is continually evolving, with new languages, frameworks, and tools being introduced on a regular basis. This makes it an exciting field to be a part of, but it also requires developers to constantly learn and adapt. </text:p>
            <text:p/>
            <text:p>One such tool that has gained popularity in recent years is Git, a distributed version control system that allows developers to track changes in their code over time. It also facilitates collaboration by allowing multiple developers to work on the same project without overwriting each other's changes. </text:p>
            <text:p/>
            <text:p>Understanding and mastering such tools is crucial for a successful career in software development. Therefore, developers should always be on the lookout for opportunities to learn and gro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3" calcext:value-type="float">
            <text:p>663</text:p>
          </table:table-cell>
          <table:table-cell table:style-name="ce4" office:value-type="string" calcext:value-type="string">
            <text:p>In software development, one of the most important principles is 'Don't Repeat Yourself' or DRY. This principle states that each piece of knowledge must have a single, unambiguous representation within a system. </text:p>
            <text:p/>
            <text:p>In practice, this means avoiding duplication of code. For example, in Python, you can define a function to perform a specific task, and then call that function whenever that task needs to be performed. This way, if the task needs to be modified, you only need to change the code in one place. </text:p>
            <text:p/>
            <text:p>Adhering to the DRY principle makes your code more maintainable, easier to understand, and less prone to bug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4" calcext:value-type="float">
            <text:p>664</text:p>
          </table:table-cell>
          <table:table-cell table:style-name="ce4" office:value-type="string" calcext:value-type="string">
            <text:p>Testing is a crucial aspect of software development. It helps ensure the quality of the software and reduces the risk of bugs and other issues. </text:p>
            <text:p/>
            <text:p>One common approach to testing is unit testing, where individual components of the software are tested in isolation. For example, consider the following Java method: public int add(int a, int b) { return a + b; } A unit test for this method might involve providing specific inputs (like a = 2 and b = 3) and checking that the output is as expected (5 in this case). </text:p>
            <text:p/>
            <text:p>By catching issues early in the development process, testing can save a lot of time and effort down the li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int add(int a, int b) {</text:p>
            <text:p>    return a + b;</text:p>
            <text:p>}</text:p>
          </table:table-cell>
          <table:table-cell table:number-columns-repeated="1017"/>
        </table:table-row>
        <table:table-row table:style-name="ro1">
          <table:table-cell table:style-name="ce2" office:value-type="float" office:value="665" calcext:value-type="float">
            <text:p>665</text:p>
          </table:table-cell>
          <table:table-cell table:style-name="ce4" office:value-type="string" calcext:value-type="string">
            <text:p>In software development, documentation is just as important as the code itself. Good documentation can save a lot of time for both the developer and anyone else who might need to work with the code in the future. </text:p>
            <text:p/>
            <text:p>Documentation can take many forms, from comments within the code explaining what a particular piece of code does, to user manuals that help users understand how to use the software. </text:p>
            <text:p/>
            <text:p>While it might be tempting to skip documentation and focus solely on coding, remember that good documentation can make the difference between a project that is easy to maintain and one that is no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6" calcext:value-type="float">
            <text:p>666</text:p>
          </table:table-cell>
          <table:table-cell table:style-name="ce4" office:value-type="string" calcext:value-type="string">
            <text:p>Software development is a team sport. It involves collaboration, communication, and coordination. The Agile methodology embraces this idea, promoting frequent inspection and adaptation, a collaborative environment, and a focus on delivering working software. </text:p>
            <text:p/>
            <text:p>A key aspect of Agile is the daily stand-up meeting, where team members discuss what they did the previous day, what they plan to do today, and any obstacles they are facing. This promotes transparency and helps the team stay on the same page. </text:p>
            <text:p/>
            <text:p>In the end, the success of a software development project depends not just on the skills of the individual developers, but also on how well they work together as a tea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7" calcext:value-type="float">
            <text:p>667</text:p>
          </table:table-cell>
          <table:table-cell table:style-name="ce4" office:value-type="string" calcext:value-type="string">
            <text:p>Software development is often seen as a linear process, where one stage follows another in a set order. However, the reality is often more complex. </text:p>
            <text:p/>
            <text:p>Consider a typical web development project. You might start by setting up a basic HTML page, then add some CSS to style it, and finally add some JavaScript to make it interactive. But along the way, you might find yourself going back to modify the HTML or CSS as you add more JavaScript, or vice versa. </text:p>
            <text:p/>
            <text:p>This iterative approach allows for flexibility and adaptability, which are crucial in a field that is constantly evol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68" calcext:value-type="float">
            <text:p>668</text:p>
          </table:table-cell>
          <table:table-cell table:style-name="ce4" office:value-type="string" calcext:value-type="string">
            <text:p>In software development, debugging is an essential skill. It involves identifying, isolating, and fixing problems in the code. </text:p>
            <text:p/>
            <text:p>Consider the following Python code: def divide(a, b): return a / b. This function works fine most of the time, but it will throw an error if b is zero. To fix this, you might add a condition to check if b is zero before performing the division, and return an appropriate message if it is. </text:p>
            <text:p/>
            <text:p>Debugging can be challenging, but it's also a great opportunity to learn and improve your understanding of the code and the programming langu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divide(a, b):</text:p>
            <text:p>    return a / b</text:p>
          </table:table-cell>
          <table:table-cell table:number-columns-repeated="1017"/>
        </table:table-row>
        <table:table-row table:style-name="ro1">
          <table:table-cell table:style-name="ce2" office:value-type="float" office:value="669" calcext:value-type="float">
            <text:p>669</text:p>
          </table:table-cell>
          <table:table-cell table:style-name="ce4" office:value-type="string" calcext:value-type="string">
            <text:p>In the world of software development, one of the most important skills to have is problem-solving. This is because at its core, software development is about using technology to solve problems. </text:p>
            <text:p/>
            <text:p>For instance, if a user needs to store and retrieve data, a developer might use a database to solve this problem. The developer would need to design the database, write code to interact with it, and then test the code to ensure it works as expected. </text:p>
            <text:p/>
            <text:p>This problem-solving approach is what makes software development so interesting and rewarding. Each new project is a new puzzle to solve, and each solution is a testament to the developer's skills and creativ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0" calcext:value-type="float">
            <text:p>670</text:p>
          </table:table-cell>
          <table:table-cell table:style-name="ce4" office:value-type="string" calcext:value-type="string">
            <text:p>Refactoring is an important part of software development. It involves modifying the code to improve its structure and readability, without changing its functionality. </text:p>
            <text:p/>
            <text:p>For example, in a JavaScript program, you might have a function that is too long or complex. You could refactor this function by breaking it up into smaller, more manageable functions. This can make the code easier to understand and maintain. </text:p>
            <text:p/>
            <text:p>However, refactoring should be done carefully, as it can potentially introduce new bugs. Therefore, it's important to have good tests in place before you start refactor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1" calcext:value-type="float">
            <text:p>671</text:p>
          </table:table-cell>
          <table:table-cell table:style-name="ce4" office:value-type="string" calcext:value-type="string">
            <text:p>In software development, choosing the right tools can make a big difference. Whether it's a programming language, a framework, or a development environment, the right tool can make the work more efficient and enjoyable. </text:p>
            <text:p/>
            <text:p>For instance, if you're developing a web application, you might choose JavaScript as your programming language, React as your framework, and Visual Studio Code as your development environment. Each of these tools has its strengths and weaknesses, and understanding these can help you make the best choice for your project. </text:p>
            <text:p/>
            <text:p>In the end, the best tool is the one that helps you solve your problem in the most effective wa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2" calcext:value-type="float">
            <text:p>672</text:p>
          </table:table-cell>
          <table:table-cell table:style-name="ce4" office:value-type="string" calcext:value-type="string">
            <text:p>In software development, the design phase is crucial. It's where you decide how your software will look and function before you start coding. </text:p>
            <text:p/>
            <text:p>For example, if you're creating a mobile app, you might start by sketching out the user interface, deciding where buttons, text, and images will go. You might also plan out the user flow, deciding what happens when each button is tapped. </text:p>
            <text:p/>
            <text:p>Once you have a solid design, the coding phase becomes much easier. You know what you're building, and you can focus on making it happe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3" calcext:value-type="float">
            <text:p>673</text:p>
          </table:table-cell>
          <table:table-cell table:style-name="ce4" office:value-type="string" calcext:value-type="string">
            <text:p>Software development is a field where learning never stops. New technologies, languages, and techniques are constantly emerging, and developers need to stay up-to-date to remain competitive. </text:p>
            <text:p/>
            <text:p>For instance, consider the rise of cloud computing. A few years ago, most applications were hosted on-premises. But now, many companies are moving their applications to the cloud, taking advantage of the scalability and cost savings it offers. Developers who understand how to develop for the cloud will be in high demand. </text:p>
            <text:p/>
            <text:p>So, whether it's through online courses, reading, or attending conferences, continual learning is a must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4" calcext:value-type="float">
            <text:p>674</text:p>
          </table:table-cell>
          <table:table-cell table:style-name="ce4" office:value-type="string" calcext:value-type="string">
            <text:p>In software development, performance is a key consideration. A software that performs well not only delivers better user experience but also uses resources more efficiently. </text:p>
            <text:p/>
            <text:p>Performance can be improved in many ways. For instance, consider a C++ program that sorts a list of numbers. If the list is large, using a slow sorting algorithm like bubble sort could make the program run very slowly. By switching to a faster algorithm like quicksort, you could significantly improve the performance. </text:p>
            <text:p/>
            <text:p>Performance optimization often involves trade-offs, such as between speed and memory usage. As a developer, it's important to understand these trade-offs and make informed decis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676" calcext:value-type="float">
            <text:p>676</text:p>
          </table:table-cell>
          <table:table-cell table:style-name="ce4" office:value-type="string" calcext:value-type="string">
            <text:p>Agile software development has gained popularity over the years. It is a set of principles for software development under which requirements and solutions evolve through the collaborative effort of self-organizing cross-functional teams. The approach encourages adaptive planning, evolutionary development, early delivery, and continuous improvement, and it encourages rapid and flexible response to change. The daily standup is a common practice in Agile development, where team members get together every morning to discuss progress and roadblocks. Unlike traditional software development methods, Agile approaches are not sequential but rather iterative and increment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77" calcext:value-type="float">
            <text:p>677</text:p>
          </table:table-cell>
          <table:table-cell table:style-name="ce4" office:value-type="string" calcext:value-type="string">
            <text:p>The development of software requires a deep understanding of programming languages. One such language is Java, which is object-oriented and class-based. In Java, everything is an object, and classes define the properties and methods that an object will have. For example, consider the following Java code. public class HelloWorld { <text:s text:c="3"/>public static void main(String[] args) { <text:s text:c="7"/>System.out.println('Hello, World!'); <text:s text:c="3"/>}} Here, a class named HelloWorld is defined, and within this class, a main method is defined. This main method is the entry point of any Java program. The System.out.println statement is used to print the string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678" calcext:value-type="float">
            <text:p>678</text:p>
          </table:table-cell>
          <table:table-cell table:style-name="ce4" office:value-type="string" calcext:value-type="string">
            <text:p>In software development, data structures and algorithms play a crucial role. They help in efficiently organizing and manipulating data. One of the basic data structures is an array. An array is a type of data structure that can store a fixed-size sequential collection of elements of the same type. In C++, an array is declared in the following way: int arr[10]; Here, an integer array named arr is declared with a size of 10. The elements of the array can be accessed using their indexes, which start from 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arr[10];</text:p>
          </table:table-cell>
          <table:table-cell table:number-columns-repeated="1017"/>
        </table:table-row>
        <table:table-row table:style-name="ro1">
          <table:table-cell table:style-name="ce2" office:value-type="float" office:value="679" calcext:value-type="float">
            <text:p>679</text:p>
          </table:table-cell>
          <table:table-cell table:style-name="ce4" office:value-type="string" calcext:value-type="string">
            <text:p>In the world of web development, JavaScript plays a pivotal role. It allows developers to create dynamic and interactive web pages. JavaScript can be embedded in HTML pages for the purpose of enhancing the interactivity of the site. JavaScript's syntax is quite similar to that of C language. It is a high-level, interpreted programming language. While it was initially used only on the client-side, it is now also being used as a server-side programming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0" calcext:value-type="float">
            <text:p>680</text:p>
          </table:table-cell>
          <table:table-cell table:style-name="ce4" office:value-type="string" calcext:value-type="string">
            <text:p>In software development, testing is as important as the development itself. It is through testing that developers can verify whether the software behaves as expected and find any bugs or issues that need to be fixed. There are many types of testing, including unit testing, integration testing, system testing, and acceptance testing. One popular testing framework for Java is JUnit. A simple JUnit test case could look like this: import org.junit.Test; import static org.junit.Assert.assertEquals; public class TestJunit { <text:s text:c="3"/>@Test <text:s text:c="3"/>public void testAdd() { <text:s text:c="7"/>String str = 'Junit is working fine'; <text:s text:c="7"/>assertEquals('Junit is working fine', str); <text:s text:c="3"/>}}</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org.junit.Test;</text:p>
            <text:p>import static org.junit.Assert.assertEquals;</text:p>
            <text:p/>
            <text:p>public class TestJunit {</text:p>
            <text:p>    @Test</text:p>
            <text:p>    public void testAdd() {</text:p>
            <text:p>        String str = "Junit is working fine";</text:p>
            <text:p>        assertEquals("Junit is working fine", str);</text:p>
            <text:p>    }</text:p>
            <text:p>}</text:p>
          </table:table-cell>
          <table:table-cell table:number-columns-repeated="1017"/>
        </table:table-row>
        <table:table-row table:style-name="ro1">
          <table:table-cell table:style-name="ce2" office:value-type="float" office:value="681" calcext:value-type="float">
            <text:p>681</text:p>
          </table:table-cell>
          <table:table-cell table:style-name="ce4" office:value-type="string" calcext:value-type="string">
            <text:p>The field of software development is ever-evolving. With the advancement in technology, new programming languages, tools, and frameworks are being introduced at a rapid pace. It is crucial for software developers to keep themselves updated with the latest trends and technologies. They need to constantly learn and adapt to stay relevant in this dynamic field. Continuous learning and improvement is a key aspect of a software developer's career. It not only helps in personal growth but also contributes to the success of the organization they are working fo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2" calcext:value-type="float">
            <text:p>682</text:p>
          </table:table-cell>
          <table:table-cell table:style-name="ce4" office:value-type="string" calcext:value-type="string">
            <text:p>Software development methodologies play a crucial role in the development process. They provide a structured framework for planning and controlling the development process. One such methodology is the Waterfall model, which is a linear sequential lifecycle model. It is called so because the model develops systematically from one phase to another in a downward fashion, like a waterfall. The phases include requirements gathering, system design, implementation, testing, deployment, and maintenance. However, this model has its disadvantages as it does not allow for much revision once a step is complet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4" calcext:value-type="float">
            <text:p>684</text:p>
          </table:table-cell>
          <table:table-cell table:style-name="ce4" office:value-type="string" calcext:value-type="string">
            <text:p>Software development is an iterative process. It requires a lot of trial and error, and often, the first version of a software product is far from perfect. A key part of the development process is the ability to troubleshoot and debug code. This involves understanding the problem, replicating the issue, identifying the cause, and then implementing and testing the solution. Tools like debuggers, log analysers, and test frameworks can greatly help in this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5" calcext:value-type="float">
            <text:p>685</text:p>
          </table:table-cell>
          <table:table-cell table:style-name="ce4" office:value-type="string" calcext:value-type="string">
            <text:p>Functional programming is a programming paradigm that treats computation as the evaluation of mathematical functions and avoids changing state and mutable data. It is a declarative type of programming style that focuses on what to solve rather than how to solve (which is often the focus in imperative programming). One language that supports functional programming is JavaScript. Here is a simple example: const sum = (x, y) =&gt; x + y; console.log(sum(1, 2)); This JavaScript code defines a function sum that takes two arguments x and y and returns their sum. The function is then called with 1 and 2 as arguments and the result is logge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t sum = (x, y) =&gt; x + y;</text:p>
            <text:p>console.log(sum(1, 2));</text:p>
          </table:table-cell>
          <table:table-cell table:number-columns-repeated="1017"/>
        </table:table-row>
        <table:table-row table:style-name="ro1">
          <table:table-cell table:style-name="ce2" office:value-type="float" office:value="686" calcext:value-type="float">
            <text:p>686</text:p>
          </table:table-cell>
          <table:table-cell table:style-name="ce4" office:value-type="string" calcext:value-type="string">
            <text:p>Software architecture refers to the high level structures of a software system and the discipline of creating such structures and systems. Each structure comprises software elements, relations among them, and properties of both elements and relations. The architecture of a software system is a metaphor, analogous to the architecture of a building. It functions as a blueprint for the system and the project developing it, laying out the tasks necessary to be executed by the design te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7" calcext:value-type="float">
            <text:p>687</text:p>
          </table:table-cell>
          <table:table-cell table:style-name="ce4" office:value-type="string" calcext:value-type="string">
            <text:p>In any software development project, version control is a critical aspect. It is a system that records changes to a file or set of files over time so that you can recall specific versions later. Git is a distributed version control system that is used by most software teams today. It allows multiple people to work on a project at the same time without overwriting each other's changes. Here's a common Git command: git clone https://github.com/user/repo.git This command is used to clone (copy) a repository from an existing UR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688" calcext:value-type="float">
            <text:p>688</text:p>
          </table:table-cell>
          <table:table-cell table:style-name="ce4" office:value-type="string" calcext:value-type="string">
            <text:p>The role of a software developer extends beyond just writing code. They also need to understand the business or domain they are working in. Having a good understanding of the business helps developers make better decisions about the design and architecture of the software. They are also able to better understand the needs and requirements of the end-users, which leads to the development of software that delivers more value. This understanding of the business or domain is often referred to as domain knowled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89" calcext:value-type="float">
            <text:p>689</text:p>
          </table:table-cell>
          <table:table-cell table:style-name="ce4" office:value-type="string" calcext:value-type="string">
            <text:p>In software development, debugging is the process of identifying and removing errors from software applications. Debugging is a part of the software testing process and is an integral part of the entire software development lifecycle. The process of debugging begins as soon as the code is written and continues in successive stages as code is combined with other units of programming to form a software product. In the debugging process, complete records of the bugs detected are kept by the testers, which makes it possible to correct the bugs at any other stage of the development process. Debugging techniques include, but are not limited to, interactive debugging, control flow analysis, unit testing, integration testing, log file analysis, and monitoring at the application or system leve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90" calcext:value-type="float">
            <text:p>690</text:p>
          </table:table-cell>
          <table:table-cell table:style-name="ce4" office:value-type="string" calcext:value-type="string">
            <text:p>Software development is a fascinating field. Every day, new technologies and tools are introduced to make the developers' work easier. For instance, Python has become one of the most popular languages for data analysis. Consider the following code, a simple Python function for calculating the average of a list of numbers: def calculate_average(numbers): sum = 0 for number in numbers: sum += number return sum / len(numbers) This simple function can help in a variety of tasks, from data analysis to machine learning algorithm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calculate_average(numbers):</text:p>
            <text:p>    total = sum(numbers)</text:p>
            <text:p>    return total / len(numbers)</text:p>
          </table:table-cell>
          <table:table-cell table:number-columns-repeated="1017"/>
        </table:table-row>
        <table:table-row table:style-name="ro1">
          <table:table-cell table:style-name="ce2" office:value-type="float" office:value="692" calcext:value-type="float">
            <text:p>692</text:p>
          </table:table-cell>
          <table:table-cell table:style-name="ce4" office:value-type="string" calcext:value-type="string">
            <text:p>Software development is constantly evolving. With every new programming language and tool, developers must adapt and learn to use these tools effectively. Even without the use of code, developers must understand the principles and practices that drive successful software development. This includes understanding the software development lifecycle, agile methodologies, and the importance of testing and quality assur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94" calcext:value-type="float">
            <text:p>694</text:p>
          </table:table-cell>
          <table:table-cell table:style-name="ce4" office:value-type="string" calcext:value-type="string">
            <text:p>Software development is an art of creating, designing, deploying and maintaining software. It involves a disciplined approach to programming, often requiring developers to utilize mathematical and logical thinking. One of the rudimentary but vital skills in software development is writing a 'for' loop. In Java, a 'for' loop syntax can be for(int i = 0; i &lt; 10; i++) {System.out.println(i);}. This loop prints the numbers 0 through 9, showcasing the powerful and intuitive nature of Java's syntax.</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nt i = 0; i &lt; 10; i++) {</text:p>
            <text:p>    System.out.println(i);</text:p>
            <text:p>}</text:p>
          </table:table-cell>
          <table:table-cell table:number-columns-repeated="1017"/>
        </table:table-row>
        <table:table-row table:style-name="ro1">
          <table:table-cell table:style-name="ce2" office:value-type="float" office:value="695" calcext:value-type="float">
            <text:p>695</text:p>
          </table:table-cell>
          <table:table-cell table:style-name="ce4" office:value-type="string" calcext:value-type="string">
            <text:p>The world of software development is constantly evolving. New languages, tools, and technologies emerge regularly, challenging developers to continually learn and adapt. Rust, for example, is a language that's been gaining popularity due to its focus on performance and memory safety. It's an interesting language to learn and use, and can be a valuable addition to a developer's skill set. No matter the language or technology, the ability to learn and adapt is a key trait of a successful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97" calcext:value-type="float">
            <text:p>697</text:p>
          </table:table-cell>
          <table:table-cell table:style-name="ce4" office:value-type="string" calcext:value-type="string">
            <text:p>A career in software development often involves learning multiple programming languages. These may range from lower-level languages like C, to the more high-level languages like Python. Each language has its own unique strengths and is suited to different types of tasks. For instance, if you need to write a function in C to calculate the factorial of a number, you could write int factorial(int n) {if(n==0) return 1; else return n*factorial(n-1);}. This function uses recursion to calculate the factorial of a numb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actorial(int n) {</text:p>
            <text:p>    if (n == 0)</text:p>
            <text:p>        return 1;</text:p>
            <text:p>    else</text:p>
            <text:p>        return n * factorial(n - 1);</text:p>
            <text:p>}</text:p>
          </table:table-cell>
          <table:table-cell table:number-columns-repeated="1017"/>
        </table:table-row>
        <table:table-row table:style-name="ro1">
          <table:table-cell table:style-name="ce2" office:value-type="float" office:value="698" calcext:value-type="float">
            <text:p>698</text:p>
          </table:table-cell>
          <table:table-cell table:style-name="ce4" office:value-type="string" calcext:value-type="string">
            <text:p>The field of software development can be intensely challenging, but also incredibly rewarding. There's a thrill in solving a tricky problem or seeing a project come to life. The journey of becoming a software developer often involves learning a variety of programming languages. C++ is one such powerful language. It allows for low-level programming, which can be critical for performance-intensive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699" calcext:value-type="float">
            <text:p>699</text:p>
          </table:table-cell>
          <table:table-cell table:style-name="ce4" office:value-type="string" calcext:value-type="string">
            <text:p>Software development is a journey that involves constant learning and adaptation. It's a field that's always evolving, with new technologies and languages emerging regularly. TypeScript is a statically typed superset of JavaScript that adds optional types to the language, improving tooling and scalability. It's become popular in large-scale applications and is supported by a variety of modern framework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01" calcext:value-type="float">
            <text:p>701</text:p>
          </table:table-cell>
          <table:table-cell table:style-name="ce4" office:value-type="string" calcext:value-type="string">
            <text:p>Software development is a dynamic field where developers need to continuously learn new skills and technologies. One of the long-standing languages in this field is Java. It's a versatile language used in everything from web applications to Android development. A simple Java function to check if a number is even might look like this: public static boolean isEven(int num) {return num % 2 == 0;}. This function returns true if the number is even and false otherwis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atic boolean isEven(int num) {</text:p>
            <text:p>    return num % 2 == 0;</text:p>
            <text:p>}</text:p>
          </table:table-cell>
          <table:table-cell table:number-columns-repeated="1017"/>
        </table:table-row>
        <table:table-row table:style-name="ro1">
          <table:table-cell table:style-name="ce2" office:value-type="float" office:value="702" calcext:value-type="float">
            <text:p>702</text:p>
          </table:table-cell>
          <table:table-cell table:style-name="ce4" office:value-type="string" calcext:value-type="string">
            <text:p>Software development involves a mix of creativity, logic, and technical skill. It's a process of taking a problem and finding a solution that is not only functional, but also efficient and user-friendly. Go is one such language that is designed for efficiency and ease of use. It's a statically typed, compiled language that is simple to learn and use, and has powerful features like goroutines for handling concurrenc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03" calcext:value-type="float">
            <text:p>703</text:p>
          </table:table-cell>
          <table:table-cell table:style-name="ce4" office:value-type="string" calcext:value-type="string">
            <text:p>Software development is an iterative process that involves designing, coding, testing, and maintenance. It's a process that requires not only technical skills, but also problem-solving abilities and creativity. A key part of this process is coding, where the developer writes the instructions that a computer will follow. For instance, in JavaScript, a function to find the maximum of two numbers could be written as function max(a, b) {return a &gt; b ? a : b;}. This function uses the ternary operator to return the larger of the two numb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max(a, b) {</text:p>
            <text:p>    return a &gt; b ? a : b;</text:p>
            <text:p>}</text:p>
          </table:table-cell>
          <table:table-cell table:number-columns-repeated="1017"/>
        </table:table-row>
        <table:table-row table:style-name="ro1">
          <table:table-cell table:style-name="ce2" office:value-type="float" office:value="705" calcext:value-type="float">
            <text:p>705</text:p>
          </table:table-cell>
          <table:table-cell table:style-name="ce4" office:value-type="string" calcext:value-type="string">
            <text:p>A software developer's skill set is not limited to writing code. They also need to understand how to test their code, work with different software architectures, and collaborate with other team members. However, at the heart of software development is coding, and understanding a language like Python is fundamental. Python is known for its simplicity and readability, making it a great choice for beginn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07" calcext:value-type="float">
            <text:p>707</text:p>
          </table:table-cell>
          <table:table-cell table:style-name="ce4" office:value-type="string" calcext:value-type="string">
            <text:p>Software development is about more than just writing code. It's about understanding problems and coming up with creative solutions. It's about working with a team, understanding user needs, and continually learning and improving. One of the essential skills for any software developer is understanding and writing code in a language like JavaScript. For example, if you wanted to write a function that calculates the square of a number, it could look like this: function square(num) {return num * nu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quare(num) {</text:p>
            <text:p>    return num * num;</text:p>
            <text:p>}</text:p>
          </table:table-cell>
          <table:table-cell table:number-columns-repeated="1017"/>
        </table:table-row>
        <table:table-row table:style-name="ro1">
          <table:table-cell table:style-name="ce2" office:value-type="float" office:value="709" calcext:value-type="float">
            <text:p>709</text:p>
          </table:table-cell>
          <table:table-cell table:style-name="ce4" office:value-type="string" calcext:value-type="string">
            <text:p>There are different approaches to software development and all of them have their pros and cons. The waterfall model is the earliest SDLC approach that was used for software development. Some people consider it the traditional method of software development. It is very simple to understand and use. In a waterfall model, each phase must be completed before the next phase can begin and there is no overlapping in the phases. The major drawback of this model is it doesn't allow much reflection or revision once an application is in the testing stage, it is very difficult to go back and change something that was not well thought out in the concept stage. </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11" calcext:value-type="float">
            <text:p>711</text:p>
          </table:table-cell>
          <table:table-cell table:style-name="ce4" office:value-type="string" calcext:value-type="string">
            <text:p>A crucial part of any software development process is error handling. Without it, you're just writing software that works in the best case scenario, but isn't prepared for when things go wrong. And things will always go wrong, be it bad user input, a missing file, a server error, or any number of other things that can and will happen. A good error handling system will not only allow your software to keep running when these things happen, but it will also allow you to handle these errors in a way that makes sense to both you and your user. In C++, you can use try and catch blocks to handle exceptions. Here's a simple example: try { throw std::out_of_range('Out of Range Error'); } catch(const std::exception&amp; e) { std::cerr &lt;&lt; e.what() &lt;&lt; '</text:p>
            <text:p>';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ry {</text:p>
            <text:p>    throw std::out_of_range("Out of Range Error");</text:p>
            <text:p>} catch(const std::exception&amp; e) {</text:p>
            <text:p>    std::cerr &lt;&lt; e.what() &lt;&lt; '\n';</text:p>
            <text:p>}</text:p>
          </table:table-cell>
          <table:table-cell table:number-columns-repeated="1017"/>
        </table:table-row>
        <table:table-row table:style-name="ro1">
          <table:table-cell table:style-name="ce2" office:value-type="float" office:value="712" calcext:value-type="float">
            <text:p>712</text:p>
          </table:table-cell>
          <table:table-cell table:style-name="ce4" office:value-type="string" calcext:value-type="string">
            <text:p>One of the fundamental aspects of software development is the use of data structures. A data structure is a particular way of storing and organizing data in a computer so that it can be used efficiently. Different kinds of data structures are suited to different kinds of applications, and some are highly specialized to specific tasks. For example, databases use B-tree indexes for small percentages of data retrieval and compilers and databases use dynamic hash tables as look up tables. </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14" calcext:value-type="float">
            <text:p>714</text:p>
          </table:table-cell>
          <table:table-cell table:style-name="ce4" office:value-type="string" calcext:value-type="string">
            <text:p>In software development, understanding the basics of a language is critical. For instance, in Java, the main method serves as the entry point for the program. It's a fundamental concept that every Java developer should understand. The software development process also involves a lot of debugging and testing, which ensures the quality of the final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15" calcext:value-type="float">
            <text:p>715</text:p>
          </table:table-cell>
          <table:table-cell table:style-name="ce4" office:value-type="string" calcext:value-type="string">
            <text:p>Python is a popular language in software development. It's known for its simplicity and readability. A Python script to print 'Hello, World!' would look like this:</text:p>
            <text:p/>
            <text:p>print('Hello, World!')</text:p>
            <text:p/>
            <text:p>This simple script demonstrates Python's straightforward syntax. It's one of the reasons why it's often recommended for beginners in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716" calcext:value-type="float">
            <text:p>716</text:p>
          </table:table-cell>
          <table:table-cell table:style-name="ce4" office:value-type="string" calcext:value-type="string">
            <text:p>The development of software applications involves several stages, including planning, design, coding, testing, and deployment. At each stage, there are specific tasks and responsibilities that need to be carried out. The journey from idea to a fully functional software system can be challenging but also rewar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18" calcext:value-type="float">
            <text:p>718</text:p>
          </table:table-cell>
          <table:table-cell table:style-name="ce4" office:value-type="string" calcext:value-type="string">
            <text:p>Software development methodologies are key to efficiently managing projects. Some popular methodologies include Waterfall, Agile, Scrum, and Lean. Each has its own strengths and weaknesses, and the choice often depends on the specific needs of the project and the tea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0" calcext:value-type="float">
            <text:p>720</text:p>
          </table:table-cell>
          <table:table-cell table:style-name="ce4" office:value-type="string" calcext:value-type="string">
            <text:p>A key principle in software development is DRY, or Don't Repeat Yourself. This principle aims to reduce repetition in code, making it more maintainable and efficient. Reusable code reduces the potential for errors and makes the software easier to manage in the long ru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1" calcext:value-type="float">
            <text:p>721</text:p>
          </table:table-cell>
          <table:table-cell table:style-name="ce4" office:value-type="string" calcext:value-type="string">
            <text:p>Rust is gaining popularity in system programming. Its focus on safety and performance makes it a compelling choice. A simple Rust code to print a message would look like:</text:p>
            <text:p/>
            <text:p>fn main() {</text:p>
            <text:p>    println!('Hello, World!');</text:p>
            <text:p>}</text:p>
            <text:p/>
            <text:p>Rust's syntax might seem a bit foreign at first, especially to developers coming from languages like Java or Python, but it becomes more intuitive with practi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722" calcext:value-type="float">
            <text:p>722</text:p>
          </table:table-cell>
          <table:table-cell table:style-name="ce4" office:value-type="string" calcext:value-type="string">
            <text:p>Version control systems are crucial in software development. They allow developers to keep track of changes, collaborate efficiently, and revert to a previous state if necessary. Git is the most popular version control system, used in small and large-scale projects alik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3" calcext:value-type="float">
            <text:p>723</text:p>
          </table:table-cell>
          <table:table-cell table:style-name="ce4" office:value-type="string" calcext:value-type="string">
            <text:p>In software development, Swift is often used for iOS and macOS applications. Here's a Swift code snippet that defines a variable and prints it:</text:p>
            <text:p/>
            <text:p>var message = 'Hello, World!'</text:p>
            <text:p>print(message)</text:p>
            <text:p/>
            <text:p>Swift integrates well with Apple's Cocoa and Cocoa Touch frameworks, making it the preferred choice for developers building apps for Apple devic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message = "Hello, World!"</text:p>
            <text:p>print(message)</text:p>
          </table:table-cell>
          <table:table-cell table:number-columns-repeated="1017"/>
        </table:table-row>
        <table:table-row table:style-name="ro1">
          <table:table-cell table:style-name="ce2" office:value-type="float" office:value="724" calcext:value-type="float">
            <text:p>724</text:p>
          </table:table-cell>
          <table:table-cell table:style-name="ce4" office:value-type="string" calcext:value-type="string">
            <text:p>Continuous integration and continuous delivery (CI/CD) is a modern software development practice where developers integrate code into a shared repository frequently, usually several times a day. This approach allows teams to detect problems early and reduce the time needed to release new software updat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5" calcext:value-type="float">
            <text:p>725</text:p>
          </table:table-cell>
          <table:table-cell table:style-name="ce4" office:value-type="string" calcext:value-type="string">
            <text:p>In Kotlin, a modern language for Android development, the code to print 'Hello, World!' is concise:</text:p>
            <text:p/>
            <text:p>fun main() {</text:p>
            <text:p>    println('Hello, World!')</text:p>
            <text:p>}</text:p>
            <text:p/>
            <text:p>Kotlin is designed to be fully interoperable with Java and is more expressive, concise, and safer. It's quickly becoming the language of choice for Android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 {</text:p>
            <text:p>    println("Hello, World!")</text:p>
            <text:p>}</text:p>
          </table:table-cell>
          <table:table-cell table:number-columns-repeated="1017"/>
        </table:table-row>
        <table:table-row table:style-name="ro1">
          <table:table-cell table:style-name="ce2" office:value-type="float" office:value="726" calcext:value-type="float">
            <text:p>726</text:p>
          </table:table-cell>
          <table:table-cell table:style-name="ce4" office:value-type="string" calcext:value-type="string">
            <text:p>Documentation plays an essential role in software development. Good documentation is not just about writing detailed descriptions of the code's functionality, but also about making it understandable for others. It's an integral part of the software development life cycle that often gets overlook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28" calcext:value-type="float">
            <text:p>728</text:p>
          </table:table-cell>
          <table:table-cell table:style-name="ce4" office:value-type="string" calcext:value-type="string">
            <text:p>Software development is a systematic process involved in the creation of software. It is the process of conceiving, specifying, designing, programming, documenting, testing, and bug fixing involved in creating and maintaining applications, frameworks, or other software components. Software development includes writing maintained source code, but in a broader sense, it includes all that is involved between the conception of the desired software to the final manifestation of the software.</text:p>
            <text:p/>
            <text:p>For example, let's take a simple program that prints Hello World in Python. print('Hello, World!') This is a simple one-line code that when executed will print Hello, World! on the screen. This piece of code might look simple, but a lot of process goes into writing this simple line of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729" calcext:value-type="float">
            <text:p>729</text:p>
          </table:table-cell>
          <table:table-cell table:style-name="ce4" office:value-type="string" calcext:value-type="string">
            <text:p>In the world of software development, there are many different methodologies and approaches to take. For example, some developers prefer the waterfall model, where each phase of a project is completed before moving on to the next. This is often contrasted with the agile methodology, where requirements and solutions evolve through the collaborative effort of self-organizing and cross-functional teams. It advocates adaptive planning, evolutionary development, early delivery, and continual improvement, and it encourages flexible responses to change.</text:p>
            <text:p/>
            <text:p>Choosing the right methodology for your project is crucial, as it can greatly impact the efficiency and effectiveness of your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0" calcext:value-type="float">
            <text:p>730</text:p>
          </table:table-cell>
          <table:table-cell table:style-name="ce4" office:value-type="string" calcext:value-type="string">
            <text:p>The importance of commenting in code cannot be overstated. A good comment explains the 'why' behind the code, not just the 'what'. It should be clear, concise, and above all, helpful. A comment like // this function adds two numbers in a JavaScript code can be helpful for others and also for the developer in future revisions.</text:p>
            <text:p/>
            <text:p>Good commenting habits can make the difference between easily maintainable code and a confusing mess. Remember, code is read far more times than it is written, so clarity is ke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 this function adds two numbers</text:p>
            <text:p>function add(a, b) {</text:p>
            <text:p>    return a + b;</text:p>
            <text:p>}</text:p>
          </table:table-cell>
          <table:table-cell table:number-columns-repeated="1017"/>
        </table:table-row>
        <table:table-row table:style-name="ro1">
          <table:table-cell table:style-name="ce2" office:value-type="float" office:value="731" calcext:value-type="float">
            <text:p>731</text:p>
          </table:table-cell>
          <table:table-cell table:style-name="ce4" office:value-type="string" calcext:value-type="string">
            <text:p>Unit testing is a level of software testing where individual units or components of a software are tested. The purpose is to validate that each unit of the software performs as designed. A unit is the smallest testable part of any software. It usually has one or a few inputs and usually a single output. In procedural programming, a unit may be an individual program, function, procedure, etc.</text:p>
            <text:p/>
            <text:p>In Java for example, JUnit is used for unit testing. The @Test annotation tells JUnit that the public void method to which it is attached can be run as a test cas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732" calcext:value-type="float">
            <text:p>732</text:p>
          </table:table-cell>
          <table:table-cell table:style-name="ce4" office:value-type="string" calcext:value-type="string">
            <text:p>Code refactoring is the process of restructuring existing computer code without changing its external behavior. Refactoring is intended to improve the design, structure, and implementation of the software, while preserving its functionality. Potential advantages of refactoring may include improved code readability and reduced complexity to improve the maintainability of the source code, as well as a more expressive internal architecture or object model to improve extensibility.</text:p>
            <text:p/>
            <text:p>By continuously improving the design of code, we make it easier and easier to work with. This is in sharp contrast to what typically happens: little refactoring and a great deal of attention paid to expediently adding new featur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3" calcext:value-type="float">
            <text:p>733</text:p>
          </table:table-cell>
          <table:table-cell table:style-name="ce4" office:value-type="string" calcext:value-type="string">
            <text:p>Object-oriented programming (OOP) is a programming paradigm based on the concept of 'objects', which can contain data and code: data in the form of fields, and code, in the form of procedures. A feature of objects is that an object's procedures can access and often modify the data fields of the object with which they are associated. In OOP, computer programs are designed by making them out of objects that interact with one another.</text:p>
            <text:p/>
            <text:p>There are several object-oriented programming languages including JavaScript, C++, Java, and Pyth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4" calcext:value-type="float">
            <text:p>734</text:p>
          </table:table-cell>
          <table:table-cell table:style-name="ce4" office:value-type="string" calcext:value-type="string">
            <text:p>In the realm of software development, debugging is the routine process of locating and removing computer program bugs, errors or abnormalities, which is methodically handled by software programmers via debugging tools. Debugging checks, detects and corrects errors or bugs to allow proper program operation according to set specifications.</text:p>
            <text:p/>
            <text:p>Debugging tactics can involve interactive debugging, control flow analysis, unit testing, integration testing, log file analysis, monitoring at the application or system level, memory dumps, and profil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6" calcext:value-type="float">
            <text:p>736</text:p>
          </table:table-cell>
          <table:table-cell table:style-name="ce4" office:value-type="string" calcext:value-type="string">
            <text:p>The software development life cycle (SDLC) is a framework defining tasks performed at each step in the software development process. It is a structure followed by a development team within the software organization. It consists of a detailed plan describing how to develop, maintain, replace and alter or enhance specific software. The life cycle defines a methodology for improving the quality of software and the overall development process.</text:p>
            <text:p/>
            <text:p>The typical stages of the SDLC include planning, analysis, design, development &amp; implementation, testing &amp; deployment, and maintenance. A clear understanding of these stages helps a team manage the entire process more effici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7" calcext:value-type="float">
            <text:p>737</text:p>
          </table:table-cell>
          <table:table-cell table:style-name="ce4" office:value-type="string" calcext:value-type="string">
            <text:p>Software architecture refers to the fundamental structures of a software system, the discipline of creating such structures, and the documentation of these structures. It is about making fundamental structural choices that are costly to change once implemented. Software architecture choices include specific structural options from possibilities in the design of software.</text:p>
            <text:p/>
            <text:p>For instance, the MVC (Model-View-Controller) architecture separates an application into three parts: the model, the view, and the controller. This helps in managing complexity by separating an application's concerns into easier-to-understand pie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38" calcext:value-type="float">
            <text:p>738</text:p>
          </table:table-cell>
          <table:table-cell table:style-name="ce4" office:value-type="string" calcext:value-type="string">
            <text:p>In software engineering, a design pattern is a general repeatable solution to a commonly occurring problem in software design. A design pattern isn't a finished design that can be transformed directly into code. It is a description or template for how to solve a problem that can be used in many different situations.</text:p>
            <text:p/>
            <text:p>One of the most common design patterns is the Singleton. In Java, a Singleton class is created by writing a public static method (getInstance()) that returns the instance of the class. The purpose of the Singleton class is to control object creation, limiting the number of objects to only o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740" calcext:value-type="float">
            <text:p>740</text:p>
          </table:table-cell>
          <table:table-cell table:style-name="ce4" office:value-type="string" calcext:value-type="string">
            <text:p>Dependency Injection is a technique where an object receives other objects that it depends on. These other objects are called dependencies. In the typical 'using' relationship the receiving object is called a client and the passed (that is, 'injected') object is called a service.</text:p>
            <text:p/>
            <text:p>The code 'public class ClientClass { private ServiceClass sc; public ClientClass(ServiceClass sc) { this.sc = sc; } }', represents a typical scenario of Dependency Injection in Java. The ServiceClass object is injected into the ClientClass through the constructo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ClientClass {</text:p>
            <text:p>    private ServiceClass sc;</text:p>
            <text:p>    </text:p>
            <text:p>    public ClientClass(ServiceClass sc) {</text:p>
            <text:p>        this.sc = sc;</text:p>
            <text:p>    }</text:p>
            <text:p>}</text:p>
          </table:table-cell>
          <table:table-cell table:number-columns-repeated="1017"/>
        </table:table-row>
        <table:table-row table:style-name="ro1">
          <table:table-cell table:style-name="ce2" office:value-type="float" office:value="741" calcext:value-type="float">
            <text:p>741</text:p>
          </table:table-cell>
          <table:table-cell table:style-name="ce4" office:value-type="string" calcext:value-type="string">
            <text:p>In computer programming, data binding is a general technique that binds data sources from the provider and consumer together and synchronizes them. This is usually done with a programming language or technology-specific library, such as Angular for JavaScript.</text:p>
            <text:p/>
            <text:p>For example, in HTML, you can bind input field value to a JavaScript variable. This means when you update the input field, the variable automatically gets updated with the new valu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42" calcext:value-type="float">
            <text:p>742</text:p>
          </table:table-cell>
          <table:table-cell table:style-name="ce4" office:value-type="string" calcext:value-type="string">
            <text:p>In web development, a CRUD application is one that uses forms to get data into and out of a database. CRUD stands for Create, Read, Update and Delete. These are the four basic functions of persistent storage. Also, each letter in the acronym can refer to all functions executed in relational database applications and mapped to a standard HTTP method, SQL statement or DDS operation.</text:p>
            <text:p/>
            <text:p>It can be viewed as a cycle: get the data (Read), use them (Update), get the updated data (Read), and so on. Nowadays, with modern web development, we can make a single page CRUD application using AJAX to update parts of a web page - without reloading the whole p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43" calcext:value-type="float">
            <text:p>743</text:p>
          </table:table-cell>
          <table:table-cell table:style-name="ce4" office:value-type="string" calcext:value-type="string">
            <text:p>Software development is a multifaceted discipline that can often be complex and challenging. It involves the use of diverse technologies, tools, and methodologies to create software solutions to meet specific needs. The choice of programming language is critical to the successful execution of a software development project. Java, for instance, is widely used for building enterprise-scale applications.</text:p>
            <text:p/>
            <text:p>Java offers several features that make it suitable for such tasks. These include strong memory management, high performance, and the ability to create modular programs using classes and objects. A simple Java program might look like this: public class HelloWorld {public static void main(String[] args) {System.out.println('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745" calcext:value-type="float">
            <text:p>745</text:p>
          </table:table-cell>
          <table:table-cell table:style-name="ce4" office:value-type="string" calcext:value-type="string">
            <text:p>Software development methodologies are vital in the systematic development of software. Agile methodology is one such approach that encourages flexible responses to changes. It involves iterative work sequences that are known as sprints.</text:p>
            <text:p/>
            <text:p>On the other hand, the waterfall model is a sequential software development process where progress is seen as flowing downwards like a waterfall. These methodologies are chosen based on the project requirements and the team's familiarity with the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47" calcext:value-type="float">
            <text:p>747</text:p>
          </table:table-cell>
          <table:table-cell table:style-name="ce4" office:value-type="string" calcext:value-type="string">
            <text:p>Software testing is an essential phase of software development. It involves the execution of software/system components using manual or automated means to evaluate one or more properties of interest. The purpose of software testing is to identify errors, gaps, or missing requirements in contrast to actual require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49" calcext:value-type="float">
            <text:p>749</text:p>
          </table:table-cell>
          <table:table-cell table:style-name="ce4" office:value-type="string" calcext:value-type="string">
            <text:p>C++ is a powerful, high-level programming language that offers procedural and object-oriented programming features. It is widely used for developing games, system software, and applications that require direct hardware interaction. C++ allows for low-level access to memory but also provides high-level featur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50" calcext:value-type="float">
            <text:p>750</text:p>
          </table:table-cell>
          <table:table-cell table:style-name="ce4" office:value-type="string" calcext:value-type="string">
            <text:p>The software development life cycle (SDLC) is the series of stages that a software product goes through from conception to retirement. These stages include planning, defining, designing, building, testing, deployment, and maintenance. Each stage of the SDLC requires careful planning and execu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52" calcext:value-type="float">
            <text:p>752</text:p>
          </table:table-cell>
          <table:table-cell table:style-name="ce4" office:value-type="string" calcext:value-type="string">
            <text:p>Data structures and algorithms form the basis of efficient software development. Understanding these concepts allows developers to write code that runs efficiently in terms of speed and memory utilization. A good grasp of data structures and algorithms is essential for solving complex coding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54" calcext:value-type="float">
            <text:p>754</text:p>
          </table:table-cell>
          <table:table-cell table:style-name="ce4" office:value-type="string" calcext:value-type="string">
            <text:p>Version control systems are an essential tool for software development teams. They allow developers to work concurrently, provide a history of changes, and help manage updates and patches. Git is the most widely used version control system today. It is a distributed version control system that allows teams to work on the same codebase without confli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56" calcext:value-type="float">
            <text:p>756</text:p>
          </table:table-cell>
          <table:table-cell table:style-name="ce4" office:value-type="string" calcext:value-type="string">
            <text:p>Software architecture refers to the fundamental structures of a software system. It's the blueprint for designing and defining the components, properties, and interfaces of the system. Good software architecture is essential for system performance and maintenance. It defines the work assignments that must be carried out by design and implementation te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57" calcext:value-type="float">
            <text:p>757</text:p>
          </table:table-cell>
          <table:table-cell table:style-name="ce4" office:value-type="string" calcext:value-type="string">
            <text:p>Swift is a powerful and intuitive programming language for iOS, macOS, watchOS, and tvOS. Writing Swift code is interactive and fun, the syntax is concise yet expressive, and Swift includes modern features developers love. A simple Swift program might look like this: import Swift</text:p>
            <text:p/>
            <text:p>prin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wift</text:p>
            <text:p/>
            <text:p>print('Hello, World!')</text:p>
          </table:table-cell>
          <table:table-cell table:number-columns-repeated="1017"/>
        </table:table-row>
        <table:table-row table:style-name="ro1">
          <table:table-cell table:style-name="ce2" office:value-type="float" office:value="758" calcext:value-type="float">
            <text:p>758</text:p>
          </table:table-cell>
          <table:table-cell table:style-name="ce4" office:value-type="string" calcext:value-type="string">
            <text:p>Software development is a vast field that requires several skills. Not only must you understand computer programming languages, but you must also have a logical mindset and problem-solving abilities. For instance, in C#, you might write a simple program like: class Program { static void Main() { Console.WriteLine('Hello, world!'); } }. When the program runs, it outputs the message 'Hello, world!' to the console. This is one of the simplest programs you can write, yet it introduces several important concepts.</text:p>
            <text:p/>
            <text:p>The most important thing in software development is the ability to learn new technologies and languages. As the field is always evolving, developers must keep up with the latest trends and techniques. Today you might be using Java, tomorrow it could be Kotlin or Swift. The most successful developers are the ones who keep learning and improving their skill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text:p>
            <text:p>    static void Main() {</text:p>
            <text:p>        Console.WriteLine('Hello, world!');</text:p>
            <text:p>    }</text:p>
            <text:p>}</text:p>
          </table:table-cell>
          <table:table-cell table:number-columns-repeated="1017"/>
        </table:table-row>
        <table:table-row table:style-name="ro1">
          <table:table-cell table:style-name="ce2" office:value-type="float" office:value="759" calcext:value-type="float">
            <text:p>759</text:p>
          </table:table-cell>
          <table:table-cell table:style-name="ce4" office:value-type="string" calcext:value-type="string">
            <text:p>In software development, testing is a critical stage. Before releasing a software product to the market, developers must thoroughly test it to ensure it works correctly. This can be done manually, but automated testing is often more effective. Automated testing involves writing scripts that run the software and check its output against expected results. If the output matches the expected results, the test passes.</text:p>
            <text:p/>
            <text:p>There are several types of automated testing, including unit testing, integration testing, and system testing. Each type of testing has its own purpose and is used at a different stage of the software development process. By using automated testing, developers can catch bugs earlier and fix them before they become bigger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61" calcext:value-type="float">
            <text:p>761</text:p>
          </table:table-cell>
          <table:table-cell table:style-name="ce4" office:value-type="string" calcext:value-type="string">
            <text:p>Software development is a creative process that involves designing, specifying, programming, documenting, testing, and bug fixing involved in creating and maintaining applications, frameworks, or other software components. It's an interesting field with a lot of challenges and rewards. Whether you're a seasoned developer or a beginner, there's always something new to learn.</text:p>
            <text:p/>
            <text:p>One of the most popular languages for software development is JavaScript. It's a versatile language that can be used for both front-end and back-end development. You can use it to create interactive websites, build web applications, and even develop mobile apps. The possibilities with JavaScript are endl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62" calcext:value-type="float">
            <text:p>762</text:p>
          </table:table-cell>
          <table:table-cell table:style-name="ce4" office:value-type="string" calcext:value-type="string">
            <text:p>Software development is a multi-faceted discipline that involves several steps. From brainstorming and planning to coding and testing, every phase of the process is crucial. For instance, consider a simple C++ program: #include &lt;iostream&gt; using namespace std; int main() { cout &lt;&lt; 'Hello, World!'; return 0; }. This program prints a greeting message on the console while introducing basic programming concepts.</text:p>
            <text:p/>
            <text:p>At the end of the day, the goal of software development is to create efficient and effective software that fulfills user needs. It's not just about writing code; it's about solving problems and adding value. With the right skills and mindset, anyone can become a successful software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int main() {</text:p>
            <text:p>    cout &lt;&lt; 'Hello, World!';</text:p>
            <text:p>    return 0;</text:p>
            <text:p>}</text:p>
          </table:table-cell>
          <table:table-cell table:number-columns-repeated="1017"/>
        </table:table-row>
        <table:table-row table:style-name="ro1">
          <table:table-cell table:style-name="ce2" office:value-type="float" office:value="764" calcext:value-type="float">
            <text:p>764</text:p>
          </table:table-cell>
          <table:table-cell table:style-name="ce4" office:value-type="string" calcext:value-type="string">
            <text:p>The software development process involves a number of distinct phases such as requirements gathering, design, coding, testing, and maintenance. Each of these stages requires different skill sets and levels of expertise. </text:p>
            <text:p/>
            <text:p>Software development is a team effort and involves collaboration between various stakeholders including project managers, developers, testers, and end users. </text:p>
            <text:p/>
            <text:p>Communication is key in any software development project. It's important to keep all stakeholders informed about project progress and any issues that arise. Regular meetings and updates can help ensure everyone is on the same p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66" calcext:value-type="float">
            <text:p>766</text:p>
          </table:table-cell>
          <table:table-cell table:style-name="ce4" office:value-type="string" calcext:value-type="string">
            <text:p>In software development, an algorithm is a sequence of steps for solving a particular problem. Algorithms are the building blocks of any software. They are the step-by-step procedures that software follows to perform a specific task or solve a particular problem.</text:p>
            <text:p/>
            <text:p>The efficiency of software often comes down to the efficiency of the algorithms it uses. An inefficient algorithm can result in slow software, even on fast hardware. Therefore, it's important to understand the performance characteristics of different algorithms and choose the best one for the task at h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69" calcext:value-type="float">
            <text:p>769</text:p>
          </table:table-cell>
          <table:table-cell table:style-name="ce4" office:value-type="string" calcext:value-type="string">
            <text:p>In software development, abstraction is the concept of hiding the complexity of a system and exposing only the necessary features to the user. This is a common practice in all forms of engineering, not just software. It helps to reduce complexity and increase efficiency.</text:p>
            <text:p/>
            <text:p>Abstraction in software can be achieved in many ways, such as through the use of APIs, classes, or high-level programming languages. These tools and techniques allow developers to build complex software systems without having to understand or deal with every single detail of the underlying code or hard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71" calcext:value-type="float">
            <text:p>771</text:p>
          </table:table-cell>
          <table:table-cell table:style-name="ce4" office:value-type="string" calcext:value-type="string">
            <text:p>Documentation is an integral part of the software development process. Good documentation not only helps others understand your code, but it can also help you understand your own code better, especially when you come back to it after some time.</text:p>
            <text:p/>
            <text:p>There are different types of documentation that you might need to create as a software developer, including code comments, user manuals, and technical specifications. Each type of documentation serves a different purpose and audience.</text:p>
            <text:p/>
            <text:p>For instance, code comments are meant for other developers who might need to work with your code. They should explain why the code is doing something, not just what it is do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72" calcext:value-type="float">
            <text:p>772</text:p>
          </table:table-cell>
          <table:table-cell table:style-name="ce4" office:value-type="string" calcext:value-type="string">
            <text:p>Refactoring is the process of restructuring existing computer code—changing the factoring—without changing its external behavior. It's like cleaning up the kitchen after you've made a meal. You're not changing the meal, you're just making the kitchen look better for the next time you cook.</text:p>
            <text:p/>
            <text:p>Refactoring makes code more readable and maintainable, which ultimately makes it easier to add new features, fix bugs, or make other changes to the software.</text:p>
            <text:p/>
            <text:p>For example, consider the following JavaScript code:</text:p>
            <text:p/>
            <text:p>function calculateRectangleArea(width, height) {</text:p>
            <text:p>    return width * height;</text:p>
            <text:p>}</text:p>
            <text:p/>
            <text:p>This function calculates the area of a rectangle. But what if you want to calculate the area of a square? You could create a new function, but since a square is just a rectangle where the width and height are the same, you can refactor the existing function to handle both cases.</text:p>
            <text:p/>
            <text:p>function calculateArea(width, height) {</text:p>
            <text:p>    if (height === undefined) {</text:p>
            <text:p>        height = width;</text:p>
            <text:p>    }</text:p>
            <text:p>    return width * height;</text:p>
            <text:p>}</text:p>
            <text:p/>
            <text:p>Now the function can calculate the area of a rectangle or a squ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calculateRectangleArea(width, height) {</text:p>
            <text:p>    return width * height;</text:p>
            <text:p>}</text:p>
            <text:p/>
            <text:p>function calculateArea(width, height) {</text:p>
            <text:p>    if (height === undefined) {</text:p>
            <text:p>        height = width;</text:p>
            <text:p>    }</text:p>
            <text:p>    return width * height;</text:p>
            <text:p>}</text:p>
          </table:table-cell>
          <table:table-cell table:number-columns-repeated="1017"/>
        </table:table-row>
        <table:table-row table:style-name="ro1">
          <table:table-cell table:style-name="ce2" office:value-type="float" office:value="773" calcext:value-type="float">
            <text:p>773</text:p>
          </table:table-cell>
          <table:table-cell table:style-name="ce4" office:value-type="string" calcext:value-type="string">
            <text:p>Software development methodologies are like recipes. They include a list of ingredients (the tasks and team roles in the project) and instructions on how to cook the meal (the process). There are many different methodologies, each with its own strengths and weaknesses.</text:p>
            <text:p/>
            <text:p>For example, the waterfall model is a linear sequential life cycle model. It is a very disciplined approach, where each phase has specific deliverables and a review process. However, it can be inflexible, and changes can be costly and difficult to implement.</text:p>
            <text:p/>
            <text:p>On the other hand, Agile methodologies are more flexible and allow for changes to be made as the project progresses. However, they require a high level of customer involvement and can be difficult to manage without the right tools and proces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74" calcext:value-type="float">
            <text:p>774</text:p>
          </table:table-cell>
          <table:table-cell table:style-name="ce4" office:value-type="string" calcext:value-type="string">
            <text:p>In software development, version control is a system that records changes to a file or set of files over time so that you can recall specific versions later. It allows you to revert selected files back to a previous state, revert the entire project back to a previous state, compare changes over time, see who last modified something that might be causing a problem, who introduced an issue and when, and more.</text:p>
            <text:p/>
            <text:p>For example, Git is a distributed version control system. It's incredibly powerful and has a wide array of features. Here's a common sequence of commands in Git:</text:p>
            <text:p/>
            <text:p>git init</text:p>
            <text:p/>
            <text:p>git add .</text:p>
            <text:p/>
            <text:p>git commit -m 'Initial commit'</text:p>
            <text:p/>
            <text:p>This sequence initializes a new Git repository, stages all the files in the current directory for commit, and then commits the staged files with a message 'Initial comm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ext:p>git add .</text:p>
            <text:p>git commit -m 'Initial commit'</text:p>
          </table:table-cell>
          <table:table-cell table:number-columns-repeated="1017"/>
        </table:table-row>
        <table:table-row table:style-name="ro1">
          <table:table-cell table:style-name="ce2" office:value-type="float" office:value="776" calcext:value-type="float">
            <text:p>776</text:p>
          </table:table-cell>
          <table:table-cell table:style-name="ce4" office:value-type="string" calcext:value-type="string">
            <text:p>In software development, data security is of utmost importance. Protecting the data your application collects, stores, and uses is not just good practice, it's often legally required. Failing to protect your users' data can lead to legal troubles, not to mention a loss of trust from your user base.</text:p>
            <text:p/>
            <text:p>There are many aspects to data security, including secure coding practices, encryption, access controls, and secure network protocols. It's important to understand the risks associated with handling data and to implement appropriate measures to mitigate those risks.</text:p>
            <text:p/>
            <text:p>For example, in a database-driven application, you might use parameterized queries to prevent SQL injection attacks. This is a common security vulnerability in which an attacker can inject malicious SQL code into a query, potentially giving them access to sensitive data or allowing them to manipulate the datab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78" calcext:value-type="float">
            <text:p>778</text:p>
          </table:table-cell>
          <table:table-cell table:style-name="ce4" office:value-type="string" calcext:value-type="string">
            <text:p>Software development is a complex process that involves various stages from planning to deployment. For instance, in the planning phase, requirements are gathered to understand the needs of the users. Once the requirements are clear, the next step is the design phase where the software architecture is created. This is followed by coding, where developers write the necessary code to implement the software. The final stages involve testing and deployment. The testing phase is crucial as it helps in identifying any bugs or issues in the software. Once all the bugs are fixed, the software is deployed for end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1" calcext:value-type="float">
            <text:p>781</text:p>
          </table:table-cell>
          <table:table-cell table:style-name="ce4" office:value-type="string" calcext:value-type="string">
            <text:p>Agile is a popular methodology in software development. It is based on iterative and incremental development, where requirements and solutions evolve through collaboration between self-organizing, cross-functional teams. Agile promotes adaptive planning, evolutionary development and delivery, and encourages rapid and flexible response to change. It is contrasted with the traditional waterfall model, which is a more linear approach.</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4" calcext:value-type="float">
            <text:p>784</text:p>
          </table:table-cell>
          <table:table-cell table:style-name="ce4" office:value-type="string" calcext:value-type="string">
            <text:p>The principles of software development can be applied to many other fields and can help you think more logically and solve problems more efficiently. In a way, it's a form of art, where the canvas is your computer and the paint is your code. </text:p>
            <text:p/>
            <text:p>A key part in this process is the ability to debug and find errors in your code. This is much like solving a puzzle, where the solution is not always obvious, but is always satisfying to fi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6" calcext:value-type="float">
            <text:p>786</text:p>
          </table:table-cell>
          <table:table-cell table:style-name="ce4" office:value-type="string" calcext:value-type="string">
            <text:p>Software development is not just about writing code. It's about understanding the problem, designing a solution, and then implementing it using the appropriate tools and technologies. </text:p>
            <text:p/>
            <text:p>It's also about working in teams, collaborating with others, and continuously learning and improving. The field is constantly evolving, and staying up-to-date with the latest trends and technologies is a must for any serious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7" calcext:value-type="float">
            <text:p>787</text:p>
          </table:table-cell>
          <table:table-cell table:style-name="ce4" office:value-type="string" calcext:value-type="string">
            <text:p>Software development is a creative process that requires a balance of both technical skills and soft skills. It's not enough to just know how to code. You also need to be able to communicate effectively, work well in a team, and think critically about the problems you're solving. </text:p>
            <text:p/>
            <text:p>One common language for web development is JavaScript. Here's a simple function to add two numbers: function add(a, b) { return a + b;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788" calcext:value-type="float">
            <text:p>788</text:p>
          </table:table-cell>
          <table:table-cell table:style-name="ce4" office:value-type="string" calcext:value-type="string">
            <text:p>In software development, there's always something new to learn. Whether it's a new programming language, a new framework, or a new development methodology, there's always something to keep you on your toes.</text:p>
            <text:p/>
            <text:p>But despite the constant change, the fundamentals of software development remain the same. It's all about solving problems, writing efficient code, and continuously improving your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89" calcext:value-type="float">
            <text:p>789</text:p>
          </table:table-cell>
          <table:table-cell table:style-name="ce4" office:value-type="string" calcext:value-type="string">
            <text:p>Software development is a dynamic field. It's not just about writing code, but also about understanding the business needs, working with other team members, and continuously learning and improving. </text:p>
            <text:p/>
            <text:p>C# is a popular language for Windows development. Here's a simple C# function to calculate the factorial of a number: public int Factorial(int n) { return n == 0 ? 1 : n * Factorial(n - 1);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int Factorial(int n) { return n == 0 ? 1 : n * Factorial(n - 1); }</text:p>
          </table:table-cell>
          <table:table-cell table:number-columns-repeated="1017"/>
        </table:table-row>
        <table:table-row table:style-name="ro1">
          <table:table-cell table:style-name="ce2" office:value-type="float" office:value="790" calcext:value-type="float">
            <text:p>790</text:p>
          </table:table-cell>
          <table:table-cell table:style-name="ce4" office:value-type="string" calcext:value-type="string">
            <text:p>Software development is a blend of creativity and logic. You can create innovative solutions and solve complex problems, all while using your technical skills.</text:p>
            <text:p/>
            <text:p>It's not just about writing code, but also about understanding the requirements, designing a solution, and then implementing it. It's a constantly evolving field, with new technologies and methodologies being introduced regular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92" calcext:value-type="float">
            <text:p>792</text:p>
          </table:table-cell>
          <table:table-cell table:style-name="ce4" office:value-type="string" calcext:value-type="string">
            <text:p>Software development is a process of creating software through successive phases in an orderly way. This process includes not only the actual writing of code but also the preparation of requirements and objectives, the design of what is to be coded, and confirmation that what is developed has met objectives. </text:p>
            <text:p/>
            <text:p>Before systems development methods came into being, the development of new systems or products was often carried out by using the experience and intuition of management and technical personne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93" calcext:value-type="float">
            <text:p>793</text:p>
          </table:table-cell>
          <table:table-cell table:style-name="ce4" office:value-type="string" calcext:value-type="string">
            <text:p>It's fascinating how far software development has come. From punch cards to machine code, and now high-level languages that abstract away many complexities. We have languages like Python that offer simplicity and readability. Even a beginner can quickly put together a script to automate mundane tasks. For instance, a simple script to print 'Hello, World!' would be print('Hello, World!') in Python. It's much easier to reason about than dealing with assembly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794" calcext:value-type="float">
            <text:p>794</text:p>
          </table:table-cell>
          <table:table-cell table:style-name="ce4" office:value-type="string" calcext:value-type="string">
            <text:p>Software development is an art, a craft, and a science. It requires a balance of knowledge, skill, and creativity. Developers spend years honing their abilities, learning new technologies, and keeping up with industry trends. A Java developer, for example, may start with something simple such as a program to compute the factorial of a number using the formula: int result = 1; for (int i = 1; i &lt;= n; i++) { result *= i; } Simple, yet powerfu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result = 1;</text:p>
            <text:p>for (int i = 1; i &lt;= n; i++) {</text:p>
            <text:p>    result *= i;</text:p>
            <text:p>}</text:p>
          </table:table-cell>
          <table:table-cell table:number-columns-repeated="1017"/>
        </table:table-row>
        <table:table-row table:style-name="ro1">
          <table:table-cell table:style-name="ce2" office:value-type="float" office:value="795" calcext:value-type="float">
            <text:p>795</text:p>
          </table:table-cell>
          <table:table-cell table:style-name="ce4" office:value-type="string" calcext:value-type="string">
            <text:p>One of the most rewarding aspects of software development is the ability to build something from scratch. Whether it's a web application, a mobile app, or a complex AI algorithm, the process of creating something new and seeing it work is immensely satisfying. That's why so many developers love what they do. There's nothing quite like the feeling of seeing your code come to lif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96" calcext:value-type="float">
            <text:p>796</text:p>
          </table:table-cell>
          <table:table-cell table:style-name="ce4" office:value-type="string" calcext:value-type="string">
            <text:p>Software development methodologies have evolved over the years, from the waterfall model to Agile, Lean, and DevOps. These methodologies offer different approaches to project management, collaboration, and software delivery. A common practice in Agile development is to work in sprints, which typically last two weeks. In Go, you might define a sprint as type Sprint struct { Start time.Time, End time.Time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ype Sprint struct {</text:p>
            <text:p>    Start time.Time</text:p>
            <text:p>    End time.Time</text:p>
            <text:p>}</text:p>
          </table:table-cell>
          <table:table-cell table:number-columns-repeated="1017"/>
        </table:table-row>
        <table:table-row table:style-name="ro1">
          <table:table-cell table:style-name="ce2" office:value-type="float" office:value="797" calcext:value-type="float">
            <text:p>797</text:p>
          </table:table-cell>
          <table:table-cell table:style-name="ce4" office:value-type="string" calcext:value-type="string">
            <text:p>Every software developer knows that debugging is a crucial part of the development process. It's like being a detective, carefully examining the clues to determine what went wrong. In C++, you might use the debugger to step through your code, watching the values of variables change as each line is executed. And when you finally solve the problem? That's a feeling of accomplishment that's hard to bea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799" calcext:value-type="float">
            <text:p>799</text:p>
          </table:table-cell>
          <table:table-cell table:style-name="ce4" office:value-type="string" calcext:value-type="string">
            <text:p>Software development is not just about writing code. It's about solving problems, understanding user needs, and delivering value. It's about collaborating with a team, managing stakeholders, and meeting deadlines. It requires logical thinking, creativity, and attention to detail. It's a challenging but rewarding field, and it's constantly evolving. There's always something new to learn, and that's part of what makes it so exci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1" calcext:value-type="float">
            <text:p>801</text:p>
          </table:table-cell>
          <table:table-cell table:style-name="ce4" office:value-type="string" calcext:value-type="string">
            <text:p>Software development is a field that's constantly evolving. New languages, frameworks, and tools are being developed all the time, and part of being a successful developer is staying up-to-date with these changes. It's not just about knowing how to code, but understanding the principles of software design, architecture, and testing. It's about being able to think critically and solve complex problems. It's a challenging but rewarding field, and there's always something new to lear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3" calcext:value-type="float">
            <text:p>803</text:p>
          </table:table-cell>
          <table:table-cell table:style-name="ce4" office:value-type="string" calcext:value-type="string">
            <text:p>Programming paradigms shape the way we solve problems in software development. For instance, Object-Oriented Programming (OOP) uses objects and classes to organize code and data. In Java, you might define a class like this: public class Person { private String name; public Person(String name) { this.name = name; } public String getName() { return name; } } The encapsulation of data and methods within the class is a key principle of OO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Person {</text:p>
            <text:p>    private String name;</text:p>
            <text:p/>
            <text:p>    public Person(String name) {</text:p>
            <text:p>        this.name = name;</text:p>
            <text:p>    }</text:p>
            <text:p/>
            <text:p>    public String getName() {</text:p>
            <text:p>        return name;</text:p>
            <text:p>    }</text:p>
            <text:p>}</text:p>
          </table:table-cell>
          <table:table-cell table:number-columns-repeated="1017"/>
        </table:table-row>
        <table:table-row table:style-name="ro1">
          <table:table-cell table:style-name="ce2" office:value-type="float" office:value="804" calcext:value-type="float">
            <text:p>804</text:p>
          </table:table-cell>
          <table:table-cell table:style-name="ce4" office:value-type="string" calcext:value-type="string">
            <text:p>The complexity of software development goes beyond just writing code. It involves understanding algorithms, data structures, hardware limitations, networking, databases, and more. It's about building efficient and scalable solutions that meet user needs. It's about collaborating with a team, managing stakeholders, and delivering on time. It's a field that requires logical thinking, problem-solving skills, creativity, and a lot of dedic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5" calcext:value-type="float">
            <text:p>805</text:p>
          </table:table-cell>
          <table:table-cell table:style-name="ce4" office:value-type="string" calcext:value-type="string">
            <text:p>In software development, choosing the right tool for the job is crucial. Whether it's a programming language, a framework, a library, or a software development kit (SDK), the right tool can make the job easier and more efficient. For example, if you're building a web application, you might choose JavaScript for the front-end and Node.js for the back-end. If you're building an iOS app, you might choose Swift and the iOS SD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6" calcext:value-type="float">
            <text:p>806</text:p>
          </table:table-cell>
          <table:table-cell table:style-name="ce4" office:value-type="string" calcext:value-type="string">
            <text:p>As a software developer, it's imperative to understand not just how to write code, but also how to write good code. Good code is clean, well-organized, and easy to understand. For instance, in Ruby, you might write a method to calculate the average of an array of numbers like this: def average(array) array.sum / array.length end It's simple, concise, and easy to understan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verage(array)</text:p>
            <text:p>    array.sum / array.length</text:p>
            <text:p>end</text:p>
          </table:table-cell>
          <table:table-cell table:number-columns-repeated="1017"/>
        </table:table-row>
        <table:table-row table:style-name="ro1">
          <table:table-cell table:style-name="ce2" office:value-type="float" office:value="808" calcext:value-type="float">
            <text:p>808</text:p>
          </table:table-cell>
          <table:table-cell table:style-name="ce4" office:value-type="string" calcext:value-type="string">
            <text:p>Software development is a fascinating field. It's a mix of creativity, logic, and precision, all wrapped into one. Think about the process of writing code. It starts with an idea, a concept. From there, it evolves into a structure, a design. Then it gets translated into a language, a code, that a computer can understand and execute. This process can be complex and challenging, but it is also incredibly rewarding. </text:p>
            <text:p/>
            <text:p>There's nothing quite like the feeling of seeing your code work perfectly, of seeing your creation come to life. It's a thrill that only software developers can truly understand. And it's a thrill that never gets old, no matter how many projects you've comple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09" calcext:value-type="float">
            <text:p>809</text:p>
          </table:table-cell>
          <table:table-cell table:style-name="ce4" office:value-type="string" calcext:value-type="string">
            <text:p>Let's take a closer look at a simple code snippet. Consider a function in Python that returns the sum of two numbers a and b. def add(a, b): return a + b </text:p>
            <text:p/>
            <text:p>This is a simple function, but it's a fundamental part of many larger, more complex programs. It's a building block, a piece of the puzzle. And understanding how these pieces fit together is a key part of software development. </text:p>
            <text:p/>
            <text:p>Learning to code is not just about memorizing syntax. It's about understanding how to solve problems, how to think logically, and how to create efficient, effective solutions. And that's what makes it such a rewarding pursu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a, b):</text:p>
            <text:p>    return a + b</text:p>
          </table:table-cell>
          <table:table-cell table:number-columns-repeated="1017"/>
        </table:table-row>
        <table:table-row table:style-name="ro1">
          <table:table-cell table:style-name="ce2" office:value-type="float" office:value="811" calcext:value-type="float">
            <text:p>811</text:p>
          </table:table-cell>
          <table:table-cell table:style-name="ce4" office:value-type="string" calcext:value-type="string">
            <text:p>Software development can be divided into several stages. The first stage is the conception of the software, where the idea is formulated. The next stage is the design stage, where the structure of the software is planned out. This is followed by the coding stage, where the actual programming takes place. </text:p>
            <text:p/>
            <text:p>Once the coding is done, the software goes through a testing phase to ensure that it works as expected. Finally, the software is deployed and maintained. Each of these stages is critical to the success of a software project, and software developers must be well-versed in each of th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12" calcext:value-type="float">
            <text:p>812</text:p>
          </table:table-cell>
          <table:table-cell table:style-name="ce4" office:value-type="string" calcext:value-type="string">
            <text:p>A key aspect of software development is debugging. This is the process of identifying and fixing errors or 'bugs' in the code. Debugging can be a challenging process, but it's also a crucial one. Without effective debugging, a software program can be riddled with issues that affect its performance and usability. </text:p>
            <text:p/>
            <text:p>There are many debugging tools available to help developers. These range from simple print statements to sophisticated debuggers that allow you to step through your code line by line. Understanding how to use these tools effectively is an important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13" calcext:value-type="float">
            <text:p>813</text:p>
          </table:table-cell>
          <table:table-cell table:style-name="ce4" office:value-type="string" calcext:value-type="string">
            <text:p>Software development is a dynamic field, always evolving and adapting to new technologies and trends. One of the most exciting areas of development today is in artificial intelligence and machine learning. </text:p>
            <text:p/>
            <text:p>Consider a simple machine learning program written in Python. import sklearn from sklearn import datasets </text:p>
            <text:p/>
            <text:p>This is just the tip of the iceberg when it comes to machine learning. But even with these few lines of code, you can start to see the potential of this exciting fie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klearn</text:p>
            <text:p>from sklearn import datasets</text:p>
          </table:table-cell>
          <table:table-cell table:number-columns-repeated="1017"/>
        </table:table-row>
        <table:table-row table:style-name="ro1">
          <table:table-cell table:style-name="ce2" office:value-type="float" office:value="814" calcext:value-type="float">
            <text:p>814</text:p>
          </table:table-cell>
          <table:table-cell table:style-name="ce4" office:value-type="string" calcext:value-type="string">
            <text:p>Software development is a fascinating field. It's more than just writing code. It's about problem-solving, designing solutions, and making lives easier. In software development, the first step is always to understand the problem. Once the problem is understood, the next step is to design a solution. Let's say we're working on a Python project. Here, a simple way to print hello world would be print('Hello, World!'). The next step could be to design a more complex solution, such as a web application or a database syst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815" calcext:value-type="float">
            <text:p>815</text:p>
          </table:table-cell>
          <table:table-cell table:style-name="ce4" office:value-type="string" calcext:value-type="string">
            <text:p>One of the most important skills in software development is debugging. Debugging is the process of identifying and fixing errors in the code. This is where languages like Java can be very helpful. For instance, to print a debug message in Java, you might use System.out.println('Debug message');. Debugging is a skill that can only be learned through practice. It involves a lot of patience and persiste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Debug message');</text:p>
          </table:table-cell>
          <table:table-cell table:number-columns-repeated="1017"/>
        </table:table-row>
        <table:table-row table:style-name="ro1">
          <table:table-cell table:style-name="ce2" office:value-type="float" office:value="816" calcext:value-type="float">
            <text:p>816</text:p>
          </table:table-cell>
          <table:table-cell table:style-name="ce4" office:value-type="string" calcext:value-type="string">
            <text:p>In software development, it's important to keep the code clean and well-organized. This not only makes the code easier to read and understand, but it also makes it easier to maintain and debug. One way to keep the code clean is by using good naming conventions. Variable and function names should be clear and descriptive, and they should accurately represent what the variable or function do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17" calcext:value-type="float">
            <text:p>817</text:p>
          </table:table-cell>
          <table:table-cell table:style-name="ce4" office:value-type="string" calcext:value-type="string">
            <text:p>The advent of mobile applications has dramatically changed the landscape of software development. Nowadays, a significant portion of software development is dedicated to developing mobile applications. Swift is one of the most popular languages for iOS development. For example, to print a string in Swift, you would use print('Hello, World!'). Mobile applications have opened up a whole new world of possibilities for software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819" calcext:value-type="float">
            <text:p>819</text:p>
          </table:table-cell>
          <table:table-cell table:style-name="ce4" office:value-type="string" calcext:value-type="string">
            <text:p>Software development is an iterative process. It involves constantly testing and refining the code until it meets the desired specifications. This is where languages like C++ come into play. With C++, you can create complex applications that run efficiently and effectively. However, this process can be time-consuming. It requires patience, persistence, and a deep understanding of the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20" calcext:value-type="float">
            <text:p>820</text:p>
          </table:table-cell>
          <table:table-cell table:style-name="ce4" office:value-type="string" calcext:value-type="string">
            <text:p>Software development methodologies play a crucial role in the success of a software project. Agile methodology, for example, emphasizes flexibility and customer satisfaction. It encourages frequent communication and collaboration among team members. Unlike traditional methodologies, Agile allows for changes to be made during the development process. This makes it a popular choice for many software development te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21" calcext:value-type="float">
            <text:p>821</text:p>
          </table:table-cell>
          <table:table-cell table:style-name="ce4" office:value-type="string" calcext:value-type="string">
            <text:p>In the realm of backend development, Go has gained popularity for its simplicity and efficiency. For example, to print a string in Go, you might use fmt.Println('Hello, World!'). Go was designed to be simple and easy to understand, making it a great choice for beginners. It's also highly efficient, making it a popular choice for high-performance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mt.Println('Hello, World!')</text:p>
          </table:table-cell>
          <table:table-cell table:number-columns-repeated="1017"/>
        </table:table-row>
        <table:table-row table:style-name="ro1">
          <table:table-cell table:style-name="ce2" office:value-type="float" office:value="822" calcext:value-type="float">
            <text:p>822</text:p>
          </table:table-cell>
          <table:table-cell table:style-name="ce4" office:value-type="string" calcext:value-type="string">
            <text:p>Software development is a field that is constantly evolving. New technologies and methodologies are constantly being developed, and staying up-to-date is a must for any developer. This is why continuous learning is such an important part of software development. It's not enough to just learn a programming language. Developers must also stay informed about the latest trends and technologies in their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25" calcext:value-type="float">
            <text:p>825</text:p>
          </table:table-cell>
          <table:table-cell table:style-name="ce4" office:value-type="string" calcext:value-type="string">
            <text:p>Design patterns are a crucial part of software development. They provide generalized solutions to common problems in software design. They can speed up the development process by providing a blueprint for how to solve certain problems. Design patterns can be divided into three categories: creational, structural, and behavioral. Each category addresses a different aspect of software desig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27" calcext:value-type="float">
            <text:p>827</text:p>
          </table:table-cell>
          <table:table-cell table:style-name="ce4" office:value-type="string" calcext:value-type="string">
            <text:p>Software development is not just about writing code. It's also about testing the code to ensure it works as expected. This is known as software testing. There are various types of software testing, including unit testing, integration testing, system testing, and acceptance testing. Each type of testing serves a different purpose and is used at different stages of the software development lifecyc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29" calcext:value-type="float">
            <text:p>829</text:p>
          </table:table-cell>
          <table:table-cell table:style-name="ce4" office:value-type="string" calcext:value-type="string">
            <text:p>In my journey of learning software development, I have come across several programming languages. One of them is Python. Python is a high-level, interpreted, and general-purpose programming language. It is designed to be easy to read and write. The design philosophy emphasizes code readability with its use of significant whitespace. Python’s syntax allows programmers to express concepts in fewer lines of code than might be possible in languages such as C++ or Java. </text:p>
            <text:p/>
            <text:p>For instance, if we want to print 'Hello, World!' in Python, we can easily do it in one line. Here is how you do it: print('Hello, World!') </text:p>
            <text:p/>
            <text:p>Another cool feature of Python is its standard library which is very portable and cross-platform compatible on UNIX, Windows, and Macintosh. That's what makes Python popular and widely used in many different field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830" calcext:value-type="float">
            <text:p>830</text:p>
          </table:table-cell>
          <table:table-cell table:style-name="ce4" office:value-type="string" calcext:value-type="string">
            <text:p>Software development is a process of writing and maintaining the source code. It involves everything between the conception of the desired software through to the final manifestation of the software, sometimes in a planned and structured process. Software development may include research, new development, prototyping, modification, reuse, re-engineering, maintenance, or any other activities that result in software products. </text:p>
            <text:p/>
            <text:p>Software can be developed for a variety of purposes. For instance, we develop software to meet specific needs of a specific client/business, to meet a perceived need of potential users, or for personal use. Whether we are developing software for a large company or for a small startup, the development process doesn't change. It always involves several stages like gathering requirements, designing the software, implementing the design, testing the software, and mainten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31" calcext:value-type="float">
            <text:p>831</text:p>
          </table:table-cell>
          <table:table-cell table:style-name="ce4" office:value-type="string" calcext:value-type="string">
            <text:p>Software development is not just about writing code. It's about solving problems. And to solve problems, we need to understand the problem first. This is where algorithms and data structures come into play. </text:p>
            <text:p/>
            <text:p>Algorithms are a set of instructions designed to perform a specific task. They can be combined in many ways to solve a problem. Data structures, on the other hand, are used to organize and store data in a way that we can access and modify it efficiently. </text:p>
            <text:p/>
            <text:p>For example, if we want to sort a list in ascending order in Java, we can use the sort method from the Collections class. Here is how you do it: List&lt;Integer&gt; list = Arrays.asList(3, 2, 1); Collections.sort(list); </text:p>
            <text:p/>
            <text:p>Understanding algorithms and data structures is essential for any software developer. It helps us write efficient and optimized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ist&lt;Integer&gt; list = Arrays.asList(3, 2, 1);</text:p>
            <text:p>Collections.sort(list);</text:p>
          </table:table-cell>
          <table:table-cell table:number-columns-repeated="1017"/>
        </table:table-row>
        <table:table-row table:style-name="ro1">
          <table:table-cell table:style-name="ce2" office:value-type="float" office:value="834" calcext:value-type="float">
            <text:p>834</text:p>
          </table:table-cell>
          <table:table-cell table:style-name="ce4" office:value-type="string" calcext:value-type="string">
            <text:p>Software development is often a complex and challenging process. It requires a deep understanding of both the technical aspects of programming and the business needs of the client. This includes understanding the user's needs, designing a solution, implementing the software, testing it, and then deploying it to the user's environment.</text:p>
            <text:p/>
            <text:p>This process can be streamlined and made more efficient with the use of Agile methodologies and DevOps practi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37" calcext:value-type="float">
            <text:p>837</text:p>
          </table:table-cell>
          <table:table-cell table:style-name="ce4" office:value-type="string" calcext:value-type="string">
            <text:p>Software development methodologies are an integral part of the development process. They provide a structured approach to designing, developing, testing, and maintaining software. Examples of these methodologies include Agile, Scrum, and Waterfall. Each of these has its own strengths and weaknesses, and the choice of which to use depends on the specific need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38" calcext:value-type="float">
            <text:p>838</text:p>
          </table:table-cell>
          <table:table-cell table:style-name="ce4" office:value-type="string" calcext:value-type="string">
            <text:p>Swift is a powerful and intuitive programming language for macOS, iOS, watchOS, and tvOS. It's designed to give developers more freedom than ever. Swift is easy to use and open source, so anyone with an idea can create something incredible.</text:p>
            <text:p/>
            <text:p>Here's a quick look at a Swift 'Hello, World!' program:</text:p>
            <text:p/>
            <text:p>import Swift</text:p>
            <text:p>print('Hello, World!')</text:p>
            <text:p/>
            <text:p>When this code is executed, it will print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wift</text:p>
            <text:p>print('Hello, World!')</text:p>
          </table:table-cell>
          <table:table-cell table:number-columns-repeated="1017"/>
        </table:table-row>
        <table:table-row table:style-name="ro1">
          <table:table-cell table:style-name="ce2" office:value-type="float" office:value="839" calcext:value-type="float">
            <text:p>839</text:p>
          </table:table-cell>
          <table:table-cell table:style-name="ce4" office:value-type="string" calcext:value-type="string">
            <text:p>In the realm of software development, testing is a critical stage. It involves the execution of a software component or system component to evaluate one or more properties of interest. Testing can be conducted at different levels such as unit testing, integration testing, system testing and acceptance testing.</text:p>
            <text:p/>
            <text:p>It is an essential part of ensuring the software is bug-free and performs as expected before it's deploy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41" calcext:value-type="float">
            <text:p>841</text:p>
          </table:table-cell>
          <table:table-cell table:style-name="ce4" office:value-type="string" calcext:value-type="string">
            <text:p>Software development is a process of writing and maintaining the source code. It involves creating a set of instructions or programs that tell a computer what to do. This process includes not only the actual writing of code but also the preparation of requirements and objectives, the design of what is to be coded, and confirmation that what is developed has met objectiv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42" calcext:value-type="float">
            <text:p>842</text:p>
          </table:table-cell>
          <table:table-cell table:style-name="ce4" office:value-type="string" calcext:value-type="string">
            <text:p>The process of software development is more than just coding. It involves understanding the problem, planning the solution, coding the program, and testing it to make sure it works as expected. Then, the software is deployed and maintained, with updates and bug fixes as needed.</text:p>
            <text:p/>
            <text:p>Understanding the user's needs and translating them into software requirements is a key part of the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44" calcext:value-type="float">
            <text:p>844</text:p>
          </table:table-cell>
          <table:table-cell table:style-name="ce4" office:value-type="string" calcext:value-type="string">
            <text:p>Software development involves a series of steps to create a software product. These steps include the initial concept, requirements definition, functional design, detailed design, coding, testing, and maintenance. The development team must work together to achieve the project goals within the given constraints, such as time, budget, and resour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45" calcext:value-type="float">
            <text:p>845</text:p>
          </table:table-cell>
          <table:table-cell table:style-name="ce4" office:value-type="string" calcext:value-type="string">
            <text:p>Kotlin is a cross-platform, statically typed, general-purpose programming language with type inference. Kotlin is designed to interoperate fully with Java, and the JVM version of Kotlin's standard library depends on the Java Class Library.</text:p>
            <text:p/>
            <text:p>Here's a simple Kotlin program:</text:p>
            <text:p/>
            <text:p>fun main(args: Array&lt;String&gt;) {</text:p>
            <text:p>println('Hello, World!')</text:p>
            <text:p>}</text:p>
            <text:p/>
            <text:p>When this program is executed, it prints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args: Array&lt;String&gt;) {</text:p>
            <text:p>    println('Hello, World!')</text:p>
            <text:p>}</text:p>
          </table:table-cell>
          <table:table-cell table:number-columns-repeated="1017"/>
        </table:table-row>
        <table:table-row table:style-name="ro1">
          <table:table-cell table:style-name="ce2" office:value-type="float" office:value="846" calcext:value-type="float">
            <text:p>846</text:p>
          </table:table-cell>
          <table:table-cell table:style-name="ce4" office:value-type="string" calcext:value-type="string">
            <text:p>Software development is a complex process. It involves designing, specifying, programming, documenting, testing, and bug fixing involved in creating and maintaining applications, frameworks, or other software components.  </text:p>
            <text:p/>
            <text:p>The primary function of software development is to meet the specific needs of a user or a business, which is achieved through the use of technology. The process starts with the identification of the need, followed by the planning and analyzing stage, then the designing and coding phase, and finally the testing and maintenance stage. Software development methodologies have evolved over the years, with agile and DevOps being among the most popula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0" calcext:value-type="float">
            <text:p>850</text:p>
          </table:table-cell>
          <table:table-cell table:style-name="ce4" office:value-type="string" calcext:value-type="string">
            <text:p>In software development, testing is a critical phase. It's the process of executing a program or application with the intent of finding software bugs. It can also be stated as the process of validating and verifying that a software program or application or product meets the business and technical requirements that guided its design and development.</text:p>
            <text:p/>
            <text:p>Testing is crucial because it discovers defects/bugs before the delivery to the client, which guarantees the quality of the software. It makes the software more reliable and easy to use. Thoroughly tested software ensures reliable and high-performance software oper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1" calcext:value-type="float">
            <text:p>851</text:p>
          </table:table-cell>
          <table:table-cell table:style-name="ce4" office:value-type="string" calcext:value-type="string">
            <text:p>The process of software development often involves using an Integrated Development Environment (IDE). An IDE is a software application that provides comprehensive facilities to computer programmers for software development. An IDE normally consists of at least a source code editor, build automation tools, and a debugger.</text:p>
            <text:p/>
            <text:p>Some of the most popular IDEs are Visual Studio for C# development, PyCharm for Python development, and Eclipse for Java development. Each of these IDEs provides a suite of features to streamline the development process, including code completion, debugging tools, and build autom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3" calcext:value-type="float">
            <text:p>853</text:p>
          </table:table-cell>
          <table:table-cell table:style-name="ce4" office:value-type="string" calcext:value-type="string">
            <text:p>Software development is an iterative logical process that aims to create a computer coded or programmed software to address a unique business or personal objective, goal or process. It's a planned and structured process. Each stage in the lifecycle has its own process and deliverables that feed into the next stage.</text:p>
            <text:p/>
            <text:p>There are several models or methodologies, such as waterfall, agile, spiral, iterative, and V-model. The choice of the methodology depends on the specific needs and context of the project. Each of these models has its own strengths and weaknesses, and it's up to the development team to choose the most appropriate one for their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5" calcext:value-type="float">
            <text:p>855</text:p>
          </table:table-cell>
          <table:table-cell table:style-name="ce4" office:value-type="string" calcext:value-type="string">
            <text:p>In software development, the term 'frontend' refers to the user interface, while 'backend' refers to the server. Frontend technologies include HTML, CSS, and JavaScript, while backend technologies include server-side languages, database management, and server configuration.</text:p>
            <text:p/>
            <text:p>For example, a common stack is the LAMP stack, which stands for Linux (operating system), Apache (server), MySQL (database), and PHP (server-side language). This stack is entirely open-source, which means that all of the technologies are free and highly customiz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7" calcext:value-type="float">
            <text:p>857</text:p>
          </table:table-cell>
          <table:table-cell table:style-name="ce4" office:value-type="string" calcext:value-type="string">
            <text:p>In the field of software development, Bash is a Unix shell and command language. It is widely available on various operating systems and is a default command interpreter on most GNU/Linux systems. The name is an acronym for the 'Bourne-Again SHell', a pun on the Bourne shell (sh), which was one of the first major Unix shells.</text:p>
            <text:p/>
            <text:p>Here's a simple 'Hello World' script in Bash. #!/bin/bash echo 'Hello, World' As you can see, Bash scripts are easy to write and execute, making them a powerful tool for automating tasks on a Unix-based syst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bin/bash</text:p>
            <text:p>echo 'Hello, World'</text:p>
          </table:table-cell>
          <table:table-cell table:number-columns-repeated="1017"/>
        </table:table-row>
        <table:table-row table:style-name="ro1">
          <table:table-cell table:style-name="ce2" office:value-type="float" office:value="858" calcext:value-type="float">
            <text:p>858</text:p>
          </table:table-cell>
          <table:table-cell table:style-name="ce4" office:value-type="string" calcext:value-type="string">
            <text:p>Software development involves the use of data structures and algorithms. A data structure is a particular way of organizing data in a computer so that it can be used effectively. The choice of the data structure often begins from the choice of an abstract data type. A well-designed data structure allows a variety of critical operations to be performed, using as resources efficiently as practicable.</text:p>
            <text:p/>
            <text:p>Algorithms, on the other hand, are step-by-step computational procedures for solving a problem, usually expressed in terms of a data structure. Therefore, the choice of data structure and algorithm can greatly affect the efficiency of a program or a piece of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59" calcext:value-type="float">
            <text:p>859</text:p>
          </table:table-cell>
          <table:table-cell table:style-name="ce4" office:value-type="string" calcext:value-type="string">
            <text:p>Swift is a powerful and intuitive programming language for macOS, iOS, watchOS, and tvOS. Writing Swift code is interactive and fun, the syntax is concise yet expressive, and Swift includes modern features developers love. Swift code is safe by design, yet also produces software that runs lightning-fast.</text:p>
            <text:p/>
            <text:p>Here's a simple 'Hello World' program in Swift. import Swift print('Hello, World') As you can see, Swift is designed to be easy to read and write, making it a great choice for beginners and experts alik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wift</text:p>
            <text:p>print('Hello, World')</text:p>
          </table:table-cell>
          <table:table-cell table:number-columns-repeated="1017"/>
        </table:table-row>
        <table:table-row table:style-name="ro1">
          <table:table-cell table:style-name="ce2" office:value-type="float" office:value="860" calcext:value-type="float">
            <text:p>860</text:p>
          </table:table-cell>
          <table:table-cell table:style-name="ce4" office:value-type="string" calcext:value-type="string">
            <text:p>Software development is not just about writing code. It involves a deep understanding of the problem domain and an ability to translate this understanding into efficient algorithms and data structures. It also involves an understanding of the tools and technologies used in the development process, including programming languages, databases, version control systems, and testing frameworks.</text:p>
            <text:p/>
            <text:p>Furthermore, software development is a collaborative process. It involves working closely with other developers, as well as with stakeholders such as product managers, designers, and users. Effective communication skills are therefore just as important as technical skills i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61" calcext:value-type="float">
            <text:p>861</text:p>
          </table:table-cell>
          <table:table-cell table:style-name="ce4" office:value-type="string" calcext:value-type="string">
            <text:p>Software development is a fascinating field. It is a world where creativity meets logic. Where art meets science. There are few other fields where such a blend of left and right brain thinking is required. For example, consider the following simple Python code: print('Hello, World!'). It may seem simple, but it encapsulates the essence of software development. A single line of instructions, translated by the machine into an action. Yet, the possibilities are endless. The software development journey begins with a single line of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862" calcext:value-type="float">
            <text:p>862</text:p>
          </table:table-cell>
          <table:table-cell table:style-name="ce4" office:value-type="string" calcext:value-type="string">
            <text:p>In the world of software development, adaptability is key. Developers must be willing to embrace new technologies, new methodologies, and new ways of thinking. For example, consider the shift from procedural programming to object-oriented programming. This was a paradigm shift in the way that software was developed and structured. It was a shift that required developers to change the way they thought about their code. And yet, it was a shift that has led to more robust, more maintainable, and more efficient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64" calcext:value-type="float">
            <text:p>864</text:p>
          </table:table-cell>
          <table:table-cell table:style-name="ce4" office:value-type="string" calcext:value-type="string">
            <text:p>Good software development is as much about the process as it is about the product. It's not just about writing code, but also about understanding the problem, designing a solution, testing the solution, and then refining it. These steps, often referred to as the software development life cycle, are crucial in ensuring the development of high-quality software. Whether you're a seasoned developer or just starting out, it's important to understand and appreciate the importance of th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66" calcext:value-type="float">
            <text:p>866</text:p>
          </table:table-cell>
          <table:table-cell table:style-name="ce4" office:value-type="string" calcext:value-type="string">
            <text:p>The process of software development is complex and multifaceted. It involves the design, writing, testing, and maintenance of source code. This code could range from simple scripts to complex systems and applications.</text:p>
            <text:p>In most cases, software development is a collaborative effort, involving multiple developers working together to achieve a common goal.</text:p>
            <text:p>One of the most popular programming languages used in software development today is JavaScript. It is a versatile language that can be used for both front-end and back-end development.</text:p>
            <text:p>for (var i = 0; i &lt; 5; i++) { console.log('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var i = 0; i &lt; 5; i++) {</text:p>
            <text:p>  console.log('Hello World!');</text:p>
            <text:p>}</text:p>
          </table:table-cell>
          <table:table-cell table:number-columns-repeated="1017"/>
        </table:table-row>
        <table:table-row table:style-name="ro1">
          <table:table-cell table:style-name="ce2" office:value-type="float" office:value="868" calcext:value-type="float">
            <text:p>868</text:p>
          </table:table-cell>
          <table:table-cell table:style-name="ce4" office:value-type="string" calcext:value-type="string">
            <text:p>The software development life cycle (SDLC) is a series of stages that a software product goes through from inception to decommissioning. The stages include planning, analysis, design, implementation, testing, deployment, and maintenance.</text:p>
            <text:p>Each stage has its own process and deliverables that feed into the next stage. The goal is to produce high-quality software that meets or exceeds customer expect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70" calcext:value-type="float">
            <text:p>870</text:p>
          </table:table-cell>
          <table:table-cell table:style-name="ce4" office:value-type="string" calcext:value-type="string">
            <text:p>Software testing is a critical phase in the software development process. It involves the execution of a software component or system component to evaluate one or more properties of interest.</text:p>
            <text:p>It helps in identifying any bugs or errors in the software and ensures that the software functions as expected.</text:p>
            <text:p>There are different types of testing like unit testing, integration testing, system testing, and acceptance testing. Each of these tests has a specific purpose and is crucial to the overall success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71" calcext:value-type="float">
            <text:p>871</text:p>
          </table:table-cell>
          <table:table-cell table:style-name="ce4" office:value-type="string" calcext:value-type="string">
            <text:p>In software development, refactoring is the process of restructuring existing computer code without changing its external behavior.</text:p>
            <text:p>Refactoring is intended to improve the design, structure, or implementation of the software, while preserving its functionality.</text:p>
            <text:p>A common example of refactoring is the application of design patterns to improve the modularity of the code.</text:p>
            <text:p>Using Ruby, you can create a simple program to print 'Hello World' 5 times:</text:p>
            <text:p>5.times do</text:p>
            <text:p>puts 'Hello, World!'</text:p>
            <text:p>en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5.times do</text:p>
            <text:p>  puts 'Hello, World!'</text:p>
            <text:p>end</text:p>
          </table:table-cell>
          <table:table-cell table:number-columns-repeated="1017"/>
        </table:table-row>
        <table:table-row table:style-name="ro1">
          <table:table-cell table:style-name="ce2" office:value-type="float" office:value="872" calcext:value-type="float">
            <text:p>872</text:p>
          </table:table-cell>
          <table:table-cell table:style-name="ce4" office:value-type="string" calcext:value-type="string">
            <text:p>Version control is an essential tool in software development. It allows developers to keep track of changes made to the code over time, provides a history of modifications, and facilitates collaboration among the team.</text:p>
            <text:p>Version control systems like Git are widely used in the industry.</text:p>
            <text:p>They allow multiple developers to work on a project simultaneously without overriding each other's changes.</text:p>
            <text:p>In Git, to commit changes to the repository, you would use the following command:</text:p>
            <text:p>git commit -m 'Your commit mess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ommit -m 'Your commit message'</text:p>
          </table:table-cell>
          <table:table-cell table:number-columns-repeated="1017"/>
        </table:table-row>
        <table:table-row table:style-name="ro1">
          <table:table-cell table:style-name="ce2" office:value-type="float" office:value="873" calcext:value-type="float">
            <text:p>873</text:p>
          </table:table-cell>
          <table:table-cell table:style-name="ce4" office:value-type="string" calcext:value-type="string">
            <text:p>In software development, documentation is as important as the code itself. It is a written text or illustration that accompanies computer software.</text:p>
            <text:p>It explains how to use the software, how it operates, or how to troubleshoot it.</text:p>
            <text:p>Good documentation can save a lot of time and effort for the developers and users alike, and it can be a great resource for onboarding new team memb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75" calcext:value-type="float">
            <text:p>875</text:p>
          </table:table-cell>
          <table:table-cell table:style-name="ce4" office:value-type="string" calcext:value-type="string">
            <text:p>DevOps is a set of practices that combines software development and IT operations. It aims to shorten the system development life cycle and provide continuous delivery with high software quality.</text:p>
            <text:p>DevOps is complementary to Agile software development; several DevOps aspects came from Agile methodology.</text:p>
            <text:p>In a DevOps environment, frequent, incremental updates to applications are the norm.</text:p>
            <text:p>A common tool used in DevOps is Docker. To run a Docker container, you would use the command:</text:p>
            <text:p>docker run -d -p 8080:8080 your-image-nam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ker run -d -p 8080:8080 your-image-name</text:p>
          </table:table-cell>
          <table:table-cell table:number-columns-repeated="1017"/>
        </table:table-row>
        <table:table-row table:style-name="ro1">
          <table:table-cell table:style-name="ce2" office:value-type="float" office:value="876" calcext:value-type="float">
            <text:p>876</text:p>
          </table:table-cell>
          <table:table-cell table:style-name="ce4" office:value-type="string" calcext:value-type="string">
            <text:p>In the world of software development, open source refers to a type of computer software where the source code is released under a license. This license grants users the rights to study, change, and distribute the software to anyone and for any purpose.</text:p>
            <text:p>Open source software promotes collaboration and transparency, and it has been instrumental in the development of many of today's most popular and influential technolog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78" calcext:value-type="float">
            <text:p>878</text:p>
          </table:table-cell>
          <table:table-cell table:style-name="ce4" office:value-type="string" calcext:value-type="string">
            <text:p>Software development is a constantly evolving field. New technologies, languages, and tools are continually emerging and transforming the landscape.</text:p>
            <text:p>One of the recent trends in software development is the rise of serverless architecture. This is a design pattern where applications are hosted by third-party services, eliminating the need for server software and hardware management by the developer.</text:p>
            <text:p>Another emerging trend is the use of machine learning in software development. This can automate many tasks, reducing the time and effort required by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80" calcext:value-type="float">
            <text:p>880</text:p>
          </table:table-cell>
          <table:table-cell table:style-name="ce4" office:value-type="string" calcext:value-type="string">
            <text:p>Software prototyping is an activity in software development where prototypes, or rudimentary working models of the software, are constructed.</text:p>
            <text:p>Prototyping is beneficial because it allows users to interact with a version of the software and provide feedback before the final version is developed.</text:p>
            <text:p>This feedback can be used to refine the software's requirements and design, reducing the risk of the final product not meeting the users' needs.</text:p>
            <text:p>In Kotlin, you can define a simple function to greet the user:</text:p>
            <text:p>fun greet(name: String) {</text:p>
            <text:p>println('Hello, $name!')</text:p>
            <text:p>}</text:p>
            <text:p>greet('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greet(name: String) {</text:p>
            <text:p>println('Hello, $name!')</text:p>
            <text:p>}</text:p>
            <text:p>greet('World')</text:p>
          </table:table-cell>
          <table:table-cell table:number-columns-repeated="1017"/>
        </table:table-row>
        <table:table-row table:style-name="ro1">
          <table:table-cell table:style-name="ce2" office:value-type="float" office:value="881" calcext:value-type="float">
            <text:p>881</text:p>
          </table:table-cell>
          <table:table-cell table:style-name="ce4" office:value-type="string" calcext:value-type="string">
            <text:p>Software development is an intricate process involving various tasks like programming, testing, bug fixing, etc. It revolves around the creation, maintenance, and constant updating of frameworks, applications, or other software components. A key part of these tasks is writing efficient code. For example, in C++, a simple hello world program would be: #include &lt;iostream&gt; using namespace std; int main() { cout &lt;&lt; Hello, World!; return 0; } This is just a basic example, but coding can become very complex depending on the software being develop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int main() {</text:p>
            <text:p>  cout &lt;&lt; "Hello, World!";</text:p>
            <text:p>  return 0;</text:p>
            <text:p>}</text:p>
          </table:table-cell>
          <table:table-cell table:number-columns-repeated="1017"/>
        </table:table-row>
        <table:table-row table:style-name="ro1">
          <table:table-cell table:style-name="ce2" office:value-type="float" office:value="882" calcext:value-type="float">
            <text:p>882</text:p>
          </table:table-cell>
          <table:table-cell table:style-name="ce4" office:value-type="string" calcext:value-type="string">
            <text:p>The software development life cycle (SDLC) is a framework defining tasks performed at each step in the software development process. SDLC is a structure followed by a development team within the software organization. It consists of a detailed plan describing how to develop, maintain and replace specific software. The life cycle defines a methodology for improving the quality of software and the overall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84" calcext:value-type="float">
            <text:p>884</text:p>
          </table:table-cell>
          <table:table-cell table:style-name="ce4" office:value-type="string" calcext:value-type="string">
            <text:p>Software development methodologies play a crucial part in developing the software. There are various types of methodologies like Agile, Scrum, Waterfall, etc. Each has its own pros and cons and is used based on the requirements of the software project. One of the key differences between these methodologies lies in their approach to software development and manage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85" calcext:value-type="float">
            <text:p>885</text:p>
          </table:table-cell>
          <table:table-cell table:style-name="ce4" office:value-type="string" calcext:value-type="string">
            <text:p>In software development, a bug is an error or flaw in a computer program that causes it to produce an incorrect or unexpected result or behave in unintended ways. The process of finding and fixing bugs is termed troubleshooting and often uses formal techniques or tools. Consider a simple Python script to print a statement: import sys print(Hello, Python) If there is a typo in the print statement, that would be a bug, which needs to be fixed for the program to run correctl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ys</text:p>
            <text:p>print(Hello, Python)</text:p>
          </table:table-cell>
          <table:table-cell table:number-columns-repeated="1017"/>
        </table:table-row>
        <table:table-row table:style-name="ro1">
          <table:table-cell table:style-name="ce2" office:value-type="float" office:value="886" calcext:value-type="float">
            <text:p>886</text:p>
          </table:table-cell>
          <table:table-cell table:style-name="ce4" office:value-type="string" calcext:value-type="string">
            <text:p>Software development is a fascinating field. It's a creative process where individuals or teams design, code, and test computer programs. Developers use a variety of languages including Java, Python, and C++. For example, to output a simple hello world in Java, you would use the following syntax. public class Main {public static void main(String[] args) {System.out.println('Hello, World!');}} This code creates a class named Main, defines the main method inside it, and then prints 'Hello, World!' to the console. This is a mere glimpse into the vast world of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Main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887" calcext:value-type="float">
            <text:p>887</text:p>
          </table:table-cell>
          <table:table-cell table:style-name="ce4" office:value-type="string" calcext:value-type="string">
            <text:p>Software development is not just about writing code. It involves a series of steps including requirement gathering, planning, coding, testing, and maintenance. These phases, collectively known as the Software Development Life Cycle (SDLC), ensure that the software is robust, reliable, and meets user requirements. It's a systematic approach that helps in managing the complexity of creating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89" calcext:value-type="float">
            <text:p>889</text:p>
          </table:table-cell>
          <table:table-cell table:style-name="ce4" office:value-type="string" calcext:value-type="string">
            <text:p>Software developers often rely on version control systems to track changes to their code over time. Git is one of the most popular version control systems. It allows multiple developers to work on the same project without overwriting each other's changes. Developers can create branches, make changes, and then merge those changes back into the main codeba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90" calcext:value-type="float">
            <text:p>890</text:p>
          </table:table-cell>
          <table:table-cell table:style-name="ce4" office:value-type="string" calcext:value-type="string">
            <text:p>In software development, algorithms play a crucial role. They are sets of instructions that solve specific problems. For instance, in C++, a simple sorting algorithm could look like this: #include &lt;algorithm&gt; int main() {int arr[] = {1, 5, 2, 4, 3}; std::sort(arr, arr + 5); return 0;} This code sorts an array in ascending order using the sort function provided by the algorithm header fi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algorithm&gt;</text:p>
            <text:p/>
            <text:p>int main() {</text:p>
            <text:p>    int arr[] = {1, 5, 2, 4, 3};</text:p>
            <text:p>    std::sort(arr, arr + 5);</text:p>
            <text:p>    return 0;</text:p>
            <text:p>}</text:p>
          </table:table-cell>
          <table:table-cell table:number-columns-repeated="1017"/>
        </table:table-row>
        <table:table-row table:style-name="ro1">
          <table:table-cell table:style-name="ce2" office:value-type="float" office:value="891" calcext:value-type="float">
            <text:p>891</text:p>
          </table:table-cell>
          <table:table-cell table:style-name="ce4" office:value-type="string" calcext:value-type="string">
            <text:p>Software development is a complex process. It's not just about writing code, it's about understanding the problem you are trying to solve and then designing a solution that meets those needs. Software development requires a high level of problem-solving skills, as well as the ability to understand and use a variety of programming languages and tools. This field is constantly evolving, with new technologies and methodologies being introduced on a regular basis. It's important for software developers to stay up-to-date on these trends in order to remain competitive in the industry. </text:p>
            <text:p>In the world of software development, languages like JavaScript are often used. For instance, a simple function to greet a user could be: function greet(name) { return 'Hello, ' + name; } </text:p>
            <text:p>This function takes a name as a parameter and returns a greeting. It's simple, but it represents one of the many tasks a software developer might perform on a daily basi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text:p>
            <text:p>}</text:p>
          </table:table-cell>
          <table:table-cell table:number-columns-repeated="1017"/>
        </table:table-row>
        <table:table-row table:style-name="ro1">
          <table:table-cell table:style-name="ce2" office:value-type="float" office:value="892" calcext:value-type="float">
            <text:p>892</text:p>
          </table:table-cell>
          <table:table-cell table:style-name="ce4" office:value-type="string" calcext:value-type="string">
            <text:p>The software development lifecycle (SDLC) is a systematic process for building software that ensures the quality and correctness of the software built. The life cycle includes several phases such as requirement gathering, system design, coding, testing, deployment, and maintenance. In the coding phase, developers start building the software by writing code in the suitable programming language. The choice of programming language can vary depending on the requirements of the software product. </text:p>
            <text:p>In the area of mobile app development, Kotlin has become a popular choice for Android development. For example, a function to display a message on the screen could be: fun showMessage(message: String) { Toast.makeText(applicationContext, message, Toast.LENGTH_SHORT).show()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showMessage(message: String) {</text:p>
            <text:p>    Toast.makeText(applicationContext, message, Toast.LENGTH_SHORT).show()</text:p>
            <text:p>}</text:p>
          </table:table-cell>
          <table:table-cell table:number-columns-repeated="1017"/>
        </table:table-row>
        <table:table-row table:style-name="ro1">
          <table:table-cell table:style-name="ce2" office:value-type="float" office:value="895" calcext:value-type="float">
            <text:p>895</text:p>
          </table:table-cell>
          <table:table-cell table:style-name="ce4" office:value-type="string" calcext:value-type="string">
            <text:p>When considering software development, one cannot overlook the power and flexibility of JavaScript. It is a lightweight, interpreted programming language that is best known for its role in web development. JavaScript can be embedded directly into HTML, allowing interaction with the webpage in ways that simple HTML alone cannot facilitate. </text:p>
            <text:p/>
            <text:p>However, JavaScript is not just for client-side web development anymore. With the advent of Node.js, JavaScript has made its way into the server-side as well. This has opened a world of possibilities, including full stack development in a single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97" calcext:value-type="float">
            <text:p>897</text:p>
          </table:table-cell>
          <table:table-cell table:style-name="ce4" office:value-type="string" calcext:value-type="string">
            <text:p>Software development is not just about writing and executing code. It's about solving problems, creating value, and making a difference. It's a process that involves understanding the problem, designing a solution, implementing it, and then testing it to ensure it works as expected. And it's a process that requires a range of skills, including analytical thinking, problem-solving, and creativity. </text:p>
            <text:p/>
            <text:p>But at its core, software development is about code. It's the language that we use to communicate with computers and to tell them what to do. And it's a language that is constantly evolving, as new technologies are developed and existing ones are refined and improv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898" calcext:value-type="float">
            <text:p>898</text:p>
          </table:table-cell>
          <table:table-cell table:style-name="ce4" office:value-type="string" calcext:value-type="string">
            <text:p>In the world of web development, JavaScript is a major player. This lightweight, interpreted programming language is known for its role in web development, particularly on the client-side. For instance, suppose we want to display a prompt box to the user asking for their name. We could use the following JavaScript code: var name = prompt('Please enter your name', 'Harry Potter'); </text:p>
            <text:p/>
            <text:p>However, JavaScript has evolved beyond just client-side development. Thanks to Node.js, JavaScript can also be used for server-side programming, allowing for full-stack development in a single language. This has opened up a world of possibilities for developers and has made JavaScript an even more valuable tool in the software development arsena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name = prompt('Please enter your name', 'Harry Potter');</text:p>
          </table:table-cell>
          <table:table-cell table:number-columns-repeated="1017"/>
        </table:table-row>
        <table:table-row table:style-name="ro1">
          <table:table-cell table:style-name="ce2" office:value-type="float" office:value="899" calcext:value-type="float">
            <text:p>899</text:p>
          </table:table-cell>
          <table:table-cell table:style-name="ce4" office:value-type="string" calcext:value-type="string">
            <text:p>Software development is a process that involves several steps. It starts with understanding the problem that needs to be solved, then designing a solution for it. After the design phase, the actual coding begins. This involves writing the software in a specific programming language. The code is then tested to ensure it works as expected and that it meets the requirements of the project. </text:p>
            <text:p/>
            <text:p>Depending on the complexity of the project, the software development process can take anywhere from a few weeks to several months or even years. It requires a diverse set of skills, including problem-solving, critical thinking, and the ability to work well in a tea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0" calcext:value-type="float">
            <text:p>900</text:p>
          </table:table-cell>
          <table:table-cell table:style-name="ce4" office:value-type="string" calcext:value-type="string">
            <text:p>The Go programming language, also known as Golang, is a statically typed, compiled language developed by Google. It is known for its simplicity and efficiency, making it a great choice for systems programming and large-scale applications. </text:p>
            <text:p/>
            <text:p>Consider the following Go code snippet: package main import 'fmt' func main() {fmt.Println('Hello, World')} </text:p>
            <text:p/>
            <text:p>This simple program will print 'Hello, World' to the console. The simplicity of Go code, combined with its powerful features, makes it a popular choice among software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import 'fmt'</text:p>
            <text:p>func main() {fmt.Println('Hello, World')}</text:p>
          </table:table-cell>
          <table:table-cell table:number-columns-repeated="1017"/>
        </table:table-row>
        <table:table-row table:style-name="ro1">
          <table:table-cell table:style-name="ce2" office:value-type="float" office:value="901" calcext:value-type="float">
            <text:p>901</text:p>
          </table:table-cell>
          <table:table-cell table:style-name="ce4" office:value-type="string" calcext:value-type="string">
            <text:p>The world of software development is constantly evolving. New languages, tools, and methodologies are introduced all the time, each with the potential to revolutionize the way we create software. As a developer, it's important to stay updated on these trends and to continually learn and adapt. </text:p>
            <text:p/>
            <text:p>There are many resources available to help developers stay current. Online tutorials, webinars, and forums are all great ways to learn about new technologies and best practices. Additionally, participating in coding challenges or hackathons can be a fun and practical way to improve your skills and learn new thing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3" calcext:value-type="float">
            <text:p>903</text:p>
          </table:table-cell>
          <table:table-cell table:style-name="ce4" office:value-type="string" calcext:value-type="string">
            <text:p>Software development is a vast field, with numerous languages, frameworks, and tools at a developer's disposal. Learning these tools and understanding when to use them is a significant part of a developer's job. </text:p>
            <text:p/>
            <text:p>For instance, Python is a powerful language that is easy to learn and use. It is dynamically-typed and supports multiple programming paradigms, including procedural, object-oriented, and functional programming. Python's easy-to-read syntax makes it a great choice for beginners, while its extensive library support and versatility make it a powerful tool for experienced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5" calcext:value-type="float">
            <text:p>905</text:p>
          </table:table-cell>
          <table:table-cell table:style-name="ce4" office:value-type="string" calcext:value-type="string">
            <text:p>Software development is a multi-faceted field that involves much more than just writing code. It encompasses a wide range of activities, from understanding user needs and designing solutions to testing and maintaining the finished product. It requires a diverse set of skills and knowledge, including problem-solving, creativity, and a deep understanding of technology. </text:p>
            <text:p/>
            <text:p>Moreover, software development is a field that is constantly evolving. New technologies and tools are constantly emerging, requiring developers to continually learn and adapt. This makes software development a challenging but also an exciting and reward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6" calcext:value-type="float">
            <text:p>906</text:p>
          </table:table-cell>
          <table:table-cell table:style-name="ce4" office:value-type="string" calcext:value-type="string">
            <text:p>In the realm of software development, Java holds a significant position. It is a general-purpose, class-based, object-oriented programming language designed to have as few implementation dependencies as possible. Java's 'write once, run anywhere' concept ensures that compiled Java code can run on all platforms supporting Java without the need for recompilation. </text:p>
            <text:p/>
            <text:p>For example, the following Java code snippet: public class HelloWorld {public static void main(String[] args) {System.out.println('Hello, World');}} </text:p>
            <text:p/>
            <text:p>This simple program will print 'Hello, World' to the console. Such simplicity combined with the vast capabilities of the Java platform makes it a favourite among many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public static void main(String[] args) {System.out.println('Hello, World');}}</text:p>
          </table:table-cell>
          <table:table-cell table:number-columns-repeated="1017"/>
        </table:table-row>
        <table:table-row table:style-name="ro1">
          <table:table-cell table:style-name="ce2" office:value-type="float" office:value="907" calcext:value-type="float">
            <text:p>907</text:p>
          </table:table-cell>
          <table:table-cell table:style-name="ce4" office:value-type="string" calcext:value-type="string">
            <text:p>The field of software development is ever-evolving with new languages, tools and practices coming up regularly. It is a stimulating field, requiring constant learning and adaptation. </text:p>
            <text:p/>
            <text:p>One of the languages that has gained popularity in recent years is Rust. Rust is a systems programming language that runs blazingly fast, prevents segfaults, and guarantees thread safety. It aims to bring modern language design and an advanced type system to systems programming. Rust does not use an automated garbage collection system like many modern languages, instead, it manages memory and other resources through a system of ownership with a set of strict rules that the compiler checks at compile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09" calcext:value-type="float">
            <text:p>909</text:p>
          </table:table-cell>
          <table:table-cell table:style-name="ce4" office:value-type="string" calcext:value-type="string">
            <text:p>The hackathon will also feature JavaScript, which is an essential language for any web developer. You can use JavaScript to add interactivity to your website, build web applications, and even build server-side applications.</text:p>
            <text:p/>
            <text:p>Remember, software development is not just about writing code. It's about problem solving, thinking logically and creatively, and working in a team. So come prepared to learn, collaborate, and have fun at our hackath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11" calcext:value-type="float">
            <text:p>911</text:p>
          </table:table-cell>
          <table:table-cell table:style-name="ce4" office:value-type="string" calcext:value-type="string">
            <text:p>At the hackathon, we'll also be using C++. This is a powerful language that offers a high level of control over system resources. It's widely used in game development, systems software, and real-time applications.</text:p>
            <text:p/>
            <text:p>However, C++ is a complex language, and it can take a while to master. But don't worry, our mentors will be there to help you every step of the wa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12" calcext:value-type="float">
            <text:p>912</text:p>
          </table:table-cell>
          <table:table-cell table:style-name="ce4" office:value-type="string" calcext:value-type="string">
            <text:p>The hackathon will also feature a challenge in C#. This is a modern, object-oriented language that was developed by Microsoft. It's primarily used in Windows desktop applications and game development with the Unity game engine.</text:p>
            <text:p/>
            <text:p>Here's a simple C# program: class Program { static void Main(string[] args) { Console.WriteLine('Hello, Hackathon!'); } }. This will print 'Hello, Hackathon!' when you run the progra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 static void Main(string[] args) { Console.WriteLine('Hello, Hackathon!'); } }</text:p>
          </table:table-cell>
          <table:table-cell table:number-columns-repeated="1017"/>
        </table:table-row>
        <table:table-row table:style-name="ro1">
          <table:table-cell table:style-name="ce2" office:value-type="float" office:value="914" calcext:value-type="float">
            <text:p>914</text:p>
          </table:table-cell>
          <table:table-cell table:style-name="ce4" office:value-type="string" calcext:value-type="string">
            <text:p>The realm of software development is vast and ever-changing. It requires not only a strong understanding of coding languages, but also the ability to think critically and solve problems. </text:p>
            <text:p/>
            <text:p>The process of software development, from conceiving an idea to implementing it in code, is a journey of exploration and learning. The beauty of this field lies in the fact that there is always something new to learn, be it a new coding language, a new algorithm, or a new way of structuring code. </text:p>
            <text:p/>
            <text:p>In the world of software development, the only constant is change. New technologies are constantly emerging, and developers must stay up to date in order to remain competiti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16" calcext:value-type="float">
            <text:p>916</text:p>
          </table:table-cell>
          <table:table-cell table:style-name="ce4" office:value-type="string" calcext:value-type="string">
            <text:p>In software development, it's crucial to be able to write clean, readable code. This not only makes your code easier to understand for others, but also for yourself, especially when you need to refer back to it at a later date. </text:p>
            <text:p/>
            <text:p>There are many ways to improve the readability of your code. For instance, using clear, descriptive variable names can make a huge difference. Another useful practice is to regularly comment your code to explain what each part is doing. </text:p>
            <text:p/>
            <text:p>These practices can make the process of development much smoother, and can save a lot of time and effort in the long ru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17" calcext:value-type="float">
            <text:p>917</text:p>
          </table:table-cell>
          <table:table-cell table:style-name="ce4" office:value-type="string" calcext:value-type="string">
            <text:p>In the world of software development, there are a multitude of languages to choose from. One such language is C++. Known for its efficiency and control over system resources, C++ is commonly used for system/software development and game development. </text:p>
            <text:p/>
            <text:p>A simple 'Hello, World!' program in C++ would look like this: #include&lt;iostream&gt; int main() { std::cout &lt;&lt; 'Hello, World!'; return 0; } </text:p>
            <text:p/>
            <text:p>Despite its syntax being more complex than some other languages, C++ gives developers a high degree of control over system resources, which can be a valuable asset in certain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lt;iostream&gt; int main() { std::cout &lt;&lt; 'Hello, World!'; return 0; }</text:p>
          </table:table-cell>
          <table:table-cell table:number-columns-repeated="1017"/>
        </table:table-row>
        <table:table-row table:style-name="ro1">
          <table:table-cell table:style-name="ce2" office:value-type="float" office:value="918" calcext:value-type="float">
            <text:p>918</text:p>
          </table:table-cell>
          <table:table-cell table:style-name="ce4" office:value-type="string" calcext:value-type="string">
            <text:p>One often overlooked aspect of software development is the importance of good documentation. A well-documented codebase can be a lifesaver when it comes to onboarding new team members or revisiting old projects. </text:p>
            <text:p/>
            <text:p>Documentation doesn't just mean commenting your code - although that is a part of it. It also involves writing clear, concise explanations of what your code does, why it does it, and how it does it. This can be in the form of README files, wiki pages, or inline comments. </text:p>
            <text:p/>
            <text:p>Good documentation is like a roadmap to your codebase, helping others to understand the 'why' and 'how' behind your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0" calcext:value-type="float">
            <text:p>920</text:p>
          </table:table-cell>
          <table:table-cell table:style-name="ce4" office:value-type="string" calcext:value-type="string">
            <text:p>In the realm of software development, testing plays a crucial role. It's not enough to just write code - developers must also ensure that their code works as expected under a variety of conditions. </text:p>
            <text:p/>
            <text:p>This is where testing comes in. By creating tests for their code, developers can ensure that their programs function correctly, and can catch any errors or bugs before they become a problem. </text:p>
            <text:p/>
            <text:p>There are various types of testing, including unit testing, integration testing, and system testing. Each has its own purpose and can help to ensure the quality and reliability of your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2" calcext:value-type="float">
            <text:p>922</text:p>
          </table:table-cell>
          <table:table-cell table:style-name="ce4" office:value-type="string" calcext:value-type="string">
            <text:p>Software development is a complex process that involves many stages, from initial planning and design, to coding, testing, and maintenance. Each stage is important and contributes to the overall success of the project. </text:p>
            <text:p/>
            <text:p>During the planning and design stage, the requirements of the project are defined and a plan for the software's architecture is developed. This stage is crucial, as it sets the foundation for the rest of the project. </text:p>
            <text:p/>
            <text:p>Then comes the coding stage, where the software is actually built. This is followed by testing, to ensure the software works as expected, and finally maintenance, where any bugs or issues are fixed and updates are made as necessar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4" calcext:value-type="float">
            <text:p>924</text:p>
          </table:table-cell>
          <table:table-cell table:style-name="ce4" office:value-type="string" calcext:value-type="string">
            <text:p>When it comes to software development, one size does not fit all. Different projects may require different methodologies. Some teams prefer Agile methodologies, which prioritize flexibility and customer feedback, while others may prefer Waterfall methodologies, which are more linear and sequential. </text:p>
            <text:p/>
            <text:p>The key is to choose the methodology that best fits your team and your project. This can depend on a variety of factors, such as the size of your team, the nature of the project, and the expectations of your stakeholders. </text:p>
            <text:p/>
            <text:p>Whatever methodology you choose, the ultimate goal is the same: to deliver high-quality software that meets the needs of your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5" calcext:value-type="float">
            <text:p>925</text:p>
          </table:table-cell>
          <table:table-cell table:style-name="ce4" office:value-type="string" calcext:value-type="string">
            <text:p>Go, also known as Golang, is an open-source programming language developed by Google. It's known for its simplicity and efficiency, making it a popular choice for backend development. </text:p>
            <text:p/>
            <text:p>A simple Go program that prints 'Hello, World!' would look like this: package main import 'fmt' func main() { fmt.Println('Hello, World!') } </text:p>
            <text:p/>
            <text:p>Despite its simplicity, Go is a powerful language that can be used to build complex, high-performance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import 'fmt'</text:p>
            <text:p>func main() {</text:p>
            <text:p>    fmt.Println('Hello, World!')</text:p>
            <text:p>}</text:p>
          </table:table-cell>
          <table:table-cell table:number-columns-repeated="1017"/>
        </table:table-row>
        <table:table-row table:style-name="ro1">
          <table:table-cell table:style-name="ce2" office:value-type="float" office:value="926" calcext:value-type="float">
            <text:p>926</text:p>
          </table:table-cell>
          <table:table-cell table:style-name="ce4" office:value-type="string" calcext:value-type="string">
            <text:p>Software development is all about problem-solving. As a software developer, your job isn't just to write code - it's to use code as a tool to solve problems. </text:p>
            <text:p/>
            <text:p>This can involve anything from fixing bugs in existing software, to developing new features, to creating entirely new applications. The key is to understand the problem you're trying to solve, and then use your coding skills to create a solution. </text:p>
            <text:p/>
            <text:p>While this can be challenging, it's also what makes software development such a rewarding field. There's nothing quite like the feeling of solving a difficult problem and seeing your solution come to life in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8" calcext:value-type="float">
            <text:p>928</text:p>
          </table:table-cell>
          <table:table-cell table:style-name="ce4" office:value-type="string" calcext:value-type="string">
            <text:p>Software development is a complex and dynamic process, involving a series of steps that are designed to transform a user's needs into a software product. The first step in this process is the identification of the need or problem, which leads to the development of an idea. This idea is then refined into a set of specific requirements that the software must meet.</text:p>
            <text:p/>
            <text:p>Following this, the software design phase begins. This involves the creation of a detailed plan that specifies exactly how the software will meet the requirements. This can be a complex task, as it requires a deep understanding of the user's needs, as well as the capabilities and limitations of the technology being us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29" calcext:value-type="float">
            <text:p>929</text:p>
          </table:table-cell>
          <table:table-cell table:style-name="ce4" office:value-type="string" calcext:value-type="string">
            <text:p>Another key part of software development is implementation. This is when the actual code is written. For example, a developer might use a loop to iterate over a list of items in Python. items = ['apple', 'banana', 'cherry']</text:p>
            <text:p>for item in items:</text:p>
            <text:p>  print(item)</text:p>
            <text:p/>
            <text:p>Once the code is written, testing begins to ensure that the software performs as expected. This involves checking for errors, bugs, and other issues that could impact the software's functionality or performa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tems = ['apple', 'banana', 'cherry']</text:p>
            <text:p>for item in items:</text:p>
            <text:p>  print(item)</text:p>
          </table:table-cell>
          <table:table-cell table:number-columns-repeated="1017"/>
        </table:table-row>
        <table:table-row table:style-name="ro1">
          <table:table-cell table:style-name="ce2" office:value-type="float" office:value="930" calcext:value-type="float">
            <text:p>930</text:p>
          </table:table-cell>
          <table:table-cell table:style-name="ce4" office:value-type="string" calcext:value-type="string">
            <text:p>The next phase is deployment, where the software is made available for use. This could be on a local machine, a server, or in the cloud. The software is then maintained to ensure it continues to meet user needs. This can involve fixing bugs, adding new features, and improving performance.</text:p>
            <text:p/>
            <text:p>Software development is a never-ending cycle. As technology and user needs evolve, so too does the software. This constant evolution is what makes software development such a dynamic and excit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32" calcext:value-type="float">
            <text:p>932</text:p>
          </table:table-cell>
          <table:table-cell table:style-name="ce4" office:value-type="string" calcext:value-type="string">
            <text:p>Another important aspect of software development is collaboration. Developers often work in teams, and effective communication is key. This involves discussing solutions, sharing knowledge and learning from each other. This collaboration can take many forms, from pair programming to code reviews.</text:p>
            <text:p/>
            <text:p>Lastly, continuous learning is a crucial part of being a developer. Technology is constantly evolving, and staying up-to-date with the latest trends and techniques is vital for success in the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34" calcext:value-type="float">
            <text:p>934</text:p>
          </table:table-cell>
          <table:table-cell table:style-name="ce4" office:value-type="string" calcext:value-type="string">
            <text:p>Software development also involves understanding and working with databases. Databases store, retrieve, and manage data that an application uses. Developers often need to design and manipulate databases to meet the needs of the software.</text:p>
            <text:p/>
            <text:p>In addition to databases, developers also need to work with APIs (Application Programming Interfaces). APIs allow different software applications to communicate with each other. They are a set of procedures and functions that allow one software to access the features or data of ano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36" calcext:value-type="float">
            <text:p>936</text:p>
          </table:table-cell>
          <table:table-cell table:style-name="ce4" office:value-type="string" calcext:value-type="string">
            <text:p>Software development isn't just about writing code. It's also about understanding the business needs and goals. This means working closely with stakeholders to understand their needs and goals, and then translating those into software requirements. Once the software is built, it's important to gather feedback and make improvements based on that feedback.</text:p>
            <text:p/>
            <text:p>In the end, the goal of software development is to create software that meets the needs of users and adds value to the busin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38" calcext:value-type="float">
            <text:p>938</text:p>
          </table:table-cell>
          <table:table-cell table:style-name="ce4" office:value-type="string" calcext:value-type="string">
            <text:p>Software development also involves the use of version control systems. These systems allow for tracking changes to the code, collaborating with other developers, and managing different versions of the software. Git is one of the most popular version control systems, and it's an essential tool for most developers.</text:p>
            <text:p/>
            <text:p>In addition, developers often use integrated development environments (IDEs) to write their code. These tools provide features like syntax highlighting, code completion, and debug tools, which can make coding more effici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39" calcext:value-type="float">
            <text:p>939</text:p>
          </table:table-cell>
          <table:table-cell table:style-name="ce4" office:value-type="string" calcext:value-type="string">
            <text:p>Software development is a field that demands constant learning and adaptation. New technologies, languages, and methodologies are constantly emerging, and developers must be willing to learn and adapt in order to stay relevant.</text:p>
            <text:p/>
            <text:p>For instance, consider the rise of functional programming languages like Go. Here's a basic 'Hello, World!' program in Go:</text:p>
            <text:p>package main</text:p>
            <text:p>import "fmt"</text:p>
            <text:p>func main() {</text:p>
            <text:p>  fmt.Println("Hello, World!")</text:p>
            <text:p>}</text:p>
            <text:p/>
            <text:p>Staying up-to-date with these trends can give developers a competitive edge in the job marke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import "fmt"</text:p>
            <text:p>func main() {</text:p>
            <text:p>  fmt.Println("Hello, World!")</text:p>
            <text:p>}</text:p>
          </table:table-cell>
          <table:table-cell table:number-columns-repeated="1017"/>
        </table:table-row>
        <table:table-row table:style-name="ro1">
          <table:table-cell table:style-name="ce2" office:value-type="float" office:value="940" calcext:value-type="float">
            <text:p>940</text:p>
          </table:table-cell>
          <table:table-cell table:style-name="ce4" office:value-type="string" calcext:value-type="string">
            <text:p>Software development is also about creating a great user experience. This involves designing software that is easy to use, intuitive, and meets the user's needs. It's not just about the functionality of the software, but also how users interact with it.</text:p>
            <text:p/>
            <text:p>An important part of this is usability testing. This involves observing users as they interact with the software, and making improvements based on their feedback. This can help to ensure that the software is not only functional, but also enjoyable to u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42" calcext:value-type="float">
            <text:p>942</text:p>
          </table:table-cell>
          <table:table-cell table:style-name="ce4" office:value-type="string" calcext:value-type="string">
            <text:p>Software development is also about innovation. It's about taking an idea and turning it into a reality. This involves thinking creatively, problem-solving, and being willing to take risks. It's about pushing the boundaries of what is possible with technology.</text:p>
            <text:p/>
            <text:p>Whether you're developing a new app, designing a new feature, or solving a complex problem, software development is a rewarding and exciting career. It's a field that offers endless opportunities for learning and growth.</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44" calcext:value-type="float">
            <text:p>944</text:p>
          </table:table-cell>
          <table:table-cell table:style-name="ce4" office:value-type="string" calcext:value-type="string">
            <text:p>A key aspect of software development is version control. It’s a system that records changes to a file or set of files over time so that you can recall specific versions later. Git is a free and open source distributed version control system designed to handle everything from small to very large projects with speed and efficiency. </text:p>
            <text:p/>
            <text:p>Git is easy to learn and has a tiny footprint with lightning fast performance. It outclasses SCM tools like Subversion, CVS, Perforce, and ClearCase with features like cheap local branching, convenient staging areas, and multiple workflow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46" calcext:value-type="float">
            <text:p>946</text:p>
          </table:table-cell>
          <table:table-cell table:style-name="ce4" office:value-type="string" calcext:value-type="string">
            <text:p>Software development is not just about writing code. It's also about understanding the problem you're trying to solve, designing a solution, and then implementing it in code. This process often involves a lot of discussion, planning, and iteration. </text:p>
            <text:p/>
            <text:p>Additionally, it's important to follow good coding practices. This includes writing clean, readable code, using version control, and regularly testing your code. Following these practices can make your code easier to understand, debug, and mainta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49" calcext:value-type="float">
            <text:p>949</text:p>
          </table:table-cell>
          <table:table-cell table:style-name="ce4" office:value-type="string" calcext:value-type="string">
            <text:p>Best practices in software development are essential for producing quality software. The most common practices include writing clean code, using version control systems, and testing regularly.</text:p>
            <text:p>Writing clean code involves writing code that is easy to understand and modify. It involves choosing descriptive names for variables and functions, and organizing your code in a logical way.</text:p>
            <text:p>Using version control systems, like Git, helps in tracking changes and collaborating with other developers. Regular testing ensures that the software behaves as expected and that any changes do not break existing functiona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50" calcext:value-type="float">
            <text:p>950</text:p>
          </table:table-cell>
          <table:table-cell table:style-name="ce4" office:value-type="string" calcext:value-type="string">
            <text:p>In the world of software development, versatility in languages is key. A developer fluent in JavaScript might write a function to capitalize the first letter of a string like this: function capitalizeFirstLetter(string) {return string.charAt(0).toUpperCase() + string.slice(1);}</text:p>
            <text:p>On the other hand, a Java developer might accomplish the same task in a different way. The beauty of software development lies in this diversity of languages and approaches.</text:p>
            <text:p>Finally, it’s important to keep in mind that the language is just a tool. The real power lies in the logic and algorithms that drive the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capitalizeFirstLetter(string) {</text:p>
            <text:p>    return string.charAt(0).toUpperCase() + string.slice(1);</text:p>
            <text:p>}</text:p>
          </table:table-cell>
          <table:table-cell table:number-columns-repeated="1017"/>
        </table:table-row>
        <table:table-row table:style-name="ro1">
          <table:table-cell table:style-name="ce2" office:value-type="float" office:value="951" calcext:value-type="float">
            <text:p>951</text:p>
          </table:table-cell>
          <table:table-cell table:style-name="ce4" office:value-type="string" calcext:value-type="string">
            <text:p>The world of software development is always evolving, with new technologies and methodologies constantly emerging. This means that developers need to be lifelong learners, constantly updating their skills and knowledge.</text:p>
            <text:p>For instance, the emergence of cloud computing has fundamentally changed the way software is developed and deployed, with new programming languages like Go becoming increasingly popular.</text:p>
            <text:p>Another major trend is the move towards microservices architecture, where applications are broken down into smaller, independent services that can be developed, deployed, and scaled independ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52" calcext:value-type="float">
            <text:p>952</text:p>
          </table:table-cell>
          <table:table-cell table:style-name="ce4" office:value-type="string" calcext:value-type="string">
            <text:p>Developing software is not just about writing code. It’s about solving problems and creating value. A good developer is someone who can understand the problem, design a solution, and then implement that solution in code.</text:p>
            <text:p>For example, if you wanted to find the factorial of a number in C++, you might write something like this: int factorial(int n){if(n &gt; 1)return n * factorial(n - 1); else return 1;}</text:p>
            <text:p>The key is to break down the problem into smaller, manageable parts, and then tackle each part one at a tim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actorial(int n) {</text:p>
            <text:p>    if (n &gt; 1)</text:p>
            <text:p>        return n * factorial(n - 1);</text:p>
            <text:p>    else</text:p>
            <text:p>        return 1;</text:p>
            <text:p>}</text:p>
          </table:table-cell>
          <table:table-cell table:number-columns-repeated="1017"/>
        </table:table-row>
        <table:table-row table:style-name="ro1">
          <table:table-cell table:style-name="ce2" office:value-type="float" office:value="953" calcext:value-type="float">
            <text:p>953</text:p>
          </table:table-cell>
          <table:table-cell table:style-name="ce4" office:value-type="string" calcext:value-type="string">
            <text:p>The Agile methodology has become a mainstay in software development circles. This methodology promotes iterative development, where requirements and solutions evolve through the collaborative effort of cross-functional teams.</text:p>
            <text:p>Agile encourages flexible responses to change and promotes regular communication between project stakeholders. It brings developers and business stakeholders together to collaborate on a software project, with regular meetings known as 'sprints' to discuss progress and plan next steps.</text:p>
            <text:p>Overall, Agile aims to provide a more flexible, collaborative, and customer-focused approach to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54" calcext:value-type="float">
            <text:p>954</text:p>
          </table:table-cell>
          <table:table-cell table:style-name="ce4" office:value-type="string" calcext:value-type="string">
            <text:p>In the world of software development, many languages have sprung up to cater for different needs and platforms. For instance, if you are working on a native iOS application, you might want to consider using Swift. A simple function to add two numbers in Swift would look like this: func addTwoNumbers(num1: Int, num2: Int) -&gt; Int {return num1 + num2}</text:p>
            <text:p>On the other hand, if you are developing an Android application, Kotlin might be the language of choice. These are just examples, and the best language will depend on the specific requirements of your proje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addTwoNumbers(num1: Int, num2: Int) -&gt; Int {</text:p>
            <text:p>    return num1 + num2</text:p>
            <text:p>}</text:p>
          </table:table-cell>
          <table:table-cell table:number-columns-repeated="1017"/>
        </table:table-row>
        <table:table-row table:style-name="ro1">
          <table:table-cell table:style-name="ce2" office:value-type="float" office:value="955" calcext:value-type="float">
            <text:p>955</text:p>
          </table:table-cell>
          <table:table-cell table:style-name="ce4" office:value-type="string" calcext:value-type="string">
            <text:p>Software development is a process that involves various stages. These stages are commonly referred to as the Software Development Life Cycle (SDLC). The SDLC includes stages like requirement gathering, design, implementation, testing, deployment, and maintenance.</text:p>
            <text:p>Each stage of the SDLC has its importance and cannot be skipped. For instance, requirement gathering is crucial as it helps to understand what the customer wants from the software. Similarly, testing is critical to ensure the software is free of bugs before it is deploy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56" calcext:value-type="float">
            <text:p>956</text:p>
          </table:table-cell>
          <table:table-cell table:style-name="ce4" office:value-type="string" calcext:value-type="string">
            <text:p>The world of software development is vast and diverse, with a range of programming languages to choose from. Each language has its strengths and is suited to different types of projects.</text:p>
            <text:p>For instance, Python is a versatile language that is great for web development, data analysis, and machine learning. A simple Python script to print all the even numbers from 1 to 10 would be: for i in range(1, 11): if i % 2 == 0: print(i)</text:p>
            <text:p>On the other hand, JavaScript is primarily used for web development, making websites interactive and dynamic.</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 11):</text:p>
            <text:p>    if i % 2 == 0:</text:p>
            <text:p>        print(i)</text:p>
          </table:table-cell>
          <table:table-cell table:number-columns-repeated="1017"/>
        </table:table-row>
        <table:table-row table:style-name="ro1">
          <table:table-cell table:style-name="ce2" office:value-type="float" office:value="957" calcext:value-type="float">
            <text:p>957</text:p>
          </table:table-cell>
          <table:table-cell table:style-name="ce4" office:value-type="string" calcext:value-type="string">
            <text:p>Software development is a fascinating field. It’s a mix of creativity and logic, of problem-solving and design. It’s about understanding a problem and crafting a solution in code.</text:p>
            <text:p>There are many different types of software development, from mobile app development to web development, from game development to data science. Each of these fields requires a different set of skills and tools, but all involve the core skill of coding.</text:p>
            <text:p>No matter what type of software development you’re interested in, the key is to keep learning and exploring. The field is always evolving, and there’s always something new to disco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58" calcext:value-type="float">
            <text:p>958</text:p>
          </table:table-cell>
          <table:table-cell table:style-name="ce4" office:value-type="string" calcext:value-type="string">
            <text:p>The ability to solve problems is one of the most important skills for a software developer. This involves not just understanding the problem, but also being able to break it down into smaller, more manageable parts.</text:p>
            <text:p>For example, if we had to write a function in JavaScript to calculate the sum of an array of numbers, it could look like this: function sumArray(array) {return array.reduce((a, b) =&gt; a + b, 0);}</text:p>
            <text:p>Problem-solving is not just about coding, it's about thinking logically and analytically. It's about understanding the problem and finding the most efficient solu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umArray(array) {</text:p>
            <text:p>    return array.reduce((a, b) =&gt; a + b, 0);</text:p>
            <text:p>}</text:p>
          </table:table-cell>
          <table:table-cell table:number-columns-repeated="1017"/>
        </table:table-row>
        <table:table-row table:style-name="ro1">
          <table:table-cell table:style-name="ce2" office:value-type="float" office:value="959" calcext:value-type="float">
            <text:p>959</text:p>
          </table:table-cell>
          <table:table-cell table:style-name="ce4" office:value-type="string" calcext:value-type="string">
            <text:p>One of the key aspects of software development is debugging. This is the process of identifying and fixing errors or bugs in the code. Debugging is a crucial step in ensuring the software works as intended.</text:p>
            <text:p>There are several tools and techniques for debugging. These range from simple print statements to sophisticated debuggers that let you step through your code line by line. The choice of debugging tools and techniques will depend on the programming language you are using and the nature of the problem.</text:p>
            <text:p>In a nutshell, debugging is an essential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1" calcext:value-type="float">
            <text:p>961</text:p>
          </table:table-cell>
          <table:table-cell table:style-name="ce4" office:value-type="string" calcext:value-type="string">
            <text:p>In software development, it's important to adhere to the principles of good design. Good design is not just about how the software looks, but also how it works. It's about making software that is easy to use, efficient, and reliable.</text:p>
            <text:p>There are a number of principles and best practices for good software design, such as the SOLID principles. These principles provide a set of guidelines for designing software that is easy to maintain, understand, and extend.</text:p>
            <text:p>In conclusion, good design is a crucial aspect of software development, and one that requires a deep understanding of both the technical aspects and the user's needs and expect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2" calcext:value-type="float">
            <text:p>962</text:p>
          </table:table-cell>
          <table:table-cell table:style-name="ce4" office:value-type="string" calcext:value-type="string">
            <text:p>Software development involves a variety of tasks, from writing code to debugging to testing. One of the most important tasks is writing tests. Tests help ensure that your code works as expected and helps prevent bugs.</text:p>
            <text:p>There are different types of tests you can write, like unit tests, integration tests, and end-to-end tests. For instance, a simple unit test in Python using the unittest framework could look like this: import unittest</text:p>
            <text:p>class TestSum(unittest.TestCase): def test_sum(self): self.assertEqual(sum([1, 2, 3]), 6)</text:p>
            <text:p>Testing is an integral part of the software development process and helps maintain high-quality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um(unittest.TestCase):</text:p>
            <text:p>    def test_sum(self):</text:p>
            <text:p>        self.assertEqual(sum([1, 2, 3]), 6)</text:p>
          </table:table-cell>
          <table:table-cell table:number-columns-repeated="1017"/>
        </table:table-row>
        <table:table-row table:style-name="ro1">
          <table:table-cell table:style-name="ce2" office:value-type="float" office:value="964" calcext:value-type="float">
            <text:p>964</text:p>
          </table:table-cell>
          <table:table-cell table:style-name="ce4" office:value-type="string" calcext:value-type="string">
            <text:p>The software development cycle starts with the planning phase. Here, developers brainstorm ideas, identify the requirements, and set goals. After the planning phase comes the design phase. Developers create wireframes, decide on the architecture, and finalize the user interface. Now comes the coding phase. In Python, defining a function is as simple as def my_function(): print('Hello, world!'). The testing phase is followed by the deployment phase. However, the cycle doesn't end there. The software needs constant maintenance and updates to keep it running smoothly and efficientl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my_function():</text:p>
            <text:p>    print('Hello, world!')</text:p>
          </table:table-cell>
          <table:table-cell table:number-columns-repeated="1017"/>
        </table:table-row>
        <table:table-row table:style-name="ro1">
          <table:table-cell table:style-name="ce2" office:value-type="float" office:value="965" calcext:value-type="float">
            <text:p>965</text:p>
          </table:table-cell>
          <table:table-cell table:style-name="ce4" office:value-type="string" calcext:value-type="string">
            <text:p>One crucial aspect of software development is bug fixing. Even the best of developers make mistakes, and bugs are a common occurrence. Debugging is the process of finding and fixing these bugs. It involves going through the code, understanding the logic, and fixing the errors. Debugging can be a time-consuming process, but it's a crucial part of software development. It ensures the code runs smoothly and efficiently. For instance, in JavaScript, a typical debug could involve fixing a syntax error like missing a semi-colon at the end of a state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6" calcext:value-type="float">
            <text:p>966</text:p>
          </table:table-cell>
          <table:table-cell table:style-name="ce4" office:value-type="string" calcext:value-type="string">
            <text:p>Software development is not just about writing code. It's about solving problems. A good developer is not just someone who can write good code, but someone who can understand a problem and come up with a solution. This involves understanding the business needs, the user requirements, and the technical constraints. It's about thinking outside the box and coming up with creative solutions. And it's about being able to communicate effectively with both technical and non-technical stakehold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7" calcext:value-type="float">
            <text:p>967</text:p>
          </table:table-cell>
          <table:table-cell table:style-name="ce4" office:value-type="string" calcext:value-type="string">
            <text:p>In the world of software development, different programming paradigms are applied. Some prefer object-oriented programming (OOP), while others may prefer functional programming (FP). In Java, a simple class definition would look like this: public class HelloWorld { public static void main(String[] args) { System.out.println('Hello, World!'); } }. Both paradigms have their strengths and weaknesses, and the choice often depends on the specific needs of the project. It's up to the software developer to choose the best approach for the task at han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968" calcext:value-type="float">
            <text:p>968</text:p>
          </table:table-cell>
          <table:table-cell table:style-name="ce4" office:value-type="string" calcext:value-type="string">
            <text:p>In software development, code reviews are an integral part of the process. It's a systematic examination of the source code, performed by other developers. The goal of a code review is to improve the quality of the code and identify any potential bugs or errors. During a code review, developers check for consistency, readability, and simplicity of the code. They also look for potential security threats. A successful code review can significantly reduce the number of bugs and improve the overall quality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69" calcext:value-type="float">
            <text:p>969</text:p>
          </table:table-cell>
          <table:table-cell table:style-name="ce4" office:value-type="string" calcext:value-type="string">
            <text:p>Software development is a continuous learning process. With the rapid advancement of technology, it's crucial to stay updated with the latest trends and technologies. This could involve learning a new programming language, adopting a new framework, or understanding a new algorithm. For instance, a software developer working with C++ might need to learn the latest features of C++20, or a JavaScript developer might need to learn the latest ECMAScript features. It's a never-ending journey of learning and improve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70" calcext:value-type="float">
            <text:p>970</text:p>
          </table:table-cell>
          <table:table-cell table:style-name="ce4" office:value-type="string" calcext:value-type="string">
            <text:p>The agile methodology is widely used in software development. It's a set of principles for software development under which requirements and solutions evolve through the collaborative effort of self-organizing cross-functional teams. The Agile Manifesto values individuals and interactions over processes and tools, working software over comprehensive documentation, customer collaboration over contract negotiation, and responding to change over following a plan. In a nutshell, Agile is all about flexibility and adaptabi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71" calcext:value-type="float">
            <text:p>971</text:p>
          </table:table-cell>
          <table:table-cell table:style-name="ce4" office:value-type="string" calcext:value-type="string">
            <text:p>In software development, testing is a critical stage. It's the process of evaluating a system or its component(s) with the intent to find whether it satisfies the specified requirements or not. There are various types of testing, such as unit testing, integration testing, system testing, and acceptance testing. In Python, a unit test could be written as follows: import unittest class TestSum(unittest.TestCase): def test_sum(self): self.assertEqual(sum([1, 2, 3]), 6, 'Should be 6') if __name__ == '__main__': unittest.mai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um(unittest.TestCase):</text:p>
            <text:p>    def test_sum(self):</text:p>
            <text:p>        self.assertEqual(sum([1, 2, 3]), 6, 'Should be 6')</text:p>
            <text:p/>
            <text:p>if __name__ == '__main__':</text:p>
            <text:p>    unittest.main()</text:p>
          </table:table-cell>
          <table:table-cell table:number-columns-repeated="1017"/>
        </table:table-row>
        <table:table-row table:style-name="ro1">
          <table:table-cell table:style-name="ce2" office:value-type="float" office:value="972" calcext:value-type="float">
            <text:p>972</text:p>
          </table:table-cell>
          <table:table-cell table:style-name="ce4" office:value-type="string" calcext:value-type="string">
            <text:p>Version control is an essential tool for software development. It's a system that records changes to a file or set of files over time so that you can recall specific versions later. Git is the most widely used version control system. It's a distributed version control system, which means that every developer has a full copy of the entire history of every revision of the project. This allows developers to work independently and helps prevent conflicts when merging work from different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73" calcext:value-type="float">
            <text:p>973</text:p>
          </table:table-cell>
          <table:table-cell table:style-name="ce4" office:value-type="string" calcext:value-type="string">
            <text:p>Software development is an incredible field where one can create solutions to real-world problems. It's fascinating to see how different languages such as Python, Java, and C# can be used in very diverse contexts to solve different tasks. For instance, take Python, its simplicity and elegance make it ideal for quick prototyping and data analysis. </text:p>
            <text:p/>
            <text:p>Let's look at a basic function in Python that adds two numbers. The function definition starts with the keyword def, followed by the function name and parentheses, and a colon. Then we have a return statement that adds the two parameters.</text:p>
            <text:p>def addNumbers(a, b):</text:p>
            <text:p>    return a + b</text:p>
            <text:p/>
            <text:p>The beauty of Python is in its simplicity. It's a great language for beginners and experts alik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Numbers(a, b):</text:p>
            <text:p>    return a + b</text:p>
          </table:table-cell>
          <table:table-cell table:number-columns-repeated="1017"/>
        </table:table-row>
        <table:table-row table:style-name="ro1">
          <table:table-cell table:style-name="ce2" office:value-type="float" office:value="974" calcext:value-type="float">
            <text:p>974</text:p>
          </table:table-cell>
          <table:table-cell table:style-name="ce4" office:value-type="string" calcext:value-type="string">
            <text:p>One of the most common tasks in software development is reading and writing to files. Different programming languages have different methods for accomplishing this task. In Java, for instance, you can use the BufferedReader and BufferedWriter classes to read and write text files.</text:p>
            <text:p/>
            <text:p>In C#, there's a class called StreamReader and StreamWriter, which are part of the System.IO namespace. These classes provide methods for reading and writing to files in a very elegant and straightforward way. They're invaluable tools in a developer's toolki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76" calcext:value-type="float">
            <text:p>976</text:p>
          </table:table-cell>
          <table:table-cell table:style-name="ce4" office:value-type="string" calcext:value-type="string">
            <text:p>The world of software development moves at a fast pace. New frameworks, libraries, and tools are being released all the time. Staying up-to-date with the latest trends and technologies can be a challenge, but it's also one of the things that makes this field so exciting.</text:p>
            <text:p/>
            <text:p>Take React.js, for example. This JavaScript library has taken the web development world by storm. It allows developers to build fast, responsive web applications with ease. It uses a virtual DOM to make updates and changes efficient and seamless, which leads to better user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77" calcext:value-type="float">
            <text:p>977</text:p>
          </table:table-cell>
          <table:table-cell table:style-name="ce4" office:value-type="string" calcext:value-type="string">
            <text:p>Software development is a field that requires continuous learning and adaptation. One of the concepts that developers need to grasp is multithreading, especially in languages like Java, C++, and C#. Multithreading can help increase the efficiency of programs by allowing them to perform multiple tasks simultaneously.</text:p>
            <text:p/>
            <text:p>In Java, we can create a new thread by implementing the Runnable interface and passing it to a Thread object. Here's an example: </text:p>
            <text:p/>
            <text:p>public class HelloRunnable implements Runnable {</text:p>
            <text:p>  public void run() {</text:p>
            <text:p>    System.out.println('Hello from a thread!');</text:p>
            <text:p>  }</text:p>
            <text:p>}</text:p>
            <text:p/>
            <text:p>Thread t = new Thread(new HelloRunnable());</text:p>
            <text:p/>
            <text:p>This code defines a new class that implements Runnable. The run method is overridden to print a message. A new Thread object is then created and star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Runnable implements Runnable {</text:p>
            <text:p>  public void run() {</text:p>
            <text:p>    System.out.println('Hello from a thread!');</text:p>
            <text:p>  }</text:p>
            <text:p>}</text:p>
            <text:p/>
            <text:p>Thread t = new Thread(new HelloRunnable());</text:p>
          </table:table-cell>
          <table:table-cell table:number-columns-repeated="1017"/>
        </table:table-row>
        <table:table-row table:style-name="ro1">
          <table:table-cell table:style-name="ce2" office:value-type="float" office:value="978" calcext:value-type="float">
            <text:p>978</text:p>
          </table:table-cell>
          <table:table-cell table:style-name="ce4" office:value-type="string" calcext:value-type="string">
            <text:p>Software development is the process of conceiving, specifying, designing, programming, documenting, testing, and bug fixing involved in creating and maintaining applications, frameworks, or other software components. Take the common HelloWorld example in Java. public class HelloWorld { public static void main(String[] args) { System.out.println('Hello, World'); } }. It's a typical first program that many students learn when starting off with programming. Understanding the logic behind such a simple piece of code can help pave the way to more complex programming projec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979" calcext:value-type="float">
            <text:p>979</text:p>
          </table:table-cell>
          <table:table-cell table:style-name="ce4" office:value-type="string" calcext:value-type="string">
            <text:p>The process of software development is intricate and multi-faceted. It often begins with conceptualization, where a team brainstorms and defines the purpose of the software. Then, a detailed plan is drawn out, outlining the development process, timelines, resources, and budget. The development phase then kicks in, involving coding and programming. Software is often written in various programming languages, each with its own syntax and semantics. The choice of language often depends on the nature of the software and its intended u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80" calcext:value-type="float">
            <text:p>980</text:p>
          </table:table-cell>
          <table:table-cell table:style-name="ce4" office:value-type="string" calcext:value-type="string">
            <text:p>Software development is a creative process that involves various steps. Starting from the initial idea to the final product, it's a journey of transformation. One key aspect is writing the source code. For example, creating a function in Python to add two numbers might look like this: def add(a, b): return a + b. This simple function takes in two parameters and returns their sum. It's a basic example of how code can be written to perform specific task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a, b):</text:p>
            <text:p>    return a + b</text:p>
          </table:table-cell>
          <table:table-cell table:number-columns-repeated="1017"/>
        </table:table-row>
        <table:table-row table:style-name="ro1">
          <table:table-cell table:style-name="ce2" office:value-type="float" office:value="981" calcext:value-type="float">
            <text:p>981</text:p>
          </table:table-cell>
          <table:table-cell table:style-name="ce4" office:value-type="string" calcext:value-type="string">
            <text:p>Software development involves designing, programming, and testing software. The programming part is where developers write code to create software. This code can be written in many programming languages, like C++. For example, a simple C++ function to calculate the area of a rectangle would look like this: int calculateArea(int length, int breadth) { return length * breadth; }. This function takes two arguments: length and breadth, and returns their product which represents the area of the rectang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calculateArea(int length, int breadth) {</text:p>
            <text:p>    return length * breadth;</text:p>
            <text:p>}</text:p>
          </table:table-cell>
          <table:table-cell table:number-columns-repeated="1017"/>
        </table:table-row>
        <table:table-row table:style-name="ro1">
          <table:table-cell table:style-name="ce2" office:value-type="float" office:value="982" calcext:value-type="float">
            <text:p>982</text:p>
          </table:table-cell>
          <table:table-cell table:style-name="ce4" office:value-type="string" calcext:value-type="string">
            <text:p>Software development is an art. It requires a deep understanding of programming languages, algorithms, and data structures. It's about solving problems and creating tools that can make our lives easier. However, it's not just about writing code. Good software development also involves good design, clear documentation, and rigorous testing. It's a continuous process that requires constant learning, creativity, and innov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84" calcext:value-type="float">
            <text:p>984</text:p>
          </table:table-cell>
          <table:table-cell table:style-name="ce4" office:value-type="string" calcext:value-type="string">
            <text:p>Software development can be a complex process involving various stages such as requirements gathering, design, coding, testing, and maintenance. Each stage plays a crucial role in ensuring the success of the software. The coding stage, in particular, is where the actual software is written. It's like the heart of software development. However, coding alone is not enough. It needs to be accompanied by rigorous testing and maintenance to ensure the software's quality and longev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86" calcext:value-type="float">
            <text:p>986</text:p>
          </table:table-cell>
          <table:table-cell table:style-name="ce4" office:value-type="string" calcext:value-type="string">
            <text:p>In software development, coding is a crucial component. It's where the developer's ideas and designs are translated into a language that a computer can understand. Coding involves writing instructions for the computer in a specific programming language. These instructions are then executed by the computer to perform a specific task. Coding can be challenging, but it is also rewarding. It's like solving a complex puzzle and seeing the final picture come toge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88" calcext:value-type="float">
            <text:p>988</text:p>
          </table:table-cell>
          <table:table-cell table:style-name="ce4" office:value-type="string" calcext:value-type="string">
            <text:p>Software development is a creative and intellectual activity that involves designing, coding, and testing software to meet specified requirements. It's a process that requires a deep understanding of programming concepts and languages, as well as problem-solving skills. However, it's not just about coding. Good software development also involves good design, clear documentation, and rigorous testing. It's a continuous process that requires constant learning, creativity, and innov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90" calcext:value-type="float">
            <text:p>990</text:p>
          </table:table-cell>
          <table:table-cell table:style-name="ce4" office:value-type="string" calcext:value-type="string">
            <text:p>Software development is an intricate process that involves several stages, including planning, designing, coding, testing, and maintenance. Each stage is crucial in ensuring the success of the software. Coding, in particular, is where the developer's skills and creativity really come into play. However, it's not just about writing code. Good software development also includes good design, clear documentation, thorough testing, and regular maintenance to ensure the software's quality and longev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92" calcext:value-type="float">
            <text:p>992</text:p>
          </table:table-cell>
          <table:table-cell table:style-name="ce4" office:value-type="string" calcext:value-type="string">
            <text:p>Software development is a complex and multifaceted process. It begins with an idea, which is then developed into a detailed plan. This plan is then executed through the process of coding. Coding is the heart of software development. It involves writing instructions for the computer in a specific programming language. These instructions are then executed by the computer to perform a specific task. Coding can be challenging, but it is also rewarding. It's like solving a complex puzzle and seeing the final picture come toge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95" calcext:value-type="float">
            <text:p>995</text:p>
          </table:table-cell>
          <table:table-cell table:style-name="ce4" office:value-type="string" calcext:value-type="string">
            <text:p>Software development is not just about writing code. It's also about solving problems and creating value. Whether you're developing a mobile app, a web application, or a complex enterprise system, the goal is always to build software that meets the needs of its users. This is why understanding the business domain is as important as knowing how to code. By combining technical skills with domain knowledge, developers can create software that truly makes a differ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97" calcext:value-type="float">
            <text:p>997</text:p>
          </table:table-cell>
          <table:table-cell table:style-name="ce4" office:value-type="string" calcext:value-type="string">
            <text:p>The future of software development is in the cloud. Cloud computing offers many benefits, such as scalability, cost effectiveness, and access to advanced technologies. Developers can take advantage of cloud platforms like AWS, Azure, and GCP to build and deploy their applications. These platforms provide a wide range of services, from virtual machines and databases to machine learning and IoT. With the cloud, developers can focus more on coding and less on infrastructure manage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999" calcext:value-type="float">
            <text:p>999</text:p>
          </table:table-cell>
          <table:table-cell table:style-name="ce4" office:value-type="string" calcext:value-type="string">
            <text:p>In today's digital world, software development is becoming more and more popular. It involves the process of conceiving, specifying, designing, programming, documenting, testing, and bug fixing involved in creating and maintaining applications, frameworks, or other software components. It is a process of writing and maintaining the source code.</text:p>
            <text:p/>
            <text:p>However, software development also includes all that is involved between the conception of the desired software through to the final manifestation of the software. It is inherently complex and can be difficult to manage if not handled effective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1" calcext:value-type="float">
            <text:p>1001</text:p>
          </table:table-cell>
          <table:table-cell table:style-name="ce4" office:value-type="string" calcext:value-type="string">
            <text:p>Software development is the process of computer programming, documenting, testing, and bug fixing involved in creating and maintaining applications and frameworks resulting in a software product. Software development is a process of writing and maintaining the source code, but in a broader sense, it includes all that is involved between the conception of the desired software through to the final manifestation of the software.</text:p>
            <text:p/>
            <text:p>The software development process includes many different stages, including requirements analysis, design, coding, testing, and maintenance. Each of these stages requires a different set of skills and knowledge, making software development a complex and multifaceted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3" calcext:value-type="float">
            <text:p>1003</text:p>
          </table:table-cell>
          <table:table-cell table:style-name="ce4" office:value-type="string" calcext:value-type="string">
            <text:p>Software development refers to a set of computer science activities dedicated to the process of creating, designing, deploying and supporting software. Software itself is the set of instructions or programs that tell a computer what to do. It is independent of hardware and makes computers programmable.</text:p>
            <text:p/>
            <text:p>There are many types of software, from simple home apps to sophisticated defense software. Software development includes all that is involved between the conception of the desired software through to the final manifestation of the software. The development process involves many different stages, including requirements analysis, design, coding, testing, and mainten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4" calcext:value-type="float">
            <text:p>1004</text:p>
          </table:table-cell>
          <table:table-cell table:style-name="ce4" office:value-type="string" calcext:value-type="string">
            <text:p>Software development is a process of writing and maintaining the source code, but in a broader sense, it includes all that is involved between the conception of the desired software through the final manifestation of the software. It may include research, new development, prototyping, modification, reuse, re-engineering, maintenance, or any other activities that result in software products.</text:p>
            <text:p/>
            <text:p>It is a process of writing and maintaining the source code. A lot of tasks are involved in this process, such as the identification of the need for software to meet the requirements of a business or individu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6" calcext:value-type="float">
            <text:p>1006</text:p>
          </table:table-cell>
          <table:table-cell table:style-name="ce4" office:value-type="string" calcext:value-type="string">
            <text:p>Software development involves a series of processes to create software products. It encompasses the ideation phase, where the concept of the software is born, to the detailed planning, the design and coding, testing, and finally, launching the software. It also involves the maintenance and updates of the software product.</text:p>
            <text:p/>
            <text:p>The processes are complex and require the collaboration of many different professionals, including software engineers, programmers, testers, and project managers. A well-managed software development project results in high-quality software that meets user requirements and is delivered on time and within budge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7" calcext:value-type="float">
            <text:p>1007</text:p>
          </table:table-cell>
          <table:table-cell table:style-name="ce4" office:value-type="string" calcext:value-type="string">
            <text:p>Software development is a complex process that involves multiple stages, including requirement gathering, design, coding, testing, and maintenance. This process requires a high level of expertise and attention to detail. For example, in C#, a simple function to add two numbers could be written as: public int Add(int a, int b) { return a + b; }.</text:p>
            <text:p/>
            <text:p>This function takes two integers as input and returns their sum. It's a simple code snippet, but it illustrates one of the basic building blocks of software development: the function. Functions like this one form the backbone of most software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int Add(int a, int b) {</text:p>
            <text:p>  return a + b;</text:p>
            <text:p>}</text:p>
          </table:table-cell>
          <table:table-cell table:number-columns-repeated="1017"/>
        </table:table-row>
        <table:table-row table:style-name="ro1">
          <table:table-cell table:style-name="ce2" office:value-type="float" office:value="1008" calcext:value-type="float">
            <text:p>1008</text:p>
          </table:table-cell>
          <table:table-cell table:style-name="ce4" office:value-type="string" calcext:value-type="string">
            <text:p>Software development is a structured process of creating software. It involves several stages including planning, analysis, design, implementation, testing and maintenance. This process is designed to help developers produce a high-quality product that meets or exceeds customer expectations.</text:p>
            <text:p/>
            <text:p>The software development process is complex and requires a high level of skill and knowledge. It is a creative process that involves problem-solving and the application of theoretical knowledge. A good software developer is not just a good programmer, but also a good problem solver, capable of understanding complex systems and how they 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09" calcext:value-type="float">
            <text:p>1009</text:p>
          </table:table-cell>
          <table:table-cell table:style-name="ce4" office:value-type="string" calcext:value-type="string">
            <text:p>Software development is the process of designing, coding, testing, and maintaining software systems. It's a field that's constantly evolving, with new methodologies and technologies emerging all the time. For instance, in Swift, we might define a function to calculate the square of a number as: func square(n: Int) -&gt; Int { return n * n }.</text:p>
            <text:p/>
            <text:p>This function takes an integer as input and returns the square of that number. This is a very basic operation, but it's an integral part of many more complex operations and calculations in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square(n: Int) -&gt; Int {</text:p>
            <text:p>  return n * n</text:p>
            <text:p>}</text:p>
          </table:table-cell>
          <table:table-cell table:number-columns-repeated="1017"/>
        </table:table-row>
        <table:table-row table:style-name="ro1">
          <table:table-cell table:style-name="ce2" office:value-type="float" office:value="1010" calcext:value-type="float">
            <text:p>1010</text:p>
          </table:table-cell>
          <table:table-cell table:style-name="ce4" office:value-type="string" calcext:value-type="string">
            <text:p>Software development is a logical process that is used to build and maintain software systems. It involves various stages such as requirements gathering, design, coding, testing, and maintenance. Each of these stages is critical and plays a key role in the successful development of a software system.</text:p>
            <text:p/>
            <text:p>Software development is a challenging and complex activity. It requires a deep understanding of the domain, the users, and the business needs. It also requires a strong technical knowledge in various areas such as programming, database design, networking, security, and user interface desig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11" calcext:value-type="float">
            <text:p>1011</text:p>
          </table:table-cell>
          <table:table-cell table:style-name="ce4" office:value-type="string" calcext:value-type="string">
            <text:p>Software development is a process involving various activities including designing, programming, testing, and maintaining software applications. In the process of writing software, developers often create functions or methods to perform specific tasks. For example, in Ruby, a function to calculate the factorial of a number can be written as: def factorial(n) n == 0 ? 1 : n * factorial(n-1) end.</text:p>
            <text:p/>
            <text:p>This function uses recursion to calculate the factorial of a given number. The factorial of a number is the product of all positive integers less than or equal to that number. This function forms the basis of many complex operations in software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n == 0 ? 1 : n * factorial(n-1)</text:p>
            <text:p>end</text:p>
          </table:table-cell>
          <table:table-cell table:number-columns-repeated="1017"/>
        </table:table-row>
        <table:table-row table:style-name="ro1">
          <table:table-cell table:style-name="ce2" office:value-type="float" office:value="1013" calcext:value-type="float">
            <text:p>1013</text:p>
          </table:table-cell>
          <table:table-cell table:style-name="ce4" office:value-type="string" calcext:value-type="string">
            <text:p>Software development methodologies play a vital role in building software. Agile, Scrum, Lean, Waterfall are some of the well-known methodologies. Each has its strengths and weaknesses, and the choice between them depends on the project requirements and team dynamics. A developer must be adaptable and willing to learn new techniques to stay relevant in this ever-evolv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14" calcext:value-type="float">
            <text:p>1014</text:p>
          </table:table-cell>
          <table:table-cell table:style-name="ce4" office:value-type="string" calcext:value-type="string">
            <text:p>The art of software development is not just about writing code; it also involves understanding the problem domain, identifying the best solution, and implementing it in an efficient and maintainable way. The beauty of Python, for example, is in its simplicity and readability. Consider the following code that reads a file and prints its contents: with open('file.txt', 'r') as f: print(f.rea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with open('file.txt', 'r') as f:</text:p>
            <text:p>  print(f.read())</text:p>
          </table:table-cell>
          <table:table-cell table:number-columns-repeated="1017"/>
        </table:table-row>
        <table:table-row table:style-name="ro1">
          <table:table-cell table:style-name="ce2" office:value-type="float" office:value="1015" calcext:value-type="float">
            <text:p>1015</text:p>
          </table:table-cell>
          <table:table-cell table:style-name="ce4" office:value-type="string" calcext:value-type="string">
            <text:p>In the world of software development, one must never underestimate the importance of good documentation. It not only helps maintain the software but also assists new developers in understanding the codebase. Tools like Javadoc in Java can generate documentation automatically from the source code. Remember, good documentation is as valuable as good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17" calcext:value-type="float">
            <text:p>1017</text:p>
          </table:table-cell>
          <table:table-cell table:style-name="ce4" office:value-type="string" calcext:value-type="string">
            <text:p>Software development often involves working with databases. Whether it's SQL or NoSQL, understanding how to interact with a database is a key skill. From designing a schema to writing queries, a developer must be comfortable with database oper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18" calcext:value-type="float">
            <text:p>1018</text:p>
          </table:table-cell>
          <table:table-cell table:style-name="ce4" office:value-type="string" calcext:value-type="string">
            <text:p>In software development, continuous integration and continuous delivery (CI/CD) have become standard practices. They involve regularly merging all developer working copies to a shared mainline and making sure the software can be released at any time. For example, a simple YAML configuration for a CI/CD pipeline could be: stages: - build - test build: stage: build script: make test: stage: test script: make tes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tages:</text:p>
            <text:p>  - build</text:p>
            <text:p>  - test</text:p>
            <text:p/>
            <text:p>build:</text:p>
            <text:p>  stage: build</text:p>
            <text:p>  script: make</text:p>
            <text:p/>
            <text:p>test:</text:p>
            <text:p>  stage: test</text:p>
            <text:p>  script: make test</text:p>
          </table:table-cell>
          <table:table-cell table:number-columns-repeated="1017"/>
        </table:table-row>
        <table:table-row table:style-name="ro1">
          <table:table-cell table:style-name="ce2" office:value-type="float" office:value="1019" calcext:value-type="float">
            <text:p>1019</text:p>
          </table:table-cell>
          <table:table-cell table:style-name="ce4" office:value-type="string" calcext:value-type="string">
            <text:p>Version control is an essential tool in a developer's toolbox. It allows tracking of changes to the code, making it easy to roll back if necessary. It also facilitates collaboration, as multiple developers can work on the same codebase without stepping on each other's to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20" calcext:value-type="float">
            <text:p>1020</text:p>
          </table:table-cell>
          <table:table-cell table:style-name="ce4" office:value-type="string" calcext:value-type="string">
            <text:p>Debugging is a crucial skill in software development. It involves identifying and removing errors from the software. Whether you're working with a high-level language like Python or a low-level language like C, understanding how to debug your code is essential. For example, in C++, you might use a debugger like gdb to step through your code and find the source of a probl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21" calcext:value-type="float">
            <text:p>1021</text:p>
          </table:table-cell>
          <table:table-cell table:style-name="ce4" office:value-type="string" calcext:value-type="string">
            <text:p>Software development is a constant learning journey. Technology and trends evolve rapidly, and as a developer, one must learn to adapt. Whether it's adopting a new programming language or embracing a new development methodology, the only constant in software development is chan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23" calcext:value-type="float">
            <text:p>1023</text:p>
          </table:table-cell>
          <table:table-cell table:style-name="ce4" office:value-type="string" calcext:value-type="string">
            <text:p>Design patterns are solutions to commonly occurring problems in software design. They can speed up the development process by providing tested, proven development paradigms. Effective software design requires considering issues that may not become visible until later in the implement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26" calcext:value-type="float">
            <text:p>1026</text:p>
          </table:table-cell>
          <table:table-cell table:style-name="ce4" office:value-type="string" calcext:value-type="string">
            <text:p>The use of frameworks and libraries can significantly speed up the development process. They provide pre-written code to common tasks, allowing developers to focus on the unique aspects of their application. However, it's crucial to understand the underlying principles and not rely solely on librar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27" calcext:value-type="float">
            <text:p>1027</text:p>
          </table:table-cell>
          <table:table-cell table:style-name="ce4" office:value-type="string" calcext:value-type="string">
            <text:p>Software development is a complex process, involving multiple stages and methods. It begins with a planning phase, where developers identify the needs of the user, and design a solution to meet those needs. This solution is then coded, and the resulting software is tested to ensure it works as expected. The software is then deployed to users, and any necessary maintenance is performed.</text:p>
            <text:p/>
            <text:p>In the coding stage, developers often work with complex algorithms. For instance, in C#, a developer might use the following to create a simple 'Hello, World!' program: void Main() { System.Console.WriteLine('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oid Main() {</text:p>
            <text:p>  System.Console.WriteLine('Hello, World!');</text:p>
            <text:p>}</text:p>
          </table:table-cell>
          <table:table-cell table:number-columns-repeated="1017"/>
        </table:table-row>
        <table:table-row table:style-name="ro1">
          <table:table-cell table:style-name="ce2" office:value-type="float" office:value="1028" calcext:value-type="float">
            <text:p>1028</text:p>
          </table:table-cell>
          <table:table-cell table:style-name="ce4" office:value-type="string" calcext:value-type="string">
            <text:p>The development of software is a dynamic process. It involves various stages like requirements gathering, designing, coding, testing, and maintenance. Each of these stages requires different sets of skills and approaches. For instance, the design stage requires a high level of creativity and problem-solving abilities, while the coding stage requires proficiency in one or more programming languages and an understanding of algorithms and data structures.</text:p>
            <text:p/>
            <text:p>An example of an algorithm might be a simple Python script to calculate the Fibonacci sequence. def fibonacci(n): if n &lt;= 0: return 0 elif n == 1: return 1 else: return fibonacci(n-1) + fibonacci(n-2)</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ibonacci(n):</text:p>
            <text:p>  if n &lt;= 0:</text:p>
            <text:p>    return 0</text:p>
            <text:p>  elif n == 1:</text:p>
            <text:p>    return 1</text:p>
            <text:p>  else:</text:p>
            <text:p>    return fibonacci(n-1) + fibonacci(n-2)</text:p>
          </table:table-cell>
          <table:table-cell table:number-columns-repeated="1017"/>
        </table:table-row>
        <table:table-row table:style-name="ro1">
          <table:table-cell table:style-name="ce2" office:value-type="float" office:value="1029" calcext:value-type="float">
            <text:p>1029</text:p>
          </table:table-cell>
          <table:table-cell table:style-name="ce4" office:value-type="string" calcext:value-type="string">
            <text:p>Software developers are problem solvers. They use computers and programming languages to design, write, test, and maintain software applications. These applications can range from simple programs that perform a single task, to complex systems that manage all aspects of a business.</text:p>
            <text:p/>
            <text:p>A developer's choice of programming language can vary depending on the task at hand. Some may prefer to use C++ for system-level programming, while others may choose Java for its cross-platform capabilities. Others may use newer languages like Rust for their safety and performance characteristic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30" calcext:value-type="float">
            <text:p>1030</text:p>
          </table:table-cell>
          <table:table-cell table:style-name="ce4" office:value-type="string" calcext:value-type="string">
            <text:p>Software development is not just about writing code. It's about solving problems and creating value. It involves understanding the needs of the users, designing a solution, implementing it, and then testing it to ensure it meets the users' needs. The process doesn't end there, however. After the software is deployed, it needs to be maintained and updated to stay relevant and useful.</text:p>
            <text:p/>
            <text:p>Let's take an example of a simple JavaScript code snippet where an array of numbers is sorted in ascending order. var numbers = [4, 2, 9, 3, 5, 1]; numbers.sort(function(a, b){return a - b});</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numbers = [4, 2, 9, 3, 5, 1];</text:p>
            <text:p>numbers.sort(function(a, b){return a - b});</text:p>
          </table:table-cell>
          <table:table-cell table:number-columns-repeated="1017"/>
        </table:table-row>
        <table:table-row table:style-name="ro1">
          <table:table-cell table:style-name="ce2" office:value-type="float" office:value="1031" calcext:value-type="float">
            <text:p>1031</text:p>
          </table:table-cell>
          <table:table-cell table:style-name="ce4" office:value-type="string" calcext:value-type="string">
            <text:p>In software development, the first step is always to understand the problem. This involves talking to users, gathering requirements, and analyzing the problem domain. Once the problem is understood, the next step is to design a solution. This can involve creating flowcharts, data flow diagrams, or other visual representations of the software.</text:p>
            <text:p/>
            <text:p>Next comes the implementation phase, where the design is turned into code. This can involve writing code in a variety of languages, from low-level languages like C to high-level languages like Python. Finally, the software is tested to ensure it works as expected, and any bugs or issues are fix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33" calcext:value-type="float">
            <text:p>1033</text:p>
          </table:table-cell>
          <table:table-cell table:style-name="ce4" office:value-type="string" calcext:value-type="string">
            <text:p>The process of developing software involves several stages, each with its own set of challenges. From understanding the user's needs, to designing a solution, to writing the code, to testing the software, each stage requires a different set of skills and tools.</text:p>
            <text:p/>
            <text:p>For example, a developer might use TypeScript to write a web application. The code might look something like this: class Greeter { greeting: string; constructor(message: string) { this.greeting = message; } greet() { return 'Hello, ' + this.greeting;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Greeter {</text:p>
            <text:p>  greeting: string;</text:p>
            <text:p/>
            <text:p>  constructor(message: string) {</text:p>
            <text:p>    this.greeting = message;</text:p>
            <text:p>  }</text:p>
            <text:p/>
            <text:p>  greet() {</text:p>
            <text:p>    return `Hello, ${this.greeting}`;</text:p>
            <text:p>  }</text:p>
            <text:p>}</text:p>
          </table:table-cell>
          <table:table-cell table:number-columns-repeated="1017"/>
        </table:table-row>
        <table:table-row table:style-name="ro1">
          <table:table-cell table:style-name="ce2" office:value-type="float" office:value="1034" calcext:value-type="float">
            <text:p>1034</text:p>
          </table:table-cell>
          <table:table-cell table:style-name="ce4" office:value-type="string" calcext:value-type="string">
            <text:p>Software development is a multifaceted discipline that involves the design, testing, and maintenance of software. It is a process of problem-solving, where developers work to create a software solution that fulfills a specific set of user needs. The process typically starts with a design phase, where the requirements of the software are defined and a plan is created for how to build it.</text:p>
            <text:p/>
            <text:p>The next phase is the implementation phase, where the software is actually written. This can be done in a variety of programming languages, depending on the specific needs of the project. Finally, the software is tested to ensure it meets the specified requirements and is free of bug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35" calcext:value-type="float">
            <text:p>1035</text:p>
          </table:table-cell>
          <table:table-cell table:style-name="ce4" office:value-type="string" calcext:value-type="string">
            <text:p>Building software is a complex process that requires a deep understanding of both the problem to be solved and the tools available to solve it. It is a process that involves defining the problem, designing a solution, implementing that solution in code, testing the result, and then maintaining and improving the software over time.</text:p>
            <text:p/>
            <text:p>When it comes to implementing the solution in code, there are many programming languages to choose from. For example, a developer might use Rust to write a program that's both safe and efficient. fn main() { 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037" calcext:value-type="float">
            <text:p>1037</text:p>
          </table:table-cell>
          <table:table-cell table:style-name="ce4" office:value-type="string" calcext:value-type="string">
            <text:p>Software development is a fascinating field, filled with challenges and opportunities. It's a field where creativity and logic come together to create solutions that can make a real difference in people's lives. From designing user interfaces to writing algorithms, every aspect of software development requires a unique skill set.</text:p>
            <text:p/>
            <text:p>One of the most crucial aspects of software development is writing code. Whether it's a simple script to automate a task, or a complex system that powers a business, code is the foundation of all software. Developers use a variety of languages to write code, from Python and Java to C++ and Swif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39" calcext:value-type="float">
            <text:p>1039</text:p>
          </table:table-cell>
          <table:table-cell table:style-name="ce4" office:value-type="string" calcext:value-type="string">
            <text:p>Software development is a process that involves many stages, from initial planning and design, to coding, testing, and maintenance. Each stage requires a different set of skills and tools, and a successful software developer must be able to navigate through each of these stages efficiently.</text:p>
            <text:p/>
            <text:p>For example, during the coding stage, a developer might use a language like Java to write a program. The program could be as simple as a 'Hello, World!' program, or it could be a more complex application with multiple classes and metho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40" calcext:value-type="float">
            <text:p>1040</text:p>
          </table:table-cell>
          <table:table-cell table:style-name="ce4" office:value-type="string" calcext:value-type="string">
            <text:p>The process of software development is a complex one, involving a number of stages. These include requirements gathering, where the needs of the user are identified; design, where a plan for the software is created; coding, where the software is actually written; testing, where the software is checked for errors; and maintenance, where the software is updated and improved over time.</text:p>
            <text:p/>
            <text:p>In the coding phase, developers often use a variety of programming languages. A simple example of a JavaScript function might look like this: function greet(name) { return 'Hello, ' + name;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text:p>
            <text:p>}</text:p>
          </table:table-cell>
          <table:table-cell table:number-columns-repeated="1017"/>
        </table:table-row>
        <table:table-row table:style-name="ro1">
          <table:table-cell table:style-name="ce2" office:value-type="float" office:value="1041" calcext:value-type="float">
            <text:p>1041</text:p>
          </table:table-cell>
          <table:table-cell table:style-name="ce4" office:value-type="string" calcext:value-type="string">
            <text:p>Software development is a creative and technical process, involving a series of stages. These typically include planning, design, coding, testing, and maintenance. Each stage requires a different skill set and tools. For instance, the coding stage requires knowledge of programming languages and coding principles.</text:p>
            <text:p/>
            <text:p>Developers can choose from a wide range of programming languages, depending on the project needs. For instance, they might use Swift to develop iOS applications. A simple Swift code to print 'Hello, World!' would be: import SwiftUI let greeting = 'Hello, World!' print(greet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SwiftUI</text:p>
            <text:p/>
            <text:p>let greeting = "Hello, World!"</text:p>
            <text:p/>
            <text:p>print(greeting)</text:p>
          </table:table-cell>
          <table:table-cell table:number-columns-repeated="1017"/>
        </table:table-row>
        <table:table-row table:style-name="ro1">
          <table:table-cell table:style-name="ce2" office:value-type="float" office:value="1043" calcext:value-type="float">
            <text:p>1043</text:p>
          </table:table-cell>
          <table:table-cell table:style-name="ce4" office:value-type="string" calcext:value-type="string">
            <text:p>In software development, choosing the right programming language is crucial. The language of choice depends on the requirements of the project and the expertise of the team. Familiarity with the language increases the efficiency of the development process. For instance, Java is a popular choice for enterprise applications due to its robustness and versatility. It allows developers to write code that runs on any machine, regardless of the architecture or platfor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44" calcext:value-type="float">
            <text:p>1044</text:p>
          </table:table-cell>
          <table:table-cell table:style-name="ce4" office:value-type="string" calcext:value-type="string">
            <text:p>Error handling is a critical aspect of software development. This process involves identifying, debugging, and fixing errors in the code. For instance, in C++, try and catch blocks are used to handle exceptions. Here is an example: try { throw 20; } catch (int e) { cout &lt;&lt; An exception occurred. Exception Nr. &lt;&lt; e &lt;&lt; endl; } This ensures that the program can recover from unexpected situations without crash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ry {</text:p>
            <text:p>  throw 20;</text:p>
            <text:p>} catch (int e) {</text:p>
            <text:p>  cout &lt;&lt; "An exception occurred. Exception Nr. " &lt;&lt; e &lt;&lt; endl;</text:p>
            <text:p>}</text:p>
          </table:table-cell>
          <table:table-cell table:number-columns-repeated="1017"/>
        </table:table-row>
        <table:table-row table:style-name="ro1">
          <table:table-cell table:style-name="ce2" office:value-type="float" office:value="1045" calcext:value-type="float">
            <text:p>1045</text:p>
          </table:table-cell>
          <table:table-cell table:style-name="ce4" office:value-type="string" calcext:value-type="string">
            <text:p>The beauty of software development lies in its capacity for constant evolution. The Agile methodology, in particular, emphasizes iterative development, where requirements and solutions evolve through collaboration between self-organizing cross-functional teams. Agile promotes adaptive planning, evolutionary development, early delivery, and continual improvement. It encourages flexibility in response to change, making it well-suited to the dynamic nature of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47" calcext:value-type="float">
            <text:p>1047</text:p>
          </table:table-cell>
          <table:table-cell table:style-name="ce4" office:value-type="string" calcext:value-type="string">
            <text:p>Testing is an integral part of software development. It ensures the software works as intended and meets the specified requirements. Automated testing is popular due to its efficiency and reliability. In JavaScript, for instance, the Mocha testing framework is commonly used. A basic Mocha test looks like this: describe('Array', function() { describe('#indexOf()', function() { it('should return -1 when the value is not present', function() { assert.equal([1, 2, 3].indexOf(4), -1); }); }); }); This test checks whether the indexOf method of an array returns -1 when the value is not present in the arra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scribe('Array', function() {</text:p>
            <text:p>  describe('#indexOf()', function() {</text:p>
            <text:p>    it('should return -1 when the value is not present', function() {</text:p>
            <text:p>      assert.equal([1, 2, 3].indexOf(4), -1);</text:p>
            <text:p>    });</text:p>
            <text:p>  });</text:p>
            <text:p>});</text:p>
          </table:table-cell>
          <table:table-cell table:number-columns-repeated="1017"/>
        </table:table-row>
        <table:table-row table:style-name="ro1">
          <table:table-cell table:style-name="ce2" office:value-type="float" office:value="1048" calcext:value-type="float">
            <text:p>1048</text:p>
          </table:table-cell>
          <table:table-cell table:style-name="ce4" office:value-type="string" calcext:value-type="string">
            <text:p>Code reviews are a standard practice in software development. They involve a systematic examination of source code, aimed at finding and fixing mistakes overlooked during the initial development phase. Code reviews not only improve the quality of the software but also help developers learn from their mistakes and improve their coding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49" calcext:value-type="float">
            <text:p>1049</text:p>
          </table:table-cell>
          <table:table-cell table:style-name="ce4" office:value-type="string" calcext:value-type="string">
            <text:p>The choice of the right data structure is crucial in software development. It can significantly improve the efficiency of a program. For example, in C, an array can be declared as follows: int arr[10]; This declares an array named arr that can hold up to 10 integ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arr[10];</text:p>
          </table:table-cell>
          <table:table-cell table:number-columns-repeated="1017"/>
        </table:table-row>
        <table:table-row table:style-name="ro1">
          <table:table-cell table:style-name="ce2" office:value-type="float" office:value="1050" calcext:value-type="float">
            <text:p>1050</text:p>
          </table:table-cell>
          <table:table-cell table:style-name="ce4" office:value-type="string" calcext:value-type="string">
            <text:p>Documentation is often overlooked in software development, but it is crucial for long-term maintenance of the software. Good documentation not only describes what the software does but also explains why it does it. It provides a comprehensive manual for new developers and aids in troubleshooting and debugg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51" calcext:value-type="float">
            <text:p>1051</text:p>
          </table:table-cell>
          <table:table-cell table:style-name="ce4" office:value-type="string" calcext:value-type="string">
            <text:p>Concurrency is an important concept in software development, especially in multi-threaded programming. It refers to the ability of a system to execute multiple tasks simultaneously. For instance, in Java, a new thread can be created as follows: Thread t = new Thread(new Runnable() { public void run() { // code to be executed in the thread } }); t.start(); This creates a new thread and starts its execu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hread t = new Thread(new Runnable() {</text:p>
            <text:p>  public void run() {</text:p>
            <text:p>    // code to be executed in the thread</text:p>
            <text:p>  }</text:p>
            <text:p>});</text:p>
            <text:p>t.start();</text:p>
          </table:table-cell>
          <table:table-cell table:number-columns-repeated="1017"/>
        </table:table-row>
        <table:table-row table:style-name="ro1">
          <table:table-cell table:style-name="ce2" office:value-type="float" office:value="1052" calcext:value-type="float">
            <text:p>1052</text:p>
          </table:table-cell>
          <table:table-cell table:style-name="ce4" office:value-type="string" calcext:value-type="string">
            <text:p>In software development, debugging is the process of finding and resolving defects that prevent the software from functioning correctly. It involves identifying the problem, isolating the source of the problem, and then either eliminating the problem or altering the program to avoid it. Debugging tools (called debuggers) are used to identify coding errors at various development sta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54" calcext:value-type="float">
            <text:p>1054</text:p>
          </table:table-cell>
          <table:table-cell table:style-name="ce4" office:value-type="string" calcext:value-type="string">
            <text:p>Design patterns are typical solutions to common problems in software design. Each pattern is like a blueprint that can be customized to solve a particular design problem in your code. They can speed up the development process by providing tested, proven development paradigms. Effective software design requires considering issues that may not become visible until later in the implement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55" calcext:value-type="float">
            <text:p>1055</text:p>
          </table:table-cell>
          <table:table-cell table:style-name="ce4" office:value-type="string" calcext:value-type="string">
            <text:p>In software development, object-oriented programming (OOP) is a programming paradigm that uses 'objects': data structures consisting of data fields and methods together with their interactions. To illustrate, consider a basic class in C++: class Rectangle { int width, height; public: void set_values (int,int); int area() {return width*height;} }; Rectangle rect; rect.set_values (3,4); cout &lt;&lt; rect.area();</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Rectangle {</text:p>
            <text:p>  int width, height;</text:p>
            <text:p> public:</text:p>
            <text:p>  void set_values(int, int);</text:p>
            <text:p>  int area() { return width * height; }</text:p>
            <text:p>};</text:p>
            <text:p/>
            <text:p>Rectangle rect;</text:p>
            <text:p>rect.set_values(3, 4);</text:p>
            <text:p>cout &lt;&lt; rect.area();</text:p>
          </table:table-cell>
          <table:table-cell table:number-columns-repeated="1017"/>
        </table:table-row>
        <table:table-row table:style-name="ro1">
          <table:table-cell table:style-name="ce2" office:value-type="float" office:value="1057" calcext:value-type="float">
            <text:p>1057</text:p>
          </table:table-cell>
          <table:table-cell table:style-name="ce4" office:value-type="string" calcext:value-type="string">
            <text:p>Software development is a complex process that involves a number of stages. From ideation to design, coding to testing, each stage requires a specific set of skills and knowledge. One of the most critical stages is coding, where the developer writes the actual software. In languages like Java, for instance, you might use a for loop to iterate over elements in an array. For example, for(int i = 0; i &lt; array.length; i++){ System.out.println(array[i]);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int i = 0; i &lt; array.length; i++){</text:p>
            <text:p>  System.out.println(array[i]);</text:p>
            <text:p>}</text:p>
          </table:table-cell>
          <table:table-cell table:number-columns-repeated="1017"/>
        </table:table-row>
        <table:table-row table:style-name="ro1">
          <table:table-cell table:style-name="ce2" office:value-type="float" office:value="1059" calcext:value-type="float">
            <text:p>1059</text:p>
          </table:table-cell>
          <table:table-cell table:style-name="ce4" office:value-type="string" calcext:value-type="string">
            <text:p>In software development, it's not just about writing code. It's also about understanding the needs of the user and translating those needs into functional, user-friendly software. This often involves a process called user experience design, or UX design, which focuses on making the software as easy to use as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0" calcext:value-type="float">
            <text:p>1060</text:p>
          </table:table-cell>
          <table:table-cell table:style-name="ce4" office:value-type="string" calcext:value-type="string">
            <text:p>Software development is an iterative process where requirements and solutions evolve through collaboration between self-organizing cross-functional teams. It promotes adaptive planning, evolutionary development, empirical knowledge, and encourages flexible responses to change. It is a conceptual framework that focuses on delivering working software with minimum overhea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1" calcext:value-type="float">
            <text:p>1061</text:p>
          </table:table-cell>
          <table:table-cell table:style-name="ce4" office:value-type="string" calcext:value-type="string">
            <text:p>Software testing is an integral part of software development. It involves executing a program or application with the intent of finding software bugs. It can also be used to ensure that the software meets the business and technical requirements and that it works as expected. For instance, in the C# language, you might write a unit test like this: [TestMethod] public void TestMethod1() { Assert.AreEqual(1, 1);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estMethod]</text:p>
            <text:p>public void TestMethod1()</text:p>
            <text:p>{</text:p>
            <text:p>  Assert.AreEqual(1, 1);</text:p>
            <text:p>}</text:p>
          </table:table-cell>
          <table:table-cell table:number-columns-repeated="1017"/>
        </table:table-row>
        <table:table-row table:style-name="ro1">
          <table:table-cell table:style-name="ce2" office:value-type="float" office:value="1062" calcext:value-type="float">
            <text:p>1062</text:p>
          </table:table-cell>
          <table:table-cell table:style-name="ce4" office:value-type="string" calcext:value-type="string">
            <text:p>In software development, debugging is the process of detecting and removing of existing and potential errors (also called as 'bugs') in a software code that can cause it to behave unexpectedly or crash. Debugging a program can be done in several ways, including interactive debugging, control flow analysis, unit testing, integration testing, log file analysis, and code revie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3" calcext:value-type="float">
            <text:p>1063</text:p>
          </table:table-cell>
          <table:table-cell table:style-name="ce4" office:value-type="string" calcext:value-type="string">
            <text:p>JavaScript is among the most powerful and flexible programming languages of the web. It powers the dynamic behavior on most websites, including this one. A common task for a JavaScript developer is to add event handlers to the DOM. Here's how you do it. document.getElementById('myButton').addEventListener('click', function() { alert('Button clicke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ocument.getElementById('myButton').addEventListener('click', function() {</text:p>
            <text:p>  alert('Button clicked!');</text:p>
            <text:p>});</text:p>
          </table:table-cell>
          <table:table-cell table:number-columns-repeated="1017"/>
        </table:table-row>
        <table:table-row table:style-name="ro1">
          <table:table-cell table:style-name="ce2" office:value-type="float" office:value="1064" calcext:value-type="float">
            <text:p>1064</text:p>
          </table:table-cell>
          <table:table-cell table:style-name="ce4" office:value-type="string" calcext:value-type="string">
            <text:p>One of the key aspects of software development is writing efficient code. This can be achieved through various means including the use of data structures. Data structures allow you to store and organize data in a way that enables you to efficiently perform specific operations. In C++, for instance, you might use a vector to store data. vector&lt;int&gt; v; v.push_back(1); v.push_back(2); v.push_back(3);</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ector&lt;int&gt; v;</text:p>
            <text:p>v.push_back(1);</text:p>
            <text:p>v.push_back(2);</text:p>
            <text:p>v.push_back(3);</text:p>
          </table:table-cell>
          <table:table-cell table:number-columns-repeated="1017"/>
        </table:table-row>
        <table:table-row table:style-name="ro1">
          <table:table-cell table:style-name="ce2" office:value-type="float" office:value="1065" calcext:value-type="float">
            <text:p>1065</text:p>
          </table:table-cell>
          <table:table-cell table:style-name="ce4" office:value-type="string" calcext:value-type="string">
            <text:p>In software development, continuous integration is a practice where members of a team integrate their work frequently. Each integration is verified by an automated build and automated tests to detect integration errors as quickly as possible. This approach leads to significantly reduced integration problems and allows a team to develop cohesive software more rapid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6" calcext:value-type="float">
            <text:p>1066</text:p>
          </table:table-cell>
          <table:table-cell table:style-name="ce4" office:value-type="string" calcext:value-type="string">
            <text:p>Software development is a multi-faceted process that involves various stages. One of these stages is the creation of an application's user interface, or UI. This is the part of the application that users interact with directly. Everything they see, click on, and interact with is part of the UI. This is just as crucial as the coding part of development, as it directly affects the user's experience with the applic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7" calcext:value-type="float">
            <text:p>1067</text:p>
          </table:table-cell>
          <table:table-cell table:style-name="ce4" office:value-type="string" calcext:value-type="string">
            <text:p>Software development methodologies are crucial for organizing and planning software development projects. They provide a framework for planning, structuring, and controlling the process of developing an information system. Common methodologies include waterfall, agile, scrum, lean, and DevOps. Each methodology has its own strengths and weaknesses, and it's important to choose the right one for your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68" calcext:value-type="float">
            <text:p>1068</text:p>
          </table:table-cell>
          <table:table-cell table:style-name="ce4" office:value-type="string" calcext:value-type="string">
            <text:p>Software development is all about solving problems. It starts with a problem statement and ends with a software solution. But the journey from problem to solution isn't a straight line. It's a cycle of understanding, planning, coding, testing, and deploying. And in the heart of this cycle lies the art of coding. For instance, consider an example in Ruby: def greet(name) puts 'Hello, ' + name end greet('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text:p>
            <text:p>  puts 'Hello, ' + name</text:p>
            <text:p>end</text:p>
            <text:p/>
            <text:p>greet('World')</text:p>
          </table:table-cell>
          <table:table-cell table:number-columns-repeated="1017"/>
        </table:table-row>
        <table:table-row table:style-name="ro1">
          <table:table-cell table:style-name="ce2" office:value-type="float" office:value="1069" calcext:value-type="float">
            <text:p>1069</text:p>
          </table:table-cell>
          <table:table-cell table:style-name="ce4" office:value-type="string" calcext:value-type="string">
            <text:p>In the world of software development, application programming interfaces (APIs) are a crucial component. APIs are sets of communication protocols that allow different software applications to communicate with each other. They serve as a bridge between different software systems, allowing them to interact and share information. APIs have become increasingly important with the rise of cloud computing and the proliferation of mobile app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70" calcext:value-type="float">
            <text:p>1070</text:p>
          </table:table-cell>
          <table:table-cell table:style-name="ce4" office:value-type="string" calcext:value-type="string">
            <text:p>In software development, one of the key aspects that developers focus on is optimization. This involves refining the code to improve the software's efficiency, speed, or resource usage. Reducing the software's demand on system resources can lead to better system performance and response times. In Go, for example, you might use a simple for loop like this: for i := 0; i &lt; 10; i++ { fmt.Println(i)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 0; i &lt; 10; i++ {</text:p>
            <text:p>  fmt.Println(i)</text:p>
            <text:p>}</text:p>
          </table:table-cell>
          <table:table-cell table:number-columns-repeated="1017"/>
        </table:table-row>
        <table:table-row table:style-name="ro1">
          <table:table-cell table:style-name="ce2" office:value-type="float" office:value="1072" calcext:value-type="float">
            <text:p>1072</text:p>
          </table:table-cell>
          <table:table-cell table:style-name="ce4" office:value-type="string" calcext:value-type="string">
            <text:p>When embarking on a software development project, the first step is often to gather requirements. This involves speaking to stakeholders and understanding their needs and expectations. From here, developers can begin to design the software, creating a blueprint of sorts for the project. </text:p>
            <text:p/>
            <text:p>Following this, the coding phase begins. This is where the magic happens and ideas turn into reality. Finally, the software is tested, fixed, and released to the end-users. It's a rewarding, albeit challenging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73" calcext:value-type="float">
            <text:p>1073</text:p>
          </table:table-cell>
          <table:table-cell table:style-name="ce4" office:value-type="string" calcext:value-type="string">
            <text:p>In the world of software development, there's a wide range of programming languages to choose from. Some developers prefer Python for its simplicity and readability. Others might prefer C# for its powerful framework. In Python, defining a function is as simple as: def hello_world(): print('Hello, world!') </text:p>
            <text:p/>
            <text:p>Choosing the right language really depends on the task at hand. It's important to be adaptable and open to learning new languages as the field of software development continues to evolv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_world():</text:p>
            <text:p>    print('Hello, world!')</text:p>
          </table:table-cell>
          <table:table-cell table:number-columns-repeated="1017"/>
        </table:table-row>
        <table:table-row table:style-name="ro1">
          <table:table-cell table:style-name="ce2" office:value-type="float" office:value="1074" calcext:value-type="float">
            <text:p>1074</text:p>
          </table:table-cell>
          <table:table-cell table:style-name="ce4" office:value-type="string" calcext:value-type="string">
            <text:p>Software development involves writing code, but that's not all there is to it. There's also the matter of debugging. This is a crucial step in the development process, as it helps to ensure that the software works as intended. Debugging can be a complex task, requiring a deep understanding of the code and the problem at hand. </text:p>
            <text:p/>
            <text:p>It's not uncommon for developers to spend more time debugging than actually writing code. But, it's all worth it when the software runs smoothly and meets the users' nee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76" calcext:value-type="float">
            <text:p>1076</text:p>
          </table:table-cell>
          <table:table-cell table:style-name="ce4" office:value-type="string" calcext:value-type="string">
            <text:p>The field of software development is always changing. New languages, frameworks, and methodologies are constantly being introduced. It's an exciting field to be a part of, but it also requires a commitment to continuous learning. </text:p>
            <text:p/>
            <text:p>One of the latest trends in software development is the use of Go language. Go, also known as Golang, is a statically-typed, compiled language that's known for its simplicity and efficiency. It's becoming increasingly popular for developing web servers, data pipelines, and even machine-learning packa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78" calcext:value-type="float">
            <text:p>1078</text:p>
          </table:table-cell>
          <table:table-cell table:style-name="ce4" office:value-type="string" calcext:value-type="string">
            <text:p>Software development is more than just coding. It's also about problem-solving. Developers are often faced with unique, complex problems that require innovative solutions. </text:p>
            <text:p/>
            <text:p>One common way developers solve problems is through the use of algorithms. These are step-by-step procedures for solving problems or accomplishing tasks. They are the backbone of any piece of software and are what make the software fun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0" calcext:value-type="float">
            <text:p>1080</text:p>
          </table:table-cell>
          <table:table-cell table:style-name="ce4" office:value-type="string" calcext:value-type="string">
            <text:p>Software development can be a complex process, but with the right tools and techniques, it can be made significantly easier. One such tool that developers often use is a version control system, like Git. </text:p>
            <text:p/>
            <text:p>Version control systems allow developers to keep track of changes to their code, collaborate with others, and even revert back to previous versions of their code if necessary. They're an essential tool in any developer's toolki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1" calcext:value-type="float">
            <text:p>1081</text:p>
          </table:table-cell>
          <table:table-cell table:style-name="ce4" office:value-type="string" calcext:value-type="string">
            <text:p>Software development is not a one-size-fits-all process. Different projects may require different approaches. Some projects might benefit from a more structured, traditional approach, while others might require more flexibility. </text:p>
            <text:p/>
            <text:p>For instance, if you're writing a simple Bash script to automate a task, you might not need to follow the same process as if you were developing a complex web application. The script might look something like this: #!/bin/bash echo 'Hello, world!' The key is to choose the right approach for the task at han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bin/bash</text:p>
            <text:p>echo 'Hello, world!'</text:p>
          </table:table-cell>
          <table:table-cell table:number-columns-repeated="1017"/>
        </table:table-row>
        <table:table-row table:style-name="ro1">
          <table:table-cell table:style-name="ce2" office:value-type="float" office:value="1082" calcext:value-type="float">
            <text:p>1082</text:p>
          </table:table-cell>
          <table:table-cell table:style-name="ce4" office:value-type="string" calcext:value-type="string">
            <text:p>One of the most important skills in software development is debugging. This is the process of finding and fixing errors in code. It can be a frustrating process, but it's also incredibly rewarding. </text:p>
            <text:p/>
            <text:p>Debugging requires a deep understanding of the code and a keen eye for detail. It's not just about fixing the error, but also understanding why the error occurred in the first place, so that similar errors can be avoided in the fu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4" calcext:value-type="float">
            <text:p>1084</text:p>
          </table:table-cell>
          <table:table-cell table:style-name="ce4" office:value-type="string" calcext:value-type="string">
            <text:p>Software testing is a crucial part of the software development process. It's the step where developers can ensure that their code works as expected and that it's free of bugs. There are many different types of testing, including unit testing, integration testing, and system testing. </text:p>
            <text:p/>
            <text:p>Each type of testing serves a different purpose and is used at a different stage in the development process. But the end goal is always the same - to produce high-quality, reliabl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6" calcext:value-type="float">
            <text:p>1086</text:p>
          </table:table-cell>
          <table:table-cell table:style-name="ce4" office:value-type="string" calcext:value-type="string">
            <text:p>Software development is a complex process that involves numerous stages. From initial planning and design to coding, testing, and maintenance, each phase requires a unique set of skills and expertise. For instance, the planning phase may involve a comprehensive understanding of the project requirements, the scope of the software, and the necessary resources for successful completion.</text:p>
            <text:p/>
            <text:p>On the other hand, the coding phase requires proficiency in a specific programming language. For example, Python is a popular choice due to its simplicity and flexibility. Here's a simple piece of Python code that sums up two numbers: a = 5, b = 10, print(a + b).</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 = 5</text:p>
            <text:p>b = 10</text:p>
            <text:p>print(a + b)</text:p>
          </table:table-cell>
          <table:table-cell table:number-columns-repeated="1017"/>
        </table:table-row>
        <table:table-row table:style-name="ro1">
          <table:table-cell table:style-name="ce2" office:value-type="float" office:value="1087" calcext:value-type="float">
            <text:p>1087</text:p>
          </table:table-cell>
          <table:table-cell table:style-name="ce4" office:value-type="string" calcext:value-type="string">
            <text:p>To ensure the smooth functioning of software, rigorous testing is necessary. It uncovers bugs and errors that might disrupt the software's operation. This phase can be automated using various tools and scripts, or manually conducted by a dedicated team of testers.</text:p>
            <text:p/>
            <text:p>As for maintenance, it involves regular updates to the software to fix bugs, improve user interface, and add new features. This phase is continuous as long as the software is in u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89" calcext:value-type="float">
            <text:p>1089</text:p>
          </table:table-cell>
          <table:table-cell table:style-name="ce4" office:value-type="string" calcext:value-type="string">
            <text:p>In the world of mobile application development, Kotlin has emerged as a strong contender against Java. Kotlin is a statically typed programming language that runs on the Java virtual machine. It is designed to be fully interoperable with Java, and it's now Google's preferred language for Android app development.</text:p>
            <text:p/>
            <text:p>Take this simple Kotlin code for instance: fun main(args: Array&lt;String&gt;) {println("Hello, World!")}. It's the Kotlin equivalent of a 'Hello, World!' progra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args: Array&lt;String&gt;) {</text:p>
            <text:p>    println("Hello, World!")</text:p>
            <text:p>}</text:p>
          </table:table-cell>
          <table:table-cell table:number-columns-repeated="1017"/>
        </table:table-row>
        <table:table-row table:style-name="ro1">
          <table:table-cell table:style-name="ce2" office:value-type="float" office:value="1090" calcext:value-type="float">
            <text:p>1090</text:p>
          </table:table-cell>
          <table:table-cell table:style-name="ce4" office:value-type="string" calcext:value-type="string">
            <text:p>The rise of web development has brought about the need for languages like JavaScript. JavaScript is primarily used to enhance web pages to provide for a more user friendly experience. The language can be used on both the client-side and server-side to make web pages interactive.</text:p>
            <text:p/>
            <text:p>JavaScript also allows for the manipulation of web pages in real time and can be used in conjunction with other languages like Python and Rub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91" calcext:value-type="float">
            <text:p>1091</text:p>
          </table:table-cell>
          <table:table-cell table:style-name="ce4" office:value-type="string" calcext:value-type="string">
            <text:p>The beauty of software development is that it's always evolving. New technologies, methodologies, and best practices are constantly being introduced. For example, the Agile methodology promotes adaptive planning, evolutionary development, early delivery, and continuous improvement. It encourages flexible responses to change.</text:p>
            <text:p/>
            <text:p>In contrast, the Waterfall model is a sequential design process, often used in software development processes, where progress is seen as flowing steadily downwards through the phases of conception, initiation, analysis, design, construction, testing, production, and mainten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94" calcext:value-type="float">
            <text:p>1094</text:p>
          </table:table-cell>
          <table:table-cell table:style-name="ce4" office:value-type="string" calcext:value-type="string">
            <text:p>Software development is not just about writing code. It also involves understanding the problem at hand, designing a solution, testing the software, and maintaining it over time. Each of these stages presents its own challenges and requires a different set of skills.</text:p>
            <text:p/>
            <text:p>However, the heart of software development is coding. Whether you're writing a complex algorithm in C++ or a simple web application in Ruby, the code you write is what makes the software fun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97" calcext:value-type="float">
            <text:p>1097</text:p>
          </table:table-cell>
          <table:table-cell table:style-name="ce4" office:value-type="string" calcext:value-type="string">
            <text:p>Software development often involves working with databases. Whether you're building a complex enterprise application or a simple website, you'll likely need to store, retrieve, and manipulate data. This is where SQL, or Structured Query Language, comes in. SQL is a standard language for managing data in databases.</text:p>
            <text:p/>
            <text:p>However, writing SQL queries isn't the only thing you'll need to do when working with databases. You'll also need to design the database schema, optimize queries for performance, and manage the database ser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098" calcext:value-type="float">
            <text:p>1098</text:p>
          </table:table-cell>
          <table:table-cell table:style-name="ce4" office:value-type="string" calcext:value-type="string">
            <text:p>In the software development process, after the design phase comes the implementation or coding phase. This is where developers start building the software by writing code in the appropriate language. C is a popular language for system programming and is widely used for software infrastructure and resource-constrained applications.</text:p>
            <text:p/>
            <text:p>Here's a simple example of a 'Hello, World!' program in C: #include &lt;stdio.h&gt;, int main() {printf("Hello, World!"); return 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stdio.h&gt;</text:p>
            <text:p>int main() {</text:p>
            <text:p>    printf("Hello, World!");</text:p>
            <text:p>    return 0;</text:p>
            <text:p>}</text:p>
          </table:table-cell>
          <table:table-cell table:number-columns-repeated="1017"/>
        </table:table-row>
        <table:table-row table:style-name="ro1">
          <table:table-cell table:style-name="ce2" office:value-type="float" office:value="1101" calcext:value-type="float">
            <text:p>1101</text:p>
          </table:table-cell>
          <table:table-cell table:style-name="ce4" office:value-type="string" calcext:value-type="string">
            <text:p>In software development, one of the most crucial steps is testing. After writing the code, it's important to test it thoroughly to ensure it's working as expected. This can be a simple unit test or a complex integration test. The key is to identify and fix bugs before the software is released to the publi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02" calcext:value-type="float">
            <text:p>1102</text:p>
          </table:table-cell>
          <table:table-cell table:style-name="ce4" office:value-type="string" calcext:value-type="string">
            <text:p>The waterfall model is a sequential design process, used in software development processes, in which progress is seen as flowing steadily downwards. It's a traditional method where each phase of the project must be completed before the next phase can begin. However, this method is not without its flaws. For instance, it's not very flexible and can't handle changes in requirements very well. A common workaround for this problem is to use a while(!requirementsMet) { develop(); } loo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while (!requirementsMet) {</text:p>
            <text:p>    develop();</text:p>
            <text:p>}</text:p>
          </table:table-cell>
          <table:table-cell table:number-columns-repeated="1017"/>
        </table:table-row>
        <table:table-row table:style-name="ro1">
          <table:table-cell table:style-name="ce2" office:value-type="float" office:value="1103" calcext:value-type="float">
            <text:p>1103</text:p>
          </table:table-cell>
          <table:table-cell table:style-name="ce4" office:value-type="string" calcext:value-type="string">
            <text:p>Another popular method in software development is the Agile method. Unlike the waterfall method, Agile is flexible and can adapt to changes in requirements easily. In Agile, development and testing activities are concurrent, unlike the waterfall model. This allows for frequent changes and improvements in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04" calcext:value-type="float">
            <text:p>1104</text:p>
          </table:table-cell>
          <table:table-cell table:style-name="ce4" office:value-type="string" calcext:value-type="string">
            <text:p>Coding standards are important in software development. They provide guidelines for writing code and help maintain consistency and readability. For example, in Python, developers use PEP 8 as their coding standard. A part of a Python code following PEP 8 would look like this: def function_name(parameter): </text:p>
            <text:p>return parameter + 1. It's important to adhere to these standards to make the code understandable for everyo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unction_name(parameter):</text:p>
            <text:p>    return parameter + 1</text:p>
          </table:table-cell>
          <table:table-cell table:number-columns-repeated="1017"/>
        </table:table-row>
        <table:table-row table:style-name="ro1">
          <table:table-cell table:style-name="ce2" office:value-type="float" office:value="1105" calcext:value-type="float">
            <text:p>1105</text:p>
          </table:table-cell>
          <table:table-cell table:style-name="ce4" office:value-type="string" calcext:value-type="string">
            <text:p>One of the key characteristics of a good software developer is problem-solving skills. This involves being able to understand the problem at hand, breaking it down into smaller parts, and then solving each part one by one. This is often done using pseudocode, which is a simple way of describing a solution without worrying about the syntax of a specific programming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06" calcext:value-type="float">
            <text:p>1106</text:p>
          </table:table-cell>
          <table:table-cell table:style-name="ce4" office:value-type="string" calcext:value-type="string">
            <text:p>In software development, it's important to keep up with the latest technologies and trends. This can be through reading blogs, attending seminars, or participating in online forums. One of the trending concepts in modern software development is object-oriented programming. It involves structuring software around data, or objects, rather than functions and logic. An example of this in Java is: class MyClass { </text:p>
            <text:p>int x; </text:p>
            <text:p>MyClass(int y) { </text:p>
            <text:p>x = y; </text:p>
            <text:p>}</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MyClass { </text:p>
            <text:p>    int x; </text:p>
            <text:p>    MyClass(int y) { </text:p>
            <text:p>        x = y; </text:p>
            <text:p>    }</text:p>
            <text:p>}</text:p>
          </table:table-cell>
          <table:table-cell table:number-columns-repeated="1017"/>
        </table:table-row>
        <table:table-row table:style-name="ro1">
          <table:table-cell table:style-name="ce2" office:value-type="float" office:value="1107" calcext:value-type="float">
            <text:p>1107</text:p>
          </table:table-cell>
          <table:table-cell table:style-name="ce4" office:value-type="string" calcext:value-type="string">
            <text:p>The use of version control systems is a must in software development. These systems help in tracking changes to a file or set of files over time so that you can recall specific versions later. Git is a widely popular version control system. It helps teams to collaborate and manage changes effici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09" calcext:value-type="float">
            <text:p>1109</text:p>
          </table:table-cell>
          <table:table-cell table:style-name="ce4" office:value-type="string" calcext:value-type="string">
            <text:p>Software development is a collaborative effort. It involves multiple people working together to achieve a common goal. This includes developers, testers, designers, project managers, and more. Effective communication and teamwork are crucial for the success of any software development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11" calcext:value-type="float">
            <text:p>1111</text:p>
          </table:table-cell>
          <table:table-cell table:style-name="ce4" office:value-type="string" calcext:value-type="string">
            <text:p>There are many tools available for software developers to help them in their work. These include Integrated Development Environments (IDEs), debuggers, version control systems, testing tools, and more. These tools help in increasing productivity and making the development process smoo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12" calcext:value-type="float">
            <text:p>1112</text:p>
          </table:table-cell>
          <table:table-cell table:style-name="ce4" office:value-type="string" calcext:value-type="string">
            <text:p>In software development, it's crucial to understand the user's needs and requirements. This involves gathering requirements, analyzing them, and then designing the software accordingly. A good software developer always keeps the user in mind while developing the software. In Ruby, to take user input, we can use the gets method, like this: print 'Enter your name: ' </text:p>
            <text:p>name = gets.chom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 'Enter your name: ' </text:p>
            <text:p>name = gets.chomp</text:p>
          </table:table-cell>
          <table:table-cell table:number-columns-repeated="1017"/>
        </table:table-row>
        <table:table-row table:style-name="ro1">
          <table:table-cell table:style-name="ce2" office:value-type="float" office:value="1113" calcext:value-type="float">
            <text:p>1113</text:p>
          </table:table-cell>
          <table:table-cell table:style-name="ce4" office:value-type="string" calcext:value-type="string">
            <text:p>Software development involves various stages, from planning to coding to testing to maintenance. Each stage has its own importance and cannot be skipped. The software development life cycle (SDLC) is a framework that describes the activities performed at each stage of a software development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14" calcext:value-type="float">
            <text:p>1114</text:p>
          </table:table-cell>
          <table:table-cell table:style-name="ce4" office:value-type="string" calcext:value-type="string">
            <text:p>Continuous Integration/Continuous Deployment (CI/CD) is a modern practice in software development. It involves integrating changes and deploying them to production frequently. This results in faster feedback and quicker bug fixes. In a CI/CD pipeline, the steps can be outlined as: Build -&gt; Test -&gt; Deploy. An example of a CI/CD pipeline in YAML would look like: stages: </text:p>
            <text:p>- build </text:p>
            <text:p>- test </text:p>
            <text:p>- deplo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tages:</text:p>
            <text:p>  - build</text:p>
            <text:p>  - test</text:p>
            <text:p>  - deploy</text:p>
          </table:table-cell>
          <table:table-cell table:number-columns-repeated="1017"/>
        </table:table-row>
        <table:table-row table:style-name="ro1">
          <table:table-cell table:style-name="ce2" office:value-type="float" office:value="1116" calcext:value-type="float">
            <text:p>1116</text:p>
          </table:table-cell>
          <table:table-cell table:style-name="ce4" office:value-type="string" calcext:value-type="string">
            <text:p>One of the key aspects of software development is problem-solving. It's not just about writing code, it's about finding solutions to complex issues. A developer needs to be able to think logically and systematically. They need to understand the problem, break it down into smaller parts, and then address each part individually. It is this approach that allows them to create robust, effective software that meets the needs of their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18" calcext:value-type="float">
            <text:p>1118</text:p>
          </table:table-cell>
          <table:table-cell table:style-name="ce4" office:value-type="string" calcext:value-type="string">
            <text:p>In software development, there is a concept of 'code reuse'. This means using existing code, or parts of it, in multiple projects or parts of the same project. This is beneficial because it enables developers to save time and resources. Instead of creating the same functionality from scratch, they can simply use what already exis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19" calcext:value-type="float">
            <text:p>1119</text:p>
          </table:table-cell>
          <table:table-cell table:style-name="ce4" office:value-type="string" calcext:value-type="string">
            <text:p>Debugging is an essential part of software development. It involves identifying, isolating, and fixing problems or 'bugs' in a software program. Debugging can be a complex and time-consuming process, but it is necessary to ensure the software runs as expected. For instance, a simple debugging code in C++ could look like this: #include &lt;iostream&gt; int main() { int a = 5, b = 0; try { if (b == 0) throw 'a'; a = a/b; } catch(char x) { std::cout&lt;&lt;'Error'; }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int a = 5, b = 0;</text:p>
            <text:p>    try {</text:p>
            <text:p>        if (b == 0)</text:p>
            <text:p>            throw 'a';</text:p>
            <text:p>        a = a / b;</text:p>
            <text:p>    } catch (char x) {</text:p>
            <text:p>        std::cout &lt;&lt; "Error";</text:p>
            <text:p>    }</text:p>
            <text:p>    return 0;</text:p>
            <text:p>}</text:p>
          </table:table-cell>
          <table:table-cell table:number-columns-repeated="1017"/>
        </table:table-row>
        <table:table-row table:style-name="ro1">
          <table:table-cell table:style-name="ce2" office:value-type="float" office:value="1120" calcext:value-type="float">
            <text:p>1120</text:p>
          </table:table-cell>
          <table:table-cell table:style-name="ce4" office:value-type="string" calcext:value-type="string">
            <text:p>Software development methodologies are a part of the software development process. They are a set of practices or principles that guide how software is developed. Popular methodologies include Agile, Scrum, Kanban, and Waterfall, each with its own strengths and weaknes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21" calcext:value-type="float">
            <text:p>1121</text:p>
          </table:table-cell>
          <table:table-cell table:style-name="ce4" office:value-type="string" calcext:value-type="string">
            <text:p>DevOps is a software development strategy that bridges the gap between development and operations teams. It emphasizes collaboration, automation, and continuous delivery, helping organizations to deliver high-quality software faster. For instance, a typical YAML configuration file for a CI/CD pipeline might look like this: pipeline: build: commands: - echo Building... - go bui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ipeline:</text:p>
            <text:p>  build:</text:p>
            <text:p>    commands:</text:p>
            <text:p>      - echo Building...</text:p>
            <text:p>      - go build</text:p>
          </table:table-cell>
          <table:table-cell table:number-columns-repeated="1017"/>
        </table:table-row>
        <table:table-row table:style-name="ro1">
          <table:table-cell table:style-name="ce2" office:value-type="float" office:value="1122" calcext:value-type="float">
            <text:p>1122</text:p>
          </table:table-cell>
          <table:table-cell table:style-name="ce4" office:value-type="string" calcext:value-type="string">
            <text:p>Software development is a continually evolving field. It is driven by a wide range of factors, including technological advancements, changes in user behavior, and market dynamics. Developers need to stay updated with the latest technologies and trends to remain competiti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23" calcext:value-type="float">
            <text:p>1123</text:p>
          </table:table-cell>
          <table:table-cell table:style-name="ce4" office:value-type="string" calcext:value-type="string">
            <text:p>In software development, documentation is as important as the process of coding itself. It refers to the written text or illustration that accompanies a software product, which includes how the product functions and how to use it. For example, a simple Java Javadoc comment could look like this: /** * This method adds two integers. * @param a <text:s/>the first integer * @param b <text:s/>the second integer * @return the sum of a and b */ public static int add(int a, int b) { return a+b;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ext:p>
            <text:p> * This method adds two integers.</text:p>
            <text:p> * @param a  the first integer</text:p>
            <text:p> * @param b  the second integer</text:p>
            <text:p> * @return the sum of a and b</text:p>
            <text:p> */</text:p>
            <text:p>public static int add(int a, int b) {</text:p>
            <text:p>    return a + b;</text:p>
            <text:p>}</text:p>
          </table:table-cell>
          <table:table-cell table:number-columns-repeated="1017"/>
        </table:table-row>
        <table:table-row table:style-name="ro1">
          <table:table-cell table:style-name="ce2" office:value-type="float" office:value="1124" calcext:value-type="float">
            <text:p>1124</text:p>
          </table:table-cell>
          <table:table-cell table:style-name="ce4" office:value-type="string" calcext:value-type="string">
            <text:p>Software development is a collaborative process. It involves working closely with other team members, including other developers, project managers, and testers. In addition, developers often have to communicate with clients or stakeholders to understand their requirements and provide updates on the project's progr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25" calcext:value-type="float">
            <text:p>1125</text:p>
          </table:table-cell>
          <table:table-cell table:style-name="ce4" office:value-type="string" calcext:value-type="string">
            <text:p>An important aspect of software development is version control. It’s a system that records changes to a file or set of files over time so that you can recall specific versions later. It allows you to revert files back to a previous state, revert the entire project back to a previous state, compare changes over time, see who last modified something that might be causing a problem, and more. For instance, a typical Git command for creating a new repository is: git in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1126" calcext:value-type="float">
            <text:p>1126</text:p>
          </table:table-cell>
          <table:table-cell table:style-name="ce4" office:value-type="string" calcext:value-type="string">
            <text:p>Continuous integration (CI) and continuous deployment (CD) are vital practices in modern software development. They allow for the frequent release of software, ensuring that it is always in a deployable state. This not only speeds up the development process but also reduces the risk of bugs and other issu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28" calcext:value-type="float">
            <text:p>1128</text:p>
          </table:table-cell>
          <table:table-cell table:style-name="ce4" office:value-type="string" calcext:value-type="string">
            <text:p>Software development involves several stages, often referred to as the Software Development Life Cycle (SDLC). These stages include requirements gathering, systems analysis, design, coding, testing, deployment, and maintenance. Each stage plays a crucial role in ensuring the final product meets the desired quality standards and fulfills the user's require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29" calcext:value-type="float">
            <text:p>1129</text:p>
          </table:table-cell>
          <table:table-cell table:style-name="ce4" office:value-type="string" calcext:value-type="string">
            <text:p>The practice of code review is essential in software development. It involves one or more people reviewing a program's source code. This is done to find and fix mistakes overlooked in the initial development phase, improving both the overall quality of software and the developers' skills. An example of a simple JavaScript function that might be reviewed during a code review: function greet(name) { return 'Hello, ' + name +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 + '!';</text:p>
            <text:p>}</text:p>
          </table:table-cell>
          <table:table-cell table:number-columns-repeated="1017"/>
        </table:table-row>
        <table:table-row table:style-name="ro1">
          <table:table-cell table:style-name="ce2" office:value-type="float" office:value="1130" calcext:value-type="float">
            <text:p>1130</text:p>
          </table:table-cell>
          <table:table-cell table:style-name="ce4" office:value-type="string" calcext:value-type="string">
            <text:p>Software development is an intricate process that involves various stages. It starts with the gathering of requirements, where developers understand the needs of the end-users. This is followed by the design phase, where developers sketch out the software structure based on the gathered requirements. </text:p>
            <text:p/>
            <text:p>The next phase is coding, which is the main part of the software development life cycle. During this phase, developers write the code to create the software. In this phase, a language like Python is often used. For example, a simple Python function to add two numbers would look like: def addNumbers(a, b): return a + b. </text:p>
            <text:p/>
            <text:p>The last phase of the software development process is testing, which ensures that the software is free from errors and works as expec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Numbers(a, b):</text:p>
            <text:p>    return a + b</text:p>
          </table:table-cell>
          <table:table-cell table:number-columns-repeated="1017"/>
        </table:table-row>
        <table:table-row table:style-name="ro1">
          <table:table-cell table:style-name="ce2" office:value-type="float" office:value="1131" calcext:value-type="float">
            <text:p>1131</text:p>
          </table:table-cell>
          <table:table-cell table:style-name="ce4" office:value-type="string" calcext:value-type="string">
            <text:p>Software development is a systematic process that relies heavily on planning and execution. Before any code is written, a comprehensive plan is formulated to guide the development process. This plan includes everything from the software's functionality to its user interface design. </text:p>
            <text:p/>
            <text:p>Once the plan is in place, the development process begins. This involves writing code, debugging, and testing the software to ensure it works as intended. A popular language for this stage is Java. For instance, a simple program to print 'Hello, World!' in Java would be: public class HelloWorld { public static void main(String[] args) { System.out.println('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132" calcext:value-type="float">
            <text:p>1132</text:p>
          </table:table-cell>
          <table:table-cell table:style-name="ce4" office:value-type="string" calcext:value-type="string">
            <text:p>Software development is more than just writing code. It's about solving problems. It's about creating tools and solutions that make people's lives easier. It's about pushing the boundaries of what is possible with technology. </text:p>
            <text:p/>
            <text:p>It's a field that demands constant learning and adaptation. With new technologies and methodologies constantly emerging, developers must always be on their toes, ready to adapt and learn new skills. </text:p>
            <text:p/>
            <text:p>It's a challenging field, but also an incredibly rewarding one. There's nothing quite like the feeling of seeing a piece of software you developed being used and appreciated by oth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34" calcext:value-type="float">
            <text:p>1134</text:p>
          </table:table-cell>
          <table:table-cell table:style-name="ce4" office:value-type="string" calcext:value-type="string">
            <text:p>Software development is a multi-faceted field. It involves the design, coding, testing, and maintenance of software systems. It requires technical knowledge, critical thinking, and creativity. </text:p>
            <text:p/>
            <text:p>There are many programming languages that software developers use. Some of the most popular ones include Python, Java, JavaScript, and C++. Each of these languages has its own syntax and semantics, and they are used for different kinds of software development tasks. </text:p>
            <text:p/>
            <text:p>Regardless of the language used, software development is all about creating efficient and effective solutions to real-world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36" calcext:value-type="float">
            <text:p>1136</text:p>
          </table:table-cell>
          <table:table-cell table:style-name="ce4" office:value-type="string" calcext:value-type="string">
            <text:p>Software development is a creative and complex process. It involves designing, programming, documenting, testing, and maintaining applications, frameworks, or other software components. It is a process that takes a problem and creates a software solution for it.</text:p>
            <text:p/>
            <text:p>The development process involves several stages, starting from an idea and ending with a final product. The stages include planning, requirements, design, implementation, testing, deployment, and maintenance. Each stage requires different skills and knowledge, and each is crucial for the successful development of the software.</text:p>
            <text:p/>
            <text:p>Software development is a fascinating field, constantly evolving and offering endless possibilities for innov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37" calcext:value-type="float">
            <text:p>1137</text:p>
          </table:table-cell>
          <table:table-cell table:style-name="ce4" office:value-type="string" calcext:value-type="string">
            <text:p>Software development is a process that involves several steps, each of which requires a different set of skills. The first step in the process is the analysis of requirements. This involves understanding the needs and constraints of the project.</text:p>
            <text:p/>
            <text:p>Once the requirements are clear, the design phase begins. This involves creating a detailed plan for how the software will work. Next comes the implementation phase, where the software is actually written. For instance, in C++, a simple program to print 'Hello, World!' would be: #include &lt;iostream&gt; int main() { std::cout &lt;&lt; 'Hello, World!'; return 0; }</text:p>
            <text:p/>
            <text:p>The final steps in the process are testing and maintenance. This involves checking the software for errors, fixing any problems, and updating the software as need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1138" calcext:value-type="float">
            <text:p>1138</text:p>
          </table:table-cell>
          <table:table-cell table:style-name="ce4" office:value-type="string" calcext:value-type="string">
            <text:p>Software development is a field that involves designing, writing, testing, and maintaining the source code of computer programs. This source code is written in a programming language, which the computer can understand and execute.</text:p>
            <text:p/>
            <text:p>There are many different programming languages to choose from, each with its own strengths and weaknesses. Some are better for web development, others are ideal for data analysis, and some are perfect for creating mobile apps.</text:p>
            <text:p/>
            <text:p>The choice of language often depends on the task at hand, the performance requirements, and the personal preference of the developer. It's a field that requires continuous learning, as new languages and technologies are constantly emerg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39" calcext:value-type="float">
            <text:p>1139</text:p>
          </table:table-cell>
          <table:table-cell table:style-name="ce4" office:value-type="string" calcext:value-type="string">
            <text:p>Software development is about problem solving. It's about understanding a problem, breaking it down into smaller parts, and then systematically addressing each part with a software solution.</text:p>
            <text:p/>
            <text:p>Writing code is a big part of software development, but it's not the only part. Good software development also involves good design, thorough testing, and careful documentation.</text:p>
            <text:p/>
            <text:p>One of the most common languages used in software development is JavaScript. It's a versatile language that can be used for a wide range of tasks. For example, a simple JavaScript function to add two numbers would look like this: function add(a, b) { return a + b;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1142" calcext:value-type="float">
            <text:p>1142</text:p>
          </table:table-cell>
          <table:table-cell table:style-name="ce4" office:value-type="string" calcext:value-type="string">
            <text:p>In the realm of software development, there's a process that guides the creation of a software product. This process, known as the software development lifecycle (SDLC), is a structured methodology that most development teams follow.</text:p>
            <text:p/>
            <text:p>The SDLC starts with the requirements gathering phase, where the team identifies what the software should do. The next phase is design, where the team decides how the software will do it. After design comes the coding phase, where the team writes the source code in a programming language like Java or Python.</text:p>
            <text:p/>
            <text:p>Next comes the testing phase, where the software is checked for bugs and errors. The final phase is maintenance, where the software is updated as necessary to keep it running smooth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44" calcext:value-type="float">
            <text:p>1144</text:p>
          </table:table-cell>
          <table:table-cell table:style-name="ce4" office:value-type="string" calcext:value-type="string">
            <text:p>Software development is a fascinating field, filled with challenges and opportunities. It involves a series of steps that include designing, coding, testing, and maintaining software applications.</text:p>
            <text:p/>
            <text:p>The coding stage is a crucial part of software development. In this stage, developers write the code that will serve as the foundation for the software. They use a variety of programming languages, including Java, Python, and C++, among others.</text:p>
            <text:p/>
            <text:p>For example, a basic Java code snippet that prints 'Hello, World!' to the console would look like this: public class HelloWorld { public static void main(String[] args) { System.out.println('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146" calcext:value-type="float">
            <text:p>1146</text:p>
          </table:table-cell>
          <table:table-cell table:style-name="ce4" office:value-type="string" calcext:value-type="string">
            <text:p>Software developers are always learning. As new technologies emerge, they have to stay updated. They might learn a new programming language, or they might get deeper into a language they already know. It's a never-ending process. </text:p>
            <text:p>For example, in Java, one might learn how to write a loop that prints numbers from 1 to 10. int i = 1; while(i &lt;= 10) { System.out.print(i); i++;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i = 1;</text:p>
            <text:p>while(i &lt;= 10) {</text:p>
            <text:p>    System.out.print(i);</text:p>
            <text:p>    i++;</text:p>
            <text:p>}</text:p>
          </table:table-cell>
          <table:table-cell table:number-columns-repeated="1017"/>
        </table:table-row>
        <table:table-row table:style-name="ro1">
          <table:table-cell table:style-name="ce2" office:value-type="float" office:value="1147" calcext:value-type="float">
            <text:p>1147</text:p>
          </table:table-cell>
          <table:table-cell table:style-name="ce4" office:value-type="string" calcext:value-type="string">
            <text:p>In software development, a common task is the manipulation of data. This could be anything from sorting a list of numbers to filtering out unwanted information from a dataset. </text:p>
            <text:p>One of the most powerful tools for handling data is SQL, a language designed specifically for managing and manipulating databases. However, other languages like Python can also be used for data manipul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49" calcext:value-type="float">
            <text:p>1149</text:p>
          </table:table-cell>
          <table:table-cell table:style-name="ce4" office:value-type="string" calcext:value-type="string">
            <text:p>In software development, the concept of version control is crucial. Version control systems like Git allow developers to track changes to their code, revert to previous versions, and collaborate with others. </text:p>
            <text:p>For example, to commit changes in a Git repository, one might use the command git commit -m 'Initial comm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ommit -m 'Initial commit'</text:p>
          </table:table-cell>
          <table:table-cell table:number-columns-repeated="1017"/>
        </table:table-row>
        <table:table-row table:style-name="ro1">
          <table:table-cell table:style-name="ce2" office:value-type="float" office:value="1150" calcext:value-type="float">
            <text:p>1150</text:p>
          </table:table-cell>
          <table:table-cell table:style-name="ce4" office:value-type="string" calcext:value-type="string">
            <text:p>Agile methodologies are now a staple in software development. They promote adaptive planning, evolutionary development, and a time-boxed iterative approach. This encourages rapid and flexible response to change. </text:p>
            <text:p>Teams often use tools like Jira or Trello for project management, where they can track their progress, assign tasks, and manage their backlo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1" calcext:value-type="float">
            <text:p>1151</text:p>
          </table:table-cell>
          <table:table-cell table:style-name="ce4" office:value-type="string" calcext:value-type="string">
            <text:p>Developers often rely on libraries and frameworks to speed up their development process. For example, in JavaScript, libraries like jQuery were widely used. </text:p>
            <text:p>However, modern JavaScript often favors frameworks like React or Vue.js. These frameworks allow developers to build complex user interfaces with less code and more flexibi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2" calcext:value-type="float">
            <text:p>1152</text:p>
          </table:table-cell>
          <table:table-cell table:style-name="ce4" office:value-type="string" calcext:value-type="string">
            <text:p>In C++, object-oriented programming is a key concept that allows developers to write reusable code. A class defines the properties and behaviors, also known as methods, that an object can have. </text:p>
            <text:p>For example, a simple class definition might look like this: class MyClass { public: int myNum; string myString;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MyClass {</text:p>
            <text:p>public:</text:p>
            <text:p>    int myNum;</text:p>
            <text:p>    string myString;</text:p>
            <text:p>};</text:p>
          </table:table-cell>
          <table:table-cell table:number-columns-repeated="1017"/>
        </table:table-row>
        <table:table-row table:style-name="ro1">
          <table:table-cell table:style-name="ce2" office:value-type="float" office:value="1153" calcext:value-type="float">
            <text:p>1153</text:p>
          </table:table-cell>
          <table:table-cell table:style-name="ce4" office:value-type="string" calcext:value-type="string">
            <text:p>In software development, testing is a critical step that should never be skipped. It ensures that the software works as expected and helps catch any bugs or issues early in the development process. </text:p>
            <text:p>There are many types of testing, including unit testing, integration testing, and end-to-end testing. Each type of testing has its purpose and place in th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4" calcext:value-type="float">
            <text:p>1154</text:p>
          </table:table-cell>
          <table:table-cell table:style-name="ce4" office:value-type="string" calcext:value-type="string">
            <text:p>Developers use debugging tools and techniques to find and fix issues in their code. For example, in JavaScript, the console.log() statement can be used to print values to the console, helping the developer understand what's going on in the code. </text:p>
            <text:p>Other common debugging techniques include using breakpoints, stepping through the code, and inspecting variabl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 // Logging values to the console</text:p>
          </table:table-cell>
          <table:table-cell table:number-columns-repeated="1017"/>
        </table:table-row>
        <table:table-row table:style-name="ro1">
          <table:table-cell table:style-name="ce2" office:value-type="float" office:value="1155" calcext:value-type="float">
            <text:p>1155</text:p>
          </table:table-cell>
          <table:table-cell table:style-name="ce4" office:value-type="string" calcext:value-type="string">
            <text:p>Developers often use design patterns in their code to solve common problems. These patterns are proven solutions that can be re-used, saving developers time and helping to keep the code clean and efficient. </text:p>
            <text:p>For example, the Singleton pattern ensures that a class has only one instance, and provides a global point of access to i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6" calcext:value-type="float">
            <text:p>1156</text:p>
          </table:table-cell>
          <table:table-cell table:style-name="ce4" office:value-type="string" calcext:value-type="string">
            <text:p>In software development, documentation is just as important as the code itself. Good documentation makes it easier for others to understand and contribute to the code. </text:p>
            <text:p>Moreover, it helps you remember your own code when you come back to it after a long time. Always remember to write clear, concise, and comprehensive document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7" calcext:value-type="float">
            <text:p>1157</text:p>
          </table:table-cell>
          <table:table-cell table:style-name="ce4" office:value-type="string" calcext:value-type="string">
            <text:p>Developers use a wide variety of tools to help them write, test, and debug their code. These can include text editors, IDEs, version control systems, and more. </text:p>
            <text:p>For example, in Python, you can use the IDE PyCharm. To print a statement, you would write: print('This is a tes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This is a test')</text:p>
          </table:table-cell>
          <table:table-cell table:number-columns-repeated="1017"/>
        </table:table-row>
        <table:table-row table:style-name="ro1">
          <table:table-cell table:style-name="ce2" office:value-type="float" office:value="1158" calcext:value-type="float">
            <text:p>1158</text:p>
          </table:table-cell>
          <table:table-cell table:style-name="ce4" office:value-type="string" calcext:value-type="string">
            <text:p>In software development, mastering a programming language is only half the battle. Developers also need to understand the principles of good design, the nuances of the platforms they're developing for, and the needs and wants of the end users. </text:p>
            <text:p>It's a field that requires not only technical knowledge, but also creativity and problem-solving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59" calcext:value-type="float">
            <text:p>1159</text:p>
          </table:table-cell>
          <table:table-cell table:style-name="ce4" office:value-type="string" calcext:value-type="string">
            <text:p>In the world of web development, JavaScript is a key player. It's used to make websites interactive and dynamic. For example, a simple JavaScript function might look like this: function helloWorld() { console.log('Hello, world!'); } </text:p>
            <text:p>Despite its ubiquity, JavaScript is just one of many tools in a web developer's toolk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helloWorld() {</text:p>
            <text:p>  console.log('Hello, world!');</text:p>
            <text:p>}</text:p>
          </table:table-cell>
          <table:table-cell table:number-columns-repeated="1017"/>
        </table:table-row>
        <table:table-row table:style-name="ro1">
          <table:table-cell table:style-name="ce2" office:value-type="float" office:value="1160" calcext:value-type="float">
            <text:p>1160</text:p>
          </table:table-cell>
          <table:table-cell table:style-name="ce4" office:value-type="string" calcext:value-type="string">
            <text:p>Software development is more than just writing lines of code. It's about understanding the problem, designing a solution, and testing its effectiveness. It's a continuous process of learning and improving. For instance, in Python, we often use the 'print' function for debugging. It's a simple tool, but incredibly useful. print('Hello, World!'). It's the first line of code many of us write, and it's a reminder of how powerful and elegant code can b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161" calcext:value-type="float">
            <text:p>1161</text:p>
          </table:table-cell>
          <table:table-cell table:style-name="ce4" office:value-type="string" calcext:value-type="string">
            <text:p>One of the key aspects of software development is problem-solving. It's not enough to just know a programming language, you must also know how to use it to solve a problem. This involves understanding the problem, breaking it down into smaller parts, and then systematically addressing each part with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63" calcext:value-type="float">
            <text:p>1163</text:p>
          </table:table-cell>
          <table:table-cell table:style-name="ce4" office:value-type="string" calcext:value-type="string">
            <text:p>In software development, one of the most popular languages used is Java. The 'System.out.println' function is often used for output to the console. For example, System.out.println('Hello, World!'). This is a reminder of how simple and elegant code can be, and its potential to create complex and wonderful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Hello, World!');</text:p>
          </table:table-cell>
          <table:table-cell table:number-columns-repeated="1017"/>
        </table:table-row>
        <table:table-row table:style-name="ro1">
          <table:table-cell table:style-name="ce2" office:value-type="float" office:value="1164" calcext:value-type="float">
            <text:p>1164</text:p>
          </table:table-cell>
          <table:table-cell table:style-name="ce4" office:value-type="string" calcext:value-type="string">
            <text:p>Software development is a process of continuous learning. There are always new languages, frameworks, and tools to learn. It's important to stay curious and open-minded. One must not be afraid to make mistakes, but must learn from them and move forward. Remember, every expert was once a beginn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67" calcext:value-type="float">
            <text:p>1167</text:p>
          </table:table-cell>
          <table:table-cell table:style-name="ce4" office:value-type="string" calcext:value-type="string">
            <text:p>Software development is an art form. It's about creating something out of nothing, using only your mind and your tools. It's about solving problems, overcoming challenges, and continually learning and improving. It's about making a difference in the world, one line of code at a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70" calcext:value-type="float">
            <text:p>1170</text:p>
          </table:table-cell>
          <table:table-cell table:style-name="ce4" office:value-type="string" calcext:value-type="string">
            <text:p>One of the most important aspects of software development is testing. It's not enough to write code, you must also ensure that it works as expected. This is where testing comes in. Whether it's unit testing, integration testing, or end-to-end testing, the goal is the same: to ensure that your code is reliable and robus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72" calcext:value-type="float">
            <text:p>1172</text:p>
          </table:table-cell>
          <table:table-cell table:style-name="ce4" office:value-type="string" calcext:value-type="string">
            <text:p>In the realm of Ruby, the 'puts' function is a commonly used tool for output to the console. Like this: puts 'Hello, World!'. It's a reminder of the simplicity and beauty of code, and its power to create complex and wonderful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ts 'Hello, World!'</text:p>
          </table:table-cell>
          <table:table-cell table:number-columns-repeated="1017"/>
        </table:table-row>
        <table:table-row table:style-name="ro1">
          <table:table-cell table:style-name="ce2" office:value-type="float" office:value="1173" calcext:value-type="float">
            <text:p>1173</text:p>
          </table:table-cell>
          <table:table-cell table:style-name="ce4" office:value-type="string" calcext:value-type="string">
            <text:p>Software development is a journey. It's a path of discovery, challenge, and growth. It's about learning new languages, mastering new tools, and solving new problems. It's about pushing the boundaries of what's possible, and creating something truly remark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74" calcext:value-type="float">
            <text:p>1174</text:p>
          </table:table-cell>
          <table:table-cell table:style-name="ce4" office:value-type="string" calcext:value-type="string">
            <text:p>In Go, the 'fmt.Println' function is often used for output to the console. For instance, fmt.Println('Hello, World!'). It's a reminder of the simplicity and beauty of code, and its potential to create complex and wonderful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mt.Println('Hello, World!')</text:p>
          </table:table-cell>
          <table:table-cell table:number-columns-repeated="1017"/>
        </table:table-row>
        <table:table-row table:style-name="ro1">
          <table:table-cell table:style-name="ce2" office:value-type="float" office:value="1176" calcext:value-type="float">
            <text:p>1176</text:p>
          </table:table-cell>
          <table:table-cell table:style-name="ce4" office:value-type="string" calcext:value-type="string">
            <text:p>One of the key aspects of software development is problem-solving. Every piece of software is created to solve a certain problem. These problems can range from something as simple as adding two numbers to as complex as building a self-driving car. </text:p>
            <text:p/>
            <text:p>The programming languages we see today, like C++, Java, Python, are tools that help us in this problem-solving process. Each programming language has its own strengths and weaknesses, and the choice of language often depends on the requirements of the problem at h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78" calcext:value-type="float">
            <text:p>1178</text:p>
          </table:table-cell>
          <table:table-cell table:style-name="ce4" office:value-type="string" calcext:value-type="string">
            <text:p>In modern software development, collaboration is key. Teams of developers work together to build software. This collaboration is often facilitated by tools like version control systems, issue trackers, continuous integration systems, and so on. </text:p>
            <text:p/>
            <text:p>For example, Git is a popular version control system used by many software development teams. In Git, to clone a repository, we use the command git clone repository-url. This command creates a copy of the repository on your local machine, which you can use to work on the proje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179" calcext:value-type="float">
            <text:p>1179</text:p>
          </table:table-cell>
          <table:table-cell table:style-name="ce4" office:value-type="string" calcext:value-type="string">
            <text:p>Software testing is an important part of the software development process. It's the process of executing a program or application with the intent of finding software bugs. It can also be used to check if the software meets the requirements and produces the expected results. </text:p>
            <text:p/>
            <text:p>There are different types of software testing, including unit testing, integration testing, system testing, and acceptance testing. Each of these types of testing serves a different purpose and is used at different stages of the softwar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81" calcext:value-type="float">
            <text:p>1181</text:p>
          </table:table-cell>
          <table:table-cell table:style-name="ce4" office:value-type="string" calcext:value-type="string">
            <text:p>Software development methodologies play a critical role in organizing and managing software projects. There's a plethora of methodologies like Waterfall, Agile, Scrum, Lean, and many more. Each has its strengths and weaknesses, and the choice of methodology often depends on the nature of the project and the team's preferences. </text:p>
            <text:p/>
            <text:p>For instance, Agile is a popular methodology that emphasizes flexibility and customer satisfaction. It encourages frequent inspection and adaptation, provides a leadership philosophy that encourages teamwork, and aims for a consistent alignment with customer needs and company goa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82" calcext:value-type="float">
            <text:p>1182</text:p>
          </table:table-cell>
          <table:table-cell table:style-name="ce4" office:value-type="string" calcext:value-type="string">
            <text:p>Modern software development heavily relies on libraries and frameworks. These are reusable pieces of code that help developers to build software faster and easier. For instance, in web development, frameworks like React and Angular are very popular. </text:p>
            <text:p/>
            <text:p>To install a package in JavaScript, we would use npm install package-name. This command installs the package and its dependencies, which you can then use in your proje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183" calcext:value-type="float">
            <text:p>1183</text:p>
          </table:table-cell>
          <table:table-cell table:style-name="ce4" office:value-type="string" calcext:value-type="string">
            <text:p>In software development, refactoring is a technique used to improve the structure of an existing code base, while preserving its functionality. The main purpose of refactoring is to fight technical debt. It transforms a mess into clean code and simple design. </text:p>
            <text:p/>
            <text:p>For example, if you have a piece of code in C++ that's repeated in several places, you can refactor it into a function. This makes the code more readable and easier to mainta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85" calcext:value-type="float">
            <text:p>1185</text:p>
          </table:table-cell>
          <table:table-cell table:style-name="ce4" office:value-type="string" calcext:value-type="string">
            <text:p>Software development is a complex process that requires careful planning and execution. It involves multiple stages, including requirement gathering, software design, programming, testing, and maintenance. Each of these stages requires different skills and expertise, and it's important for a software developer to be familiar with each of these stages. </text:p>
            <text:p/>
            <text:p>In the programming stage, a developer writes the code that makes up the software. This can be done in any number of programming languages, such as Java, Python, C++, or JavaScript, depending on the requirements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87" calcext:value-type="float">
            <text:p>1187</text:p>
          </table:table-cell>
          <table:table-cell table:style-name="ce4" office:value-type="string" calcext:value-type="string">
            <text:p>In software development, debugging is the process of finding and fixing errors or bugs in a software program. Debugging can be a very challenging task, but it's an essential part of the development process. </text:p>
            <text:p/>
            <text:p>There are many tools and techniques for debugging. Most programming languages provide some kind of debugging tool. For example, in JavaScript, you can use the console.log() function to print values to the console, which can help you figure out what's going wro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 </text:p>
          </table:table-cell>
          <table:table-cell table:number-columns-repeated="1017"/>
        </table:table-row>
        <table:table-row table:style-name="ro1">
          <table:table-cell table:style-name="ce2" office:value-type="float" office:value="1188" calcext:value-type="float">
            <text:p>1188</text:p>
          </table:table-cell>
          <table:table-cell table:style-name="ce4" office:value-type="string" calcext:value-type="string">
            <text:p>Continuous Integration (CI) and Continuous Deployment (CD) are practices that are widely adopted in modern software development. They involve automatically building and testing your software every time a change is made, and automatically deploying the software to production when the build passes. </text:p>
            <text:p/>
            <text:p>For example, in a typical CI/CD setup, when a developer pushes a change to the codebase, a CI server automatically builds and tests the software. If the build and tests pass, the CD process then deploys the software to produ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89" calcext:value-type="float">
            <text:p>1189</text:p>
          </table:table-cell>
          <table:table-cell table:style-name="ce4" office:value-type="string" calcext:value-type="string">
            <text:p>Software development is a process that requires a lot of planning and coordination. It involves many different stages, including requirements gathering, design, coding, testing, and deployment. Each stage has its own set of challenges and requires different skills and expertise. </text:p>
            <text:p/>
            <text:p>In the coding stage, developers write the code that will make up the final product. This can involve writing code in a variety of languages, depending on the needs of the project. For example, a web application might involve writing code in HTML, CSS, and JavaScrip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91" calcext:value-type="float">
            <text:p>1191</text:p>
          </table:table-cell>
          <table:table-cell table:style-name="ce4" office:value-type="string" calcext:value-type="string">
            <text:p>One of the most rewarding aspects of software development is seeing your creation come to life. Whether it's a complex machine learning algorithm or a simple web app, the feeling of accomplishment when you finally see your code working as expected is unmatched. </text:p>
            <text:p/>
            <text:p>However, this process is not always smooth. Debugging is a critical part of software development, and it requires a keen eye for detail. You must be able to track down errors and find a solution, often under tight deadlines. It can be stressful, but the reward of a bug-free application makes it all worthwhi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92" calcext:value-type="float">
            <text:p>1192</text:p>
          </table:table-cell>
          <table:table-cell table:style-name="ce4" office:value-type="string" calcext:value-type="string">
            <text:p>Software development is a constant learning process. With new technologies and languages being introduced at a rapid pace, developers need to stay updated with the latest trends. </text:p>
            <text:p/>
            <text:p>For instance, Go, also known as Golang, is a statically typed, compiled language designed at Google. It's simple, efficient, and great for concurrent programming. To declare a variable in Go, you could use the following code: var x int = 10. This will declare a variable named x of type integer and assign it the value 10.</text:p>
            <text:p/>
            <text:p>Whether it's learning a new language like Go, or mastering an existing one, the journey of a software developer never end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int = 10</text:p>
          </table:table-cell>
          <table:table-cell table:number-columns-repeated="1017"/>
        </table:table-row>
        <table:table-row table:style-name="ro1">
          <table:table-cell table:style-name="ce2" office:value-type="float" office:value="1193" calcext:value-type="float">
            <text:p>1193</text:p>
          </table:table-cell>
          <table:table-cell table:style-name="ce4" office:value-type="string" calcext:value-type="string">
            <text:p>The field of software development is constantly evolving. The languages and tools we use today may be outdated tomorrow. This is why it is critical for developers to continually learn and adapt. </text:p>
            <text:p/>
            <text:p>In addition to programming languages, developers also need to be familiar with various frameworks and libraries. For instance, if you are a JavaScript developer, you might be using frameworks like React or Angular to build web applications. Similarly, if you are a Java developer, you might be using Spring Boot for creating stand-alone, production-grade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94" calcext:value-type="float">
            <text:p>1194</text:p>
          </table:table-cell>
          <table:table-cell table:style-name="ce4" office:value-type="string" calcext:value-type="string">
            <text:p>Building software is much like constructing a building. You need a strong foundation, a plan, and the right tools for the job. Just as an architect uses blueprints to guide their work, a software developer uses algorithms and data structures.</text:p>
            <text:p/>
            <text:p>C++ is a powerful language that is often used in systems software, game development, and even in IoT devices. For example, to declare an array in C++, you could use the following code: int myArray[5] = {1, 2, 3, 4, 5}; This code creates an array named myArray, which can hold up to 5 integers, and initializes it with the values 1 through 5.</text:p>
            <text:p/>
            <text:p>No matter what language or tools you use, the principles of good software development remain the same. Understand the problem, plan your solution, write your code, and then test and debu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yArray[5] = {1, 2, 3, 4, 5};</text:p>
          </table:table-cell>
          <table:table-cell table:number-columns-repeated="1017"/>
        </table:table-row>
        <table:table-row table:style-name="ro1">
          <table:table-cell table:style-name="ce2" office:value-type="float" office:value="1196" calcext:value-type="float">
            <text:p>1196</text:p>
          </table:table-cell>
          <table:table-cell table:style-name="ce4" office:value-type="string" calcext:value-type="string">
            <text:p>In software development, data structures are a critical component. They allow developers to organize and store data in a way that enables efficient operations. There are several types of data structures like arrays, linked lists, stacks, queues, trees, and graphs. Each has its own strengths and weaknesses, and the choice depends on the specific requirements of the software being developed. For example, a Java developer might use an ArrayList to store a dynamic list of items. An ArrayList in Java can be initialized as follows: ArrayList&lt;String&gt; list = new ArrayList&lt;String&gt;(); This code creates an ArrayList object that can store strings. The '&lt;String&gt;' syntax specifies that the ArrayList will only store string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rrayList&lt;String&gt; list = new ArrayList&lt;String&gt;();</text:p>
          </table:table-cell>
          <table:table-cell table:number-columns-repeated="1017"/>
        </table:table-row>
        <table:table-row table:style-name="ro1">
          <table:table-cell table:style-name="ce2" office:value-type="float" office:value="1197" calcext:value-type="float">
            <text:p>1197</text:p>
          </table:table-cell>
          <table:table-cell table:style-name="ce4" office:value-type="string" calcext:value-type="string">
            <text:p>One of the most important aspects of software development is the ability to write clean, efficient, and maintainable code. Good code is not just about solving a problem, but doing so in a way that is easy to understand and modify. There are many principles and practices that can guide developers in this endeavor. One of the most well-known is the DRY (Don't Repeat Yourself) principle. This principle emphasizes the importance of avoiding redundancy in code, which can lead to unnecessary complexity and potential erro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198" calcext:value-type="float">
            <text:p>1198</text:p>
          </table:table-cell>
          <table:table-cell table:style-name="ce4" office:value-type="string" calcext:value-type="string">
            <text:p>In the world of software development, certain niche areas require specialized skills and knowledge. One such area is game development. Developing a video game is a complex process that involves various disciplines like programming, art, sound design, and story writing. In the programming aspect, C++ is a popular choice due to its high performance and control over hardware. A simple 'Hello World' program in C++ would look like this: #include &lt;iostream&gt; int main() { std::cout &lt;&lt; 'Hello World!'; return 0; } This program uses the iostream library to output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1199" calcext:value-type="float">
            <text:p>1199</text:p>
          </table:table-cell>
          <table:table-cell table:style-name="ce4" office:value-type="string" calcext:value-type="string">
            <text:p>Software development methodologies play a crucial role in the successful completion of a project. They provide a structured approach to planning and managing the development process. There are several popular methodologies like the Waterfall model, Agile, Scrum, and Lean. Each has its own strengths and weaknesses, and the choice depends on the specific needs and constraints of the project. For example, the Waterfall model is a traditional methodology that is sequential in nature, while Agile promotes iterative and incremental development with a focus on customer satisfaction and team collabor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0" calcext:value-type="float">
            <text:p>1200</text:p>
          </table:table-cell>
          <table:table-cell table:style-name="ce4" office:value-type="string" calcext:value-type="string">
            <text:p>JavaScript is a high-level, interpreted programming language that is primarily used for building web-based applications. JavaScript is single-threaded, which means it can only execute one command at a time. However, JavaScript has a mechanism called 'Event Loop' which helps it to perform non-blocking operations. Here's an example of a simple JavaScript code that prints the numbers 1 to 5: for (var i = 1; i &lt;= 5; i++) { console.log(i); } This code uses a for loop, a common control flow statement, to print the numbers 1 to 5.</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var i = 1; i &lt;= 5; i++) {</text:p>
            <text:p>  console.log(i);</text:p>
            <text:p>}</text:p>
          </table:table-cell>
          <table:table-cell table:number-columns-repeated="1017"/>
        </table:table-row>
        <table:table-row table:style-name="ro1">
          <table:table-cell table:style-name="ce2" office:value-type="float" office:value="1201" calcext:value-type="float">
            <text:p>1201</text:p>
          </table:table-cell>
          <table:table-cell table:style-name="ce4" office:value-type="string" calcext:value-type="string">
            <text:p>In the realm of software development, debugging is a vital step that involves identifying and fixing bugs or errors in the code. These bugs can range from simple syntax errors to complex logical errors. Debugging not only requires a good understanding of the programming language and the software but also a structured approach to minimize the time and effort involved. There are several debugging techniques like print debugging, breakpoint debugging, and rubber duck debugging. Choosing the right technique often depends on the complexity of the bug and the tools avail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3" calcext:value-type="float">
            <text:p>1203</text:p>
          </table:table-cell>
          <table:table-cell table:style-name="ce4" office:value-type="string" calcext:value-type="string">
            <text:p>In the world of software development, collaboration is key. Developers often work together in teams to build, test, and deploy software. Tools like GitHub, Bitbucket, and GitLab have made it easier for developers to collaborate on projects. These platforms provide a place to host code, track issues, and manage projects. They also integrate with many other tools used in the software development lifecycle, making them an essential part of modern development workflow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4" calcext:value-type="float">
            <text:p>1204</text:p>
          </table:table-cell>
          <table:table-cell table:style-name="ce4" office:value-type="string" calcext:value-type="string">
            <text:p>Software development is not just about writing code. It involves a wide range of activities, including requirement analysis, system design, implementation, testing, deployment, and maintenance. Each of these stages is crucial and requires different skills and techniques. For instance, during the implementation stage, developers write code to build the software. Here's an example of a C# code snippet that calculates the square of a number: public static int Square(int num) { return num * num; } This code defines a method named Square that takes an integer as input and returns the square of that integ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atic int Square(int num) {</text:p>
            <text:p>    return num * num;</text:p>
            <text:p>}</text:p>
          </table:table-cell>
          <table:table-cell table:number-columns-repeated="1017"/>
        </table:table-row>
        <table:table-row table:style-name="ro1">
          <table:table-cell table:style-name="ce2" office:value-type="float" office:value="1205" calcext:value-type="float">
            <text:p>1205</text:p>
          </table:table-cell>
          <table:table-cell table:style-name="ce4" office:value-type="string" calcext:value-type="string">
            <text:p>When it comes to software development, choosing the right programming language is crucial. The choice often depends on several factors like the nature of the project, the skills of the team, performance requirements, and more. Python is a popular choice, thanks to its simplicity and readability. It's also versatile, making it suitable for a wide range of applications from web development to data analysis. Here's an example of a simple Python code that prints 'Hello, World!': print('Hello, World!') This code uses the built-in print function to print the specified string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206" calcext:value-type="float">
            <text:p>1206</text:p>
          </table:table-cell>
          <table:table-cell table:style-name="ce4" office:value-type="string" calcext:value-type="string">
            <text:p>In the software development field, understanding and managing dependencies is important. Dependencies are essentially software packages that your project relies on to function correctly. For example, if you're developing a web application in Node.js, you might use Express.js as a server framework, and thus Express.js becomes a dependency of your project. Managing dependencies efficiently can help prevent 'dependency hell', where conflicting or missing dependencies cause the project to brea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7" calcext:value-type="float">
            <text:p>1207</text:p>
          </table:table-cell>
          <table:table-cell table:style-name="ce4" office:value-type="string" calcext:value-type="string">
            <text:p>An essential aspect of software development is writing efficient algorithms. Algorithms are step-by-step procedures for solving problems or accomplishing tasks. They are the backbone of any program and can significantly impact the performance of the software. Here's an example of a simple algorithm in Go that calculates the Fibonacci series: func fib(n int) int { if n &lt;= 1 { return n } return fib(n-1) + fib(n-2) } This function uses recursion to calculate the Fibonacci series. It takes an integer as input and returns the corresponding Fibonacci numb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fib(n int) int {</text:p>
            <text:p>    if n &lt;= 1 {</text:p>
            <text:p>        return n</text:p>
            <text:p>    }</text:p>
            <text:p>    return fib(n-1) + fib(n-2)</text:p>
            <text:p>}</text:p>
          </table:table-cell>
          <table:table-cell table:number-columns-repeated="1017"/>
        </table:table-row>
        <table:table-row table:style-name="ro1">
          <table:table-cell table:style-name="ce2" office:value-type="float" office:value="1208" calcext:value-type="float">
            <text:p>1208</text:p>
          </table:table-cell>
          <table:table-cell table:style-name="ce4" office:value-type="string" calcext:value-type="string">
            <text:p>Software development involves many stages, from gathering requirements to deploying the final product. One critical stage is testing, which aims to identify and fix issues before the software is released. There are different types of testing, including unit testing, integration testing, system testing, and acceptance testing. Each type of testing has a specific purpose and is performed at a particular stage in the development process. For example, unit testing is done to verify the functionality of individual components, while system testing is performed to validate the software as a who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09" calcext:value-type="float">
            <text:p>1209</text:p>
          </table:table-cell>
          <table:table-cell table:style-name="ce4" office:value-type="string" calcext:value-type="string">
            <text:p>In software development, commenting is a practice that involves adding descriptive lines in the code to explain its functionality. Comments are not executed by the compiler or interpreter and are intended solely for human readers. They can help improve code readability and maintainability, making it easier for others (or even yourself in the future) to understand the code. Here's an example of a commented TypeScript code snippet: /* This function adds two numbers */ function add(a: number, b: number): number { return a + b; } This code defines a function named add that takes two numbers as input and returns their sum. The comment above the function explains its purpos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 This function adds two numbers */</text:p>
            <text:p>function add(a: number, b: number): number {</text:p>
            <text:p>    return a + b;</text:p>
            <text:p>}</text:p>
          </table:table-cell>
          <table:table-cell table:number-columns-repeated="1017"/>
        </table:table-row>
        <table:table-row table:style-name="ro1">
          <table:table-cell table:style-name="ce2" office:value-type="float" office:value="1211" calcext:value-type="float">
            <text:p>1211</text:p>
          </table:table-cell>
          <table:table-cell table:style-name="ce4" office:value-type="string" calcext:value-type="string">
            <text:p>The world of software development is vast and complex. It's a world where innovation and creativity intersect with logic and problem-solving. It's a world where the only constant is change.</text:p>
            <text:p>From the early days of assembly code and Fortran, software development has come a long way. Today, we have languages like Java, Python, and JavaScript that are used to build sophisticated web applications, data analysis tools, and more.</text:p>
            <text:p>No two software development projects are the same. Each has its own unique set of challenges and requirements. This diversity is what makes software development such an excit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12" calcext:value-type="float">
            <text:p>1212</text:p>
          </table:table-cell>
          <table:table-cell table:style-name="ce4" office:value-type="string" calcext:value-type="string">
            <text:p>Software development is a process of writing and maintaining the source code. It involves several stages including planning, design, implementation, testing, and maintenance.</text:p>
            <text:p>In the planning stage, developers decide on what the software will do. They outline the functionality and how the software will perform tasks. The design phase involves creating a detailed plan for how the software will work.</text:p>
            <text:p>Let's take a JavaScript example. If we need to declare a variable 'x' and assign it a value of 10, we would write:</text:p>
            <text:p>var x = 10;</text:p>
            <text:p>This is a simple but fundamental concept in JavaScrip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 10;</text:p>
          </table:table-cell>
          <table:table-cell table:number-columns-repeated="1017"/>
        </table:table-row>
        <table:table-row table:style-name="ro1">
          <table:table-cell table:style-name="ce2" office:value-type="float" office:value="1213" calcext:value-type="float">
            <text:p>1213</text:p>
          </table:table-cell>
          <table:table-cell table:style-name="ce4" office:value-type="string" calcext:value-type="string">
            <text:p>Software development has always been about solving problems. The first step in solving any problem is understanding it. This is where software requirements come into play.</text:p>
            <text:p>Software requirements are a detailed description of what a software system should do and how it should behave. These requirements guide the design and implementation of the software.</text:p>
            <text:p>Once the requirements are clear, developers can start writing code. Different programming languages are used for different types of software. For example, C# is commonly used for Windows desktop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16" calcext:value-type="float">
            <text:p>1216</text:p>
          </table:table-cell>
          <table:table-cell table:style-name="ce4" office:value-type="string" calcext:value-type="string">
            <text:p>Building software is like constructing a house. It requires careful planning, a strong foundation, and of course, skilled workers. The foundation of software is the code that makes it run. Depending on the size and complexity of the software, this code could range from a few lines to millions of lines. </text:p>
            <text:p>In the world of software development, there are several programming languages that developers use to write code. Each of these languages has its own set of rules and syntax, and is suited to different kinds of tasks. Some languages, like C++, are used for building system software, while others, like JavaScript, are used for creating interactive web applications. A simple JavaScript code to display an alert message could be as follows: alert('This is an alert mess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lert('This is an alert message!');</text:p>
          </table:table-cell>
          <table:table-cell table:number-columns-repeated="1017"/>
        </table:table-row>
        <table:table-row table:style-name="ro1">
          <table:table-cell table:style-name="ce2" office:value-type="float" office:value="1217" calcext:value-type="float">
            <text:p>1217</text:p>
          </table:table-cell>
          <table:table-cell table:style-name="ce4" office:value-type="string" calcext:value-type="string">
            <text:p>Software development is a critical skill in the modern world. It's not just about coding, it's about problem-solving and creating value. When we talk about software development, we often focus on the coding aspect. But it's important to remember that the process starts long before any code is written. It starts with an idea, a problem that needs solving. </text:p>
            <text:p>From there, it's about understanding the problem, and designing a solution. This involves a lot of research, brainstorming, and planning. Only after all that, do developers start to write code. The actual coding part is where the solution takes form. This is where developers translate their plans and designs into a language that a computer can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19" calcext:value-type="float">
            <text:p>1219</text:p>
          </table:table-cell>
          <table:table-cell table:style-name="ce4" office:value-type="string" calcext:value-type="string">
            <text:p>Software development is a process that involves several steps. It starts with gathering requirements from the client or user. These requirements define what the software should do. Next, developers design the software. This involves creating a detailed plan of how the software will work, and what it will look like. </text:p>
            <text:p>Once the design is complete, the coding begins. This is where developers translate the design into a computer language, like C++. For instance, a simple C++ program to print 'Hello, World!' would look like this: #include &lt;iostream&gt; </text:p>
            <text:p>int main() { </text:p>
            <text:p>std::cout &lt;&lt; 'Hello, World!'; </text:p>
            <text:p>return 0; </text:p>
            <text:p>} This program includes a standard library, defines a function called main, and prints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 </text:p>
            <text:p>int main() { </text:p>
            <text:p>std::cout &lt;&lt; 'Hello, World!'; </text:p>
            <text:p>return 0; </text:p>
            <text:p>}</text:p>
          </table:table-cell>
          <table:table-cell table:number-columns-repeated="1017"/>
        </table:table-row>
        <table:table-row table:style-name="ro1">
          <table:table-cell table:style-name="ce2" office:value-type="float" office:value="1220" calcext:value-type="float">
            <text:p>1220</text:p>
          </table:table-cell>
          <table:table-cell table:style-name="ce4" office:value-type="string" calcext:value-type="string">
            <text:p>In the world of software development, there are numerous programming languages, each with its own strengths and weaknesses. Some languages are great for building web applications, others are better suited for data analysis, and some are designed for system programming. </text:p>
            <text:p>One of the most popular languages is Java. Java is a general-purpose language that can be used to build a wide range of applications. It's known for its 'write once, run anywhere' philosophy. This means that a program written in Java can run on any device that has a Java Virtual Machine (JVM). A simple Java code to print 'Hello, World!' would look like this: public class HelloWorld { </text:p>
            <text:p>public static void main(String[] args) { </text:p>
            <text:p>System.out.println('Hello, World!'); </text:p>
            <text:p>}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 </text:p>
            <text:p>public static void main(String[] args) { </text:p>
            <text:p>System.out.println('Hello, World!'); </text:p>
            <text:p>} </text:p>
            <text:p>}</text:p>
          </table:table-cell>
          <table:table-cell table:number-columns-repeated="1017"/>
        </table:table-row>
        <table:table-row table:style-name="ro1">
          <table:table-cell table:style-name="ce2" office:value-type="float" office:value="1221" calcext:value-type="float">
            <text:p>1221</text:p>
          </table:table-cell>
          <table:table-cell table:style-name="ce4" office:value-type="string" calcext:value-type="string">
            <text:p>The process of software development is a journey. It begins with a problem, a need, or an idea. This is the conceptual stage, where developers explore the problem space and come up with a plan for a piece of software that can solve the problem or meet the need. </text:p>
            <text:p>The next stage is the design phase. Here, developers create a detailed blueprint of the software, outlining how it will work, what it will look like, and how it will interact with users. Following the design phase, the coding phase begins. This is where developers bring the design to life, writing the code that will form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23" calcext:value-type="float">
            <text:p>1223</text:p>
          </table:table-cell>
          <table:table-cell table:style-name="ce4" office:value-type="string" calcext:value-type="string">
            <text:p>Software development is a multi-faceted process that involves a range of activities from initial concept, through design and implementation, to testing and maintenance. It's a process that requires a variety of skills, including problem-solving, critical thinking, creativity, and attention to detail. </text:p>
            <text:p>One of the key aspects of software development is coding. Coding is the process of writing instructions for a computer to follow. These instructions are written in a programming language, such as JavaScript. For example, a simple JavaScript code that creates an array and adds an item to it would look like this: var myArray = []; </text:p>
            <text:p>myArray.push('New Item'); This code first declares an empty array called myArray, and then adds a new item to the array using the push metho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myArray = []; </text:p>
            <text:p>myArray.push('New Item');</text:p>
          </table:table-cell>
          <table:table-cell table:number-columns-repeated="1017"/>
        </table:table-row>
        <table:table-row table:style-name="ro1">
          <table:table-cell table:style-name="ce2" office:value-type="float" office:value="1224" calcext:value-type="float">
            <text:p>1224</text:p>
          </table:table-cell>
          <table:table-cell table:style-name="ce4" office:value-type="string" calcext:value-type="string">
            <text:p>The world of software development is vast and varied. It encompasses everything from simple scripts that automate tasks, to complex systems that power global corporations. Regardless of the scale or complexity, all software starts with an idea. </text:p>
            <text:p>This idea is then translated into a series of steps or algorithms, which are in turn translated into code. This code is what makes the software work. There are countless programming languages out there, each with its own strengths and weaknesses. Some are better suited for certain tasks than others. For instance, Python is a versatile language that's great for beginners, while C++ is a powerful language that's often used for system programm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26" calcext:value-type="float">
            <text:p>1226</text:p>
          </table:table-cell>
          <table:table-cell table:style-name="ce4" office:value-type="string" calcext:value-type="string">
            <text:p>Software development is a process that involves multiple stages. The first stage is the planning stage where developers define the scope and objectives of the software. They identify the needs of the users and determine the best way to meet these needs. </text:p>
            <text:p>The second stage is the design stage. In this stage, developers create a blueprint of the software, outlining its functionality, appearance, and user interaction. Once the design is complete, the next stage is coding. This is where developers translate the design into a language that computers can understand. For instance, a simple Java program to add two numbers might look like this: public class AddNumbers { </text:p>
            <text:p>public static void main(String[] args) { </text:p>
            <text:p>int a = 5; </text:p>
            <text:p>int b = 7; </text:p>
            <text:p>int sum = a + b; </text:p>
            <text:p>System.out.println('The sum is ' + sum); </text:p>
            <text:p>}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AddNumbers {</text:p>
            <text:p>    public static void main(String[] args) {</text:p>
            <text:p>        int a = 5;</text:p>
            <text:p>        int b = 7;</text:p>
            <text:p>        int sum = a + b;</text:p>
            <text:p>        System.out.println('The sum is ' + sum);</text:p>
            <text:p>    }</text:p>
            <text:p>}</text:p>
          </table:table-cell>
          <table:table-cell table:number-columns-repeated="1017"/>
        </table:table-row>
        <table:table-row table:style-name="ro1">
          <table:table-cell table:style-name="ce2" office:value-type="float" office:value="1227" calcext:value-type="float">
            <text:p>1227</text:p>
          </table:table-cell>
          <table:table-cell table:style-name="ce4" office:value-type="string" calcext:value-type="string">
            <text:p>Software development is all about solving problems. It starts with identifying a problem that needs a solution. Once the problem is identified, developers then come up with a plan to solve it. This plan is then implemented in the form of code. </text:p>
            <text:p>Coding is the process of writing instructions for a computer to follow. These instructions are written in a programming language, such as C++. For example, a simple C++ program to calculate the area of a rectangle would look like this: #include &lt;iostream&gt; </text:p>
            <text:p>using namespace std; </text:p>
            <text:p>int main() { </text:p>
            <text:p>int length = 5; </text:p>
            <text:p>int width = 7; </text:p>
            <text:p>int area = length * width; </text:p>
            <text:p>cout &lt;&lt; 'The area of the rectangle is ' &lt;&lt; area &lt;&lt; endl; </text:p>
            <text:p>return 0;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int main() {</text:p>
            <text:p>    int length = 5;</text:p>
            <text:p>    int width = 7;</text:p>
            <text:p>    int area = length * width;</text:p>
            <text:p>    cout &lt;&lt; 'The area of the rectangle is ' &lt;&lt; area &lt;&lt; endl;</text:p>
            <text:p>    return 0;</text:p>
            <text:p>}</text:p>
          </table:table-cell>
          <table:table-cell table:number-columns-repeated="1017"/>
        </table:table-row>
        <table:table-row table:style-name="ro1">
          <table:table-cell table:style-name="ce2" office:value-type="float" office:value="1228" calcext:value-type="float">
            <text:p>1228</text:p>
          </table:table-cell>
          <table:table-cell table:style-name="ce4" office:value-type="string" calcext:value-type="string">
            <text:p>Software development is a crucial skill in today's digital world. It involves creating applications that allow people to perform tasks more efficiently and effectively. The process of software development involves several stages, including planning, design, coding, testing, and maintenance. </text:p>
            <text:p>Planning involves understanding the problem that the software is intended to solve, and coming up with a strategy to solve it. Design involves creating a blueprint for the software. Coding is the process of translating the design into a language that the computer can understand. Testing involves checking the software for bugs and errors, while maintenance involves updating and improving the software over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30" calcext:value-type="float">
            <text:p>1230</text:p>
          </table:table-cell>
          <table:table-cell table:style-name="ce4" office:value-type="string" calcext:value-type="string">
            <text:p>Software development is a magical journey. It starts from a simple idea that morphs into lines of code, and gradually builds up into a software application that can potentially change lives. </text:p>
            <text:p/>
            <text:p>The most popular languages include Java, Python, C++, and JavaScript. For instance, for a simple Hello World program in Python: print Hello, world! This is the simplest Python program you can write. </text:p>
            <text:p/>
            <text:p>It's amazing to think that something as simple as this can evolve into complex applications that drive the world toda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231" calcext:value-type="float">
            <text:p>1231</text:p>
          </table:table-cell>
          <table:table-cell table:style-name="ce4" office:value-type="string" calcext:value-type="string">
            <text:p>In the realm of software development, JavaScript is a big player. It's the scripting language of the Web, used to make websites interactive and create online games. With JavaScript, you can create dynamic and interactive web pages. </text:p>
            <text:p/>
            <text:p>It's important to remember that JavaScript is not Java. While both are programming languages, they have different syntax, semantics and use ca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32" calcext:value-type="float">
            <text:p>1232</text:p>
          </table:table-cell>
          <table:table-cell table:style-name="ce4" office:value-type="string" calcext:value-type="string">
            <text:p>One of the key tools in software development is version control. It allows developers to keep track of changes made to a project over time. Git, for example, is a widely used version control system. </text:p>
            <text:p/>
            <text:p>A simple git workflow might look like: git init, git add ., git commit -m 'Initial commit'. </text:p>
            <text:p/>
            <text:p>This way, you can track changes, collaborate with others, and revert back to older versions of your project when need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ext:p>git add .</text:p>
            <text:p>git commit -m 'Initial commit'</text:p>
          </table:table-cell>
          <table:table-cell table:number-columns-repeated="1017"/>
        </table:table-row>
        <table:table-row table:style-name="ro1">
          <table:table-cell table:style-name="ce2" office:value-type="float" office:value="1233" calcext:value-type="float">
            <text:p>1233</text:p>
          </table:table-cell>
          <table:table-cell table:style-name="ce4" office:value-type="string" calcext:value-type="string">
            <text:p>In software development, it is crucial to consider the user experience (UX). UX is about making software not only functional but also enjoyable and intuitive for the user. </text:p>
            <text:p/>
            <text:p>This involves understanding the needs and expectations of your users, designing an interface that is easy to navigate, and continually testing and refining your software based on user feedbac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34" calcext:value-type="float">
            <text:p>1234</text:p>
          </table:table-cell>
          <table:table-cell table:style-name="ce4" office:value-type="string" calcext:value-type="string">
            <text:p>Software development is an iterative process. It often involves a lot of trial and error. </text:p>
            <text:p/>
            <text:p>For example, consider a simple C++ program to print Hello, World: #include &lt;iostream&gt; </text:p>
            <text:p> int main() { std::cout &lt;&lt; Hello, World!; } </text:p>
            <text:p/>
            <text:p>This is a fundamental example, but the process of writing, testing, debugging, and refining this code is representative of the larger software development proces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int main() {</text:p>
            <text:p>    std::cout &lt;&lt; "Hello, World!";</text:p>
            <text:p>    return 0;</text:p>
            <text:p>}</text:p>
          </table:table-cell>
          <table:table-cell table:number-columns-repeated="1017"/>
        </table:table-row>
        <table:table-row table:style-name="ro1">
          <table:table-cell table:style-name="ce2" office:value-type="float" office:value="1235" calcext:value-type="float">
            <text:p>1235</text:p>
          </table:table-cell>
          <table:table-cell table:style-name="ce4" office:value-type="string" calcext:value-type="string">
            <text:p>Software development is a fascinating field. It's amazing how many different programming languages exist and how each has its own unique syntax and style. For instance, in Python, a simple print statement looks like this: print('Hello World'). However, in C++, it's a bit more complex: #include&lt;iostream&gt; using namespace std; int main(){ cout&lt;&lt;'Hello World'; return 0; } The way these two languages handle the same task is a testament to their diversit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ext:p>#include &lt;iostream&gt;</text:p>
            <text:p>using namespace std;</text:p>
            <text:p>int main(){</text:p>
            <text:p>    cout &lt;&lt; 'Hello World';</text:p>
            <text:p>    return 0;</text:p>
            <text:p>}</text:p>
          </table:table-cell>
          <table:table-cell table:number-columns-repeated="1017"/>
        </table:table-row>
        <table:table-row table:style-name="ro1">
          <table:table-cell table:style-name="ce2" office:value-type="float" office:value="1236" calcext:value-type="float">
            <text:p>1236</text:p>
          </table:table-cell>
          <table:table-cell table:style-name="ce4" office:value-type="string" calcext:value-type="string">
            <text:p>Software development is a process of writing and maintaining the source code. It involves methodologies to improve the quality of the software. Agile methodology, for example, encourages adaptive planning, early delivery, and continuous improvement. It's a popular approach among many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37" calcext:value-type="float">
            <text:p>1237</text:p>
          </table:table-cell>
          <table:table-cell table:style-name="ce4" office:value-type="string" calcext:value-type="string">
            <text:p>In software development, Java is a well-known language. It's versatile, object-oriented, and platform-independent. When you write a Java program, you need to define a main method that serves as the entry point for the program. This method looks like this: public static void main(String[] args){ System.out.println('Hello, World!'); } Java certainly has a syntax that is different from languages like Python or C++.</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static void main(String[] args){</text:p>
            <text:p>    System.out.println('Hello, World!');</text:p>
            <text:p>}</text:p>
          </table:table-cell>
          <table:table-cell table:number-columns-repeated="1017"/>
        </table:table-row>
        <table:table-row table:style-name="ro1">
          <table:table-cell table:style-name="ce2" office:value-type="float" office:value="1238" calcext:value-type="float">
            <text:p>1238</text:p>
          </table:table-cell>
          <table:table-cell table:style-name="ce4" office:value-type="string" calcext:value-type="string">
            <text:p>In the realm of software development, there's a concept called 'code readability'. It's the idea that your code should be easy for others (and yourself in the future) to understand. This is why many developers prefer Python. It's syntax is clean and easy to rea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39" calcext:value-type="float">
            <text:p>1239</text:p>
          </table:table-cell>
          <table:table-cell table:style-name="ce4" office:value-type="string" calcext:value-type="string">
            <text:p>When it comes to software development, C++ is a powerful language. It's known for its speed and efficiency. A basic C++ program to print 'Hello, World!' would look like this: #include&lt;iostream&gt; using namespace std; int main(){ cout&lt;&lt;'Hello World'; return 0; } C++ is certainly a language that requires a good understanding of programming concep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lt;iostream&gt;</text:p>
            <text:p>using namespace std;</text:p>
            <text:p>int main(){</text:p>
            <text:p>    cout&lt;&lt;'Hello World';</text:p>
            <text:p>    return 0;</text:p>
            <text:p>}</text:p>
          </table:table-cell>
          <table:table-cell table:number-columns-repeated="1017"/>
        </table:table-row>
        <table:table-row table:style-name="ro1">
          <table:table-cell table:style-name="ce2" office:value-type="float" office:value="1240" calcext:value-type="float">
            <text:p>1240</text:p>
          </table:table-cell>
          <table:table-cell table:style-name="ce4" office:value-type="string" calcext:value-type="string">
            <text:p>In software development, JavaScript is a popular language for web development. It's dynamic, high-level, and interpreted. JavaScript is used on both the client-side and server-side to make web pages interacti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42" calcext:value-type="float">
            <text:p>1242</text:p>
          </table:table-cell>
          <table:table-cell table:style-name="ce4" office:value-type="string" calcext:value-type="string">
            <text:p>Software development is a constantly evolving field, with new languages and frameworks being introduced all the time. One such language is Kotlin, a statically typed programming language that is fully interoperable with Java. It's becoming increasingly popular for Android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44" calcext:value-type="float">
            <text:p>1244</text:p>
          </table:table-cell>
          <table:table-cell table:style-name="ce4" office:value-type="string" calcext:value-type="string">
            <text:p>Software development is a process that involves various stages, from planning and designing to testing and maintenance. Each stage is crucial to ensure the delivery of high-quality software. It's a meticulous process that requires attention to detai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46" calcext:value-type="float">
            <text:p>1246</text:p>
          </table:table-cell>
          <table:table-cell table:style-name="ce4" office:value-type="string" calcext:value-type="string">
            <text:p>Software development is a challenging field. It requires problem-solving skills, creativity, and a constant desire to learn. It's a field that is constantly evolving, with new technologies and programming languages being introduced regular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47" calcext:value-type="float">
            <text:p>1247</text:p>
          </table:table-cell>
          <table:table-cell table:style-name="ce4" office:value-type="string" calcext:value-type="string">
            <text:p>In software development, Rust is a language that is gaining popularity. It's a system programming language that aims to provide memory safety without a garbage collector. A Rust code to print 'Hello, World!' is: fn main() { println!('Hello, World!'); } Rust is a language that is known for its performance and safet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248" calcext:value-type="float">
            <text:p>1248</text:p>
          </table:table-cell>
          <table:table-cell table:style-name="ce4" office:value-type="string" calcext:value-type="string">
            <text:p>Software development is a field that requires the ability to think logically and solve problems. Developers need to constantly update their skills and knowledge to keep up with the latest technologies and trends. It's a field that offers numerous opportunities for growth and learn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50" calcext:value-type="float">
            <text:p>1250</text:p>
          </table:table-cell>
          <table:table-cell table:style-name="ce4" office:value-type="string" calcext:value-type="string">
            <text:p>Software development is a critical skill in today's digital world. Understanding the basics of different programming languages can be the key to creating the next big app or website. For example, Python is an excellent language for beginners due to its readability and compact syntax. It also has a wide range of applications, from web development to data science and machine learning.</text:p>
            <text:p/>
            <text:p>Java, on the other hand, is a statically-typed, object-oriented language that is widely used in enterprise-level applications. It is robust, secure, and platform-independent, which makes it a popular choice for many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52" calcext:value-type="float">
            <text:p>1252</text:p>
          </table:table-cell>
          <table:table-cell table:style-name="ce4" office:value-type="string" calcext:value-type="string">
            <text:p>In C++, variables are a crucial part of any program. They are the named storage location that our program can manipulate. Each variable in C++ has a specific type, which determines the size and layout of the variable's memory, the range of values that can be stored within that memory, and the set of operations that can be applied to the variable.</text:p>
            <text:p/>
            <text:p>For instance, the following line of code declares an integer variable named a and assigns it the value 10. int a = 10; This simple line of code demonstrates how a variable can be declared and assigned a value in C++.</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a = 10;</text:p>
          </table:table-cell>
          <table:table-cell table:number-columns-repeated="1017"/>
        </table:table-row>
        <table:table-row table:style-name="ro1">
          <table:table-cell table:style-name="ce2" office:value-type="float" office:value="1253" calcext:value-type="float">
            <text:p>1253</text:p>
          </table:table-cell>
          <table:table-cell table:style-name="ce4" office:value-type="string" calcext:value-type="string">
            <text:p>JavaScript is a lightweight, interpreted, or just-in-time compiled programming language with first-class functions. While it is most well-known as the scripting language for Web pages, it is used in many non-browser environments as well.</text:p>
            <text:p/>
            <text:p>One of the fundamental concepts in JavaScript is the use of variables to store data values. A variable can be declared using the var keyword, followed by the name of the variable. For example, var x = 5; This line of code declares a variable x and assigns it the value 5.</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 5;</text:p>
          </table:table-cell>
          <table:table-cell table:number-columns-repeated="1017"/>
        </table:table-row>
        <table:table-row table:style-name="ro1">
          <table:table-cell table:style-name="ce2" office:value-type="float" office:value="1254" calcext:value-type="float">
            <text:p>1254</text:p>
          </table:table-cell>
          <table:table-cell table:style-name="ce4" office:value-type="string" calcext:value-type="string">
            <text:p>Software development is not just about writing code. It also involves understanding the problem, designing a solution, testing the code, and maintaining the software after it's been deployed. A good software developer is also a good problem solver, and is able to think logically and systematically.</text:p>
            <text:p/>
            <text:p>In addition to technical skills, soft skills such as communication and teamwork are also important in a software development environment. Being able to communicate effectively with team members, stakeholders, and users is crucial to the success of any softwar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55" calcext:value-type="float">
            <text:p>1255</text:p>
          </table:table-cell>
          <table:table-cell table:style-name="ce4" office:value-type="string" calcext:value-type="string">
            <text:p>In the world of software development, Java is a widely-used language. It's a class-based, object-oriented language that is designed to minimize implementation dependencies.</text:p>
            <text:p/>
            <text:p>One of the basic concepts in Java is the use of classes and objects. For example, the following lines of code define a simple class in Java. public class HelloWorld { public static void main(String[] args) { System.out.println('Hello, World!'); } } This class contains a single method, main, which prints the message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256" calcext:value-type="float">
            <text:p>1256</text:p>
          </table:table-cell>
          <table:table-cell table:style-name="ce4" office:value-type="string" calcext:value-type="string">
            <text:p>Testing is a crucial stage in the software development lifecycle. It involves executing the software to identify and fix any bugs or errors. There are different types of testing, including unit testing, integration testing, and system testing.</text:p>
            <text:p/>
            <text:p>Unit testing involves testing individual components of the software in isolation, while integration testing checks that the components work correctly when they are combined. Finally, system testing tests the software as a whole to ensure that it meets the specified require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57" calcext:value-type="float">
            <text:p>1257</text:p>
          </table:table-cell>
          <table:table-cell table:style-name="ce4" office:value-type="string" calcext:value-type="string">
            <text:p>The Swift programming language, developed by Apple, is a powerful and intuitive language for macOS, iOS, watchOS, and tvOS. It's designed to give developers more freedom than ever.</text:p>
            <text:p/>
            <text:p>Swift is a type-safe language, which means the language helps you to be clear about the types of values your code can work with. For instance, the following line of code declares a constant with the let keyword and assigns it the string value of 'Hello Swift'. let greeting = 'Hello Swift'; In this case, the type of the greeting variable is inferred to be Str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greeting = 'Hello Swift';</text:p>
          </table:table-cell>
          <table:table-cell table:number-columns-repeated="1017"/>
        </table:table-row>
        <table:table-row table:style-name="ro1">
          <table:table-cell table:style-name="ce2" office:value-type="float" office:value="1260" calcext:value-type="float">
            <text:p>1260</text:p>
          </table:table-cell>
          <table:table-cell table:style-name="ce4" office:value-type="string" calcext:value-type="string">
            <text:p>Software development methodologies play a crucial role in developing the software. The choice of the appropriate development methodology is very important as it has a direct impact on the project's execution.</text:p>
            <text:p/>
            <text:p>Some of the popular methodologies adopted in software development are Waterfall, Agile, Scrum, Lean, and DevOps. Each methodology has its own strengths and weaknesses, and the choice of methodology depends on the specific requirements and context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61" calcext:value-type="float">
            <text:p>1261</text:p>
          </table:table-cell>
          <table:table-cell table:style-name="ce4" office:value-type="string" calcext:value-type="string">
            <text:p>Software documentation is a critical aspect of both software development and software maintenance. It is the key to understanding what the software does and how it is expected to perform.</text:p>
            <text:p/>
            <text:p>Documentation comes in many forms, including user manuals, system requirements, design documents, test plans, and more. Good documentation should be clear, concise, and easy to understand. It should also be easily accessible and kept up-to-date as the software evolv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62" calcext:value-type="float">
            <text:p>1262</text:p>
          </table:table-cell>
          <table:table-cell table:style-name="ce4" office:value-type="string" calcext:value-type="string">
            <text:p>Rust is a systems programming language that is safe, concurrent, and practical. It's designed to give developers the power to write safe code without sacrificing performance.</text:p>
            <text:p/>
            <text:p>In Rust, variables are immutable by default. This means that once a variable is bound to a value, it cannot be changed. For example, the following line of code declares a variable x and binds it to the value 5. let x = 5; If you try to change the value of x later in the code, the Rust compiler will throw an erro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x = 5;</text:p>
          </table:table-cell>
          <table:table-cell table:number-columns-repeated="1017"/>
        </table:table-row>
        <table:table-row table:style-name="ro1">
          <table:table-cell table:style-name="ce2" office:value-type="float" office:value="1263" calcext:value-type="float">
            <text:p>1263</text:p>
          </table:table-cell>
          <table:table-cell table:style-name="ce4" office:value-type="string" calcext:value-type="string">
            <text:p>Version control is a system that records changes to a file or set of files over time so that you can recall specific versions later. It allows you to revert files back to a previous state, revert the entire project back to a previous state, compare changes over time, see who last modified something that might be causing a problem, who introduced an issue and when, and more.</text:p>
            <text:p/>
            <text:p>One of the most popular version control systems in software development is Git. Git is a distributed version control system, which means that every developer's working copy of the code is also a repository that can contain the full history and version tracking capabilities, independent of network access or a central ser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64" calcext:value-type="float">
            <text:p>1264</text:p>
          </table:table-cell>
          <table:table-cell table:style-name="ce4" office:value-type="string" calcext:value-type="string">
            <text:p>Go, also known as Golang, is a statically typed, compiled language with a clean syntax and advanced features. It's designed for efficient compilation, efficient execution, and ease of programming.</text:p>
            <text:p/>
            <text:p>One of the key features of Go is its support for concurrent programming. Go has goroutines, which are functions or methods that run concurrently with other functions or methods. A goroutine is launched by a go statement. For example, the following line of code launches a goroutine. go func() { fmt.Println('Hello, Go!')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o func() {</text:p>
            <text:p>    fmt.Println('Hello, Go!')</text:p>
            <text:p>}()</text:p>
          </table:table-cell>
          <table:table-cell table:number-columns-repeated="1017"/>
        </table:table-row>
        <table:table-row table:style-name="ro1">
          <table:table-cell table:style-name="ce2" office:value-type="float" office:value="1265" calcext:value-type="float">
            <text:p>1265</text:p>
          </table:table-cell>
          <table:table-cell table:style-name="ce4" office:value-type="string" calcext:value-type="string">
            <text:p>Software development is a complex process, involving multiple stages and methodologies. </text:p>
            <text:p/>
            <text:p> The first stage involves requirements gathering, where the developers understand the needs of the clients. The next stage is designing, where the developers create a blueprint of the software. This is followed by coding, where the developers write the code for the software. Finally, the software is tested and deployed for use.</text:p>
            <text:p/>
            <text:p>Each of these stages requires careful planning and execution to ensure the development of high-quality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66" calcext:value-type="float">
            <text:p>1266</text:p>
          </table:table-cell>
          <table:table-cell table:style-name="ce4" office:value-type="string" calcext:value-type="string">
            <text:p>A crucial part of software development is programming. Developers often use a variety of languages, each with its own syntax and semantics. </text:p>
            <text:p/>
            <text:p> For example, a developer might use Python, a high-level programming language that is easy to read and write. A simple Python program might look something like this: </text:p>
            <text:p/>
            <text:p>print('Hello, world!')</text:p>
            <text:p/>
            <text:p>This line of code prints the string 'Hello, world!' to the console. It's a simple example, but it illustrates the basic structure of a Python progra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270" calcext:value-type="float">
            <text:p>1270</text:p>
          </table:table-cell>
          <table:table-cell table:style-name="ce4" office:value-type="string" calcext:value-type="string">
            <text:p>In software development, a key skill is the ability to adapt and learn. New languages, frameworks, and methodologies are constantly emerging, and developers must keep pace. One such language is Rust, which is gaining popularity for its emphasis on memory safety and performance.</text:p>
            <text:p/>
            <text:p>However, no matter what language you use, it's critical to adhere to good coding practices and to strive for clean, maintainable code. The quality of your codebase can have a significant impact on the success of your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72" calcext:value-type="float">
            <text:p>1272</text:p>
          </table:table-cell>
          <table:table-cell table:style-name="ce4" office:value-type="string" calcext:value-type="string">
            <text:p>In software development, it's often said that the only constant is change. New tools, languages, and methodologies are constantly emerging, and what was considered best practice today may be obsolete tomorrow.</text:p>
            <text:p/>
            <text:p>For example, in the world of web development, JavaScript was once the only game in town. Now, however, TypeScript is gaining popularity for its static typing and other features. A simple TypeScript function to add two numbers might look something like this: </text:p>
            <text:p>function add(a: number, b: number): number {</text:p>
            <text:p>return a + b;</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number, b: number): number {</text:p>
            <text:p>  return a + b;</text:p>
            <text:p>}</text:p>
          </table:table-cell>
          <table:table-cell table:number-columns-repeated="1017"/>
        </table:table-row>
        <table:table-row table:style-name="ro1">
          <table:table-cell table:style-name="ce2" office:value-type="float" office:value="1274" calcext:value-type="float">
            <text:p>1274</text:p>
          </table:table-cell>
          <table:table-cell table:style-name="ce4" office:value-type="string" calcext:value-type="string">
            <text:p>Software development is a complex process that involves a lot of moving parts. From initial design to final testing, each step is crucial to the success of the final product. And while the specific technologies and methodologies used may vary, the fundamentals of good software development remain the same.</text:p>
            <text:p/>
            <text:p>No matter what language or platform you're using, it's important to keep the end user in mind. After all, the ultimate goal of any software project is to create something that people will find useful and enjoyable to u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75" calcext:value-type="float">
            <text:p>1275</text:p>
          </table:table-cell>
          <table:table-cell table:style-name="ce4" office:value-type="string" calcext:value-type="string">
            <text:p>The field of software development is always evolving. New tools and technologies are constantly being introduced, and developers must continually learn and adapt. For instance, Ruby is a language that has gained popularity in web development thanks to its elegant syntax and powerful features.</text:p>
            <text:p/>
            <text:p>Here's a simple Ruby program to print 'Hello, World!': </text:p>
            <text:p>puts 'Hello, World!'</text:p>
            <text:p>Even with such a simple example, you can see some of the things that make Ruby unique. The 'puts' command, for instance, automatically adds a newline character at the end of the string, which is a nice convenie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ts 'Hello, World!'</text:p>
          </table:table-cell>
          <table:table-cell table:number-columns-repeated="1017"/>
        </table:table-row>
        <table:table-row table:style-name="ro1">
          <table:table-cell table:style-name="ce2" office:value-type="float" office:value="1276" calcext:value-type="float">
            <text:p>1276</text:p>
          </table:table-cell>
          <table:table-cell table:style-name="ce4" office:value-type="string" calcext:value-type="string">
            <text:p>Software development is a multifaceted discipline that requires a variety of skills. From problem-solving and critical thinking to communication and teamwork, successful developers must be able to wear many hats. And of course, they must also be proficient in at least one programming language.</text:p>
            <text:p/>
            <text:p>But it's not just about knowing a language. Good developers also understand the underlying principles of software design and can write clean, efficient code. They are able to break down complex problems into manageable pieces, and they can debug and troubleshoot their code when things go wro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78" calcext:value-type="float">
            <text:p>1278</text:p>
          </table:table-cell>
          <table:table-cell table:style-name="ce4" office:value-type="string" calcext:value-type="string">
            <text:p>Software development is a complex and nuanced process. It involves a mix of creativity, logic, technical skill, and a deep understanding of the problem at hand. And while the specific technologies and methodologies used may vary, some things remain constant.</text:p>
            <text:p/>
            <text:p>For instance, regardless of the language you're using, it's important to write clean, readable code. Good code is self-documenting, with clear variable names and concise, purposeful comments. It's also modular, with each function or method performing a single, well-defined tas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79" calcext:value-type="float">
            <text:p>1279</text:p>
          </table:table-cell>
          <table:table-cell table:style-name="ce4" office:value-type="string" calcext:value-type="string">
            <text:p>In the world of software development, change is the only constant. New languages, tools, and methodologies are constantly being introduced, and developers must continually learn and adapt. One such language is JavaScript, which has become a cornerstone of modern web development.</text:p>
            <text:p/>
            <text:p>Here's an example of a simple JavaScript function to add two numbers: </text:p>
            <text:p>function add(a, b) {</text:p>
            <text:p>return a + b;</text:p>
            <text:p>}</text:p>
            <text:p>Even with this simple example, you can see some of the flexibility and dynamism that JavaScript off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1280" calcext:value-type="float">
            <text:p>1280</text:p>
          </table:table-cell>
          <table:table-cell table:style-name="ce4" office:value-type="string" calcext:value-type="string">
            <text:p>Software development is a fascinating field. It combines elements of creativity, logic, and technical skill, and it's always evolving. New languages and technologies are constantly being introduced, and the best developers are those who can adapt and learn.</text:p>
            <text:p/>
            <text:p>One of the newer languages to gain popularity is Kotlin. Known for its interoperability with Java and its concise syntax, Kotlin is increasingly being used for Android app development. Here's a simple program to print 'Hello, World!' in Kotlin: </text:p>
            <text:p>fun main() {</text:p>
            <text:p>println('Hello, World!')</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 {</text:p>
            <text:p>  println('Hello, World!')</text:p>
            <text:p>}</text:p>
          </table:table-cell>
          <table:table-cell table:number-columns-repeated="1017"/>
        </table:table-row>
        <table:table-row table:style-name="ro1">
          <table:table-cell table:style-name="ce2" office:value-type="float" office:value="1281" calcext:value-type="float">
            <text:p>1281</text:p>
          </table:table-cell>
          <table:table-cell table:style-name="ce4" office:value-type="string" calcext:value-type="string">
            <text:p>In the world of software development, the tools and technologies used can vary widely. However, certain principles remain constant. Good developers write clean, efficient code. They understand the importance of testing and debugging. And they recognize the value of good design.</text:p>
            <text:p/>
            <text:p>Whether you're writing a complex web application in JavaScript or a simple script in Bash, these principles remain the same. The best developers are those who can adapt to new languages and technologies, but who also have a solid grasp of the fundamenta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2" calcext:value-type="float">
            <text:p>1282</text:p>
          </table:table-cell>
          <table:table-cell table:style-name="ce4" office:value-type="string" calcext:value-type="string">
            <text:p>Software development is a complex process that requires a mix of technical skill, creativity, and problem-solving ability. It's not just about writing code; it's about understanding the problem you're trying to solve and finding the best way to solve it.</text:p>
            <text:p/>
            <text:p>For instance, if you're writing a web application, you might use JavaScript or TypeScript on the frontend, with a backend written in a language like Ruby or Python. Or, if you're developing a mobile app, you might use Swift or Kotlin. The specific tools and technologies used can vary widely, but the underlying principles remain the s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4" calcext:value-type="float">
            <text:p>1284</text:p>
          </table:table-cell>
          <table:table-cell table:style-name="ce4" office:value-type="string" calcext:value-type="string">
            <text:p>The practice of continuous integration (CI) and continuous deployment (CD) in the software development process has made a significant impact on the overall quality and efficiency. CI/CD introduces automation into the stages of app development that were once manual, which in turn, reduces the risk of human error and speeds up the entire process. </text:p>
            <text:p/>
            <text:p>The idea is to push code changes more frequently into the version control, which allows teams to detect and fix the errors more quickly. This approach also aligns with the Agile methodology which emphasizes on iterative and incremental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5" calcext:value-type="float">
            <text:p>1285</text:p>
          </table:table-cell>
          <table:table-cell table:style-name="ce4" office:value-type="string" calcext:value-type="string">
            <text:p>Software testing is an essential aspect of software development. A software that has not been thoroughly tested is like a ticking time bomb waiting to explode at any given moment. </text:p>
            <text:p/>
            <text:p>Testing is a vast field, and it includes many types and techniques like Unit Testing, Integration Testing, Functional Testing, System Testing, Stress Testing, Performance Testing, Usability Testing, and more. For instance, in Python, you can use a simple assertion to test the functionality of your code. assert sum([1, 2, 3]) == 6</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ssert sum([1, 2, 3]) == 6</text:p>
          </table:table-cell>
          <table:table-cell table:number-columns-repeated="1017"/>
        </table:table-row>
        <table:table-row table:style-name="ro1">
          <table:table-cell table:style-name="ce2" office:value-type="float" office:value="1286" calcext:value-type="float">
            <text:p>1286</text:p>
          </table:table-cell>
          <table:table-cell table:style-name="ce4" office:value-type="string" calcext:value-type="string">
            <text:p>Software development methodologies play a crucial role in building efficient software. There are various methodologies like Waterfall, Spiral, Agile, Lean, and many more. </text:p>
            <text:p/>
            <text:p>Each methodology has its own pros and cons and is used based on the requirement of the software. For example, the Waterfall model is a linear-sequential life cycle model and is used when the requirements are clear and fixed. Agile methodology, on the other hand, is used when the clients are not sure about what they want, and the requirements are expected to change and evol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7" calcext:value-type="float">
            <text:p>1287</text:p>
          </table:table-cell>
          <table:table-cell table:style-name="ce4" office:value-type="string" calcext:value-type="string">
            <text:p>Object-oriented programming (OOP) is a programming paradigm that provides a means of structuring programs so that properties and behaviors are bundled into individual objects. </text:p>
            <text:p/>
            <text:p>For instance, an object could represent a person with properties like a name, age, and address and behaviors such as walking, talking, breathing, and running. Or it could represent an email with properties like a recipient list, subject, and body and behaviors like adding attachments and sending. public class Person { string name; int age; string address;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Person {</text:p>
            <text:p>  String name;</text:p>
            <text:p>  int age;</text:p>
            <text:p>  String address;</text:p>
            <text:p>}</text:p>
          </table:table-cell>
          <table:table-cell table:number-columns-repeated="1017"/>
        </table:table-row>
        <table:table-row table:style-name="ro1">
          <table:table-cell table:style-name="ce2" office:value-type="float" office:value="1288" calcext:value-type="float">
            <text:p>1288</text:p>
          </table:table-cell>
          <table:table-cell table:style-name="ce4" office:value-type="string" calcext:value-type="string">
            <text:p>Cloud computing is the on-demand availability of computer system resources, especially data storage and computing power, without direct active management by the user. </text:p>
            <text:p/>
            <text:p>The term is generally used to describe data centers available to many users over the Internet. It is a popular option for people and businesses for various reasons including cost savings, increased productivity, speed and efficiency, performance, and secur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89" calcext:value-type="float">
            <text:p>1289</text:p>
          </table:table-cell>
          <table:table-cell table:style-name="ce4" office:value-type="string" calcext:value-type="string">
            <text:p>Microservices have become a popular architectural style for building cloud applications that are resilient, highly scalable, and able to evolve quickly. </text:p>
            <text:p/>
            <text:p>To be more precise, a microservice architectural style is an approach to developing a single application as a suite of small services, each running in its own process and communicating with lightweight mechanisms, often an HTTP resource API. The benefits of microservices, when done well, are significant and include: agility, speed, scalability, and higher-quality customer experiences. func main() { fmt.Println('Hello, microservices!')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main() {</text:p>
            <text:p>  fmt.Println('Hello, microservices!')</text:p>
            <text:p>}</text:p>
          </table:table-cell>
          <table:table-cell table:number-columns-repeated="1017"/>
        </table:table-row>
        <table:table-row table:style-name="ro1">
          <table:table-cell table:style-name="ce2" office:value-type="float" office:value="1290" calcext:value-type="float">
            <text:p>1290</text:p>
          </table:table-cell>
          <table:table-cell table:style-name="ce4" office:value-type="string" calcext:value-type="string">
            <text:p>DevOps is a set of practices that combines software development (Dev) and IT operations (Ops). It aims to shorten the systems development life cycle and provide continuous delivery with high software quality. </text:p>
            <text:p/>
            <text:p>DevOps is complementary with Agile software development; several DevOps aspects came from Agile methodology. It has also been described as a more holistic approach to the software development life cycle (SDLC), acknowledging the interconnectedness of developers and operations staff in an IT organiz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92" calcext:value-type="float">
            <text:p>1292</text:p>
          </table:table-cell>
          <table:table-cell table:style-name="ce4" office:value-type="string" calcext:value-type="string">
            <text:p>Artificial Intelligence (AI) is a branch of computer science that aims to create intelligent machines. It has become an essential part of the technology industry. </text:p>
            <text:p/>
            <text:p>Research associated with artificial intelligence is highly technical and specialized. The core problems of artificial intelligence include programming computers for certain traits such as: Knowledge, Reasoning, Problem solving, Perception, Learning, Planning, Ability to manipulate and move obje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93" calcext:value-type="float">
            <text:p>1293</text:p>
          </table:table-cell>
          <table:table-cell table:style-name="ce4" office:value-type="string" calcext:value-type="string">
            <text:p>Cybersecurity is the practice of defending computers, servers, mobile devices, electronic systems, networks, and data from digital attacks, damage, and unauthorized access. </text:p>
            <text:p/>
            <text:p>Cybersecurity may also be referred to as information technology security. It is important because cybercriminals can attack networks to access, change, or destroy sensitive information; extort money from users; or interrupt normal business processes. Implementing effective cybersecurity measures is particularly challenging today because there are more devices than people, and attackers are becoming more innovative. if (password.length &lt; 8) { System.out.println('Password is too short.');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f (password.length &lt; 8) {</text:p>
            <text:p>  System.out.println('Password is too short.');</text:p>
            <text:p>}</text:p>
          </table:table-cell>
          <table:table-cell table:number-columns-repeated="1017"/>
        </table:table-row>
        <table:table-row table:style-name="ro1">
          <table:table-cell table:style-name="ce2" office:value-type="float" office:value="1294" calcext:value-type="float">
            <text:p>1294</text:p>
          </table:table-cell>
          <table:table-cell table:style-name="ce4" office:value-type="string" calcext:value-type="string">
            <text:p>Web development is a broad term for the work involved in developing a website for the Internet (World Wide Web) or an intranet (a private network). </text:p>
            <text:p/>
            <text:p>Web development can range from developing a simple single static page of plain text to complex web-based internet applications (web apps), electronic businesses, and social network services. The web development hierarchy is as follows: Client-side coding, Server-side coding, Database technolog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95" calcext:value-type="float">
            <text:p>1295</text:p>
          </table:table-cell>
          <table:table-cell table:style-name="ce4" office:value-type="string" calcext:value-type="string">
            <text:p>Virtual reality (VR) is a simulated experience that can be similar to or completely different from the real world. </text:p>
            <text:p/>
            <text:p>Applications of virtual reality can include entertainment (i.e. gaming) and educational purposes (i.e. medical or military training). Other, distinct types of VR style technology include augmented reality and mixed reality. It is being used in a myriad of industries including architecture, sports, healthcare, fine arts, education, engineering, and many others. class VR { void renderScene(Scene scene) { // render the scene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VR {</text:p>
            <text:p>  void renderScene(Scene scene) {</text:p>
            <text:p>    // render the scene</text:p>
            <text:p>  }</text:p>
            <text:p>}</text:p>
          </table:table-cell>
          <table:table-cell table:number-columns-repeated="1017"/>
        </table:table-row>
        <table:table-row table:style-name="ro1">
          <table:table-cell table:style-name="ce2" office:value-type="float" office:value="1296" calcext:value-type="float">
            <text:p>1296</text:p>
          </table:table-cell>
          <table:table-cell table:style-name="ce4" office:value-type="string" calcext:value-type="string">
            <text:p>Data science is an inter-disciplinary field that uses scientific methods, processes, algorithms and systems to extract knowledge and insights from many structural and unstructured data. </text:p>
            <text:p/>
            <text:p>Data science is related to data mining, machine learning and big data. It is a concept to unify statistics, data analysis and their related methods in order to understand and analyze actual phenomena with data. It employs techniques and theories drawn from many fields within the context of mathematics, statistics, computer science, domain knowledge and information sc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298" calcext:value-type="float">
            <text:p>1298</text:p>
          </table:table-cell>
          <table:table-cell table:style-name="ce4" office:value-type="string" calcext:value-type="string">
            <text:p>Software development is a complex process. It involves designing, testing, maintenance, etc. A crucial step in it is writing the code. For instance, in Python, we can write a simple program to print 'Hello, World!'. It's as simple as typing print('Hello, World!') and running the code. </text:p>
            <text:p/>
            <text:p>The choice of programming language depends on the problem at hand. Some popular languages include Python, Java, and C++. For example, C++ is often used for system programming, game development, and other performance-critical job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299" calcext:value-type="float">
            <text:p>1299</text:p>
          </table:table-cell>
          <table:table-cell table:style-name="ce4" office:value-type="string" calcext:value-type="string">
            <text:p>The Agile methodology is a popular approach in software development. It encourages frequent inspection and adaptation. It's all about iterative, incremental work cadences, known as sprints. </text:p>
            <text:p/>
            <text:p>Another common methodology is the Waterfall model. It's a sequential design process. However, it's often criticized for being too rigid and not adaptable to chan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01" calcext:value-type="float">
            <text:p>1301</text:p>
          </table:table-cell>
          <table:table-cell table:style-name="ce4" office:value-type="string" calcext:value-type="string">
            <text:p>Continuous Integration (CI) is a practice in software development where developers merge their changes back to the main branch as often as possible, ideally several times a day. One popular tool for this is Jenkins. </text:p>
            <text:p/>
            <text:p>Continuous Deployment (CD) is the next step after CI. It involves automatically deploying the code to the production environment after it's been merg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03" calcext:value-type="float">
            <text:p>1303</text:p>
          </table:table-cell>
          <table:table-cell table:style-name="ce4" office:value-type="string" calcext:value-type="string">
            <text:p>Software development involves a series of processes to create software applications. These include designing, programming, testing, and maintaining software. The key to a successful software development process is the software development life cycle (SDLC), which includes the processes of requirements gathering, system design, implementation, testing, deployment, and maintenance. </text:p>
            <text:p/>
            <text:p>In the implementation phase, developers write code in different programming languages. For instance, they might use Python for data analysis tasks. A simple Python code to print 'Hello, World!' could be: prin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305" calcext:value-type="float">
            <text:p>1305</text:p>
          </table:table-cell>
          <table:table-cell table:style-name="ce4" office:value-type="string" calcext:value-type="string">
            <text:p>In software development, testing plays a crucial role in ensuring the quality of the software. It involves several steps such as unit testing, integration testing, system testing, and acceptance testing. The purpose of these tests is to identify and fix bugs and errors in the software. </text:p>
            <text:p/>
            <text:p>Unit testing, for instance, checks individual components of the software. Developers often write tests using frameworks such as JUnit for Java. However, this body of text does not contain any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07" calcext:value-type="float">
            <text:p>1307</text:p>
          </table:table-cell>
          <table:table-cell table:style-name="ce4" office:value-type="string" calcext:value-type="string">
            <text:p>Agile methodology is popular in software development. It promotes continuous iteration of development and testing throughout the software development life cycle of the project. Both development and testing activities are concurrent unlike the Waterfall model. </text:p>
            <text:p/>
            <text:p>The main advantage of agile methodology is the ability to adapt to changes. It allows for flexibility as requirements might change over the course of a project. However, this text does not contain any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09" calcext:value-type="float">
            <text:p>1309</text:p>
          </table:table-cell>
          <table:table-cell table:style-name="ce4" office:value-type="string" calcext:value-type="string">
            <text:p>In software development, problem-solving is a critical skill. When faced with a problem, a developer must be able to break it down into smaller, more manageable parts. This process is often referred to as 'decomposition'. Once a problem has been decomposed, the developer can then begin to tackle each part individually. This approach not only makes the problem more manageable, but also allows for easier debugging and tes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10" calcext:value-type="float">
            <text:p>1310</text:p>
          </table:table-cell>
          <table:table-cell table:style-name="ce4" office:value-type="string" calcext:value-type="string">
            <text:p>The use of data structures and algorithms is another vital aspect of software development. These are the building blocks of any software application. A data structure is a particular way of storing and organizing data in a computer so that it can be used efficiently. An algorithm, on the other hand, is a set of rules or instructions that are followed in calculations or other problem-solving operations. For example, in the C++ language, a common data structure is a vector and a common algorithm is sorting: vector&lt;int&gt; v = {3, 2, 1}; sort(v.begin(), v.en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ector&lt;int&gt; v = {3, 2, 1};</text:p>
            <text:p>sort(v.begin(), v.end());</text:p>
          </table:table-cell>
          <table:table-cell table:number-columns-repeated="1017"/>
        </table:table-row>
        <table:table-row table:style-name="ro1">
          <table:table-cell table:style-name="ce2" office:value-type="float" office:value="1311" calcext:value-type="float">
            <text:p>1311</text:p>
          </table:table-cell>
          <table:table-cell table:style-name="ce4" office:value-type="string" calcext:value-type="string">
            <text:p>One of the most important aspects of software development is testing. This involves checking your code to make sure it behaves as expected. There are many different types of testing, including unit testing, integration testing, and functional testing. Each of these tests the code in a different way and helps ensure that it is robust and reli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13" calcext:value-type="float">
            <text:p>1313</text:p>
          </table:table-cell>
          <table:table-cell table:style-name="ce4" office:value-type="string" calcext:value-type="string">
            <text:p>Software development is a rapidly evolving field. New technologies, languages, and tools are constantly being developed, making it important for developers to stay up-to-date. This can be done by attending conferences, reading blogs and articles, participating in online communities, and more. Continuous learning is key in this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14" calcext:value-type="float">
            <text:p>1314</text:p>
          </table:table-cell>
          <table:table-cell table:style-name="ce4" office:value-type="string" calcext:value-type="string">
            <text:p>In software development, it's important to write clean and readable code. This not only makes the code easier to understand and maintain, but also makes it easier for others to read and contribute to. For example, in Java, methods should be named in a way that describes what they do, like this: public void printHelloWorld() { System.out.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void printHelloWorld() {</text:p>
            <text:p>  System.out.println('Hello, world!');</text:p>
            <text:p>}</text:p>
          </table:table-cell>
          <table:table-cell table:number-columns-repeated="1017"/>
        </table:table-row>
        <table:table-row table:style-name="ro1">
          <table:table-cell table:style-name="ce2" office:value-type="float" office:value="1315" calcext:value-type="float">
            <text:p>1315</text:p>
          </table:table-cell>
          <table:table-cell table:style-name="ce4" office:value-type="string" calcext:value-type="string">
            <text:p>Another crucial aspect of software development is version control. This is the practice of tracking and managing changes to your code. Git is the most commonly used version control system. It allows you to keep track of all changes made to your code, making it easier to collaborate with others and prevent confli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16" calcext:value-type="float">
            <text:p>1316</text:p>
          </table:table-cell>
          <table:table-cell table:style-name="ce4" office:value-type="string" calcext:value-type="string">
            <text:p>In software development, the concept of 'dry' code is important. DRY stands for 'Don't Repeat Yourself'. This principle aims to prevent redundancy in code. If you find yourself writing the same code in multiple places, it's usually a good idea to abstract that code into a function or method. For instance, in Swift, you could create a function like this: func greet(name: String) { print('Hello, \(name)') } and use it wherever requir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greet(name: String) {</text:p>
            <text:p>  print('Hello, \(name)')</text:p>
            <text:p>}</text:p>
          </table:table-cell>
          <table:table-cell table:number-columns-repeated="1017"/>
        </table:table-row>
        <table:table-row table:style-name="ro1">
          <table:table-cell table:style-name="ce2" office:value-type="float" office:value="1317" calcext:value-type="float">
            <text:p>1317</text:p>
          </table:table-cell>
          <table:table-cell table:style-name="ce4" office:value-type="string" calcext:value-type="string">
            <text:p>In the world of software development, debugging is an essential skill. This is the process of finding and fixing errors in your code. Debugging can be a challenging task, but with practice, it becomes easier. There are many tools available to aid in debugging, such as IDEs (Integrated Development Environments) that offer built-in debugging featur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18" calcext:value-type="float">
            <text:p>1318</text:p>
          </table:table-cell>
          <table:table-cell table:style-name="ce4" office:value-type="string" calcext:value-type="string">
            <text:p>A crucial part of any software development process is the design phase. This is where the structure and layout of the application are planned. Wireframing, prototyping, and user experience (UX) design are all important aspects of this phase. It's important to consider the user's needs and expectations during this stage to ensure a positive user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20" calcext:value-type="float">
            <text:p>1320</text:p>
          </table:table-cell>
          <table:table-cell table:style-name="ce4" office:value-type="string" calcext:value-type="string">
            <text:p>In the world of software development, the ability to work as part of a team is crucial. This involves good communication skills, the ability to compromise, and the ability to understand and appreciate the contributions of others. Working as part of a team also often involves using collaboration tools such as Slack, GitHub, and Trello.</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21" calcext:value-type="float">
            <text:p>1321</text:p>
          </table:table-cell>
          <table:table-cell table:style-name="ce4" office:value-type="string" calcext:value-type="string">
            <text:p>Software development is a field that is constantly evolving, with new languages, frameworks, and tools being released all the time. Keeping up with these changes can be challenging, but it's also one of the things that makes this field so exciting and rewarding. For instance, the Go language, developed at Google, has gained popularity for its simplicity and efficiency: func main() { fmt.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main() {</text:p>
            <text:p>  fmt.Println('Hello, World!')</text:p>
            <text:p>}</text:p>
          </table:table-cell>
          <table:table-cell table:number-columns-repeated="1017"/>
        </table:table-row>
        <table:table-row table:style-name="ro1">
          <table:table-cell table:style-name="ce2" office:value-type="float" office:value="1324" calcext:value-type="float">
            <text:p>1324</text:p>
          </table:table-cell>
          <table:table-cell table:style-name="ce4" office:value-type="string" calcext:value-type="string">
            <text:p>The process of software development is iterative. You start with a simple prototype, then refine it through several iterations until you get a polished product. This process, known as Agile development, is widely accepted in the industry. </text:p>
            <text:p/>
            <text:p>Moreover, software development is a team effort. It involves designers, developers, testers, project managers, and many others. Everyone works together to deliver a high-quality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26" calcext:value-type="float">
            <text:p>1326</text:p>
          </table:table-cell>
          <table:table-cell table:style-name="ce4" office:value-type="string" calcext:value-type="string">
            <text:p>In software development, choosing the right programming language for the task at hand is crucial. For instance, if you're developing a web application, JavaScript or TypeScript might be the right choice. </text:p>
            <text:p/>
            <text:p>On the other hand, if you're developing a system-level application, C or C++ might be more appropriate. It all depends on the requirement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28" calcext:value-type="float">
            <text:p>1328</text:p>
          </table:table-cell>
          <table:table-cell table:style-name="ce4" office:value-type="string" calcext:value-type="string">
            <text:p>In the world of software development, it's important to keep learning. New programming languages, technologies, and methodologies are being introduced all the time. </text:p>
            <text:p/>
            <text:p>For instance, functional programming is gaining popularity. This style of programming emphasizes immutability and statelessness, which can lead to more predictable and easier to test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0" calcext:value-type="float">
            <text:p>1330</text:p>
          </table:table-cell>
          <table:table-cell table:style-name="ce4" office:value-type="string" calcext:value-type="string">
            <text:p>Software development is not just about writing code. It's also about understanding the problem you're trying to solve, and designing a solution that meets the needs of the user. </text:p>
            <text:p/>
            <text:p>In addition, software developers must also consider performance, security, and usability when designing and implementing their solu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2" calcext:value-type="float">
            <text:p>1332</text:p>
          </table:table-cell>
          <table:table-cell table:style-name="ce4" office:value-type="string" calcext:value-type="string">
            <text:p>In the software development industry, it's important to understand the basics of computer science. This includes data structures, algorithms, computer architecture, and more. </text:p>
            <text:p/>
            <text:p>These foundational concepts will help you become a better software developer, regardless of the programming language or technology you're us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3" calcext:value-type="float">
            <text:p>1333</text:p>
          </table:table-cell>
          <table:table-cell table:style-name="ce4" office:value-type="string" calcext:value-type="string">
            <text:p>In software development, we often use version control systems like Git. They help us manage changes to our code over time. Here's a common command in Git to clone a repository. git clone https://github.com/user/repo.git </text:p>
            <text:p/>
            <text:p>Version control is essential for team collaboration. It allows multiple developers to work on the same codebase without stepping on each other's to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lone https://github.com/user/repo.git</text:p>
          </table:table-cell>
          <table:table-cell table:number-columns-repeated="1017"/>
        </table:table-row>
        <table:table-row table:style-name="ro1">
          <table:table-cell table:style-name="ce2" office:value-type="float" office:value="1334" calcext:value-type="float">
            <text:p>1334</text:p>
          </table:table-cell>
          <table:table-cell table:style-name="ce4" office:value-type="string" calcext:value-type="string">
            <text:p>Software development is a blend of creativity and logic. It's about using technology to solve problems, create new opportunities, and make life better for people. </text:p>
            <text:p/>
            <text:p>Whether you're building a mobile app, a web application, or a complex enterprise system, the goal is the same: to create something of value that meets the needs of the us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6" calcext:value-type="float">
            <text:p>1336</text:p>
          </table:table-cell>
          <table:table-cell table:style-name="ce4" office:value-type="string" calcext:value-type="string">
            <text:p>Software development is a field that requires continuous learning. Whether it's a new programming language, a new framework, or a new methodology, there's always something new to learn. </text:p>
            <text:p/>
            <text:p>Staying up to date with the latest trends and technologies is one of the keys to success in this field. It's what keeps software development exciting and engag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39" calcext:value-type="float">
            <text:p>1339</text:p>
          </table:table-cell>
          <table:table-cell table:style-name="ce4" office:value-type="string" calcext:value-type="string">
            <text:p>In the realm of software development, Python is a popular language due to its simplicity and readability. It is widely used for data analysis, web development, and artificial intelligence. A common command is 'print()', which displays the specified message to the screen. The process of software development involves not only coding but also designing, testing, debugging, and maintaining the syst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text:p>
          </table:table-cell>
          <table:table-cell table:number-columns-repeated="1017"/>
        </table:table-row>
        <table:table-row table:style-name="ro1">
          <table:table-cell table:style-name="ce2" office:value-type="float" office:value="1341" calcext:value-type="float">
            <text:p>1341</text:p>
          </table:table-cell>
          <table:table-cell table:style-name="ce4" office:value-type="string" calcext:value-type="string">
            <text:p>Software development is a creative process, often requiring developers to think outside the box to solve complex problems. This process involves many stages, from gathering requirements, designing the software, coding, testing, to finally deploying the software. Each stage is crucial for the successful development of a software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44" calcext:value-type="float">
            <text:p>1344</text:p>
          </table:table-cell>
          <table:table-cell table:style-name="ce4" office:value-type="string" calcext:value-type="string">
            <text:p>A key aspect of software development is problem-solving. This often involves breaking down complex problems into smaller, manageable parts. An example in Java might involve the use of a for loop to iterate over an array. for(int i = 0; i &lt; arr.length; i++) { System.out.println(arr[i]); } This is a common task in many software development projec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int i = 0; i &lt; arr.length; i++) {</text:p>
            <text:p>  System.out.println(arr[i]);</text:p>
            <text:p>}</text:p>
          </table:table-cell>
          <table:table-cell table:number-columns-repeated="1017"/>
        </table:table-row>
        <table:table-row table:style-name="ro1">
          <table:table-cell table:style-name="ce2" office:value-type="float" office:value="1345" calcext:value-type="float">
            <text:p>1345</text:p>
          </table:table-cell>
          <table:table-cell table:style-name="ce4" office:value-type="string" calcext:value-type="string">
            <text:p>Software development is not just about writing code. It's also about understanding the needs of the user and designing software that meets those needs. This often involves working closely with other teams, such as design and marke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46" calcext:value-type="float">
            <text:p>1346</text:p>
          </table:table-cell>
          <table:table-cell table:style-name="ce4" office:value-type="string" calcext:value-type="string">
            <text:p>In software development, it's important to keep up with the latest technologies and trends. This might involve learning new programming languages or frameworks. For example, many developers are now using Rust, a language that is known for its performance and safety. let mut v = Vec::new(); v.push(1); This simple piece of code creates a new vector and adds an element to i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mut v = Vec::new();</text:p>
            <text:p>v.push(1);</text:p>
          </table:table-cell>
          <table:table-cell table:number-columns-repeated="1017"/>
        </table:table-row>
        <table:table-row table:style-name="ro1">
          <table:table-cell table:style-name="ce2" office:value-type="float" office:value="1348" calcext:value-type="float">
            <text:p>1348</text:p>
          </table:table-cell>
          <table:table-cell table:style-name="ce4" office:value-type="string" calcext:value-type="string">
            <text:p>One of the most important aspects of software development is understanding the basics of programming. This includes understanding the syntax, variables, data types, operators, loops, conditions, and more. In Python, for example, a simple hello world program would look something like this: print('Hello, world!'). Python is known for its simplicity and readability, which makes it a great language for beginn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349" calcext:value-type="float">
            <text:p>1349</text:p>
          </table:table-cell>
          <table:table-cell table:style-name="ce4" office:value-type="string" calcext:value-type="string">
            <text:p>Software development is a vast field with many areas to specialize in. Some developers focus on building web applications, while others specialize in creating mobile apps. Regardless of the area of focus, a solid understanding of algorithms and data structures is critic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51" calcext:value-type="float">
            <text:p>1351</text:p>
          </table:table-cell>
          <table:table-cell table:style-name="ce4" office:value-type="string" calcext:value-type="string">
            <text:p>In software development, it's important to keep your code clean and maintainable. This often involves following certain coding conventions and standards. For instance, in Java, class names should start with a capital letter, while variable and method names should start with a lowercase lett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52" calcext:value-type="float">
            <text:p>1352</text:p>
          </table:table-cell>
          <table:table-cell table:style-name="ce4" office:value-type="string" calcext:value-type="string">
            <text:p>Testing is a crucial part of software development. Without adequate testing, bugs and errors can slip through and cause problems down the line. In C++, a simple test to check if a number is even or odd might look like this: int num = 10; if(num % 2 == 0) { cout &lt;&lt; 'Even'; } else { cout &lt;&lt; 'Od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num = 10;</text:p>
            <text:p>if(num % 2 == 0) {</text:p>
            <text:p>  cout &lt;&lt; 'Even';</text:p>
            <text:p>} else {</text:p>
            <text:p>  cout &lt;&lt; 'Odd';</text:p>
            <text:p>}</text:p>
          </table:table-cell>
          <table:table-cell table:number-columns-repeated="1017"/>
        </table:table-row>
        <table:table-row table:style-name="ro1">
          <table:table-cell table:style-name="ce2" office:value-type="float" office:value="1353" calcext:value-type="float">
            <text:p>1353</text:p>
          </table:table-cell>
          <table:table-cell table:style-name="ce4" office:value-type="string" calcext:value-type="string">
            <text:p>Working effectively in a team is an essential skill for software developers. This often involves using version control systems like Git to manage code and collaborate with oth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55" calcext:value-type="float">
            <text:p>1355</text:p>
          </table:table-cell>
          <table:table-cell table:style-name="ce4" office:value-type="string" calcext:value-type="string">
            <text:p>In software development, understanding the user's needs is paramount. This involves gathering requirements, designing the software to meet those requirements, and then implementing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56" calcext:value-type="float">
            <text:p>1356</text:p>
          </table:table-cell>
          <table:table-cell table:style-name="ce4" office:value-type="string" calcext:value-type="string">
            <text:p>Software developers often need to work with APIs to access functionality from other software. In Ruby, for example, to make a GET request to an API, we could use: require 'net/http' </text:p>
            <text:p> uri = URI('http://example.com') </text:p>
            <text:p> res = Net::HTTP.get_response(uri)</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require 'net/http'</text:p>
            <text:p>uri = URI('http://example.com')</text:p>
            <text:p>res = Net::HTTP.get_response(uri)</text:p>
          </table:table-cell>
          <table:table-cell table:number-columns-repeated="1017"/>
        </table:table-row>
        <table:table-row table:style-name="ro1">
          <table:table-cell table:style-name="ce2" office:value-type="float" office:value="1357" calcext:value-type="float">
            <text:p>1357</text:p>
          </table:table-cell>
          <table:table-cell table:style-name="ce4" office:value-type="string" calcext:value-type="string">
            <text:p>Keeping up with the latest trends and technologies is important in software development. This could be learning new programming languages, frameworks, or too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59" calcext:value-type="float">
            <text:p>1359</text:p>
          </table:table-cell>
          <table:table-cell table:style-name="ce4" office:value-type="string" calcext:value-type="string">
            <text:p>Software development is not just about writing code. It also involves understanding business requirements, working with stakeholders, and delivering a product that meets the needs of the us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61" calcext:value-type="float">
            <text:p>1361</text:p>
          </table:table-cell>
          <table:table-cell table:style-name="ce4" office:value-type="string" calcext:value-type="string">
            <text:p>Software development can be a rewarding career, providing the opportunity to solve complex problems and create software that can have a real impact on people's liv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65" calcext:value-type="float">
            <text:p>1365</text:p>
          </table:table-cell>
          <table:table-cell table:style-name="ce4" office:value-type="string" calcext:value-type="string">
            <text:p>Software development is not just about writing code. It's also about understanding the problem you're trying to solve, designing a solution, and testing it thoroughly. A good software developer is not just a coder, but a problem solver and a design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67" calcext:value-type="float">
            <text:p>1367</text:p>
          </table:table-cell>
          <table:table-cell table:style-name="ce4" office:value-type="string" calcext:value-type="string">
            <text:p>Good software developers are always learning. The field is constantly evolving, with new languages, frameworks, and technologies appearing all the time. To keep up, developers must be willing to continually learn and adap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68" calcext:value-type="float">
            <text:p>1368</text:p>
          </table:table-cell>
          <table:table-cell table:style-name="ce4" office:value-type="string" calcext:value-type="string">
            <text:p>The process of developing software can be broken down into several stages. These typically include gathering requirements, designing the software, writing the code, testing the software, and maintaining it once it's been released. Each of these stages is important and requires different skills and knowled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0" calcext:value-type="float">
            <text:p>1370</text:p>
          </table:table-cell>
          <table:table-cell table:style-name="ce4" office:value-type="string" calcext:value-type="string">
            <text:p>Software development is a constantly evolving field. New technologies, languages, and methodologies are being developed all the time. This makes it an exciting, but challenging profession. It requires continuous learning and a willingness to adapt to chan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2" calcext:value-type="float">
            <text:p>1372</text:p>
          </table:table-cell>
          <table:table-cell table:style-name="ce4" office:value-type="string" calcext:value-type="string">
            <text:p>Software development is a creative process. Developers must often think outside the box to come up with solutions to complex problems. They also need to be able to communicate their ideas effectively, both to other developers and to non-technical stakehold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3" calcext:value-type="float">
            <text:p>1373</text:p>
          </table:table-cell>
          <table:table-cell table:style-name="ce4" office:value-type="string" calcext:value-type="string">
            <text:p>Software development often involves working with databases. SQL is a commonly used language for interacting with databases. For example, the line SELECT * FROM users; would retrieve all records from the 'users' table. Understanding how to use SQL is an important skill for any software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LECT * FROM users;</text:p>
          </table:table-cell>
          <table:table-cell table:number-columns-repeated="1017"/>
        </table:table-row>
        <table:table-row table:style-name="ro1">
          <table:table-cell table:style-name="ce2" office:value-type="float" office:value="1374" calcext:value-type="float">
            <text:p>1374</text:p>
          </table:table-cell>
          <table:table-cell table:style-name="ce4" office:value-type="string" calcext:value-type="string">
            <text:p>Software testing is a crucial aspect of software development. It helps to ensure the quality of the software and that it meets the required specifications. Testing can be manual or automated, and it typically involves running the software under various conditions and input data to check for any errors or unexpected behavio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6" calcext:value-type="float">
            <text:p>1376</text:p>
          </table:table-cell>
          <table:table-cell table:style-name="ce4" office:value-type="string" calcext:value-type="string">
            <text:p>Version control is an essential tool in software development. It allows developers to keep track of changes made to the code, collaborate with others, and revert back to a previous state if something goes wrong. Git is one of the most popular version control syst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8" calcext:value-type="float">
            <text:p>1378</text:p>
          </table:table-cell>
          <table:table-cell table:style-name="ce4" office:value-type="string" calcext:value-type="string">
            <text:p>Software development is a complex process that involves a series of steps. From initial planning and design, through to coding, testing, and deployment, each step is an essential part of the process. It's also important to note that modern software development is often iterative, with a focus on continual improvement and flexibility. The first step is always to understand the requirements. This means understanding what the software needs to do, and how it will do it. The next step is design, where developers create a plan for how the software will 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79" calcext:value-type="float">
            <text:p>1379</text:p>
          </table:table-cell>
          <table:table-cell table:style-name="ce4" office:value-type="string" calcext:value-type="string">
            <text:p>The coding phase is where the software is physically written. This is done using a specific programming language, such as Java or Python. For instance, a small Java snippet that prints out 'Hello, world!' would look like this: public class HelloWorld { public static void main(String[] args) { System.out.println('Hello, World!'); } }. After the coding phase, the software is tested to ensure it works as intended. This can involve a variety of testing methods, including unit testing, integration testing, and system test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380" calcext:value-type="float">
            <text:p>1380</text:p>
          </table:table-cell>
          <table:table-cell table:style-name="ce4" office:value-type="string" calcext:value-type="string">
            <text:p>Once the software has passed all tests, it's ready for deployment. This means it's ready to be used by the end user. However, the work doesn't stop there. Software needs to be maintained and updated regularly to ensure it continues to meet user needs. This can involve fixing bugs, adding new features, and improving performance. The final phase is the review or retrospective. This is where the team looks back at what they did, what went well, and what could be improved for next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2" calcext:value-type="float">
            <text:p>1382</text:p>
          </table:table-cell>
          <table:table-cell table:style-name="ce4" office:value-type="string" calcext:value-type="string">
            <text:p>Developing software is not just about writing code. It also involves understanding and meeting user needs, working within constraints, and continually learning and adapting. The best software developers are not just good at coding, but also at problem-solving, communication, and teamwork. They are also always learning, as technology and best practices are constantly evolving. This is what makes software development such a challenging and rewarding fie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4" calcext:value-type="float">
            <text:p>1384</text:p>
          </table:table-cell>
          <table:table-cell table:style-name="ce4" office:value-type="string" calcext:value-type="string">
            <text:p>Another important aspect of software development is version control. This is a system that records changes to a file or set of files over time so that you can recall specific versions later. A popular version control system is Git, which is widely used in the open-source community. Using Git, developers can work on different features in parallel, then merge their changes together when they're ready. This helps prevent conflicts and ensures that everyone is working with the latest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5" calcext:value-type="float">
            <text:p>1385</text:p>
          </table:table-cell>
          <table:table-cell table:style-name="ce4" office:value-type="string" calcext:value-type="string">
            <text:p>In software development, it's important to write clean, maintainable code. This means writing code that is easy to understand, easy to change, and free of errors. One way to achieve this is by following good coding practices, such as using meaningful variable names, avoiding magic numbers, and keeping functions small and focused. For instance, consider this Kotlin code, which is very readable: fun sayHello() { 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sayHello() {</text:p>
            <text:p>  println('Hello, world!')</text:p>
            <text:p>}</text:p>
          </table:table-cell>
          <table:table-cell table:number-columns-repeated="1017"/>
        </table:table-row>
        <table:table-row table:style-name="ro1">
          <table:table-cell table:style-name="ce2" office:value-type="float" office:value="1386" calcext:value-type="float">
            <text:p>1386</text:p>
          </table:table-cell>
          <table:table-cell table:style-name="ce4" office:value-type="string" calcext:value-type="string">
            <text:p>Software development involves more than just programming. It also includes processes like debugging, which is the process of identifying and fixing errors in your code. Debugging is a critical skill for any developer, and can often take up a significant portion of the development process. It's often said that 'the first 90% of development takes 90% of the time, and the last 10% takes the other 90%' - this is often due to debugg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8" calcext:value-type="float">
            <text:p>1388</text:p>
          </table:table-cell>
          <table:table-cell table:style-name="ce4" office:value-type="string" calcext:value-type="string">
            <text:p>In software development, it's important to keep up with the latest technologies and trends. This can involve learning new programming languages, exploring new frameworks and libraries, and keeping up-to-date with best practices. Many developers also participate in communities, where they can share knowledge, get help, and contribute to open-source projects. It's a field that's always changing, which makes it both challenging and exci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89" calcext:value-type="float">
            <text:p>1389</text:p>
          </table:table-cell>
          <table:table-cell table:style-name="ce4" office:value-type="string" calcext:value-type="string">
            <text:p>Software development is often done in teams, with each member bringing their own unique skills and perspectives to the table. Working in a team can be a great way to learn from others, share ideas, and produce high-quality software. It can also be challenging, as it requires good communication, coordination, and conflict resolution skills. A common task in team development is code review, where team members review each other's code to find mistakes and suggest improvements. For example, a simple JavaScript function might look like this: function greet() { console.log('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 {</text:p>
            <text:p>  console.log('Hello, world!');</text:p>
            <text:p>}</text:p>
          </table:table-cell>
          <table:table-cell table:number-columns-repeated="1017"/>
        </table:table-row>
        <table:table-row table:style-name="ro1">
          <table:table-cell table:style-name="ce2" office:value-type="float" office:value="1390" calcext:value-type="float">
            <text:p>1390</text:p>
          </table:table-cell>
          <table:table-cell table:style-name="ce4" office:value-type="string" calcext:value-type="string">
            <text:p>Software development is a process that requires careful planning, execution, and maintenance. It is an iterative process, meaning that it is repeated over time, with each iteration building on the last. This allows for continuous improvement and adaptation to changing requirements. It also means that the process is never truly 'finished' - there is always room for improvement and further development. Software development is a rewarding field, offering the opportunity to solve complex problems, create useful products, and continually learn and gro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91" calcext:value-type="float">
            <text:p>1391</text:p>
          </table:table-cell>
          <table:table-cell table:style-name="ce4" office:value-type="string" calcext:value-type="string">
            <text:p>Software development is a dynamic field that requires a wide range of skills. In addition to technical skills like programming and debugging, developers also need good problem-solving skills, creativity, and the ability to work well in a team. They also need to be able to communicate effectively with both technical and non-technical stakeholders. The code that developers write is often just the tip of the iceberg - underneath lies a whole host of other skills and knowledge. For example, a simple 'Hello, World!' in C++ might look like this: #include &lt;iostream&gt; int main() { std::cout &lt;&lt; 'Hello, World!';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
            <text:p>int main() {</text:p>
            <text:p>  std::cout &lt;&lt; 'Hello, World!';</text:p>
            <text:p>  return 0;</text:p>
            <text:p>}</text:p>
          </table:table-cell>
          <table:table-cell table:number-columns-repeated="1017"/>
        </table:table-row>
        <table:table-row table:style-name="ro1">
          <table:table-cell table:style-name="ce2" office:value-type="float" office:value="1392" calcext:value-type="float">
            <text:p>1392</text:p>
          </table:table-cell>
          <table:table-cell table:style-name="ce4" office:value-type="string" calcext:value-type="string">
            <text:p>Software development is not just about writing code - it's about creating solutions. It's about understanding a problem, designing a solution, and then implementing that solution in the most effective way possible. It's about working with a team, managing complexity, and delivering value. And most importantly, it's about continually learning and improving. Whether you're a seasoned professional or just starting out, there's always something new to learn in the world of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93" calcext:value-type="float">
            <text:p>1393</text:p>
          </table:table-cell>
          <table:table-cell table:style-name="ce4" office:value-type="string" calcext:value-type="string">
            <text:p>Software development is a multi-faceted discipline involving multiple stages such as requirement gathering, designing, coding, testing, and maintenance. It is crucial for developers to understand the need for a well-structured process. The most common is the Software Development Life Cycle (SDLC), which includes phases like Analysis, Design, Coding, Testing, and Maintenance. Each phase has its own significance and plays a vital role in the success of the project. </text:p>
            <text:p/>
            <text:p>Using a programming language like Python, a developer can write a simple script to automate repetitive tasks. For example, a script that prints the numbers from 1 to 10. for i in range(1, 11): print(i) This simple script can save time and effort when dealing with large data set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 11):</text:p>
            <text:p>  print(i)</text:p>
          </table:table-cell>
          <table:table-cell table:number-columns-repeated="1017"/>
        </table:table-row>
        <table:table-row table:style-name="ro1">
          <table:table-cell table:style-name="ce2" office:value-type="float" office:value="1394" calcext:value-type="float">
            <text:p>1394</text:p>
          </table:table-cell>
          <table:table-cell table:style-name="ce4" office:value-type="string" calcext:value-type="string">
            <text:p>Software development methodologies have evolved over the years. From the Waterfall model to Agile methodologies, each has its strengths and weaknesses. Agile development, for example, is a methodology that emphasizes flexibility, customer satisfaction, and team collaboration. It breaks down development tasks into small increments, reducing the amount of up-front planning and design. </text:p>
            <text:p/>
            <text:p>On the other hand, the Waterfall model is a sequential approach, where progress flows downwards like a waterfall through the phases of Conception, Initiation, Analysis, Design, Construction, Testing, and Maintenance. This model is simple to understand and use, but it lacks flexibility and is less receptive to chan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97" calcext:value-type="float">
            <text:p>1397</text:p>
          </table:table-cell>
          <table:table-cell table:style-name="ce4" office:value-type="string" calcext:value-type="string">
            <text:p>Software development has seen a shift towards DevOps, a set of practices that combines software development and IT operations. It aims to shorten the system development life cycle and provide continuous delivery with high software quality. </text:p>
            <text:p/>
            <text:p>DevOps is not a technology; it's a culture. It promotes a collaborative environment where developers, testers, and operations can work together to deliver software more quickly and reliably. This approach reduces the 'us' versus 'them' mentality and encourages a 'we' mindse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398" calcext:value-type="float">
            <text:p>1398</text:p>
          </table:table-cell>
          <table:table-cell table:style-name="ce4" office:value-type="string" calcext:value-type="string">
            <text:p>Continuous Integration/Continuous Deployment (CI/CD) is a critical part of modern software development practices. It is a method to frequently deliver apps to customers by introducing automation into the stages of app development. The main concepts attributed to CI/CD are continuous integration, continuous delivery, and continuous deployment. </text:p>
            <text:p/>
            <text:p>CI/CD connects all the bits and pieces of code integration and app delivery to make one streamlined process. Automated pipelines are used to push code changes. The pipeline includes build, test, and deployment steps. For instance, a simple YAML script for a pipeline could be: stages: - build - test - deplo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tages:</text:p>
            <text:p>  - build</text:p>
            <text:p>  - test</text:p>
            <text:p>  - deploy</text:p>
          </table:table-cell>
          <table:table-cell table:number-columns-repeated="1017"/>
        </table:table-row>
        <table:table-row table:style-name="ro1">
          <table:table-cell table:style-name="ce2" office:value-type="float" office:value="1400" calcext:value-type="float">
            <text:p>1400</text:p>
          </table:table-cell>
          <table:table-cell table:style-name="ce4" office:value-type="string" calcext:value-type="string">
            <text:p>Software architecture is a blueprint for a software system. It provides an abstraction to manage the system complexity and establish a communication and coordination mechanism among components. It defines the work assignments that must be carried out by the design teams. </text:p>
            <text:p/>
            <text:p>The architectural style, also known as architectural pattern, is a set of principles which shapes an application. It defines an abstract framework for a family of systems. An architectural style improves partitioning and promotes design reuse by providing solutions to frequently recurring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01" calcext:value-type="float">
            <text:p>1401</text:p>
          </table:table-cell>
          <table:table-cell table:style-name="ce4" office:value-type="string" calcext:value-type="string">
            <text:p>JavaScript is a high-level, interpreted scripting language that conforms to the ECMAScript specification. It is a language that is also characterized as dynamic, weakly typed, prototype-based and multi-paradigm. </text:p>
            <text:p/>
            <text:p>Alongside HTML and CSS, JavaScript is one of the core technologies of the World Wide Web. JavaScript enables interactive web pages and is an essential part of web applications. Here is an example of a JavaScript function: function greet(name) { return 'Hello ' + name; } You can call this function like so: greet('Joh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text:p>
            <text:p>  return 'Hello ' + name;</text:p>
            <text:p>}</text:p>
          </table:table-cell>
          <table:table-cell table:number-columns-repeated="1017"/>
        </table:table-row>
        <table:table-row table:style-name="ro1">
          <table:table-cell table:style-name="ce2" office:value-type="float" office:value="1403" calcext:value-type="float">
            <text:p>1403</text:p>
          </table:table-cell>
          <table:table-cell table:style-name="ce4" office:value-type="string" calcext:value-type="string">
            <text:p>Software maintenance is the process of modifying and updating software applications after delivery to correct faults and to improve performance. It's a phase in the software development life cycle that starts after the user has started using the developed software. </text:p>
            <text:p/>
            <text:p>The software maintenance process includes tasks such as error correction, enhancement of capabilities, deletion of obsolete capabilities, and optimization. These changes may be necessary to ensure the system's functional integrity and improve its performance or maintainabi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04" calcext:value-type="float">
            <text:p>1404</text:p>
          </table:table-cell>
          <table:table-cell table:style-name="ce4" office:value-type="string" calcext:value-type="string">
            <text:p>In software development, a data structure is a particular way of organizing and storing data in a computer so that it can be accessed and modified efficiently. More precisely, a data structure is a collection of data values, the relationships among them, and the functions or operations that can be applied to the data. </text:p>
            <text:p/>
            <text:p>For instance, an array is a common data structure that consists of a collection of elements, each identified by at least one array index or key. Here's an example of how to create an array in JavaScript: var array = ['Apple', 'Banana', 'Cherry']; To access an element in an array, you can use the index like so: console.log(array[0]); This will output 'App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array = ['Apple', 'Banana', 'Cherry'];</text:p>
            <text:p>console.log(array[0]);</text:p>
          </table:table-cell>
          <table:table-cell table:number-columns-repeated="1017"/>
        </table:table-row>
        <table:table-row table:style-name="ro1">
          <table:table-cell table:style-name="ce2" office:value-type="float" office:value="1406" calcext:value-type="float">
            <text:p>1406</text:p>
          </table:table-cell>
          <table:table-cell table:style-name="ce4" office:value-type="string" calcext:value-type="string">
            <text:p>In software development, an API (Application Programming Interface) is a set of subroutine definitions, communication protocols, and tools for building software. It's a set of commands, functions, protocols, and objects that programmers can use to create software or interact with an external system. It provides developers with standard commands for performing common operations so they do not have to write the code from scratch. </text:p>
            <text:p/>
            <text:p>APIs can be used to interact with both hardware and software. For instance, an API can be used to retrieve data from a database, interact with the file system, or even send data over the net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07" calcext:value-type="float">
            <text:p>1407</text:p>
          </table:table-cell>
          <table:table-cell table:style-name="ce4" office:value-type="string" calcext:value-type="string">
            <text:p>Software developers often rely on frameworks to avoid writing repetitive code, and to structure their applications. A software framework provides a standard way to build and deploy applications. It is a universal, reusable software environment that provides particular functionality as part of a larger software platform to facilitate the development of software applications, products and solutions. </text:p>
            <text:p/>
            <text:p>For instance, Angular is a popular framework for building web applications. It is developed and maintained by Google. Using Angular, developers can create dynamic, single-page applications with ease. Here's how you can create a new Angular project: ng new my-ap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g new my-app</text:p>
          </table:table-cell>
          <table:table-cell table:number-columns-repeated="1017"/>
        </table:table-row>
        <table:table-row table:style-name="ro1">
          <table:table-cell table:style-name="ce2" office:value-type="float" office:value="1408" calcext:value-type="float">
            <text:p>1408</text:p>
          </table:table-cell>
          <table:table-cell table:style-name="ce4" office:value-type="string" calcext:value-type="string">
            <text:p>Software development is a fascinating field. It's a process of conceiving, specifying, designing, programming, documenting, testing, and bug fixing involved in creating and maintaining applications, frameworks, or other software components. The beauty of software development is that it's not only about coding. It's also about understanding and solving problems in a way no one else has before.</text:p>
            <text:p/>
            <text:p>For instance, consider this simple Python code for adding two numbers. def add(num1, num2): return num1 + num2. It's not just about writing the function, it's about understanding the logic behind it and how it can be used in various scenario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num1, num2):</text:p>
            <text:p>  return num1 + num2</text:p>
          </table:table-cell>
          <table:table-cell table:number-columns-repeated="1017"/>
        </table:table-row>
        <table:table-row table:style-name="ro1">
          <table:table-cell table:style-name="ce2" office:value-type="float" office:value="1409" calcext:value-type="float">
            <text:p>1409</text:p>
          </table:table-cell>
          <table:table-cell table:style-name="ce4" office:value-type="string" calcext:value-type="string">
            <text:p>In software development, continuous integration and continuous deployment (CI/CD) is a critical aspect. It's a coding philosophy and set of practices that drive development teams to implement small changes and check-in code to version control repositories frequently. The main aim is to prevent integration problems, referred to as 'integration hell' in early descriptions of extreme programming (XP).</text:p>
            <text:p/>
            <text:p>A simple YAML script for a basic CI/CD pipeline might look like this. pipeline: build: image: golang:1.12.9 commands: - go build - go test. It's ensuring that the code is built and tested every time a change is ma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ipeline:</text:p>
            <text:p>  build:</text:p>
            <text:p>    image: golang:1.12.9</text:p>
            <text:p>    commands:</text:p>
            <text:p>      - go build</text:p>
            <text:p>      - go test</text:p>
          </table:table-cell>
          <table:table-cell table:number-columns-repeated="1017"/>
        </table:table-row>
        <table:table-row table:style-name="ro1">
          <table:table-cell table:style-name="ce2" office:value-type="float" office:value="1410" calcext:value-type="float">
            <text:p>1410</text:p>
          </table:table-cell>
          <table:table-cell table:style-name="ce4" office:value-type="string" calcext:value-type="string">
            <text:p>Developing software is like constructing a house. It needs a solid foundation. Without a solid foundation, the walls will crack, and the house will crumble. In software, that foundation is the code. If the code is not strong, the software will not stand the test of time.</text:p>
            <text:p/>
            <text:p>As in construction, software development follows a plan or a blueprint. In software, this blueprint is called the architecture. The architecture defines the structure of the system, its components, the relationships between them, and the rules and guidelines binding them togeth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1" calcext:value-type="float">
            <text:p>1411</text:p>
          </table:table-cell>
          <table:table-cell table:style-name="ce4" office:value-type="string" calcext:value-type="string">
            <text:p>In software development, debugging is the routine process of locating and removing computer program bugs, errors or abnormalities, which is methodically handled by software programmers via debugging tools. Debugging checks, detects and corrects errors or bugs to allow proper program operation according to set specifications.</text:p>
            <text:p/>
            <text:p>Debugging is a part of the software testing process and is an integral part of the entire software development lifecycle. The debugging process starts as soon as code is written and continues in successive stages as code is combined with other units of programming to form a software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2" calcext:value-type="float">
            <text:p>1412</text:p>
          </table:table-cell>
          <table:table-cell table:style-name="ce4" office:value-type="string" calcext:value-type="string">
            <text:p>When it comes to software development, one of the key skills is problem-solving. This is because, fundamentally, developing software is about solving problems. Whether it's figuring out how to speed up a slow process, automate a task, or simply improve the user experience, it's all about problem-solving.</text:p>
            <text:p/>
            <text:p>Another key aspect of software development is the ability to learn and adapt. This is because technology is always evolving and as a software developer, you need to keep up with the latest trends. For example, if you're a Java developer, you might need to learn about the latest updates or changes in the language. Consider this simple Java code snippet to print Hello World. public class HelloWorld { public static void main(String[] args) { System.out.println("Hello, World");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414" calcext:value-type="float">
            <text:p>1414</text:p>
          </table:table-cell>
          <table:table-cell table:style-name="ce4" office:value-type="string" calcext:value-type="string">
            <text:p>While many developers may prefer high-level languages like Python or Ruby, there's still a place for low-level languages like C. Although C might not be as user-friendly, it offers greater control of the underlying hardware and thus is often used in system programming.</text:p>
            <text:p/>
            <text:p>One of the notable characteristics of C is its efficiency. It's a compiled language, which means the code you write gets translated into machine code before it's run. This makes the execution faster than interpreted languages.</text:p>
            <text:p/>
            <text:p>The importance of C cannot be understated. Many other languages, including C++ and Python, were influenced by 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5" calcext:value-type="float">
            <text:p>1415</text:p>
          </table:table-cell>
          <table:table-cell table:style-name="ce4" office:value-type="string" calcext:value-type="string">
            <text:p>JavaScript is a language that has gained significant popularity in recent years, largely due to its role in web development. However, it's important to understand the basics of the language before diving into more complex topics.</text:p>
            <text:p/>
            <text:p>Variables in JavaScript can be declared using var, let, or const. The difference between these keywords is the scope and reassignability of the variables they declare. For example, var x = 5; console.log(x);</text:p>
            <text:p/>
            <text:p>Overall, JavaScript is a powerful language that allows for a wide range of possibilities in web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x = 5;</text:p>
            <text:p>console.log(x);</text:p>
          </table:table-cell>
          <table:table-cell table:number-columns-repeated="1017"/>
        </table:table-row>
        <table:table-row table:style-name="ro1">
          <table:table-cell table:style-name="ce2" office:value-type="float" office:value="1416" calcext:value-type="float">
            <text:p>1416</text:p>
          </table:table-cell>
          <table:table-cell table:style-name="ce4" office:value-type="string" calcext:value-type="string">
            <text:p>When it comes to mobile app development, one language that often comes to mind is Swift. Developed by Apple, Swift is a powerful and intuitive language for macOS, iOS, watchOS, and tvOS app development.</text:p>
            <text:p/>
            <text:p>Swift integrates well with Apple's existing frameworks and it's easy to use with the macOS and iOS developer tools. However, Swift is not limited to Apple platforms, it's also used for server-side development on other operating systems.</text:p>
            <text:p/>
            <text:p>In conclusion, Swift is a versatile language that is constantly evolving, making it a good choice for app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7" calcext:value-type="float">
            <text:p>1417</text:p>
          </table:table-cell>
          <table:table-cell table:style-name="ce4" office:value-type="string" calcext:value-type="string">
            <text:p>In the world of web development, CSS is a vital tool. It's a style sheet language used for describing the look and formatting of a document written in HTML. While it is not a programming language in the traditional sense and won't include any code snippets, knowledge of CSS is essential for any web developer.</text:p>
            <text:p/>
            <text:p>CSS is responsible for the layout of web pages. It provides the visual and aural layout, for a variety of devices. Along with graphics and scripting, HTML and CSS are the basis of building web pages and web applications.</text:p>
            <text:p/>
            <text:p>In conclusion, mastering CSS is an important step in becoming a well-rounded web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19" calcext:value-type="float">
            <text:p>1419</text:p>
          </table:table-cell>
          <table:table-cell table:style-name="ce4" office:value-type="string" calcext:value-type="string">
            <text:p>C++ is a general-purpose programming language that has been around for decades. It's a powerful language that is often used for system programming, game development, and other performance-critical applications.</text:p>
            <text:p/>
            <text:p>C++ is a statically typed, compiled language, which gives it a performance edge over interpreted languages. It also supports multiple programming paradigms, including procedural, object-oriented, and functional programming.</text:p>
            <text:p/>
            <text:p>Despite its complexity and steep learning curve, C++ remains a popular choice for many developers due to its powerful features and unparalleled perform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22" calcext:value-type="float">
            <text:p>1422</text:p>
          </table:table-cell>
          <table:table-cell table:style-name="ce4" office:value-type="string" calcext:value-type="string">
            <text:p>Go, or Golang, is a statically-typed compiled language that was designed at Google to improve programming productivity. It's known for its simplicity and its ability to handle multicore and networked systems efficiently.</text:p>
            <text:p/>
            <text:p>Go is often used for system-level programming, web servers, data pipelines, and even artificial intelligence. Here's a simple Go program: package main import 'fmt' func main() { fmt.Println('Hello, World!') }</text:p>
            <text:p/>
            <text:p>In conclusion, Go's simplicity, performance, and strong support for concurrent programming make it a great choice for many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import 'fmt'</text:p>
            <text:p>func main() {</text:p>
            <text:p>  fmt.Println('Hello, World!')</text:p>
            <text:p>}</text:p>
          </table:table-cell>
          <table:table-cell table:number-columns-repeated="1017"/>
        </table:table-row>
        <table:table-row table:style-name="ro1">
          <table:table-cell table:style-name="ce2" office:value-type="float" office:value="1423" calcext:value-type="float">
            <text:p>1423</text:p>
          </table:table-cell>
          <table:table-cell table:style-name="ce4" office:value-type="string" calcext:value-type="string">
            <text:p>Rust is a systems programming language that aims to provide memory safety, concurrency, and performance with a focus on zero-cost abstractions. It's often used for game development, operating systems, and browser components, among other things.</text:p>
            <text:p/>
            <text:p>Despite its complexity, Rust has been voted the 'most loved programming language' in the Stack Overflow Developer Survey every year since 2016. This is largely due to its performance and safety features, as well as its supportive and welcoming community.</text:p>
            <text:p/>
            <text:p>Rust may not be the easiest language to learn, but its benefits make it worth the effort for many develop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25" calcext:value-type="float">
            <text:p>1425</text:p>
          </table:table-cell>
          <table:table-cell table:style-name="ce4" office:value-type="string" calcext:value-type="string">
            <text:p>C# is a modern, object-oriented programming language that was developed by Microsoft as part of its .NET initiative. It's often used for developing Windows desktop applications and games.</text:p>
            <text:p/>
            <text:p>C# is designed to be simple and easy to use. It removes many of the complexities of C++, such as header files, pointer arithmetic, and manual memory management. Here's a basic example of a C# program: class Program { static void Main(string[] args) { Console.WriteLine('Hello, World!'); } }</text:p>
            <text:p/>
            <text:p>In conclusion, C# is a highly versatile language that is widely used in a variety of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text:p>
            <text:p>  static void Main(string[] args) {</text:p>
            <text:p>    Console.WriteLine("Hello, World!");</text:p>
            <text:p>  }</text:p>
            <text:p>}</text:p>
          </table:table-cell>
          <table:table-cell table:number-columns-repeated="1017"/>
        </table:table-row>
        <table:table-row table:style-name="ro1">
          <table:table-cell table:style-name="ce2" office:value-type="float" office:value="1427" calcext:value-type="float">
            <text:p>1427</text:p>
          </table:table-cell>
          <table:table-cell table:style-name="ce4" office:value-type="string" calcext:value-type="string">
            <text:p>Software development is a process which involves conceiving, specifying, designing, programming, documenting, testing, and bug fixing. It's a process of writing and maintaining the source code. But it also involves a planned and structured process from the conception of the desired software to its final manifestation. Thus, software development may include research, new development, prototyping, modification, reuse, re-engineering, maintenance, or any other activities that result in software produ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0" calcext:value-type="float">
            <text:p>1430</text:p>
          </table:table-cell>
          <table:table-cell table:style-name="ce4" office:value-type="string" calcext:value-type="string">
            <text:p>Software testing is an integral part of software development. It involves the execution of a software component or system component to evaluate one or more properties of interest. Software testing also helps to identify errors, gaps or missing requirements in contrary to the actual requirements. It can be conducted as soon as executable software exists. The overall approach to software development often determines when and how testing is conducted. For instance, in a phased process, most testing occurs after system requirements have been defined and then implemented in testable progra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1" calcext:value-type="float">
            <text:p>1431</text:p>
          </table:table-cell>
          <table:table-cell table:style-name="ce4" office:value-type="string" calcext:value-type="string">
            <text:p>In software engineering, software configuration management is the task of tracking and controlling changes in the software. It's part of the larger cross-disciplinary field of configuration management. SCM practices include revision control and the establishment of baselines. If something goes wrong, SCM can determine what was changed and who changed it. For instance, in Git, the command git log is used to display committed snapshots. It lets you review and read through the project histo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7" office:value-type="string" calcext:value-type="string">
            <text:p>git log</text:p>
          </table:table-cell>
          <table:table-cell table:number-columns-repeated="1017"/>
        </table:table-row>
        <table:table-row table:style-name="ro1">
          <table:table-cell table:style-name="ce2" office:value-type="float" office:value="1432" calcext:value-type="float">
            <text:p>1432</text:p>
          </table:table-cell>
          <table:table-cell table:style-name="ce4" office:value-type="string" calcext:value-type="string">
            <text:p>Software deployment is all of the activities that make a software system available for use. The general deployment process consists of several interrelated activities with possible transitions between them. These activities can occur at the producer or at the consumer site or both. Because every software system is unique, the precise processes or procedures within each activity can hardly be defined. Therefore, implementation, installation and deployment of a software update can be complex and might be different for different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3" calcext:value-type="float">
            <text:p>1433</text:p>
          </table:table-cell>
          <table:table-cell table:style-name="ce4" office:value-type="string" calcext:value-type="string">
            <text:p>Software maintenance in software engineering is the modification of a software product after delivery to correct faults, to improve performance or other attributes. A common perception of maintenance is that it merely involves fixing defects. However, one study indicated that over 80% of maintenance effort is used for non-corrective actions. This perception is perpetuated by users submitting problem reports that in reality are functionality enhancements to the system. More often than not, the maintenance stage of the software development life cycle is the longes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4" calcext:value-type="float">
            <text:p>1434</text:p>
          </table:table-cell>
          <table:table-cell table:style-name="ce4" office:value-type="string" calcext:value-type="string">
            <text:p>Software training and support is important as software is only effective if it is used correctly. Software documentation is written text that accompanies computer software. It explains how the software operates, how to install it, how to use it, and other resources for help. Similarly, software training teaches the end user of the software to use the software effectively. Often this takes the form of interactive, hands-on training, where the user has a computer with the software installed and follows along with the instructo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5" calcext:value-type="float">
            <text:p>1435</text:p>
          </table:table-cell>
          <table:table-cell table:style-name="ce4" office:value-type="string" calcext:value-type="string">
            <text:p>Software development methodology is a framework used to structure, plan, and control the process of developing an information system. Common methodologies include waterfall, prototyping, iterative and incremental development, spiral development, rapid application development, and extreme programming. Each of these methodologies has its own strengths and weaknesses, and the choice of methodology can depend on a variety of factors, including the type of project, the skills of the development team, and the specific requirement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36" calcext:value-type="float">
            <text:p>1436</text:p>
          </table:table-cell>
          <table:table-cell table:style-name="ce4" office:value-type="string" calcext:value-type="string">
            <text:p>A computer programmer, sometimes called a software developer, a programmer or more recently a coder, is a person who creates computer software. The term computer programmer can refer to a specialist in one area of computers, or to a generalist who writes code for many kinds of software. A programmer's most oft-used computer language (e.g., Python, Java, C++) may be prefixed to the term programmer. Some who work with web programming languages also prefix their titles with web.</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40" calcext:value-type="float">
            <text:p>1440</text:p>
          </table:table-cell>
          <table:table-cell table:style-name="ce4" office:value-type="string" calcext:value-type="string">
            <text:p>An integrated development environment (IDE) is a software application that provides comprehensive facilities to computer programmers for software development. An IDE normally consists of at least a source code editor, build automation tools, and a debugger. Some IDEs, such as NetBeans and Eclipse, contain a compiler, interpreter, or both; others, such as SharpDevelop and Lazarus, do not. The boundary between an integrated development environment and other parts of the broader software development environment is not well-defin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41" calcext:value-type="float">
            <text:p>1441</text:p>
          </table:table-cell>
          <table:table-cell table:style-name="ce4" office:value-type="string" calcext:value-type="string">
            <text:p>A compiler is a special program that processes statements written in a particular programming language and turns them into machine language or 'code' that a computer's processor uses. Most programmers write programs in a high-level language such as Python or C++. These programs are then converted into the machine language that the processor can understand and execute. For instance, in C++, you can use the g++ compiler to compile your C++ code. To compile the file 'main.cpp', you simply use g++ main.cpp -o mai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 main.cpp -o main</text:p>
          </table:table-cell>
          <table:table-cell table:number-columns-repeated="1017"/>
        </table:table-row>
        <table:table-row table:style-name="ro1">
          <table:table-cell table:style-name="ce2" office:value-type="float" office:value="1442" calcext:value-type="float">
            <text:p>1442</text:p>
          </table:table-cell>
          <table:table-cell table:style-name="ce4" office:value-type="string" calcext:value-type="string">
            <text:p>Software development is a fascinating field. It's where ideas turn into reality. A developer can take a concept and turn it into a working application. One of the most basic concepts in programming is the 'Hello, World!' program. It's often the first program that beginners write. For instance, in Python, it's as simple as this: print('Hello, World!').</text:p>
            <text:p/>
            <text:p>There are many different languages and tools that a developer can use. Each one has its own strengths and weaknesses. It's important to choose the right tool for the job. You wouldn't use a hammer to screw in a nail, and you wouldn't use Python to build a high-performance game engi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443" calcext:value-type="float">
            <text:p>1443</text:p>
          </table:table-cell>
          <table:table-cell table:style-name="ce4" office:value-type="string" calcext:value-type="string">
            <text:p>In software development, it's crucial to keep the code clean and readable. This not only helps you understand your own code later on but also aids others in understanding your code. It's like writing an essay; you wouldn't write a long, run-on sentence without any punctuation. The same applies to coding.</text:p>
            <text:p/>
            <text:p>One way to keep the code clean is by using comments. These are notes that you can leave in your code that the compiler will ignore. It's a way to document your code and explain what certain parts do. Another way is to break your code up into small, manageable functions. Each function should do one thing and do it wel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44" calcext:value-type="float">
            <text:p>1444</text:p>
          </table:table-cell>
          <table:table-cell table:style-name="ce4" office:value-type="string" calcext:value-type="string">
            <text:p>Software developers often work with complex algorithms. These algorithms are sets of instructions that tell the computer how to solve a particular problem. A simple example of an algorithm is a sorting algorithm. Here's an example of a bubble sort algorithm in C++:</text:p>
            <text:p/>
            <text:p>void bubbleSort(int arr[], int n) {</text:p>
            <text:p>for (int i = 0; i &lt; n-1; i++)</text:p>
            <text:p>for (int j = 0; j &lt; n-i-1; j++)</text:p>
            <text:p>if (arr[j] &gt; arr[j+1])</text:p>
            <text:p>swap(&amp;arr[j], &amp;arr[j+1]);</text:p>
            <text:p>}</text:p>
            <text:p/>
            <text:p>Algorithms like these are the building blocks of software development. They're what make our programs do what we want them to do.</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oid bubbleSort(int arr[], int n) {</text:p>
            <text:p>for (int i = 0; i &lt; n-1; i++)</text:p>
            <text:p> for (int j = 0; j &lt; n-i-1; j++)</text:p>
            <text:p> if (arr[j] &gt; arr[j+1])</text:p>
            <text:p> swap(&amp;arr[j], &amp;arr[j+1]);</text:p>
            <text:p>}</text:p>
          </table:table-cell>
          <table:table-cell table:number-columns-repeated="1017"/>
        </table:table-row>
        <table:table-row table:style-name="ro1">
          <table:table-cell table:style-name="ce2" office:value-type="float" office:value="1445" calcext:value-type="float">
            <text:p>1445</text:p>
          </table:table-cell>
          <table:table-cell table:style-name="ce4" office:value-type="string" calcext:value-type="string">
            <text:p>Software development is all about problem-solving. You're given a problem and you need to come up with a solution. This could be anything from creating a new feature for a website to fixing a bug in an existing app. The key is to understand the problem and then think of the best way to solve it.</text:p>
            <text:p/>
            <text:p>Once you have a solution, it's time to implement it. This is where your programming skills come into play. You need to translate your solution into code. This can be a challenging task, but with practice, it becomes easi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46" calcext:value-type="float">
            <text:p>1446</text:p>
          </table:table-cell>
          <table:table-cell table:style-name="ce4" office:value-type="string" calcext:value-type="string">
            <text:p>One of the most important concepts in software development is the concept of 'loops'. Loops allow programmers to repeat a certain action until a certain condition is met. For example, consider a simple Java 'for' loop: for(int i = 0; i &lt; 10; i++){ System.out.println(i); }</text:p>
            <text:p/>
            <text:p>Loops are a fundamental part of programming. Without them, we would have to write out each action individually. With them, we can write more efficient and cleaner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int i = 0; i &lt; 10; i++){</text:p>
            <text:p>  System.out.println(i);</text:p>
            <text:p>}</text:p>
          </table:table-cell>
          <table:table-cell table:number-columns-repeated="1017"/>
        </table:table-row>
        <table:table-row table:style-name="ro1">
          <table:table-cell table:style-name="ce2" office:value-type="float" office:value="1447" calcext:value-type="float">
            <text:p>1447</text:p>
          </table:table-cell>
          <table:table-cell table:style-name="ce4" office:value-type="string" calcext:value-type="string">
            <text:p>Software development is not all about writing code. It's also about testing the code to make sure it works as expected. This is known as 'software testing'. There are many different types of software testing, including unit testing, integration testing, and system testing.</text:p>
            <text:p/>
            <text:p>Software testing is a crucial part of the development process. Without it, you can't be sure that your code works correctly. You could have bugs in your code that you're not aware of. Testing helps to catch these bugs before they become a probl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49" calcext:value-type="float">
            <text:p>1449</text:p>
          </table:table-cell>
          <table:table-cell table:style-name="ce4" office:value-type="string" calcext:value-type="string">
            <text:p>In software development, one of the most important skills to have is problem-solving. This doesn't just mean solving the problems that arise in your code, but also identifying the problems that need to be solved in the first place. Problem-solving is a fundamental part of the development process.</text:p>
            <text:p/>
            <text:p>Another crucial skill is critical thinking. This involves analyzing problems, considering different solutions, and making decisions based on that analysis. Both problem-solving and critical thinking are skills that can be developed with practi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50" calcext:value-type="float">
            <text:p>1450</text:p>
          </table:table-cell>
          <table:table-cell table:style-name="ce4" office:value-type="string" calcext:value-type="string">
            <text:p>Sometimes in software development, we need to make decisions in our code. This is where 'if' statements come in. 'If' statements allow us to execute certain parts of our code based on certain conditions. Here's an example in C#: if(x &gt; 5){ Console.WriteLine('x is greater than 5'); }</text:p>
            <text:p/>
            <text:p>'If' statements are a fundamental part of programming. They allow us to control the flow of our programs and make decisions based on various condi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f(x &gt; 5){</text:p>
            <text:p>  Console.WriteLine('x is greater than 5');</text:p>
            <text:p>}</text:p>
          </table:table-cell>
          <table:table-cell table:number-columns-repeated="1017"/>
        </table:table-row>
        <table:table-row table:style-name="ro1">
          <table:table-cell table:style-name="ce2" office:value-type="float" office:value="1451" calcext:value-type="float">
            <text:p>1451</text:p>
          </table:table-cell>
          <table:table-cell table:style-name="ce4" office:value-type="string" calcext:value-type="string">
            <text:p>In software development, it's important to keep up with the latest technologies and trends. The field is constantly evolving, with new languages, tools, and methodologies being introduced all the time. It's crucial to keep learning and upgrading your skills in order to stay relevant in the industry.</text:p>
            <text:p/>
            <text:p>However, it's also important not to get too caught up in the 'hype' around certain technologies. Just because something is new and popular doesn't mean it's the best tool for the job. It's important to choose the right tool for the task at hand, rather than just going with the latest tre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52" calcext:value-type="float">
            <text:p>1452</text:p>
          </table:table-cell>
          <table:table-cell table:style-name="ce4" office:value-type="string" calcext:value-type="string">
            <text:p>In software development, one of the most useful constructs is the 'array'. An array is a collection of elements, where each element is identified by an index. Arrays can be used to store and manipulate large amounts of data. For example, here's how you might use an array in C: int arr[5] = {1, 2, 3, 4, 5};</text:p>
            <text:p/>
            <text:p>Arrays are a fundamental part of programming. They allow us to store and manipulate large amounts of data with ease. Without them, programming would be a lot more difficul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arr[5] = {1, 2, 3, 4, 5};</text:p>
          </table:table-cell>
          <table:table-cell table:number-columns-repeated="1017"/>
        </table:table-row>
        <table:table-row table:style-name="ro1">
          <table:table-cell table:style-name="ce2" office:value-type="float" office:value="1453" calcext:value-type="float">
            <text:p>1453</text:p>
          </table:table-cell>
          <table:table-cell table:style-name="ce4" office:value-type="string" calcext:value-type="string">
            <text:p>In the world of software development, collaboration is key. Developers often work in teams, collaborating on projects and sharing code. This collaboration is facilitated by tools like version control systems, which allow multiple developers to work on the same codebase without stepping on each other's toes.</text:p>
            <text:p/>
            <text:p>Collaboration is not just about sharing code, though. It's also about sharing ideas, problem-solving together, and learning from each other. The best software is often produced by teams where collaboration and communication are prioritiz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54" calcext:value-type="float">
            <text:p>1454</text:p>
          </table:table-cell>
          <table:table-cell table:style-name="ce4" office:value-type="string" calcext:value-type="string">
            <text:p>In software development, we often need to repeat certain actions a certain number of times. This is where 'loops' come in. Loops allow us to repeat actions without having to write the same code over and over again. For instance, here's how you might use a 'for' loop in Kotlin: for(i in 1..10){ println(i) }</text:p>
            <text:p/>
            <text:p>Loops are a fundamental part of programming. They allow us to automate repetitive tasks and make our code more effici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i in 1..10){</text:p>
            <text:p>  println(i)</text:p>
            <text:p>}</text:p>
          </table:table-cell>
          <table:table-cell table:number-columns-repeated="1017"/>
        </table:table-row>
        <table:table-row table:style-name="ro1">
          <table:table-cell table:style-name="ce2" office:value-type="float" office:value="1455" calcext:value-type="float">
            <text:p>1455</text:p>
          </table:table-cell>
          <table:table-cell table:style-name="ce4" office:value-type="string" calcext:value-type="string">
            <text:p>One of the most important aspects of software development is 'debugging'. Debugging is the process of finding and fixing errors (or 'bugs') in your code. These errors can range from simple syntax errors, like forgetting a semicolon, to more complex logical errors, like using the wrong variable in a calculation.</text:p>
            <text:p/>
            <text:p>Debugging can be a challenging task, but it's a crucial part of the development process. Without it, we wouldn't be able to ensure that our code works as intended. And while it can be frustrating at times, it's also incredibly satisfying to finally track down and fix a stubborn bu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58" calcext:value-type="float">
            <text:p>1458</text:p>
          </table:table-cell>
          <table:table-cell table:style-name="ce4" office:value-type="string" calcext:value-type="string">
            <text:p>Python has become a popular language for software development due to its simplicity and readability. The language's syntax allows developers to express complex ideas in fewer lines of code than would be possible in languages such as C++ or Java. </text:p>
            <text:p/>
            <text:p>One of Python's key features is its use of indentation to denote code blocks. Where languages like C++ and Java use braces to define the boundaries of functions, loops, and conditionals, Python uses tabs or spaces. This eliminates the need for cluttered end markers like semicolons or braces, making the code cleaner and easier to rea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59" calcext:value-type="float">
            <text:p>1459</text:p>
          </table:table-cell>
          <table:table-cell table:style-name="ce4" office:value-type="string" calcext:value-type="string">
            <text:p>In the realm of web development, JavaScript has reigned supreme for many years. With its introduction in 1995, it brought interactivity to the static pages of the early web. Fast-forward to today, and JavaScript, alongside HTML and CSS, forms the backbone of modern web development. </text:p>
            <text:p/>
            <text:p>Consider a basic example of form validation in JavaScript. function validateForm() { let x = document.forms["myForm"]["fname"].value; if (x == "") { alert("Name must be filled out"); return false; } } This code snippet demonstrates how JavaScript can interact with HTML elements to create dynamic, user-friendly web pag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validateForm() {</text:p>
            <text:p>  let x = document.forms["myForm"]["fname"].value;</text:p>
            <text:p>  if (x == "") {</text:p>
            <text:p>    alert("Name must be filled out");</text:p>
            <text:p>    return false;</text:p>
            <text:p>  }</text:p>
            <text:p>  return true;</text:p>
            <text:p>}</text:p>
          </table:table-cell>
          <table:table-cell table:number-columns-repeated="1017"/>
        </table:table-row>
        <table:table-row table:style-name="ro1">
          <table:table-cell table:style-name="ce2" office:value-type="float" office:value="1460" calcext:value-type="float">
            <text:p>1460</text:p>
          </table:table-cell>
          <table:table-cell table:style-name="ce4" office:value-type="string" calcext:value-type="string">
            <text:p>Software development is a vast field, with a variety of languages and tools available for different tasks. For example, Bash is a popular scripting language used in Unix-based systems for task automation and system administration. </text:p>
            <text:p/>
            <text:p>A simple Bash script might look like this: #!/bin/bash echo "Hello, World!" This script begins with a "shebang" to indicate the script interpreter, followed by a command to print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bin/bash</text:p>
            <text:p>echo "Hello, World!"</text:p>
          </table:table-cell>
          <table:table-cell table:number-columns-repeated="1017"/>
        </table:table-row>
        <table:table-row table:style-name="ro1">
          <table:table-cell table:style-name="ce2" office:value-type="float" office:value="1461" calcext:value-type="float">
            <text:p>1461</text:p>
          </table:table-cell>
          <table:table-cell table:style-name="ce4" office:value-type="string" calcext:value-type="string">
            <text:p>In software development, choosing the right tool for the job is crucial. For instance, if you're developing a mobile application, you might choose to use Swift for iOS development, or Kotlin for Android development. </text:p>
            <text:p/>
            <text:p>However, regardless of the language you choose, the principles of good software development remain the same. You should aim to write clean, readable code, and to design your programs in a way that is modular and scalable. This will make your code easier to maintain and adapt in the fu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63" calcext:value-type="float">
            <text:p>1463</text:p>
          </table:table-cell>
          <table:table-cell table:style-name="ce4" office:value-type="string" calcext:value-type="string">
            <text:p>Software development is often a collaborative process. Developers work in teams to create, test, and improve software. This requires good communication and teamwork skills.</text:p>
            <text:p/>
            <text:p>Developers often use version control systems like Git to manage changes to their code. This allows them to work on different parts of the code at the same time without overwriting each other's changes.</text:p>
            <text:p/>
            <text:p>Working on a team also means participating in code reviews. This is when other developers look over your code and provide feedback. This can be a great way to learn from others and improve your coding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64" calcext:value-type="float">
            <text:p>1464</text:p>
          </table:table-cell>
          <table:table-cell table:style-name="ce4" office:value-type="string" calcext:value-type="string">
            <text:p>Software development is not just about writing code. It's about creating solutions that meet the needs of users. And to do that, developers need to have a good understanding of the user's perspective.</text:p>
            <text:p/>
            <text:p>This is why it's important for developers to work closely with users, or at least with people who understand the user's needs. This can include business analysts, designers, and user experience (UX) experts.</text:p>
            <text:p/>
            <text:p>Developers also need to keep up with the latest trends in technology. This can include new programming languages, development tools, and techniques. By staying up-to-date, developers can ensure that they are using the best tools and techniques for the job.</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66" calcext:value-type="float">
            <text:p>1466</text:p>
          </table:table-cell>
          <table:table-cell table:style-name="ce4" office:value-type="string" calcext:value-type="string">
            <text:p>In the world of software development, testing plays a crucial role. It ensures that the software is working as intended and helps to identify any bugs or issues that need to be resolved.</text:p>
            <text:p/>
            <text:p>There are various types of testing that can be carried out, including unit testing, integration testing, and system testing. Each of these tests serves a different purpose and helps to ensure that the software is robust and reliable.</text:p>
            <text:p/>
            <text:p>While there's no one-size-fits-all approach to testing, it's generally agreed that testing should be carried out regularly throughout the development process, rather than being left until the end. This makes it easier to identify and fix issues early 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67" calcext:value-type="float">
            <text:p>1467</text:p>
          </table:table-cell>
          <table:table-cell table:style-name="ce4" office:value-type="string" calcext:value-type="string">
            <text:p>The Agile methodology is a popular approach to software development. It emphasizes flexibility, customer collaboration, and delivering working software quickly.</text:p>
            <text:p/>
            <text:p>One of the key principles of Agile is the use of sprints. These are short, time-boxed periods where a specific set of tasks must be completed. At the end of each sprint, the team reviews their work and plans for the next sprint.</text:p>
            <text:p/>
            <text:p>Another important aspect of Agile is the daily stand-up meeting. This is a short meeting where team members update each other on what they did the previous day, what they plan to do today, and any obstacles they are facing.</text:p>
            <text:p/>
            <text:p>Agile can be an effective way to manage software development projects, but it's not the only approach. It's important to choose the methodology that best fits the team and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69" calcext:value-type="float">
            <text:p>1469</text:p>
          </table:table-cell>
          <table:table-cell table:style-name="ce4" office:value-type="string" calcext:value-type="string">
            <text:p>Software development is a field that is constantly evolving. New technologies, tools, and methodologies are constantly being introduced, which means that developers need to be lifelong learners.</text:p>
            <text:p/>
            <text:p>One of the exciting developments in recent years is the rise of cloud computing. This has made it possible for developers to create and deploy applications that can scale to meet the needs of millions of users.</text:p>
            <text:p/>
            <text:p>Another important trend is the increasing importance of cybersecurity. As our lives become more digital, the need to protect our data and privacy has become more important than ever.</text:p>
            <text:p/>
            <text:p>In the ever-changing field of software development, being adaptable and willing to learn new things is ke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0" calcext:value-type="float">
            <text:p>1470</text:p>
          </table:table-cell>
          <table:table-cell table:style-name="ce4" office:value-type="string" calcext:value-type="string">
            <text:p>In software development, one of the most important steps is gathering requirements. This involves understanding what the user needs the software to do and translating that into a set of specifications that the software must meet.</text:p>
            <text:p/>
            <text:p>This is often done in collaboration with the user or a representative of the user. The goal is to create a detailed, unambiguous set of requirements that can guide the development process.</text:p>
            <text:p/>
            <text:p>For instance, if a user needs a program to find the largest number in a list, a Python developer might write:</text:p>
            <text:p/>
            <text:p>def find_largest(lst):</text:p>
            <text:p>  return max(lst)</text:p>
            <text:p/>
            <text:p>By understanding the user's needs, developers can create software that truly solves problem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ind_largest(lst):</text:p>
            <text:p>  return max(lst)</text:p>
          </table:table-cell>
          <table:table-cell table:number-columns-repeated="1017"/>
        </table:table-row>
        <table:table-row table:style-name="ro1">
          <table:table-cell table:style-name="ce2" office:value-type="float" office:value="1471" calcext:value-type="float">
            <text:p>1471</text:p>
          </table:table-cell>
          <table:table-cell table:style-name="ce4" office:value-type="string" calcext:value-type="string">
            <text:p>Software developers often use frameworks to help them build applications. These are collections of software that provide a structure for the application.</text:p>
            <text:p/>
            <text:p>Frameworks can help developers save time and avoid common mistakes by providing pre-written code for common tasks. They also provide a consistent structure for the application, which can make it easier to maintain and debug.</text:p>
            <text:p/>
            <text:p>There are many different frameworks available, each with its own strengths and weaknesses. Some are general-purpose, while others are designed for specific types of applications.</text:p>
            <text:p/>
            <text:p>Choosing the right framework can make a big difference in the success of a software development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3" calcext:value-type="float">
            <text:p>1473</text:p>
          </table:table-cell>
          <table:table-cell table:style-name="ce4" office:value-type="string" calcext:value-type="string">
            <text:p>Debugging is a critical part of software development. It's the process of identifying and resolving issues or bugs in the software.</text:p>
            <text:p/>
            <text:p>To effectively debug software, developers need to have a good understanding of the software's code and how it works. They also need to be able to think logically and systematically to track down the cause of any issues.</text:p>
            <text:p/>
            <text:p>There are many tools available to help developers debug their software, including integrated development environments (IDEs) that provide debugging features. These tools can help developers to quickly identify and fix issues, improving the quality of their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4" calcext:value-type="float">
            <text:p>1474</text:p>
          </table:table-cell>
          <table:table-cell table:style-name="ce4" office:value-type="string" calcext:value-type="string">
            <text:p>Software development often involves working with databases. Databases are used to store, retrieve, and manipulate data, and they're a critical component of many software applications.</text:p>
            <text:p/>
            <text:p>There are many different types of databases, including relational databases, document databases, and graph databases. The type of database a developer chooses depends on the specific needs of the application.</text:p>
            <text:p/>
            <text:p>Working with databases often involves writing SQL queries. SQL is a language specifically designed for managing data in relational databases. For instance, a basic SQL query to select all records from a table could be:</text:p>
            <text:p/>
            <text:p>SELECT * FROM table_name;</text:p>
            <text:p/>
            <text:p>Understanding how to work with databases is a crucial skill for any software develope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LECT * FROM table_name;</text:p>
          </table:table-cell>
          <table:table-cell table:number-columns-repeated="1017"/>
        </table:table-row>
        <table:table-row table:style-name="ro1">
          <table:table-cell table:style-name="ce2" office:value-type="float" office:value="1475" calcext:value-type="float">
            <text:p>1475</text:p>
          </table:table-cell>
          <table:table-cell table:style-name="ce4" office:value-type="string" calcext:value-type="string">
            <text:p>In software development, it's important to write efficient code. Efficient code runs faster and uses less memory, which can make a big difference in the performance of the software.</text:p>
            <text:p/>
            <text:p>There are many ways to write efficient code. One basic method is to avoid unnecessary computations. For example, if you're calculating the sum of a list of numbers, you should calculate the sum as you go along, rather than calculating the sum of the entire list each time you add a number.</text:p>
            <text:p/>
            <text:p>Another way to write efficient code is to use data structures effectively. Different data structures have different strengths and weaknesses, and choosing the right one for the task can greatly improve the efficiency of your code.</text:p>
            <text:p/>
            <text:p>Writing efficient code is a skill that can take time to develop, but it's well worth the effor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6" calcext:value-type="float">
            <text:p>1476</text:p>
          </table:table-cell>
          <table:table-cell table:style-name="ce4" office:value-type="string" calcext:value-type="string">
            <text:p>Software development is a fascinating field. It's not just about writing code, it's about solving problems. It's about creating something new and innovative. It's about pushing the boundaries and making a difference. It's about constantly learning and growing. SystemoutprintHello World is a simple line of Java code that prints the message 'Hello, World!' to the console. This is often the first piece of code a new programmer will write. Yet, even this simple line of code represents a complex interaction of systems and process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477" calcext:value-type="float">
            <text:p>1477</text:p>
          </table:table-cell>
          <table:table-cell table:style-name="ce4" office:value-type="string" calcext:value-type="string">
            <text:p>Software development is a process, a journey. It's about taking an idea and turning it into something real. It involves numerous steps, from conceptualization and design, to coding and testing, to deployment and maintenance. It's about iterating, refining, and improving. It's about collaboration and teamwork, about overcoming challenges and finding solutions. SystemoutprintHello Wor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78" calcext:value-type="float">
            <text:p>1478</text:p>
          </table:table-cell>
          <table:table-cell table:style-name="ce4" office:value-type="string" calcext:value-type="string">
            <text:p>An essential tool for any software developer is a version control system, like Git. Git allows developers to track changes to their code, collaborate with others, and revert to earlier versions of their code if needed. Git commit m 'Initial commit' is a simple Git command that records changes to the reposito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ommit m 'Initial commit'</text:p>
          </table:table-cell>
          <table:table-cell table:number-columns-repeated="1017"/>
        </table:table-row>
        <table:table-row table:style-name="ro1">
          <table:table-cell table:style-name="ce2" office:value-type="float" office:value="1479" calcext:value-type="float">
            <text:p>1479</text:p>
          </table:table-cell>
          <table:table-cell table:style-name="ce4" office:value-type="string" calcext:value-type="string">
            <text:p>In software development, it's important to write clean, readable code. This not only makes the code easier to understand and maintain, but also helps to prevent bugs and errors. Good practices include using meaningful variable names, commenting your code, and keeping functions small and focused. Python developers often follow the principles outlined in PEP 8, the Python style gui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1" calcext:value-type="float">
            <text:p>1481</text:p>
          </table:table-cell>
          <table:table-cell table:style-name="ce4" office:value-type="string" calcext:value-type="string">
            <text:p>In software development, testing is crucial. It's not enough to just write code, you have to make sure it works as expected. This is where testing comes in. There are different types of testing, such as unit testing, integration testing, and end-to-end testing. Each of these has its own purpose and helps to ensure the quality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3" calcext:value-type="float">
            <text:p>1483</text:p>
          </table:table-cell>
          <table:table-cell table:style-name="ce4" office:value-type="string" calcext:value-type="string">
            <text:p>In the world of software development, continuous integration and continuous delivery (CI/CD) have become standard practices. These methodologies involve automatically building, testing, and deploying software changes to ensure that the software is always in a releasable state. This helps to catch and fix bugs early, reduce risk, and speed up th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5" calcext:value-type="float">
            <text:p>1485</text:p>
          </table:table-cell>
          <table:table-cell table:style-name="ce4" office:value-type="string" calcext:value-type="string">
            <text:p>Software development is a field that requires both technical skills and soft skills. Developers need to know how to write code, but they also need to know how to work in a team, communicate effectively, solve problems, and think critically. They need to be adaptable, as technologies and best practices are always changing. They need to be lifelong learners, always ready to learn something ne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7" calcext:value-type="float">
            <text:p>1487</text:p>
          </table:table-cell>
          <table:table-cell table:style-name="ce4" office:value-type="string" calcext:value-type="string">
            <text:p>In the world of software development, open source software plays a crucial role. Open source software is software whose source code is available for anyone to view, modify, and distribute. This promotes collaboration and transparency, and allows developers to learn from each other. Many popular tools and technologies are open source, including the Linux operating system, the Apache web server, and the Python programming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89" calcext:value-type="float">
            <text:p>1489</text:p>
          </table:table-cell>
          <table:table-cell table:style-name="ce4" office:value-type="string" calcext:value-type="string">
            <text:p>Software development involves more than just writing code. It also involves understanding the problem, designing a solution, testing the code, and maintaining the software after it's been released. Developers must also be able to work well in teams, communicate effectively, and stay up-to-date with the latest technologies and best practi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91" calcext:value-type="float">
            <text:p>1491</text:p>
          </table:table-cell>
          <table:table-cell table:style-name="ce4" office:value-type="string" calcext:value-type="string">
            <text:p>In the world of software development, object-oriented programming is a key strategy. This paradigm views 'objects' as the fundamental building blocks of software. Here's a simple example in Java: public class Animal { private String name; public Animal(String name) { this.name = name; } public String getName() { return name; } } The Animal class represents a generic animal with a name. It encapsulates the data and provides methods to access and manipulate that data.</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Animal {</text:p>
            <text:p>  private String name;</text:p>
            <text:p/>
            <text:p>  public Animal(String name) {</text:p>
            <text:p>    this.name = name;</text:p>
            <text:p>  }</text:p>
            <text:p/>
            <text:p>  public String getName() {</text:p>
            <text:p>    return name;</text:p>
            <text:p>  }</text:p>
            <text:p>}</text:p>
          </table:table-cell>
          <table:table-cell table:number-columns-repeated="1017"/>
        </table:table-row>
        <table:table-row table:style-name="ro1">
          <table:table-cell table:style-name="ce2" office:value-type="float" office:value="1492" calcext:value-type="float">
            <text:p>1492</text:p>
          </table:table-cell>
          <table:table-cell table:style-name="ce4" office:value-type="string" calcext:value-type="string">
            <text:p>Software development is a process that involves various stages, including requirement gathering, system design, coding, testing, deployment, and maintenance. The Waterfall model is a classical model of software development. However, it's often criticized for its rigidity and lack of flexibility. Today, agile methodologies like Scrum are more preval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93" calcext:value-type="float">
            <text:p>1493</text:p>
          </table:table-cell>
          <table:table-cell table:style-name="ce4" office:value-type="string" calcext:value-type="string">
            <text:p>Software development is a continuous learning process. To become a proficient developer, one must master a programming language. For example, Python is a powerful, high-level language that's great for beginners due to its readability. Here's a simple code snippet: def greet(name): print(f'Hello, {name}') This function takes in a name as a parameter and prints a greeting mess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text:p>
            <text:p>  print(f'Hello, {name}')</text:p>
          </table:table-cell>
          <table:table-cell table:number-columns-repeated="1017"/>
        </table:table-row>
        <table:table-row table:style-name="ro1">
          <table:table-cell table:style-name="ce2" office:value-type="float" office:value="1494" calcext:value-type="float">
            <text:p>1494</text:p>
          </table:table-cell>
          <table:table-cell table:style-name="ce4" office:value-type="string" calcext:value-type="string">
            <text:p>Modern software development practices often involve using version control systems, such as Git. These systems allow developers to keep track of code changes, collaborate on projects, and revert to previous versions of code if necessary. A common command in Git is 'git commit -m 'Commit message'', which saves your changes to the repository with a message describing what was chang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ommit -m 'Commit message'</text:p>
          </table:table-cell>
          <table:table-cell table:number-columns-repeated="1017"/>
        </table:table-row>
        <table:table-row table:style-name="ro1">
          <table:table-cell table:style-name="ce2" office:value-type="float" office:value="1495" calcext:value-type="float">
            <text:p>1495</text:p>
          </table:table-cell>
          <table:table-cell table:style-name="ce4" office:value-type="string" calcext:value-type="string">
            <text:p>In software development, good code readability is crucial. It's important to follow naming conventions and to write self-explanatory code. Code should be easy to understand for other developers, and it should be maintainable. Commenting your code is also a good practice, as it provides additional context and explan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96" calcext:value-type="float">
            <text:p>1496</text:p>
          </table:table-cell>
          <table:table-cell table:style-name="ce4" office:value-type="string" calcext:value-type="string">
            <text:p>Software testing is an integral part of software development. It's the process of evaluating a system or its components to find if it satisfies the specified requirements. A simple unit test in Python could look like this: import unittest class TestStringMethods(unittest.TestCase): def test_upper(self): self.assertEqual('foo'.upper(), 'FOO') In this code, we're testing if the upper() method of a string works as expec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unittest</text:p>
            <text:p/>
            <text:p>class TestStringMethods(unittest.TestCase):</text:p>
            <text:p>    def test_upper(self):</text:p>
            <text:p>        self.assertEqual('foo'.upper(), 'FOO')</text:p>
          </table:table-cell>
          <table:table-cell table:number-columns-repeated="1017"/>
        </table:table-row>
        <table:table-row table:style-name="ro1">
          <table:table-cell table:style-name="ce2" office:value-type="float" office:value="1497" calcext:value-type="float">
            <text:p>1497</text:p>
          </table:table-cell>
          <table:table-cell table:style-name="ce4" office:value-type="string" calcext:value-type="string">
            <text:p>Continuous integration and continuous deployment (CI/CD) is a method to frequently deliver apps to customers by introducing automation into the stages of app development. One of the key benefits of integrating regularly is that you can detect errors quickly and locate them more easily. The concept of CI/CD is backed by the DevOps culture, which emphasizes automation in all phases of software produ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498" calcext:value-type="float">
            <text:p>1498</text:p>
          </table:table-cell>
          <table:table-cell table:style-name="ce4" office:value-type="string" calcext:value-type="string">
            <text:p>In software development, algorithms are self-contained sequences that carry out a variety of tasks. Here's a simple algorithm in Java for a binary search: public int binarySearch(int array[], int x) { int l = 0, r = array.length - 1; while (l &lt;= r) { int m = l + (r - l) / 2; if (array[m] == x) return m; if (array[m] &lt; x) l = m + 1; else r = m - 1; } return -1; } Binary search is a divide-and-conquer algorithm used in computer scie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int binarySearch(int array[], int x) {</text:p>
            <text:p>  int l = 0, r = array.length - 1;</text:p>
            <text:p>  while (l &lt;= r) {</text:p>
            <text:p>    int m = l + (r - l) / 2;</text:p>
            <text:p>    if (array[m] == x) return m;</text:p>
            <text:p>    if (array[m] &lt; x) l = m + 1;</text:p>
            <text:p>    else r = m - 1;</text:p>
            <text:p>  }</text:p>
            <text:p>  return -1;</text:p>
            <text:p>}</text:p>
          </table:table-cell>
          <table:table-cell table:number-columns-repeated="1017"/>
        </table:table-row>
        <table:table-row table:style-name="ro1">
          <table:table-cell table:style-name="ce2" office:value-type="float" office:value="1499" calcext:value-type="float">
            <text:p>1499</text:p>
          </table:table-cell>
          <table:table-cell table:style-name="ce4" office:value-type="string" calcext:value-type="string">
            <text:p>In the realm of software development, languages like Python offer a wide range of tools and libraries for developers. These libraries can significantly reduce the time required to develop applications. One such library is Django, a high-level Python Web framework that encourages rapid development and clean, pragmatic desig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01" calcext:value-type="float">
            <text:p>1501</text:p>
          </table:table-cell>
          <table:table-cell table:style-name="ce4" office:value-type="string" calcext:value-type="string">
            <text:p>When writing software, it's important to keep scalability in mind. Scalability is the capability of a system, network, or process to handle a growing amount of work, or its potential to be enlarged to accommodate that growth. For example, a system is considered scalable if it is capable of increasing its total output under an increased load when resources are add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03" calcext:value-type="float">
            <text:p>1503</text:p>
          </table:table-cell>
          <table:table-cell table:style-name="ce4" office:value-type="string" calcext:value-type="string">
            <text:p>In software development, it's essential to understand data structures, which are a specific way of organizing and storing data so they can be accessed and worked with efficiently. They define the relationship between the data, and the operations that can be performed on the data. Some of the basic types of data structures include arrays, linked lists, stacks, queues, hash tables, and tre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05" calcext:value-type="float">
            <text:p>1505</text:p>
          </table:table-cell>
          <table:table-cell table:style-name="ce4" office:value-type="string" calcext:value-type="string">
            <text:p>Developing software is a complex process that requires careful planning and execution. The development process includes several stages: planning, design, implementation, testing, and maintenance. Each stage has its own set of tasks and objectives. For example, during the design stage, you might use UML diagrams to visualize the architecture of your application. Then, during the implementation stage, you would write the actual code for the applic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06" calcext:value-type="float">
            <text:p>1506</text:p>
          </table:table-cell>
          <table:table-cell table:style-name="ce4" office:value-type="string" calcext:value-type="string">
            <text:p>Software development is an intricate process that involves various stages such as planning, designing, coding, testing, and maintenance. It requires a solid understanding of different programming languages and technologies. For instance, consider a simple Python program that prints 'Hello, World!'. The code would be print('Hello, World!'). One can see how even a basic program involves the use of syntax specific to the programming language. </text:p>
            <text:p> </text:p>
            <text:p> However, it's not just about writing code. A developer needs to be aware of the problem they are solving and the best tools to solve it. This understanding comes from experience and continuous learn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508" calcext:value-type="float">
            <text:p>1508</text:p>
          </table:table-cell>
          <table:table-cell table:style-name="ce4" office:value-type="string" calcext:value-type="string">
            <text:p>Software development is a constantly evolving field. New programming languages, tools, and methodologies are introduced regularly. Developers need to keep up-to-date with these changes to remain relevant in the industry. </text:p>
            <text:p> </text:p>
            <text:p> Continuous learning and improvement are key. Attending workshops, webinars, and conferences can help developers learn about the latest trends and technologies in software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10" calcext:value-type="float">
            <text:p>1510</text:p>
          </table:table-cell>
          <table:table-cell table:style-name="ce4" office:value-type="string" calcext:value-type="string">
            <text:p>The world of software development is vast and complex. There are numerous programming languages, each with its own set of rules and syntax. In addition, there are various development methodologies and tools to choose from. It's important for a developer to choose the right tools and languages for the job. </text:p>
            <text:p> </text:p>
            <text:p> Continuous learning is a crucial part of software development. Developers should always be looking to learn new skills and improve their existing on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12" calcext:value-type="float">
            <text:p>1512</text:p>
          </table:table-cell>
          <table:table-cell table:style-name="ce4" office:value-type="string" calcext:value-type="string">
            <text:p>In the world of software development, there are numerous languages to choose from. Each has its own strengths and weaknesses. The choice of language largely depends on the task at hand. For instance, if you are developing a mobile app, you might want to use Swift or Kotlin.</text:p>
            <text:p/>
            <text:p>On the other hand, if you are developing a web application, you might want to use JavaScript or TypeScript. It all depends on what you are trying to achieve. The most important thing is to understand the problem you are trying to solve and choose the best tool for the job.</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13" calcext:value-type="float">
            <text:p>1513</text:p>
          </table:table-cell>
          <table:table-cell table:style-name="ce4" office:value-type="string" calcext:value-type="string">
            <text:p>There's nothing quite like the feeling of successfully debugging a stubborn piece of code. Software development can be challenging, but it's also incredibly rewarding. It's like solving a complex puzzle. I remember once when I was working on a C# project. I had a piece of code that looked something like this: public class HelloWorld {public static void Main(string[] args) {System.Console.WriteLine('Hello, World!');}}.</text:p>
            <text:p/>
            <text:p>When I finally figured out the issue and got it to run successfully, the sense of accomplishment was overwhelming. It's moments like these that make all the hard work worthwhi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Console.WriteLine('Hello, World!');</text:p>
            <text:p>  }</text:p>
            <text:p>}</text:p>
          </table:table-cell>
          <table:table-cell table:number-columns-repeated="1017"/>
        </table:table-row>
        <table:table-row table:style-name="ro1">
          <table:table-cell table:style-name="ce2" office:value-type="float" office:value="1514" calcext:value-type="float">
            <text:p>1514</text:p>
          </table:table-cell>
          <table:table-cell table:style-name="ce4" office:value-type="string" calcext:value-type="string">
            <text:p>In my years as a software developer, I've come to appreciate the power of good documentation. It's often overlooked, but it's actually a crucial aspect of successful software development. Without proper documentation, it can be extremely difficult for other developers to understand and maintain your code.</text:p>
            <text:p/>
            <text:p>I've also learned that writing good code isn't just about making it work. It's also about making it easy to understand and modify. That's why I always strive to write clear, concise, and well-documented code. It's a practice I would recommend to all developers, regardless of their level of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15" calcext:value-type="float">
            <text:p>1515</text:p>
          </table:table-cell>
          <table:table-cell table:style-name="ce4" office:value-type="string" calcext:value-type="string">
            <text:p>Software development is a fascinating field that is constantly evolving. New technologies and methodologies are being introduced all the time. It's a field where you never stop learning. For instance, I've recently been getting into Rust. It's a systems programming language that aims to provide memory safety and concurrency without a garbage collector. Here's a simple 'Hello, World!' program in Rust: fn main() {println!('Hello, World!');}.</text:p>
            <text:p/>
            <text:p>It's a pretty straightforward language to learn, and I've been enjoying the process. I'm excited to see where this new skill will take me in my software development journe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516" calcext:value-type="float">
            <text:p>1516</text:p>
          </table:table-cell>
          <table:table-cell table:style-name="ce4" office:value-type="string" calcext:value-type="string">
            <text:p>Software development is a complex process that involves various stages. From requirement gathering to the deployment of the software, each stage requires a meticulous approach. The first stage involves gathering all the requirements from the client. This stage is crucial as it sets the foundation for the software. The next stage is designing the software architecture. This involves creating a blueprint of the software that describes its components, interfaces, and other characteristics. In Python, for example, we design a simple Hello World program like print('Hello, World!'). The third stage is coding and implementing the software. This is where the actual programming takes place. The developers write code according to the requirements and design of the software. The last stage is testing the software to ensure it meets the requirements and is free of bug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517" calcext:value-type="float">
            <text:p>1517</text:p>
          </table:table-cell>
          <table:table-cell table:style-name="ce4" office:value-type="string" calcext:value-type="string">
            <text:p>Software testing is an integral part of software development. It is a process of evaluating a system or its components with the intent to find whether it satisfies the specified requirements or not. This process includes executing a program or application with the intent of finding software bugs. It can be conducted as soon as executable software exists. The overall objective of testing is not to find every software bug that exists but to uncover situations that could negatively impact the customer, usability, and maintainability. Although there are many types of software testing, the two main categories are functional testing and non-functional tes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18" calcext:value-type="float">
            <text:p>1518</text:p>
          </table:table-cell>
          <table:table-cell table:style-name="ce4" office:value-type="string" calcext:value-type="string">
            <text:p>Java is an object-oriented programming language. It enables developers to create robust software applications with ease. For instance, to display a text in Java, use the System.out.println() function. This function is used to print statements to the console. For example, the statement System.out.println('Hello, World!'); will print 'Hello, World!' on the console. Java's simplicity, efficiency, and platform independence make it an ideal choice for developing portable software applica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Hello, World!');</text:p>
          </table:table-cell>
          <table:table-cell table:number-columns-repeated="1017"/>
        </table:table-row>
        <table:table-row table:style-name="ro1">
          <table:table-cell table:style-name="ce2" office:value-type="float" office:value="1519" calcext:value-type="float">
            <text:p>1519</text:p>
          </table:table-cell>
          <table:table-cell table:style-name="ce4" office:value-type="string" calcext:value-type="string">
            <text:p>Software development is a broad field that involves the conception, design, testing, and maintenance of software systems. It's a creative, problem-solving process that involves a variety of tasks, including coding, debugging, and system analysis. Many developers specialize in a specific aspect of software development, such as front-end development, back-end development, or mobile app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22" calcext:value-type="float">
            <text:p>1522</text:p>
          </table:table-cell>
          <table:table-cell table:style-name="ce4" office:value-type="string" calcext:value-type="string">
            <text:p>Software testing is a crucial part of the development process. It helps to ensure that the software functions as expected and that it's free from bugs and errors. Testing can be done manually, but in many cases, it's automated to save time and improve accuracy. There are various types of testing, including unit testing, integration testing, and system test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25" calcext:value-type="float">
            <text:p>1525</text:p>
          </table:table-cell>
          <table:table-cell table:style-name="ce4" office:value-type="string" calcext:value-type="string">
            <text:p>Software development methodologies play a crucial role in the successful completion of a project. They provide a structured approach to planning, designing, implementing, testing, and maintaining software. Agile, Scrum, and Waterfall are just a few examples of these methodologies, each with their own strengths and weakness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26" calcext:value-type="float">
            <text:p>1526</text:p>
          </table:table-cell>
          <table:table-cell table:style-name="ce4" office:value-type="string" calcext:value-type="string">
            <text:p>For iOS application development, Swift is the language of choice. It's a powerful and intuitive language for macOS, iOS, watchOS, and tvOS. For example, to print a line in Swift, you might write: print('Hello, World!') This function displays the text 'Hello, World!' in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527" calcext:value-type="float">
            <text:p>1527</text:p>
          </table:table-cell>
          <table:table-cell table:style-name="ce4" office:value-type="string" calcext:value-type="string">
            <text:p>In the world of software development, continuous integration and continuous delivery (CI/CD) practices are becoming more prevalent. These practices involve regularly merging code changes to a central repository, then automatically building and testing the application. This helps to catch and fix bugs early in the development proc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29" calcext:value-type="float">
            <text:p>1529</text:p>
          </table:table-cell>
          <table:table-cell table:style-name="ce4" office:value-type="string" calcext:value-type="string">
            <text:p>In addition to coding, software developers often need to work with databases. This can involve designing the database structure, writing queries to retrieve data, and optimizing performance. SQL is a common language used for interacting with databases, though many developers also use ORM tools to abstract the database interac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30" calcext:value-type="float">
            <text:p>1530</text:p>
          </table:table-cell>
          <table:table-cell table:style-name="ce4" office:value-type="string" calcext:value-type="string">
            <text:p>Bash scripting is often used in Linux environments for automation tasks. For example, to print a greeting in Bash, you might use the following syntax: echo 'Hello, World!' This command outputs the string 'Hello, World!' to the termina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echo 'Hello, World!'</text:p>
          </table:table-cell>
          <table:table-cell table:number-columns-repeated="1017"/>
        </table:table-row>
        <table:table-row table:style-name="ro1">
          <table:table-cell table:style-name="ce2" office:value-type="float" office:value="1531" calcext:value-type="float">
            <text:p>1531</text:p>
          </table:table-cell>
          <table:table-cell table:style-name="ce4" office:value-type="string" calcext:value-type="string">
            <text:p>Software development often involves working with APIs (Application Programming Interfaces). APIs allow different software systems to interact with each other, and they're a key part of many web and mobile applications. Developers often need to write code to send requests to APIs, parse the responses, and handle any errors that might occu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33" calcext:value-type="float">
            <text:p>1533</text:p>
          </table:table-cell>
          <table:table-cell table:style-name="ce4" office:value-type="string" calcext:value-type="string">
            <text:p>Go, also known as Golang, is a statically typed, compiled language developed at Google. It is known for its simplicity and efficiency. A Go program to print a greeting might look like this: fmt.Println('Hello, World!') This line of code prints the message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mt.Println('Hello, World!')</text:p>
          </table:table-cell>
          <table:table-cell table:number-columns-repeated="1017"/>
        </table:table-row>
        <table:table-row table:style-name="ro1">
          <table:table-cell table:style-name="ce2" office:value-type="float" office:value="1534" calcext:value-type="float">
            <text:p>1534</text:p>
          </table:table-cell>
          <table:table-cell table:style-name="ce4" office:value-type="string" calcext:value-type="string">
            <text:p>Software development is a dynamic field. New and in-demand programming languages, frameworks and technologies can emerge, rise to fame, and then fade away in the course of a few years. Developers need to constantly be learning, and keeping their skills up to date. </text:p>
            <text:p/>
            <text:p>Skills that were highly sought after a few years ago might now be outdated. For instance, if you were developing software 10 years ago, you might have needed to be proficient in C, C++, or Java. Nowadays, Python and JavaScript are some of the most popular languag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35" calcext:value-type="float">
            <text:p>1535</text:p>
          </table:table-cell>
          <table:table-cell table:style-name="ce4" office:value-type="string" calcext:value-type="string">
            <text:p>Let's discuss about the importance of functions in software development. Functions are a fundamental part of many programming languages. They can make your code more efficient, easier to read, and easier to debug. </text:p>
            <text:p/>
            <text:p>For example, in Python, you might create a function to add two numbers together. def addNumbers(a, b): return a + b. Now, instead of writing this code every time you want to add two numbers, you can just call the function. This can save you time and help you avoid erro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Numbers(a, b):</text:p>
            <text:p>  return a + b</text:p>
            <text:p/>
            <text:p>print(addNumbers(1, 2))</text:p>
          </table:table-cell>
          <table:table-cell table:number-columns-repeated="1017"/>
        </table:table-row>
        <table:table-row table:style-name="ro1">
          <table:table-cell table:style-name="ce2" office:value-type="float" office:value="1536" calcext:value-type="float">
            <text:p>1536</text:p>
          </table:table-cell>
          <table:table-cell table:style-name="ce4" office:value-type="string" calcext:value-type="string">
            <text:p>What is JavaScript? JavaScript is a high-level, interpreted programming language. It is a language which is also characterized as dynamic, weakly typed, prototype-based and multi-paradigm. </text:p>
            <text:p/>
            <text:p>While JavaScript is most well-known as the scripting language for Web pages, many non-browser environments also use it, such as Node.js, Apache CouchDB and Adobe Acrobat. JavaScript is a prototype-based, multi-paradigm, dynamic language, supporting object-oriented, imperative, and declarative styl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38" calcext:value-type="float">
            <text:p>1538</text:p>
          </table:table-cell>
          <table:table-cell table:style-name="ce4" office:value-type="string" calcext:value-type="string">
            <text:p>Agile methodology is an approach to project management, typically used in software development. It refers to a group of software development methodologies based on iterative development. Requirements and solutions evolve through collaboration between self-organizing cross-functional teams. </text:p>
            <text:p/>
            <text:p>The Agile Manifesto introduces a customer-focused approach to development. It encourages teams to build quickly, test often, and iterate their work based on user feedbac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40" calcext:value-type="float">
            <text:p>1540</text:p>
          </table:table-cell>
          <table:table-cell table:style-name="ce4" office:value-type="string" calcext:value-type="string">
            <text:p>Software development is a process by which standalone or individual software is created using a specific programming language. It involves several tasks that result in the creation of a software product. </text:p>
            <text:p/>
            <text:p>There are two main types of software: systems software and application software. Systems software includes the programs that are dedicated to managing the computer itself, such as the operating system, file management utilities, and disk operating syst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42" calcext:value-type="float">
            <text:p>1542</text:p>
          </table:table-cell>
          <table:table-cell table:style-name="ce4" office:value-type="string" calcext:value-type="string">
            <text:p>Web development is a broad field, encompassing everything from web design, to client/server-side scripting, to choosing the right hosting platform. Not all web developers do everything; it's common for developers to specialize. </text:p>
            <text:p/>
            <text:p>Front-end developers handle what the user interacts with on the site. This includes everything from website design and the implementation of interactive features, to the integration of back-end databases and shopping cart systems. They might use languages like HTML, CSS, JavaScript, and jQuer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43" calcext:value-type="float">
            <text:p>1543</text:p>
          </table:table-cell>
          <table:table-cell table:style-name="ce4" office:value-type="string" calcext:value-type="string">
            <text:p>The SOLID principles of Object Oriented Design include these five principles: Single Responsibility Principle (SRP), Open Closed Principle (OCP), Liskov's Substitution Principle (LSP), Interface Segregation Principle (ISP), and Dependency Inversion Principle (DIP). </text:p>
            <text:p/>
            <text:p>For example, in Java, the Single Responsibility Principle (SRP) specifies that a class should have only one reason to change. This principle is about actors and high level architecture. Each actor should have only one responsibilit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44" calcext:value-type="float">
            <text:p>1544</text:p>
          </table:table-cell>
          <table:table-cell table:style-name="ce4" office:value-type="string" calcext:value-type="string">
            <text:p>In software development, the term 'stack' refers to a collection of different pieces of software that are used together to achieve a specific result. Stacks can be composed of different software applications, or a combination of different technologies and tools. </text:p>
            <text:p/>
            <text:p>For instance, the LAMP stack is a popular open-source web development platform. It uses Linux as the operating system, Apache as the HTTP server, MySQL as the relational database management system, and PHP as the object-oriented scripting langua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46" calcext:value-type="float">
            <text:p>1546</text:p>
          </table:table-cell>
          <table:table-cell table:style-name="ce4" office:value-type="string" calcext:value-type="string">
            <text:p>The Model-View-Controller (MVC) design pattern is a design pattern that breaks an application into three parts: the model, the view, and the controller. It's been widely adopted as an architecture for World Wide Web applications in major programming languages. </text:p>
            <text:p/>
            <text:p>For example, in Ruby on Rails, you could create a new controller with the command: rails generate controller Greeting hello. This creates a new controller with one action (or 'method') named 'hello'.</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547" calcext:value-type="float">
            <text:p>1547</text:p>
          </table:table-cell>
          <table:table-cell table:style-name="ce4" office:value-type="string" calcext:value-type="string">
            <text:p>An API (Application Programming Interface) is a set of rules and protocols for building and interacting with software applications. APIs define the methods and data formats that a program can use to communicate with other programs. It serves as an interface between different software programs and facilitates their interaction, similar to the way the user interface facilitates interaction between humans and computers. </text:p>
            <text:p/>
            <text:p>For example, in Python, you can use the requests library to send an HTTP request to an API like this: </text:p>
            <text:p/>
            <text:p>import requests </text:p>
            <text:p>response = requests.get('http://api.example.co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requests</text:p>
            <text:p>response = requests.get('http://api.example.com')</text:p>
          </table:table-cell>
          <table:table-cell table:number-columns-repeated="1017"/>
        </table:table-row>
        <table:table-row table:style-name="ro1">
          <table:table-cell table:style-name="ce2" office:value-type="float" office:value="1548" calcext:value-type="float">
            <text:p>1548</text:p>
          </table:table-cell>
          <table:table-cell table:style-name="ce4" office:value-type="string" calcext:value-type="string">
            <text:p>DevOps is a set of practices that combines software development (Dev) and information-technology operations (Ops) which aims to shorten the systems development life cycle and provide continuous delivery with high software quality. DevOps is complementary with Agile software development; several DevOps aspects came from Agile methodology. </text:p>
            <text:p/>
            <text:p>A DevOps pipeline consists of several stages that a software goes through, from development to production. It includes stages like Build, Test, and Deplo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0" calcext:value-type="float">
            <text:p>1550</text:p>
          </table:table-cell>
          <table:table-cell table:style-name="ce4" office:value-type="string" calcext:value-type="string">
            <text:p>The world of software development is vast and exciting. It includes a variety of programming languages, each with its own strengths and weaknesses. For instance, Python is often praised for its readability and simplicity, making it a great choice for beginners.</text:p>
            <text:p/>
            <text:p>However, the journey of learning to code is not without challenges. Frustration is a common companion, especially when a newly written piece of code refuses to compile or throws an unexpected error. But with patience and perseverance, anyone can become a proficient programm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3" calcext:value-type="float">
            <text:p>1553</text:p>
          </table:table-cell>
          <table:table-cell table:style-name="ce4" office:value-type="string" calcext:value-type="string">
            <text:p>Software development is a field that is constantly evolving. In order to keep up, developers need to keep learning and adapting. This could involve learning new languages, mastering new tools, or exploring new methodologies.</text:p>
            <text:p/>
            <text:p>For example, many developers are now exploring functional programming, a paradigm that emphasizes immutability and the use of pure functions that do not have side effects. This can lead to code that is easier to reason about and tes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4" calcext:value-type="float">
            <text:p>1554</text:p>
          </table:table-cell>
          <table:table-cell table:style-name="ce4" office:value-type="string" calcext:value-type="string">
            <text:p>Software development is a fast-paced field where new technologies and methodologies are constantly emerging. Agile methodologies, for instance, have revolutionized how software is developed. Instead of working on large, monolithic projects, developers now work on smaller, more manageable pieces of a larger whole. This approach has proven to be more efficient, and it allows for more frequent updates and improvements. </text:p>
            <text:p/>
            <text:p>One of the most popular agile methodologies is Scrum. Scrum teams work in cycles, or 'sprints', that usually last two to four weeks. At the end of each sprint, the team reviews their work and plans for the next on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5" calcext:value-type="float">
            <text:p>1555</text:p>
          </table:table-cell>
          <table:table-cell table:style-name="ce4" office:value-type="string" calcext:value-type="string">
            <text:p>Clean code is a philosophy of software development that emphasizes the readability and understandability of code. It suggests that code should be written in a way that is easy for others to understand and modify. This includes using clear and descriptive variable names, avoiding deeply nested logic, and writing small, single-purpose functions. For example, consider this simple JavaScript function for adding two numbers: function add(a, b) { return a + b; } </text:p>
            <text:p/>
            <text:p>Writing clean code is important because it makes the code easier to maintain and debug. It also makes it easier for others to understand and contribute to the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b) {</text:p>
            <text:p>    return a + b;</text:p>
            <text:p>}</text:p>
          </table:table-cell>
          <table:table-cell table:number-columns-repeated="1017"/>
        </table:table-row>
        <table:table-row table:style-name="ro1">
          <table:table-cell table:style-name="ce2" office:value-type="float" office:value="1556" calcext:value-type="float">
            <text:p>1556</text:p>
          </table:table-cell>
          <table:table-cell table:style-name="ce4" office:value-type="string" calcext:value-type="string">
            <text:p>Software testing is an integral part of the development process. It helps ensure that the software works as expected and that it doesn't contain any critical bugs or security vulnerabilities. There are many different types of software testing, each with its own strengths and weaknesses. </text:p>
            <text:p/>
            <text:p>Unit testing, for example, tests individual components of the software in isolation. This can help catch bugs early in the development process, before they become more difficult and expensive to fix. Integration testing, on the other hand, tests how different components of the software work together. This can help catch bugs that only appear when the components are combin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57" calcext:value-type="float">
            <text:p>1557</text:p>
          </table:table-cell>
          <table:table-cell table:style-name="ce4" office:value-type="string" calcext:value-type="string">
            <text:p>Python is a high-level, interpreted programming language that is known for its clear syntax and readability. It supports multiple programming paradigms, including procedural, object-oriented, and functional programming. Here is an example of a Python function that calculates the factorial of a number: def factorial(n): if n == 0: return 1 else: return n * factorial(n-1) </text:p>
            <text:p/>
            <text:p>Python is widely used in scientific computing, data analysis, artificial intelligence, and web development. It also has a large and active community, which means that there are plenty of resources available for learning and troubleshoot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if n == 0:</text:p>
            <text:p>        return 1</text:p>
            <text:p>    else:</text:p>
            <text:p>        return n * factorial(n-1)</text:p>
          </table:table-cell>
          <table:table-cell table:number-columns-repeated="1017"/>
        </table:table-row>
        <table:table-row table:style-name="ro1">
          <table:table-cell table:style-name="ce2" office:value-type="float" office:value="1558" calcext:value-type="float">
            <text:p>1558</text:p>
          </table:table-cell>
          <table:table-cell table:style-name="ce4" office:value-type="string" calcext:value-type="string">
            <text:p>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p>
            <text:p/>
            <text:p>If you are a graphic or web designer and want to keep every version of an image or layout, a Version Control System (VCS) is a very wise thing to use. It allows you to revert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0" calcext:value-type="float">
            <text:p>1560</text:p>
          </table:table-cell>
          <table:table-cell table:style-name="ce4" office:value-type="string" calcext:value-type="string">
            <text:p>Web development is a broad field that involves creating websites or web applications. It can be divided into two main categories: front-end development and back-end development. Front-end development involves creating the user interface and user experience, using technologies such as HTML, CSS, and JavaScript. </text:p>
            <text:p/>
            <text:p>Back-end development, on the other hand, involves working with server-side technologies to handle data, implement business logic, and communicate with databases. This can involve languages such as Python, Ruby, or JavaScript (Node.js), and technologies like SQL for database intera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1" calcext:value-type="float">
            <text:p>1561</text:p>
          </table:table-cell>
          <table:table-cell table:style-name="ce4" office:value-type="string" calcext:value-type="string">
            <text:p>In Swift, functions are first-class citizens - they can be assigned to variables, passed as parameters to other functions, and can even be returned from other functions. Here's an example of a simple Swift function that squares an integer: func square(n: Int) -&gt; Int { return n * n } </text:p>
            <text:p/>
            <text:p>Using functions in this way allows for more modular and reusable code. It also allows for more advanced programming techniques, such as functional programming, which can make your code more concise and easier to reason abou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square(n: Int) -&gt; Int {</text:p>
            <text:p>    return n * n</text:p>
            <text:p>}</text:p>
          </table:table-cell>
          <table:table-cell table:number-columns-repeated="1017"/>
        </table:table-row>
        <table:table-row table:style-name="ro1">
          <table:table-cell table:style-name="ce2" office:value-type="float" office:value="1562" calcext:value-type="float">
            <text:p>1562</text:p>
          </table:table-cell>
          <table:table-cell table:style-name="ce4" office:value-type="string" calcext:value-type="string">
            <text:p>Java is one of the most widely used programming languages. It is object-oriented, which means that it uses classes and objects to represent real-world entities. Each object is an instance of a class, and each class can have properties (attributes) and methods (behaviors). </text:p>
            <text:p/>
            <text:p>For example, consider a 'Car' class. The properties of this class could include 'color', 'model', and 'year', while the methods could include 'start', 'stop', and 'accelerate'. In Java, a class is defined using the 'class' keyword, and properties and methods are defined within the cla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4" calcext:value-type="float">
            <text:p>1564</text:p>
          </table:table-cell>
          <table:table-cell table:style-name="ce4" office:value-type="string" calcext:value-type="string">
            <text:p>API stands for Application Programming Interface. It's a set of rules and protocols for building and interacting with software applications. APIs define the way that different pieces of software should interact with each other. They can be used to access the functionality of other software components, such as libraries, operating system services, or remote servers. </text:p>
            <text:p/>
            <text:p>For example, a database API might provide functions for creating, reading, updating, and deleting data. A web API might provide a way for a web client to interact with a server, such as retrieving data, submitting form data, or triggering actions on the serv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6" calcext:value-type="float">
            <text:p>1566</text:p>
          </table:table-cell>
          <table:table-cell table:style-name="ce4" office:value-type="string" calcext:value-type="string">
            <text:p>Software design principles are a set of guidelines that helps developers to make a good system design. Most of these principles are aimed at reducing complexity, improving code readability and reducing dependency. The principles are abstract guidelines, which can be adopted to a specific context. </text:p>
            <text:p/>
            <text:p>One of the most important principles is the Single Responsibility Principle (SRP). It states that every module or class should have responsibility over a single part of the functionality provided by the software, and that responsibility should be entirely encapsulated by the class. This way the software design will be more cohesive and the coupling between the different parts of software will be minimiz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8" calcext:value-type="float">
            <text:p>1568</text:p>
          </table:table-cell>
          <table:table-cell table:style-name="ce4" office:value-type="string" calcext:value-type="string">
            <text:p>In software development, a framework is an abstraction in which software providing generic functionality can be selectively changed by additional user-written code, thus providing application-specific software. It provides a standard way to build and deploy applications and is a universal, reusable software environment that provides particular functionality as part of a larger software platform to facilitate the development of software applications, products and solutions. </text:p>
            <text:p/>
            <text:p>For example, web development frameworks like Django and Flask in Python, Rails in Ruby, Laravel in PHP etc., provide a structured way for building web applications by automating much of the common tasks involv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69" calcext:value-type="float">
            <text:p>1569</text:p>
          </table:table-cell>
          <table:table-cell table:style-name="ce4" office:value-type="string" calcext:value-type="string">
            <text:p>Software development is a fascinating field. It's a realm where creativity meets technical skills, where problem-solving is the key. We developers often find ourselves in complicated situations, where we need to implement an algorithm or fix a bug. Take this simple Python loop, for example: for i in range(10): print(i). This code will print numbers from 0 to 9, quite straightforward, right? However, even this simple loop can become a real headache if something goes wro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0):</text:p>
            <text:p>    print(i)</text:p>
          </table:table-cell>
          <table:table-cell table:number-columns-repeated="1017"/>
        </table:table-row>
        <table:table-row table:style-name="ro1">
          <table:table-cell table:style-name="ce2" office:value-type="float" office:value="1571" calcext:value-type="float">
            <text:p>1571</text:p>
          </table:table-cell>
          <table:table-cell table:style-name="ce4" office:value-type="string" calcext:value-type="string">
            <text:p>Sometimes, the solution to a complex problem is a simple piece of code. One of the important aspects of software development is knowing when to keep things simple. New developers often over-engineer solutions, but always remember that the best solution is often the simplest on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73" calcext:value-type="float">
            <text:p>1573</text:p>
          </table:table-cell>
          <table:table-cell table:style-name="ce4" office:value-type="string" calcext:value-type="string">
            <text:p>In the realm of web development, JavaScript is a must-know language. It enables developers to create dynamic and interactive web pages. However, like any language, it has its quirks and complexities. Mastering these can take time and pat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75" calcext:value-type="float">
            <text:p>1575</text:p>
          </table:table-cell>
          <table:table-cell table:style-name="ce4" office:value-type="string" calcext:value-type="string">
            <text:p>In the world of software development, there are countless languages and technologies to choose from. Some developers prefer the robustness and power of C++, while others prefer the simplicity and readability of Python. However, the choice of language often depends on the project requirements and the developer's skills and preferenc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77" calcext:value-type="float">
            <text:p>1577</text:p>
          </table:table-cell>
          <table:table-cell table:style-name="ce4" office:value-type="string" calcext:value-type="string">
            <text:p>Software development is a constant learning process. Whether you're a seasoned developer or a newbie, there's always something new to learn. Web development, mobile development, game development - the possibilities are endless. So, keep exploring and keep co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78" calcext:value-type="float">
            <text:p>1578</text:p>
          </table:table-cell>
          <table:table-cell table:style-name="ce4" office:value-type="string" calcext:value-type="string">
            <text:p>Mobile application development is another huge area of software development. Languages like Kotlin have made Android development much simpler. For instance, a simple 'Hello, World!' program in Kotlin would look like this: fun main() { println('Hello, World!')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 {</text:p>
            <text:p>    println('Hello, World!')</text:p>
            <text:p>}</text:p>
          </table:table-cell>
          <table:table-cell table:number-columns-repeated="1017"/>
        </table:table-row>
        <table:table-row table:style-name="ro1">
          <table:table-cell table:style-name="ce2" office:value-type="float" office:value="1579" calcext:value-type="float">
            <text:p>1579</text:p>
          </table:table-cell>
          <table:table-cell table:style-name="ce4" office:value-type="string" calcext:value-type="string">
            <text:p>One cannot underestimate the importance of good design in software development. User experience and usability can make or break an application. The best developers are those who can combine technical skills with an understanding of good design principl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80" calcext:value-type="float">
            <text:p>1580</text:p>
          </table:table-cell>
          <table:table-cell table:style-name="ce4" office:value-type="string" calcext:value-type="string">
            <text:p>Developing for the web? JavaScript is your best friend. But sometimes, it's not enough. That's where TypeScript comes in. It's a typed superset of JavaScript that compiles to plain JavaScript. A simple TypeScript function might look like this: function greet(name: string) { return 'Hello, ' + name;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name: string) {</text:p>
            <text:p>    return 'Hello, ' + name;</text:p>
            <text:p>}</text:p>
          </table:table-cell>
          <table:table-cell table:number-columns-repeated="1017"/>
        </table:table-row>
        <table:table-row table:style-name="ro1">
          <table:table-cell table:style-name="ce2" office:value-type="float" office:value="1581" calcext:value-type="float">
            <text:p>1581</text:p>
          </table:table-cell>
          <table:table-cell table:style-name="ce4" office:value-type="string" calcext:value-type="string">
            <text:p>In software development, knowing how to work with databases is crucial. Whether it's SQL for relational databases or NoSQL for non-relational ones, understanding how to store, retrieve, and manipulate data is a valuable skil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82" calcext:value-type="float">
            <text:p>1582</text:p>
          </table:table-cell>
          <table:table-cell table:style-name="ce4" office:value-type="string" calcext:value-type="string">
            <text:p>If you're into game development, you might be familiar with C++. It's a popular choice for developing high-performance games. For instance, a simple game loop in C++ might look like this: while(!gameOver) { processInput(); update(); render();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while(!gameOver) {</text:p>
            <text:p>    processInput();</text:p>
            <text:p>    update();</text:p>
            <text:p>    render();</text:p>
            <text:p>}</text:p>
          </table:table-cell>
          <table:table-cell table:number-columns-repeated="1017"/>
        </table:table-row>
        <table:table-row table:style-name="ro1">
          <table:table-cell table:style-name="ce2" office:value-type="float" office:value="1583" calcext:value-type="float">
            <text:p>1583</text:p>
          </table:table-cell>
          <table:table-cell table:style-name="ce4" office:value-type="string" calcext:value-type="string">
            <text:p>Software development is not just about writing code. It's about problem-solving, creativity, and continuous learning. Whether you're working on a web app, a mobile app, a game, or any other kind of software, always strive for quality and efficienc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84" calcext:value-type="float">
            <text:p>1584</text:p>
          </table:table-cell>
          <table:table-cell table:style-name="ce4" office:value-type="string" calcext:value-type="string">
            <text:p>Software development is a fascinating field. It's a landscape where creativity and logic intertwine to create impactful solutions. Take the 'for' loop in Python, for example. for i in range(10): print(i) It's a simple concept, but it's the foundation for creating complex and intricate software.</text:p>
            <text:p/>
            <text:p>Developers are always learning, always evolving. They're faced with new challenges every day, whether it's fixing a bug, learning a new language, or developing a feature. But that's what makes this field so intrigu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 in range(10):</text:p>
            <text:p>    print(i)</text:p>
          </table:table-cell>
          <table:table-cell table:number-columns-repeated="1017"/>
        </table:table-row>
        <table:table-row table:style-name="ro1">
          <table:table-cell table:style-name="ce2" office:value-type="float" office:value="1585" calcext:value-type="float">
            <text:p>1585</text:p>
          </table:table-cell>
          <table:table-cell table:style-name="ce4" office:value-type="string" calcext:value-type="string">
            <text:p>Creating software is a mixture of art and science. It is about creating something out of nothing, transforming ideas into reality. There are many programming languages that developers can use to achieve this, but the choice depends on the problem at hand.</text:p>
            <text:p/>
            <text:p>JavaScript, for example, is a popular choice for web development. Developers use it to create interactive web applications, enhancing the user experience. On the other hand, languages like C++ and Java are often used in systems programm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86" calcext:value-type="float">
            <text:p>1586</text:p>
          </table:table-cell>
          <table:table-cell table:style-name="ce4" office:value-type="string" calcext:value-type="string">
            <text:p>When it comes to software development, one fundamental concept is version control. This is where Git, a popular version control system, comes in. In Bash, you can initialize a Git repository with the following command: git init </text:p>
            <text:p/>
            <text:p>Version control is essential for any software project. It allows developers to keep track of changes, collaborate efficiently, and revert changes if necessa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1587" calcext:value-type="float">
            <text:p>1587</text:p>
          </table:table-cell>
          <table:table-cell table:style-name="ce4" office:value-type="string" calcext:value-type="string">
            <text:p>Software developers are problem solvers, and each problem is unique. But the solutions often follow similar patterns. This is where design patterns come into play. They provide generalized solutions to common problems. In Java, you can implement the singleton pattern as follows: public class Singleton { private static Singleton instance = new Singleton(); private Singleton() {} public static Singleton getInstance() { return instance; } }</text:p>
            <text:p/>
            <text:p>These patterns are proven solutions that can be adapted to solve different problem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Singleton {</text:p>
            <text:p>    private static Singleton instance = new Singleton();</text:p>
            <text:p>    private Singleton() {}</text:p>
            <text:p>    public static Singleton getInstance() {</text:p>
            <text:p>        return instance;</text:p>
            <text:p>    }</text:p>
            <text:p>}</text:p>
          </table:table-cell>
          <table:table-cell table:number-columns-repeated="1017"/>
        </table:table-row>
        <table:table-row table:style-name="ro1">
          <table:table-cell table:style-name="ce2" office:value-type="float" office:value="1588" calcext:value-type="float">
            <text:p>1588</text:p>
          </table:table-cell>
          <table:table-cell table:style-name="ce4" office:value-type="string" calcext:value-type="string">
            <text:p>In software development, choosing the right tool for the job is vital. For example, if you're developing an iOS app, Swift is a great choice. It's a powerful, intuitive programming language that gives developers the freedom to create complex, robust applications.</text:p>
            <text:p/>
            <text:p>However, the choice of language is just one part of the equation. Developers also need to consider other factors, such as the platform, the user interface, and the backend architec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89" calcext:value-type="float">
            <text:p>1589</text:p>
          </table:table-cell>
          <table:table-cell table:style-name="ce4" office:value-type="string" calcext:value-type="string">
            <text:p>Software development is not just about writing code. It's about understanding the problem, designing the solution, and testing the implementation. The process involves a variety of tools and techniques. A simple C# code snippet that uses a condition to check for a value might look like this: if (value &gt; 10) { Console.WriteLine('Greater than 10'); } else { Console.WriteLine('Less than or equal to 10'); }</text:p>
            <text:p/>
            <text:p>This is just a small piece of the puzzle. Every piece, every line of code, contributes to the final produ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f (value &gt; 10) {</text:p>
            <text:p>    Console.WriteLine('Greater than 10');</text:p>
            <text:p>} else {</text:p>
            <text:p>    Console.WriteLine('Less than or equal to 10');</text:p>
            <text:p>}</text:p>
          </table:table-cell>
          <table:table-cell table:number-columns-repeated="1017"/>
        </table:table-row>
        <table:table-row table:style-name="ro1">
          <table:table-cell table:style-name="ce2" office:value-type="float" office:value="1590" calcext:value-type="float">
            <text:p>1590</text:p>
          </table:table-cell>
          <table:table-cell table:style-name="ce4" office:value-type="string" calcext:value-type="string">
            <text:p>Programming languages are the tools that software developers use to construct their creations. Each language has its strengths and weaknesses, and each is suited to certain types of tasks. Take Ruby, for instance. Ruby is known for its simplicity and readability. It's often used for scripting and web applications.</text:p>
            <text:p/>
            <text:p>However, the choice of language is not the only factor to consider in software development. The architecture of the software, its performance, and its scalability are also of great import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2" calcext:value-type="float">
            <text:p>1592</text:p>
          </table:table-cell>
          <table:table-cell table:style-name="ce4" office:value-type="string" calcext:value-type="string">
            <text:p>Software development is a creative process. It's about using technology to solve problems, to make life easier, and to create something meaningful. Whether you're building a mobile app, a web application, or a complex software system, the goal is the same: to create something of value.</text:p>
            <text:p/>
            <text:p>One of the most important skills a software developer can have is the ability to learn. The field is constantly evolving, with new technologies, languages, and methodologies appearing all the time. Staying up to date is cruci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3" calcext:value-type="float">
            <text:p>1593</text:p>
          </table:table-cell>
          <table:table-cell table:style-name="ce4" office:value-type="string" calcext:value-type="string">
            <text:p>The art of software development is about more than just writing code. It's about understanding the problem, designing a solution, and then implementing that solution in the most efficient and effective way possible. Consider a simple Go function to add two numbers: func add(a int, b int) int { return a + b }</text:p>
            <text:p/>
            <text:p>The process of software development is a journey, not a destination. It's about continual learning, adaptation, and growt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add(a int, b int) int {</text:p>
            <text:p>    return a + b</text:p>
            <text:p>}</text:p>
          </table:table-cell>
          <table:table-cell table:number-columns-repeated="1017"/>
        </table:table-row>
        <table:table-row table:style-name="ro1">
          <table:table-cell table:style-name="ce2" office:value-type="float" office:value="1594" calcext:value-type="float">
            <text:p>1594</text:p>
          </table:table-cell>
          <table:table-cell table:style-name="ce4" office:value-type="string" calcext:value-type="string">
            <text:p>Software development is a discipline that requires a combination of technical skills and creativity. Whether you're coding in C++, designing a database schema, or deciding on the architecture of a software system, you're constantly solving problems and making decisions.</text:p>
            <text:p/>
            <text:p>One of the most important skills a software developer can have is the ability to break down complex problems into manageable parts. This is a skill that can be applied to any aspect of software development, from designing an algorithm to debugging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5" calcext:value-type="float">
            <text:p>1595</text:p>
          </table:table-cell>
          <table:table-cell table:style-name="ce4" office:value-type="string" calcext:value-type="string">
            <text:p>Software development is an iterative process. It involves a cycle of designing, coding, testing, and improving until the software meets the desired specifications. A simple iterative function in C to calculate the factorial of a number looks like this: int factorial(int n) { if (n == 0) { return 1; } else { return n * factorial(n - 1); } }</text:p>
            <text:p/>
            <text:p>The iterative nature of software development allows for continuous improvement and refinement of the software, leading to a better end produ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factorial(int n) {</text:p>
            <text:p>    if (n == 0) {</text:p>
            <text:p>        return 1;</text:p>
            <text:p>    } else {</text:p>
            <text:p>        return n * factorial(n - 1);</text:p>
            <text:p>    }</text:p>
            <text:p>}</text:p>
          </table:table-cell>
          <table:table-cell table:number-columns-repeated="1017"/>
        </table:table-row>
        <table:table-row table:style-name="ro1">
          <table:table-cell table:style-name="ce2" office:value-type="float" office:value="1596" calcext:value-type="float">
            <text:p>1596</text:p>
          </table:table-cell>
          <table:table-cell table:style-name="ce4" office:value-type="string" calcext:value-type="string">
            <text:p>Software development is a vast field that encompasses a variety of disciplines, from frontend development to backend development, from database design to user interface design. It requires a wide range of skills and knowledge, as well as the ability to constantly learn and adapt to new technologies and methodologies.</text:p>
            <text:p/>
            <text:p>At the heart of software development is coding. It's the process of translating ideas into a language that a computer can understand. But it's also much more than that. It's about problem-solving, creativity, and critical think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8" calcext:value-type="float">
            <text:p>1598</text:p>
          </table:table-cell>
          <table:table-cell table:style-name="ce4" office:value-type="string" calcext:value-type="string">
            <text:p>Software development is an exciting field, with new technologies and techniques emerging all the time. Whether you're a seasoned professional or a beginner just starting out, there's always something new to learn.</text:p>
            <text:p/>
            <text:p>For example, TypeScript, a statically typed superset of JavaScript, is becoming increasingly popular. It adds optional types to JavaScript, making it easier to write robust, scalable applications. But whether you're coding in TypeScript, Python, Java, or any other language, the principles of good software development remain the s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599" calcext:value-type="float">
            <text:p>1599</text:p>
          </table:table-cell>
          <table:table-cell table:style-name="ce4" office:value-type="string" calcext:value-type="string">
            <text:p>Software development is a complex and intricate process. It involves the design, implementation, testing, and maintenance of software systems. These systems can range from simple scripts to sophisticated web applications or mobile apps. Developers often work in teams, using various methodologies like Agile or Waterfall, and tools like version control systems (Git) and project management software (Jira). In the ever-evolving tech industry, there's always something new to learn. For example, Swift has become quite popular for iOS development. Here's a simple Swift function that calculates the factorial of a number: func factorial(n: Int) -&gt; Int { if n &lt;= 1 { return 1 } else { return n * factorial(n: n - 1)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factorial(n: Int) -&gt; Int {</text:p>
            <text:p>    if n &lt;= 1 {</text:p>
            <text:p>        return 1</text:p>
            <text:p>    } else {</text:p>
            <text:p>        return n * factorial(n: n - 1)</text:p>
            <text:p>    }</text:p>
            <text:p>}</text:p>
          </table:table-cell>
          <table:table-cell table:number-columns-repeated="1017"/>
        </table:table-row>
        <table:table-row table:style-name="ro1">
          <table:table-cell table:style-name="ce2" office:value-type="float" office:value="1601" calcext:value-type="float">
            <text:p>1601</text:p>
          </table:table-cell>
          <table:table-cell table:style-name="ce4" office:value-type="string" calcext:value-type="string">
            <text:p>An important part of software development is continuous learning. The tech industry is constantly evolving, with new languages, frameworks, and tools being introduced regularly. Developers need to stay updated and be willing to learn new things. This can be through reading blogs, attending seminars, participating in coding challenges, or contributing to open-source projects. However, learning new things can be overwhelming at times. It's important to pace yourself and focus on one thing at a time. For instance, if you're learning Python, start with the basics and gradually move on to more complex topics. Here's a simple Python code to print 'Hello, World!': prin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602" calcext:value-type="float">
            <text:p>1602</text:p>
          </table:table-cell>
          <table:table-cell table:style-name="ce4" office:value-type="string" calcext:value-type="string">
            <text:p>Software development is a field where creativity meets logic. Writing a piece of code is similar to painting a picture or composing a song. You start with a blank canvas (or a blank IDE), and you fill it with your creativity. You create something from nothing, using only your knowledge and skills. However, unlike painting or composing, coding requires strict logic and precision. Even a small mistake can cause a program to crash or behave unexpectedly. Code should be clean, efficient, and well-documented. This makes it easier for other developers to understand and work on your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03" calcext:value-type="float">
            <text:p>1603</text:p>
          </table:table-cell>
          <table:table-cell table:style-name="ce4" office:value-type="string" calcext:value-type="string">
            <text:p>One of the most important things to remember in software development is that it's not just about the code. It's about the end-user. User experience (UX) is a crucial aspect of any software product. A software with great functionality but poor UX will likely fail. Developers need to understand their target audience and how they interact with the software. Feedback from users can provide valuable insights and help improve the software. It's also important to focus on the aesthetics of the software. Good UI/UX can significantly contribute to the success of a software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05" calcext:value-type="float">
            <text:p>1605</text:p>
          </table:table-cell>
          <table:table-cell table:style-name="ce4" office:value-type="string" calcext:value-type="string">
            <text:p>The world of software development is broad and diverse. There are many different roles in a software development team, including software engineers, QA engineers, UX/UI designers, product managers, project managers, and more. Each role has a unique set of responsibilities and skills. For example, software engineers write code, QA engineers test the code, UX/UI designers design the user interface, product managers define the product's vision and strategy, and project managers manage the project's schedule and resources. All these roles work together to deliver a high-quality software produ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06" calcext:value-type="float">
            <text:p>1606</text:p>
          </table:table-cell>
          <table:table-cell table:style-name="ce4" office:value-type="string" calcext:value-type="string">
            <text:p>Software development is not just a job; it's a craft. It requires a combination of technical skills, creativity, problem-solving abilities, and a passion for technology. It's about creating something that can have a real impact on people's lives. Whether it's a web app that makes people's work easier, a mobile game that brings joy, or a medical software that saves lives, software development is a meaningful and rewarding career. Here's a simple C++ program that prints 'Hello, World!': #include &lt;iostream&gt; using namespace std; int main() { cout &lt;&lt; 'Hello, World!'; return 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using namespace std;</text:p>
            <text:p/>
            <text:p>int main() {</text:p>
            <text:p>    cout &lt;&lt; 'Hello, World!';</text:p>
            <text:p>    return 0;</text:p>
            <text:p>}</text:p>
          </table:table-cell>
          <table:table-cell table:number-columns-repeated="1017"/>
        </table:table-row>
        <table:table-row table:style-name="ro1">
          <table:table-cell table:style-name="ce2" office:value-type="float" office:value="1607" calcext:value-type="float">
            <text:p>1607</text:p>
          </table:table-cell>
          <table:table-cell table:style-name="ce4" office:value-type="string" calcext:value-type="string">
            <text:p>In the world of software development, collaboration is key. Developers often work in teams, and effective communication is crucial for the success of a project. This involves not only verbal communication but also written communication, like writing clear and concise code comments, creating comprehensive documentation, and using project management tools effectively. Collaboration also means learning from each other. By sharing knowledge and experiences, developers can grow together and improve their skills. Pair programming, code reviews, and mentorship programs are great ways to foster collaboration in a development tea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08" calcext:value-type="float">
            <text:p>1608</text:p>
          </table:table-cell>
          <table:table-cell table:style-name="ce4" office:value-type="string" calcext:value-type="string">
            <text:p>Software development involves a lot of problem-solving. However, not all problems need to be solved from scratch. Often, a problem that a developer is facing has already been solved by someone else. That's why it's important to use existing libraries and frameworks. They can save a lot of time and effort. Moreover, using well-tested libraries and frameworks can also improve the reliability of the software. Here's an example of using the Express framework in Node.js to create a simple web server: const express = require('express'); const app = express(); app.get('/', function(req, res) { res.send('Hello, World!'); }); app.listen(3000, function() { console.log('App is listening on port 3000');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t express = require('express');</text:p>
            <text:p>const app = express();</text:p>
            <text:p/>
            <text:p>app.get('/', function(req, res) {</text:p>
            <text:p>    res.send('Hello, World!');</text:p>
            <text:p>});</text:p>
            <text:p/>
            <text:p>app.listen(3000, function() {</text:p>
            <text:p>    console.log('App is listening on port 3000');</text:p>
            <text:p>});</text:p>
          </table:table-cell>
          <table:table-cell table:number-columns-repeated="1017"/>
        </table:table-row>
        <table:table-row table:style-name="ro1">
          <table:table-cell table:style-name="ce2" office:value-type="float" office:value="1609" calcext:value-type="float">
            <text:p>1609</text:p>
          </table:table-cell>
          <table:table-cell table:style-name="ce4" office:value-type="string" calcext:value-type="string">
            <text:p>In software development, it's important to keep user privacy and data security in mind. With the increasing amount of personal data being stored and processed by software, data breaches can have serious consequences. Developers need to follow best practices for data encryption, use secure communication protocols, and regularly update their software to patch security vulnerabilities. They also need to be aware of the legal requirements regarding data privacy, like the GDPR in Europe. By prioritizing security and privacy, developers can help build trust with users and protect them from data breach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11" calcext:value-type="float">
            <text:p>1611</text:p>
          </table:table-cell>
          <table:table-cell table:style-name="ce4" office:value-type="string" calcext:value-type="string">
            <text:p>Software development is a constantly evolving field. New technologies and methodologies are being introduced all the time. This can be both exciting and overwhelming. To stay relevant, developers need to keep up with the latest trends and continuously learn new skills. However, it's also important not to chase every new technology. Instead, developers should focus on mastering the fundamentals and choose the right tools for the job. Moreover, they should always remember that technology is just a tool. The ultimate goal is to create software that solves problems and adds valu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13" calcext:value-type="float">
            <text:p>1613</text:p>
          </table:table-cell>
          <table:table-cell table:style-name="ce4" office:value-type="string" calcext:value-type="string">
            <text:p>Software development is often seen as a solitary activity, but in reality, it's highly collaborative. Developers work together to design, implement, test, and maintain software systems. They need to communicate effectively, share knowledge, and help each other. This collaboration is not just within the development team. Developers also need to work closely with other stakeholders, like product managers, designers, and users. They need to understand the needs and constraints of these stakeholders and incorporate their feedback into the software. The better the collaboration, the more successful the software project will b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15" calcext:value-type="float">
            <text:p>1615</text:p>
          </table:table-cell>
          <table:table-cell table:style-name="ce4" office:value-type="string" calcext:value-type="string">
            <text:p>The world of software development is ever-changing. New languages, frameworks, and methodologies are constantly emerging, making it an exciting field to be in. That's not to say it's without challenges. Developers must be willing to continuously learn and adapt. One popular language these days is Python. It's known for its simplicity and readability. A basic Python code to print 'Hello, World!' would look like this: print('Hello, World!') Despite its simplicity, Python is powerful and versatile, used in everything from web development to data scien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616" calcext:value-type="float">
            <text:p>1616</text:p>
          </table:table-cell>
          <table:table-cell table:style-name="ce4" office:value-type="string" calcext:value-type="string">
            <text:p>Developing software is a process that involves numerous stages. From conceptualization to design, coding to testing, each stage requires a different set of skills and expertise. The key is to ensure that every piece of code serves a purpose and contributes to the overall functionality of the software. Developers often work in teams, collaborating and coordinating their efforts to create the best software poss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18" calcext:value-type="float">
            <text:p>1618</text:p>
          </table:table-cell>
          <table:table-cell table:style-name="ce4" office:value-type="string" calcext:value-type="string">
            <text:p>As the world becomes increasingly reliant on technology, the demand for skilled software developers continues to grow. It's a rewarding field, but it's also demanding. Developers need to stay up-to-date with the latest technologies and methods, and they need to be able to work effectively in a team. They also need to have a deep understanding of the languages they work with. For example, in Java, declaring a variable would look like this: int x = 10; With knowledge and skills, developers can create software that changes the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x = 10;</text:p>
          </table:table-cell>
          <table:table-cell table:number-columns-repeated="1017"/>
        </table:table-row>
        <table:table-row table:style-name="ro1">
          <table:table-cell table:style-name="ce2" office:value-type="float" office:value="1619" calcext:value-type="float">
            <text:p>1619</text:p>
          </table:table-cell>
          <table:table-cell table:style-name="ce4" office:value-type="string" calcext:value-type="string">
            <text:p>Software developers are problem solvers. They're tasked with finding creative solutions to complex issues. Their work involves coding, testing, and debugging applications. They must understand the needs of the users and be able to design software that meets those needs. They might work with a variety of programming languages, such as C#, Python, or JavaScript. Each language has its own syntax and structure, but the principles of good software development remain the sa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20" calcext:value-type="float">
            <text:p>1620</text:p>
          </table:table-cell>
          <table:table-cell table:style-name="ce4" office:value-type="string" calcext:value-type="string">
            <text:p>Software development is an art just as much as it's a science. It's about creating something from nothing, transforming ideas into reality. Software developers are the architects of the digital world, designing and building applications and systems that power our lives. They work in a variety of programming languages, including C, C++, and Rust. In C, you might declare a variable and assign it a value like this: int x = 5; It's a simple line of code, but it's a fundamental part of any C progra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x = 5;</text:p>
          </table:table-cell>
          <table:table-cell table:number-columns-repeated="1017"/>
        </table:table-row>
        <table:table-row table:style-name="ro1">
          <table:table-cell table:style-name="ce2" office:value-type="float" office:value="1622" calcext:value-type="float">
            <text:p>1622</text:p>
          </table:table-cell>
          <table:table-cell table:style-name="ce4" office:value-type="string" calcext:value-type="string">
            <text:p>The life of a software developer can be challenging, but it's also rewarding. It's a career that allows you to use your creativity and problem-solving skills to create software that can have a real impact on people's lives. Whether you're designing a new app, debugging an existing system, or testing new features, your work as a developer matters. You're not just writing code, you're shaping the fu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25" calcext:value-type="float">
            <text:p>1625</text:p>
          </table:table-cell>
          <table:table-cell table:style-name="ce4" office:value-type="string" calcext:value-type="string">
            <text:p>Software development is a journey. It starts with an idea, evolves through design and coding, and culminates in a product that can change lives. But the journey doesn't end there. Software is never truly finished. There's always room for improvement, for new features, for updates. And that's one of the things that makes being a developer so exciting. Each day brings new challenges and new opportunities to learn and grow.</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26" calcext:value-type="float">
            <text:p>1626</text:p>
          </table:table-cell>
          <table:table-cell table:style-name="ce4" office:value-type="string" calcext:value-type="string">
            <text:p>The world of software development is vast and varied. From web applications to game design, from data analysis to artificial intelligence, there are countless paths a developer can take. And with each path comes a unique set of challenges and rewards. For instance, in Swift, a programming language developed by Apple for iOS, macOS, and beyond, a simple function to square a number would be written as: func square(number: Int) -&gt; Int { return number * number } Every line of code is a step towards creating something meaningfu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square(number: Int) -&gt; Int {</text:p>
            <text:p>    return number * number</text:p>
            <text:p>}</text:p>
          </table:table-cell>
          <table:table-cell table:number-columns-repeated="1017"/>
        </table:table-row>
        <table:table-row table:style-name="ro1">
          <table:table-cell table:style-name="ce2" office:value-type="float" office:value="1627" calcext:value-type="float">
            <text:p>1627</text:p>
          </table:table-cell>
          <table:table-cell table:style-name="ce4" office:value-type="string" calcext:value-type="string">
            <text:p>Software development is a field of endless possibilities. It's a domain where creativity meets technology, where ideas come to life in the form of code. Whether you're building a mobile app, a web service, or a complex database, the work you do as a developer matters. In Kotlin, a modern language for Android development, a simple function to check if a number is even could look like this: fun isEven(number: Int): Boolean { return number % 2 == 0 } It's a simple function, but it's an example of the kind of problem-solving that's at the heart of software develop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isEven(number: Int): Boolean {</text:p>
            <text:p>    return number % 2 == 0</text:p>
            <text:p>}</text:p>
          </table:table-cell>
          <table:table-cell table:number-columns-repeated="1017"/>
        </table:table-row>
        <table:table-row table:style-name="ro1">
          <table:table-cell table:style-name="ce2" office:value-type="float" office:value="1628" calcext:value-type="float">
            <text:p>1628</text:p>
          </table:table-cell>
          <table:table-cell table:style-name="ce4" office:value-type="string" calcext:value-type="string">
            <text:p>Software development is a rapidly evolving field, with new technologies and approaches emerging all the time. As a developer, staying up-to-date and continuously learning is critical. However, the basics remain the same. Understanding how to break down complex problems, write efficient code, and deliver high-quality software are fundamental skills. The languages and tools might change, but the principles of good software development are univers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30" calcext:value-type="float">
            <text:p>1630</text:p>
          </table:table-cell>
          <table:table-cell table:style-name="ce4" office:value-type="string" calcext:value-type="string">
            <text:p>Software development methodologies have evolved over time. From the traditional Waterfall model to the more modern Agile approach, each has its own strengths and drawbacks. It's not about which one is universally better, it's about which one is more suited for the specific project at hand. </text:p>
            <text:p/>
            <text:p>The Agile process emphasizes flexibility and customer satisfaction. It promotes adaptive planning, evolutionary development, early delivery, and continuous improvement. It's like having a GPS navigation system that recalculates the route whenever there's an obstacle in the path, ensuring that you reach your destination in the most efficient way possible. This approach is ideal for projects where the requirements are not clearly defined or are likely to chan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32" calcext:value-type="float">
            <text:p>1632</text:p>
          </table:table-cell>
          <table:table-cell table:style-name="ce4" office:value-type="string" calcext:value-type="string">
            <text:p>Software development is not just about writing code. It's also about solving problems, thinking critically, and constantly learning. It's a field where the learning never stops. You need to keep yourself updated with the latest technologies, languages, and frameworks. </text:p>
            <text:p/>
            <text:p>In addition to technical skills, soft skills like communication, teamwork, and problem-solving are equally important. A good software developer is not just someone who can write code, but also someone who can effectively collaborate with team members, understand the needs of the customer, and come up with creative solutions to complex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33" calcext:value-type="float">
            <text:p>1633</text:p>
          </table:table-cell>
          <table:table-cell table:style-name="ce4" office:value-type="string" calcext:value-type="string">
            <text:p>One of the most powerful tools in a developer's toolkit is Git. Git is a version control system that allows multiple people to work on a project at the same time without stepping on each other's toes. It keeps track of all changes made to the project and allows you to revert back to any previous version if needed. </text:p>
            <text:p/>
            <text:p>A typical workflow with Git involves creating a new branch for each feature or bug fix, making changes in that branch, and then merging it back into the main branch once the work is complete. In Git terminology, this would be git checkout -b feature_branch followed by git commit -m 'your message' and finally git merge feature_branc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checkout -b feature_branch</text:p>
            <text:p>git commit -m 'your message'</text:p>
            <text:p>git merge feature_branch</text:p>
          </table:table-cell>
          <table:table-cell table:number-columns-repeated="1017"/>
        </table:table-row>
        <table:table-row table:style-name="ro1">
          <table:table-cell table:style-name="ce2" office:value-type="float" office:value="1635" calcext:value-type="float">
            <text:p>1635</text:p>
          </table:table-cell>
          <table:table-cell table:style-name="ce4" office:value-type="string" calcext:value-type="string">
            <text:p>Software development is a process that involves a series of steps. These steps include planning, analysis, design, implementation, testing, and maintenance. Each step is crucial to the success of the project and has its own unique challenges and opportunities. </text:p>
            <text:p/>
            <text:p>Throughout the development process, developers use various tools and technologies to create and maintain software. These might include programming languages like C++, development environments like Visual Studio, and version control systems like Git. </text:p>
            <text:p/>
            <text:p>The process of software development is constantly evolving, with new methodologies and technologies emerging all the time. This makes it an exciting and dynamic field to work 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36" calcext:value-type="float">
            <text:p>1636</text:p>
          </table:table-cell>
          <table:table-cell table:style-name="ce4" office:value-type="string" calcext:value-type="string">
            <text:p>Software development is a multidisciplinary field that involves a variety of skills and knowledge. It requires an understanding of computer science principles, coding, design, testing, and even business and management skills. </text:p>
            <text:p/>
            <text:p>A key aspect of software development is coding. This is where developers use languages like Java to write the instructions that tell a computer what to do. For example, a simple Java program to print "Hello, World!" looks like this: </text:p>
            <text:p/>
            <text:p/>
            <text:p>public class HelloWorld {</text:p>
            <text:p>    public static void main(String[] args) {</text:p>
            <text:p>        System.out.println("Hello, World!");</text:p>
            <text:p>    }</text:p>
            <text:p>}</text:p>
            <text:p/>
            <text:p>This program uses the System.out.println method to print the string "Hello, World!" to the console. </text:p>
            <text:p/>
            <text:p>Coding is just one part of software development, but it's an important one. Without code, there would be no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out.println("Hello, World!");</text:p>
            <text:p>    }</text:p>
            <text:p>}</text:p>
          </table:table-cell>
          <table:table-cell table:number-columns-repeated="1017"/>
        </table:table-row>
        <table:table-row table:style-name="ro1">
          <table:table-cell table:style-name="ce2" office:value-type="float" office:value="1638" calcext:value-type="float">
            <text:p>1638</text:p>
          </table:table-cell>
          <table:table-cell table:style-name="ce4" office:value-type="string" calcext:value-type="string">
            <text:p>Software development is a fascinating field that combines creativity, problem-solving, and technical knowledge. It's a field where you're constantly learning and growing, and where you have the opportunity to make a real impact on the world. </text:p>
            <text:p/>
            <text:p>One of the most interesting aspects of software development is the coding process. This is where you get to bring your ideas to life, using languages like JavaScript to create interactive and dynamic web applications. </text:p>
            <text:p/>
            <text:p>But coding is just one part of the software development process. It's also about understanding user needs, designing effective solutions, testing your software, and continuously improving it. It's a never-ending cycle of learning, creating, and impro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39" calcext:value-type="float">
            <text:p>1639</text:p>
          </table:table-cell>
          <table:table-cell table:style-name="ce4" office:value-type="string" calcext:value-type="string">
            <text:p>Software development is a dynamic field that is constantly changing and evolving. It's a field that requires a mix of technical skills, creativity, problem-solving abilities, and a deep understanding of user needs. </text:p>
            <text:p/>
            <text:p>One of the most important aspects of software development is coding. This is where developers use programming languages like C++ to write the instructions that tell a computer what to do. For example, a simple C++ program to print "Hello, World!" might look like this: </text:p>
            <text:p/>
            <text:p/>
            <text:p>#include&lt;iostream&gt;</text:p>
            <text:p/>
            <text:p>int main() {</text:p>
            <text:p>    std::cout&lt;&lt;"Hello, World!";</text:p>
            <text:p>    return 0;</text:p>
            <text:p>}</text:p>
            <text:p/>
            <text:p>This program uses the std::cout function to output the string "Hello, World!" to the console. </text:p>
            <text:p/>
            <text:p>Coding is just the beginning of the software development process. It also involves design, testing, debugging, and maintenance, among other thing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 &lt;iostream&gt;</text:p>
            <text:p/>
            <text:p>int main() {</text:p>
            <text:p>    std::cout&lt;&lt;"Hello, World!";</text:p>
            <text:p>    return 0;</text:p>
            <text:p>}</text:p>
          </table:table-cell>
          <table:table-cell table:number-columns-repeated="1017"/>
        </table:table-row>
        <table:table-row table:style-name="ro1">
          <table:table-cell table:style-name="ce2" office:value-type="float" office:value="1640" calcext:value-type="float">
            <text:p>1640</text:p>
          </table:table-cell>
          <table:table-cell table:style-name="ce4" office:value-type="string" calcext:value-type="string">
            <text:p>Software development is an exciting and challenging field. It's a field that requires a mix of technical skills, creativity, and problem-solving abilities. It's also a field that is constantly evolving, with new technologies and methodologies being introduced all the time. </text:p>
            <text:p/>
            <text:p>One of the most important aspects of software development is coding. This is where developers use languages like Ruby to write the instructions that tell a computer what to do. For example, a simple Ruby program to print "Hello, World!" might look like this: </text:p>
            <text:p/>
            <text:p>puts "Hello, World!"</text:p>
            <text:p/>
            <text:p>Coding is just one part of the software development process. It also involves understanding user needs, designing solutions, testing the software, and maintaining it over tim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ts "Hello, World!"</text:p>
          </table:table-cell>
          <table:table-cell table:number-columns-repeated="1017"/>
        </table:table-row>
        <table:table-row table:style-name="ro1">
          <table:table-cell table:style-name="ce2" office:value-type="float" office:value="1642" calcext:value-type="float">
            <text:p>1642</text:p>
          </table:table-cell>
          <table:table-cell table:style-name="ce4" office:value-type="string" calcext:value-type="string">
            <text:p>Software development is a field that combines creativity, problem-solving, and technical knowledge. It's a field where you're constantly learning and growing, and where you have the opportunity to make a real impact on the world. </text:p>
            <text:p/>
            <text:p>One of the most interesting aspects of software development is the coding process. This is where you get to bring your ideas to life, using languages like Swift to create interactive and dynamic applications. </text:p>
            <text:p/>
            <text:p>But coding is just one part of the software development process. It's also about understanding user needs, designing effective solutions, testing your software, and continuously improving it. It's a never-ending cycle of learning, creating, and impro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43" calcext:value-type="float">
            <text:p>1643</text:p>
          </table:table-cell>
          <table:table-cell table:style-name="ce4" office:value-type="string" calcext:value-type="string">
            <text:p>Software development is a fascinating field. It's a world where creativity, innovation, and technical skill come together to create amazing things. It's a place where the impossible becomes possible and the unimaginable becomes real. </text:p>
            <text:p/>
            <text:p>One of the key aspects of software development is problem solving. This is where languages like Go come in handy. For instance, to calculate the factorial of a number, you can use a simple loop. Here's how you might go about it: </text:p>
            <text:p/>
            <text:p/>
            <text:p>package main</text:p>
            <text:p/>
            <text:p>import "fmt"</text:p>
            <text:p/>
            <text:p>func factorial(n int) int {</text:p>
            <text:p>    if n == 0 {</text:p>
            <text:p>        return 1</text:p>
            <text:p>    }</text:p>
            <text:p>    return n * factorial(n-1)</text:p>
            <text:p>}</text:p>
            <text:p/>
            <text:p>func main() {</text:p>
            <text:p>    fmt.Println(factorial(5))</text:p>
            <text:p>}</text:p>
            <text:p/>
            <text:p>This function takes a number as input and calculates its factorial. </text:p>
            <text:p/>
            <text:p>Software development is not just about writing code though. It's also about understanding user needs, designing effective solutions, and testing the software to ensure it works as expect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
            <text:p>import "fmt"</text:p>
            <text:p/>
            <text:p>func factorial(n int) int {</text:p>
            <text:p>    if n == 0 {</text:p>
            <text:p>        return 1</text:p>
            <text:p>    }</text:p>
            <text:p>    return n * factorial(n-1)</text:p>
            <text:p>}</text:p>
            <text:p/>
            <text:p>func main() {</text:p>
            <text:p>    fmt.Println(factorial(5))</text:p>
            <text:p>}</text:p>
          </table:table-cell>
          <table:table-cell table:number-columns-repeated="1017"/>
        </table:table-row>
        <table:table-row table:style-name="ro1">
          <table:table-cell table:style-name="ce2" office:value-type="float" office:value="1644" calcext:value-type="float">
            <text:p>1644</text:p>
          </table:table-cell>
          <table:table-cell table:style-name="ce4" office:value-type="string" calcext:value-type="string">
            <text:p>Software development is a process that involves a series of steps. These steps include planning, analysis, design, implementation, testing, and maintenance. Each step is crucial to the success of the project and has its own unique challenges and opportunities. </text:p>
            <text:p/>
            <text:p>Throughout the development process, developers use various tools and technologies to create and maintain software. These might include programming languages like C, development environments like Visual Studio, and version control systems like Git. </text:p>
            <text:p/>
            <text:p>The process of software development is constantly evolving, with new methodologies and technologies emerging all the time. This makes it an exciting and dynamic field to work 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45" calcext:value-type="float">
            <text:p>1645</text:p>
          </table:table-cell>
          <table:table-cell table:style-name="ce4" office:value-type="string" calcext:value-type="string">
            <text:p>Software development is a multidisciplinary field that involves a variety of skills and knowledge. It requires an understanding of computer science principles, coding, design, testing, and even business and management skills. </text:p>
            <text:p/>
            <text:p>A key aspect of software development is coding. This is where developers use languages like Rust to write the instructions that tell a computer what to do. For example, a simple Rust program to print "Hello, World!" looks like this: </text:p>
            <text:p/>
            <text:p/>
            <text:p>fn main() {</text:p>
            <text:p>    println!("Hello, World!");</text:p>
            <text:p>}</text:p>
            <text:p/>
            <text:p>This program uses the println! macro to print the string "Hello, World!" to the console. </text:p>
            <text:p/>
            <text:p>Coding is just one part of software development, but it's an important one. Without code, there would be no softwa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646" calcext:value-type="float">
            <text:p>1646</text:p>
          </table:table-cell>
          <table:table-cell table:style-name="ce4" office:value-type="string" calcext:value-type="string">
            <text:p>Software development is a complex and multifaceted process. It involves a blend of creative thinking, technical skill, and problem-solving ability. </text:p>
            <text:p/>
            <text:p>One of the most important skills in software development is the ability to write clean, efficient code. This is where languages like TypeScript come in. For example, a simple TypeScript program to add two numbers might look like this: </text:p>
            <text:p/>
            <text:p/>
            <text:p>function add(a: number, b: number): number {</text:p>
            <text:p>    return a + b;</text:p>
            <text:p>}</text:p>
            <text:p/>
            <text:p>console.log(add(5, 10));</text:p>
            <text:p/>
            <text:p>This program declares a function, adds the numbers together, and then prints the result. </text:p>
            <text:p/>
            <text:p>Writing good code is a fundamental aspect of software development, but it's not the only one. Developers also need to be able to work collaboratively, understand user needs, and stay up-to-date with the latest technologies and trend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add(a: number, b: number): number {</text:p>
            <text:p>    return a + b;</text:p>
            <text:p>}</text:p>
            <text:p/>
            <text:p>console.log(add(5, 10));</text:p>
          </table:table-cell>
          <table:table-cell table:number-columns-repeated="1017"/>
        </table:table-row>
        <table:table-row table:style-name="ro1">
          <table:table-cell table:style-name="ce2" office:value-type="float" office:value="1647" calcext:value-type="float">
            <text:p>1647</text:p>
          </table:table-cell>
          <table:table-cell table:style-name="ce4" office:value-type="string" calcext:value-type="string">
            <text:p>Software development is a fascinating field that combines creativity, problem-solving, and technical knowledge. It's a field where you're constantly learning and growing, and where you have the opportunity to make a real impact on the world. </text:p>
            <text:p/>
            <text:p>One of the most interesting aspects of software development is the coding process. This is where you get to bring your ideas to life, using languages like XML to create interactive and dynamic web applications. </text:p>
            <text:p/>
            <text:p>But coding is just one part of the software development process. It's also about understanding user needs, designing effective solutions, testing your software, and continuously improving it. It's a never-ending cycle of learning, creating, and improv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49" calcext:value-type="float">
            <text:p>1649</text:p>
          </table:table-cell>
          <table:table-cell table:style-name="ce4" office:value-type="string" calcext:value-type="string">
            <text:p>Software development plays a critical role in today's digital age. At its core, it is the process of designing, specifying, programming, documenting, testing, and bug fixing involved in creating and maintaining applications or frameworks. It is a process that involves numerous steps such as requirement gathering, software design, coding, testing, and maintenance. </text:p>
            <text:p/>
            <text:p>The coding stage is where the actual programming takes place. For instance, in Python, a popular language for beginners, a simple Hello World program can be written as: print('Hello, World!'). This program will simply print the text 'Hello, World!' on the screen. </text:p>
            <text:p/>
            <text:p>Despite being a simple example, it is a key aspect of software development and a step in the right direction for beginn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650" calcext:value-type="float">
            <text:p>1650</text:p>
          </table:table-cell>
          <table:table-cell table:style-name="ce4" office:value-type="string" calcext:value-type="string">
            <text:p>The world of software development is diverse and ever-changing. It is a field that requires a constant learning mentality and an open mind to new technologies. From mobile applications to complex cloud-based systems, software developers have a wide range of opportunities. </text:p>
            <text:p/>
            <text:p>One of the most popular programming languages today is JavaScript. It is a scripting language primarily used in web development to enhance HTML pages and is embedded directly into HTML code. </text:p>
            <text:p/>
            <text:p>Regardless of the language or technology you choose, the key to success in software development is a solid understanding of the fundamentals and a willingness to continue learn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51" calcext:value-type="float">
            <text:p>1651</text:p>
          </table:table-cell>
          <table:table-cell table:style-name="ce4" office:value-type="string" calcext:value-type="string">
            <text:p>Software development methodologies play a crucial role in managing the development process. They provide a structured framework for achieving high-quality software. These methodologies include the waterfall model, agile development, and many more. Each methodology has its own strengths and weaknesses and is suited to specific types of projects. </text:p>
            <text:p/>
            <text:p>For instance, in a waterfall model, the development process is linear and progresses through distinct stages. However, in agile development, the process is iterative and flexible, allowing for changes and adjustments throughout the project. </text:p>
            <text:p/>
            <text:p>Choosing the right methodology for your project can greatly influence its success and efficienc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53" calcext:value-type="float">
            <text:p>1653</text:p>
          </table:table-cell>
          <table:table-cell table:style-name="ce4" office:value-type="string" calcext:value-type="string">
            <text:p>Software development is a fascinating field, full of challenges and opportunities. It is a field that is constantly evolving, with new technologies and methodologies being introduced regularly. It demands creativity, logical thinking, and problem-solving skills. </text:p>
            <text:p/>
            <text:p>It's not just about writing code, it's about building solutions to problems and adding value to people's lives. Whether it's a web application that makes tasks easier, a mobile app that brings convenience, or a game that provides entertainment, software development is an integral part of our lives. </text:p>
            <text:p/>
            <text:p>In the end, the most fulfilling part of software development is seeing your code come to life and being used by people all over the worl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55" calcext:value-type="float">
            <text:p>1655</text:p>
          </table:table-cell>
          <table:table-cell table:style-name="ce4" office:value-type="string" calcext:value-type="string">
            <text:p>A big part of software development involves working with databases. Databases are used to store data, and they're essential for any kind of software that needs to save or retrieve information. For instance, if you're developing a web application, you'll probably need a database to store user data, posts, comments, and so on.</text:p>
            <text:p/>
            <text:p>Working with databases involves writing SQL queries. For example, in a blogging application, you might need a query to get all posts by a certain user. In SQL, this could look like: SELECT * FROM posts WHERE user_id = 1;.</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LECT * FROM posts WHERE user_id = 1;</text:p>
          </table:table-cell>
          <table:table-cell table:number-columns-repeated="1017"/>
        </table:table-row>
        <table:table-row table:style-name="ro1">
          <table:table-cell table:style-name="ce2" office:value-type="float" office:value="1656" calcext:value-type="float">
            <text:p>1656</text:p>
          </table:table-cell>
          <table:table-cell table:style-name="ce4" office:value-type="string" calcext:value-type="string">
            <text:p>Software development is not just about writing code. It's also about testing the code to make sure it works as expected. This is known as software testing, and it's a crucial part of the development process.</text:p>
            <text:p/>
            <text:p>Testing can be done manually, but it's often automated to save time and reduce the chance of human error. Automated testing involves writing scripts that test the software automatically. These scripts can be written in any programming language, but Python and Ruby are popular choices due to their simplicity and pow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58" calcext:value-type="float">
            <text:p>1658</text:p>
          </table:table-cell>
          <table:table-cell table:style-name="ce4" office:value-type="string" calcext:value-type="string">
            <text:p>In software development, it's important to write clean, readable code. This makes it easier for other developers to understand your code, and it makes it easier for you to understand your code when you come back to it later.</text:p>
            <text:p/>
            <text:p>There are many ways to write clean code, but one of the most important is to use meaningful variable names. For example, instead of naming a variable x, you could name it userAge or numPosts. This makes it immediately clear what the variable is used fo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60" calcext:value-type="float">
            <text:p>1660</text:p>
          </table:table-cell>
          <table:table-cell table:style-name="ce4" office:value-type="string" calcext:value-type="string">
            <text:p>One of the most challenging aspects of software development is debugging. Debugging is the process of finding and fixing errors in your code.</text:p>
            <text:p/>
            <text:p>There are many strategies for debugging, but one of the most effective is called rubber duck debugging. This involves explaining your code, line by line, to a rubber duck (or any other inanimate object). The idea is that by explaining your code, you'll be able to spot errors or misunderstandings that you might have miss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62" calcext:value-type="float">
            <text:p>1662</text:p>
          </table:table-cell>
          <table:table-cell table:style-name="ce4" office:value-type="string" calcext:value-type="string">
            <text:p>One of the most satisfying parts of software development is seeing your code come to life. This happens when you run your code and see the results.</text:p>
            <text:p/>
            <text:p>Running code can be as simple as pressing a button in an integrated development environment (IDE), or it can involve complex build processes and deployment pipelines. Regardless of how it's done, seeing your code work as expected is always a rewarding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63" calcext:value-type="float">
            <text:p>1663</text:p>
          </table:table-cell>
          <table:table-cell table:style-name="ce4" office:value-type="string" calcext:value-type="string">
            <text:p>Documentation is a critical part of software development. Good documentation makes it easier for other developers to understand your code, and it can also help you understand your own code when you come back to it later.</text:p>
            <text:p/>
            <text:p>Documentation can take many forms, but it often includes comments in the code itself. For example, in a Python function, you might include a docstring that explains what the function does, what its parameters are, and what it returns. This might look like: def add(a, b): """Adds two numbers together and returns the result.""" return a + b</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a, b): </text:p>
            <text:p>    """Adds two numbers together and returns the result."""</text:p>
            <text:p>    return a + b</text:p>
          </table:table-cell>
          <table:table-cell table:number-columns-repeated="1017"/>
        </table:table-row>
        <table:table-row table:style-name="ro1">
          <table:table-cell table:style-name="ce2" office:value-type="float" office:value="1664" calcext:value-type="float">
            <text:p>1664</text:p>
          </table:table-cell>
          <table:table-cell table:style-name="ce4" office:value-type="string" calcext:value-type="string">
            <text:p>In software development, it's important to keep up with the latest technologies. This means regularly learning new programming languages, frameworks, and tools.</text:p>
            <text:p/>
            <text:p>For example, you might decide to learn a new programming language like Rust. Rust is known for its performance and memory safety, and it's increasingly being used in areas like systems programming and web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66" calcext:value-type="float">
            <text:p>1666</text:p>
          </table:table-cell>
          <table:table-cell table:style-name="ce4" office:value-type="string" calcext:value-type="string">
            <text:p>Software development is a constantly evolving field. New technologies are constantly being developed, and existing technologies are regularly updated and improved.</text:p>
            <text:p/>
            <text:p>This makes software development a challenging field, but also an exciting one. There's always something new to learn, and there's always a new problem to solv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67" calcext:value-type="float">
            <text:p>1667</text:p>
          </table:table-cell>
          <table:table-cell table:style-name="ce4" office:value-type="string" calcext:value-type="string">
            <text:p>One of the most important skills in software development is problem-solving. This involves being able to understand a problem, come up with a solution, and then implement that solution in code.</text:p>
            <text:p/>
            <text:p>For example, let's say you're developing a function to find the maximum number in an array. In JavaScript, you might solve this problem like this: function findMax(arr) { return Math.max(...arr);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findMax(arr) {</text:p>
            <text:p>    return Math.max(...arr);</text:p>
            <text:p>}</text:p>
          </table:table-cell>
          <table:table-cell table:number-columns-repeated="1017"/>
        </table:table-row>
        <table:table-row table:style-name="ro1">
          <table:table-cell table:style-name="ce2" office:value-type="float" office:value="1668" calcext:value-type="float">
            <text:p>1668</text:p>
          </table:table-cell>
          <table:table-cell table:style-name="ce4" office:value-type="string" calcext:value-type="string">
            <text:p>Collaboration is a key part of software development. Most software is developed by teams of developers, and these teams need to work together effectively to produce high-quality software.</text:p>
            <text:p/>
            <text:p>This involves good communication, mutual respect, and a shared understanding of the project's goals. It also involves using collaboration tools like version control systems, issue trackers, and code review too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70" calcext:value-type="float">
            <text:p>1670</text:p>
          </table:table-cell>
          <table:table-cell table:style-name="ce4" office:value-type="string" calcext:value-type="string">
            <text:p>JavaScript is the backbone of modern web development. It's a high-level language that's easy to learn but difficult to master. JavaScript is primarily used in web development to create interactive components on a website. It's also used in game development, server development, and m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71" calcext:value-type="float">
            <text:p>1671</text:p>
          </table:table-cell>
          <table:table-cell table:style-name="ce4" office:value-type="string" calcext:value-type="string">
            <text:p>C# is a versatile language developed by Microsoft. It's a statically typed language, which means the type of variable is checked at compile time. It's often used in game development, especially with the Unity game engine. </text:p>
            <text:p/>
            <text:p>For instance, an example of a simple C# program could be: </text:p>
            <text:p/>
            <text:p>public class HelloWorld { public static void Main(string[] args) { System.Console.WriteLine('Hello, World!'); } }</text:p>
            <text:p/>
            <text:p>This code would print the phrase 'Hello, World!'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static void Main(string[] args) {</text:p>
            <text:p>        System.Console.WriteLine('Hello, World!');</text:p>
            <text:p>    }</text:p>
            <text:p>}</text:p>
          </table:table-cell>
          <table:table-cell table:number-columns-repeated="1017"/>
        </table:table-row>
        <table:table-row table:style-name="ro1">
          <table:table-cell table:style-name="ce2" office:value-type="float" office:value="1672" calcext:value-type="float">
            <text:p>1672</text:p>
          </table:table-cell>
          <table:table-cell table:style-name="ce4" office:value-type="string" calcext:value-type="string">
            <text:p>Java is one of the most popular programming languages in the world. It's used in everything from web development to mobile app development to game development. Java is known for its 'write once, run anywhere' philosophy, which means that Java code can run on any device that has a Java Virtual Machine (JV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74" calcext:value-type="float">
            <text:p>1674</text:p>
          </table:table-cell>
          <table:table-cell table:style-name="ce4" office:value-type="string" calcext:value-type="string">
            <text:p>Go, also known as Golang, is a statically typed, compiled programming language designed at Google. Go is syntactically similar to C, but with memory safety, garbage collection, structural typing, and CSP-style concurrency. It's a great language for systems programming and has been used to improve the performance of networking, databases, and m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75" calcext:value-type="float">
            <text:p>1675</text:p>
          </table:table-cell>
          <table:table-cell table:style-name="ce4" office:value-type="string" calcext:value-type="string">
            <text:p>Swift is a powerful and intuitive programming language for macOS, iOS, watchOS, and tvOS. Swift code is interactive and fun, the syntax is concise yet expressive, and Swift includes modern features developers love. Swift code is safe by design, yet also produces software that runs lightning-fast. </text:p>
            <text:p/>
            <text:p>print('Hello, World!')</text:p>
            <text:p/>
            <text:p>This is a basic Hello World program in Swif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676" calcext:value-type="float">
            <text:p>1676</text:p>
          </table:table-cell>
          <table:table-cell table:style-name="ce4" office:value-type="string" calcext:value-type="string">
            <text:p>TypeScript is an open-source language which builds on JavaScript, one of the world’s most used tools, by adding static type definitions. Types provide a way to describe the shape of an object, providing better documentation, and allowing TypeScript to validate that your code is working correc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78" calcext:value-type="float">
            <text:p>1678</text:p>
          </table:table-cell>
          <table:table-cell table:style-name="ce4" office:value-type="string" calcext:value-type="string">
            <text:p>Kotlin is a statically typed programming language developed by JetBrains. It is fully interoperable with Java and is also used for Android development. Kotlin's syntax is more expressive and concise than Java's, which can lead to improved developer productivity and satisfa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0" calcext:value-type="float">
            <text:p>1680</text:p>
          </table:table-cell>
          <table:table-cell table:style-name="ce4" office:value-type="string" calcext:value-type="string">
            <text:p>PowerShell is a task automation and configuration management framework from Microsoft, consisting of a command-line shell and the associated scripting language. Initially a Windows component only, known as Windows PowerShell, it was made open-source and cross-platform on 18 August 2016 with the introduction of PowerShell C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1" calcext:value-type="float">
            <text:p>1681</text:p>
          </table:table-cell>
          <table:table-cell table:style-name="ce4" office:value-type="string" calcext:value-type="string">
            <text:p>XML stands for eXtensible Markup Language. XML was designed to store and transport data. XML was designed to be both human- and machine-readable. It's often used as a format for data interchange, as it's more human-readable than some other data formats like CSV.</text:p>
            <text:p/>
            <text:p>&lt;note&gt; &lt;to&gt;Tove&lt;/to&gt; &lt;from&gt;Jani&lt;/from&gt; &lt;heading&gt;Reminder&lt;/heading&gt; &lt;body&gt;Don't forget me this weekend!&lt;/body&gt; &lt;/note&gt; </text:p>
            <text:p/>
            <text:p>This is an example of XM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note&gt;</text:p>
            <text:p>    &lt;to&gt;Tove&lt;/to&gt;</text:p>
            <text:p>    &lt;from&gt;Jani&lt;/from&gt;</text:p>
            <text:p>    &lt;heading&gt;Reminder&lt;/heading&gt;</text:p>
            <text:p>    &lt;body&gt;Don't forget me this weekend!&lt;/body&gt;</text:p>
            <text:p>&lt;/note&gt;</text:p>
          </table:table-cell>
          <table:table-cell table:number-columns-repeated="1017"/>
        </table:table-row>
        <table:table-row table:style-name="ro1">
          <table:table-cell table:style-name="ce2" office:value-type="float" office:value="1682" calcext:value-type="float">
            <text:p>1682</text:p>
          </table:table-cell>
          <table:table-cell table:style-name="ce4" office:value-type="string" calcext:value-type="string">
            <text:p>YAML stands for YAML Ain't Markup Language. It is a human-friendly data serialization standard for all programming languages. YAML is widely used in configuration files, data serialization, and in applications where data is being stored or transmit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3" calcext:value-type="float">
            <text:p>1683</text:p>
          </table:table-cell>
          <table:table-cell table:style-name="ce4" office:value-type="string" calcext:value-type="string">
            <text:p>Bash, or the Bourne Again SHell, is a Unix shell and command language. It is widely available on various operating systems and is a default command interpreter on most GNU/Linux systems. The name is a pun on Stephen Bourne, the author of the direct ancestor of the current Unix shell sh, which appeared in the Seventh Edition Bell Labs Research version of Unix.</text:p>
            <text:p/>
            <text:p>echo 'Hello, World!'</text:p>
            <text:p/>
            <text:p>This is a basic Hello World program in Bash.</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echo 'Hello, World!'</text:p>
          </table:table-cell>
          <table:table-cell table:number-columns-repeated="1017"/>
        </table:table-row>
        <table:table-row table:style-name="ro1">
          <table:table-cell table:style-name="ce2" office:value-type="float" office:value="1684" calcext:value-type="float">
            <text:p>1684</text:p>
          </table:table-cell>
          <table:table-cell table:style-name="ce4" office:value-type="string" calcext:value-type="string">
            <text:p>Software development is a fascinating process. It's a field where creativity and logic come together to create something new and useful. It's about problem-solving and coming up with unique solutions. </text:p>
            <text:p/>
            <text:p>One of the most popular programming languages is Java. For example, a simple way to print a string in Java is: System.out.println("Hello, world!"); It's a simple line of code, but it's the starting point for many developers. </text:p>
            <text:p/>
            <text:p>In the end, it's not just about writing codes. It's about understanding the needs of the users and creating software that meets those need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ystem.out.println("Hello, world!");</text:p>
          </table:table-cell>
          <table:table-cell table:number-columns-repeated="1017"/>
        </table:table-row>
        <table:table-row table:style-name="ro1">
          <table:table-cell table:style-name="ce2" office:value-type="float" office:value="1685" calcext:value-type="float">
            <text:p>1685</text:p>
          </table:table-cell>
          <table:table-cell table:style-name="ce4" office:value-type="string" calcext:value-type="string">
            <text:p>The world of software development is vast and complex. It requires a solid understanding of algorithms and data structures. </text:p>
            <text:p/>
            <text:p>The ability to write clean, efficient code is a valuable skill in the industry. It's not just about getting the job done, it's about getting it done in the best way possible. In the end, the goal is to create software that is reliable, scalable, and maintain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7" calcext:value-type="float">
            <text:p>1687</text:p>
          </table:table-cell>
          <table:table-cell table:style-name="ce4" office:value-type="string" calcext:value-type="string">
            <text:p>Software development is a complex process that involves various stages. It starts with requirement gathering, followed by design and development, testing, and finally deployment. Each stage is crucial and requires meticulous attention to detail. </text:p>
            <text:p/>
            <text:p>It's a field where continuous learning and improvement is a must. New technologies, languages, and methodologies are constantly emerging, making it an exciting and dynamic field to be a part of.</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88" calcext:value-type="float">
            <text:p>1688</text:p>
          </table:table-cell>
          <table:table-cell table:style-name="ce4" office:value-type="string" calcext:value-type="string">
            <text:p>In software development, debugging is an essential skill. It's the process of finding and resolving defects or problems within a computer program. For instance, in C#, a simple way to debug is by using the Debug.WriteLine method: Debug.WriteLine("This is a debug message"); </text:p>
            <text:p/>
            <text:p>Debugging is a critical step in ensuring that the software is functioning as intended and is free from any issues or erro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bug.WriteLine("This is a debug message");</text:p>
          </table:table-cell>
          <table:table-cell table:number-columns-repeated="1017"/>
        </table:table-row>
        <table:table-row table:style-name="ro1">
          <table:table-cell table:style-name="ce2" office:value-type="float" office:value="1689" calcext:value-type="float">
            <text:p>1689</text:p>
          </table:table-cell>
          <table:table-cell table:style-name="ce4" office:value-type="string" calcext:value-type="string">
            <text:p>Software development methodologies play a crucial role in the development process. They provide a structured approach to planning, designing, and developing software. Some of the most popular methodologies include Agile, Scrum, and Waterfall. Each has its own strengths and weaknesses, and the choice depends on the specific need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91" calcext:value-type="float">
            <text:p>1691</text:p>
          </table:table-cell>
          <table:table-cell table:style-name="ce4" office:value-type="string" calcext:value-type="string">
            <text:p>Software development is not just about writing code. It's also about understanding the problem you're trying to solve and designing a solution that meets the needs of the end user. It's about thinking critically and creatively, and it's about teamwork and collaboration.</text:p>
            <text:p/>
            <text:p>In the end, the goal of software development is to create software that is useful, reliable, and user-friend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92" calcext:value-type="float">
            <text:p>1692</text:p>
          </table:table-cell>
          <table:table-cell table:style-name="ce4" office:value-type="string" calcext:value-type="string">
            <text:p>In software development, the choice of programming language is crucial. It depends on the requirements of the project and the skills of the development team. For instance, JavaScript is widely used for web development. A simple JavaScript code to display a message box is: alert("Hello, world!");</text:p>
            <text:p/>
            <text:p>Regardless of the language chosen, the key is to write clean, efficient, and maintainable cod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alert("Hello, world!");</text:p>
          </table:table-cell>
          <table:table-cell table:number-columns-repeated="1017"/>
        </table:table-row>
        <table:table-row table:style-name="ro1">
          <table:table-cell table:style-name="ce2" office:value-type="float" office:value="1693" calcext:value-type="float">
            <text:p>1693</text:p>
          </table:table-cell>
          <table:table-cell table:style-name="ce4" office:value-type="string" calcext:value-type="string">
            <text:p>Software development is a field that requires a combination of technical skills and creativity. It's about using technology to solve problems and create new opportunities.</text:p>
            <text:p/>
            <text:p>It's a field that's constantly evolving, with new technologies, languages, and frameworks being introduced all the time. This makes it an exciting and dynamic field to be a part of.</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95" calcext:value-type="float">
            <text:p>1695</text:p>
          </table:table-cell>
          <table:table-cell table:style-name="ce4" office:value-type="string" calcext:value-type="string">
            <text:p>Software development is a multidisciplinary field. It involves a range of skills, including programming, system design, testing, and project management.</text:p>
            <text:p/>
            <text:p>It's a field where continuous learning is crucial. With new technologies and methodologies being introduced all the time, developers need to stay updated and continuously improve their skil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696" calcext:value-type="float">
            <text:p>1696</text:p>
          </table:table-cell>
          <table:table-cell table:style-name="ce4" office:value-type="string" calcext:value-type="string">
            <text:p>In software development, testing is as important as writing code. It's about ensuring that the software functions as expected and is free from bugs. For instance, in Python, we can use the unittest module to write test cases. An example of a simple test case is: </text:p>
            <text:p/>
            <text:p>class TestSum(unittest.TestCase): </text:p>
            <text:p/>
            <text:p>    def test_sum(self): </text:p>
            <text:p>        self.assertEqual(sum([1, 2, 3]), 6, "Should be 6")</text:p>
            <text:p/>
            <text:p>Testing not only helps in ensuring the quality of the software but also in identifying and fixing issues early in the development cyc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TestSum(unittest.TestCase):</text:p>
            <text:p>    def test_sum(self):</text:p>
            <text:p>        self.assertEqual(sum([1, 2, 3]), 6, "Should be 6")</text:p>
          </table:table-cell>
          <table:table-cell table:number-columns-repeated="1017"/>
        </table:table-row>
        <table:table-row table:style-name="ro1">
          <table:table-cell table:style-name="ce2" office:value-type="float" office:value="1697" calcext:value-type="float">
            <text:p>1697</text:p>
          </table:table-cell>
          <table:table-cell table:style-name="ce4" office:value-type="string" calcext:value-type="string">
            <text:p>Software development is a process that involves designing, programming, debugging, and maintaining the source code of computer programs. This source code is written in a programming language, and the final product can be a web page, a software application, a server, or even an operating system.</text:p>
            <text:p/>
            <text:p>The process of software development is broken down into stages, and each stage has its own set of tasks and activities. The aim is to create high-quality software that meets user requirements and is easy to maintai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0" calcext:value-type="float">
            <text:p>1700</text:p>
          </table:table-cell>
          <table:table-cell table:style-name="ce4" office:value-type="string" calcext:value-type="string">
            <text:p>In the world of software development, the importance of good coding practices cannot be overstated. One such practice is writing clean, readable code. It's not just about making the code work; it's about making sure that the code is easy to understand and maintain. That's why it's important to use meaningful variable and function names, use comments to explain complex parts of the code, and keep functions small and focused.</text:p>
            <text:p/>
            <text:p>Another good practice is code refactoring. It's the process of restructuring existing code without changing its external behavior. It's like cleaning up the code to make it more efficient and maintainable. It often involves changing variable names, breaking up long functions into smaller ones, and removing duplicate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2" calcext:value-type="float">
            <text:p>1702</text:p>
          </table:table-cell>
          <table:table-cell table:style-name="ce4" office:value-type="string" calcext:value-type="string">
            <text:p>Software development is not just about writing code. It's about solving problems, understanding the needs of users, and creating solutions that make a difference. It's a field that requires constant learning, as technology is always evolving. Whether it's learning a new programming language, a new framework, or a new tool, there's always something new to learn.</text:p>
            <text:p/>
            <text:p>One of the most important skills a software developer can have is problem-solving. When faced with a complex problem, a good developer doesn't just start writing code. They take the time to understand the problem, come up with a plan, and then execute that plan. It's a process that requires patience, creativity, and critical think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3" calcext:value-type="float">
            <text:p>1703</text:p>
          </table:table-cell>
          <table:table-cell table:style-name="ce4" office:value-type="string" calcext:value-type="string">
            <text:p>In software development, one of the most fundamental concepts is the data structure. A data structure is a particular way of organizing and storing data in a computer so that it can be used efficiently. There are several types of data structures, each with its own strengths and weaknesses. Some of the most commonly used data structures are arrays, linked lists, stacks, queues, hash tables, and trees.</text:p>
            <text:p/>
            <text:p>For instance, in JavaScript, an array is a special variable that can hold more than one value at a time. Here's an example of how you can declare an array and add elements to it: var fruits = ['apple', 'banana', 'cherry']; fruits.push('orange');. The first line declares an array named fruits and assigns it three string values. The second line adds another string value to the end of the arra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fruits = ['apple', 'banana', 'cherry'];</text:p>
            <text:p>fruits.push('orange');</text:p>
          </table:table-cell>
          <table:table-cell table:number-columns-repeated="1017"/>
        </table:table-row>
        <table:table-row table:style-name="ro1">
          <table:table-cell table:style-name="ce2" office:value-type="float" office:value="1704" calcext:value-type="float">
            <text:p>1704</text:p>
          </table:table-cell>
          <table:table-cell table:style-name="ce4" office:value-type="string" calcext:value-type="string">
            <text:p>Software development is as much an art as it is a science. It's about creating something from nothing, using a combination of logic, creativity, and technical skill. It's a field where the only limit is your imagination.</text:p>
            <text:p/>
            <text:p>One of the greatest challenges in software development is dealing with complexity. As a software project grows, so does its complexity. One way to manage this complexity is through the use of design patterns. Design patterns are proven solutions to common problems in software design. They're not a one-size-fits-all solution, but they can provide a good starting point for solving a particular proble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5" calcext:value-type="float">
            <text:p>1705</text:p>
          </table:table-cell>
          <table:table-cell table:style-name="ce4" office:value-type="string" calcext:value-type="string">
            <text:p>In the realm of software development, testing plays a crucial role. It is the process of executing a program with the intent of finding the software bugs. It can be either done manually or using automated tools. Some prefer manual testing, while others prefer automated testing. But a combination of both can lead to a more successful detection of software bugs.</text:p>
            <text:p/>
            <text:p>Automated testing is a method in software testing that makes use of special software tools to control the execution of tests. It compares the actual outcomes with the predicted outcomes. It can automate some repetitive tasks in a formalized testing process already in place, or perform additional testing that would be difficult to do manual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7" calcext:value-type="float">
            <text:p>1707</text:p>
          </table:table-cell>
          <table:table-cell table:style-name="ce4" office:value-type="string" calcext:value-type="string">
            <text:p>In software development, one of the most crucial parts is understanding the user requirements. It is the process of gathering and defining what a particular software application or system should do. The output of this process is a list of software requirements.</text:p>
            <text:p/>
            <text:p>These requirements are then used by developers to guide their work. They inform the design of the software, what features it should have, and how it should behave. They are also used in testing, to ensure that the software meets the needs of the 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8" calcext:value-type="float">
            <text:p>1708</text:p>
          </table:table-cell>
          <table:table-cell table:style-name="ce4" office:value-type="string" calcext:value-type="string">
            <text:p>The process of developing software is not just about coding. It's also about managing the software development process. This involves planning, coordinating, measuring, monitoring, controlling, and reporting on software projects. This aspect of software development is often overlooked, but it's just as important as the coding itself.</text:p>
            <text:p/>
            <text:p>Proper project management can help ensure that a software project is completed on time, within budget, and meets the users' needs. It can also help prevent scope creep, where the scope of the project keeps expanding beyond its original objectiv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09" calcext:value-type="float">
            <text:p>1709</text:p>
          </table:table-cell>
          <table:table-cell table:style-name="ce4" office:value-type="string" calcext:value-type="string">
            <text:p>In software development, one of the most important skills is debugging. Debugging is the process of identifying and fixing errors in the code. It's an essential skill for any software developer, as it helps ensure that the software works as intended.</text:p>
            <text:p/>
            <text:p>Here is an example of how you might debug a simple Java program. Suppose you have a program that's supposed to calculate the area of a rectangle, but it's giving you incorrect results. You might start by checking your formula: double area = length * width;. If the formula is correct, you might then check the values of length and width to make sure they are correct. If they are not, you would then trace back to where those values are set to find the error.</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710" calcext:value-type="float">
            <text:p>1710</text:p>
          </table:table-cell>
          <table:table-cell table:style-name="ce4" office:value-type="string" calcext:value-type="string">
            <text:p>Software development is not just about writing code, but also about solving problems. The process starts with gathering and analyzing requirements. Then, the developers design the software by creating diagrams and flowcharts. </text:p>
            <text:p/>
            <text:p>Once the design is ready, then comes the actual coding. During the programming phase, developers spend most of their time writing and debugging code. The code should be maintainable and easy to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12" calcext:value-type="float">
            <text:p>1712</text:p>
          </table:table-cell>
          <table:table-cell table:style-name="ce4" office:value-type="string" calcext:value-type="string">
            <text:p>Version control is a system that records changes to a file or set of files over time so that you can recall specific versions later. Git is a distributed version control system. It allows multiple developers to work on a project at the same tim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13" calcext:value-type="float">
            <text:p>1713</text:p>
          </table:table-cell>
          <table:table-cell table:style-name="ce4" office:value-type="string" calcext:value-type="string">
            <text:p>In software development, debugging is the process of fixing bugs. It involves identifying the problem, isolating the source of the problem, and then either correcting the problem or determining a way to work around it. </text:p>
            <text:p/>
            <text:p>In C++, we can use the gdb tool to debug our programs. </text:p>
            <text:p/>
            <text:p>gdb program </text:p>
            <text:p/>
            <text:p>break main </text:p>
            <text:p/>
            <text:p>ru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db program</text:p>
            <text:p/>
            <text:p>break main</text:p>
            <text:p/>
            <text:p>run</text:p>
          </table:table-cell>
          <table:table-cell table:number-columns-repeated="1017"/>
        </table:table-row>
        <table:table-row table:style-name="ro1">
          <table:table-cell table:style-name="ce2" office:value-type="float" office:value="1714" calcext:value-type="float">
            <text:p>1714</text:p>
          </table:table-cell>
          <table:table-cell table:style-name="ce4" office:value-type="string" calcext:value-type="string">
            <text:p>Software development methodologies are frameworks used to structure, plan, and control the process of developing an information system. There are several methodologies like Waterfall, Agile, Scrum, and Lea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15" calcext:value-type="float">
            <text:p>1715</text:p>
          </table:table-cell>
          <table:table-cell table:style-name="ce4" office:value-type="string" calcext:value-type="string">
            <text:p>In Java, we can use the JDBC API to interact with relational databases. </text:p>
            <text:p/>
            <text:p>import java.sql.*; </text:p>
            <text:p/>
            <text:p>public class Main { </text:p>
            <text:p/>
            <text:p>public static void main(String[] args) { </text:p>
            <text:p>String url = 'jdbc:mysql://localhost/test'; </text:p>
            <text:p>String user = 'root'; </text:p>
            <text:p>String password = ''; </text:p>
            <text:p>Connection con = DriverManager.getConnection(url, user, password); </text:p>
            <text:p>}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java.sql.*;</text:p>
            <text:p/>
            <text:p>public class Main {</text:p>
            <text:p/>
            <text:p>    public static void main(String[] args) {</text:p>
            <text:p>        String url = "jdbc:mysql://localhost/test";</text:p>
            <text:p>        String user = "root";</text:p>
            <text:p>        String password = "";</text:p>
            <text:p>        Connection con = DriverManager.getConnection(url, user, password);</text:p>
            <text:p>    }</text:p>
            <text:p>}</text:p>
          </table:table-cell>
          <table:table-cell table:number-columns-repeated="1017"/>
        </table:table-row>
        <table:table-row table:style-name="ro1">
          <table:table-cell table:style-name="ce2" office:value-type="float" office:value="1716" calcext:value-type="float">
            <text:p>1716</text:p>
          </table:table-cell>
          <table:table-cell table:style-name="ce4" office:value-type="string" calcext:value-type="string">
            <text:p>In software development, documentation is a set of documents that describes the behavior of a software. It can be in the form of API documentation, design documentation, user manuals, etc.</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18" calcext:value-type="float">
            <text:p>1718</text:p>
          </table:table-cell>
          <table:table-cell table:style-name="ce4" office:value-type="string" calcext:value-type="string">
            <text:p>In software development, continuous integration is the practice of merging all developers' working copies to a shared mainline several times a day. This reduces integration problems and allows a team to develop cohesive software more rapid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0" calcext:value-type="float">
            <text:p>1720</text:p>
          </table:table-cell>
          <table:table-cell table:style-name="ce4" office:value-type="string" calcext:value-type="string">
            <text:p>In software development, refactoring is the process of restructuring existing computer code without changing its external behavior. The goal is to improve the nonfunctional attributes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1" calcext:value-type="float">
            <text:p>1721</text:p>
          </table:table-cell>
          <table:table-cell table:style-name="ce4" office:value-type="string" calcext:value-type="string">
            <text:p>In Go, we can use the net/http package to make HTTP requests. </text:p>
            <text:p/>
            <text:p>import 'net/http' </text:p>
            <text:p/>
            <text:p>resp, err := http.Get('http://example.com/') </text:p>
            <text:p/>
            <text:p>if err != nil { </text:p>
            <text:p>log.Fatal(err)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net/http"</text:p>
            <text:p/>
            <text:p>resp, err := http.Get("http://example.com/")</text:p>
            <text:p/>
            <text:p>if err != nil {</text:p>
            <text:p>    log.Fatal(err)</text:p>
            <text:p>}</text:p>
          </table:table-cell>
          <table:table-cell table:number-columns-repeated="1017"/>
        </table:table-row>
        <table:table-row table:style-name="ro1">
          <table:table-cell table:style-name="ce2" office:value-type="float" office:value="1722" calcext:value-type="float">
            <text:p>1722</text:p>
          </table:table-cell>
          <table:table-cell table:style-name="ce4" office:value-type="string" calcext:value-type="string">
            <text:p>In software development, code review is a software quality assurance activity in which one or several people check a program mainly by viewing and reading parts of its source code, and they do so after implementation or as an interruption of implement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3" calcext:value-type="float">
            <text:p>1723</text:p>
          </table:table-cell>
          <table:table-cell table:style-name="ce4" office:value-type="string" calcext:value-type="string">
            <text:p>In Swift, we can use the URLSession class to make HTTP requests. </text:p>
            <text:p/>
            <text:p>let url = URL(string: 'https://api.example.com/data')! </text:p>
            <text:p/>
            <text:p>let task = URLSession.shared.dataTask(with: url) {(data, response, error) in </text:p>
            <text:p>print(String(data: data!, encoding: .utf8)!) </text:p>
            <text:p>} </text:p>
            <text:p/>
            <text:p>task.resum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et url = URL(string: "https://api.example.com/data")!</text:p>
            <text:p/>
            <text:p>let task = URLSession.shared.dataTask(with: url) { (data, response, error) in</text:p>
            <text:p>    print(String(data: data!, encoding: .utf8)!)</text:p>
            <text:p>}</text:p>
            <text:p/>
            <text:p>task.resume()</text:p>
          </table:table-cell>
          <table:table-cell table:number-columns-repeated="1017"/>
        </table:table-row>
        <table:table-row table:style-name="ro1">
          <table:table-cell table:style-name="ce2" office:value-type="float" office:value="1724" calcext:value-type="float">
            <text:p>1724</text:p>
          </table:table-cell>
          <table:table-cell table:style-name="ce4" office:value-type="string" calcext:value-type="string">
            <text:p>Software development is a complex process that involves various stages like planning, analysis, design, development, testing, deployment, and maintenance. The goal is to produce high-quality software that meets or exceeds customer expect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5" calcext:value-type="float">
            <text:p>1725</text:p>
          </table:table-cell>
          <table:table-cell table:style-name="ce4" office:value-type="string" calcext:value-type="string">
            <text:p>Software development is a process of writing and maintaining source code, but it involves much more than that. It is about developing applications that solve specific problems or meet certain needs in the most efficient way possible. In essence, it involves a planned and structured process from the conception of a desired software to its final manifestation. </text:p>
            <text:p>In this process, methodologies like Agile and Scrum have become incredibly influential, promoting iterative development and encouraging flexibility and customer feedbac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6" calcext:value-type="float">
            <text:p>1726</text:p>
          </table:table-cell>
          <table:table-cell table:style-name="ce4" office:value-type="string" calcext:value-type="string">
            <text:p>One language that has gained significant popularity in the software development industry is Python. It is praised for its simplicity and readability, which significantly reduces the cost of program maintenance. Python supports multiple programming paradigms, including procedural, object-oriented, and functional programming. </text:p>
            <text:p>A simple Python function to calculate the factorial of a number could look like this: </text:p>
            <text:p>def factorial(n): </text:p>
            <text:p>if n == 0: </text:p>
            <text:p>return 1 </text:p>
            <text:p>else: </text:p>
            <text:p>return n * factorial(n-1)</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if n == 0:</text:p>
            <text:p>        return 1</text:p>
            <text:p>    else:</text:p>
            <text:p>        return n * factorial(n-1)</text:p>
          </table:table-cell>
          <table:table-cell table:number-columns-repeated="1017"/>
        </table:table-row>
        <table:table-row table:style-name="ro1">
          <table:table-cell table:style-name="ce2" office:value-type="float" office:value="1727" calcext:value-type="float">
            <text:p>1727</text:p>
          </table:table-cell>
          <table:table-cell table:style-name="ce4" office:value-type="string" calcext:value-type="string">
            <text:p>C++ is another language that is widely used, especially in areas where performance is critical. It is an extension of the C programming language, with additional features such as classes, which support the concept of object-oriented programming. </text:p>
            <text:p>A common use case for C++ is developing games, where the speed of the language allows for real-time responsivene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29" calcext:value-type="float">
            <text:p>1729</text:p>
          </table:table-cell>
          <table:table-cell table:style-name="ce4" office:value-type="string" calcext:value-type="string">
            <text:p>Java is a class-based, object-oriented programming language that is designed to have as few implementation dependencies as possible. It is a general-purpose programming language intended to let application developers write once, run anywhere, meaning that compiled Java code can run on all platforms that support Java without the need for recompil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31" calcext:value-type="float">
            <text:p>1731</text:p>
          </table:table-cell>
          <table:table-cell table:style-name="ce4" office:value-type="string" calcext:value-type="string">
            <text:p>Software testing plays a crucial role in software development. It is the process of executing a program or application with the intent of finding software bugs. It can also be stated as the process of validating and verifying that a software program or application or product meets the business and technical requirements that guided its design and development. </text:p>
            <text:p>There are many tools available for this, such as JUnit for Java and PyTest for Pyth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32" calcext:value-type="float">
            <text:p>1732</text:p>
          </table:table-cell>
          <table:table-cell table:style-name="ce4" office:value-type="string" calcext:value-type="string">
            <text:p>Rust is a multi-paradigm programming language designed for performance and safety, especially safe concurrency. Rust is syntactically similar to C++, but can guarantee memory safety by using a borrow checker to validate references. </text:p>
            <text:p>Here is how you can print 'Hello, World!' in Rust: </text:p>
            <text:p>fn main() { </text:p>
            <text:p>println!("Hello, World!");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n main() {</text:p>
            <text:p>    println!("Hello, World!");</text:p>
            <text:p>}</text:p>
          </table:table-cell>
          <table:table-cell table:number-columns-repeated="1017"/>
        </table:table-row>
        <table:table-row table:style-name="ro1">
          <table:table-cell table:style-name="ce2" office:value-type="float" office:value="1733" calcext:value-type="float">
            <text:p>1733</text:p>
          </table:table-cell>
          <table:table-cell table:style-name="ce4" office:value-type="string" calcext:value-type="string">
            <text:p>Swift is a powerful and intuitive general-purpose programming language for macOS, iOS, watchOS, and tvOS. Writing Swift code is interactive and fun, the syntax is concise yet expressive, and Swift includes modern features developers love. </text:p>
            <text:p>Swift code is safe by design, yet also produces software that runs lightning-fas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35" calcext:value-type="float">
            <text:p>1735</text:p>
          </table:table-cell>
          <table:table-cell table:style-name="ce4" office:value-type="string" calcext:value-type="string">
            <text:p>Go, also known as Golang, is a statically typed, compiled language designed at Google. It is known for its simplicity, strong support for concurrency, and the ability to efficiently compile to machine code. </text:p>
            <text:p>One notable feature of Go is its robust standard library, which provides a rich set of packages and built-in func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36" calcext:value-type="float">
            <text:p>1736</text:p>
          </table:table-cell>
          <table:table-cell table:style-name="ce4" office:value-type="string" calcext:value-type="string">
            <text:p>TypeScript is a strongly typed, object oriented, compiled language. It was designed by Anders Hejlsberg at Microsoft, and is a superset of JavaScript, adding optional static typing and class-based object-oriented programming to the language. </text:p>
            <text:p>Here's a simple TypeScript function: </text:p>
            <text:p>function greeter(person: string) { </text:p>
            <text:p>return "Hello, " + person; </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er(person: string) {</text:p>
            <text:p>    return "Hello, " + person;</text:p>
            <text:p>}</text:p>
          </table:table-cell>
          <table:table-cell table:number-columns-repeated="1017"/>
        </table:table-row>
        <table:table-row table:style-name="ro1">
          <table:table-cell table:style-name="ce2" office:value-type="float" office:value="1737" calcext:value-type="float">
            <text:p>1737</text:p>
          </table:table-cell>
          <table:table-cell table:style-name="ce4" office:value-type="string" calcext:value-type="string">
            <text:p>In software development, debugging is the process of finding and resolving defects or problems within a computer program that prevent correct operation of computer software or a system. Debugging tactics can involve interactive debugging, control flow analysis, unit testing, integration testing, log file analysis, monitoring at the application or system level, memory dumps, and profil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39" calcext:value-type="float">
            <text:p>1739</text:p>
          </table:table-cell>
          <table:table-cell table:style-name="ce4" office:value-type="string" calcext:value-type="string">
            <text:p>Ruby is a dynamic, open source programming language with a focus on simplicity and productivity. It has an elegant syntax that is natural to read and easy to write. It also has a garbage collector and is dynamically typed. </text:p>
            <text:p>It's often used for web development, and there are many resources and a strong community for Ruby on Rails, a popular web development framework.</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1" calcext:value-type="float">
            <text:p>1741</text:p>
          </table:table-cell>
          <table:table-cell table:style-name="ce4" office:value-type="string" calcext:value-type="string">
            <text:p>Developing software is a challenging task. It requires an understanding of both the problem domain and the tools and technologies to implement solutions. Developers work in a variety of programming languages, such as Java, C#, Python, and many others. These languages provide the building blocks to create applications that can solve a vast array of problem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2" calcext:value-type="float">
            <text:p>1742</text:p>
          </table:table-cell>
          <table:table-cell table:style-name="ce4" office:value-type="string" calcext:value-type="string">
            <text:p>In the world of software development, C# is a popular choice for creating Windows applications. Consider a simple snippet for defining a class in C#. public class HelloWorld { public void DisplayMessage() { Console.WriteLine('Hello, World!'); } }. This is a basic example, but it gives a taste of the language's syntax and structur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blic class HelloWorld {</text:p>
            <text:p>    public void DisplayMessage() {</text:p>
            <text:p>        Console.WriteLine("Hello, World!");</text:p>
            <text:p>    }</text:p>
            <text:p>}</text:p>
          </table:table-cell>
          <table:table-cell table:number-columns-repeated="1017"/>
        </table:table-row>
        <table:table-row table:style-name="ro1">
          <table:table-cell table:style-name="ce2" office:value-type="float" office:value="1743" calcext:value-type="float">
            <text:p>1743</text:p>
          </table:table-cell>
          <table:table-cell table:style-name="ce4" office:value-type="string" calcext:value-type="string">
            <text:p>Software development is a practice that involves several stages. From requirement gathering to deployment, each stage involves critical decision making that can significantly affect the final product. It is the responsibility of the development team to ensure that the software meets the needs of the end-user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4" calcext:value-type="float">
            <text:p>1744</text:p>
          </table:table-cell>
          <table:table-cell table:style-name="ce4" office:value-type="string" calcext:value-type="string">
            <text:p>Software development often involves working with databases. This may require writing SQL queries or using an ORM (Object-Relational Mapping) tool. For example, in Java, you can use the Hibernate ORM to interact with your database. Session session = sessionFactory.openSession(); Transaction tx = session.beginTransaction(); tx.commit(); session.close();. This code snippet opens a session, begins a transaction, commits the transaction, and then closes the sess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ession session = sessionFactory.openSession();</text:p>
            <text:p>Transaction tx = session.beginTransaction();</text:p>
            <text:p>tx.commit();</text:p>
            <text:p>session.close();</text:p>
          </table:table-cell>
          <table:table-cell table:number-columns-repeated="1017"/>
        </table:table-row>
        <table:table-row table:style-name="ro1">
          <table:table-cell table:style-name="ce2" office:value-type="float" office:value="1745" calcext:value-type="float">
            <text:p>1745</text:p>
          </table:table-cell>
          <table:table-cell table:style-name="ce4" office:value-type="string" calcext:value-type="string">
            <text:p>The field of software development is ever-evolving. With the advent of new technologies and methodologies, it's an exciting time to be a developer. Whether you're working on front-end interfaces or back-end logic, there's always something new to learn and expl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6" calcext:value-type="float">
            <text:p>1746</text:p>
          </table:table-cell>
          <table:table-cell table:style-name="ce4" office:value-type="string" calcext:value-type="string">
            <text:p>In software development, JavaScript is a core technology used in building web applications. Here's a simple code snippet that demonstrates a basic function in JavaScript. function sayHello(name) { alert('Hello, ' + name + '!'); }. This function takes a name as an input and alerts a greeting messag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ayHello(name) {</text:p>
            <text:p>    alert('Hello, ' + name + '!');</text:p>
            <text:p>}</text:p>
          </table:table-cell>
          <table:table-cell table:number-columns-repeated="1017"/>
        </table:table-row>
        <table:table-row table:style-name="ro1">
          <table:table-cell table:style-name="ce2" office:value-type="float" office:value="1747" calcext:value-type="float">
            <text:p>1747</text:p>
          </table:table-cell>
          <table:table-cell table:style-name="ce4" office:value-type="string" calcext:value-type="string">
            <text:p>Software development is more than just writing code. It involves understanding the problem, designing a solution, implementing the code, testing the solution, and maintaining the system. It requires a combination of technical skills, creativity, and problem-solving abiliti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49" calcext:value-type="float">
            <text:p>1749</text:p>
          </table:table-cell>
          <table:table-cell table:style-name="ce4" office:value-type="string" calcext:value-type="string">
            <text:p>Software development is a continuous learning process. With technology evolving at a rapid pace, developers need to constantly update their skills. They need to learn new languages, frameworks, and tools. They also need to stay updated with the latest best practices in software engineer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0" calcext:value-type="float">
            <text:p>1750</text:p>
          </table:table-cell>
          <table:table-cell table:style-name="ce4" office:value-type="string" calcext:value-type="string">
            <text:p>In software development, Swift is a powerful and intuitive language for iOS, macOS, watchOS, and tvOS app development. Here's a simple Swift function that reverses a string. func reverseString(_ s: String) -&gt; String { return String(s.reversed()) }. This function uses the built-in reversed method to reverse the input string.</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reverseString(_ s: String) -&gt; String {</text:p>
            <text:p>    return String(s.reversed())</text:p>
            <text:p>}</text:p>
          </table:table-cell>
          <table:table-cell table:number-columns-repeated="1017"/>
        </table:table-row>
        <table:table-row table:style-name="ro1">
          <table:table-cell table:style-name="ce2" office:value-type="float" office:value="1751" calcext:value-type="float">
            <text:p>1751</text:p>
          </table:table-cell>
          <table:table-cell table:style-name="ce4" office:value-type="string" calcext:value-type="string">
            <text:p>Software development is a broad field with several sub-disciplines. It includes areas like web development, mobile app development, game development, and many more. Each of these sub-disciplines requires a specific set of skills and knowled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3" calcext:value-type="float">
            <text:p>1753</text:p>
          </table:table-cell>
          <table:table-cell table:style-name="ce4" office:value-type="string" calcext:value-type="string">
            <text:p>Software development is a creative process. It involves problem-solving skills and the ability to think abstractly. Developers often need to come up with innovative solutions to complex problems, making this field both challenging and rewar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5" calcext:value-type="float">
            <text:p>1755</text:p>
          </table:table-cell>
          <table:table-cell table:style-name="ce4" office:value-type="string" calcext:value-type="string">
            <text:p>Software development involves the process of conceiving, specifying, designing, programming, documenting, testing, and bug fixing involved in creating and maintaining applications, frameworks, or other software components.</text:p>
            <text:p/>
            <text:p>In the world of C++, for example, we can write a simple 'Hello, World!' program as follows: </text:p>
            <text:p>#include&lt;iostream&gt;</text:p>
            <text:p>using namespace std;</text:p>
            <text:p>int main()</text:p>
            <text:p>{</text:p>
            <text:p>cout&lt;&lt;'Hello, World!';</text:p>
            <text:p>return 0;</text:p>
            <text:p>}</text:p>
            <text:p/>
            <text:p>This demonstrates the basic structure of a C++ program, including the main function where the program execution begi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clude&lt;iostream&gt;</text:p>
            <text:p>using namespace std;</text:p>
            <text:p/>
            <text:p>int main()</text:p>
            <text:p>{</text:p>
            <text:p>    cout &lt;&lt; "Hello, World!";</text:p>
            <text:p>    return 0;</text:p>
            <text:p>}</text:p>
          </table:table-cell>
          <table:table-cell table:number-columns-repeated="1017"/>
        </table:table-row>
        <table:table-row table:style-name="ro1">
          <table:table-cell table:style-name="ce2" office:value-type="float" office:value="1756" calcext:value-type="float">
            <text:p>1756</text:p>
          </table:table-cell>
          <table:table-cell table:style-name="ce4" office:value-type="string" calcext:value-type="string">
            <text:p>Software development is a term that encompasses all processes involved in creating software programs, from the initial requirements gathering to the final maintenance of the completed software.</text:p>
            <text:p/>
            <text:p>In a typical development process, requirements are defined before design and implementation begins. The design phase often involves creating a detailed plan of how the software will work and what it will contain. Implementation then involves turning this design into a functioning piece of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7" calcext:value-type="float">
            <text:p>1757</text:p>
          </table:table-cell>
          <table:table-cell table:style-name="ce4" office:value-type="string" calcext:value-type="string">
            <text:p>Modern software development methodologies are increasingly geared towards agile and DevOps practices. These methodologies prioritize short, focused bursts of development effort, rather than long, drawn-out development cycles.</text:p>
            <text:p/>
            <text:p>In Python, we often use list comprehensions to simplify our code. For example, to generate a list of the first ten square numbers, we might write:</text:p>
            <text:p>numbers = [i * i for i in range(1, 11)]</text:p>
            <text:p/>
            <text:p>This simple line of code demonstrates the power and elegance of Python's list comprehens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umbers = [i * i for i in range(1, 11)]</text:p>
          </table:table-cell>
          <table:table-cell table:number-columns-repeated="1017"/>
        </table:table-row>
        <table:table-row table:style-name="ro1">
          <table:table-cell table:style-name="ce2" office:value-type="float" office:value="1758" calcext:value-type="float">
            <text:p>1758</text:p>
          </table:table-cell>
          <table:table-cell table:style-name="ce4" office:value-type="string" calcext:value-type="string">
            <text:p>Software development is not just about writing code. It also involves understanding the problem domain, designing a solution, testing the code, and documenting the entire process. The goal is to create software that meets the requirements of the users and is easy to maintain and enhance over time.</text:p>
            <text:p/>
            <text:p>The process is iterative, with each iteration resulting in a working piece of software that can be tested and evaluated. This allows for the early detection of any issues or problems, and for changes to be made quickly and efficien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59" calcext:value-type="float">
            <text:p>1759</text:p>
          </table:table-cell>
          <table:table-cell table:style-name="ce4" office:value-type="string" calcext:value-type="string">
            <text:p>In software development, we often use tools and frameworks to make our work easier. These tools abstract away the complexities of the underlying system, allowing us to focus on solving the problem at hand.</text:p>
            <text:p/>
            <text:p>For instance, in Java, we often use the Spring framework to speed up our development process. Here's an example of a basic Spring Boot application:</text:p>
            <text:p>@SpringBootApplication</text:p>
            <text:p>public class Application {</text:p>
            <text:p>public static void main(String[] args) {</text:p>
            <text:p>SpringApplication.run(Application.class, args);</text:p>
            <text:p>}</text:p>
            <text:p>}</text:p>
            <text:p/>
            <text:p>This simple application shows how Spring Boot simplifies the setup of a new Spring applica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SpringBootApplication</text:p>
            <text:p>public class Application {</text:p>
            <text:p>    public static void main(String[] args) {</text:p>
            <text:p>        SpringApplication.run(Application.class, args);</text:p>
            <text:p>    }</text:p>
            <text:p>}</text:p>
          </table:table-cell>
          <table:table-cell table:number-columns-repeated="1017"/>
        </table:table-row>
        <table:table-row table:style-name="ro1">
          <table:table-cell table:style-name="ce2" office:value-type="float" office:value="1760" calcext:value-type="float">
            <text:p>1760</text:p>
          </table:table-cell>
          <table:table-cell table:style-name="ce4" office:value-type="string" calcext:value-type="string">
            <text:p>The world of software development is constantly evolving. With every passing day, new technologies and methodologies are emerging, making it an exciting field to be a part of. The ability to create software that can change the world is a powerful motivator. However, it also brings with it the responsibility of ensuring that the software is reliable and secure. </text:p>
            <text:p/>
            <text:p> One of the foundational principles of software development is writing clean and maintainable code. This principle is encapsulated in the phrase 'Code is read more often than it is written', which reminds developers of the importance of clarity and readability in their code. It is not enough for code to simply work; it must also be easy to understand and modify. A well-structured and neatly written code is like a well-written book; it tells a story that is easy to follow and understan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62" calcext:value-type="float">
            <text:p>1762</text:p>
          </table:table-cell>
          <table:table-cell table:style-name="ce4" office:value-type="string" calcext:value-type="string">
            <text:p>Test-driven development (TDD) is a software development process that relies on the repetition of a very short development cycle: first the developer writes an (initially failing) automated test case that defines a desired improvement or new function, then produces the minimum amount of code to pass that test, and finally refactors the new code to acceptable standards. </text:p>
            <text:p/>
            <text:p> The following sequence of steps is generally followed: </text:p>
            <text:p/>
            <text:p> - Add a test </text:p>
            <text:p> - Run all tests and see if the new one fails </text:p>
            <text:p> - Write some code </text:p>
            <text:p> - Run tests </text:p>
            <text:p> - Refactor code </text:p>
            <text:p/>
            <text:p> The cycle is then repeated to push forward the functionality. The system is fully integrated after each micro-increment. This allows the developer to spot integration issues ear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63" calcext:value-type="float">
            <text:p>1763</text:p>
          </table:table-cell>
          <table:table-cell table:style-name="ce4" office:value-type="string" calcext:value-type="string">
            <text:p>In software development, a common tool used is a version control system. This system allows developers to keep track of changes they make to their code. This is invaluable when working in a team, as it allows for easy collaboration and prevents conflicts. </text:p>
            <text:p/>
            <text:p> One popular version control system is Git. Git is a distributed version control system, which means that every developer has a complete copy of the entire codebase on their local machine. This allows for easy branching and merging, which are key features of Git. </text:p>
            <text:p/>
            <text:p> Here's an example of how to initialize a new Git repository: </text:p>
            <text:p/>
            <text:p> git init </text:p>
            <text:p/>
            <text:p> This command creates a new Git repository in the current directory. From here, you can start adding files, making commits, and pushing your changes to a remote repositor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git init</text:p>
          </table:table-cell>
          <table:table-cell table:number-columns-repeated="1017"/>
        </table:table-row>
        <table:table-row table:style-name="ro1">
          <table:table-cell table:style-name="ce2" office:value-type="float" office:value="1764" calcext:value-type="float">
            <text:p>1764</text:p>
          </table:table-cell>
          <table:table-cell table:style-name="ce4" office:value-type="string" calcext:value-type="string">
            <text:p>Agile software development refers to a group of software development methodologies based on iterative development, where requirements and solutions evolve through collaboration between self-organizing cross-functional teams. Agile methods or Agile processes generally promote a disciplined project management process that encourages frequent inspection and adaptation, a leadership philosophy that encourages teamwork, self-organization and accountability, a set of engineering best practices intended to allow for rapid delivery of high-quality software, and a business approach that aligns development with customer needs and company goal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65" calcext:value-type="float">
            <text:p>1765</text:p>
          </table:table-cell>
          <table:table-cell table:style-name="ce4" office:value-type="string" calcext:value-type="string">
            <text:p>Software development is not just about writing code. It's about solving problems, and often, the best solutions come from collaboration. This is why pair programming is a popular practice in many development teams. </text:p>
            <text:p/>
            <text:p> In pair programming, two developers work on the same code at the same time. One developer, called the driver, writes the code, while the other, the observer, reviews each line of code as it's written. This practice can lead to more effective problem solving, fewer mistakes, and better code quality. </text:p>
            <text:p/>
            <text:p> Here's an example of a simple function written in Python: </text:p>
            <text:p/>
            <text:p> def greet(name): </text:p>
            <text:p> return 'Hello, ' + name </text:p>
            <text:p/>
            <text:p> This function, 'greet', takes a single argument, 'name', and returns a greeting. This is a simple example, but it illustrates the basic structure of a Python func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greet(name): </text:p>
            <text:p>    return 'Hello, ' + name</text:p>
          </table:table-cell>
          <table:table-cell table:number-columns-repeated="1017"/>
        </table:table-row>
        <table:table-row table:style-name="ro1">
          <table:table-cell table:style-name="ce2" office:value-type="float" office:value="1766" calcext:value-type="float">
            <text:p>1766</text:p>
          </table:table-cell>
          <table:table-cell table:style-name="ce4" office:value-type="string" calcext:value-type="string">
            <text:p>The waterfall model is a breakdown of project activities into linear sequential phases, where each phase depends on the deliverables of the previous one and corresponds to a specialization of tasks. The approach is typical for certain areas of engineering design. In software development, it tends to be among the less iterative and flexible approaches, as progress flows in largely one direction ('downwards' like a waterfall) through the phases of conception, initiation, analysis, design, construction, testing, deployment and maintena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68" calcext:value-type="float">
            <text:p>1768</text:p>
          </table:table-cell>
          <table:table-cell table:style-name="ce4" office:value-type="string" calcext:value-type="string">
            <text:p>Scrum is a framework within which people can address complex adaptive problems, while productively and creatively delivering products of the highest possible value. Scrum is a simple framework for effective team collaboration on complex software projects. It provides a small set of rules that create just enough structure for teams to be able to focus their innovation on solving what might otherwise be an insurmountable challeng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69" calcext:value-type="float">
            <text:p>1769</text:p>
          </table:table-cell>
          <table:table-cell table:style-name="ce4" office:value-type="string" calcext:value-type="string">
            <text:p>In software development, debugging is the process of finding and resolving defects or problems within a computer program that prevent correct operation of computer software or a system. Debugging tactics can involve interactive debugging, control flow analysis, unit testing, integration testing, log file analysis, monitoring at the system level, memory dumps, and profiling. </text:p>
            <text:p/>
            <text:p> Here's an example of a simple debugging statement in JavaScript: </text:p>
            <text:p/>
            <text:p> console.log('Debug message'); </text:p>
            <text:p/>
            <text:p> This statement will print the message 'Debug message' to the console, which can be useful for tracing the execution of a program and identifying issue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Debug message');</text:p>
          </table:table-cell>
          <table:table-cell table:number-columns-repeated="1017"/>
        </table:table-row>
        <table:table-row table:style-name="ro1">
          <table:table-cell table:style-name="ce2" office:value-type="float" office:value="1770" calcext:value-type="float">
            <text:p>1770</text:p>
          </table:table-cell>
          <table:table-cell table:style-name="ce4" office:value-type="string" calcext:value-type="string">
            <text:p>Continuous integration (CI) is a practice in software engineering of merging all developer working copies to a shared mainline several times a day. The main aim of CI is to prevent integration problems, referred to as 'integration hell' in early descriptions of XP (Extreme Programming). CI isn't universally accepted as an improvement over frequent integration, as it can lead to deeper problems in the system structure if not done correctl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2" calcext:value-type="float">
            <text:p>1772</text:p>
          </table:table-cell>
          <table:table-cell table:style-name="ce4" office:value-type="string" calcext:value-type="string">
            <text:p>Software architecture refers to the high level structures of a software system and the discipline of creating such structures and systems. Each structure comprises software elements, relations among them, and properties of both elements and relations. The architecture of a software system is a metaphor, analogous to the architecture of a building. Software architecture is about making fundamental structural choices that are costly to change once implement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3" calcext:value-type="float">
            <text:p>1773</text:p>
          </table:table-cell>
          <table:table-cell table:style-name="ce4" office:value-type="string" calcext:value-type="string">
            <text:p>In the world of software development, one of the key skills is the ability to write clear, readable, and efficient code. The way the code is structured can make a huge difference in the performance of the application, and in the ease with which other developers can understand and work with the code. </text:p>
            <text:p/>
            <text:p> When writing JavaScript, for example, developers often use the 'for' loop to iterate over arrays or collections. Here's how you would write a 'for' loop in JavaScript: </text:p>
            <text:p/>
            <text:p> for (var i = 0; i &lt; array.length; i++) { </text:p>
            <text:p> console.log(array[i]); </text:p>
            <text:p> } </text:p>
            <text:p/>
            <text:p> This loop will iterate over each item in 'array', and print each item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var i = 0; i &lt; array.length; i++) {</text:p>
            <text:p>    console.log(array[i]);</text:p>
            <text:p>}</text:p>
          </table:table-cell>
          <table:table-cell table:number-columns-repeated="1017"/>
        </table:table-row>
        <table:table-row table:style-name="ro1">
          <table:table-cell table:style-name="ce2" office:value-type="float" office:value="1774" calcext:value-type="float">
            <text:p>1774</text:p>
          </table:table-cell>
          <table:table-cell table:style-name="ce4" office:value-type="string" calcext:value-type="string">
            <text:p>Functional programming (FP) is a programming paradigm — a style of building the structure and elements of computer programs — that treats computation as the evaluation of mathematical functions and avoids changing-state and mutable data. In FP, functions are first-class entities, meaning they can be passed as arguments to other functions, returned as values from other functions, and assigned to variables. FP is known for its simplicity and predictability, since functions in functional programming languages have no side effe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5" calcext:value-type="float">
            <text:p>1775</text:p>
          </table:table-cell>
          <table:table-cell table:style-name="ce4" office:value-type="string" calcext:value-type="string">
            <text:p>Software development is a vast field that covers a wide range of technologies and languages. One of the most widely used languages in this field is Python. The beauty of Python lies in its simplicity and readability. For instance, consider a small script that calculates the factorial of a number. It goes like this: def factorial(n): if n == 0: return 1 else: return n * factorial(n-1) print(factorial(5)) The simplicity of the language and its powerful libraries make it a popular choice for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factorial(n):</text:p>
            <text:p>    if n == 0:</text:p>
            <text:p>        return 1</text:p>
            <text:p>    else:</text:p>
            <text:p>        return n * factorial(n-1)</text:p>
            <text:p/>
            <text:p>print(factorial(5))</text:p>
          </table:table-cell>
          <table:table-cell table:number-columns-repeated="1017"/>
        </table:table-row>
        <table:table-row table:style-name="ro1">
          <table:table-cell table:style-name="ce2" office:value-type="float" office:value="1776" calcext:value-type="float">
            <text:p>1776</text:p>
          </table:table-cell>
          <table:table-cell table:style-name="ce4" office:value-type="string" calcext:value-type="string">
            <text:p>Another popular language among developers is JavaScript. It's a powerful language that's primarily used for web development. It allows developers to make interactive web pages and is an essential part of web technologies. While it's typically used on the client-side, it's also being used on the server-side with technologies like Node.js. The flexibility and power of JavaScript make it a must-learn language for any aspiring web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8" calcext:value-type="float">
            <text:p>1778</text:p>
          </table:table-cell>
          <table:table-cell table:style-name="ce4" office:value-type="string" calcext:value-type="string">
            <text:p>Another heavyweight in the world of programming languages is C++. It's a powerful, high-level language that's used in system software, game development, and even in embedded systems. The flexibility of C++ and its ability to perform low-level tasks make it a popular choice for developers who need to have full control over their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79" calcext:value-type="float">
            <text:p>1779</text:p>
          </table:table-cell>
          <table:table-cell table:style-name="ce4" office:value-type="string" calcext:value-type="string">
            <text:p>The C# language, developed by Microsoft, is a simple, modern, type-safe, and object-oriented language. It's widely used in game development, especially with the Unity game engine. Here's a simple C# program: class Program { static void Main() { Console.WriteLine('Hello, World!'); } } This program will display the text 'Hello, World!' on the console. The simplicity and power of C# make it a versatile language for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Program {</text:p>
            <text:p>    static void Main() {</text:p>
            <text:p>        Console.WriteLine('Hello, World!');</text:p>
            <text:p>    }</text:p>
            <text:p>}</text:p>
          </table:table-cell>
          <table:table-cell table:number-columns-repeated="1017"/>
        </table:table-row>
        <table:table-row table:style-name="ro1">
          <table:table-cell table:style-name="ce2" office:value-type="float" office:value="1780" calcext:value-type="float">
            <text:p>1780</text:p>
          </table:table-cell>
          <table:table-cell table:style-name="ce4" office:value-type="string" calcext:value-type="string">
            <text:p>Rust is a systems programming language that runs blazingly fast, prevents segfaults, and guarantees thread safety. It achieves these by having a rich type system and ownership model. While it's not as popular as languages like Python or JavaScript, it's gaining traction in the developer community because of its performance and safety featur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1" calcext:value-type="float">
            <text:p>1781</text:p>
          </table:table-cell>
          <table:table-cell table:style-name="ce4" office:value-type="string" calcext:value-type="string">
            <text:p>Ruby is a dynamic, open source programming language with a focus on simplicity and productivity. It has an elegant syntax that is natural to read and easy to write. Here's a simple Ruby program: puts 'Hello, World!' This program will display the text 'Hello, World!' on the console. The elegance and simplicity of Ruby make it a popular language among developers, especially for web development with the Ruby on Rails framework.</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uts 'Hello, World!'</text:p>
          </table:table-cell>
          <table:table-cell table:number-columns-repeated="1017"/>
        </table:table-row>
        <table:table-row table:style-name="ro1">
          <table:table-cell table:style-name="ce2" office:value-type="float" office:value="1782" calcext:value-type="float">
            <text:p>1782</text:p>
          </table:table-cell>
          <table:table-cell table:style-name="ce4" office:value-type="string" calcext:value-type="string">
            <text:p>Swift is a powerful and intuitive programming language for macOS, iOS, watchOS, and tvOS. It's designed to give developers more freedom than ever. Swift is easy to use and open source, so anyone with an idea can create something incredi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3" calcext:value-type="float">
            <text:p>1783</text:p>
          </table:table-cell>
          <table:table-cell table:style-name="ce4" office:value-type="string" calcext:value-type="string">
            <text:p>Kotlin is a statically typed programming language that runs on the Java Virtual Machine and also can be compiled to JavaScript source code. It's used widely for Android app development. Here's a simple Kotlin program: fun main(args: Array&lt;String&gt;) { println('Hello, World!') } This program will display the text 'Hello, World!' on the console. Kotlin's simplicity and interoperability with Java make it a popular choice for Android develop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main(args: Array&lt;String&gt;) {</text:p>
            <text:p>    println('Hello, World!')</text:p>
            <text:p>}</text:p>
          </table:table-cell>
          <table:table-cell table:number-columns-repeated="1017"/>
        </table:table-row>
        <table:table-row table:style-name="ro1">
          <table:table-cell table:style-name="ce2" office:value-type="float" office:value="1784" calcext:value-type="float">
            <text:p>1784</text:p>
          </table:table-cell>
          <table:table-cell table:style-name="ce4" office:value-type="string" calcext:value-type="string">
            <text:p>TypeScript is a strict syntactical superset of JavaScript, and adds optional static typing to the language. TypeScript is designed for development of large applications and transpiles to JavaScript. While it's not a standalone programming language, it offers benefits such as static typing and better IDE support, making it a popular choice for large-scale JavaScript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5" calcext:value-type="float">
            <text:p>1785</text:p>
          </table:table-cell>
          <table:table-cell table:style-name="ce4" office:value-type="string" calcext:value-type="string">
            <text:p>The Go programming language, also known as Golang, is a statically-typed language with syntax loosely derived from that of C, adding garbage collected memory management, type safety, some dynamic-typing capabilities, additional built-in types such as variable-length arrays &amp; key-value maps, and a large standard library. Here's a simple Go program: package main import 'fmt' func main() { fmt.Println('Hello, World!') } This program will display the text 'Hello, World!' on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ackage main</text:p>
            <text:p/>
            <text:p>import "fmt"</text:p>
            <text:p/>
            <text:p>func main() {</text:p>
            <text:p>    fmt.Println('Hello, World!')</text:p>
            <text:p>}</text:p>
          </table:table-cell>
          <table:table-cell table:number-columns-repeated="1017"/>
        </table:table-row>
        <table:table-row table:style-name="ro1">
          <table:table-cell table:style-name="ce2" office:value-type="float" office:value="1786" calcext:value-type="float">
            <text:p>1786</text:p>
          </table:table-cell>
          <table:table-cell table:style-name="ce4" office:value-type="string" calcext:value-type="string">
            <text:p>C is a general-purpose, procedural computer programming language supporting structured programming, lexical variable scope, and recursion, with a static type system. It provides the low-level access needed for system programming and is thus usually used for writing operating systems. The language is not commonly used for high-level, user-facing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7" calcext:value-type="float">
            <text:p>1787</text:p>
          </table:table-cell>
          <table:table-cell table:style-name="ce4" office:value-type="string" calcext:value-type="string">
            <text:p>XML is a software- and hardware-independent tool for storing and transporting data. It can be used to create information formats and share both the format and the data on the World Wide Web, intranets, and elsewhere. Here's a simple XML snippet: &lt;note&gt; &lt;to&gt;Tove&lt;/to&gt; &lt;from&gt;Jani&lt;/from&gt; &lt;body&gt;Don't forget me this weekend!&lt;/body&gt; &lt;/note&gt;. This XML document has a root element (note) which contains three child elements (to, from, bod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lt;note&gt;</text:p>
            <text:p>    &lt;to&gt;Tove&lt;/to&gt;</text:p>
            <text:p>    &lt;from&gt;Jani&lt;/from&gt;</text:p>
            <text:p>    &lt;body&gt;Don't forget me this weekend!&lt;/body&gt;</text:p>
            <text:p>&lt;/note&gt;</text:p>
          </table:table-cell>
          <table:table-cell table:number-columns-repeated="1017"/>
        </table:table-row>
        <table:table-row table:style-name="ro1">
          <table:table-cell table:style-name="ce2" office:value-type="float" office:value="1788" calcext:value-type="float">
            <text:p>1788</text:p>
          </table:table-cell>
          <table:table-cell table:style-name="ce4" office:value-type="string" calcext:value-type="string">
            <text:p>YAML is a human-readable data serialization standard that can be used in conjunction with all programming languages and is often used to write configuration files. The language's simplicity and readability make it a popular choice for developers who need to write or provide data where human readability is beneficia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89" calcext:value-type="float">
            <text:p>1789</text:p>
          </table:table-cell>
          <table:table-cell table:style-name="ce4" office:value-type="string" calcext:value-type="string">
            <text:p>PowerShell is a task automation and configuration management framework from Microsoft, consisting of a command-line shell and the associated scripting language. Here's a simple PowerShell script: Write-Host 'Hello, World!' This script will display the text 'Hello, World!' on the console. PowerShell's powerful scripting capabilities make it a popular choice for IT administrato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Write-Host 'Hello, World!'</text:p>
          </table:table-cell>
          <table:table-cell table:number-columns-repeated="1017"/>
        </table:table-row>
        <table:table-row table:style-name="ro1">
          <table:table-cell table:style-name="ce2" office:value-type="float" office:value="1790" calcext:value-type="float">
            <text:p>1790</text:p>
          </table:table-cell>
          <table:table-cell table:style-name="ce4" office:value-type="string" calcext:value-type="string">
            <text:p>Software development is a complex and layered process. It involves various stages like designing, coding, testing, and maintenance. At the core of this process is the coding or programming. This is where developers create the actual software by writing lines of code in a specific programming language. The choice of language often depends on the project requirements.</text:p>
            <text:p/>
            <text:p>For instance, Python is a high-level and interpreted language known for its simplicity and readability. It's often used in data analysis, artificial intelligence, and machine learning. A simple Python code to print 'Hello, World!' would be: print('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791" calcext:value-type="float">
            <text:p>1791</text:p>
          </table:table-cell>
          <table:table-cell table:style-name="ce4" office:value-type="string" calcext:value-type="string">
            <text:p>Another important aspect of software development is testing. This involves checking the software for bugs or errors. There are different types of testing like unit testing, integration testing, and system testing.</text:p>
            <text:p/>
            <text:p>Unit testing, for example, is where individual components of the software are tested. This helps in identifying and fixing bugs at an early stage. In Java, JUnit is often used for unit testing. A simple JUnit test case might look like: @Test public void testAdd() {int sum = 5 + 3; assertEquals(8, su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est</text:p>
            <text:p>public void testAdd() {</text:p>
            <text:p>    int sum = 5 + 3;</text:p>
            <text:p>    assertEquals(8, sum);</text:p>
            <text:p>}</text:p>
          </table:table-cell>
          <table:table-cell table:number-columns-repeated="1017"/>
        </table:table-row>
        <table:table-row table:style-name="ro1">
          <table:table-cell table:style-name="ce2" office:value-type="float" office:value="1792" calcext:value-type="float">
            <text:p>1792</text:p>
          </table:table-cell>
          <table:table-cell table:style-name="ce4" office:value-type="string" calcext:value-type="string">
            <text:p>Software development also involves maintenance. This includes making changes to the software after it has been delivered. Maintenance can involve fixing bugs, adding new features, or improving performance.</text:p>
            <text:p/>
            <text:p>Maintenance is crucial for ensuring the longevity of the software. It helps in keeping the software up-to-date and relevant. Moreover, it also helps in enhancing user experience and satisfa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93" calcext:value-type="float">
            <text:p>1793</text:p>
          </table:table-cell>
          <table:table-cell table:style-name="ce4" office:value-type="string" calcext:value-type="string">
            <text:p>Debugging is another key aspect of software development. It involves identifying and removing errors or bugs from the software.</text:p>
            <text:p/>
            <text:p>Debugging can be a challenging task. However, many programming languages offer built-in tools for debugging. For instance, JavaScript has the 'console.log()' function which can be used to print output to the console. This can be very helpful in debugging. For example, to print 'Debugging in progress', you would write: console.log('Debugging in progres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Debugging in progress');</text:p>
          </table:table-cell>
          <table:table-cell table:number-columns-repeated="1017"/>
        </table:table-row>
        <table:table-row table:style-name="ro1">
          <table:table-cell table:style-name="ce2" office:value-type="float" office:value="1794" calcext:value-type="float">
            <text:p>1794</text:p>
          </table:table-cell>
          <table:table-cell table:style-name="ce4" office:value-type="string" calcext:value-type="string">
            <text:p>Software development methodologies play a crucial role in the development process. These methodologies provide a framework for planning and controlling the development process.</text:p>
            <text:p/>
            <text:p>One such popular methodology is Agile. Agile promotes continuous iteration of development and testing in the software development process. It emphasizes on flexibility, customer satisfaction, and collabora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96" calcext:value-type="float">
            <text:p>1796</text:p>
          </table:table-cell>
          <table:table-cell table:style-name="ce4" office:value-type="string" calcext:value-type="string">
            <text:p>Documentation is a vital part of software development. It helps to understand the functionality of the software, which is particularly useful for new team members or for future maintenance work.</text:p>
            <text:p/>
            <text:p>Good documentation should include an overview of the software, installation and usage instructions, examples, and a reference guide to the software's API. It's a good practice to keep the documentation up-to-date as the software evolv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797" calcext:value-type="float">
            <text:p>1797</text:p>
          </table:table-cell>
          <table:table-cell table:style-name="ce4" office:value-type="string" calcext:value-type="string">
            <text:p>Refactoring is a technique used in software development to improve the structure of the code without changing its external behavior. It involves modifying the code to make it more readable and maintainable, which can help to reduce the likelihood of bugs.</text:p>
            <text:p/>
            <text:p>A simple refactoring technique in C++ could be changing a magic number to a named constant. For example, instead of writing float area = 3.14 * radius * radius; you could refactor it to: const float PI = 3.14; float area = PI * radius * radiu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t float PI = 3.14;</text:p>
            <text:p>float area = PI * radius * radius;</text:p>
          </table:table-cell>
          <table:table-cell table:number-columns-repeated="1017"/>
        </table:table-row>
        <table:table-row table:style-name="ro1">
          <table:table-cell table:style-name="ce2" office:value-type="float" office:value="1799" calcext:value-type="float">
            <text:p>1799</text:p>
          </table:table-cell>
          <table:table-cell table:style-name="ce4" office:value-type="string" calcext:value-type="string">
            <text:p>Software development is a collaborative process. It involves working together with other developers, project managers, designers, and other stakeholders.</text:p>
            <text:p/>
            <text:p>Communication is key in a collaborative environment. It's important for team members to regularly communicate their progress, share ideas, and raise any issues they might be facing. This helps in ensuring that everyone is on the same page and that the project is moving in the right directio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00" calcext:value-type="float">
            <text:p>1800</text:p>
          </table:table-cell>
          <table:table-cell table:style-name="ce4" office:value-type="string" calcext:value-type="string">
            <text:p>In software development, continuous integration (CI) and continuous delivery (CD) are practices that involve regularly integrating code changes and delivering the software to production in a seamless and automated way.</text:p>
            <text:p/>
            <text:p>These practices help to catch bugs early, reduce integration problems, and provide quick feedback to developers. Tools like Jenkins, Travis CI, and CircleCI are often used for implementing CI/CD. For example, in Jenkins, a simple pipeline script could be: pipeline { agent any stages { stage('Build') { steps { echo 'Building..' } } stage('Test') { steps { echo 'Testing..' } } stage('Deploy') { steps { echo 'Deploying....' } }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ipeline {</text:p>
            <text:p>    agent any</text:p>
            <text:p>    stages {</text:p>
            <text:p>        stage('Build') {</text:p>
            <text:p>            steps {</text:p>
            <text:p>                echo 'Building..'</text:p>
            <text:p>            }</text:p>
            <text:p>        }</text:p>
            <text:p>        stage('Test') {</text:p>
            <text:p>            steps {</text:p>
            <text:p>                echo 'Testing..'</text:p>
            <text:p>            }</text:p>
            <text:p>        }</text:p>
            <text:p>        stage('Deploy') {</text:p>
            <text:p>            steps {</text:p>
            <text:p>                echo 'Deploying....'</text:p>
            <text:p>            }</text:p>
            <text:p>        }</text:p>
            <text:p>    }</text:p>
            <text:p>}</text:p>
          </table:table-cell>
          <table:table-cell table:number-columns-repeated="1017"/>
        </table:table-row>
        <table:table-row table:style-name="ro1">
          <table:table-cell table:style-name="ce2" office:value-type="float" office:value="1801" calcext:value-type="float">
            <text:p>1801</text:p>
          </table:table-cell>
          <table:table-cell table:style-name="ce4" office:value-type="string" calcext:value-type="string">
            <text:p>In the world of software development, code reuse is a common practice. It involves using existing software, or software components, to build new software. This not only saves time and effort, but also helps to maintain consistency and reliability.</text:p>
            <text:p/>
            <text:p>Code reuse can be achieved in various ways. One common method is through the use of libraries and frameworks, which provide pre-written code for common tasks. Another method is through the use of inheritance in object-oriented programming, which allows a new class to inherit the properties and methods of an existing clas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02" calcext:value-type="float">
            <text:p>1802</text:p>
          </table:table-cell>
          <table:table-cell table:style-name="ce4" office:value-type="string" calcext:value-type="string">
            <text:p>Software development is a process that requires constant learning and updating of skills. As technology evolves, new tools and techniques are introduced that can help to improve the software development process.</text:p>
            <text:p/>
            <text:p>For example, containerization is a relatively new technique that allows for a consistent and reproducible environment for running applications. Docker is one of the most popular tools for containerization. A basic Dockerfile, which is used to create a Docker image, might look like: FROM ubuntu:18.04 COPY . /app RUN make /app CMD python /app/app.p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ROM ubuntu:18.04</text:p>
            <text:p>COPY . /app</text:p>
            <text:p>RUN make /app</text:p>
            <text:p>CMD python /app/app.py</text:p>
          </table:table-cell>
          <table:table-cell table:number-columns-repeated="1017"/>
        </table:table-row>
        <table:table-row table:style-name="ro1">
          <table:table-cell table:style-name="ce2" office:value-type="float" office:value="1803" calcext:value-type="float">
            <text:p>1803</text:p>
          </table:table-cell>
          <table:table-cell table:style-name="ce4" office:value-type="string" calcext:value-type="string">
            <text:p>Software developers often use integrated development environments (IDEs) to write their code. These are software applications that provide a range of tools for programming, such as a source code editor, build automation tools, and a debugger.</text:p>
            <text:p/>
            <text:p>Some of the most popular IDEs include Visual Studio, Eclipse, and PyCharm. Each IDE has its own set of features and supports different programming languages. Therefore, the choice of IDE often depends on the specific requirements of the projec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04" calcext:value-type="float">
            <text:p>1804</text:p>
          </table:table-cell>
          <table:table-cell table:style-name="ce4" office:value-type="string" calcext:value-type="string">
            <text:p>In software development, data structures and algorithms are crucial. They help in organizing data in a way that it can be used efficiently. Algorithms are step-by-step procedures for solving problems or accomplishing tasks.</text:p>
            <text:p/>
            <text:p>A simple example of an algorithm in C++ could be the bubble sort algorithm for sorting an array of integers. It would look something like: for (int i = 0; i &lt; n-1; i++) { for (int j = 0; j &lt; n-i-1; j++) { if (arr[j] &gt; arr[j+1]) { swap(&amp;arr[j], &amp;arr[j+1]); } }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int i = 0; i &lt; n-1; i++) {</text:p>
            <text:p>    for (int j = 0; j &lt; n-i-1; j++) {</text:p>
            <text:p>        if (arr[j] &gt; arr[j+1]) {</text:p>
            <text:p>            swap(&amp;arr[j], &amp;arr[j+1]);</text:p>
            <text:p>        }</text:p>
            <text:p>    }</text:p>
            <text:p>}</text:p>
          </table:table-cell>
          <table:table-cell table:number-columns-repeated="1017"/>
        </table:table-row>
        <table:table-row table:style-name="ro1">
          <table:table-cell table:style-name="ce2" office:value-type="float" office:value="1805" calcext:value-type="float">
            <text:p>1805</text:p>
          </table:table-cell>
          <table:table-cell table:style-name="ce4" office:value-type="string" calcext:value-type="string">
            <text:p>Software development is a fascinating field that is constantly evolving. It's a process of writing and maintaining the source code. However, in a broader sense, it includes all that is involved between the conception of the desired software through to the final manifestation of the software, sometimes in a planned and structured process. </text:p>
            <text:p/>
            <text:p>One of the popular languages in software development is Python. It is known for its simplicity and readability. Here's how you define a function in Python: </text:p>
            <text:p>def hello_world():</text:p>
            <text:p>print('Hello, world!')</text:p>
            <text:p>If you run this function, it will print 'Hello, world!' on the scree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hello_world():</text:p>
            <text:p>    print('Hello, world!')</text:p>
          </table:table-cell>
          <table:table-cell table:number-columns-repeated="1017"/>
        </table:table-row>
        <table:table-row table:style-name="ro1">
          <table:table-cell table:style-name="ce2" office:value-type="float" office:value="1806" calcext:value-type="float">
            <text:p>1806</text:p>
          </table:table-cell>
          <table:table-cell table:style-name="ce4" office:value-type="string" calcext:value-type="string">
            <text:p>Software development involves various stages. It starts from the initial conceptualization of the software till the final delivery. The process includes stages like requirement gathering, designing, coding, testing, and maintenance. </text:p>
            <text:p/>
            <text:p>While working on the designing stage, developers often use UML diagrams for visualizing the design of the system. It helps in understanding the working and flow of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08" calcext:value-type="float">
            <text:p>1808</text:p>
          </table:table-cell>
          <table:table-cell table:style-name="ce4" office:value-type="string" calcext:value-type="string">
            <text:p>Software testing is a critical aspect of software development. It's the process of executing a program or application with the intent of finding software bugs. It can also be stated as the process of validating and verifying that a software program or application or product meets the business and technical requirements that guided its design and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09" calcext:value-type="float">
            <text:p>1809</text:p>
          </table:table-cell>
          <table:table-cell table:style-name="ce4" office:value-type="string" calcext:value-type="string">
            <text:p>Agile methodology is widely used in software development. It's a set of principles for software development under which requirements and solutions evolve through the collaborative effort of self-organizing and cross-functional teams. </text:p>
            <text:p/>
            <text:p>Kotlin is a statically typed programming language that runs on the Java virtual machine and can be used to develop all types of applications. Here's a simple Kotlin function: </text:p>
            <text:p>fun sayHello() {</text:p>
            <text:p>println('Hello!')</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 sayHello() {</text:p>
            <text:p>    println('Hello!')</text:p>
            <text:p>}</text:p>
          </table:table-cell>
          <table:table-cell table:number-columns-repeated="1017"/>
        </table:table-row>
        <table:table-row table:style-name="ro1">
          <table:table-cell table:style-name="ce2" office:value-type="float" office:value="1811" calcext:value-type="float">
            <text:p>1811</text:p>
          </table:table-cell>
          <table:table-cell table:style-name="ce4" office:value-type="string" calcext:value-type="string">
            <text:p>Refactoring is a disciplined technique for restructuring an existing body of code, altering its internal structure without changing its external behavior. The aim of refactoring is to improve the design of existing code, make it more readable and maintainabl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13" calcext:value-type="float">
            <text:p>1813</text:p>
          </table:table-cell>
          <table:table-cell table:style-name="ce4" office:value-type="string" calcext:value-type="string">
            <text:p>Version Control Systems (VCS) are a category of software tools that help a software team manage changes to source code over time. Version control software keeps track of every modification to the code in a special kind of database. If a mistake is made, developers can turn back the clock and compare earlier versions of the code to help fix the mistak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15" calcext:value-type="float">
            <text:p>1815</text:p>
          </table:table-cell>
          <table:table-cell table:style-name="ce4" office:value-type="string" calcext:value-type="string">
            <text:p>Microservices is a software development technique—a variant of the service-oriented architecture (SOA) architectural style that structures an application as a collection of loosely coupled services. In a microservices architecture, services are fine-grained and the protocols are lightweigh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17" calcext:value-type="float">
            <text:p>1817</text:p>
          </table:table-cell>
          <table:table-cell table:style-name="ce4" office:value-type="string" calcext:value-type="string">
            <text:p>Software development is more than just writing code. It's about solving problems and creating value. The process involves understanding the problem, designing a solution, implementing the code, testing, and then deploying it to the users. </text:p>
            <text:p/>
            <text:p>In Swift, you can define a function to square a number like this: </text:p>
            <text:p>func square(number: Int) -&gt; Int {</text:p>
            <text:p>return number * number</text:p>
            <text:p>}</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 square(number: Int) -&gt; Int {</text:p>
            <text:p>    return number * number</text:p>
            <text:p>}</text:p>
          </table:table-cell>
          <table:table-cell table:number-columns-repeated="1017"/>
        </table:table-row>
        <table:table-row table:style-name="ro1">
          <table:table-cell table:style-name="ce2" office:value-type="float" office:value="1818" calcext:value-type="float">
            <text:p>1818</text:p>
          </table:table-cell>
          <table:table-cell table:style-name="ce4" office:value-type="string" calcext:value-type="string">
            <text:p>In software development, the use of data structures is inevitable. They are the building blocks of any software. Different types of data structures are used based on the needs and requirements of the software. For instance, arrays, linked lists, stacks, queues, trees, and graphs are some of the commonly used data structur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20" calcext:value-type="float">
            <text:p>1820</text:p>
          </table:table-cell>
          <table:table-cell table:style-name="ce4" office:value-type="string" calcext:value-type="string">
            <text:p>Software development is an intricate process that involves various stages such as planning, designing, building, testing, and maintenance. It is a journey that requires a solid understanding of the programming languages and tools. Without this knowledge, it is difficult to create software that is efficient and reliable. A great tool that can be used in software development is Visual Studio Code. It supports multiple languages like C#, Java, Python, and m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21" calcext:value-type="float">
            <text:p>1821</text:p>
          </table:table-cell>
          <table:table-cell table:style-name="ce4" office:value-type="string" calcext:value-type="string">
            <text:p>One of the key aspects of software development is the implementation of algorithms. An algorithm is a set of instructions designed to perform a specific task. For example, in Python, we can implement a sorting algorithm as follows:</text:p>
            <text:p/>
            <text:p>def bubbleSort(arr):</text:p>
            <text:p>for i in range(len(arr)):</text:p>
            <text:p>for j in range(len(arr)-i-1):</text:p>
            <text:p>if arr[j] &gt; arr[j+1]:</text:p>
            <text:p>arr[j], arr[j+1] = arr[j+1], arr[j]</text:p>
            <text:p/>
            <text:p>This is an example of a bubble sort algorith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bubbleSort(arr):</text:p>
            <text:p>    for i in range(len(arr)):</text:p>
            <text:p>        for j in range(len(arr)-i-1):</text:p>
            <text:p>            if arr[j] &gt; arr[j+1]:</text:p>
            <text:p>                arr[j], arr[j+1] = arr[j+1], arr[j]</text:p>
          </table:table-cell>
          <table:table-cell table:number-columns-repeated="1017"/>
        </table:table-row>
        <table:table-row table:style-name="ro1">
          <table:table-cell table:style-name="ce2" office:value-type="float" office:value="1822" calcext:value-type="float">
            <text:p>1822</text:p>
          </table:table-cell>
          <table:table-cell table:style-name="ce4" office:value-type="string" calcext:value-type="string">
            <text:p>In software development, quality assurance (QA) is a systematic process of determining whether the products meet the specified requirements. It involves activities that ensure the implementation of procedures, processes, and standards in context to verification of developed software. These activities generally involve code review, software testing, and m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23" calcext:value-type="float">
            <text:p>1823</text:p>
          </table:table-cell>
          <table:table-cell table:style-name="ce4" office:value-type="string" calcext:value-type="string">
            <text:p>A critical aspect of software development is the use of loops. Loops are essential because they save developers a significant amount of time. They allow developers to reduce the amount of code by repeating a sequence of instructions until a certain condition is met. For instance, in JavaScript, we can use a for loop to print the numbers 1 to 10 to the console.</text:p>
            <text:p/>
            <text:p>for (let i = 1; i &lt;= 10; i++) {</text:p>
            <text:p>console.log(i);</text:p>
            <text:p>}</text:p>
            <text:p/>
            <text:p>This code will output the numbers 1 through 10.</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or (let i = 1; i &lt;= 10; i++) {</text:p>
            <text:p>    console.log(i);</text:p>
            <text:p>}</text:p>
          </table:table-cell>
          <table:table-cell table:number-columns-repeated="1017"/>
        </table:table-row>
        <table:table-row table:style-name="ro1">
          <table:table-cell table:style-name="ce2" office:value-type="float" office:value="1824" calcext:value-type="float">
            <text:p>1824</text:p>
          </table:table-cell>
          <table:table-cell table:style-name="ce4" office:value-type="string" calcext:value-type="string">
            <text:p>In software development, user interface design is crucial. The user interface is the point of human-computer interaction and communication in a device, which includes the screen displays and the appearance of a desktop. Designing a user interface requires careful thought and consideration. It’s about creating an intuitive experience that doesn’t require much effort from the us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26" calcext:value-type="float">
            <text:p>1826</text:p>
          </table:table-cell>
          <table:table-cell table:style-name="ce4" office:value-type="string" calcext:value-type="string">
            <text:p>A database is a structured set of data. So, a database is a means of storing and retrieving data in a systematic way. The database can control the data, organize it, and retrieve the data when needed. It’s a critical component of software development because it helps store information in a structured mann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28" calcext:value-type="float">
            <text:p>1828</text:p>
          </table:table-cell>
          <table:table-cell table:style-name="ce4" office:value-type="string" calcext:value-type="string">
            <text:p>Software development is a complex process, and it requires a high level of expertise and knowledge. It involves a series of steps that include understanding the problem, designing a solution, implementing the solution using a programming language, testing the solution, and maintaining the software. One of the most important steps in this process is testing. Testing ensures that the software works as expected and helps to identify any bugs or issu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0" calcext:value-type="float">
            <text:p>1830</text:p>
          </table:table-cell>
          <table:table-cell table:style-name="ce4" office:value-type="string" calcext:value-type="string">
            <text:p>Software developers often use libraries to aid in their development process. A library is a collection of pre-compiled pieces of code that can be reused in a program, thus making the development process more manageable and efficient. Libraries can provide solutions for handling different problems like network communication, data compression, graphic rendering, and mo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2" calcext:value-type="float">
            <text:p>1832</text:p>
          </table:table-cell>
          <table:table-cell table:style-name="ce4" office:value-type="string" calcext:value-type="string">
            <text:p>Software development methodologies play a crucial role in developing the software. These methodologies provide an organized plan for software projects. Some of the famous methodologies are Agile, Scrum, Waterfall, Lean, etc. Each methodology follows a unique set of principles and practices that guide the developers in managing and creating the softwa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3" calcext:value-type="float">
            <text:p>1833</text:p>
          </table:table-cell>
          <table:table-cell table:style-name="ce4" office:value-type="string" calcext:value-type="string">
            <text:p>Exception handling is an important concept in software development. It is a process of handling errors and exceptions in a controlled manner. In Python, we can use a try-except block to catch and handle exceptions. Here is an example:</text:p>
            <text:p/>
            <text:p>try:</text:p>
            <text:p>x = 1 / 0</text:p>
            <text:p>except Exception as e:</text:p>
            <text:p>print('Exception occurred: ', e)</text:p>
            <text:p/>
            <text:p>This code will catch a division by zero excep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ry:</text:p>
            <text:p>    x = 1 / 0</text:p>
            <text:p>except Exception as e:</text:p>
            <text:p>    print('Exception occurred: ', e)</text:p>
          </table:table-cell>
          <table:table-cell table:number-columns-repeated="1017"/>
        </table:table-row>
        <table:table-row table:style-name="ro1">
          <table:table-cell table:style-name="ce2" office:value-type="float" office:value="1834" calcext:value-type="float">
            <text:p>1834</text:p>
          </table:table-cell>
          <table:table-cell table:style-name="ce4" office:value-type="string" calcext:value-type="string">
            <text:p>In software development, developers often use frameworks to help them build applications faster and more efficiently. A framework can be thought of as a platform for developing software applications. It provides a foundation on which software developers can build programs for a specific platform. A good example of a framework is .NET for Windows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6" calcext:value-type="float">
            <text:p>1836</text:p>
          </table:table-cell>
          <table:table-cell table:style-name="ce4" office:value-type="string" calcext:value-type="string">
            <text:p>One of the most important aspects of software development is problem-solving. Developers spend a lot of their time troubleshooting and debugging code. A good developer isn't just someone who can write code, but someone who can understand a problem, break it down into smaller parts, and come up with a solution. This involves a lot of critical thinking and analytical skills. In addition, it's also important to have a good understanding of algorithms and data structures, which can greatly improve the efficiency of your cod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8" calcext:value-type="float">
            <text:p>1838</text:p>
          </table:table-cell>
          <table:table-cell table:style-name="ce4" office:value-type="string" calcext:value-type="string">
            <text:p>Modern software development methodologies are increasingly geared towards agility and flexibility in responding to change. This is a significant shift from traditional, rigid methodologies that focused on extensive documentation and strict adherence to plans. Agile methodologies, such as Scrum and Kanban, emphasize iterative development, collaboration, and the ability to adapt to changes. They also encourage continuous feedback and improvement, which can lead to a higher-quality product and a more satisfied team. A key part of Agile is daily stand-ups, where the team discusses what they did yesterday, what they plan to do today, and any roadblocks they're fac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39" calcext:value-type="float">
            <text:p>1839</text:p>
          </table:table-cell>
          <table:table-cell table:style-name="ce4" office:value-type="string" calcext:value-type="string">
            <text:p>In the world of software development, testing is a crucial stage. It's the process of checking software for bugs and errors. This stage is crucial because it ensures the product is working as expected before it goes live. This can save a lot of time and resources down the line. Automated testing is a popular method because it's efficient and reliable. For example, you can write a unit test in C# to check if a function is working as expected. Here's an example of a simple unit test in C#: [TestMethod] public void TestMethod1() { Assert.AreEqual(4, Add(2, 2)); }</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TestMethod]</text:p>
            <text:p>public void TestMethod1() {</text:p>
            <text:p>    Assert.AreEqual(4, Add(2, 2));</text:p>
            <text:p>}</text:p>
          </table:table-cell>
          <table:table-cell table:number-columns-repeated="1017"/>
        </table:table-row>
        <table:table-row table:style-name="ro1">
          <table:table-cell table:style-name="ce2" office:value-type="float" office:value="1840" calcext:value-type="float">
            <text:p>1840</text:p>
          </table:table-cell>
          <table:table-cell table:style-name="ce4" office:value-type="string" calcext:value-type="string">
            <text:p>Software development is an intricate process that involves various stages including planning, creating, testing, and deploying. Good software is not just about how well it performs its functions or how user-friendly it is, but also about how easily it can be maintained and improved over time. That's why it's important to write clean, understandable code. One way to do this is through comments. Comments are lines in the code that are not executed and are used to explain what the code does. For example, in JavaScript, you can write a comment like this: // This is a single line com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 This is a single line comment</text:p>
          </table:table-cell>
          <table:table-cell table:number-columns-repeated="1017"/>
        </table:table-row>
        <table:table-row table:style-name="ro1">
          <table:table-cell table:style-name="ce2" office:value-type="float" office:value="1841" calcext:value-type="float">
            <text:p>1841</text:p>
          </table:table-cell>
          <table:table-cell table:style-name="ce4" office:value-type="string" calcext:value-type="string">
            <text:p>In software development, it's important to understand the difference between front-end and back-end development. Front-end development involves creating the user interface and user experience. It's about making the software look good and easy to use. On the other hand, back-end development involves the server-side of software development. This includes database management, server scripting, and architecture. Both sides are crucial for a fully functional software application. They work together to create a cohesive and seamless user experienc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43" calcext:value-type="float">
            <text:p>1843</text:p>
          </table:table-cell>
          <table:table-cell table:style-name="ce4" office:value-type="string" calcext:value-type="string">
            <text:p>In software development, it's not just about writing code. It's about solving problems. And to do that effectively, you need to understand the problem you're trying to solve. That's where requirements gathering comes in. Before you write a single line of code, you need to understand what the software needs to do, who it's for, and how it's going to be used. This involves talking to stakeholders, doing research, and possibly creating prototypes. It's a crucial step in the software development process, and one that can't be skipp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44" calcext:value-type="float">
            <text:p>1844</text:p>
          </table:table-cell>
          <table:table-cell table:style-name="ce4" office:value-type="string" calcext:value-type="string">
            <text:p>Continuous integration and continuous delivery (CI/CD) is a method to frequently deliver apps to customers by introducing automation into the stages of app development. The main concepts attributed to CI/CD are continuous integration, continuous delivery, and continuous deployment. CI/CD is a solution to the problems integrating new code can cause for development and operations teams (DevOps). For instance, to set up a CI/CD pipeline, you might need a YAML file similar to this: name: CI on: [push] jobs: build: runs-on: ubuntu-latest steps: - uses: actions/checkout@v2 - name: Run a one-line script run: echo Hello, worl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ame: CI</text:p>
            <text:p>on: [push]</text:p>
            <text:p/>
            <text:p>jobs:</text:p>
            <text:p>  build:</text:p>
            <text:p>    runs-on: ubuntu-latest</text:p>
            <text:p>    steps:</text:p>
            <text:p>    - uses: actions/checkout@v2</text:p>
            <text:p>    - name: Run a one-line script</text:p>
            <text:p>      run: echo Hello, world!</text:p>
          </table:table-cell>
          <table:table-cell table:number-columns-repeated="1017"/>
        </table:table-row>
        <table:table-row table:style-name="ro1">
          <table:table-cell table:style-name="ce2" office:value-type="float" office:value="1846" calcext:value-type="float">
            <text:p>1846</text:p>
          </table:table-cell>
          <table:table-cell table:style-name="ce4" office:value-type="string" calcext:value-type="string">
            <text:p>As software developers, we strive to produce high-quality, maintainable code. It's the cornerstone of our profession. But what does it mean for code to be 'high-quality'? There are many factors, but some of the most important include simplicity, readability, and modularity. Simple code is easy to understand and modify. Readable code is written in a clear, consistent style that other developers can easily understand. Modular code is organized into small, self-contained units that can be easily tested and reus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47" calcext:value-type="float">
            <text:p>1847</text:p>
          </table:table-cell>
          <table:table-cell table:style-name="ce4" office:value-type="string" calcext:value-type="string">
            <text:p>Being a software developer is more than just knowing how to write code. It's about being a problem solver, being able to work under pressure, and being a team player. Communication is also a key skill in software development. You need to be able to effectively communicate with your team, stakeholders, and sometimes even users. If you can't communicate your ideas effectively, it doesn't matter how good your code is. And remember, good communication isn't just about talking, it's also about listen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49" calcext:value-type="float">
            <text:p>1849</text:p>
          </table:table-cell>
          <table:table-cell table:style-name="ce4" office:value-type="string" calcext:value-type="string">
            <text:p>There's a saying in software development: 'Always code as if the person who will maintain your code is a violent psychopath who knows where you live.' This humorous quote underscores a serious point. Good code isn't just about getting the computer to do what you want. It's also about making sure your code is easy to understand for the next person who has to work with it. This is why practices like using meaningful variable names, including comments, and following a consistent coding style are so important. For example, in Ruby, you might write: def add(a, b) return a + b end to define a simple addition function.</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def add(a, b)</text:p>
            <text:p>  return a + b</text:p>
            <text:p>end</text:p>
          </table:table-cell>
          <table:table-cell table:number-columns-repeated="1017"/>
        </table:table-row>
        <table:table-row table:style-name="ro1">
          <table:table-cell table:style-name="ce2" office:value-type="float" office:value="1850" calcext:value-type="float">
            <text:p>1850</text:p>
          </table:table-cell>
          <table:table-cell table:style-name="ce4" office:value-type="string" calcext:value-type="string">
            <text:p>Software development is a complex process that involves multiple stages such as planning, designing, coding, testing, and maintenance. Each stage plays a crucial role in the successful completion of the project. For instance, during the planning stage, developers decide on the technology stack and the architecture of the application. The design stage involves creating the UI/UX and the data flow diagrams among others. The coding stage is where the actual code that makes the application work is written. In this stage, developers write functions, classes, methods, and other code structures that make the application work. For example, the main method in a Java application, public static void main(String[] args), is the entry point of the application. The testing stage involves checking the application for bugs and other issues. Finally, the maintenance stage involves updating the application to meet user demands and fixing any issues that may arise after deploymen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51" calcext:value-type="float">
            <text:p>1851</text:p>
          </table:table-cell>
          <table:table-cell table:style-name="ce4" office:value-type="string" calcext:value-type="string">
            <text:p>The agile methodology has revolutionized software development. It emphasizes flexibility and customer satisfaction over strict adherence to plans. This allows the development team to adapt to changes and deliver high-quality software. Agile development involves breaking down the project into small manageable tasks that can be completed in short iterations called sprints. The team meets regularly to discuss progress and plan for the next sprint. This iterative approach ensures that the development process is flexible and can adapt to changes quickly. It also allows for regular feedback from the customer, ensuring that the final product meets their need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54" calcext:value-type="float">
            <text:p>1854</text:p>
          </table:table-cell>
          <table:table-cell table:style-name="ce4" office:value-type="string" calcext:value-type="string">
            <text:p>Unit testing is a type of software testing where individual units or components of a software are tested. The purpose is to validate that each unit of the software performs as designed. A unit is the smallest testable part of any software. It usually has one or a few inputs and usually a single output. In procedural programming, a unit may be an individual function or procedure. Unit tests are typically written and run by software developers to ensure that code meets its design and behaves as intended. It's one of the most effective ways to identify bugs and issues early in the development process, which makes them easier and cheaper to fix.</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55" calcext:value-type="float">
            <text:p>1855</text:p>
          </table:table-cell>
          <table:table-cell table:style-name="ce4" office:value-type="string" calcext:value-type="string">
            <text:p>One of the key aspects of software development is writing efficient code. Efficient code is code that performs its intended function quickly and without consuming unnecessary resources. In JavaScript, there are many ways to write efficient code. For example, when iterating over an array, it’s faster to cache the length of the array in a variable rather than checking the length property of the array in each iteration. So instead of for (var i = 0; i &lt; array.length; i++) {}, you would do var length = array.length; for (var i = 0; i &lt; length; i++) {}. This small change can significantly speed up your loops in large array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var length = array.length;</text:p>
            <text:p>for (var i = 0; i &lt; length; i++) {}</text:p>
            <text:p>for (var i = 0; i &lt; array.length; i++) {}</text:p>
          </table:table-cell>
          <table:table-cell table:number-columns-repeated="1017"/>
        </table:table-row>
        <table:table-row table:style-name="ro1">
          <table:table-cell table:style-name="ce2" office:value-type="float" office:value="1857" calcext:value-type="float">
            <text:p>1857</text:p>
          </table:table-cell>
          <table:table-cell table:style-name="ce4" office:value-type="string" calcext:value-type="string">
            <text:p>The importance of good database design in software development cannot be overemphasized. A well-designed database promotes data consistency, integrity, and efficient data retrieval. When designing a database, developers should consider the relationships between different data entities, the types of queries that will be run on the database, and the expected volume of data. This information is used to determine the structure of the database, including the tables, fields, and relationships between tables. A poorly designed database can lead to data redundancy, inconsistency, and poor performance. Therefore, it’s crucial to invest time and resources in designing a good database struc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59" calcext:value-type="float">
            <text:p>1859</text:p>
          </table:table-cell>
          <table:table-cell table:style-name="ce4" office:value-type="string" calcext:value-type="string">
            <text:p>Object-oriented programming (OOP) is a programming paradigm that uses objects and classes in its design. Objects are instances of classes, which are blueprints that define the properties and methods of the object. In Python, classes are defined using the class keyword. For example, class Dog: def __init__(self, name, age): self.name = name self.age = age Here, Dog is a class that has two properties, name and age. The __init__ method is a special method called a constructor, which is called when an object is created from the class. It initializes the properties of the objec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lass Dog:</text:p>
            <text:p>    def __init__(self, name, age):</text:p>
            <text:p>        self.name = name</text:p>
            <text:p>        self.age = age</text:p>
          </table:table-cell>
          <table:table-cell table:number-columns-repeated="1017"/>
        </table:table-row>
        <table:table-row table:style-name="ro1">
          <table:table-cell table:style-name="ce2" office:value-type="float" office:value="1860" calcext:value-type="float">
            <text:p>1860</text:p>
          </table:table-cell>
          <table:table-cell table:style-name="ce4" office:value-type="string" calcext:value-type="string">
            <text:p>Software development is not just about writing code. It also involves understanding and solving complex problems. This is where algorithms come in. An algorithm is a step-by-step procedure for solving a problem or accomplishing a task. It’s like a recipe for baking a cake or a blueprint for building a house. Algorithms are everywhere in software development. They are used to sort and search data, navigate through web pages, compress and decompress data, encrypt and decrypt data, and much more. Understanding and implementing algorithms is a key skill for any software developer.</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62" calcext:value-type="float">
            <text:p>1862</text:p>
          </table:table-cell>
          <table:table-cell table:style-name="ce4" office:value-type="string" calcext:value-type="string">
            <text:p>Software development is more than just coding. It's also about solving problems and creating solutions that deliver value to the end users. The development process often begins with identifying a problem that needs to be solved or a task that can be automated. This is followed by brainstorming and conceptualizing a solution. The design phase involves creating a blueprint of the software solution, including the UI/UX, data flow diagrams, and other technical specifications. The coding phase involves translating the design into actual code. The software is then tested for bugs and other issues before it's deployed and maintained.</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63" calcext:value-type="float">
            <text:p>1863</text:p>
          </table:table-cell>
          <table:table-cell table:style-name="ce4" office:value-type="string" calcext:value-type="string">
            <text:p>In software development, data structures are a way of organizing and storing data so that they can be accessed and worked with efficiently. They define the relationship between the data, and the operations that can be performed on the data. There are many types of data structures, each with its own strengths and weaknesses. Some common data structures include arrays, linked lists, stacks, queues, trees, and graphs. For example, in Java, an array is a data structure that stores a fixed-size sequential collection of elements of the same type. An array is used to store a collection of data, but it is often more useful to think of an array as a collection of variables of the same type. For example, int[] myArray = new int[10]; Here, an array of integers is declared and initialized.</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yArray = new int[10];</text:p>
          </table:table-cell>
          <table:table-cell table:number-columns-repeated="1017"/>
        </table:table-row>
        <table:table-row table:style-name="ro1">
          <table:table-cell table:style-name="ce2" office:value-type="float" office:value="1864" calcext:value-type="float">
            <text:p>1864</text:p>
          </table:table-cell>
          <table:table-cell table:style-name="ce4" office:value-type="string" calcext:value-type="string">
            <text:p>Debugging is an integral part of software development. It's the process of identifying and fixing errors or bugs in a program. There are various techniques and tools available for debugging, depending on the programming language and the nature of the program. In JavaScript, for instance, the console.log() method is a simple yet powerful debugging tool. It's used to print information to the console, which helps track down the source of errors. For example, if a function isn't returning the expected result, you can use console.log() to print out the function's input and output, which can help identify what's going wrong. For example, console.log('The value of x is ' + x); This would print out the value of x to the console, helping to identify any issues with this variab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console.log('The value of x is ' + x);</text:p>
          </table:table-cell>
          <table:table-cell table:number-columns-repeated="1017"/>
        </table:table-row>
        <table:table-row table:style-name="ro1">
          <table:table-cell table:style-name="ce2" office:value-type="float" office:value="1866" calcext:value-type="float">
            <text:p>1866</text:p>
          </table:table-cell>
          <table:table-cell table:style-name="ce4" office:value-type="string" calcext:value-type="string">
            <text:p>Building software is much like constructing a building. If the foundation is not strong, the entire structure is at risk. The same principle applies to software development. Without a solid architecture, even the best code can fall apart.</text:p>
            <text:p/>
            <text:p>Understanding the 'big picture' is crucial in software development. A software architect’s job is to make sure that the system is designed in a way that it can handle the required load and can scale as the business grows. They also have to ensure that the system is secure and that data is protected.</text:p>
            <text:p/>
            <text:p>The choice of architecture can also impact the choice of technology. For example, if the system is expected to handle a large amount of data, a non-relational database like MongoDB might be a better choice than a traditional relational database like MySQL.</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68" calcext:value-type="float">
            <text:p>1868</text:p>
          </table:table-cell>
          <table:table-cell table:style-name="ce4" office:value-type="string" calcext:value-type="string">
            <text:p>In software development, nothing stays the same for long. New technologies are constantly emerging, and developers need to keep up or risk becoming obsolete. One of the latest trends in software development is the use of microservices.</text:p>
            <text:p/>
            <text:p>Microservices are small, independent processes that communicate with each other to form a single application. They allow for greater scalability and are easier to develop and maintain than a traditional monolithic application. However, they also come with their own set of challenges, such as data consistency and inter-service communication.</text:p>
            <text:p/>
            <text:p>The use of containers and orchestration tools like Docker and Kubernetes can help manage these challenges. These technologies allow developers to package their applications with all their dependencies, making them portable and easy to deplo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69" calcext:value-type="float">
            <text:p>1869</text:p>
          </table:table-cell>
          <table:table-cell table:style-name="ce4" office:value-type="string" calcext:value-type="string">
            <text:p>Software development methodologies play a crucial role in the process of building software. They provide a framework for planning and controlling the development process.</text:p>
            <text:p/>
            <text:p>Two of the most popular methodologies are Waterfall and Agile. Waterfall is a linear approach where each phase of the development process is completed before moving on to the next. This approach is easy to understand and manage, but it can be inflexible.</text:p>
            <text:p/>
            <text:p>Agile, on the other hand, is an iterative approach where requirements and solutions evolve through collaboration between self-organizing, cross-functional teams. It encourages flexible responses to change, but it requires a high level of customer engagement.</text:p>
            <text:p/>
            <text:p>Choosing the right methodology depends on the nature of the project. For example, Waterfall might be a good choice for projects with clear, unchanging requirements, while Agile might be better for projects with uncertain or dynamic requiremen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70" calcext:value-type="float">
            <text:p>1870</text:p>
          </table:table-cell>
          <table:table-cell table:style-name="ce4" office:value-type="string" calcext:value-type="string">
            <text:p>Software development is a fascinating field. For example, in Java, the process of creating a simple Hello World program is quite straightforward. First, you'd define a class HelloWorld. Then, within that class, define a main method. Inside the main method, you'd call System.out.println to print 'Hello, World!' to the console. This simple example illustrates some of the fundamentals of Java, such as classes, methods, and standard output. The pace of innovation in software development makes it a continually evolving field, with new languages, frameworks, and methodologies emerging all the tim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72" calcext:value-type="float">
            <text:p>1872</text:p>
          </table:table-cell>
          <table:table-cell table:style-name="ce4" office:value-type="string" calcext:value-type="string">
            <text:p>When we dive into the world of software development, JavaScript is a language that comes up frequently. It's primarily used for enhancing the interaction of a user with the webpage. In fact, it was the first ever scripting language to be introduced to create dynamic websites. Today, JavaScript is used not just for enhancing user interaction, but also for creating rich, interactive web parts, data validation and sending requests to servers for non-refreshing page update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73" calcext:value-type="float">
            <text:p>1873</text:p>
          </table:table-cell>
          <table:table-cell table:style-name="ce4" office:value-type="string" calcext:value-type="string">
            <text:p>Software development is a multi-dimensional field that involves several steps like coding, debugging, testing, and maintenance. A popular language used for web application development is Python. For instance, to print 'Hello, World!' in Python, you can simply use the print function. This can be executed in a Python shell, a script, or a Jupyter notebook. Python's simplicity and readability make it a great language for beginner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print('Hello, World!')</text:p>
          </table:table-cell>
          <table:table-cell table:number-columns-repeated="1017"/>
        </table:table-row>
        <table:table-row table:style-name="ro1">
          <table:table-cell table:style-name="ce2" office:value-type="float" office:value="1874" calcext:value-type="float">
            <text:p>1874</text:p>
          </table:table-cell>
          <table:table-cell table:style-name="ce4" office:value-type="string" calcext:value-type="string">
            <text:p>Software development has a multitude of strategies for organizing code. In the case of C++, object-oriented design is a common approach. As an example, creating a 'Hello, World!' program in C++ would involve including the iostream library, and then using std::cout to print the desired message to the console. This example shows the basic structure of a C++ program, which includes preprocessing directives and the use of the standard namespac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75" calcext:value-type="float">
            <text:p>1875</text:p>
          </table:table-cell>
          <table:table-cell table:style-name="ce4" office:value-type="string" calcext:value-type="string">
            <text:p>Swift, the powerful and intuitive programming language for Apple platforms, has been gaining a lot of traction in recent years. It's a favorite among many iOS developers, due to its simplicity and performance advantages over Objective-C. A simple 'Hello, World!' program in Swift can be written in a single line of code. This exemplifies Swift's mission to make coding simpler and more accessib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76" calcext:value-type="float">
            <text:p>1876</text:p>
          </table:table-cell>
          <table:table-cell table:style-name="ce4" office:value-type="string" calcext:value-type="string">
            <text:p>In software development, Go (or Golang) is a statically-typed compiled language known for its simplicity and efficiency, which makes it a good choice for system-level programming. A simple 'Hello, World!' program in Go starts by importing the fmt package, then defines a main function that calls fmt.Println to print 'Hello, World!'. This illustrates the basic structure of a Go program, which includes package declarations and the use of functions.</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78" calcext:value-type="float">
            <text:p>1878</text:p>
          </table:table-cell>
          <table:table-cell table:style-name="ce4" office:value-type="string" calcext:value-type="string">
            <text:p>In the world of software development, TypeScript, a statically typed superset of JavaScript, offers a more robust and maintainable codebase for larger projects. It adds static types to the language, providing a better development experience with improved editor tooling and better collaboration through clearer contracts. While it may add a bit of complexity compared to JavaScript, the benefits often outweigh the costs for larger, more complex proje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79" calcext:value-type="float">
            <text:p>1879</text:p>
          </table:table-cell>
          <table:table-cell table:style-name="ce4" office:value-type="string" calcext:value-type="string">
            <text:p>Software development is a process of writing and maintaining the source code. In the context of professional software development, the term often refers to the entire process, which includes conception, desired features, the design of the software, programming, testing, and bug fixing. Among many languages, Ruby stands out due to its elegant syntax that is natural to read and easy to write. A simple Ruby program to print 'Hello, World!' can be written in a single lin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82" calcext:value-type="float">
            <text:p>1882</text:p>
          </table:table-cell>
          <table:table-cell table:style-name="ce4" office:value-type="string" calcext:value-type="string">
            <text:p>In software development, PowerShell is a task automation and configuration management framework from Microsoft. It consists of a command-line shell and associated scripting language built on the .NET Framework. PowerShell provides full access to COM and WMI, enabling administrators to perform administrative tasks on both local and remote Windows systems. A simple 'Hello, World!' command in PowerShell can be written with a simple Write-Host command. This command can be used in a script or directly in a terminal.</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83" calcext:value-type="float">
            <text:p>1883</text:p>
          </table:table-cell>
          <table:table-cell table:style-name="ce4" office:value-type="string" calcext:value-type="string">
            <text:p>Software development is a complex process that involves multiple stages, including requirement gathering, designing, coding, testing, and maintenance. Among the various languages used in this process, Rust is a multi-paradigm programming language designed for performance and safety, especially safe concurrency. Rust includes a 'Hello, World!' program in its tutorial to show new users the basics of the language. The println! macro is used to print text to the console.</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NO</text:p>
          </table:table-cell>
          <table:table-cell table:number-columns-repeated="1017"/>
        </table:table-row>
        <table:table-row table:style-name="ro1">
          <table:table-cell table:style-name="ce2" office:value-type="float" office:value="1884" calcext:value-type="float">
            <text:p>1884</text:p>
          </table:table-cell>
          <table:table-cell table:style-name="ce4" office:value-type="string" calcext:value-type="string">
            <text:p>The rise of software development has led to a plethora of languages and frameworks to choose from. It's critical to choose the right one for your project. For example, if you're developing a web application, JavaScript or TypeScript might be your best bet. They offer an interactive user interface and have a vast community of developers, which means a lot of resources and support. </text:p>
            <text:p/>
            <text:p>On the other hand, if you're developing a system-level application, you might want to consider languages like C or C++. They offer a high level of control over system resources, but they also require a good understanding of computer architecture. </text:p>
            <text:p/>
            <text:p>Finally, for mobile application development, you might want to consider languages like Java or Kotlin for Android development, and Swift for iOS development. They are specifically designed for mobile platforms and offer many built-in features for mobile app development.</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87" calcext:value-type="float">
            <text:p>1887</text:p>
          </table:table-cell>
          <table:table-cell table:style-name="ce4" office:value-type="string" calcext:value-type="string">
            <text:p>In today's agile development environment, the ability to write clean, maintainable code is more important than ever. Writing clean code is not just about making the code look nice. It's about writing code that is easy to read, understand, and modify. This makes it easier for other developers to work with your code, and it makes it easier for you to work with your code in the futur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89" calcext:value-type="float">
            <text:p>1889</text:p>
          </table:table-cell>
          <table:table-cell table:style-name="ce4" office:value-type="string" calcext:value-type="string">
            <text:p>In the world of mobile app development, Kotlin has been gaining popularity as a more modern, expressive, and safer alternative to Java for Android development. Kotlin offers several modern features, such as null safety, coroutines for asynchronous programming, and more concise syntax. It's fully interoperable with Java, which means you can use all existing Java libraries and frameworks in your Kotlin project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91" calcext:value-type="float">
            <text:p>1891</text:p>
          </table:table-cell>
          <table:table-cell table:style-name="ce4" office:value-type="string" calcext:value-type="string">
            <text:p>Ruby, with its elegant and intuitive syntax, is a great language for beginners. It's also the language behind the powerful Ruby on Rails framework, which has been used to build some of the most popular websites on the internet. Despite its simplicity, Ruby is a powerful language that can be used for a wide range of applications.</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93" calcext:value-type="float">
            <text:p>1893</text:p>
          </table:table-cell>
          <table:table-cell table:style-name="ce4" office:value-type="string" calcext:value-type="string">
            <text:p>The Go programming language, also known as Golang, is a statically typed, compiled language developed by Google. It's designed to be simple and efficient, making it an excellent choice for concurrent programming tasks. For example, Go's goroutines and channels provide a powerful yet simple way to handle concurrency.</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95" calcext:value-type="float">
            <text:p>1895</text:p>
          </table:table-cell>
          <table:table-cell table:style-name="ce4" office:value-type="string" calcext:value-type="string">
            <text:p>Web development has evolved quickly over the past few years, and there are now a variety of tools and technologies available to help you build complex web applications. On the front-end, libraries and frameworks like React, Angular, and Vue.js have made it easier to build complex user interfaces. On the back-end, Node.js has brought JavaScript to the server, and databases like MongoDB have provided new ways to store and retrieve data.</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896" calcext:value-type="float">
            <text:p>1896</text:p>
          </table:table-cell>
          <table:table-cell table:style-name="ce4" office:value-type="string" calcext:value-type="string">
            <text:p>Python is an excellent language for automation and scripting thanks to its simplicity and wide range of libraries. For instance, the os library can be used to interact with the operating system. Here's a simple Python script to list all files in a directory: </text:p>
            <text:p/>
            <text:p>import os </text:p>
            <text:p/>
            <text:p>for filename in os.listdir('.'): </text:p>
            <text:p> print(filename) </text:p>
            <text:p/>
            <text:p>This script imports the os module, then uses its listdir function to get the names of all files in the current directory, and prints them.</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mport os</text:p>
            <text:p/>
            <text:p>for filename in os.listdir('.'):</text:p>
            <text:p>    print(filename)</text:p>
          </table:table-cell>
          <table:table-cell table:number-columns-repeated="1017"/>
        </table:table-row>
        <table:table-row table:style-name="ro1">
          <table:table-cell table:style-name="ce2" office:value-type="float" office:value="1897" calcext:value-type="float">
            <text:p>1897</text:p>
          </table:table-cell>
          <table:table-cell table:style-name="ce4" office:value-type="string" calcext:value-type="string">
            <text:p>Version control is an essential tool for any software developer. It allows you to keep track of changes you make to your code, and it makes it easy to collaborate with others. Git is the most popular version control system. With Git, you can create different branches of your code, make changes to those branches, and then merge them back into the main branch when you're don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00" calcext:value-type="float">
            <text:p>1900</text:p>
          </table:table-cell>
          <table:table-cell table:style-name="ce4" office:value-type="string" calcext:value-type="string">
            <text:p>The world of software development is continuously evolving. New languages, frameworks, and tools are constantly emerging. Rust, for example, is a language that has recently gained popularity. It offers memory safety without garbage collection, and it's great for system programming. The world of software development is vast and exciting, and there's always something new to learn.</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01" calcext:value-type="float">
            <text:p>1901</text:p>
          </table:table-cell>
          <table:table-cell table:style-name="ce4" office:value-type="string" calcext:value-type="string">
            <text:p>One of the most powerful tools in a developer's arsenal is JavaScript. It's a versatile language used for both client-side and server-side scripting. A fundamental concept in JavaScript is the function. Here's a basic example of a function in JavaScript:</text:p>
            <text:p>function sayHello() {</text:p>
            <text:p>console.log('Hello, world!');</text:p>
            <text:p>}</text:p>
            <text:p>This function, when called, will print 'Hello, world!' to the console. Understanding functions is key to mastering JavaScript.</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sayHello() {</text:p>
            <text:p>    console.log('Hello, world!');</text:p>
            <text:p>}</text:p>
          </table:table-cell>
          <table:table-cell table:number-columns-repeated="1017"/>
        </table:table-row>
        <table:table-row table:style-name="ro1">
          <table:table-cell table:style-name="ce2" office:value-type="float" office:value="1902" calcext:value-type="float">
            <text:p>1902</text:p>
          </table:table-cell>
          <table:table-cell table:style-name="ce4" office:value-type="string" calcext:value-type="string">
            <text:p>Software development is more than just coding. It's about understanding problems and crafting solutions. It's about working with a team, meeting deadlines, and delivering quality. It's about learning new technologies and continually improving your skills. It's a challenging field, but it's also incredibly rewarding.</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05" calcext:value-type="float">
            <text:p>1905</text:p>
          </table:table-cell>
          <table:table-cell table:style-name="ce4" office:value-type="string" calcext:value-type="string">
            <text:p>In the world of software development, one of the most prominent languages is Python. Known for its simplicity and readability, Python has found its place in various fields including web development, data analysis, machine learning, and more. It's the preferred language for beginners due to its straightforward syntax.</text:p>
            <text:p/>
            <text:p>Python's wide usage can also be attributed to the vast selection of libraries it offers. From NumPy and Pandas for data manipulation, to TensorFlow and Keras for machine learning, the choices are immense.</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1">
          <table:table-cell table:style-name="ce2" office:value-type="float" office:value="1906" calcext:value-type="float">
            <text:p>1906</text:p>
          </table:table-cell>
          <table:table-cell table:style-name="ce4" office:value-type="string" calcext:value-type="string">
            <text:p>Web development is a popular field in software development. It involves creating websites or web applications. Front-end technologies like HTML, CSS, and JavaScript are often used to design the interface. For instance, a simple JavaScript function could be function greet() { alert('Hello, world!'); }. This function, when called, would display a pop-up greeting.</text:p>
            <text:p/>
            <text:p>Back-end technologies usually include a server, an application, and a database. Languages like Python, Java, and Ruby are commonly used, with frameworks like Django, Spring, and Rails respectivel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function greet() {</text:p>
            <text:p>    alert('Hello, world!');</text:p>
            <text:p>}</text:p>
          </table:table-cell>
          <table:table-cell table:number-columns-repeated="1017"/>
        </table:table-row>
        <table:table-row table:style-name="ro1">
          <table:table-cell table:style-name="ce2" office:value-type="float" office:value="1907" calcext:value-type="float">
            <text:p>1907</text:p>
          </table:table-cell>
          <table:table-cell table:style-name="ce4" office:value-type="string" calcext:value-type="string">
            <text:p>C++ is a general-purpose programming language that gives programmers a high level of control over system resources and memory. Useful for many software contexts, but especially for system software, game development, and real-time systems. For example, you could declare an integer variable in C++ like this: int myNum = 15; cout &lt;&lt; myNum;.</text:p>
            <text:p/>
            <text:p>The language is designed to provide developers with the utmost control of their hardware and to deliver superior performance and efficiency.</text:p>
          </table:table-cell>
          <table:table-cell table:style-name="ce2" office:value-type="float" office:value="-1" calcext:value-type="float">
            <text:p>-1</text:p>
          </table:table-cell>
          <table:table-cell/>
          <table:table-cell table:style-name="ce2" office:value-type="string" calcext:value-type="string">
            <text:p>[]</text:p>
          </table:table-cell>
          <table:table-cell/>
          <table:table-cell table:style-name="ce6" office:value-type="string" calcext:value-type="string">
            <text:p>int myNum = 15;</text:p>
            <text:p>cout &lt;&lt; myNum;</text:p>
          </table:table-cell>
          <table:table-cell table:number-columns-repeated="1017"/>
        </table:table-row>
        <table:table-row table:style-name="ro1">
          <table:table-cell table:style-name="ce2" office:value-type="float" office:value="1908" calcext:value-type="float">
            <text:p>1908</text:p>
          </table:table-cell>
          <table:table-cell table:style-name="ce4" office:value-type="string" calcext:value-type="string">
            <text:p>Mobile app development is a type of software development. It's the act of creating software applications that run on mobile devices. A significant aspect of mobile app development involves creating software that can take advantage of the unique features of mobile hardware.</text:p>
            <text:p/>
            <text:p>A mobile app developer chooses the operating system (a.k.a. mobile platform) they will develop for, such as Apple's iOS or Google's Android, then learns the programming languages and software development environment for that platform.</text:p>
          </table:table-cell>
          <table:table-cell table:style-name="ce2" office:value-type="float" office:value="0" calcext:value-type="float">
            <text:p>0</text:p>
          </table:table-cell>
          <table:table-cell/>
          <table:table-cell table:style-name="ce2" office:value-type="string" calcext:value-type="string">
            <text:p>[]</text:p>
          </table:table-cell>
          <table:table-cell table:number-columns-repeated="1019"/>
        </table:table-row>
        <table:table-row table:style-name="ro2" table:number-rows-repeated="1047198">
          <table:table-cell table:number-columns-repeated="1024"/>
        </table:table-row>
        <table:table-row table:style-name="ro2">
          <table:table-cell table:number-columns-repeated="1024"/>
        </table:table-row>
        <table:named-expressions>
          <table:named-range table:name="_xlnm._FilterDatabase" table:base-cell-address="$Sheet2.$A$1" table:cell-range-address="$Sheet2.$A$1:.$E$1377"/>
        </table:named-expressions>
      </table:table>
      <table:table table:name="Sheet3" table:style-name="ta2">
        <table:table-column table:style-name="co11" table:default-cell-style-name="Default"/>
        <table:table-column table:style-name="co12" table:default-cell-style-name="Default"/>
        <table:table-column table:style-name="co13" table:default-cell-style-name="Default"/>
        <table:table-column table:style-name="co10" table:number-columns-repeated="1021" table:default-cell-style-name="Default"/>
        <table:table-row table:style-name="ro1">
          <table:table-cell table:style-name="ce6" office:value-type="string" calcext:value-type="string">
            <text:p>Sl no</text:p>
          </table:table-cell>
          <table:table-cell table:style-name="ce6" office:value-type="string" calcext:value-type="string">
            <text:p>complaints_desp</text:p>
          </table:table-cell>
          <table:table-cell table:style-name="ce6" office:value-type="string" calcext:value-type="string">
            <text:p>translated_complaints_desp</text:p>
          </table:table-cell>
          <table:table-cell table:style-name="ce6" office:value-type="string" calcext:value-type="string">
            <text:p>category</text:p>
          </table:table-cell>
          <table:table-cell table:style-name="ce6" office:value-type="string" calcext:value-type="string">
            <text:p>target</text:p>
          </table:table-cell>
          <table:table-cell table:number-columns-repeated="1019"/>
        </table:table-row>
        <table:table-row table:style-name="ro1">
          <table:table-cell table:style-name="ce8" office:value-type="float" office:value="1" calcext:value-type="float">
            <text:p>1</text:p>
          </table:table-cell>
          <table:table-cell table:style-name="ce6" office:value-type="string" calcext:value-type="string">
            <text:p>Incorrect fare charges on tickets</text:p>
          </table:table-cell>
          <table:table-cell table:style-name="ce6" table:formula="of:=IFERROR(__xludf.dummyfunction(&quot;GOOGLETRANSLATE($B2, &quot;&quot;en&quot;&quot;, &quot;&quot;hi&quot;&quot;)&quot;);&quot;टिकटों पर गलत किराया शुल्क&quot;)" office:value-type="string" office:string-value="टिकटों पर गलत किराया शुल्क" calcext:value-type="string">
            <text:p>टिकटों पर गलत किराया शुल्क</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 calcext:value-type="float">
            <text:p>2</text:p>
          </table:table-cell>
          <table:table-cell table:style-name="ce6" office:value-type="string" calcext:value-type="string">
            <text:p>Unauthorized charges on credit/debit card</text:p>
          </table:table-cell>
          <table:table-cell table:style-name="ce6" table:formula="of:=IFERROR(__xludf.dummyfunction(&quot;GOOGLETRANSLATE($B3, &quot;&quot;en&quot;&quot;, &quot;&quot;hi&quot;&quot;)&quot;);&quot;क्रेडिट/डेबिट कार्ड पर अनधिकृत शुल्क&quot;)" office:value-type="string" office:string-value="क्रेडिट/डेबिट कार्ड पर अनधिकृत शुल्क" calcext:value-type="string">
            <text:p>क्रेडिट/डेबिट कार्ड पर अनधिकृत शुल्क</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 calcext:value-type="float">
            <text:p>3</text:p>
          </table:table-cell>
          <table:table-cell table:style-name="ce6" office:value-type="string" calcext:value-type="string">
            <text:p>Overcharged for excess baggage</text:p>
          </table:table-cell>
          <table:table-cell table:style-name="ce6" table:formula="of:=IFERROR(__xludf.dummyfunction(&quot;GOOGLETRANSLATE($B4, &quot;&quot;en&quot;&quot;, &quot;&quot;hi&quot;&quot;)&quot;);&quot;अतिरिक्त सामान के लिए अधिक शुल्क लिया गया&quot;)" office:value-type="string" office:string-value="अतिरिक्त सामान के लिए अधिक शुल्क लिया गया" calcext:value-type="string">
            <text:p>अतिरिक्त सामान के लिए अधिक शुल्क लिया गया</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3"/>
          <table:table-cell table:style-name="ce6" office:value-type="string" calcext:value-type="string">
            <text:p>Jan</text:p>
          </table:table-cell>
          <table:table-cell table:style-name="ce6" office:value-type="string" calcext:value-type="string">
            <text:p>Feb</text:p>
          </table:table-cell>
          <table:table-cell table:style-name="ce6" office:value-type="string" calcext:value-type="string">
            <text:p>Mar</text:p>
          </table:table-cell>
          <table:table-cell table:style-name="ce6" office:value-type="string" calcext:value-type="string">
            <text:p>Apr</text:p>
          </table:table-cell>
          <table:table-cell table:style-name="ce6" office:value-type="string" calcext:value-type="string">
            <text:p>May</text:p>
          </table:table-cell>
          <table:table-cell table:style-name="ce6" office:value-type="string" calcext:value-type="string">
            <text:p>Jun</text:p>
          </table:table-cell>
          <table:table-cell table:number-columns-repeated="1010"/>
        </table:table-row>
        <table:table-row table:style-name="ro1">
          <table:table-cell table:style-name="ce8" office:value-type="float" office:value="4" calcext:value-type="float">
            <text:p>4</text:p>
          </table:table-cell>
          <table:table-cell table:style-name="ce6" office:value-type="string" calcext:value-type="string">
            <text:p>Incorrect billing for food services on board</text:p>
          </table:table-cell>
          <table:table-cell table:style-name="ce6" table:formula="of:=IFERROR(__xludf.dummyfunction(&quot;GOOGLETRANSLATE($B5, &quot;&quot;en&quot;&quot;, &quot;&quot;hi&quot;&quot;)&quot;);&quot;जहाज पर खाद्य सेवाओं के लिए गलत बिलिंग&quot;)" office:value-type="string" office:string-value="जहाज पर खाद्य सेवाओं के लिए गलत बिलिंग" calcext:value-type="string">
            <text:p>जहाज पर खाद्य सेवाओं के लिए गलत बिलिंग</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2"/>
          <table:table-cell table:style-name="ce6" office:value-type="string" calcext:value-type="string">
            <text:p>Billing Issues</text:p>
          </table:table-cell>
          <table:table-cell table:style-name="ce6" office:value-type="float" office:value="37" calcext:value-type="float">
            <text:p>37</text:p>
          </table:table-cell>
          <table:table-cell table:style-name="ce6" office:value-type="float" office:value="28" calcext:value-type="float">
            <text:p>28</text:p>
          </table:table-cell>
          <table:table-cell table:style-name="ce6" office:value-type="float" office:value="36" calcext:value-type="float">
            <text:p>36</text:p>
          </table:table-cell>
          <table:table-cell table:style-name="ce6" office:value-type="float" office:value="41" calcext:value-type="float">
            <text:p>41</text:p>
          </table:table-cell>
          <table:table-cell table:style-name="ce6" office:value-type="float" office:value="88" calcext:value-type="float">
            <text:p>88</text:p>
          </table:table-cell>
          <table:table-cell table:style-name="ce6" office:value-type="float" office:value="73" calcext:value-type="float">
            <text:p>73</text:p>
          </table:table-cell>
          <table:table-cell table:number-columns-repeated="1010"/>
        </table:table-row>
        <table:table-row table:style-name="ro1">
          <table:table-cell table:style-name="ce8" office:value-type="float" office:value="5" calcext:value-type="float">
            <text:p>5</text:p>
          </table:table-cell>
          <table:table-cell table:style-name="ce6" office:value-type="string" calcext:value-type="string">
            <text:p>Refund not processed for canceled ticket</text:p>
          </table:table-cell>
          <table:table-cell table:style-name="ce6" table:formula="of:=IFERROR(__xludf.dummyfunction(&quot;GOOGLETRANSLATE($B6, &quot;&quot;en&quot;&quot;, &quot;&quot;hi&quot;&quot;)&quot;);&quot;रद्द किए गए टिकट का रिफंड नहीं हुआ&quot;)" office:value-type="string" office:string-value="रद्द किए गए टिकट का रिफंड नहीं हुआ" calcext:value-type="string">
            <text:p>रद्द किए गए टिकट का रिफंड नहीं हुआ</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2"/>
          <table:table-cell table:style-name="ce6" office:value-type="string" calcext:value-type="string">
            <text:p>Product Issues</text:p>
          </table:table-cell>
          <table:table-cell table:style-name="ce6" office:value-type="float" office:value="68" calcext:value-type="float">
            <text:p>68</text:p>
          </table:table-cell>
          <table:table-cell table:style-name="ce6" office:value-type="float" office:value="41" calcext:value-type="float">
            <text:p>41</text:p>
          </table:table-cell>
          <table:table-cell table:style-name="ce6" office:value-type="float" office:value="74" calcext:value-type="float">
            <text:p>74</text:p>
          </table:table-cell>
          <table:table-cell table:style-name="ce6" office:value-type="float" office:value="76" calcext:value-type="float">
            <text:p>76</text:p>
          </table:table-cell>
          <table:table-cell table:style-name="ce6" office:value-type="float" office:value="80" calcext:value-type="float">
            <text:p>80</text:p>
          </table:table-cell>
          <table:table-cell table:style-name="ce6" office:value-type="float" office:value="67" calcext:value-type="float">
            <text:p>67</text:p>
          </table:table-cell>
          <table:table-cell table:number-columns-repeated="1010"/>
        </table:table-row>
        <table:table-row table:style-name="ro1">
          <table:table-cell table:style-name="ce8" office:value-type="float" office:value="6" calcext:value-type="float">
            <text:p>6</text:p>
          </table:table-cell>
          <table:table-cell table:style-name="ce6" office:value-type="string" calcext:value-type="string">
            <text:p>Broken seats or malfunctioning amenities in train cars</text:p>
          </table:table-cell>
          <table:table-cell table:style-name="ce6" table:formula="of:=IFERROR(__xludf.dummyfunction(&quot;GOOGLETRANSLATE($B7, &quot;&quot;en&quot;&quot;, &quot;&quot;hi&quot;&quot;)&quot;);&quot;ट्रेन के डिब्बों में टूटी सीटें या ख़राब सुविधाएं&quot;)" office:value-type="string" office:string-value="ट्रेन के डिब्बों में टूटी सीटें या ख़राब सुविधाएं" calcext:value-type="string">
            <text:p>ट्रेन के डिब्बों में टूटी सीटें या ख़राब सुविधाएं</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2"/>
          <table:table-cell table:style-name="ce6" office:value-type="string" calcext:value-type="string">
            <text:p>Service Issues</text:p>
          </table:table-cell>
          <table:table-cell table:style-name="ce6" office:value-type="float" office:value="62" calcext:value-type="float">
            <text:p>62</text:p>
          </table:table-cell>
          <table:table-cell table:style-name="ce6" office:value-type="float" office:value="20" calcext:value-type="float">
            <text:p>20</text:p>
          </table:table-cell>
          <table:table-cell table:style-name="ce6" office:value-type="float" office:value="23" calcext:value-type="float">
            <text:p>23</text:p>
          </table:table-cell>
          <table:table-cell table:style-name="ce6" office:value-type="float" office:value="85" calcext:value-type="float">
            <text:p>85</text:p>
          </table:table-cell>
          <table:table-cell table:style-name="ce6" office:value-type="float" office:value="30" calcext:value-type="float">
            <text:p>30</text:p>
          </table:table-cell>
          <table:table-cell table:style-name="ce6" office:value-type="float" office:value="95" calcext:value-type="float">
            <text:p>95</text:p>
          </table:table-cell>
          <table:table-cell table:number-columns-repeated="1010"/>
        </table:table-row>
        <table:table-row table:style-name="ro1">
          <table:table-cell table:style-name="ce8" office:value-type="float" office:value="7" calcext:value-type="float">
            <text:p>7</text:p>
          </table:table-cell>
          <table:table-cell table:style-name="ce6" office:value-type="string" calcext:value-type="string">
            <text:p>Dirty or unsanitary train compartments</text:p>
          </table:table-cell>
          <table:table-cell table:style-name="ce6" table:formula="of:=IFERROR(__xludf.dummyfunction(&quot;GOOGLETRANSLATE($B8, &quot;&quot;en&quot;&quot;, &quot;&quot;hi&quot;&quot;)&quot;);&quot;गंदे या अस्वच्छ रेल डिब्बे&quot;)" office:value-type="string" office:string-value="गंदे या अस्वच्छ रेल डिब्बे" calcext:value-type="string">
            <text:p>गंदे या अस्वच्छ रेल डिब्बे</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8" calcext:value-type="float">
            <text:p>8</text:p>
          </table:table-cell>
          <table:table-cell table:style-name="ce6" office:value-type="string" calcext:value-type="string">
            <text:p>Non-functioning air conditioning or heating systems</text:p>
          </table:table-cell>
          <table:table-cell table:style-name="ce6" table:formula="of:=IFERROR(__xludf.dummyfunction(&quot;GOOGLETRANSLATE($B9, &quot;&quot;en&quot;&quot;, &quot;&quot;hi&quot;&quot;)&quot;);&quot;गैर-कार्यशील एयर कंडीशनिंग या हीटिंग सिस्टम&quot;)" office:value-type="string" office:string-value="गैर-कार्यशील एयर कंडीशनिंग या हीटिंग सिस्टम" calcext:value-type="string">
            <text:p>गैर-कार्यशील एयर कंडीशनिंग या हीटिंग सिस्टम</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9" calcext:value-type="float">
            <text:p>9</text:p>
          </table:table-cell>
          <table:table-cell table:style-name="ce6" office:value-type="string" calcext:value-type="string">
            <text:p>Lack of cleanliness in restrooms or washrooms</text:p>
          </table:table-cell>
          <table:table-cell table:style-name="ce6" table:formula="of:=IFERROR(__xludf.dummyfunction(&quot;GOOGLETRANSLATE($B10, &quot;&quot;en&quot;&quot;, &quot;&quot;hi&quot;&quot;)&quot;);&quot;टॉयलेट या वाशरूम में साफ़-सफ़ाई का अभाव&quot;)" office:value-type="string" office:string-value="टॉयलेट या वाशरूम में साफ़-सफ़ाई का अभाव" calcext:value-type="string">
            <text:p>टॉयलेट या वाशरूम में साफ़-सफ़ाई का अभाव</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0" calcext:value-type="float">
            <text:p>10</text:p>
          </table:table-cell>
          <table:table-cell table:style-name="ce6" office:value-type="string" calcext:value-type="string">
            <text:p>Delayed or canceled trains without prior notice</text:p>
          </table:table-cell>
          <table:table-cell table:style-name="ce6" table:formula="of:=IFERROR(__xludf.dummyfunction(&quot;GOOGLETRANSLATE($B11, &quot;&quot;en&quot;&quot;, &quot;&quot;hi&quot;&quot;)&quot;);&quot;बिना किसी पूर्व सूचना के विलंबित या रद्द की गई ट्रेनें&quot;)" office:value-type="string" office:string-value="बिना किसी पूर्व सूचना के विलंबित या रद्द की गई ट्रेनें" calcext:value-type="string">
            <text:p>बिना किसी पूर्व सूचना के विलंबित या रद्द की गई ट्रे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1" calcext:value-type="float">
            <text:p>11</text:p>
          </table:table-cell>
          <table:table-cell table:style-name="ce6" office:value-type="string" calcext:value-type="string">
            <text:p>Inadequate customer service assistance at railway stations</text:p>
          </table:table-cell>
          <table:table-cell table:style-name="ce6" table:formula="of:=IFERROR(__xludf.dummyfunction(&quot;GOOGLETRANSLATE($B12, &quot;&quot;en&quot;&quot;, &quot;&quot;hi&quot;&quot;)&quot;);&quot;रेलवे स्टेशनों पर अपर्याप्त ग्राहक सेवा सहायता&quot;)" office:value-type="string" office:string-value="रेलवे स्टेशनों पर अपर्याप्त ग्राहक सेवा सहायता" calcext:value-type="string">
            <text:p>रेलवे स्टेशनों पर अपर्याप्त ग्राहक सेवा सहायता</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2" calcext:value-type="float">
            <text:p>12</text:p>
          </table:table-cell>
          <table:table-cell table:style-name="ce6" office:value-type="string" calcext:value-type="string">
            <text:p>Lack of accessibility for passengers with disabilities</text:p>
          </table:table-cell>
          <table:table-cell table:style-name="ce6" table:formula="of:=IFERROR(__xludf.dummyfunction(&quot;GOOGLETRANSLATE($B13, &quot;&quot;en&quot;&quot;, &quot;&quot;hi&quot;&quot;)&quot;);&quot;विकलांग यात्रियों के लिए पहुंच का अभाव&quot;)" office:value-type="string" office:string-value="विकलांग यात्रियों के लिए पहुंच का अभाव" calcext:value-type="string">
            <text:p>विकलांग यात्रियों के लिए पहुंच का अभाव</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3" calcext:value-type="float">
            <text:p>13</text:p>
          </table:table-cell>
          <table:table-cell table:style-name="ce6" office:value-type="string" calcext:value-type="string">
            <text:p>Unhelpful or rude staff behavior</text:p>
          </table:table-cell>
          <table:table-cell table:style-name="ce6" table:formula="of:=IFERROR(__xludf.dummyfunction(&quot;GOOGLETRANSLATE($B14, &quot;&quot;en&quot;&quot;, &quot;&quot;hi&quot;&quot;)&quot;);&quot;कर्मचारियों का अनुपयोगी या असभ्य व्यवहार&quot;)" office:value-type="string" office:string-value="कर्मचारियों का अनुपयोगी या असभ्य व्यवहार" calcext:value-type="string">
            <text:p>कर्मचारियों का अनुपयोगी या असभ्य व्यवहार</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4" calcext:value-type="float">
            <text:p>14</text:p>
          </table:table-cell>
          <table:table-cell table:style-name="ce6" office:value-type="string" calcext:value-type="string">
            <text:p>Insufficient security measures leading to safety concerns</text:p>
          </table:table-cell>
          <table:table-cell table:style-name="ce6" table:formula="of:=IFERROR(__xludf.dummyfunction(&quot;GOOGLETRANSLATE($B15, &quot;&quot;en&quot;&quot;, &quot;&quot;hi&quot;&quot;)&quot;);&quot;अपर्याप्त सुरक्षा उपायों के कारण सुरक्षा संबंधी चिंताएँ उत्पन्न होती हैं&quot;)" office:value-type="string" office:string-value="अपर्याप्त सुरक्षा उपायों के कारण सुरक्षा संबंधी चिंताएँ उत्पन्न होती हैं" calcext:value-type="string">
            <text:p>अपर्याप्त सुरक्षा उपायों के कारण सुरक्षा संबंधी चिंताएँ उत्पन्न होती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5" calcext:value-type="float">
            <text:p>15</text:p>
          </table:table-cell>
          <table:table-cell table:style-name="ce6" office:value-type="string" calcext:value-type="string">
            <text:p>Difficulty in booking tickets online or through mobile app</text:p>
          </table:table-cell>
          <table:table-cell table:style-name="ce6" table:formula="of:=IFERROR(__xludf.dummyfunction(&quot;GOOGLETRANSLATE($B16, &quot;&quot;en&quot;&quot;, &quot;&quot;hi&quot;&quot;)&quot;);&quot;ऑनलाइन या मोबाइल ऐप से टिकट बुक करने में दिक्कत&quot;)" office:value-type="string" office:string-value="ऑनलाइन या मोबाइल ऐप से टिकट बुक करने में दिक्कत" calcext:value-type="string">
            <text:p>ऑनलाइन या मोबाइल ऐप से टिकट बुक करने में दिक्कत</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6" calcext:value-type="float">
            <text:p>16</text:p>
          </table:table-cell>
          <table:table-cell table:style-name="ce6" office:value-type="string" calcext:value-type="string">
            <text:p>Lost or mishandled luggage during transit</text:p>
          </table:table-cell>
          <table:table-cell table:style-name="ce6" table:formula="of:=IFERROR(__xludf.dummyfunction(&quot;GOOGLETRANSLATE($B17, &quot;&quot;en&quot;&quot;, &quot;&quot;hi&quot;&quot;)&quot;);&quot;पारगमन के दौरान सामान खो जाना या गलत ढंग से संभाला जाना&quot;)" office:value-type="string" office:string-value="पारगमन के दौरान सामान खो जाना या गलत ढंग से संभाला जाना" calcext:value-type="string">
            <text:p>पारगमन के दौरान सामान खो जाना या गलत ढंग से संभाला जा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7" calcext:value-type="float">
            <text:p>17</text:p>
          </table:table-cell>
          <table:table-cell table:style-name="ce6" office:value-type="string" calcext:value-type="string">
            <text:p>Inaccurate or misleading information provided by railway staff</text:p>
          </table:table-cell>
          <table:table-cell table:style-name="ce6" table:formula="of:=IFERROR(__xludf.dummyfunction(&quot;GOOGLETRANSLATE($B18, &quot;&quot;en&quot;&quot;, &quot;&quot;hi&quot;&quot;)&quot;);&quot;रेलवे कर्मचारियों द्वारा दी गई गलत या भ्रामक जानकारी&quot;)" office:value-type="string" office:string-value="रेलवे कर्मचारियों द्वारा दी गई गलत या भ्रामक जानकारी" calcext:value-type="string">
            <text:p>रेलवे कर्मचारियों द्वारा दी गई गलत या भ्रामक जानकारी</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8" calcext:value-type="float">
            <text:p>18</text:p>
          </table:table-cell>
          <table:table-cell table:style-name="ce6" office:value-type="string" calcext:value-type="string">
            <text:p>Inadequate facilities for elderly passengers or pregnant women</text:p>
          </table:table-cell>
          <table:table-cell table:style-name="ce6" table:formula="of:=IFERROR(__xludf.dummyfunction(&quot;GOOGLETRANSLATE($B19, &quot;&quot;en&quot;&quot;, &quot;&quot;hi&quot;&quot;)&quot;);&quot;बुजुर्ग यात्रियों या गर्भवती महिलाओं के लिए अपर्याप्त सुविधाएं&quot;)" office:value-type="string" office:string-value="बुजुर्ग यात्रियों या गर्भवती महिलाओं के लिए अपर्याप्त सुविधाएं" calcext:value-type="string">
            <text:p>बुजुर्ग यात्रियों या गर्भवती महिलाओं के लिए अपर्याप्त सुविधाएं</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19" calcext:value-type="float">
            <text:p>19</text:p>
          </table:table-cell>
          <table:table-cell table:style-name="ce6" office:value-type="string" calcext:value-type="string">
            <text:p>Poor quality of food served in onboard dining facilities</text:p>
          </table:table-cell>
          <table:table-cell table:style-name="ce6" table:formula="of:=IFERROR(__xludf.dummyfunction(&quot;GOOGLETRANSLATE($B20, &quot;&quot;en&quot;&quot;, &quot;&quot;hi&quot;&quot;)&quot;);&quot;जहाज पर भोजन सुविधाओं में परोसे जाने वाले भोजन की खराब गुणवत्ता&quot;)" office:value-type="string" office:string-value="जहाज पर भोजन सुविधाओं में परोसे जाने वाले भोजन की खराब गुणवत्ता" calcext:value-type="string">
            <text:p>जहाज पर भोजन सुविधाओं में परोसे जाने वाले भोजन की खराब गुणवत्ता</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0" calcext:value-type="float">
            <text:p>20</text:p>
          </table:table-cell>
          <table:table-cell table:style-name="ce6" office:value-type="string" calcext:value-type="string">
            <text:p>Broken or malfunctioning restroom facilities onboard</text:p>
          </table:table-cell>
          <table:table-cell table:style-name="ce6" table:formula="of:=IFERROR(__xludf.dummyfunction(&quot;GOOGLETRANSLATE($B21, &quot;&quot;en&quot;&quot;, &quot;&quot;hi&quot;&quot;)&quot;);&quot;जहाज़ पर शौचालय की टूटी हुई या ख़राब सुविधाएं&quot;)" office:value-type="string" office:string-value="जहाज़ पर शौचालय की टूटी हुई या ख़राब सुविधाएं" calcext:value-type="string">
            <text:p>जहाज़ पर शौचालय की टूटी हुई या ख़राब सुविधाएं</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1" calcext:value-type="float">
            <text:p>21</text:p>
          </table:table-cell>
          <table:table-cell table:style-name="ce6" office:value-type="string" calcext:value-type="string">
            <text:p>Unclean or unsanitary bedding provided in sleeper compartments</text:p>
          </table:table-cell>
          <table:table-cell table:style-name="ce6" table:formula="of:=IFERROR(__xludf.dummyfunction(&quot;GOOGLETRANSLATE($B22, &quot;&quot;en&quot;&quot;, &quot;&quot;hi&quot;&quot;)&quot;);&quot;स्लीपर डिब्बों में अशुद्ध या गंदा बिस्तर उपलब्ध कराया जाता है&quot;)" office:value-type="string" office:string-value="स्लीपर डिब्बों में अशुद्ध या गंदा बिस्तर उपलब्ध कराया जाता है" calcext:value-type="string">
            <text:p>स्लीपर डिब्बों में अशुद्ध या गंदा बिस्तर उपलब्ध कराया जाता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2" calcext:value-type="float">
            <text:p>22</text:p>
          </table:table-cell>
          <table:table-cell table:style-name="ce6" office:value-type="string" calcext:value-type="string">
            <text:p>Lack of timely updates regarding train schedule changes</text:p>
          </table:table-cell>
          <table:table-cell table:style-name="ce6" table:formula="of:=IFERROR(__xludf.dummyfunction(&quot;GOOGLETRANSLATE($B23, &quot;&quot;en&quot;&quot;, &quot;&quot;hi&quot;&quot;)&quot;);&quot;ट्रेन शेड्यूल में बदलाव के संबंध में समय पर अपडेट का अभाव&quot;)" office:value-type="string" office:string-value="ट्रेन शेड्यूल में बदलाव के संबंध में समय पर अपडेट का अभाव" calcext:value-type="string">
            <text:p>ट्रेन शेड्यूल में बदलाव के संबंध में समय पर अपडेट का अभाव</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3" calcext:value-type="float">
            <text:p>23</text:p>
          </table:table-cell>
          <table:table-cell table:style-name="ce6" office:value-type="string" calcext:value-type="string">
            <text:p>Difficulty in obtaining assistance for ticket booking or reservations</text:p>
          </table:table-cell>
          <table:table-cell table:style-name="ce6" table:formula="of:=IFERROR(__xludf.dummyfunction(&quot;GOOGLETRANSLATE($B24, &quot;&quot;en&quot;&quot;, &quot;&quot;hi&quot;&quot;)&quot;);&quot;टिकट बुकिंग या आरक्षण के लिए सहायता प्राप्त करने में कठिनाई&quot;)" office:value-type="string" office:string-value="टिकट बुकिंग या आरक्षण के लिए सहायता प्राप्त करने में कठिनाई" calcext:value-type="string">
            <text:p>टिकट बुकिंग या आरक्षण के लिए सहायता प्राप्त करने में कठिनाई</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4" calcext:value-type="float">
            <text:p>24</text:p>
          </table:table-cell>
          <table:table-cell table:style-name="ce6" office:value-type="string" calcext:value-type="string">
            <text:p>Inefficient handling of passenger complaints and grievances</text:p>
          </table:table-cell>
          <table:table-cell table:style-name="ce6" table:formula="of:=IFERROR(__xludf.dummyfunction(&quot;GOOGLETRANSLATE($B25, &quot;&quot;en&quot;&quot;, &quot;&quot;hi&quot;&quot;)&quot;);&quot;यात्री शिकायतों और परेशानियों का अकुशल प्रबंधन&quot;)" office:value-type="string" office:string-value="यात्री शिकायतों और परेशानियों का अकुशल प्रबंधन" calcext:value-type="string">
            <text:p>यात्री शिकायतों और परेशानियों का अकुशल प्रबंध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5" calcext:value-type="float">
            <text:p>25</text:p>
          </table:table-cell>
          <table:table-cell table:style-name="ce6" office:value-type="string" calcext:value-type="string">
            <text:p>Lack of proper maintenance leading to train breakdowns</text:p>
          </table:table-cell>
          <table:table-cell table:style-name="ce6" table:formula="of:=IFERROR(__xludf.dummyfunction(&quot;GOOGLETRANSLATE($B26, &quot;&quot;en&quot;&quot;, &quot;&quot;hi&quot;&quot;)&quot;);&quot;उचित रखरखाव के अभाव के कारण ट्रेन खराब हो जाती है&quot;)" office:value-type="string" office:string-value="उचित रखरखाव के अभाव के कारण ट्रेन खराब हो जाती है" calcext:value-type="string">
            <text:p>उचित रखरखाव के अभाव के कारण ट्रेन खराब हो जाती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6" calcext:value-type="float">
            <text:p>26</text:p>
          </table:table-cell>
          <table:table-cell table:style-name="ce6" office:value-type="string" calcext:value-type="string">
            <text:p>Unable to book ticket due to technical issues</text:p>
          </table:table-cell>
          <table:table-cell table:style-name="ce6" table:formula="of:=IFERROR(__xludf.dummyfunction(&quot;GOOGLETRANSLATE($B27, &quot;&quot;en&quot;&quot;, &quot;&quot;hi&quot;&quot;)&quot;);&quot;तकनीकी दिक्कतों के कारण टिकट बुक नहीं हो सका&quot;)" office:value-type="string" office:string-value="तकनीकी दिक्कतों के कारण टिकट बुक नहीं हो सका" calcext:value-type="string">
            <text:p>तकनीकी दिक्कतों के कारण टिकट बुक नहीं हो सका</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7" calcext:value-type="float">
            <text:p>27</text:p>
          </table:table-cell>
          <table:table-cell table:style-name="ce6" office:value-type="string" calcext:value-type="string">
            <text:p>Charged extra for ticket cancellation without refund</text:p>
          </table:table-cell>
          <table:table-cell table:style-name="ce6" table:formula="of:=IFERROR(__xludf.dummyfunction(&quot;GOOGLETRANSLATE($B28, &quot;&quot;en&quot;&quot;, &quot;&quot;hi&quot;&quot;)&quot;);&quot;रिफंड के बिना टिकट रद्द करने पर अतिरिक्त शुल्क लिया जाएगा&quot;)" office:value-type="string" office:string-value="रिफंड के बिना टिकट रद्द करने पर अतिरिक्त शुल्क लिया जाएगा" calcext:value-type="string">
            <text:p>रिफंड के बिना टिकट रद्द करने पर अतिरिक्त शुल्क लिया जाएगा</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8" calcext:value-type="float">
            <text:p>28</text:p>
          </table:table-cell>
          <table:table-cell table:style-name="ce6" office:value-type="string" calcext:value-type="string">
            <text:p>Difficulty in getting refund for cancelled ticket</text:p>
          </table:table-cell>
          <table:table-cell table:style-name="ce6" table:formula="of:=IFERROR(__xludf.dummyfunction(&quot;GOOGLETRANSLATE($B29, &quot;&quot;en&quot;&quot;, &quot;&quot;hi&quot;&quot;)&quot;);&quot;कैंसिल टिकट का रिफंड मिलने में दिक्कत&quot;)" office:value-type="string" office:string-value="कैंसिल टिकट का रिफंड मिलने में दिक्कत" calcext:value-type="string">
            <text:p>कैंसिल टिकट का रिफंड मिलने में दिक्कत</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29" calcext:value-type="float">
            <text:p>29</text:p>
          </table:table-cell>
          <table:table-cell table:style-name="ce6" office:value-type="string" calcext:value-type="string">
            <text:p>Ticket booking failed but amount deducted from account</text:p>
          </table:table-cell>
          <table:table-cell table:style-name="ce6" table:formula="of:=IFERROR(__xludf.dummyfunction(&quot;GOOGLETRANSLATE($B30, &quot;&quot;en&quot;&quot;, &quot;&quot;hi&quot;&quot;)&quot;);&quot;टिकट बुकिंग विफल रही लेकिन खाते से राशि काट ली गई&quot;)" office:value-type="string" office:string-value="टिकट बुकिंग विफल रही लेकिन खाते से राशि काट ली गई" calcext:value-type="string">
            <text:p>टिकट बुकिंग विफल रही लेकिन खाते से राशि काट ली गई</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0" calcext:value-type="float">
            <text:p>30</text:p>
          </table:table-cell>
          <table:table-cell table:style-name="ce6" office:value-type="string" calcext:value-type="string">
            <text:p>Incorrect ticket details printed on ticket</text:p>
          </table:table-cell>
          <table:table-cell table:style-name="ce6" table:formula="of:=IFERROR(__xludf.dummyfunction(&quot;GOOGLETRANSLATE($B31, &quot;&quot;en&quot;&quot;, &quot;&quot;hi&quot;&quot;)&quot;);&quot;टिकट पर गलत टिकट विवरण छपा हुआ है&quot;)" office:value-type="string" office:string-value="टिकट पर गलत टिकट विवरण छपा हुआ है" calcext:value-type="string">
            <text:p>टिकट पर गलत टिकट विवरण छपा हुआ है</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1" calcext:value-type="float">
            <text:p>31</text:p>
          </table:table-cell>
          <table:table-cell table:style-name="ce6" office:value-type="string" calcext:value-type="string">
            <text:p>Failed to receive ticket confirmation email</text:p>
          </table:table-cell>
          <table:table-cell table:style-name="ce6" table:formula="of:=IFERROR(__xludf.dummyfunction(&quot;GOOGLETRANSLATE($B32, &quot;&quot;en&quot;&quot;, &quot;&quot;hi&quot;&quot;)&quot;);&quot;टिकट पुष्टिकरण ईमेल प्राप्त करने में विफल&quot;)" office:value-type="string" office:string-value="टिकट पुष्टिकरण ईमेल प्राप्त करने में विफल" calcext:value-type="string">
            <text:p>टिकट पुष्टिकरण ईमेल प्राप्त करने में विफल</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2" calcext:value-type="float">
            <text:p>32</text:p>
          </table:table-cell>
          <table:table-cell table:style-name="ce6" office:value-type="string" calcext:value-type="string">
            <text:p>Difficulty in paying for ticket using credit card</text:p>
          </table:table-cell>
          <table:table-cell table:style-name="ce6" table:formula="of:=IFERROR(__xludf.dummyfunction(&quot;GOOGLETRANSLATE($B33, &quot;&quot;en&quot;&quot;, &quot;&quot;hi&quot;&quot;)&quot;);&quot;क्रेडिट कार्ड से टिकट का भुगतान करने में कठिनाई&quot;)" office:value-type="string" office:string-value="क्रेडिट कार्ड से टिकट का भुगतान करने में कठिनाई" calcext:value-type="string">
            <text:p>क्रेडिट कार्ड से टिकट का भुगतान करने में कठिनाई</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3" calcext:value-type="float">
            <text:p>33</text:p>
          </table:table-cell>
          <table:table-cell table:style-name="ce6" office:value-type="string" calcext:value-type="string">
            <text:p>Ticket prices increased suddenly without notice</text:p>
          </table:table-cell>
          <table:table-cell table:style-name="ce6" table:formula="of:=IFERROR(__xludf.dummyfunction(&quot;GOOGLETRANSLATE($B34, &quot;&quot;en&quot;&quot;, &quot;&quot;hi&quot;&quot;)&quot;);&quot;बिना किसी सूचना के टिकट की कीमतें अचानक बढ़ गईं&quot;)" office:value-type="string" office:string-value="बिना किसी सूचना के टिकट की कीमतें अचानक बढ़ गईं" calcext:value-type="string">
            <text:p>बिना किसी सूचना के टिकट की कीमतें अचानक बढ़ गईं</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4" calcext:value-type="float">
            <text:p>34</text:p>
          </table:table-cell>
          <table:table-cell table:style-name="ce6" office:value-type="string" calcext:value-type="string">
            <text:p>Food and beverage quality is very poor</text:p>
          </table:table-cell>
          <table:table-cell table:style-name="ce6" table:formula="of:=IFERROR(__xludf.dummyfunction(&quot;GOOGLETRANSLATE($B35, &quot;&quot;en&quot;&quot;, &quot;&quot;hi&quot;&quot;)&quot;);&quot;खाने-पीने की गुणवत्ता बहुत खराब है&quot;)" office:value-type="string" office:string-value="खाने-पीने की गुणवत्ता बहुत खराब है" calcext:value-type="string">
            <text:p>खाने-पीने की गुणवत्ता बहुत खराब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5" calcext:value-type="float">
            <text:p>35</text:p>
          </table:table-cell>
          <table:table-cell table:style-name="ce6" office:value-type="string" calcext:value-type="string">
            <text:p>Dirty and unhygienic condition of train toilets</text:p>
          </table:table-cell>
          <table:table-cell table:style-name="ce6" table:formula="of:=IFERROR(__xludf.dummyfunction(&quot;GOOGLETRANSLATE($B36, &quot;&quot;en&quot;&quot;, &quot;&quot;hi&quot;&quot;)&quot;);&quot;ट्रेन के शौचालयों की गंदगी और अस्वास्थ्यकर स्थिति&quot;)" office:value-type="string" office:string-value="ट्रेन के शौचालयों की गंदगी और अस्वास्थ्यकर स्थिति" calcext:value-type="string">
            <text:p>ट्रेन के शौचालयों की गंदगी और अस्वास्थ्यकर स्थिति</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6" calcext:value-type="float">
            <text:p>36</text:p>
          </table:table-cell>
          <table:table-cell table:style-name="ce6" office:value-type="string" calcext:value-type="string">
            <text:p>Broken or non-functional amenities in train</text:p>
          </table:table-cell>
          <table:table-cell table:style-name="ce6" table:formula="of:=IFERROR(__xludf.dummyfunction(&quot;GOOGLETRANSLATE($B37, &quot;&quot;en&quot;&quot;, &quot;&quot;hi&quot;&quot;)&quot;);&quot;ट्रेन में टूटी हुई या गैर-कार्यात्मक सुविधाएं&quot;)" office:value-type="string" office:string-value="ट्रेन में टूटी हुई या गैर-कार्यात्मक सुविधाएं" calcext:value-type="string">
            <text:p>ट्रेन में टूटी हुई या गैर-कार्यात्मक सुविधाएं</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7" calcext:value-type="float">
            <text:p>37</text:p>
          </table:table-cell>
          <table:table-cell table:style-name="ce6" office:value-type="string" calcext:value-type="string">
            <text:p>Seats are not comfortable and lack leg space</text:p>
          </table:table-cell>
          <table:table-cell table:style-name="ce6" table:formula="of:=IFERROR(__xludf.dummyfunction(&quot;GOOGLETRANSLATE($B38, &quot;&quot;en&quot;&quot;, &quot;&quot;hi&quot;&quot;)&quot;);&quot;सीटें आरामदायक नहीं हैं और पैरों के लिए जगह की कमी है&quot;)" office:value-type="string" office:string-value="सीटें आरामदायक नहीं हैं और पैरों के लिए जगह की कमी है" calcext:value-type="string">
            <text:p>सीटें आरामदायक नहीं हैं और पैरों के लिए जगह की कमी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8" calcext:value-type="float">
            <text:p>38</text:p>
          </table:table-cell>
          <table:table-cell table:style-name="ce6" office:value-type="string" calcext:value-type="string">
            <text:p>Luggage storage facilities are not available</text:p>
          </table:table-cell>
          <table:table-cell table:style-name="ce6" table:formula="of:=IFERROR(__xludf.dummyfunction(&quot;GOOGLETRANSLATE($B39, &quot;&quot;en&quot;&quot;, &quot;&quot;hi&quot;&quot;)&quot;);&quot;सामान भंडारण की सुविधा उपलब्ध नहीं है&quot;)" office:value-type="string" office:string-value="सामान भंडारण की सुविधा उपलब्ध नहीं है" calcext:value-type="string">
            <text:p>सामान भंडारण की सुविधा उपलब्ध नहीं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39" calcext:value-type="float">
            <text:p>39</text:p>
          </table:table-cell>
          <table:table-cell table:style-name="ce6" office:value-type="string" calcext:value-type="string">
            <text:p>Air conditioning not working in train</text:p>
          </table:table-cell>
          <table:table-cell table:style-name="ce6" table:formula="of:=IFERROR(__xludf.dummyfunction(&quot;GOOGLETRANSLATE($B40, &quot;&quot;en&quot;&quot;, &quot;&quot;hi&quot;&quot;)&quot;);&quot;ट्रेन में एयर कंडीशनिंग काम नहीं कर रहा है&quot;)" office:value-type="string" office:string-value="ट्रेन में एयर कंडीशनिंग काम नहीं कर रहा है" calcext:value-type="string">
            <text:p>ट्रेन में एयर कंडीशनिंग काम नहीं कर रहा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0" calcext:value-type="float">
            <text:p>40</text:p>
          </table:table-cell>
          <table:table-cell table:style-name="ce6" office:value-type="string" calcext:value-type="string">
            <text:p>Train is not clean and has bad odour</text:p>
          </table:table-cell>
          <table:table-cell table:style-name="ce6" table:formula="of:=IFERROR(__xludf.dummyfunction(&quot;GOOGLETRANSLATE($B41, &quot;&quot;en&quot;&quot;, &quot;&quot;hi&quot;&quot;)&quot;);&quot;ट्रेन साफ-सुथरी नहीं है और दुर्गंध आती है&quot;)" office:value-type="string" office:string-value="ट्रेन साफ-सुथरी नहीं है और दुर्गंध आती है" calcext:value-type="string">
            <text:p>ट्रेन साफ-सुथरी नहीं है और दुर्गंध आती 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1" calcext:value-type="float">
            <text:p>41</text:p>
          </table:table-cell>
          <table:table-cell table:style-name="ce6" office:value-type="string" calcext:value-type="string">
            <text:p>Rude and unhelpful behaviour of train staff</text:p>
          </table:table-cell>
          <table:table-cell table:style-name="ce6" table:formula="of:=IFERROR(__xludf.dummyfunction(&quot;GOOGLETRANSLATE($B42, &quot;&quot;en&quot;&quot;, &quot;&quot;hi&quot;&quot;)&quot;);&quot;ट्रेन स्टाफ का अभद्र एवं अभद्र व्यवहार&quot;)" office:value-type="string" office:string-value="ट्रेन स्टाफ का अभद्र एवं अभद्र व्यवहार" calcext:value-type="string">
            <text:p>ट्रेन स्टाफ का अभद्र एवं अभद्र व्यवहार</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2" calcext:value-type="float">
            <text:p>42</text:p>
          </table:table-cell>
          <table:table-cell table:style-name="ce6" office:value-type="string" calcext:value-type="string">
            <text:p>Train is delayed and no announcement made</text:p>
          </table:table-cell>
          <table:table-cell table:style-name="ce6" table:formula="of:=IFERROR(__xludf.dummyfunction(&quot;GOOGLETRANSLATE($B43, &quot;&quot;en&quot;&quot;, &quot;&quot;hi&quot;&quot;)&quot;);&quot;ट्रेन देरी से चल रही है और कोई घोषणा भी नहीं हुई है&quot;)" office:value-type="string" office:string-value="ट्रेन देरी से चल रही है और कोई घोषणा भी नहीं हुई है" calcext:value-type="string">
            <text:p>ट्रेन देरी से चल रही है और कोई घोषणा भी नहीं हुई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3" calcext:value-type="float">
            <text:p>43</text:p>
          </table:table-cell>
          <table:table-cell table:style-name="ce6" office:value-type="string" calcext:value-type="string">
            <text:p>Lack of amenities such as food and water</text:p>
          </table:table-cell>
          <table:table-cell table:style-name="ce6" table:formula="of:=IFERROR(__xludf.dummyfunction(&quot;GOOGLETRANSLATE($B44, &quot;&quot;en&quot;&quot;, &quot;&quot;hi&quot;&quot;)&quot;);&quot;भोजन और पानी जैसी सुविधाओं का अभाव&quot;)" office:value-type="string" office:string-value="भोजन और पानी जैसी सुविधाओं का अभाव" calcext:value-type="string">
            <text:p>भोजन और पानी जैसी सुविधाओं का अभाव</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4" calcext:value-type="float">
            <text:p>44</text:p>
          </table:table-cell>
          <table:table-cell table:style-name="ce6" office:value-type="string" calcext:value-type="string">
            <text:p>Uncomfortable and crowded seating arrangement</text:p>
          </table:table-cell>
          <table:table-cell table:style-name="ce6" table:formula="of:=IFERROR(__xludf.dummyfunction(&quot;GOOGLETRANSLATE($B45, &quot;&quot;en&quot;&quot;, &quot;&quot;hi&quot;&quot;)&quot;);&quot;असुविधाजनक एवं भीड़-भाड़ वाली बैठने की व्यवस्था&quot;)" office:value-type="string" office:string-value="असुविधाजनक एवं भीड़-भाड़ वाली बैठने की व्यवस्था" calcext:value-type="string">
            <text:p>असुविधाजनक एवं भीड़-भाड़ वाली बैठने की व्यवस्था</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5" calcext:value-type="float">
            <text:p>45</text:p>
          </table:table-cell>
          <table:table-cell table:style-name="ce6" office:value-type="string" calcext:value-type="string">
            <text:p>Inadequate or no Wi-Fi facility in train</text:p>
          </table:table-cell>
          <table:table-cell table:style-name="ce6" table:formula="of:=IFERROR(__xludf.dummyfunction(&quot;GOOGLETRANSLATE($B46, &quot;&quot;en&quot;&quot;, &quot;&quot;hi&quot;&quot;)&quot;);&quot;ट्रेन में वाई-फाई की सुविधा अपर्याप्त या कोई नहीं&quot;)" office:value-type="string" office:string-value="ट्रेन में वाई-फाई की सुविधा अपर्याप्त या कोई नहीं" calcext:value-type="string">
            <text:p>ट्रेन में वाई-फाई की सुविधा अपर्याप्त या कोई न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6" calcext:value-type="float">
            <text:p>46</text:p>
          </table:table-cell>
          <table:table-cell table:style-name="ce6" office:value-type="string" calcext:value-type="string">
            <text:p>No or limited power outlets available</text:p>
          </table:table-cell>
          <table:table-cell table:style-name="ce6" table:formula="of:=IFERROR(__xludf.dummyfunction(&quot;GOOGLETRANSLATE($B47, &quot;&quot;en&quot;&quot;, &quot;&quot;hi&quot;&quot;)&quot;);&quot;बिजली के आउटलेट उपलब्ध नहीं हैं या सीमित हैं&quot;)" office:value-type="string" office:string-value="बिजली के आउटलेट उपलब्ध नहीं हैं या सीमित हैं" calcext:value-type="string">
            <text:p>बिजली के आउटलेट उपलब्ध नहीं हैं या सीमित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7" calcext:value-type="float">
            <text:p>47</text:p>
          </table:table-cell>
          <table:table-cell table:style-name="ce6" office:value-type="string" calcext:value-type="string">
            <text:p>Train announcements are not clear and audible</text:p>
          </table:table-cell>
          <table:table-cell table:style-name="ce6" table:formula="of:=IFERROR(__xludf.dummyfunction(&quot;GOOGLETRANSLATE($B48, &quot;&quot;en&quot;&quot;, &quot;&quot;hi&quot;&quot;)&quot;);&quot;ट्रेन की घोषणाएँ स्पष्ट और श्रव्य नहीं हैं&quot;)" office:value-type="string" office:string-value="ट्रेन की घोषणाएँ स्पष्ट और श्रव्य नहीं हैं" calcext:value-type="string">
            <text:p>ट्रेन की घोषणाएँ स्पष्ट और श्रव्य नहीं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8" calcext:value-type="float">
            <text:p>48</text:p>
          </table:table-cell>
          <table:table-cell table:style-name="ce6" office:value-type="string" calcext:value-type="string">
            <text:p>Station facilities such as waiting room not available</text:p>
          </table:table-cell>
          <table:table-cell table:style-name="ce6" table:formula="of:=IFERROR(__xludf.dummyfunction(&quot;GOOGLETRANSLATE($B49, &quot;&quot;en&quot;&quot;, &quot;&quot;hi&quot;&quot;)&quot;);&quot;स्टेशन पर प्रतीक्षालय जैसी सुविधाएं उपलब्ध नहीं हैं&quot;)" office:value-type="string" office:string-value="स्टेशन पर प्रतीक्षालय जैसी सुविधाएं उपलब्ध नहीं हैं" calcext:value-type="string">
            <text:p>स्टेशन पर प्रतीक्षालय जैसी सुविधाएं उपलब्ध नहीं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49" calcext:value-type="float">
            <text:p>49</text:p>
          </table:table-cell>
          <table:table-cell table:style-name="ce6" office:value-type="string" calcext:value-type="string">
            <text:p>Platform changes not announced causing confusion</text:p>
          </table:table-cell>
          <table:table-cell table:style-name="ce6" table:formula="of:=IFERROR(__xludf.dummyfunction(&quot;GOOGLETRANSLATE($B50, &quot;&quot;en&quot;&quot;, &quot;&quot;hi&quot;&quot;)&quot;);&quot;प्लेटफ़ॉर्म परिवर्तन की घोषणा नहीं की गई जिससे भ्रम की स्थिति पैदा हो गई&quot;)" office:value-type="string" office:string-value="प्लेटफ़ॉर्म परिवर्तन की घोषणा नहीं की गई जिससे भ्रम की स्थिति पैदा हो गई" calcext:value-type="string">
            <text:p>प्लेटफ़ॉर्म परिवर्तन की घोषणा नहीं की गई जिससे भ्रम की स्थिति पैदा हो गई</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0" calcext:value-type="float">
            <text:p>50</text:p>
          </table:table-cell>
          <table:table-cell table:style-name="ce6" office:value-type="string" calcext:value-type="string">
            <text:p>Train is overcrowded and no action taken</text:p>
          </table:table-cell>
          <table:table-cell table:style-name="ce6" table:formula="of:=IFERROR(__xludf.dummyfunction(&quot;GOOGLETRANSLATE($B51, &quot;&quot;en&quot;&quot;, &quot;&quot;hi&quot;&quot;)&quot;);&quot;ट्रेन में अत्यधिक भीड़ है और कोई कार्रवाई नहीं की गई&quot;)" office:value-type="string" office:string-value="ट्रेन में अत्यधिक भीड़ है और कोई कार्रवाई नहीं की गई" calcext:value-type="string">
            <text:p>ट्रेन में अत्यधिक भीड़ है और कोई कार्रवाई नहीं की गई</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1" calcext:value-type="float">
            <text:p>51</text:p>
          </table:table-cell>
          <table:table-cell table:style-name="ce6" office:value-type="string" calcext:value-type="string">
            <text:p>No assistance provided for disabled passengers</text:p>
          </table:table-cell>
          <table:table-cell table:style-name="ce6" table:formula="of:=IFERROR(__xludf.dummyfunction(&quot;GOOGLETRANSLATE($B52, &quot;&quot;en&quot;&quot;, &quot;&quot;hi&quot;&quot;)&quot;);&quot;विकलांग यात्रियों के लिए कोई सहायता प्रदान नहीं की गई&quot;)" office:value-type="string" office:string-value="विकलांग यात्रियों के लिए कोई सहायता प्रदान नहीं की गई" calcext:value-type="string">
            <text:p>विकलांग यात्रियों के लिए कोई सहायता प्रदान नहीं की गई</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2" calcext:value-type="float">
            <text:p>52</text:p>
          </table:table-cell>
          <table:table-cell table:style-name="ce6" office:value-type="string" calcext:value-type="string">
            <text:p>Incorrect fare charged on ticket</text:p>
          </table:table-cell>
          <table:table-cell table:style-name="ce6" table:formula="of:=IFERROR(__xludf.dummyfunction(&quot;GOOGLETRANSLATE($B53, &quot;&quot;en&quot;&quot;, &quot;&quot;hi&quot;&quot;)&quot;);&quot;टिकट पर गलत किराया वसूला गया&quot;)" office:value-type="string" office:string-value="टिकट पर गलत किराया वसूला गया" calcext:value-type="string">
            <text:p>टिकट पर गलत किराया वसूला गया</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3" calcext:value-type="float">
            <text:p>53</text:p>
          </table:table-cell>
          <table:table-cell table:style-name="ce6" office:value-type="string" calcext:value-type="string">
            <text:p>Duplicate ticket booking</text:p>
          </table:table-cell>
          <table:table-cell table:style-name="ce6" table:formula="of:=IFERROR(__xludf.dummyfunction(&quot;GOOGLETRANSLATE($B54, &quot;&quot;en&quot;&quot;, &quot;&quot;hi&quot;&quot;)&quot;);&quot;डुप्लीकेट टिकट बुकिंग&quot;)" office:value-type="string" office:string-value="डुप्लीकेट टिकट बुकिंग" calcext:value-type="string">
            <text:p>डुप्लीकेट टिकट बुकिंग</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4" calcext:value-type="float">
            <text:p>54</text:p>
          </table:table-cell>
          <table:table-cell table:style-name="ce6" office:value-type="string" calcext:value-type="string">
            <text:p>Hidden fees not mentioned during booking</text:p>
          </table:table-cell>
          <table:table-cell table:style-name="ce6" table:formula="of:=IFERROR(__xludf.dummyfunction(&quot;GOOGLETRANSLATE($B55, &quot;&quot;en&quot;&quot;, &quot;&quot;hi&quot;&quot;)&quot;);&quot;बुकिंग के दौरान छिपी हुई फीस का उल्लेख नहीं किया गया&quot;)" office:value-type="string" office:string-value="बुकिंग के दौरान छिपी हुई फीस का उल्लेख नहीं किया गया" calcext:value-type="string">
            <text:p>बुकिंग के दौरान छिपी हुई फीस का उल्लेख नहीं किया गया</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5" calcext:value-type="float">
            <text:p>55</text:p>
          </table:table-cell>
          <table:table-cell table:style-name="ce6" office:value-type="string" calcext:value-type="string">
            <text:p>Unclear refund policy for cancelled tickets</text:p>
          </table:table-cell>
          <table:table-cell table:style-name="ce6" table:formula="of:=IFERROR(__xludf.dummyfunction(&quot;GOOGLETRANSLATE($B56, &quot;&quot;en&quot;&quot;, &quot;&quot;hi&quot;&quot;)&quot;);&quot;रद्द किए गए टिकटों के लिए अस्पष्ट रिफंड नीति&quot;)" office:value-type="string" office:string-value="रद्द किए गए टिकटों के लिए अस्पष्ट रिफंड नीति" calcext:value-type="string">
            <text:p>रद्द किए गए टिकटों के लिए अस्पष्ट रिफंड नीति</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6" calcext:value-type="float">
            <text:p>56</text:p>
          </table:table-cell>
          <table:table-cell table:style-name="ce6" office:value-type="string" calcext:value-type="string">
            <text:p>Delay in receiving refund amount</text:p>
          </table:table-cell>
          <table:table-cell table:style-name="ce6" table:formula="of:=IFERROR(__xludf.dummyfunction(&quot;GOOGLETRANSLATE($B57, &quot;&quot;en&quot;&quot;, &quot;&quot;hi&quot;&quot;)&quot;);&quot;रिफंड राशि प्राप्त होने में देरी&quot;)" office:value-type="string" office:string-value="रिफंड राशि प्राप्त होने में देरी" calcext:value-type="string">
            <text:p>रिफंड राशि प्राप्त होने में देरी</text:p>
          </table:table-cell>
          <table:table-cell table:style-name="ce6" office:value-type="string" calcext:value-type="string">
            <text:p>billing issue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7" calcext:value-type="float">
            <text:p>57</text:p>
          </table:table-cell>
          <table:table-cell table:style-name="ce6" office:value-type="string" calcext:value-type="string">
            <text:p>Faulty seat assigned despite confirmed booking</text:p>
          </table:table-cell>
          <table:table-cell table:style-name="ce6" table:formula="of:=IFERROR(__xludf.dummyfunction(&quot;GOOGLETRANSLATE($B58, &quot;&quot;en&quot;&quot;, &quot;&quot;hi&quot;&quot;)&quot;);&quot;कन्फ़र्म बुकिंग के बावजूद ग़लत सीट आवंटित की गई&quot;)" office:value-type="string" office:string-value="कन्फ़र्म बुकिंग के बावजूद ग़लत सीट आवंटित की गई" calcext:value-type="string">
            <text:p>कन्फ़र्म बुकिंग के बावजूद ग़लत सीट आवंटित की गई</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8" calcext:value-type="float">
            <text:p>58</text:p>
          </table:table-cell>
          <table:table-cell table:style-name="ce6" office:value-type="string" calcext:value-type="string">
            <text:p>Non-functional air conditioning in train coach</text:p>
          </table:table-cell>
          <table:table-cell table:style-name="ce6" table:formula="of:=IFERROR(__xludf.dummyfunction(&quot;GOOGLETRANSLATE($B59, &quot;&quot;en&quot;&quot;, &quot;&quot;hi&quot;&quot;)&quot;);&quot;ट्रेन कोच में गैर-कार्यात्मक एयर कंडीशनिंग&quot;)" office:value-type="string" office:string-value="ट्रेन कोच में गैर-कार्यात्मक एयर कंडीशनिंग" calcext:value-type="string">
            <text:p>ट्रेन कोच में गैर-कार्यात्मक एयर कंडीशनिंग</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59" calcext:value-type="float">
            <text:p>59</text:p>
          </table:table-cell>
          <table:table-cell table:style-name="ce6" office:value-type="string" calcext:value-type="string">
            <text:p>Unclean or damaged toilets in train</text:p>
          </table:table-cell>
          <table:table-cell table:style-name="ce6" table:formula="of:=IFERROR(__xludf.dummyfunction(&quot;GOOGLETRANSLATE($B60, &quot;&quot;en&quot;&quot;, &quot;&quot;hi&quot;&quot;)&quot;);&quot;ट्रेन में गंदे या क्षतिग्रस्त शौचालय&quot;)" office:value-type="string" office:string-value="ट्रेन में गंदे या क्षतिग्रस्त शौचालय" calcext:value-type="string">
            <text:p>ट्रेन में गंदे या क्षतिग्रस्त शौचालय</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0" calcext:value-type="float">
            <text:p>60</text:p>
          </table:table-cell>
          <table:table-cell table:style-name="ce6" office:value-type="string" calcext:value-type="string">
            <text:p>Inoperative charging points in the train</text:p>
          </table:table-cell>
          <table:table-cell table:style-name="ce6" table:formula="of:=IFERROR(__xludf.dummyfunction(&quot;GOOGLETRANSLATE($B61, &quot;&quot;en&quot;&quot;, &quot;&quot;hi&quot;&quot;)&quot;);&quot;ट्रेन में निष्क्रिय चार्जिंग प्वाइंट&quot;)" office:value-type="string" office:string-value="ट्रेन में निष्क्रिय चार्जिंग प्वाइंट" calcext:value-type="string">
            <text:p>ट्रेन में निष्क्रिय चार्जिंग प्वाइंट</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1" calcext:value-type="float">
            <text:p>61</text:p>
          </table:table-cell>
          <table:table-cell table:style-name="ce6" office:value-type="string" calcext:value-type="string">
            <text:p>Broken seats or windows in the train compartment</text:p>
          </table:table-cell>
          <table:table-cell table:style-name="ce6" table:formula="of:=IFERROR(__xludf.dummyfunction(&quot;GOOGLETRANSLATE($B62, &quot;&quot;en&quot;&quot;, &quot;&quot;hi&quot;&quot;)&quot;);&quot;ट्रेन के डिब्बे में टूटी हुई सीटें या खिड़कियाँ&quot;)" office:value-type="string" office:string-value="ट्रेन के डिब्बे में टूटी हुई सीटें या खिड़कियाँ" calcext:value-type="string">
            <text:p>ट्रेन के डिब्बे में टूटी हुई सीटें या खिड़कियाँ</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2" calcext:value-type="float">
            <text:p>62</text:p>
          </table:table-cell>
          <table:table-cell table:style-name="ce6" office:value-type="string" calcext:value-type="string">
            <text:p>Rude or unhelpful behavior by train staff</text:p>
          </table:table-cell>
          <table:table-cell table:style-name="ce6" table:formula="of:=IFERROR(__xludf.dummyfunction(&quot;GOOGLETRANSLATE($B63, &quot;&quot;en&quot;&quot;, &quot;&quot;hi&quot;&quot;)&quot;);&quot;ट्रेन स्टाफ द्वारा अभद्र या अभद्र व्यवहार&quot;)" office:value-type="string" office:string-value="ट्रेन स्टाफ द्वारा अभद्र या अभद्र व्यवहार" calcext:value-type="string">
            <text:p>ट्रेन स्टाफ द्वारा अभद्र या अभद्र व्यवहार</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3" calcext:value-type="float">
            <text:p>63</text:p>
          </table:table-cell>
          <table:table-cell table:style-name="ce6" office:value-type="string" calcext:value-type="string">
            <text:p>Unannounced train delays causing inconvenience</text:p>
          </table:table-cell>
          <table:table-cell table:style-name="ce6" table:formula="of:=IFERROR(__xludf.dummyfunction(&quot;GOOGLETRANSLATE($B64, &quot;&quot;en&quot;&quot;, &quot;&quot;hi&quot;&quot;)&quot;);&quot;अघोषित ट्रेन विलंब से असुविधा हो रही है&quot;)" office:value-type="string" office:string-value="अघोषित ट्रेन विलंब से असुविधा हो रही है" calcext:value-type="string">
            <text:p>अघोषित ट्रेन विलंब से असुविधा हो रही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4" calcext:value-type="float">
            <text:p>64</text:p>
          </table:table-cell>
          <table:table-cell table:style-name="ce6" office:value-type="string" calcext:value-type="string">
            <text:p>Unclean or insufficient food served on trains</text:p>
          </table:table-cell>
          <table:table-cell table:style-name="ce6" table:formula="of:=IFERROR(__xludf.dummyfunction(&quot;GOOGLETRANSLATE($B65, &quot;&quot;en&quot;&quot;, &quot;&quot;hi&quot;&quot;)&quot;);&quot;ट्रेनों में गंदा या अपर्याप्त भोजन परोसा जाता है&quot;)" office:value-type="string" office:string-value="ट्रेनों में गंदा या अपर्याप्त भोजन परोसा जाता है" calcext:value-type="string">
            <text:p>ट्रेनों में गंदा या अपर्याप्त भोजन परोसा जाता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5" calcext:value-type="float">
            <text:p>65</text:p>
          </table:table-cell>
          <table:table-cell table:style-name="ce6" office:value-type="string" calcext:value-type="string">
            <text:p>Lack of proper information provided at stations</text:p>
          </table:table-cell>
          <table:table-cell table:style-name="ce6" table:formula="of:=IFERROR(__xludf.dummyfunction(&quot;GOOGLETRANSLATE($B66, &quot;&quot;en&quot;&quot;, &quot;&quot;hi&quot;&quot;)&quot;);&quot;स्टेशनों पर उचित जानकारी उपलब्ध न होना&quot;)" office:value-type="string" office:string-value="स्टेशनों पर उचित जानकारी उपलब्ध न होना" calcext:value-type="string">
            <text:p>स्टेशनों पर उचित जानकारी उपलब्ध न हो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6" calcext:value-type="float">
            <text:p>66</text:p>
          </table:table-cell>
          <table:table-cell table:style-name="ce6" office:value-type="string" calcext:value-type="string">
            <text:p>Inconsistent announcements regarding train arrival/departure</text:p>
          </table:table-cell>
          <table:table-cell table:style-name="ce6" table:formula="of:=IFERROR(__xludf.dummyfunction(&quot;GOOGLETRANSLATE($B67, &quot;&quot;en&quot;&quot;, &quot;&quot;hi&quot;&quot;)&quot;);&quot;ट्रेन के आगमन/प्रस्थान के संबंध में असंगत घोषणाएँ&quot;)" office:value-type="string" office:string-value="ट्रेन के आगमन/प्रस्थान के संबंध में असंगत घोषणाएँ" calcext:value-type="string">
            <text:p>ट्रेन के आगमन/प्रस्थान के संबंध में असंगत घोषणाएँ</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7" calcext:value-type="float">
            <text:p>67</text:p>
          </table:table-cell>
          <table:table-cell table:style-name="ce6" office:value-type="string" calcext:value-type="string">
            <text:p>Unhelpful or unresponsive customer service</text:p>
          </table:table-cell>
          <table:table-cell table:style-name="ce6" table:formula="of:=IFERROR(__xludf.dummyfunction(&quot;GOOGLETRANSLATE($B68, &quot;&quot;en&quot;&quot;, &quot;&quot;hi&quot;&quot;)&quot;);&quot;अनुपयोगी या अनुत्तरदायी ग्राहक सेवा&quot;)" office:value-type="string" office:string-value="अनुपयोगी या अनुत्तरदायी ग्राहक सेवा" calcext:value-type="string">
            <text:p>अनुपयोगी या अनुत्तरदायी ग्राहक सेवा</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8" calcext:value-type="float">
            <text:p>68</text:p>
          </table:table-cell>
          <table:table-cell table:style-name="ce6" office:value-type="string" calcext:value-type="string">
            <text:p>Overcrowding in train compartments</text:p>
          </table:table-cell>
          <table:table-cell table:style-name="ce6" table:formula="of:=IFERROR(__xludf.dummyfunction(&quot;GOOGLETRANSLATE($B69, &quot;&quot;en&quot;&quot;, &quot;&quot;hi&quot;&quot;)&quot;);&quot;ट्रेन के डिब्बों में भीड़भाड़&quot;)" office:value-type="string" office:string-value="ट्रेन के डिब्बों में भीड़भाड़" calcext:value-type="string">
            <text:p>ट्रेन के डिब्बों में भीड़भाड़</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69" calcext:value-type="float">
            <text:p>69</text:p>
          </table:table-cell>
          <table:table-cell table:style-name="ce6" office:value-type="string" calcext:value-type="string">
            <text:p>Disembodied luggage not delivered at destination</text:p>
          </table:table-cell>
          <table:table-cell table:style-name="ce6" table:formula="of:=IFERROR(__xludf.dummyfunction(&quot;GOOGLETRANSLATE($B70, &quot;&quot;en&quot;&quot;, &quot;&quot;hi&quot;&quot;)&quot;);&quot;शरीर से अलग किया गया सामान गंतव्य स्थान पर वितरित नहीं किया गया&quot;)" office:value-type="string" office:string-value="शरीर से अलग किया गया सामान गंतव्य स्थान पर वितरित नहीं किया गया" calcext:value-type="string">
            <text:p>शरीर से अलग किया गया सामान गंतव्य स्थान पर वितरित नहीं किया गया</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0" calcext:value-type="float">
            <text:p>70</text:p>
          </table:table-cell>
          <table:table-cell table:style-name="ce6" office:value-type="string" calcext:value-type="string">
            <text:p>Poor handling of passenger inquiries by staff</text:p>
          </table:table-cell>
          <table:table-cell table:style-name="ce6" table:formula="of:=IFERROR(__xludf.dummyfunction(&quot;GOOGLETRANSLATE($B71, &quot;&quot;en&quot;&quot;, &quot;&quot;hi&quot;&quot;)&quot;);&quot;कर्मचारियों द्वारा यात्री पूछताछ का खराब प्रबंधन&quot;)" office:value-type="string" office:string-value="कर्मचारियों द्वारा यात्री पूछताछ का खराब प्रबंधन" calcext:value-type="string">
            <text:p>कर्मचारियों द्वारा यात्री पूछताछ का खराब प्रबंध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1" calcext:value-type="float">
            <text:p>71</text:p>
          </table:table-cell>
          <table:table-cell table:style-name="ce6" office:value-type="string" calcext:value-type="string">
            <text:p>Unattended medical emergencies on trains</text:p>
          </table:table-cell>
          <table:table-cell table:style-name="ce6" table:formula="of:=IFERROR(__xludf.dummyfunction(&quot;GOOGLETRANSLATE($B72, &quot;&quot;en&quot;&quot;, &quot;&quot;hi&quot;&quot;)&quot;);&quot;ट्रेनों में चिकित्सा आपात स्थिति पर ध्यान न दिया जाना&quot;)" office:value-type="string" office:string-value="ट्रेनों में चिकित्सा आपात स्थिति पर ध्यान न दिया जाना" calcext:value-type="string">
            <text:p>ट्रेनों में चिकित्सा आपात स्थिति पर ध्यान न दिया जाना</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2" calcext:value-type="float">
            <text:p>72</text:p>
          </table:table-cell>
          <table:table-cell table:style-name="ce6" office:value-type="string" calcext:value-type="string">
            <text:p>Security concerns regarding belongings on trains</text:p>
          </table:table-cell>
          <table:table-cell table:style-name="ce6" table:formula="of:=IFERROR(__xludf.dummyfunction(&quot;GOOGLETRANSLATE($B73, &quot;&quot;en&quot;&quot;, &quot;&quot;hi&quot;&quot;)&quot;);&quot;ट्रेनों में सामान के संबंध में सुरक्षा संबंधी चिंताएँ&quot;)" office:value-type="string" office:string-value="ट्रेनों में सामान के संबंध में सुरक्षा संबंधी चिंताएँ" calcext:value-type="string">
            <text:p>ट्रेनों में सामान के संबंध में सुरक्षा संबंधी चिंताएँ</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3" calcext:value-type="float">
            <text:p>73</text:p>
          </table:table-cell>
          <table:table-cell table:style-name="ce6" office:value-type="string" calcext:value-type="string">
            <text:p>Unhygienic conditions in waiting rooms at stations</text:p>
          </table:table-cell>
          <table:table-cell table:style-name="ce6" table:formula="of:=IFERROR(__xludf.dummyfunction(&quot;GOOGLETRANSLATE($B74, &quot;&quot;en&quot;&quot;, &quot;&quot;hi&quot;&quot;)&quot;);&quot;स्टेशनों पर प्रतीक्षा कक्षों में अस्वच्छता की स्थिति&quot;)" office:value-type="string" office:string-value="स्टेशनों पर प्रतीक्षा कक्षों में अस्वच्छता की स्थिति" calcext:value-type="string">
            <text:p>स्टेशनों पर प्रतीक्षा कक्षों में अस्वच्छता की स्थिति</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4" calcext:value-type="float">
            <text:p>74</text:p>
          </table:table-cell>
          <table:table-cell table:style-name="ce6" office:value-type="string" calcext:value-type="string">
            <text:p>Difficulty in booking tickets during peak season</text:p>
          </table:table-cell>
          <table:table-cell table:style-name="ce6" table:formula="of:=IFERROR(__xludf.dummyfunction(&quot;GOOGLETRANSLATE($B75, &quot;&quot;en&quot;&quot;, &quot;&quot;hi&quot;&quot;)&quot;);&quot;पीक सीज़न के दौरान टिकट बुक करने में कठिनाई होती है&quot;)" office:value-type="string" office:string-value="पीक सीज़न के दौरान टिकट बुक करने में कठिनाई होती है" calcext:value-type="string">
            <text:p>पीक सीज़न के दौरान टिकट बुक करने में कठिनाई होती है</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5" calcext:value-type="float">
            <text:p>75</text:p>
          </table:table-cell>
          <table:table-cell table:style-name="ce6" office:value-type="string" calcext:value-type="string">
            <text:p>Unrealistic promised arrival times on tickets</text:p>
          </table:table-cell>
          <table:table-cell table:style-name="ce6" table:formula="of:=IFERROR(__xludf.dummyfunction(&quot;GOOGLETRANSLATE($B76, &quot;&quot;en&quot;&quot;, &quot;&quot;hi&quot;&quot;)&quot;);&quot;टिकटों पर अवास्तविक वादा किया गया आगमन समय&quot;)" office:value-type="string" office:string-value="टिकटों पर अवास्तविक वादा किया गया आगमन समय" calcext:value-type="string">
            <text:p>टिकटों पर अवास्तविक वादा किया गया आगमन समय</text:p>
          </table:table-cell>
          <table:table-cell table:style-name="ce6" office:value-type="string" calcext:value-type="string">
            <text:p>service complain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6" calcext:value-type="float">
            <text:p>76</text:p>
          </table:table-cell>
          <table:table-cell table:style-name="ce6" office:value-type="string" calcext:value-type="string">
            <text:p>Insufficient legroom or uncomfortable seating</text:p>
          </table:table-cell>
          <table:table-cell table:style-name="ce6" table:formula="of:=IFERROR(__xludf.dummyfunction(&quot;GOOGLETRANSLATE($B77, &quot;&quot;en&quot;&quot;, &quot;&quot;hi&quot;&quot;)&quot;);&quot;अपर्याप्त लेगरूम या असुविधाजनक बैठने की जगह&quot;)" office:value-type="string" office:string-value="अपर्याप्त लेगरूम या असुविधाजनक बैठने की जगह" calcext:value-type="string">
            <text:p>अपर्याप्त लेगरूम या असुविधाजनक बैठने की जगह</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8" office:value-type="float" office:value="77" calcext:value-type="float">
            <text:p>77</text:p>
          </table:table-cell>
          <table:table-cell table:style-name="ce6" office:value-type="string" calcext:value-type="string">
            <text:p>Inconsistent availability of internet connectivity</text:p>
          </table:table-cell>
          <table:table-cell table:style-name="ce6" table:formula="of:=IFERROR(__xludf.dummyfunction(&quot;GOOGLETRANSLATE($B78, &quot;&quot;en&quot;&quot;, &quot;&quot;hi&quot;&quot;)&quot;);&quot;इंटरनेट कनेक्टिविटी की असंगत उपलब्धता&quot;)" office:value-type="string" office:string-value="इंटरनेट कनेक्टिविटी की असंगत उपलब्धता" calcext:value-type="string">
            <text:p>इंटरनेट कनेक्टिविटी की असंगत उपलब्धता</text:p>
          </table:table-cell>
          <table:table-cell table:style-name="ce6" office:value-type="string" calcext:value-type="string">
            <text:p>product defects</text:p>
          </table:table-cell>
          <table:table-cell table:style-name="ce6" office:value-type="float" office:value="1" calcext:value-type="float">
            <text:p>1</text:p>
          </table:table-cell>
          <table:table-cell table:number-columns-repeated="1019"/>
        </table:table-row>
        <table:table-row table:style-name="ro1">
          <table:table-cell table:style-name="ce9" office:value-type="float" office:value="78" calcext:value-type="float">
            <text:p>78</text:p>
          </table:table-cell>
          <table:table-cell table:style-name="ce6" office:value-type="string" calcext:value-type="string">
            <text:p>How are you doing?</text:p>
          </table:table-cell>
          <table:table-cell table:style-name="ce2" table:formula="of:=IFERROR(__xludf.dummyfunction(&quot;GOOGLETRANSLATE($B79, &quot;&quot;en&quot;&quot;, &quot;&quot;hi&quot;&quot;)&quot;);&quot;आप कैसे हैं?&quot;)" office:value-type="string" office:string-value="आप कैसे हैं?" calcext:value-type="string">
            <text:p>आप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79" calcext:value-type="float">
            <text:p>79</text:p>
          </table:table-cell>
          <table:table-cell table:style-name="ce6" office:value-type="string" calcext:value-type="string">
            <text:p>What's the weather like today?</text:p>
          </table:table-cell>
          <table:table-cell table:style-name="ce2" table:formula="of:=IFERROR(__xludf.dummyfunction(&quot;GOOGLETRANSLATE($B80, &quot;&quot;en&quot;&quot;, &quot;&quot;hi&quot;&quot;)&quot;);&quot;आज मौसम कैसा है?&quot;)" office:value-type="string" office:string-value="आज मौसम कैसा है?" calcext:value-type="string">
            <text:p>आज मौसम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0" calcext:value-type="float">
            <text:p>80</text:p>
          </table:table-cell>
          <table:table-cell table:style-name="ce6" office:value-type="string" calcext:value-type="string">
            <text:p>Have you eaten yet?</text:p>
          </table:table-cell>
          <table:table-cell table:style-name="ce2" table:formula="of:=IFERROR(__xludf.dummyfunction(&quot;GOOGLETRANSLATE($B81, &quot;&quot;en&quot;&quot;, &quot;&quot;hi&quot;&quot;)&quot;);&quot;क्या आपने अभी तक खाया है?&quot;)" office:value-type="string" office:string-value="क्या आपने अभी तक खाया है?" calcext:value-type="string">
            <text:p>क्या आपने अभी तक खाया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1" calcext:value-type="float">
            <text:p>81</text:p>
          </table:table-cell>
          <table:table-cell table:style-name="ce6" office:value-type="string" calcext:value-type="string">
            <text:p>Did you sleep well last night?</text:p>
          </table:table-cell>
          <table:table-cell table:style-name="ce2" table:formula="of:=IFERROR(__xludf.dummyfunction(&quot;GOOGLETRANSLATE($B82, &quot;&quot;en&quot;&quot;, &quot;&quot;hi&quot;&quot;)&quot;);&quot;क्या कल रात तुम अच्छे से सोए?&quot;)" office:value-type="string" office:string-value="क्या कल रात तुम अच्छे से सोए?" calcext:value-type="string">
            <text:p>क्या कल रात तुम अच्छे से सोए?</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2" calcext:value-type="float">
            <text:p>82</text:p>
          </table:table-cell>
          <table:table-cell table:style-name="ce6" office:value-type="string" calcext:value-type="string">
            <text:p>How was your day?</text:p>
          </table:table-cell>
          <table:table-cell table:style-name="ce2" table:formula="of:=IFERROR(__xludf.dummyfunction(&quot;GOOGLETRANSLATE($B83, &quot;&quot;en&quot;&quot;, &quot;&quot;hi&quot;&quot;)&quot;);&quot;आपका दिन कैसा रहा?&quot;)" office:value-type="string" office:string-value="आपका दिन कैसा रहा?" calcext:value-type="string">
            <text:p>आपका दिन कैसा र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3" calcext:value-type="float">
            <text:p>83</text:p>
          </table:table-cell>
          <table:table-cell table:style-name="ce6" office:value-type="string" calcext:value-type="string">
            <text:p>Can you please pass the salt?</text:p>
          </table:table-cell>
          <table:table-cell table:style-name="ce2" table:formula="of:=IFERROR(__xludf.dummyfunction(&quot;GOOGLETRANSLATE($B84, &quot;&quot;en&quot;&quot;, &quot;&quot;hi&quot;&quot;)&quot;);&quot;क्या आप कृपया नमक पास कर सकते हैं?&quot;)" office:value-type="string" office:string-value="क्या आप कृपया नमक पास कर सकते हैं?" calcext:value-type="string">
            <text:p>क्या आप कृपया नमक पास कर सक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4" calcext:value-type="float">
            <text:p>84</text:p>
          </table:table-cell>
          <table:table-cell table:style-name="ce6" office:value-type="string" calcext:value-type="string">
            <text:p>Thank you for your help.</text:p>
          </table:table-cell>
          <table:table-cell table:style-name="ce2" table:formula="of:=IFERROR(__xludf.dummyfunction(&quot;GOOGLETRANSLATE($B85, &quot;&quot;en&quot;&quot;, &quot;&quot;hi&quot;&quot;)&quot;);&quot;आपकी मदद के लिए आपको धन्यवाद।&quot;)" office:value-type="string" office:string-value="आपकी मदद के लिए आपको धन्यवाद।" calcext:value-type="string">
            <text:p>आपकी मदद के लिए आपको धन्यवाद।</text:p>
          </table:table-cell>
          <table:table-cell table:style-name="ce6" office:value-type="string" calcext:value-type="string">
            <text:p>None</text:p>
          </table:table-cell>
          <table:table-cell table:style-name="ce6" office:value-type="float" office:value="0" calcext:value-type="float">
            <text:p>0</text:p>
          </table:table-cell>
          <table:table-cell table:style-name="ce6" office:value-type="string" calcext:value-type="string">
            <text:p>तुम्हारी मद्दद के लिए तुम्हें धन्यवाद</text:p>
          </table:table-cell>
          <table:table-cell table:number-columns-repeated="1018"/>
        </table:table-row>
        <table:table-row table:style-name="ro1">
          <table:table-cell table:style-name="ce9" office:value-type="float" office:value="85" calcext:value-type="float">
            <text:p>85</text:p>
          </table:table-cell>
          <table:table-cell table:style-name="ce6" office:value-type="string" calcext:value-type="string">
            <text:p>I'm looking forward to seeing you.</text:p>
          </table:table-cell>
          <table:table-cell table:style-name="ce2" table:formula="of:=IFERROR(__xludf.dummyfunction(&quot;GOOGLETRANSLATE($B86, &quot;&quot;en&quot;&quot;, &quot;&quot;hi&quot;&quot;)&quot;);&quot;मैं तुम्हें आगे देखना चाहता हूँ।&quot;)" office:value-type="string" office:string-value="मैं तुम्हें आगे देखना चाहता हूँ।" calcext:value-type="string">
            <text:p>मैं तुम्हें आगे देखना चाह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6" calcext:value-type="float">
            <text:p>86</text:p>
          </table:table-cell>
          <table:table-cell table:style-name="ce6" office:value-type="string" calcext:value-type="string">
            <text:p>What time is it?</text:p>
          </table:table-cell>
          <table:table-cell table:style-name="ce2" table:formula="of:=IFERROR(__xludf.dummyfunction(&quot;GOOGLETRANSLATE($B87, &quot;&quot;en&quot;&quot;, &quot;&quot;hi&quot;&quot;)&quot;);&quot;ये वक़्त क्या है?&quot;)" office:value-type="string" office:string-value="ये वक़्त क्या है?" calcext:value-type="string">
            <text:p>ये वक़्त क्या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7" calcext:value-type="float">
            <text:p>87</text:p>
          </table:table-cell>
          <table:table-cell table:style-name="ce6" office:value-type="string" calcext:value-type="string">
            <text:p>Let's go for a walk.</text:p>
          </table:table-cell>
          <table:table-cell table:style-name="ce2" table:formula="of:=IFERROR(__xludf.dummyfunction(&quot;GOOGLETRANSLATE($B88, &quot;&quot;en&quot;&quot;, &quot;&quot;hi&quot;&quot;)&quot;);&quot;आओ सैर पर चलते हैं।&quot;)" office:value-type="string" office:string-value="आओ सैर पर चलते हैं।" calcext:value-type="string">
            <text:p>आओ सैर पर च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8" calcext:value-type="float">
            <text:p>88</text:p>
          </table:table-cell>
          <table:table-cell table:style-name="ce6" office:value-type="string" calcext:value-type="string">
            <text:p>Have you seen the news?</text:p>
          </table:table-cell>
          <table:table-cell table:style-name="ce2" table:formula="of:=IFERROR(__xludf.dummyfunction(&quot;GOOGLETRANSLATE($B89, &quot;&quot;en&quot;&quot;, &quot;&quot;hi&quot;&quot;)&quot;);&quot;क्या आपने खबर देखी?&quot;)" office:value-type="string" office:string-value="क्या आपने खबर देखी?" calcext:value-type="string">
            <text:p>क्या आपने खबर देखी?</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89" calcext:value-type="float">
            <text:p>89</text:p>
          </table:table-cell>
          <table:table-cell table:style-name="ce6" office:value-type="string" calcext:value-type="string">
            <text:p>I love your outfit!</text:p>
          </table:table-cell>
          <table:table-cell table:style-name="ce2" table:formula="of:=IFERROR(__xludf.dummyfunction(&quot;GOOGLETRANSLATE($B90, &quot;&quot;en&quot;&quot;, &quot;&quot;hi&quot;&quot;)&quot;);&quot;मुझे आपका पहनावा बहुत पसंद है!&quot;)" office:value-type="string" office:string-value="मुझे आपका पहनावा बहुत पसंद है!" calcext:value-type="string">
            <text:p>मुझे आपका पहनावा बहुत पसंद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0" calcext:value-type="float">
            <text:p>90</text:p>
          </table:table-cell>
          <table:table-cell table:style-name="ce6" office:value-type="string" calcext:value-type="string">
            <text:p>Could you please repeat that?</text:p>
          </table:table-cell>
          <table:table-cell table:style-name="ce2" table:formula="of:=IFERROR(__xludf.dummyfunction(&quot;GOOGLETRANSLATE($B91, &quot;&quot;en&quot;&quot;, &quot;&quot;hi&quot;&quot;)&quot;);&quot;क्या आप इसे दोहरा सकते हैं?&quot;)" office:value-type="string" office:string-value="क्या आप इसे दोहरा सकते हैं?" calcext:value-type="string">
            <text:p>क्या आप इसे दोहरा सक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1" calcext:value-type="float">
            <text:p>91</text:p>
          </table:table-cell>
          <table:table-cell table:style-name="ce6" office:value-type="string" calcext:value-type="string">
            <text:p>Let's grab a coffee sometime.</text:p>
          </table:table-cell>
          <table:table-cell table:style-name="ce2" table:formula="of:=IFERROR(__xludf.dummyfunction(&quot;GOOGLETRANSLATE($B92, &quot;&quot;en&quot;&quot;, &quot;&quot;hi&quot;&quot;)&quot;);&quot;चलो कभी-कभी कॉफ़ी पीते हैं।&quot;)" office:value-type="string" office:string-value="चलो कभी-कभी कॉफ़ी पीते हैं।" calcext:value-type="string">
            <text:p>चलो कभी-कभी कॉफ़ी पी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2" calcext:value-type="float">
            <text:p>92</text:p>
          </table:table-cell>
          <table:table-cell table:style-name="ce6" office:value-type="string" calcext:value-type="string">
            <text:p>What's your favorite movie?</text:p>
          </table:table-cell>
          <table:table-cell table:style-name="ce2" table:formula="of:=IFERROR(__xludf.dummyfunction(&quot;GOOGLETRANSLATE($B93, &quot;&quot;en&quot;&quot;, &quot;&quot;hi&quot;&quot;)&quot;);&quot;आपकी पसंदीदा फिल्म कौनसी है?&quot;)" office:value-type="string" office:string-value="आपकी पसंदीदा फिल्म कौनसी है?" calcext:value-type="string">
            <text:p>आपकी पसंदीदा फिल्म कौन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3" calcext:value-type="float">
            <text:p>93</text:p>
          </table:table-cell>
          <table:table-cell table:style-name="ce6" office:value-type="string" calcext:value-type="string">
            <text:p>Have a great day!</text:p>
          </table:table-cell>
          <table:table-cell table:style-name="ce2" table:formula="of:=IFERROR(__xludf.dummyfunction(&quot;GOOGLETRANSLATE($B94, &quot;&quot;en&quot;&quot;, &quot;&quot;hi&quot;&quot;)&quot;);&quot;आपका दिन अच्छा रहे!&quot;)" office:value-type="string" office:string-value="आपका दिन अच्छा रहे!" calcext:value-type="string">
            <text:p>आपका दिन अच्छा र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4" calcext:value-type="float">
            <text:p>94</text:p>
          </table:table-cell>
          <table:table-cell table:style-name="ce6" office:value-type="string" calcext:value-type="string">
            <text:p>How's your family doing?</text:p>
          </table:table-cell>
          <table:table-cell table:style-name="ce2" table:formula="of:=IFERROR(__xludf.dummyfunction(&quot;GOOGLETRANSLATE($B95, &quot;&quot;en&quot;&quot;, &quot;&quot;hi&quot;&quot;)&quot;);&quot;आपका परिवार कैसा चल रहा है?&quot;)" office:value-type="string" office:string-value="आपका परिवार कैसा चल रहा है?" calcext:value-type="string">
            <text:p>आपका परिवार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5" calcext:value-type="float">
            <text:p>95</text:p>
          </table:table-cell>
          <table:table-cell table:style-name="ce6" office:value-type="string" calcext:value-type="string">
            <text:p>I'm sorry for the misunderstanding.</text:p>
          </table:table-cell>
          <table:table-cell table:style-name="ce2" table:formula="of:=IFERROR(__xludf.dummyfunction(&quot;GOOGLETRANSLATE($B96, &quot;&quot;en&quot;&quot;, &quot;&quot;hi&quot;&quot;)&quot;);&quot;ग़लतफ़हमी के लिए मुझे खेद है.&quot;)" office:value-type="string" office:string-value="ग़लतफ़हमी के लिए मुझे खेद है." calcext:value-type="string">
            <text:p>ग़लतफ़हमी के लिए मुझे खेद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6" calcext:value-type="float">
            <text:p>96</text:p>
          </table:table-cell>
          <table:table-cell table:style-name="ce6" office:value-type="string" calcext:value-type="string">
            <text:p>Let's plan a trip together.</text:p>
          </table:table-cell>
          <table:table-cell table:style-name="ce2" table:formula="of:=IFERROR(__xludf.dummyfunction(&quot;GOOGLETRANSLATE($B97, &quot;&quot;en&quot;&quot;, &quot;&quot;hi&quot;&quot;)&quot;);&quot;आइए एक साथ एक यात्रा की योजना बनाएं।&quot;)" office:value-type="string" office:string-value="आइए एक साथ एक यात्रा की योजना बनाएं।" calcext:value-type="string">
            <text:p>आइए एक साथ एक यात्रा की योजना बनाएं।</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7" calcext:value-type="float">
            <text:p>97</text:p>
          </table:table-cell>
          <table:table-cell table:style-name="ce6" office:value-type="string" calcext:value-type="string">
            <text:p>Did you hear about the new restaurant?</text:p>
          </table:table-cell>
          <table:table-cell table:style-name="ce2" table:formula="of:=IFERROR(__xludf.dummyfunction(&quot;GOOGLETRANSLATE($B98, &quot;&quot;en&quot;&quot;, &quot;&quot;hi&quot;&quot;)&quot;);&quot;क्या आपने नये रेस्तरां के बारे में सुना?&quot;)" office:value-type="string" office:string-value="क्या आपने नये रेस्तरां के बारे में सुना?" calcext:value-type="string">
            <text:p>क्या आपने नये रेस्तरां के बारे में सुना?</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8" calcext:value-type="float">
            <text:p>98</text:p>
          </table:table-cell>
          <table:table-cell table:style-name="ce6" office:value-type="string" calcext:value-type="string">
            <text:p>Can I borrow your pen?</text:p>
          </table:table-cell>
          <table:table-cell table:style-name="ce2" table:formula="of:=IFERROR(__xludf.dummyfunction(&quot;GOOGLETRANSLATE($B99, &quot;&quot;en&quot;&quot;, &quot;&quot;hi&quot;&quot;)&quot;);&quot;क्या मैं आपका पेन उधार ले सकता हूँ?&quot;)" office:value-type="string" office:string-value="क्या मैं आपका पेन उधार ले सकता हूँ?" calcext:value-type="string">
            <text:p>क्या मैं आपका पेन उधार ले सक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99" calcext:value-type="float">
            <text:p>99</text:p>
          </table:table-cell>
          <table:table-cell table:style-name="ce6" office:value-type="string" calcext:value-type="string">
            <text:p>Congratulations on your promotion!</text:p>
          </table:table-cell>
          <table:table-cell table:style-name="ce2" table:formula="of:=IFERROR(__xludf.dummyfunction(&quot;GOOGLETRANSLATE($B100, &quot;&quot;en&quot;&quot;, &quot;&quot;hi&quot;&quot;)&quot;);&quot;तुम्हारी तरक्की के लिए बधाई!&quot;)" office:value-type="string" office:string-value="तुम्हारी तरक्की के लिए बधाई!" calcext:value-type="string">
            <text:p>तुम्हारी तरक्की के लिए बधाई!</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0" calcext:value-type="float">
            <text:p>100</text:p>
          </table:table-cell>
          <table:table-cell table:style-name="ce6" office:value-type="string" calcext:value-type="string">
            <text:p>I'm excited for the weekend.</text:p>
          </table:table-cell>
          <table:table-cell table:style-name="ce2" table:formula="of:=IFERROR(__xludf.dummyfunction(&quot;GOOGLETRANSLATE($B101, &quot;&quot;en&quot;&quot;, &quot;&quot;hi&quot;&quot;)&quot;);&quot;मैं सप्ताहांत के लिए उत्साहित हूं.&quot;)" office:value-type="string" office:string-value="मैं सप्ताहांत के लिए उत्साहित हूं." calcext:value-type="string">
            <text:p>मैं सप्ताहांत के लिए उत्साहि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1" calcext:value-type="float">
            <text:p>101</text:p>
          </table:table-cell>
          <table:table-cell table:style-name="ce6" office:value-type="string" calcext:value-type="string">
            <text:p>Let's catch up soon.</text:p>
          </table:table-cell>
          <table:table-cell table:style-name="ce2" table:formula="of:=IFERROR(__xludf.dummyfunction(&quot;GOOGLETRANSLATE($B102, &quot;&quot;en&quot;&quot;, &quot;&quot;hi&quot;&quot;)&quot;);&quot;आइए जल्द ही मिलें।&quot;)" office:value-type="string" office:string-value="आइए जल्द ही मिलें।" calcext:value-type="string">
            <text:p>आइए जल्द ही मि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2" calcext:value-type="float">
            <text:p>102</text:p>
          </table:table-cell>
          <table:table-cell table:style-name="ce6" office:value-type="string" calcext:value-type="string">
            <text:p>Do you need any help?</text:p>
          </table:table-cell>
          <table:table-cell table:style-name="ce2" table:formula="of:=IFERROR(__xludf.dummyfunction(&quot;GOOGLETRANSLATE($B103, &quot;&quot;en&quot;&quot;, &quot;&quot;hi&quot;&quot;)&quot;);&quot;क्या आपको किसी मदद की ज़रूरत है?&quot;)" office:value-type="string" office:string-value="क्या आपको किसी मदद की ज़रूरत है?" calcext:value-type="string">
            <text:p>क्या आपको किसी मदद की ज़रूर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3" calcext:value-type="float">
            <text:p>103</text:p>
          </table:table-cell>
          <table:table-cell table:style-name="ce6" office:value-type="string" calcext:value-type="string">
            <text:p>That's a beautiful picture!</text:p>
          </table:table-cell>
          <table:table-cell table:style-name="ce2" table:formula="of:=IFERROR(__xludf.dummyfunction(&quot;GOOGLETRANSLATE($B104, &quot;&quot;en&quot;&quot;, &quot;&quot;hi&quot;&quot;)&quot;);&quot;वह एक खूबसूरत तस्वीर है!&quot;)" office:value-type="string" office:string-value="वह एक खूबसूरत तस्वीर है!" calcext:value-type="string">
            <text:p>वह एक खूबसूरत तस्वीर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4" calcext:value-type="float">
            <text:p>104</text:p>
          </table:table-cell>
          <table:table-cell table:style-name="ce6" office:value-type="string" calcext:value-type="string">
            <text:p>How was your weekend?</text:p>
          </table:table-cell>
          <table:table-cell table:style-name="ce2" table:formula="of:=IFERROR(__xludf.dummyfunction(&quot;GOOGLETRANSLATE($B105, &quot;&quot;en&quot;&quot;, &quot;&quot;hi&quot;&quot;)&quot;);&quot;आपका सप्ताहांत कैसा था?&quot;)" office:value-type="string" office:string-value="आपका सप्ताहांत कैसा था?" calcext:value-type="string">
            <text:p>आपका सप्ताहांत कैसा था?</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5" calcext:value-type="float">
            <text:p>105</text:p>
          </table:table-cell>
          <table:table-cell table:style-name="ce6" office:value-type="string" calcext:value-type="string">
            <text:p>I'm feeling a bit tired today.</text:p>
          </table:table-cell>
          <table:table-cell table:style-name="ce2" table:formula="of:=IFERROR(__xludf.dummyfunction(&quot;GOOGLETRANSLATE($B106, &quot;&quot;en&quot;&quot;, &quot;&quot;hi&quot;&quot;)&quot;);&quot;आज मुझे थोड़ी थकान महसूस हो रही है.&quot;)" office:value-type="string" office:string-value="आज मुझे थोड़ी थकान महसूस हो रही है." calcext:value-type="string">
            <text:p>आज मुझे थोड़ी थकान महसूस हो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6" calcext:value-type="float">
            <text:p>106</text:p>
          </table:table-cell>
          <table:table-cell table:style-name="ce6" office:value-type="string" calcext:value-type="string">
            <text:p>I appreciate your support.</text:p>
          </table:table-cell>
          <table:table-cell table:style-name="ce2" table:formula="of:=IFERROR(__xludf.dummyfunction(&quot;GOOGLETRANSLATE($B107, &quot;&quot;en&quot;&quot;, &quot;&quot;hi&quot;&quot;)&quot;);&quot;मैं आपकी द्वारा की गई सहायता की कद्र करता हूं।&quot;)" office:value-type="string" office:string-value="मैं आपकी द्वारा की गई सहायता की कद्र करता हूं।" calcext:value-type="string">
            <text:p>मैं आपकी द्वारा की गई सहायता की कद्र कर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7" calcext:value-type="float">
            <text:p>107</text:p>
          </table:table-cell>
          <table:table-cell table:style-name="ce6" office:value-type="string" calcext:value-type="string">
            <text:p>Let's meet for lunch tomorrow.</text:p>
          </table:table-cell>
          <table:table-cell table:style-name="ce2" table:formula="of:=IFERROR(__xludf.dummyfunction(&quot;GOOGLETRANSLATE($B108, &quot;&quot;en&quot;&quot;, &quot;&quot;hi&quot;&quot;)&quot;);&quot;चलो कल दोपहर के भोजन पर मिलते हैं।&quot;)" office:value-type="string" office:string-value="चलो कल दोपहर के भोजन पर मिलते हैं।" calcext:value-type="string">
            <text:p>चलो कल दोपहर के भोजन पर मि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8" calcext:value-type="float">
            <text:p>108</text:p>
          </table:table-cell>
          <table:table-cell table:style-name="ce6" office:value-type="string" calcext:value-type="string">
            <text:p>What's your favorite book?</text:p>
          </table:table-cell>
          <table:table-cell table:style-name="ce2" table:formula="of:=IFERROR(__xludf.dummyfunction(&quot;GOOGLETRANSLATE($B109, &quot;&quot;en&quot;&quot;, &quot;&quot;hi&quot;&quot;)&quot;);&quot;आपकी पसंदीदा किताब कौनसी है?&quot;)" office:value-type="string" office:string-value="आपकी पसंदीदा किताब कौनसी है?" calcext:value-type="string">
            <text:p>आपकी पसंदीदा किताब कौन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09" calcext:value-type="float">
            <text:p>109</text:p>
          </table:table-cell>
          <table:table-cell table:style-name="ce6" office:value-type="string" calcext:value-type="string">
            <text:p>Did you enjoy the movie?</text:p>
          </table:table-cell>
          <table:table-cell table:style-name="ce2" table:formula="of:=IFERROR(__xludf.dummyfunction(&quot;GOOGLETRANSLATE($B110, &quot;&quot;en&quot;&quot;, &quot;&quot;hi&quot;&quot;)&quot;);&quot;क्या आपने फिल्म का आनंद लिया?&quot;)" office:value-type="string" office:string-value="क्या आपने फिल्म का आनंद लिया?" calcext:value-type="string">
            <text:p>क्या आपने फिल्म का आनंद लिया?</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0" calcext:value-type="float">
            <text:p>110</text:p>
          </table:table-cell>
          <table:table-cell table:style-name="ce6" office:value-type="string" calcext:value-type="string">
            <text:p>Do you have any plans for tonight?</text:p>
          </table:table-cell>
          <table:table-cell table:style-name="ce2" table:formula="of:=IFERROR(__xludf.dummyfunction(&quot;GOOGLETRANSLATE($B111, &quot;&quot;en&quot;&quot;, &quot;&quot;hi&quot;&quot;)&quot;);&quot;क्या आज रात के लिए आपकी कोई योजना है?&quot;)" office:value-type="string" office:string-value="क्या आज रात के लिए आपकी कोई योजना है?" calcext:value-type="string">
            <text:p>क्या आज रात के लिए आपकी कोई योजना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1" calcext:value-type="float">
            <text:p>111</text:p>
          </table:table-cell>
          <table:table-cell table:style-name="ce6" office:value-type="string" calcext:value-type="string">
            <text:p>How's your pet doing?</text:p>
          </table:table-cell>
          <table:table-cell table:style-name="ce2" table:formula="of:=IFERROR(__xludf.dummyfunction(&quot;GOOGLETRANSLATE($B112, &quot;&quot;en&quot;&quot;, &quot;&quot;hi&quot;&quot;)&quot;);&quot;आपका पालतू जानवर कैसा है?&quot;)" office:value-type="string" office:string-value="आपका पालतू जानवर कैसा है?" calcext:value-type="string">
            <text:p>आपका पालतू जानवर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2" calcext:value-type="float">
            <text:p>112</text:p>
          </table:table-cell>
          <table:table-cell table:style-name="ce6" office:value-type="string" calcext:value-type="string">
            <text:p>I'm so happy to see you!</text:p>
          </table:table-cell>
          <table:table-cell table:style-name="ce2" table:formula="of:=IFERROR(__xludf.dummyfunction(&quot;GOOGLETRANSLATE($B113, &quot;&quot;en&quot;&quot;, &quot;&quot;hi&quot;&quot;)&quot;);&quot;तुम्हें देख कर मुझे इतनी खुशी हुई है!&quot;)" office:value-type="string" office:string-value="तुम्हें देख कर मुझे इतनी खुशी हुई है!" calcext:value-type="string">
            <text:p>तुम्हें देख कर मुझे इतनी खुशी हुई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3" calcext:value-type="float">
            <text:p>113</text:p>
          </table:table-cell>
          <table:table-cell table:style-name="ce6" office:value-type="string" calcext:value-type="string">
            <text:p>Let's go out for dinner.</text:p>
          </table:table-cell>
          <table:table-cell table:style-name="ce2" table:formula="of:=IFERROR(__xludf.dummyfunction(&quot;GOOGLETRANSLATE($B114, &quot;&quot;en&quot;&quot;, &quot;&quot;hi&quot;&quot;)&quot;);&quot;चलो डिनर के लिए बाहर चलते हैं.&quot;)" office:value-type="string" office:string-value="चलो डिनर के लिए बाहर चलते हैं." calcext:value-type="string">
            <text:p>चलो डिनर के लिए बाहर च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4" calcext:value-type="float">
            <text:p>114</text:p>
          </table:table-cell>
          <table:table-cell table:style-name="ce6" office:value-type="string" calcext:value-type="string">
            <text:p>Can you recommend a good restaurant?</text:p>
          </table:table-cell>
          <table:table-cell table:style-name="ce2" table:formula="of:=IFERROR(__xludf.dummyfunction(&quot;GOOGLETRANSLATE($B115, &quot;&quot;en&quot;&quot;, &quot;&quot;hi&quot;&quot;)&quot;);&quot;क्या आप एक अच्छे रेस्तरां की सिफारिश कर सकते हैं?&quot;)" office:value-type="string" office:string-value="क्या आप एक अच्छे रेस्तरां की सिफारिश कर सकते हैं?" calcext:value-type="string">
            <text:p>क्या आप एक अच्छे रेस्तरां की सिफारिश कर सक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5" calcext:value-type="float">
            <text:p>115</text:p>
          </table:table-cell>
          <table:table-cell table:style-name="ce6" office:value-type="string" calcext:value-type="string">
            <text:p>How's your work going?</text:p>
          </table:table-cell>
          <table:table-cell table:style-name="ce2" table:formula="of:=IFERROR(__xludf.dummyfunction(&quot;GOOGLETRANSLATE($B116, &quot;&quot;en&quot;&quot;, &quot;&quot;hi&quot;&quot;)&quot;);&quot;आपका काम कैसा चल रहा है?&quot;)" office:value-type="string" office:string-value="आपका काम कैसा चल रहा है?" calcext:value-type="string">
            <text:p>आपका काम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6" calcext:value-type="float">
            <text:p>116</text:p>
          </table:table-cell>
          <table:table-cell table:style-name="ce6" office:value-type="string" calcext:value-type="string">
            <text:p>I'm sorry to hear that.</text:p>
          </table:table-cell>
          <table:table-cell table:style-name="ce2" table:formula="of:=IFERROR(__xludf.dummyfunction(&quot;GOOGLETRANSLATE($B117, &quot;&quot;en&quot;&quot;, &quot;&quot;hi&quot;&quot;)&quot;);&quot;उसे सुनने के लिए मुझे माफ करें।&quot;)" office:value-type="string" office:string-value="उसे सुनने के लिए मुझे माफ करें।" calcext:value-type="string">
            <text:p>उसे सुनने के लिए मुझे माफ करें।</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7" calcext:value-type="float">
            <text:p>117</text:p>
          </table:table-cell>
          <table:table-cell table:style-name="ce6" office:value-type="string" calcext:value-type="string">
            <text:p>Let's go shopping together.</text:p>
          </table:table-cell>
          <table:table-cell table:style-name="ce2" table:formula="of:=IFERROR(__xludf.dummyfunction(&quot;GOOGLETRANSLATE($B118, &quot;&quot;en&quot;&quot;, &quot;&quot;hi&quot;&quot;)&quot;);&quot;चलो साथ में शॉपिंग करने चलते हैं.&quot;)" office:value-type="string" office:string-value="चलो साथ में शॉपिंग करने चलते हैं." calcext:value-type="string">
            <text:p>चलो साथ में शॉपिंग करने च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8" calcext:value-type="float">
            <text:p>118</text:p>
          </table:table-cell>
          <table:table-cell table:style-name="ce6" office:value-type="string" calcext:value-type="string">
            <text:p>Did you get my message?</text:p>
          </table:table-cell>
          <table:table-cell table:style-name="ce2" table:formula="of:=IFERROR(__xludf.dummyfunction(&quot;GOOGLETRANSLATE($B119, &quot;&quot;en&quot;&quot;, &quot;&quot;hi&quot;&quot;)&quot;);&quot;क्या आपको मेरा संदेश मिला?&quot;)" office:value-type="string" office:string-value="क्या आपको मेरा संदेश मिला?" calcext:value-type="string">
            <text:p>क्या आपको मेरा संदेश मि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19" calcext:value-type="float">
            <text:p>119</text:p>
          </table:table-cell>
          <table:table-cell table:style-name="ce6" office:value-type="string" calcext:value-type="string">
            <text:p>I'm feeling a bit stressed lately.</text:p>
          </table:table-cell>
          <table:table-cell table:style-name="ce2" table:formula="of:=IFERROR(__xludf.dummyfunction(&quot;GOOGLETRANSLATE($B120, &quot;&quot;en&quot;&quot;, &quot;&quot;hi&quot;&quot;)&quot;);&quot;मैं हाल ही में थोड़ा तनावग्रस्त महसूस कर रहा हूं।&quot;)" office:value-type="string" office:string-value="मैं हाल ही में थोड़ा तनावग्रस्त महसूस कर रहा हूं।" calcext:value-type="string">
            <text:p>मैं हाल ही में थोड़ा तनावग्रस्त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0" calcext:value-type="float">
            <text:p>120</text:p>
          </table:table-cell>
          <table:table-cell table:style-name="ce6" office:value-type="string" calcext:value-type="string">
            <text:p>Let's go for a drive.</text:p>
          </table:table-cell>
          <table:table-cell table:style-name="ce2" table:formula="of:=IFERROR(__xludf.dummyfunction(&quot;GOOGLETRANSLATE($B121, &quot;&quot;en&quot;&quot;, &quot;&quot;hi&quot;&quot;)&quot;);&quot;चलो सैर के लिए चलते हैं।&quot;)" office:value-type="string" office:string-value="चलो सैर के लिए चलते हैं।" calcext:value-type="string">
            <text:p>चलो सैर के लिए च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1" calcext:value-type="float">
            <text:p>121</text:p>
          </table:table-cell>
          <table:table-cell table:style-name="ce6" office:value-type="string" calcext:value-type="string">
            <text:p>I'm proud of you.</text:p>
          </table:table-cell>
          <table:table-cell table:style-name="ce2" table:formula="of:=IFERROR(__xludf.dummyfunction(&quot;GOOGLETRANSLATE($B122, &quot;&quot;en&quot;&quot;, &quot;&quot;hi&quot;&quot;)&quot;);&quot;मुझे तुम पर गर्व है.&quot;)" office:value-type="string" office:string-value="मुझे तुम पर गर्व है." calcext:value-type="string">
            <text:p>मुझे तुम पर गर्व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2" calcext:value-type="float">
            <text:p>122</text:p>
          </table:table-cell>
          <table:table-cell table:style-name="ce6" office:value-type="string" calcext:value-type="string">
            <text:p>Let's cook dinner together.</text:p>
          </table:table-cell>
          <table:table-cell table:style-name="ce2" table:formula="of:=IFERROR(__xludf.dummyfunction(&quot;GOOGLETRANSLATE($B123, &quot;&quot;en&quot;&quot;, &quot;&quot;hi&quot;&quot;)&quot;);&quot;चलो साथ मिलकर रात का खाना बनाते हैं.&quot;)" office:value-type="string" office:string-value="चलो साथ मिलकर रात का खाना बनाते हैं." calcext:value-type="string">
            <text:p>चलो साथ मिलकर रात का खाना बना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3" calcext:value-type="float">
            <text:p>123</text:p>
          </table:table-cell>
          <table:table-cell table:style-name="ce6" office:value-type="string" calcext:value-type="string">
            <text:p>How was your day at school?</text:p>
          </table:table-cell>
          <table:table-cell table:style-name="ce2" table:formula="of:=IFERROR(__xludf.dummyfunction(&quot;GOOGLETRANSLATE($B124, &quot;&quot;en&quot;&quot;, &quot;&quot;hi&quot;&quot;)&quot;);&quot;स्कूल में आपका दिन कैसा था?&quot;)" office:value-type="string" office:string-value="स्कूल में आपका दिन कैसा था?" calcext:value-type="string">
            <text:p>स्कूल में आपका दिन कैसा था?</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4" calcext:value-type="float">
            <text:p>124</text:p>
          </table:table-cell>
          <table:table-cell table:style-name="ce6" office:value-type="string" calcext:value-type="string">
            <text:p>I'm excited for the holidays.</text:p>
          </table:table-cell>
          <table:table-cell table:style-name="ce2" table:formula="of:=IFERROR(__xludf.dummyfunction(&quot;GOOGLETRANSLATE($B125, &quot;&quot;en&quot;&quot;, &quot;&quot;hi&quot;&quot;)&quot;);&quot;मैं छुट्टियों के लिए उत्साहित हूं.&quot;)" office:value-type="string" office:string-value="मैं छुट्टियों के लिए उत्साहित हूं." calcext:value-type="string">
            <text:p>मैं छुट्टियों के लिए उत्साहि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5" calcext:value-type="float">
            <text:p>125</text:p>
          </table:table-cell>
          <table:table-cell table:style-name="ce6" office:value-type="string" calcext:value-type="string">
            <text:p>Let's watch a movie together.</text:p>
          </table:table-cell>
          <table:table-cell table:style-name="ce2" table:formula="of:=IFERROR(__xludf.dummyfunction(&quot;GOOGLETRANSLATE($B126, &quot;&quot;en&quot;&quot;, &quot;&quot;hi&quot;&quot;)&quot;);&quot;चलो साथ में मूवी देखते हैं.&quot;)" office:value-type="string" office:string-value="चलो साथ में मूवी देखते हैं." calcext:value-type="string">
            <text:p>चलो साथ में मूवी देख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6" calcext:value-type="float">
            <text:p>126</text:p>
          </table:table-cell>
          <table:table-cell table:style-name="ce6" office:value-type="string" calcext:value-type="string">
            <text:p>Can you help me with this?</text:p>
          </table:table-cell>
          <table:table-cell table:style-name="ce2" table:formula="of:=IFERROR(__xludf.dummyfunction(&quot;GOOGLETRANSLATE($B127, &quot;&quot;en&quot;&quot;, &quot;&quot;hi&quot;&quot;)&quot;);&quot;क्या आप इस के साथ मेरी मदद कर सकते हैं?&quot;)" office:value-type="string" office:string-value="क्या आप इस के साथ मेरी मदद कर सकते हैं?" calcext:value-type="string">
            <text:p>क्या आप इस के साथ मेरी मदद कर सक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7" calcext:value-type="float">
            <text:p>127</text:p>
          </table:table-cell>
          <table:table-cell table:style-name="ce6" office:value-type="string" calcext:value-type="string">
            <text:p>How's your health?</text:p>
          </table:table-cell>
          <table:table-cell table:style-name="ce2" table:formula="of:=IFERROR(__xludf.dummyfunction(&quot;GOOGLETRANSLATE($B128, &quot;&quot;en&quot;&quot;, &quot;&quot;hi&quot;&quot;)&quot;);&quot;आपका स्वास्थ्य कैसा है?&quot;)" office:value-type="string" office:string-value="आपका स्वास्थ्य कैसा है?" calcext:value-type="string">
            <text:p>आपका स्वास्थ्य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8" calcext:value-type="float">
            <text:p>128</text:p>
          </table:table-cell>
          <table:table-cell table:style-name="ce6" office:value-type="string" calcext:value-type="string">
            <text:p>I'm feeling better now, thanks.</text:p>
          </table:table-cell>
          <table:table-cell table:style-name="ce2" table:formula="of:=IFERROR(__xludf.dummyfunction(&quot;GOOGLETRANSLATE($B129, &quot;&quot;en&quot;&quot;, &quot;&quot;hi&quot;&quot;)&quot;);&quot;मैं अब बेहतर महसूस कर रहा हूं, धन्यवाद।&quot;)" office:value-type="string" office:string-value="मैं अब बेहतर महसूस कर रहा हूं, धन्यवाद।" calcext:value-type="string">
            <text:p>मैं अब बेहतर महसूस कर रहा हूं, धन्यवाद।</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29" calcext:value-type="float">
            <text:p>129</text:p>
          </table:table-cell>
          <table:table-cell table:style-name="ce6" office:value-type="string" calcext:value-type="string">
            <text:p>Let's go for a hike.</text:p>
          </table:table-cell>
          <table:table-cell table:style-name="ce2" table:formula="of:=IFERROR(__xludf.dummyfunction(&quot;GOOGLETRANSLATE($B130, &quot;&quot;en&quot;&quot;, &quot;&quot;hi&quot;&quot;)&quot;);&quot;आइए सैर पर चलें.&quot;)" office:value-type="string" office:string-value="आइए सैर पर चलें." calcext:value-type="string">
            <text:p>आइए सैर पर च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0" calcext:value-type="float">
            <text:p>130</text:p>
          </table:table-cell>
          <table:table-cell table:style-name="ce6" office:value-type="string" calcext:value-type="string">
            <text:p>How's the new job going?</text:p>
          </table:table-cell>
          <table:table-cell table:style-name="ce2" table:formula="of:=IFERROR(__xludf.dummyfunction(&quot;GOOGLETRANSLATE($B131, &quot;&quot;en&quot;&quot;, &quot;&quot;hi&quot;&quot;)&quot;);&quot;नई नौकरी कैसी चल रही है?&quot;)" office:value-type="string" office:string-value="नई नौकरी कैसी चल रही है?" calcext:value-type="string">
            <text:p>नई नौकरी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1" calcext:value-type="float">
            <text:p>131</text:p>
          </table:table-cell>
          <table:table-cell table:style-name="ce6" office:value-type="string" calcext:value-type="string">
            <text:p>I'm so happy for you!</text:p>
          </table:table-cell>
          <table:table-cell table:style-name="ce2" table:formula="of:=IFERROR(__xludf.dummyfunction(&quot;GOOGLETRANSLATE($B132, &quot;&quot;en&quot;&quot;, &quot;&quot;hi&quot;&quot;)&quot;);&quot;मैं आपके लिए बहुत खुश हूँ!&quot;)" office:value-type="string" office:string-value="मैं आपके लिए बहुत खुश हूँ!" calcext:value-type="string">
            <text:p>मैं आपके लिए बहुत खुश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2" calcext:value-type="float">
            <text:p>132</text:p>
          </table:table-cell>
          <table:table-cell table:style-name="ce6" office:value-type="string" calcext:value-type="string">
            <text:p>Let's have a picnic.</text:p>
          </table:table-cell>
          <table:table-cell table:style-name="ce2" table:formula="of:=IFERROR(__xludf.dummyfunction(&quot;GOOGLETRANSLATE($B133, &quot;&quot;en&quot;&quot;, &quot;&quot;hi&quot;&quot;)&quot;);&quot;चलो वनभोज करते हैं।&quot;)" office:value-type="string" office:string-value="चलो वनभोज करते हैं।" calcext:value-type="string">
            <text:p>चलो वनभोज कर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3" calcext:value-type="float">
            <text:p>133</text:p>
          </table:table-cell>
          <table:table-cell table:style-name="ce6" office:value-type="string" calcext:value-type="string">
            <text:p>How's the weather over there?</text:p>
          </table:table-cell>
          <table:table-cell table:style-name="ce2" table:formula="of:=IFERROR(__xludf.dummyfunction(&quot;GOOGLETRANSLATE($B134, &quot;&quot;en&quot;&quot;, &quot;&quot;hi&quot;&quot;)&quot;);&quot;वहां का मौसम कैसा है?&quot;)" office:value-type="string" office:string-value="वहां का मौसम कैसा है?" calcext:value-type="string">
            <text:p>वहां का मौसम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4" calcext:value-type="float">
            <text:p>134</text:p>
          </table:table-cell>
          <table:table-cell table:style-name="ce6" office:value-type="string" calcext:value-type="string">
            <text:p>I'm feeling grateful for everything.</text:p>
          </table:table-cell>
          <table:table-cell table:style-name="ce2" table:formula="of:=IFERROR(__xludf.dummyfunction(&quot;GOOGLETRANSLATE($B135, &quot;&quot;en&quot;&quot;, &quot;&quot;hi&quot;&quot;)&quot;);&quot;मैं हर चीज के लिए आभारी महसूस कर रहा हूं।&quot;)" office:value-type="string" office:string-value="मैं हर चीज के लिए आभारी महसूस कर रहा हूं।" calcext:value-type="string">
            <text:p>मैं हर चीज के लिए आभारी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5" calcext:value-type="float">
            <text:p>135</text:p>
          </table:table-cell>
          <table:table-cell table:style-name="ce6" office:value-type="string" calcext:value-type="string">
            <text:p>Let's go for a bike ride.</text:p>
          </table:table-cell>
          <table:table-cell table:style-name="ce2" table:formula="of:=IFERROR(__xludf.dummyfunction(&quot;GOOGLETRANSLATE($B136, &quot;&quot;en&quot;&quot;, &quot;&quot;hi&quot;&quot;)&quot;);&quot;चलो बाइक से घूमने चलते हैं.&quot;)" office:value-type="string" office:string-value="चलो बाइक से घूमने चलते हैं." calcext:value-type="string">
            <text:p>चलो बाइक से घूमने च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6" calcext:value-type="float">
            <text:p>136</text:p>
          </table:table-cell>
          <table:table-cell table:style-name="ce6" office:value-type="string" calcext:value-type="string">
            <text:p>How's your project coming along?</text:p>
          </table:table-cell>
          <table:table-cell table:style-name="ce2" table:formula="of:=IFERROR(__xludf.dummyfunction(&quot;GOOGLETRANSLATE($B137, &quot;&quot;en&quot;&quot;, &quot;&quot;hi&quot;&quot;)&quot;);&quot;आपका प्रोजेक्ट कैसा चल रहा है?&quot;)" office:value-type="string" office:string-value="आपका प्रोजेक्ट कैसा चल रहा है?" calcext:value-type="string">
            <text:p>आपका प्रोजेक्ट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7" calcext:value-type="float">
            <text:p>137</text:p>
          </table:table-cell>
          <table:table-cell table:style-name="ce6" office:value-type="string" calcext:value-type="string">
            <text:p>I'm glad we're friends.</text:p>
          </table:table-cell>
          <table:table-cell table:style-name="ce2" table:formula="of:=IFERROR(__xludf.dummyfunction(&quot;GOOGLETRANSLATE($B138, &quot;&quot;en&quot;&quot;, &quot;&quot;hi&quot;&quot;)&quot;);&quot;मुझे ख़ुशी है कि हम दोस्त हैं।&quot;)" office:value-type="string" office:string-value="मुझे ख़ुशी है कि हम दोस्त हैं।" calcext:value-type="string">
            <text:p>मुझे ख़ुशी है कि हम दोस्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8" calcext:value-type="float">
            <text:p>138</text:p>
          </table:table-cell>
          <table:table-cell table:style-name="ce6" office:value-type="string" calcext:value-type="string">
            <text:p>Let's take a break.</text:p>
          </table:table-cell>
          <table:table-cell table:style-name="ce2" table:formula="of:=IFERROR(__xludf.dummyfunction(&quot;GOOGLETRANSLATE($B139, &quot;&quot;en&quot;&quot;, &quot;&quot;hi&quot;&quot;)&quot;);&quot;चलो एक ब्रेक लेते है।&quot;)" office:value-type="string" office:string-value="चलो एक ब्रेक लेते है।" calcext:value-type="string">
            <text:p>चलो एक ब्रेक ले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39" calcext:value-type="float">
            <text:p>139</text:p>
          </table:table-cell>
          <table:table-cell table:style-name="ce6" office:value-type="string" calcext:value-type="string">
            <text:p>How's your day been so far?</text:p>
          </table:table-cell>
          <table:table-cell table:style-name="ce2" table:formula="of:=IFERROR(__xludf.dummyfunction(&quot;GOOGLETRANSLATE($B140, &quot;&quot;en&quot;&quot;, &quot;&quot;hi&quot;&quot;)&quot;);&quot;आपका दिन अब तक कैसा गया है?&quot;)" office:value-type="string" office:string-value="आपका दिन अब तक कैसा गया है?" calcext:value-type="string">
            <text:p>आपका दिन अब तक कैसा गया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0" calcext:value-type="float">
            <text:p>140</text:p>
          </table:table-cell>
          <table:table-cell table:style-name="ce6" office:value-type="string" calcext:value-type="string">
            <text:p>I'm feeling inspired today.</text:p>
          </table:table-cell>
          <table:table-cell table:style-name="ce2" table:formula="of:=IFERROR(__xludf.dummyfunction(&quot;GOOGLETRANSLATE($B141, &quot;&quot;en&quot;&quot;, &quot;&quot;hi&quot;&quot;)&quot;);&quot;मैं आज प्रेरित महसूस कर रहा हूं.&quot;)" office:value-type="string" office:string-value="मैं आज प्रेरित महसूस कर रहा हूं." calcext:value-type="string">
            <text:p>मैं आज प्रेरित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1" calcext:value-type="float">
            <text:p>141</text:p>
          </table:table-cell>
          <table:table-cell table:style-name="ce6" office:value-type="string" calcext:value-type="string">
            <text:p>Let's go for a swim.</text:p>
          </table:table-cell>
          <table:table-cell table:style-name="ce2" table:formula="of:=IFERROR(__xludf.dummyfunction(&quot;GOOGLETRANSLATE($B142, &quot;&quot;en&quot;&quot;, &quot;&quot;hi&quot;&quot;)&quot;);&quot;चलो तैरने चलें.&quot;)" office:value-type="string" office:string-value="चलो तैरने चलें." calcext:value-type="string">
            <text:p>चलो तैरने च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2" calcext:value-type="float">
            <text:p>142</text:p>
          </table:table-cell>
          <table:table-cell table:style-name="ce6" office:value-type="string" calcext:value-type="string">
            <text:p>How's your hobby going?</text:p>
          </table:table-cell>
          <table:table-cell table:style-name="ce2" table:formula="of:=IFERROR(__xludf.dummyfunction(&quot;GOOGLETRANSLATE($B143, &quot;&quot;en&quot;&quot;, &quot;&quot;hi&quot;&quot;)&quot;);&quot;आपका शौक कैसा चल रहा है?&quot;)" office:value-type="string" office:string-value="आपका शौक कैसा चल रहा है?" calcext:value-type="string">
            <text:p>आपका शौक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3" calcext:value-type="float">
            <text:p>143</text:p>
          </table:table-cell>
          <table:table-cell table:style-name="ce6" office:value-type="string" calcext:value-type="string">
            <text:p>I'm feeling excited about the future.</text:p>
          </table:table-cell>
          <table:table-cell table:style-name="ce2" table:formula="of:=IFERROR(__xludf.dummyfunction(&quot;GOOGLETRANSLATE($B144, &quot;&quot;en&quot;&quot;, &quot;&quot;hi&quot;&quot;)&quot;);&quot;मैं भविष्य को लेकर उत्साहित महसूस कर रहा हूं.&quot;)" office:value-type="string" office:string-value="मैं भविष्य को लेकर उत्साहित महसूस कर रहा हूं." calcext:value-type="string">
            <text:p>मैं भविष्य को लेकर उत्साहित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4" calcext:value-type="float">
            <text:p>144</text:p>
          </table:table-cell>
          <table:table-cell table:style-name="ce6" office:value-type="string" calcext:value-type="string">
            <text:p>Let's go for a run.</text:p>
          </table:table-cell>
          <table:table-cell table:style-name="ce2" table:formula="of:=IFERROR(__xludf.dummyfunction(&quot;GOOGLETRANSLATE($B145, &quot;&quot;en&quot;&quot;, &quot;&quot;hi&quot;&quot;)&quot;);&quot;चलो दौड़ने चलें.&quot;)" office:value-type="string" office:string-value="चलो दौड़ने चलें." calcext:value-type="string">
            <text:p>चलो दौड़ने च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5" calcext:value-type="float">
            <text:p>145</text:p>
          </table:table-cell>
          <table:table-cell table:style-name="ce6" office:value-type="string" calcext:value-type="string">
            <text:p>How's your new hobby going?</text:p>
          </table:table-cell>
          <table:table-cell table:style-name="ce2" table:formula="of:=IFERROR(__xludf.dummyfunction(&quot;GOOGLETRANSLATE($B146, &quot;&quot;en&quot;&quot;, &quot;&quot;hi&quot;&quot;)&quot;);&quot;आपका नया शौक कैसा चल रहा है?&quot;)" office:value-type="string" office:string-value="आपका नया शौक कैसा चल रहा है?" calcext:value-type="string">
            <text:p>आपका नया शौक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6" calcext:value-type="float">
            <text:p>146</text:p>
          </table:table-cell>
          <table:table-cell table:style-name="ce6" office:value-type="string" calcext:value-type="string">
            <text:p>I'm feeling hopeful about tomorrow.</text:p>
          </table:table-cell>
          <table:table-cell table:style-name="ce2" table:formula="of:=IFERROR(__xludf.dummyfunction(&quot;GOOGLETRANSLATE($B147, &quot;&quot;en&quot;&quot;, &quot;&quot;hi&quot;&quot;)&quot;);&quot;मैं कल के बारे में आशान्वित महसूस कर रहा हूं।&quot;)" office:value-type="string" office:string-value="मैं कल के बारे में आशान्वित महसूस कर रहा हूं।" calcext:value-type="string">
            <text:p>मैं कल के बारे में आशान्वित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7" calcext:value-type="float">
            <text:p>147</text:p>
          </table:table-cell>
          <table:table-cell table:style-name="ce6" office:value-type="string" calcext:value-type="string">
            <text:p>Let's play a game together.</text:p>
          </table:table-cell>
          <table:table-cell table:style-name="ce2" table:formula="of:=IFERROR(__xludf.dummyfunction(&quot;GOOGLETRANSLATE($B148, &quot;&quot;en&quot;&quot;, &quot;&quot;hi&quot;&quot;)&quot;);&quot;आओ मिलकर एक खेल खेलें.&quot;)" office:value-type="string" office:string-value="आओ मिलकर एक खेल खेलें." calcext:value-type="string">
            <text:p>आओ मिलकर एक खेल खेलें.</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8" calcext:value-type="float">
            <text:p>148</text:p>
          </table:table-cell>
          <table:table-cell table:style-name="ce6" office:value-type="string" calcext:value-type="string">
            <text:p>How's your day going?</text:p>
          </table:table-cell>
          <table:table-cell table:style-name="ce2" table:formula="of:=IFERROR(__xludf.dummyfunction(&quot;GOOGLETRANSLATE($B149, &quot;&quot;en&quot;&quot;, &quot;&quot;hi&quot;&quot;)&quot;);&quot;आपका दिन कैसा चल रहा है?&quot;)" office:value-type="string" office:string-value="आपका दिन कैसा चल रहा है?" calcext:value-type="string">
            <text:p>आपका दिन कैसा चल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49" calcext:value-type="float">
            <text:p>149</text:p>
          </table:table-cell>
          <table:table-cell table:style-name="ce6" office:value-type="string" calcext:value-type="string">
            <text:p>I'm feeling peaceful today.</text:p>
          </table:table-cell>
          <table:table-cell table:style-name="ce2" table:formula="of:=IFERROR(__xludf.dummyfunction(&quot;GOOGLETRANSLATE($B150, &quot;&quot;en&quot;&quot;, &quot;&quot;hi&quot;&quot;)&quot;);&quot;आज मुझे शांति महसूस हो रही है.&quot;)" office:value-type="string" office:string-value="आज मुझे शांति महसूस हो रही है." calcext:value-type="string">
            <text:p>आज मुझे शांति महसूस हो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50" calcext:value-type="float">
            <text:p>150</text:p>
          </table:table-cell>
          <table:table-cell table:style-name="ce6" office:value-type="string" calcext:value-type="string">
            <text:p>Let's have a barbecue.</text:p>
          </table:table-cell>
          <table:table-cell table:style-name="ce2" table:formula="of:=IFERROR(__xludf.dummyfunction(&quot;GOOGLETRANSLATE($B151, &quot;&quot;en&quot;&quot;, &quot;&quot;hi&quot;&quot;)&quot;);&quot;चलो एक बारबेक्यू करें.&quot;)" office:value-type="string" office:string-value="चलो एक बारबेक्यू करें." calcext:value-type="string">
            <text:p>चलो एक बारबेक्यू करें.</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51" calcext:value-type="float">
            <text:p>151</text:p>
          </table:table-cell>
          <table:table-cell table:style-name="ce6" office:value-type="string" calcext:value-type="string">
            <text:p>How's your family?</text:p>
          </table:table-cell>
          <table:table-cell table:style-name="ce2" table:formula="of:=IFERROR(__xludf.dummyfunction(&quot;GOOGLETRANSLATE($B152, &quot;&quot;en&quot;&quot;, &quot;&quot;hi&quot;&quot;)&quot;);&quot;अपका परिवार कैसा है?&quot;)" office:value-type="string" office:string-value="अपका परिवार कैसा है?" calcext:value-type="string">
            <text:p>अपका परिवार कैसा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52" calcext:value-type="float">
            <text:p>152</text:p>
          </table:table-cell>
          <table:table-cell table:style-name="ce6" office:value-type="string" calcext:value-type="string">
            <text:p>I'm feeling content with life.</text:p>
          </table:table-cell>
          <table:table-cell table:style-name="ce2" table:formula="of:=IFERROR(__xludf.dummyfunction(&quot;GOOGLETRANSLATE($B153, &quot;&quot;en&quot;&quot;, &quot;&quot;hi&quot;&quot;)&quot;);&quot;मैं जीवन से संतुष्ट महसूस कर रहा हूं।&quot;)" office:value-type="string" office:string-value="मैं जीवन से संतुष्ट महसूस कर रहा हूं।" calcext:value-type="string">
            <text:p>मैं जीवन से संतुष्ट महसूस कर रहा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53" calcext:value-type="float">
            <text:p>153</text:p>
          </table:table-cell>
          <table:table-cell table:style-name="ce6" office:value-type="string" calcext:value-type="string">
            <text:p>Let's have a picnic in the park.</text:p>
          </table:table-cell>
          <table:table-cell table:style-name="ce2" table:formula="of:=IFERROR(__xludf.dummyfunction(&quot;GOOGLETRANSLATE($B154, &quot;&quot;en&quot;&quot;, &quot;&quot;hi&quot;&quot;)&quot;);&quot;चलो पार्क में पिकनिक मनाते हैं.&quot;)" office:value-type="string" office:string-value="चलो पार्क में पिकनिक मनाते हैं." calcext:value-type="string">
            <text:p>चलो पार्क में पिकनिक मनाते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1">
          <table:table-cell table:style-name="ce9" office:value-type="float" office:value="154" calcext:value-type="float">
            <text:p>154</text:p>
          </table:table-cell>
          <table:table-cell table:style-name="ce6" office:value-type="string" calcext:value-type="string">
            <text:p>How's your day been?</text:p>
          </table:table-cell>
          <table:table-cell table:style-name="ce2" table:formula="of:=IFERROR(__xludf.dummyfunction(&quot;GOOGLETRANSLATE($B155, &quot;&quot;en&quot;&quot;, &quot;&quot;hi&quot;&quot;)&quot;);&quot;कैसे अपने दिन हो गया है?&quot;)" office:value-type="string" office:string-value="कैसे अपने दिन हो गया है?" calcext:value-type="string">
            <text:p>कैसे अपने दिन हो गया है?</text:p>
          </table:table-cell>
          <table:table-cell table:style-name="ce6" office:value-type="string" calcext:value-type="string">
            <text:p>None</text:p>
          </table:table-cell>
          <table:table-cell table:style-name="ce6" office:value-type="float" office:value="0" calcext:value-type="float">
            <text:p>0</text:p>
          </table:table-cell>
          <table:table-cell table:number-columns-repeated="1019"/>
        </table:table-row>
        <table:table-row table:style-name="ro2" table:number-rows-repeated="1048420">
          <table:table-cell table:number-columns-repeated="1024"/>
        </table:table-row>
        <table:table-row table:style-name="ro2">
          <table:table-cell table:number-columns-repeated="1024"/>
        </table:table-row>
      </table:table>
      <table:table table:name="Sheet4" table:style-name="ta3">
        <table:table-column table:style-name="co10" table:number-columns-repeated="1024" table:default-cell-style-name="Default"/>
        <table:table-row table:style-name="ro1">
          <table:table-cell/>
          <table:table-cell table:style-name="ce6" office:value-type="string" calcext:value-type="string">
            <text:p>Jan</text:p>
          </table:table-cell>
          <table:table-cell table:style-name="ce6" office:value-type="string" calcext:value-type="string">
            <text:p>Feb</text:p>
          </table:table-cell>
          <table:table-cell table:style-name="ce6" office:value-type="string" calcext:value-type="string">
            <text:p>Mar</text:p>
          </table:table-cell>
          <table:table-cell table:style-name="ce6" office:value-type="string" calcext:value-type="string">
            <text:p>Apr</text:p>
          </table:table-cell>
          <table:table-cell table:style-name="ce6" office:value-type="string" calcext:value-type="string">
            <text:p>May</text:p>
          </table:table-cell>
          <table:table-cell table:style-name="ce6" office:value-type="string" calcext:value-type="string">
            <text:p>Jun</text:p>
          </table:table-cell>
          <table:table-cell table:number-columns-repeated="1017"/>
        </table:table-row>
        <table:table-row table:style-name="ro1">
          <table:table-cell table:style-name="ce6" office:value-type="string" calcext:value-type="string">
            <text:p>Billing Issues</text:p>
          </table:table-cell>
          <table:table-cell table:style-name="ce6" office:value-type="float" office:value="37" calcext:value-type="float">
            <text:p>37</text:p>
          </table:table-cell>
          <table:table-cell table:style-name="ce6" office:value-type="float" office:value="28" calcext:value-type="float">
            <text:p>28</text:p>
          </table:table-cell>
          <table:table-cell table:style-name="ce6" office:value-type="float" office:value="36" calcext:value-type="float">
            <text:p>36</text:p>
          </table:table-cell>
          <table:table-cell table:style-name="ce6" office:value-type="float" office:value="41" calcext:value-type="float">
            <text:p>41</text:p>
          </table:table-cell>
          <table:table-cell table:style-name="ce6" office:value-type="float" office:value="88" calcext:value-type="float">
            <text:p>88</text:p>
          </table:table-cell>
          <table:table-cell table:style-name="ce6" office:value-type="float" office:value="73" calcext:value-type="float">
            <text:p>73</text:p>
          </table:table-cell>
          <table:table-cell table:number-columns-repeated="1017"/>
        </table:table-row>
        <table:table-row table:style-name="ro1">
          <table:table-cell table:style-name="ce6" office:value-type="string" calcext:value-type="string">
            <text:p>Product Issues</text:p>
          </table:table-cell>
          <table:table-cell table:style-name="ce6" office:value-type="float" office:value="68" calcext:value-type="float">
            <text:p>68</text:p>
          </table:table-cell>
          <table:table-cell table:style-name="ce6" office:value-type="float" office:value="41" calcext:value-type="float">
            <text:p>41</text:p>
          </table:table-cell>
          <table:table-cell table:style-name="ce6" office:value-type="float" office:value="74" calcext:value-type="float">
            <text:p>74</text:p>
          </table:table-cell>
          <table:table-cell table:style-name="ce6" office:value-type="float" office:value="76" calcext:value-type="float">
            <text:p>76</text:p>
          </table:table-cell>
          <table:table-cell table:style-name="ce6" office:value-type="float" office:value="80" calcext:value-type="float">
            <text:p>80</text:p>
          </table:table-cell>
          <table:table-cell table:style-name="ce6" office:value-type="float" office:value="67" calcext:value-type="float">
            <text:p>67</text:p>
          </table:table-cell>
          <table:table-cell table:number-columns-repeated="1017"/>
        </table:table-row>
        <table:table-row table:style-name="ro1">
          <table:table-cell table:style-name="ce6" office:value-type="string" calcext:value-type="string">
            <text:p>Service Issues</text:p>
          </table:table-cell>
          <table:table-cell table:style-name="ce6" office:value-type="float" office:value="62" calcext:value-type="float">
            <text:p>62</text:p>
          </table:table-cell>
          <table:table-cell table:style-name="ce6" office:value-type="float" office:value="20" calcext:value-type="float">
            <text:p>20</text:p>
          </table:table-cell>
          <table:table-cell table:style-name="ce6" office:value-type="float" office:value="23" calcext:value-type="float">
            <text:p>23</text:p>
          </table:table-cell>
          <table:table-cell table:style-name="ce6" office:value-type="float" office:value="85" calcext:value-type="float">
            <text:p>85</text:p>
          </table:table-cell>
          <table:table-cell table:style-name="ce6" office:value-type="float" office:value="30" calcext:value-type="float">
            <text:p>30</text:p>
          </table:table-cell>
          <table:table-cell table:style-name="ce6" office:value-type="float" office:value="95" calcext:value-type="float">
            <text:p>95</text:p>
          </table:table-cell>
          <table:table-cell table:number-columns-repeated="1017"/>
        </table:table-row>
        <table:table-row table:style-name="ro2" table:number-rows-repeated="1048571">
          <table:table-cell table:number-columns-repeated="1024"/>
        </table:table-row>
        <table:table-row table:style-name="ro2">
          <table:table-cell table:number-columns-repeated="1024"/>
        </table:table-row>
      </table:table>
      <table:table table:name="actual_data" table:style-name="ta4">
        <table:table-column table:style-name="co10" table:number-columns-repeated="3" table:default-cell-style-name="Default"/>
        <table:table-column table:style-name="co14" table:default-cell-style-name="Default"/>
        <table:table-column table:style-name="co15" table:default-cell-style-name="Default"/>
        <table:table-column table:style-name="co10" table:number-columns-repeated="1019" table:default-cell-style-name="Default"/>
        <table:table-row table:style-name="ro1">
          <table:table-cell table:style-name="ce10" office:value-type="string" calcext:value-type="string">
            <text:p>user_type</text:p>
          </table:table-cell>
          <table:table-cell table:style-name="ce10" office:value-type="string" calcext:value-type="string">
            <text:p>sub_section</text:p>
          </table:table-cell>
          <table:table-cell table:style-name="ce10" office:value-type="string" calcext:value-type="string">
            <text:p>sub_sub_section</text:p>
          </table:table-cell>
          <table:table-cell table:style-name="ce12" office:value-type="string" calcext:value-type="string">
            <text:p>question</text:p>
          </table:table-cell>
          <table:table-cell table:style-name="ce13" office:value-type="string" calcext:value-type="string">
            <text:p>answer</text:p>
          </table:table-cell>
          <table:table-cell table:style-name="ce10"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I forgot my password to access GeM portal, how can I reset it?</text:p>
          </table:table-cell>
          <table:table-cell table:style-name="ce13" office:value-type="string" calcext:value-type="string">
            <text:p>Please follow following steps to reset your password on GeM portal:</text:p>
            <text:p>1. Kindly visit https://gem.gov.in/ and click on Login,</text:p>
            <text:p>2. Click on "Forgot your Password" link,</text:p>
            <text:p>3. Enter your User Id, kindly note that User Id is case sensitive,</text:p>
            <text:p>4. Type the Characters displayed in the captcha box, press SUBMIT,</text:p>
            <text:p>5. An E-mail will be sent to your registered E-mail ID with link to Reset password,</text:p>
            <text:p>6. Click on Reset Link in your E-mail, and Enter new password and confirm the same, Press SUBMIT.</text:p>
            <text:p>Kindly note that your Password must be of 8-20 characters- 1 upper case letter, 1 lower case letter, number, and a special character.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I am a new buyer and wish to learn more about procurement process on GeM?</text:p>
          </table:table-cell>
          <table:table-cell table:style-name="ce12" office:value-type="string" calcext:value-type="string">
            <text:p>Detailed instructions are available in the form of Video Guides on GeM portal. Kindly refer to different aspects of buyer process on Buyer Videos .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at could be the reason for variation in prices between GeM and other Marketplaces ? </text:p>
          </table:table-cell>
          <table:table-cell table:style-name="ce13" office:value-type="string" calcext:value-type="string">
            <text:p>The variation in retail price and GeM Price of a product could be due to under mentioned factors.</text:p>
            <text:p>1. The price offering on GeM are inclusive of all taxes.</text:p>
            <text:p>2. Product on GeM may have a different warranty period.</text:p>
            <text:p>3. Onsite warranty is offered for some products on GeM.</text:p>
            <text:p>4. Prices could also vary due to Payment Terms of the transaction.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y am I unable to see the seller's name in the market, while searching for a product on GeM?</text:p>
          </table:table-cell>
          <table:table-cell table:style-name="ce13" office:value-type="string" calcext:value-type="string">
            <text:p>In order to avoid biases in the selection of seller, for a particular purchase, the seller's name is no longer disclosed on GeM until the Buyer makes a purchase decision. </text:p>
          </table:table-cell>
          <table:table-cell table:style-name="ce11" table:number-columns-repeated="6"/>
          <table:table-cell table:style-name="ce10"/>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Is PAC option available for purchase through OEMs only or Resellers can also participate? </text:p>
          </table:table-cell>
          <table:table-cell table:style-name="ce12" office:value-type="string" calcext:value-type="string">
            <text:p>Yes, PAC purchase can be done from OEMs and Resellers both.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at are the minimum delivery days during direct purchase? </text:p>
          </table:table-cell>
          <table:table-cell table:style-name="ce12" office:value-type="string" calcext:value-type="string">
            <text:p>The minimum and maximum number of delivery day(s) may vary, specific to the product and service category.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at is concession on GST? </text:p>
          </table:table-cell>
          <table:table-cell table:style-name="ce12" office:value-type="string" calcext:value-type="string">
            <text:p>Certain Buyer organizations are eligible for concession on GST if goods for which bids have been invited fall under classification of GST concession and the conditions for eligibility of concession are met by the institution.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y the Buyer is asked to choose between Direct Purchase or Bid/RA when 'Add to Cart' button is clicked? </text:p>
          </table:table-cell>
          <table:table-cell table:style-name="ce12" office:value-type="string" calcext:value-type="string">
            <text:p>This option is given to Buyers to understand their Intent of Buying so that Buyers can select and verify values for Golden Parameters to create Bid as per the specific requirement for procurement. For more info, please click on the document link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When would the Buyer claim concession on GST? </text:p>
          </table:table-cell>
          <table:table-cell table:style-name="ce12" office:value-type="string" calcext:value-type="string">
            <text:p>The Buyer would specify the concessional rate of GST while publishing the Bid. The concessional rate of GST, the relevant govt notification number and date would be mentioned in Bid Terms and conditions.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3" office:value-type="string" calcext:value-type="string">
            <text:p/>
            <text:p>Where can a buyer find the innovative Startup products/services? </text:p>
          </table:table-cell>
          <table:table-cell table:style-name="ce12" office:value-type="string" calcext:value-type="string">
            <text:p>Buyers can view the list of shortlisted innovative products/services on Startup Runway corner and can request the same for Trial.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3" office:value-type="string" calcext:value-type="string">
            <text:p>What's the grievance redressal mechanism on GeM? </text:p>
          </table:table-cell>
          <table:table-cell table:style-name="ce12" office:value-type="string" calcext:value-type="string">
            <text:p>In case of any grievance related to deviation / concern related to sellers, buyer can raise an Incident. Kindly refer to "Incident" tab under FAQ for more details.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2" office:value-type="string" calcext:value-type="string">
            <text:p>How can I request for Change in specification of existing category? </text:p>
          </table:table-cell>
          <table:table-cell table:style-name="ce12" office:value-type="string" calcext:value-type="string">
            <text:p>Buyers can request for changes in existing category from Request Management available in their Dashboard. All such requests would be evaluated by GeM. </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3" office:value-type="string" calcext:value-type="string">
            <text:p>How can I request for new category addition ? </text:p>
          </table:table-cell>
          <table:table-cell table:style-name="ce12" office:value-type="string" calcext:value-type="string">
            <text:p>Buyers can request for new category addition online from Request Management available in their Dashboard. All such requests would be evaluated by GeM.</text:p>
          </table:table-cell>
          <table:table-cell table:style-name="ce11" table:number-columns-repeated="7"/>
          <table:table-cell table:number-columns-repeated="1012"/>
        </table:table-row>
        <table:table-row table:style-name="ro1">
          <table:table-cell table:style-name="ce10" office:value-type="string" calcext:value-type="string">
            <text:p>buyers</text:p>
          </table:table-cell>
          <table:table-cell table:style-name="ce10" office:value-type="string" calcext:value-type="string">
            <text:p>top_queries</text:p>
          </table:table-cell>
          <table:table-cell table:style-name="ce10" office:value-type="string" calcext:value-type="string">
            <text:p>general</text:p>
          </table:table-cell>
          <table:table-cell table:style-name="ce13" office:value-type="string" calcext:value-type="string">
            <text:p>How can I update the Annual Procurement Plan of my Organization or department on GeM? </text:p>
          </table:table-cell>
          <table:table-cell table:style-name="ce13" office:value-type="string" calcext:value-type="string">
            <text:p>The Buyers can upload the Annual Procurement Plan online through the Request Management available on their Dashboard. GeM would evaluate and consolidate the procurement plans received from the Buyers to create a forecast of the products/services required on GeM. </text:p>
          </table:table-cell>
          <table:table-cell table:style-name="ce11" table:number-columns-repeated="7"/>
          <table:table-cell table:number-columns-repeated="1012"/>
        </table:table-row>
        <table:table-row table:style-name="ro1" table:number-rows-repeated="6">
          <table:table-cell table:style-name="ce10" table:number-columns-repeated="3"/>
          <table:table-cell table:style-name="ce12" table:number-columns-repeated="2"/>
          <table:table-cell table:style-name="ce11" table:number-columns-repeated="7"/>
          <table:table-cell table:number-columns-repeated="1012"/>
        </table:table-row>
        <table:table-row table:style-name="ro1" table:number-rows-repeated="30">
          <table:table-cell table:style-name="ce11"/>
          <table:table-cell table:style-name="ce10" table:number-columns-repeated="2"/>
          <table:table-cell table:style-name="ce12" table:number-columns-repeated="2"/>
          <table:table-cell table:style-name="ce11" table:number-columns-repeated="7"/>
          <table:table-cell table:number-columns-repeated="1012"/>
        </table:table-row>
        <table:table-row table:style-name="ro1" table:number-rows-repeated="949">
          <table:table-cell table:number-columns-repeated="3"/>
          <table:table-cell table:style-name="ce4"/>
          <table:table-cell table:style-name="ce14"/>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data_descp" table:style-name="ta5">
        <table:table-column table:style-name="co10" table:number-columns-repeated="1024" table:default-cell-style-name="Default"/>
        <table:table-row table:style-name="ro1">
          <table:table-cell table:style-name="ce6" office:value-type="string" calcext:value-type="string">
            <text:p>col_name</text:p>
          </table:table-cell>
          <table:table-cell table:style-name="ce6" office:value-type="string" calcext:value-type="string">
            <text:p>description</text:p>
          </table:table-cell>
          <table:table-cell table:number-columns-repeated="1022"/>
        </table:table-row>
        <table:table-row table:style-name="ro1">
          <table:table-cell table:style-name="ce10" office:value-type="string" calcext:value-type="string">
            <text:p>user_type</text:p>
          </table:table-cell>
          <table:table-cell table:style-name="ce10" office:value-type="string" calcext:value-type="string">
            <text:p>type of user that is accessing the page like buyers, sellers, incidents</text:p>
          </table:table-cell>
          <table:table-cell table:number-columns-repeated="1022"/>
        </table:table-row>
        <table:table-row table:style-name="ro1">
          <table:table-cell table:style-name="ce10" office:value-type="string" calcext:value-type="string">
            <text:p>sub_section</text:p>
          </table:table-cell>
          <table:table-cell table:style-name="ce10" office:value-type="string" calcext:value-type="string">
            <text:p>top queries, registration, dashboard &amp; filters</text:p>
          </table:table-cell>
          <table:table-cell table:number-columns-repeated="1022"/>
        </table:table-row>
        <table:table-row table:style-name="ro1">
          <table:table-cell table:style-name="ce10" office:value-type="string" calcext:value-type="string">
            <text:p>sub_sub_section</text:p>
          </table:table-cell>
          <table:table-cell table:style-name="ce10" office:value-type="string" calcext:value-type="string">
            <text:p>only valid for top queries</text:p>
          </table:table-cell>
          <table:table-cell table:number-columns-repeated="1022"/>
        </table:table-row>
        <table:table-row table:style-name="ro1">
          <table:table-cell table:style-name="ce10" office:value-type="string" calcext:value-type="string">
            <text:p>question</text:p>
          </table:table-cell>
          <table:table-cell table:style-name="ce10" office:value-type="string" calcext:value-type="string">
            <text:p>the actual question</text:p>
          </table:table-cell>
          <table:table-cell table:number-columns-repeated="1022"/>
        </table:table-row>
        <table:table-row table:style-name="ro1">
          <table:table-cell table:style-name="ce10" office:value-type="string" calcext:value-type="string">
            <text:p>answer</text:p>
          </table:table-cell>
          <table:table-cell table:style-name="ce10" office:value-type="string" calcext:value-type="string">
            <text:p>answer to the respective question</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2.A1:Sheet2.E137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quot;docs-Calibri&quot;" svg:font-family="&quot;docs-Calibri&quot;"/>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style:master-page style:name="PageStyle_5f_actual_5f_data" style:display-name="PageStyle_actual_data" style:page-layout-name="Mpm4">
      <style:header style:display="false"/>
      <style:header-left style:display="false"/>
      <style:footer style:display="false"/>
      <style:footer-left style:display="false"/>
    </style:master-page>
    <style:master-page style:name="PageStyle_5f_data_5f_descp" style:display-name="PageStyle_data_descp"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959" meta:object-count="0"/>
    <meta:generator>LibreOfficeDev/6.0.5.2$Linux_X86_64 LibreOffice_project/</meta:generator>
  </office:meta>
</office:document-meta>
</file>